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ECCAD21901BEBEEE.svm" manifest:media-type="image/x-svm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0.8008in" svg:height="4.4528in" svg:x="4.3272in" svg:y="0.2205in">
            <draw:object draw:notify-on-update-of-ranges="Sheet1.B1:Sheet1.B1 Sheet1.B2:Sheet1.B629 Sheet1.L1:Sheet1.L1 Sheet1.L2:Sheet1.L6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705in" svg:height="4.4614in" svg:x="11.8228in" svg:y="34.9374in">
            <draw:object draw:notify-on-update-of-ranges="Sheet1.B150:Sheet1.B302 Sheet1.L150:Sheet1.L3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float" office:value="153397" calcext:value-type="float">
            <text:p>15339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adjust</text:p>
          </table:table-cell>
          <table:table-cell table:number-columns-repeated="16370"/>
        </table:table-row>
        <table:table-row table:style-name="ro1">
          <table:table-cell office:value-type="float" office:value="153407" calcext:value-type="float">
            <text:p>1534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273445" calcext:value-type="float">
            <text:p>1.273445</text:p>
          </table:table-cell>
          <table:table-cell table:number-columns-repeated="3" office:value-type="float" office:value="1.291" calcext:value-type="float">
            <text:p>1.291</text:p>
          </table:table-cell>
          <table:table-cell office:value-type="float" office:value="1.273893" calcext:value-type="float">
            <text:p>1.273893</text:p>
          </table:table-cell>
          <table:table-cell office:value-type="float" office:value="1.75256" calcext:value-type="float">
            <text:p>1.75256</text:p>
          </table:table-cell>
          <table:table-cell office:value-type="float" office:value="1.752172" calcext:value-type="float">
            <text:p>1.752172</text:p>
          </table:table-cell>
          <table:table-cell office:value-type="float" office:value="5.344318" calcext:value-type="float">
            <text:p>5.344318</text:p>
          </table:table-cell>
          <table:table-cell office:value-type="float" office:value="5.343711" calcext:value-type="float">
            <text:p>5.343711</text:p>
          </table:table-cell>
          <table:table-cell/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428" calcext:value-type="float">
            <text:p>153428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73893" calcext:value-type="float">
            <text:p>1.273893</text:p>
          </table:table-cell>
          <table:table-cell table:number-columns-repeated="3" office:value-type="float" office:value="1.293" calcext:value-type="float">
            <text:p>1.293</text:p>
          </table:table-cell>
          <table:table-cell office:value-type="float" office:value="1.27527" calcext:value-type="float">
            <text:p>1.27527</text:p>
          </table:table-cell>
          <table:table-cell office:value-type="float" office:value="1.752567" calcext:value-type="float">
            <text:p>1.752567</text:p>
          </table:table-cell>
          <table:table-cell office:value-type="float" office:value="1.752366" calcext:value-type="float">
            <text:p>1.752366</text:p>
          </table:table-cell>
          <table:table-cell office:value-type="float" office:value="5.34438" calcext:value-type="float">
            <text:p>5.34438</text:p>
          </table:table-cell>
          <table:table-cell office:value-type="float" office:value="5.344014" calcext:value-type="float">
            <text:p>5.344014</text:p>
          </table:table-cell>
          <table:table-cell table:formula="of:=[.L3]-[.L2]" office:value-type="float" office:value="0.00030299999999972" calcext:value-type="float">
            <text:p>0.00030299999999972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448" calcext:value-type="float">
            <text:p>153448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27527" calcext:value-type="float">
            <text:p>1.27527</text:p>
          </table:table-cell>
          <table:table-cell table:number-columns-repeated="3" office:value-type="float" office:value="1.21" calcext:value-type="float">
            <text:p>1.21</text:p>
          </table:table-cell>
          <table:table-cell office:value-type="float" office:value="1.276698" calcext:value-type="float">
            <text:p>1.276698</text:p>
          </table:table-cell>
          <table:table-cell office:value-type="float" office:value="1.75227" calcext:value-type="float">
            <text:p>1.75227</text:p>
          </table:table-cell>
          <table:table-cell office:value-type="float" office:value="1.752466" calcext:value-type="float">
            <text:p>1.752466</text:p>
          </table:table-cell>
          <table:table-cell office:value-type="float" office:value="5.341786" calcext:value-type="float">
            <text:p>5.341786</text:p>
          </table:table-cell>
          <table:table-cell office:value-type="float" office:value="5.344197" calcext:value-type="float">
            <text:p>5.344197</text:p>
          </table:table-cell>
          <table:table-cell table:formula="of:=[.L4]-[.L3]" office:value-type="float" office:value="0.00018300000000071" calcext:value-type="float">
            <text:p>0.00018300000000071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487" calcext:value-type="float">
            <text:p>153487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276698" calcext:value-type="float">
            <text:p>1.276698</text:p>
          </table:table-cell>
          <table:table-cell table:number-columns-repeated="3" office:value-type="float" office:value="1.207" calcext:value-type="float">
            <text:p>1.207</text:p>
          </table:table-cell>
          <table:table-cell office:value-type="float" office:value="1.271327" calcext:value-type="float">
            <text:p>1.271327</text:p>
          </table:table-cell>
          <table:table-cell office:value-type="float" office:value="1.752259" calcext:value-type="float">
            <text:p>1.752259</text:p>
          </table:table-cell>
          <table:table-cell office:value-type="float" office:value="1.752369" calcext:value-type="float">
            <text:p>1.752369</text:p>
          </table:table-cell>
          <table:table-cell office:value-type="float" office:value="5.341693" calcext:value-type="float">
            <text:p>5.341693</text:p>
          </table:table-cell>
          <table:table-cell office:value-type="float" office:value="5.342992" calcext:value-type="float">
            <text:p>5.342992</text:p>
          </table:table-cell>
          <table:table-cell table:formula="of:=[.L5]-[.L4]" office:value-type="float" office:value="-0.00120500000000057" calcext:value-type="float">
            <text:p>-0.00120500000000057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528" calcext:value-type="float">
            <text:p>153528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271327" calcext:value-type="float">
            <text:p>1.271327</text:p>
          </table:table-cell>
          <table:table-cell table:number-columns-repeated="3" office:value-type="float" office:value="1.226" calcext:value-type="float">
            <text:p>1.226</text:p>
          </table:table-cell>
          <table:table-cell office:value-type="float" office:value="1.266146" calcext:value-type="float">
            <text:p>1.266146</text:p>
          </table:table-cell>
          <table:table-cell office:value-type="float" office:value="1.752328" calcext:value-type="float">
            <text:p>1.752328</text:p>
          </table:table-cell>
          <table:table-cell office:value-type="float" office:value="1.752314" calcext:value-type="float">
            <text:p>1.752314</text:p>
          </table:table-cell>
          <table:table-cell office:value-type="float" office:value="5.342286" calcext:value-type="float">
            <text:p>5.342286</text:p>
          </table:table-cell>
          <table:table-cell office:value-type="float" office:value="5.342342" calcext:value-type="float">
            <text:p>5.342342</text:p>
          </table:table-cell>
          <table:table-cell table:formula="of:=[.L6]-[.L5]" office:value-type="float" office:value="-0.000649999999999373" calcext:value-type="float">
            <text:p>-0.000649999999999373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547" calcext:value-type="float">
            <text:p>153547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266146" calcext:value-type="float">
            <text:p>1.266146</text:p>
          </table:table-cell>
          <table:table-cell table:number-columns-repeated="3" office:value-type="float" office:value="1.34" calcext:value-type="float">
            <text:p>1.34</text:p>
          </table:table-cell>
          <table:table-cell office:value-type="float" office:value="1.262913" calcext:value-type="float">
            <text:p>1.262913</text:p>
          </table:table-cell>
          <table:table-cell office:value-type="float" office:value="1.752733" calcext:value-type="float">
            <text:p>1.752733</text:p>
          </table:table-cell>
          <table:table-cell office:value-type="float" office:value="1.752321" calcext:value-type="float">
            <text:p>1.752321</text:p>
          </table:table-cell>
          <table:table-cell office:value-type="float" office:value="5.345849" calcext:value-type="float">
            <text:p>5.345849</text:p>
          </table:table-cell>
          <table:table-cell office:value-type="float" office:value="5.342314" calcext:value-type="float">
            <text:p>5.342314</text:p>
          </table:table-cell>
          <table:table-cell table:formula="of:=[.L7]-[.L6]" office:value-type="float" office:value="-0.0000280000000003611" calcext:value-type="float">
            <text:p>-2.80000000003611E-0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567" calcext:value-type="float">
            <text:p>153567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262913" calcext:value-type="float">
            <text:p>1.262913</text:p>
          </table:table-cell>
          <table:table-cell table:number-columns-repeated="3" office:value-type="float" office:value="1.343" calcext:value-type="float">
            <text:p>1.343</text:p>
          </table:table-cell>
          <table:table-cell office:value-type="float" office:value="1.269121" calcext:value-type="float">
            <text:p>1.269121</text:p>
          </table:table-cell>
          <table:table-cell office:value-type="float" office:value="1.752744" calcext:value-type="float">
            <text:p>1.752744</text:p>
          </table:table-cell>
          <table:table-cell office:value-type="float" office:value="1.752528" calcext:value-type="float">
            <text:p>1.752528</text:p>
          </table:table-cell>
          <table:table-cell office:value-type="float" office:value="5.345943" calcext:value-type="float">
            <text:p>5.345943</text:p>
          </table:table-cell>
          <table:table-cell office:value-type="float" office:value="5.344081" calcext:value-type="float">
            <text:p>5.344081</text:p>
          </table:table-cell>
          <table:table-cell table:formula="of:=[.L8]-[.L7]" office:value-type="float" office:value="0.00176700000000007" calcext:value-type="float">
            <text:p>0.00176700000000007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587" calcext:value-type="float">
            <text:p>153587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.269121" calcext:value-type="float">
            <text:p>1.269121</text:p>
          </table:table-cell>
          <table:table-cell table:number-columns-repeated="3" office:value-type="float" office:value="1.231" calcext:value-type="float">
            <text:p>1.231</text:p>
          </table:table-cell>
          <table:table-cell office:value-type="float" office:value="1.272324" calcext:value-type="float">
            <text:p>1.272324</text:p>
          </table:table-cell>
          <table:table-cell office:value-type="float" office:value="1.752345" calcext:value-type="float">
            <text:p>1.752345</text:p>
          </table:table-cell>
          <table:table-cell office:value-type="float" office:value="1.752636" calcext:value-type="float">
            <text:p>1.752636</text:p>
          </table:table-cell>
          <table:table-cell office:value-type="float" office:value="5.342442" calcext:value-type="float">
            <text:p>5.342442</text:p>
          </table:table-cell>
          <table:table-cell office:value-type="float" office:value="5.345012" calcext:value-type="float">
            <text:p>5.345012</text:p>
          </table:table-cell>
          <table:table-cell table:formula="of:=[.L9]-[.L8]" office:value-type="float" office:value="0.000930999999999571" calcext:value-type="float">
            <text:p>0.000930999999999571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607" calcext:value-type="float">
            <text:p>153607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272324" calcext:value-type="float">
            <text:p>1.272324</text:p>
          </table:table-cell>
          <table:table-cell table:number-columns-repeated="3" office:value-type="float" office:value="1.394" calcext:value-type="float">
            <text:p>1.394</text:p>
          </table:table-cell>
          <table:table-cell office:value-type="float" office:value="1.271522" calcext:value-type="float">
            <text:p>1.271522</text:p>
          </table:table-cell>
          <table:table-cell office:value-type="float" office:value="1.752923" calcext:value-type="float">
            <text:p>1.752923</text:p>
          </table:table-cell>
          <table:table-cell office:value-type="float" office:value="1.752491" calcext:value-type="float">
            <text:p>1.752491</text:p>
          </table:table-cell>
          <table:table-cell office:value-type="float" office:value="5.347537" calcext:value-type="float">
            <text:p>5.347537</text:p>
          </table:table-cell>
          <table:table-cell office:value-type="float" office:value="5.343727" calcext:value-type="float">
            <text:p>5.343727</text:p>
          </table:table-cell>
          <table:table-cell table:formula="of:=[.L10]-[.L9]" office:value-type="float" office:value="-0.00128499999999931" calcext:value-type="float">
            <text:p>-0.00128499999999931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627" calcext:value-type="float">
            <text:p>153627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271522" calcext:value-type="float">
            <text:p>1.271522</text:p>
          </table:table-cell>
          <table:table-cell table:number-columns-repeated="3" office:value-type="float" office:value="1.226" calcext:value-type="float">
            <text:p>1.226</text:p>
          </table:table-cell>
          <table:table-cell office:value-type="float" office:value="1.278683" calcext:value-type="float">
            <text:p>1.278683</text:p>
          </table:table-cell>
          <table:table-cell office:value-type="float" office:value="1.749788" calcext:value-type="float">
            <text:p>1.749788</text:p>
          </table:table-cell>
          <table:table-cell office:value-type="float" office:value="1.752709" calcext:value-type="float">
            <text:p>1.752709</text:p>
          </table:table-cell>
          <table:table-cell office:value-type="float" office:value="5.342232" calcext:value-type="float">
            <text:p>5.342232</text:p>
          </table:table-cell>
          <table:table-cell office:value-type="float" office:value="5.345632" calcext:value-type="float">
            <text:p>5.345632</text:p>
          </table:table-cell>
          <table:table-cell table:formula="of:=[.L11]-[.L10]" office:value-type="float" office:value="0.00190499999999982" calcext:value-type="float">
            <text:p>0.00190499999999982</text:p>
          </table:table-cell>
          <table:table-cell office:value-type="float" office:value="11.397397" calcext:value-type="float">
            <text:p>11.397397</text:p>
          </table:table-cell>
          <table:table-cell table:number-columns-repeated="16370"/>
        </table:table-row>
        <table:table-row table:style-name="ro1">
          <table:table-cell office:value-type="float" office:value="153647" calcext:value-type="float">
            <text:p>153647</text:p>
          </table:table-cell>
          <table:table-cell table:formula="of:=[.B11]+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278683" calcext:value-type="float">
            <text:p>1.278683</text:p>
          </table:table-cell>
          <table:table-cell table:number-columns-repeated="3" office:value-type="float" office:value="1.243" calcext:value-type="float">
            <text:p>1.243</text:p>
          </table:table-cell>
          <table:table-cell office:value-type="float" office:value="1.274359" calcext:value-type="float">
            <text:p>1.274359</text:p>
          </table:table-cell>
          <table:table-cell office:value-type="float" office:value="1.749849" calcext:value-type="float">
            <text:p>1.749849</text:p>
          </table:table-cell>
          <table:table-cell office:value-type="float" office:value="1.751249" calcext:value-type="float">
            <text:p>1.751249</text:p>
          </table:table-cell>
          <table:table-cell office:value-type="float" office:value="5.342762" calcext:value-type="float">
            <text:p>5.342762</text:p>
          </table:table-cell>
          <table:table-cell office:value-type="float" office:value="5.343931" calcext:value-type="float">
            <text:p>5.343931</text:p>
          </table:table-cell>
          <table:table-cell table:formula="of:=[.L12]-[.L11]" office:value-type="float" office:value="-0.00170099999999973" calcext:value-type="float">
            <text:p>-0.00170099999999973</text:p>
          </table:table-cell>
          <table:table-cell office:value-type="float" office:value="11.397397" calcext:value-type="float">
            <text:p>11.397397</text:p>
          </table:table-cell>
          <table:table-cell table:number-columns-repeated="16370"/>
        </table:table-row>
        <table:table-row table:style-name="ro1">
          <table:table-cell office:value-type="float" office:value="153687" calcext:value-type="float">
            <text:p>153687</text:p>
          </table:table-cell>
          <table:table-cell table:formula="of:=[.B12]+1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274359" calcext:value-type="float">
            <text:p>1.274359</text:p>
          </table:table-cell>
          <table:table-cell table:number-columns-repeated="3" office:value-type="float" office:value="1.225" calcext:value-type="float">
            <text:p>1.225</text:p>
          </table:table-cell>
          <table:table-cell office:value-type="float" office:value="1.271702" calcext:value-type="float">
            <text:p>1.271702</text:p>
          </table:table-cell>
          <table:table-cell office:value-type="float" office:value="1.749785" calcext:value-type="float">
            <text:p>1.749785</text:p>
          </table:table-cell>
          <table:table-cell office:value-type="float" office:value="1.750549" calcext:value-type="float">
            <text:p>1.750549</text:p>
          </table:table-cell>
          <table:table-cell office:value-type="float" office:value="5.342201" calcext:value-type="float">
            <text:p>5.342201</text:p>
          </table:table-cell>
          <table:table-cell office:value-type="float" office:value="5.343347" calcext:value-type="float">
            <text:p>5.343347</text:p>
          </table:table-cell>
          <table:table-cell table:formula="of:=[.L13]-[.L12]" office:value-type="float" office:value="-0.000584000000000806" calcext:value-type="float">
            <text:p>-0.000584000000000806</text:p>
          </table:table-cell>
          <table:table-cell office:value-type="float" office:value="11.397397" calcext:value-type="float">
            <text:p>11.397397</text:p>
          </table:table-cell>
          <table:table-cell table:number-columns-repeated="16370"/>
        </table:table-row>
        <table:table-row table:style-name="ro1">
          <table:table-cell office:value-type="float" office:value="153728" calcext:value-type="float">
            <text:p>153728</text:p>
          </table:table-cell>
          <table:table-cell table:formula="of:=[.B13]+1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271702" calcext:value-type="float">
            <text:p>1.271702</text:p>
          </table:table-cell>
          <table:table-cell table:number-columns-repeated="3" office:value-type="float" office:value="1.231" calcext:value-type="float">
            <text:p>1.231</text:p>
          </table:table-cell>
          <table:table-cell office:value-type="float" office:value="1.270681" calcext:value-type="float">
            <text:p>1.270681</text:p>
          </table:table-cell>
          <table:table-cell office:value-type="float" office:value="1.752345" calcext:value-type="float">
            <text:p>1.752345</text:p>
          </table:table-cell>
          <table:table-cell office:value-type="float" office:value="1.750167" calcext:value-type="float">
            <text:p>1.750167</text:p>
          </table:table-cell>
          <table:table-cell office:value-type="float" office:value="5.342442" calcext:value-type="float">
            <text:p>5.342442</text:p>
          </table:table-cell>
          <table:table-cell office:value-type="float" office:value="5.342774" calcext:value-type="float">
            <text:p>5.342774</text:p>
          </table:table-cell>
          <table:table-cell table:formula="of:=[.L14]-[.L13]" office:value-type="float" office:value="-0.000572999999999269" calcext:value-type="float">
            <text:p>-0.000572999999999269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767" calcext:value-type="float">
            <text:p>153767</text:p>
          </table:table-cell>
          <table:table-cell table:formula="of:=[.B14]+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270681" calcext:value-type="float">
            <text:p>1.270681</text:p>
          </table:table-cell>
          <table:table-cell table:number-columns-repeated="3" office:value-type="float" office:value="1.347" calcext:value-type="float">
            <text:p>1.347</text:p>
          </table:table-cell>
          <table:table-cell office:value-type="float" office:value="1.267707" calcext:value-type="float">
            <text:p>1.267707</text:p>
          </table:table-cell>
          <table:table-cell office:value-type="float" office:value="1.750218" calcext:value-type="float">
            <text:p>1.750218</text:p>
          </table:table-cell>
          <table:table-cell office:value-type="float" office:value="1.751256" calcext:value-type="float">
            <text:p>1.751256</text:p>
          </table:table-cell>
          <table:table-cell office:value-type="float" office:value="5.346008" calcext:value-type="float">
            <text:p>5.346008</text:p>
          </table:table-cell>
          <table:table-cell office:value-type="float" office:value="5.342608" calcext:value-type="float">
            <text:p>5.342608</text:p>
          </table:table-cell>
          <table:table-cell table:formula="of:=[.L15]-[.L14]" office:value-type="float" office:value="-0.000166000000000111" calcext:value-type="float">
            <text:p>-0.000166000000000111</text:p>
          </table:table-cell>
          <table:table-cell office:value-type="float" office:value="11.397397" calcext:value-type="float">
            <text:p>11.397397</text:p>
          </table:table-cell>
          <table:table-cell table:number-columns-repeated="16370"/>
        </table:table-row>
        <table:table-row table:style-name="ro1">
          <table:table-cell office:value-type="float" office:value="153788" calcext:value-type="float">
            <text:p>153788</text:p>
          </table:table-cell>
          <table:table-cell table:formula="of:=[.B15]+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267707" calcext:value-type="float">
            <text:p>1.267707</text:p>
          </table:table-cell>
          <table:table-cell table:number-columns-repeated="3" office:value-type="float" office:value="1.312" calcext:value-type="float">
            <text:p>1.312</text:p>
          </table:table-cell>
          <table:table-cell office:value-type="float" office:value="1.274103" calcext:value-type="float">
            <text:p>1.274103</text:p>
          </table:table-cell>
          <table:table-cell office:value-type="float" office:value="1.752634" calcext:value-type="float">
            <text:p>1.752634</text:p>
          </table:table-cell>
          <table:table-cell office:value-type="float" office:value="1.750738" calcext:value-type="float">
            <text:p>1.750738</text:p>
          </table:table-cell>
          <table:table-cell office:value-type="float" office:value="5.344974" calcext:value-type="float">
            <text:p>5.344974</text:p>
          </table:table-cell>
          <table:table-cell office:value-type="float" office:value="5.344309" calcext:value-type="float">
            <text:p>5.344309</text:p>
          </table:table-cell>
          <table:table-cell table:formula="of:=[.L16]-[.L15]" office:value-type="float" office:value="0.00170099999999973" calcext:value-type="float">
            <text:p>0.00170099999999973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807" calcext:value-type="float">
            <text:p>153807</text:p>
          </table:table-cell>
          <table:table-cell table:formula="of:=[.B16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274103" calcext:value-type="float">
            <text:p>1.274103</text:p>
          </table:table-cell>
          <table:table-cell table:number-columns-repeated="3" office:value-type="float" office:value="1.335" calcext:value-type="float">
            <text:p>1.335</text:p>
          </table:table-cell>
          <table:table-cell office:value-type="float" office:value="1.277155" calcext:value-type="float">
            <text:p>1.277155</text:p>
          </table:table-cell>
          <table:table-cell office:value-type="float" office:value="1.752715" calcext:value-type="float">
            <text:p>1.752715</text:p>
          </table:table-cell>
          <table:table-cell office:value-type="float" office:value="1.751686" calcext:value-type="float">
            <text:p>1.751686</text:p>
          </table:table-cell>
          <table:table-cell office:value-type="float" office:value="5.345693" calcext:value-type="float">
            <text:p>5.345693</text:p>
          </table:table-cell>
          <table:table-cell office:value-type="float" office:value="5.344641" calcext:value-type="float">
            <text:p>5.344641</text:p>
          </table:table-cell>
          <table:table-cell table:formula="of:=[.L17]-[.L16]" office:value-type="float" office:value="0.000332000000000221" calcext:value-type="float">
            <text:p>0.000332000000000221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827" calcext:value-type="float">
            <text:p>153827</text:p>
          </table:table-cell>
          <table:table-cell table:formula="of:=[.B17]+1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.277155" calcext:value-type="float">
            <text:p>1.277155</text:p>
          </table:table-cell>
          <table:table-cell table:number-columns-repeated="3" office:value-type="float" office:value="1.293" calcext:value-type="float">
            <text:p>1.293</text:p>
          </table:table-cell>
          <table:table-cell office:value-type="float" office:value="1.281813" calcext:value-type="float">
            <text:p>1.281813</text:p>
          </table:table-cell>
          <table:table-cell office:value-type="float" office:value="1.752567" calcext:value-type="float">
            <text:p>1.752567</text:p>
          </table:table-cell>
          <table:table-cell office:value-type="float" office:value="1.752201" calcext:value-type="float">
            <text:p>1.752201</text:p>
          </table:table-cell>
          <table:table-cell office:value-type="float" office:value="5.34438" calcext:value-type="float">
            <text:p>5.34438</text:p>
          </table:table-cell>
          <table:table-cell office:value-type="float" office:value="5.345167" calcext:value-type="float">
            <text:p>5.345167</text:p>
          </table:table-cell>
          <table:table-cell table:formula="of:=[.L18]-[.L17]" office:value-type="float" office:value="0.000525999999999804" calcext:value-type="float">
            <text:p>0.000525999999999804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847" calcext:value-type="float">
            <text:p>153847</text:p>
          </table:table-cell>
          <table:table-cell table:formula="of:=[.B18]+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.281813" calcext:value-type="float">
            <text:p>1.281813</text:p>
          </table:table-cell>
          <table:table-cell table:number-columns-repeated="3" office:value-type="float" office:value="1.312" calcext:value-type="float">
            <text:p>1.312</text:p>
          </table:table-cell>
          <table:table-cell office:value-type="float" office:value="1.279967" calcext:value-type="float">
            <text:p>1.279967</text:p>
          </table:table-cell>
          <table:table-cell office:value-type="float" office:value="1.752634" calcext:value-type="float">
            <text:p>1.752634</text:p>
          </table:table-cell>
          <table:table-cell office:value-type="float" office:value="1.752384" calcext:value-type="float">
            <text:p>1.752384</text:p>
          </table:table-cell>
          <table:table-cell office:value-type="float" office:value="5.344974" calcext:value-type="float">
            <text:p>5.344974</text:p>
          </table:table-cell>
          <table:table-cell office:value-type="float" office:value="5.344773" calcext:value-type="float">
            <text:p>5.344773</text:p>
          </table:table-cell>
          <table:table-cell table:formula="of:=[.L19]-[.L18]" office:value-type="float" office:value="-0.000394000000000005" calcext:value-type="float">
            <text:p>-0.00039400000000000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888" calcext:value-type="float">
            <text:p>153888</text:p>
          </table:table-cell>
          <table:table-cell table:formula="of:=[.B19]+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.279967" calcext:value-type="float">
            <text:p>1.279967</text:p>
          </table:table-cell>
          <table:table-cell table:number-columns-repeated="3" office:value-type="float" office:value="1.317" calcext:value-type="float">
            <text:p>1.317</text:p>
          </table:table-cell>
          <table:table-cell office:value-type="float" office:value="1.285072" calcext:value-type="float">
            <text:p>1.285072</text:p>
          </table:table-cell>
          <table:table-cell office:value-type="float" office:value="1.752652" calcext:value-type="float">
            <text:p>1.752652</text:p>
          </table:table-cell>
          <table:table-cell office:value-type="float" office:value="1.752509" calcext:value-type="float">
            <text:p>1.752509</text:p>
          </table:table-cell>
          <table:table-cell office:value-type="float" office:value="5.34513" calcext:value-type="float">
            <text:p>5.34513</text:p>
          </table:table-cell>
          <table:table-cell office:value-type="float" office:value="5.344874" calcext:value-type="float">
            <text:p>5.344874</text:p>
          </table:table-cell>
          <table:table-cell table:formula="of:=[.L20]-[.L19]" office:value-type="float" office:value="0.000100999999999907" calcext:value-type="float">
            <text:p>0.000100999999999907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928" calcext:value-type="float">
            <text:p>153928</text:p>
          </table:table-cell>
          <table:table-cell table:formula="of:=[.B20]+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.285072" calcext:value-type="float">
            <text:p>1.285072</text:p>
          </table:table-cell>
          <table:table-cell table:number-columns-repeated="3" office:value-type="float" office:value="1.199" calcext:value-type="float">
            <text:p>1.199</text:p>
          </table:table-cell>
          <table:table-cell office:value-type="float" office:value="1.28776" calcext:value-type="float">
            <text:p>1.28776</text:p>
          </table:table-cell>
          <table:table-cell office:value-type="float" office:value="1.75223" calcext:value-type="float">
            <text:p>1.75223</text:p>
          </table:table-cell>
          <table:table-cell office:value-type="float" office:value="1.75258" calcext:value-type="float">
            <text:p>1.75258</text:p>
          </table:table-cell>
          <table:table-cell office:value-type="float" office:value="5.341443" calcext:value-type="float">
            <text:p>5.341443</text:p>
          </table:table-cell>
          <table:table-cell office:value-type="float" office:value="5.345002" calcext:value-type="float">
            <text:p>5.345002</text:p>
          </table:table-cell>
          <table:table-cell table:formula="of:=[.L21]-[.L20]" office:value-type="float" office:value="0.000128000000000128" calcext:value-type="float">
            <text:p>0.000128000000000128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967" calcext:value-type="float">
            <text:p>153967</text:p>
          </table:table-cell>
          <table:table-cell table:formula="of:=[.B21]+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.28776" calcext:value-type="float">
            <text:p>1.28776</text:p>
          </table:table-cell>
          <table:table-cell table:number-columns-repeated="3" office:value-type="float" office:value="1.25" calcext:value-type="float">
            <text:p>1.25</text:p>
          </table:table-cell>
          <table:table-cell office:value-type="float" office:value="1.278087" calcext:value-type="float">
            <text:p>1.278087</text:p>
          </table:table-cell>
          <table:table-cell office:value-type="float" office:value="1.752413" calcext:value-type="float">
            <text:p>1.752413</text:p>
          </table:table-cell>
          <table:table-cell office:value-type="float" office:value="1.752407" calcext:value-type="float">
            <text:p>1.752407</text:p>
          </table:table-cell>
          <table:table-cell office:value-type="float" office:value="5.343036" calcext:value-type="float">
            <text:p>5.343036</text:p>
          </table:table-cell>
          <table:table-cell office:value-type="float" office:value="5.343222" calcext:value-type="float">
            <text:p>5.343222</text:p>
          </table:table-cell>
          <table:table-cell table:formula="of:=[.L22]-[.L21]" office:value-type="float" office:value="-0.00178000000000011" calcext:value-type="float">
            <text:p>-0.00178000000000011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3988" calcext:value-type="float">
            <text:p>153988</text:p>
          </table:table-cell>
          <table:table-cell table:formula="of:=[.B22]+1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.278087" calcext:value-type="float">
            <text:p>1.278087</text:p>
          </table:table-cell>
          <table:table-cell table:number-columns-repeated="3" office:value-type="float" office:value="1.275" calcext:value-type="float">
            <text:p>1.275</text:p>
          </table:table-cell>
          <table:table-cell office:value-type="float" office:value="1.275604" calcext:value-type="float">
            <text:p>1.275604</text:p>
          </table:table-cell>
          <table:table-cell office:value-type="float" office:value="1.752503" calcext:value-type="float">
            <text:p>1.752503</text:p>
          </table:table-cell>
          <table:table-cell office:value-type="float" office:value="1.75241" calcext:value-type="float">
            <text:p>1.75241</text:p>
          </table:table-cell>
          <table:table-cell office:value-type="float" office:value="5.343818" calcext:value-type="float">
            <text:p>5.343818</text:p>
          </table:table-cell>
          <table:table-cell office:value-type="float" office:value="5.343129" calcext:value-type="float">
            <text:p>5.343129</text:p>
          </table:table-cell>
          <table:table-cell table:formula="of:=[.L23]-[.L22]" office:value-type="float" office:value="-0.0000929999999996767" calcext:value-type="float">
            <text:p>-9.29999999996767E-0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007" calcext:value-type="float">
            <text:p>154007</text:p>
          </table:table-cell>
          <table:table-cell table:formula="of:=[.B23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.275604" calcext:value-type="float">
            <text:p>1.275604</text:p>
          </table:table-cell>
          <table:table-cell table:number-columns-repeated="3" office:value-type="float" office:value="1.265" calcext:value-type="float">
            <text:p>1.265</text:p>
          </table:table-cell>
          <table:table-cell office:value-type="float" office:value="1.275334" calcext:value-type="float">
            <text:p>1.275334</text:p>
          </table:table-cell>
          <table:table-cell office:value-type="float" office:value="1.752467" calcext:value-type="float">
            <text:p>1.752467</text:p>
          </table:table-cell>
          <table:table-cell office:value-type="float" office:value="1.752456" calcext:value-type="float">
            <text:p>1.752456</text:p>
          </table:table-cell>
          <table:table-cell office:value-type="float" office:value="5.343505" calcext:value-type="float">
            <text:p>5.343505</text:p>
          </table:table-cell>
          <table:table-cell office:value-type="float" office:value="5.343473" calcext:value-type="float">
            <text:p>5.343473</text:p>
          </table:table-cell>
          <table:table-cell table:formula="of:=[.L24]-[.L23]" office:value-type="float" office:value="0.000344000000000122" calcext:value-type="float">
            <text:p>0.000344000000000122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027" calcext:value-type="float">
            <text:p>154027</text:p>
          </table:table-cell>
          <table:table-cell table:formula="of:=[.B24]+1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.275334" calcext:value-type="float">
            <text:p>1.275334</text:p>
          </table:table-cell>
          <table:table-cell table:number-columns-repeated="3" office:value-type="float" office:value="1.287" calcext:value-type="float">
            <text:p>1.287</text:p>
          </table:table-cell>
          <table:table-cell office:value-type="float" office:value="1.277039" calcext:value-type="float">
            <text:p>1.277039</text:p>
          </table:table-cell>
          <table:table-cell office:value-type="float" office:value="1.752545" calcext:value-type="float">
            <text:p>1.752545</text:p>
          </table:table-cell>
          <table:table-cell office:value-type="float" office:value="1.752462" calcext:value-type="float">
            <text:p>1.752462</text:p>
          </table:table-cell>
          <table:table-cell office:value-type="float" office:value="5.344193" calcext:value-type="float">
            <text:p>5.344193</text:p>
          </table:table-cell>
          <table:table-cell office:value-type="float" office:value="5.343489" calcext:value-type="float">
            <text:p>5.343489</text:p>
          </table:table-cell>
          <table:table-cell table:formula="of:=[.L25]-[.L24]" office:value-type="float" office:value="0.0000159999999995719" calcext:value-type="float">
            <text:p>1.59999999995719E-0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047" calcext:value-type="float">
            <text:p>154047</text:p>
          </table:table-cell>
          <table:table-cell table:formula="of:=[.B25]+1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.277039" calcext:value-type="float">
            <text:p>1.277039</text:p>
          </table:table-cell>
          <table:table-cell table:number-columns-repeated="3" office:value-type="float" office:value="1.317" calcext:value-type="float">
            <text:p>1.317</text:p>
          </table:table-cell>
          <table:table-cell office:value-type="float" office:value="1.275315" calcext:value-type="float">
            <text:p>1.275315</text:p>
          </table:table-cell>
          <table:table-cell office:value-type="float" office:value="1.752652" calcext:value-type="float">
            <text:p>1.752652</text:p>
          </table:table-cell>
          <table:table-cell office:value-type="float" office:value="1.752504" calcext:value-type="float">
            <text:p>1.752504</text:p>
          </table:table-cell>
          <table:table-cell office:value-type="float" office:value="5.34513" calcext:value-type="float">
            <text:p>5.34513</text:p>
          </table:table-cell>
          <table:table-cell office:value-type="float" office:value="5.343841" calcext:value-type="float">
            <text:p>5.343841</text:p>
          </table:table-cell>
          <table:table-cell table:formula="of:=[.L26]-[.L25]" office:value-type="float" office:value="0.000352000000000352" calcext:value-type="float">
            <text:p>0.000352000000000352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067" calcext:value-type="float">
            <text:p>154067</text:p>
          </table:table-cell>
          <table:table-cell table:formula="of:=[.B26]+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.275315" calcext:value-type="float">
            <text:p>1.275315</text:p>
          </table:table-cell>
          <table:table-cell table:number-columns-repeated="3" office:value-type="float" office:value="1.229" calcext:value-type="float">
            <text:p>1.229</text:p>
          </table:table-cell>
          <table:table-cell office:value-type="float" office:value="1.278672" calcext:value-type="float">
            <text:p>1.278672</text:p>
          </table:table-cell>
          <table:table-cell office:value-type="float" office:value="1.752338" calcext:value-type="float">
            <text:p>1.752338</text:p>
          </table:table-cell>
          <table:table-cell office:value-type="float" office:value="1.752578" calcext:value-type="float">
            <text:p>1.752578</text:p>
          </table:table-cell>
          <table:table-cell office:value-type="float" office:value="5.34238" calcext:value-type="float">
            <text:p>5.34238</text:p>
          </table:table-cell>
          <table:table-cell office:value-type="float" office:value="5.344485" calcext:value-type="float">
            <text:p>5.344485</text:p>
          </table:table-cell>
          <table:table-cell table:formula="of:=[.L27]-[.L26]" office:value-type="float" office:value="0.000643999999999423" calcext:value-type="float">
            <text:p>0.000643999999999423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087" calcext:value-type="float">
            <text:p>154087</text:p>
          </table:table-cell>
          <table:table-cell table:formula="of:=[.B27]+1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.278672" calcext:value-type="float">
            <text:p>1.278672</text:p>
          </table:table-cell>
          <table:table-cell table:number-columns-repeated="3" office:value-type="float" office:value="1.225" calcext:value-type="float">
            <text:p>1.225</text:p>
          </table:table-cell>
          <table:table-cell office:value-type="float" office:value="1.271837" calcext:value-type="float">
            <text:p>1.271837</text:p>
          </table:table-cell>
          <table:table-cell office:value-type="float" office:value="1.752324" calcext:value-type="float">
            <text:p>1.752324</text:p>
          </table:table-cell>
          <table:table-cell office:value-type="float" office:value="1.752459" calcext:value-type="float">
            <text:p>1.752459</text:p>
          </table:table-cell>
          <table:table-cell office:value-type="float" office:value="5.342255" calcext:value-type="float">
            <text:p>5.342255</text:p>
          </table:table-cell>
          <table:table-cell office:value-type="float" office:value="5.343433" calcext:value-type="float">
            <text:p>5.343433</text:p>
          </table:table-cell>
          <table:table-cell table:formula="of:=[.L28]-[.L27]" office:value-type="float" office:value="-0.00105199999999961" calcext:value-type="float">
            <text:p>-0.00105199999999961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108" calcext:value-type="float">
            <text:p>154108</text:p>
          </table:table-cell>
          <table:table-cell table:formula="of:=[.B28]+1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.271837" calcext:value-type="float">
            <text:p>1.271837</text:p>
          </table:table-cell>
          <table:table-cell table:number-columns-repeated="3" office:value-type="float" office:value="1.23" calcext:value-type="float">
            <text:p>1.23</text:p>
          </table:table-cell>
          <table:table-cell office:value-type="float" office:value="1.270502" calcext:value-type="float">
            <text:p>1.270502</text:p>
          </table:table-cell>
          <table:table-cell office:value-type="float" office:value="1.752342" calcext:value-type="float">
            <text:p>1.752342</text:p>
          </table:table-cell>
          <table:table-cell office:value-type="float" office:value="1.752391" calcext:value-type="float">
            <text:p>1.752391</text:p>
          </table:table-cell>
          <table:table-cell office:value-type="float" office:value="5.342411" calcext:value-type="float">
            <text:p>5.342411</text:p>
          </table:table-cell>
          <table:table-cell office:value-type="float" office:value="5.342844" calcext:value-type="float">
            <text:p>5.342844</text:p>
          </table:table-cell>
          <table:table-cell table:formula="of:=[.L29]-[.L28]" office:value-type="float" office:value="-0.000588999999999729" calcext:value-type="float">
            <text:p>-0.000588999999999729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128" calcext:value-type="float">
            <text:p>154128</text:p>
          </table:table-cell>
          <table:table-cell table:formula="of:=[.B29]+1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.270502" calcext:value-type="float">
            <text:p>1.270502</text:p>
          </table:table-cell>
          <table:table-cell table:number-columns-repeated="3" office:value-type="float" office:value="1.353" calcext:value-type="float">
            <text:p>1.353</text:p>
          </table:table-cell>
          <table:table-cell office:value-type="float" office:value="1.26724" calcext:value-type="float">
            <text:p>1.26724</text:p>
          </table:table-cell>
          <table:table-cell office:value-type="float" office:value="1.752779" calcext:value-type="float">
            <text:p>1.752779</text:p>
          </table:table-cell>
          <table:table-cell office:value-type="float" office:value="1.752367" calcext:value-type="float">
            <text:p>1.752367</text:p>
          </table:table-cell>
          <table:table-cell office:value-type="float" office:value="5.346255" calcext:value-type="float">
            <text:p>5.346255</text:p>
          </table:table-cell>
          <table:table-cell office:value-type="float" office:value="5.342628" calcext:value-type="float">
            <text:p>5.342628</text:p>
          </table:table-cell>
          <table:table-cell table:formula="of:=[.L30]-[.L29]" office:value-type="float" office:value="-0.000215999999999994" calcext:value-type="float">
            <text:p>-0.000215999999999994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147" calcext:value-type="float">
            <text:p>154147</text:p>
          </table:table-cell>
          <table:table-cell table:formula="of:=[.B30]+1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.26724" calcext:value-type="float">
            <text:p>1.26724</text:p>
          </table:table-cell>
          <table:table-cell table:number-columns-repeated="3" office:value-type="float" office:value="1.207" calcext:value-type="float">
            <text:p>1.207</text:p>
          </table:table-cell>
          <table:table-cell office:value-type="float" office:value="1.271575" calcext:value-type="float">
            <text:p>1.271575</text:p>
          </table:table-cell>
          <table:table-cell office:value-type="float" office:value="1.752259" calcext:value-type="float">
            <text:p>1.752259</text:p>
          </table:table-cell>
          <table:table-cell office:value-type="float" office:value="1.752574" calcext:value-type="float">
            <text:p>1.752574</text:p>
          </table:table-cell>
          <table:table-cell office:value-type="float" office:value="5.341693" calcext:value-type="float">
            <text:p>5.341693</text:p>
          </table:table-cell>
          <table:table-cell office:value-type="float" office:value="5.344441" calcext:value-type="float">
            <text:p>5.344441</text:p>
          </table:table-cell>
          <table:table-cell table:formula="of:=[.L31]-[.L30]" office:value-type="float" office:value="0.0018129999999994" calcext:value-type="float">
            <text:p>0.0018129999999994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167" calcext:value-type="float">
            <text:p>154167</text:p>
          </table:table-cell>
          <table:table-cell table:formula="of:=[.B31]+1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.271575" calcext:value-type="float">
            <text:p>1.271575</text:p>
          </table:table-cell>
          <table:table-cell table:number-columns-repeated="3" office:value-type="float" office:value="1.352" calcext:value-type="float">
            <text:p>1.352</text:p>
          </table:table-cell>
          <table:table-cell office:value-type="float" office:value="1.268942" calcext:value-type="float">
            <text:p>1.268942</text:p>
          </table:table-cell>
          <table:table-cell office:value-type="float" office:value="1.752775" calcext:value-type="float">
            <text:p>1.752775</text:p>
          </table:table-cell>
          <table:table-cell office:value-type="float" office:value="1.752417" calcext:value-type="float">
            <text:p>1.752417</text:p>
          </table:table-cell>
          <table:table-cell office:value-type="float" office:value="5.346224" calcext:value-type="float">
            <text:p>5.346224</text:p>
          </table:table-cell>
          <table:table-cell office:value-type="float" office:value="5.343067" calcext:value-type="float">
            <text:p>5.343067</text:p>
          </table:table-cell>
          <table:table-cell table:formula="of:=[.L32]-[.L31]" office:value-type="float" office:value="-0.00137400000000021" calcext:value-type="float">
            <text:p>-0.00137400000000021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207" calcext:value-type="float">
            <text:p>154207</text:p>
          </table:table-cell>
          <table:table-cell table:formula="of:=[.B32]+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.268942" calcext:value-type="float">
            <text:p>1.268942</text:p>
          </table:table-cell>
          <table:table-cell table:number-columns-repeated="3" office:value-type="float" office:value="1.328" calcext:value-type="float">
            <text:p>1.328</text:p>
          </table:table-cell>
          <table:table-cell office:value-type="float" office:value="1.278377" calcext:value-type="float">
            <text:p>1.278377</text:p>
          </table:table-cell>
          <table:table-cell office:value-type="float" office:value="1.752691" calcext:value-type="float">
            <text:p>1.752691</text:p>
          </table:table-cell>
          <table:table-cell office:value-type="float" office:value="1.752597" calcext:value-type="float">
            <text:p>1.752597</text:p>
          </table:table-cell>
          <table:table-cell office:value-type="float" office:value="5.345474" calcext:value-type="float">
            <text:p>5.345474</text:p>
          </table:table-cell>
          <table:table-cell office:value-type="float" office:value="5.344645" calcext:value-type="float">
            <text:p>5.344645</text:p>
          </table:table-cell>
          <table:table-cell table:formula="of:=[.L33]-[.L32]" office:value-type="float" office:value="0.0015780000000003" calcext:value-type="float">
            <text:p>0.0015780000000003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248" calcext:value-type="float">
            <text:p>154248</text:p>
          </table:table-cell>
          <table:table-cell table:formula="of:=[.B33]+1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.278377" calcext:value-type="float">
            <text:p>1.278377</text:p>
          </table:table-cell>
          <table:table-cell table:number-columns-repeated="3" office:value-type="float" office:value="1.279" calcext:value-type="float">
            <text:p>1.279</text:p>
          </table:table-cell>
          <table:table-cell office:value-type="float" office:value="1.282805" calcext:value-type="float">
            <text:p>1.282805</text:p>
          </table:table-cell>
          <table:table-cell office:value-type="float" office:value="1.752517" calcext:value-type="float">
            <text:p>1.752517</text:p>
          </table:table-cell>
          <table:table-cell office:value-type="float" office:value="1.752644" calcext:value-type="float">
            <text:p>1.752644</text:p>
          </table:table-cell>
          <table:table-cell office:value-type="float" office:value="5.343943" calcext:value-type="float">
            <text:p>5.343943</text:p>
          </table:table-cell>
          <table:table-cell office:value-type="float" office:value="5.34506" calcext:value-type="float">
            <text:p>5.34506</text:p>
          </table:table-cell>
          <table:table-cell table:formula="of:=[.L34]-[.L33]" office:value-type="float" office:value="0.000415000000000276" calcext:value-type="float">
            <text:p>0.000415000000000276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267" calcext:value-type="float">
            <text:p>154267</text:p>
          </table:table-cell>
          <table:table-cell table:formula="of:=[.B34]+1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.282805" calcext:value-type="float">
            <text:p>1.282805</text:p>
          </table:table-cell>
          <table:table-cell table:number-columns-repeated="3" office:value-type="float" office:value="1.223" calcext:value-type="float">
            <text:p>1.223</text:p>
          </table:table-cell>
          <table:table-cell office:value-type="float" office:value="1.279973" calcext:value-type="float">
            <text:p>1.279973</text:p>
          </table:table-cell>
          <table:table-cell office:value-type="float" office:value="1.752317" calcext:value-type="float">
            <text:p>1.752317</text:p>
          </table:table-cell>
          <table:table-cell office:value-type="float" office:value="1.752581" calcext:value-type="float">
            <text:p>1.752581</text:p>
          </table:table-cell>
          <table:table-cell office:value-type="float" office:value="5.342193" calcext:value-type="float">
            <text:p>5.342193</text:p>
          </table:table-cell>
          <table:table-cell office:value-type="float" office:value="5.344501" calcext:value-type="float">
            <text:p>5.344501</text:p>
          </table:table-cell>
          <table:table-cell table:formula="of:=[.L35]-[.L34]" office:value-type="float" office:value="-0.000558999999999976" calcext:value-type="float">
            <text:p>-0.000558999999999976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307" calcext:value-type="float">
            <text:p>154307</text:p>
          </table:table-cell>
          <table:table-cell table:formula="of:=[.B35]+1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.279973" calcext:value-type="float">
            <text:p>1.279973</text:p>
          </table:table-cell>
          <table:table-cell table:number-columns-repeated="3" office:value-type="float" office:value="1.215" calcext:value-type="float">
            <text:p>1.215</text:p>
          </table:table-cell>
          <table:table-cell office:value-type="float" office:value="1.275164" calcext:value-type="float">
            <text:p>1.275164</text:p>
          </table:table-cell>
          <table:table-cell office:value-type="float" office:value="1.752288" calcext:value-type="float">
            <text:p>1.752288</text:p>
          </table:table-cell>
          <table:table-cell office:value-type="float" office:value="1.752449" calcext:value-type="float">
            <text:p>1.752449</text:p>
          </table:table-cell>
          <table:table-cell office:value-type="float" office:value="5.341943" calcext:value-type="float">
            <text:p>5.341943</text:p>
          </table:table-cell>
          <table:table-cell office:value-type="float" office:value="5.343347" calcext:value-type="float">
            <text:p>5.343347</text:p>
          </table:table-cell>
          <table:table-cell table:formula="of:=[.L36]-[.L35]" office:value-type="float" office:value="-0.00115400000000054" calcext:value-type="float">
            <text:p>-0.00115400000000054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348" calcext:value-type="float">
            <text:p>154348</text:p>
          </table:table-cell>
          <table:table-cell table:formula="of:=[.B36]+1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.275164" calcext:value-type="float">
            <text:p>1.275164</text:p>
          </table:table-cell>
          <table:table-cell table:number-columns-repeated="3" office:value-type="float" office:value="1.326" calcext:value-type="float">
            <text:p>1.326</text:p>
          </table:table-cell>
          <table:table-cell office:value-type="float" office:value="1.270098" calcext:value-type="float">
            <text:p>1.270098</text:p>
          </table:table-cell>
          <table:table-cell office:value-type="float" office:value="1.752684" calcext:value-type="float">
            <text:p>1.752684</text:p>
          </table:table-cell>
          <table:table-cell office:value-type="float" office:value="1.752369" calcext:value-type="float">
            <text:p>1.752369</text:p>
          </table:table-cell>
          <table:table-cell office:value-type="float" office:value="5.345411" calcext:value-type="float">
            <text:p>5.345411</text:p>
          </table:table-cell>
          <table:table-cell office:value-type="float" office:value="5.342645" calcext:value-type="float">
            <text:p>5.342645</text:p>
          </table:table-cell>
          <table:table-cell table:formula="of:=[.L37]-[.L36]" office:value-type="float" office:value="-0.000701999999999536" calcext:value-type="float">
            <text:p>-0.000701999999999536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368" calcext:value-type="float">
            <text:p>154368</text:p>
          </table:table-cell>
          <table:table-cell table:formula="of:=[.B37]+1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.270098" calcext:value-type="float">
            <text:p>1.270098</text:p>
          </table:table-cell>
          <table:table-cell table:number-columns-repeated="3" office:value-type="float" office:value="1.358" calcext:value-type="float">
            <text:p>1.358</text:p>
          </table:table-cell>
          <table:table-cell office:value-type="float" office:value="1.274599" calcext:value-type="float">
            <text:p>1.274599</text:p>
          </table:table-cell>
          <table:table-cell office:value-type="float" office:value="1.752796" calcext:value-type="float">
            <text:p>1.752796</text:p>
          </table:table-cell>
          <table:table-cell office:value-type="float" office:value="1.752527" calcext:value-type="float">
            <text:p>1.752527</text:p>
          </table:table-cell>
          <table:table-cell office:value-type="float" office:value="5.346412" calcext:value-type="float">
            <text:p>5.346412</text:p>
          </table:table-cell>
          <table:table-cell office:value-type="float" office:value="5.344028" calcext:value-type="float">
            <text:p>5.344028</text:p>
          </table:table-cell>
          <table:table-cell table:formula="of:=[.L38]-[.L37]" office:value-type="float" office:value="0.00138299999999969" calcext:value-type="float">
            <text:p>0.00138299999999969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388" calcext:value-type="float">
            <text:p>154388</text:p>
          </table:table-cell>
          <table:table-cell table:formula="of:=[.B38]+1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.274599" calcext:value-type="float">
            <text:p>1.274599</text:p>
          </table:table-cell>
          <table:table-cell table:number-columns-repeated="3" office:value-type="float" office:value="1.239" calcext:value-type="float">
            <text:p>1.239</text:p>
          </table:table-cell>
          <table:table-cell office:value-type="float" office:value="1.284062" calcext:value-type="float">
            <text:p>1.284062</text:p>
          </table:table-cell>
          <table:table-cell office:value-type="float" office:value="1.752374" calcext:value-type="float">
            <text:p>1.752374</text:p>
          </table:table-cell>
          <table:table-cell office:value-type="float" office:value="1.752662" calcext:value-type="float">
            <text:p>1.752662</text:p>
          </table:table-cell>
          <table:table-cell office:value-type="float" office:value="5.342692" calcext:value-type="float">
            <text:p>5.342692</text:p>
          </table:table-cell>
          <table:table-cell office:value-type="float" office:value="5.34522" calcext:value-type="float">
            <text:p>5.34522</text:p>
          </table:table-cell>
          <table:table-cell table:formula="of:=[.L39]-[.L38]" office:value-type="float" office:value="0.00119200000000053" calcext:value-type="float">
            <text:p>0.00119200000000053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408" calcext:value-type="float">
            <text:p>154408</text:p>
          </table:table-cell>
          <table:table-cell table:formula="of:=[.B39]+1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.284062" calcext:value-type="float">
            <text:p>1.284062</text:p>
          </table:table-cell>
          <table:table-cell table:number-columns-repeated="3" office:value-type="float" office:value="1.28" calcext:value-type="float">
            <text:p>1.28</text:p>
          </table:table-cell>
          <table:table-cell office:value-type="float" office:value="1.280655" calcext:value-type="float">
            <text:p>1.280655</text:p>
          </table:table-cell>
          <table:table-cell office:value-type="float" office:value="1.75252" calcext:value-type="float">
            <text:p>1.75252</text:p>
          </table:table-cell>
          <table:table-cell office:value-type="float" office:value="1.752519" calcext:value-type="float">
            <text:p>1.752519</text:p>
          </table:table-cell>
          <table:table-cell office:value-type="float" office:value="5.343974" calcext:value-type="float">
            <text:p>5.343974</text:p>
          </table:table-cell>
          <table:table-cell office:value-type="float" office:value="5.343956" calcext:value-type="float">
            <text:p>5.343956</text:p>
          </table:table-cell>
          <table:table-cell table:formula="of:=[.L40]-[.L39]" office:value-type="float" office:value="-0.00126399999999993" calcext:value-type="float">
            <text:p>-0.00126399999999993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428" calcext:value-type="float">
            <text:p>154428</text:p>
          </table:table-cell>
          <table:table-cell table:formula="of:=[.B40]+1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.280655" calcext:value-type="float">
            <text:p>1.280655</text:p>
          </table:table-cell>
          <table:table-cell table:number-columns-repeated="3" office:value-type="float" office:value="1.278" calcext:value-type="float">
            <text:p>1.278</text:p>
          </table:table-cell>
          <table:table-cell office:value-type="float" office:value="1.280779" calcext:value-type="float">
            <text:p>1.280779</text:p>
          </table:table-cell>
          <table:table-cell office:value-type="float" office:value="1.752513" calcext:value-type="float">
            <text:p>1.752513</text:p>
          </table:table-cell>
          <table:table-cell office:value-type="float" office:value="1.75252" calcext:value-type="float">
            <text:p>1.75252</text:p>
          </table:table-cell>
          <table:table-cell office:value-type="float" office:value="5.343911" calcext:value-type="float">
            <text:p>5.343911</text:p>
          </table:table-cell>
          <table:table-cell office:value-type="float" office:value="5.343965" calcext:value-type="float">
            <text:p>5.343965</text:p>
          </table:table-cell>
          <table:table-cell table:formula="of:=[.L41]-[.L40]" office:value-type="float" office:value="0.00000899999999948165" calcext:value-type="float">
            <text:p>8.99999999948165E-06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467" calcext:value-type="float">
            <text:p>154467</text:p>
          </table:table-cell>
          <table:table-cell table:formula="of:=[.B41]+1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.280779" calcext:value-type="float">
            <text:p>1.280779</text:p>
          </table:table-cell>
          <table:table-cell table:number-columns-repeated="3" office:value-type="float" office:value="1.256" calcext:value-type="float">
            <text:p>1.256</text:p>
          </table:table-cell>
          <table:table-cell office:value-type="float" office:value="1.280555" calcext:value-type="float">
            <text:p>1.280555</text:p>
          </table:table-cell>
          <table:table-cell office:value-type="float" office:value="1.752435" calcext:value-type="float">
            <text:p>1.752435</text:p>
          </table:table-cell>
          <table:table-cell office:value-type="float" office:value="1.752516" calcext:value-type="float">
            <text:p>1.752516</text:p>
          </table:table-cell>
          <table:table-cell office:value-type="float" office:value="5.343224" calcext:value-type="float">
            <text:p>5.343224</text:p>
          </table:table-cell>
          <table:table-cell office:value-type="float" office:value="5.343938" calcext:value-type="float">
            <text:p>5.343938</text:p>
          </table:table-cell>
          <table:table-cell table:formula="of:=[.L42]-[.L41]" office:value-type="float" office:value="-0.0000270000000002213" calcext:value-type="float">
            <text:p>-2.70000000002213E-0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508" calcext:value-type="float">
            <text:p>154508</text:p>
          </table:table-cell>
          <table:table-cell table:formula="of:=[.B42]+1"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.280555" calcext:value-type="float">
            <text:p>1.280555</text:p>
          </table:table-cell>
          <table:table-cell table:number-columns-repeated="3" office:value-type="float" office:value="1.376" calcext:value-type="float">
            <text:p>1.376</text:p>
          </table:table-cell>
          <table:table-cell office:value-type="float" office:value="1.278578" calcext:value-type="float">
            <text:p>1.278578</text:p>
          </table:table-cell>
          <table:table-cell office:value-type="float" office:value="1.75286" calcext:value-type="float">
            <text:p>1.75286</text:p>
          </table:table-cell>
          <table:table-cell office:value-type="float" office:value="1.752476" calcext:value-type="float">
            <text:p>1.752476</text:p>
          </table:table-cell>
          <table:table-cell office:value-type="float" office:value="5.346974" calcext:value-type="float">
            <text:p>5.346974</text:p>
          </table:table-cell>
          <table:table-cell office:value-type="float" office:value="5.343581" calcext:value-type="float">
            <text:p>5.343581</text:p>
          </table:table-cell>
          <table:table-cell table:formula="of:=[.L43]-[.L42]" office:value-type="float" office:value="-0.000356999999999275" calcext:value-type="float">
            <text:p>-0.00035699999999927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527" calcext:value-type="float">
            <text:p>154527</text:p>
          </table:table-cell>
          <table:table-cell table:formula="of:=[.B43]+1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.278578" calcext:value-type="float">
            <text:p>1.278578</text:p>
          </table:table-cell>
          <table:table-cell table:number-columns-repeated="3" office:value-type="float" office:value="1.326" calcext:value-type="float">
            <text:p>1.326</text:p>
          </table:table-cell>
          <table:table-cell office:value-type="float" office:value="1.286423" calcext:value-type="float">
            <text:p>1.286423</text:p>
          </table:table-cell>
          <table:table-cell office:value-type="float" office:value="1.752684" calcext:value-type="float">
            <text:p>1.752684</text:p>
          </table:table-cell>
          <table:table-cell office:value-type="float" office:value="1.752669" calcext:value-type="float">
            <text:p>1.752669</text:p>
          </table:table-cell>
          <table:table-cell office:value-type="float" office:value="5.345411" calcext:value-type="float">
            <text:p>5.345411</text:p>
          </table:table-cell>
          <table:table-cell office:value-type="float" office:value="5.345277" calcext:value-type="float">
            <text:p>5.345277</text:p>
          </table:table-cell>
          <table:table-cell table:formula="of:=[.L44]-[.L43]" office:value-type="float" office:value="0.00169599999999992" calcext:value-type="float">
            <text:p>0.00169599999999992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547" calcext:value-type="float">
            <text:p>154547</text:p>
          </table:table-cell>
          <table:table-cell table:formula="of:=[.B44]+1"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.286423" calcext:value-type="float">
            <text:p>1.286423</text:p>
          </table:table-cell>
          <table:table-cell table:number-columns-repeated="3" office:value-type="float" office:value="1.242" calcext:value-type="float">
            <text:p>1.242</text:p>
          </table:table-cell>
          <table:table-cell office:value-type="float" office:value="1.28961" calcext:value-type="float">
            <text:p>1.28961</text:p>
          </table:table-cell>
          <table:table-cell office:value-type="float" office:value="1.752385" calcext:value-type="float">
            <text:p>1.752385</text:p>
          </table:table-cell>
          <table:table-cell office:value-type="float" office:value="1.752676" calcext:value-type="float">
            <text:p>1.752676</text:p>
          </table:table-cell>
          <table:table-cell office:value-type="float" office:value="5.342786" calcext:value-type="float">
            <text:p>5.342786</text:p>
          </table:table-cell>
          <table:table-cell office:value-type="float" office:value="5.345344" calcext:value-type="float">
            <text:p>5.345344</text:p>
          </table:table-cell>
          <table:table-cell table:formula="of:=[.L45]-[.L44]" office:value-type="float" office:value="0.0000669999999995952" calcext:value-type="float">
            <text:p>6.69999999995952E-0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567" calcext:value-type="float">
            <text:p>154567</text:p>
          </table:table-cell>
          <table:table-cell table:formula="of:=[.B45]+1"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.28961" calcext:value-type="float">
            <text:p>1.28961</text:p>
          </table:table-cell>
          <table:table-cell table:number-columns-repeated="3" office:value-type="float" office:value="1.197" calcext:value-type="float">
            <text:p>1.197</text:p>
          </table:table-cell>
          <table:table-cell office:value-type="float" office:value="1.285776" calcext:value-type="float">
            <text:p>1.285776</text:p>
          </table:table-cell>
          <table:table-cell office:value-type="float" office:value="1.752223" calcext:value-type="float">
            <text:p>1.752223</text:p>
          </table:table-cell>
          <table:table-cell office:value-type="float" office:value="1.752531" calcext:value-type="float">
            <text:p>1.752531</text:p>
          </table:table-cell>
          <table:table-cell office:value-type="float" office:value="5.34138" calcext:value-type="float">
            <text:p>5.34138</text:p>
          </table:table-cell>
          <table:table-cell office:value-type="float" office:value="5.344065" calcext:value-type="float">
            <text:p>5.344065</text:p>
          </table:table-cell>
          <table:table-cell table:formula="of:=[.L46]-[.L45]" office:value-type="float" office:value="-0.00127900000000025" calcext:value-type="float">
            <text:p>-0.0012790000000002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587" calcext:value-type="float">
            <text:p>154587</text:p>
          </table:table-cell>
          <table:table-cell table:formula="of:=[.B46]+1"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.285776" calcext:value-type="float">
            <text:p>1.285776</text:p>
          </table:table-cell>
          <table:table-cell table:number-columns-repeated="3" office:value-type="float" office:value="1.253" calcext:value-type="float">
            <text:p>1.253</text:p>
          </table:table-cell>
          <table:table-cell office:value-type="float" office:value="1.278627" calcext:value-type="float">
            <text:p>1.278627</text:p>
          </table:table-cell>
          <table:table-cell office:value-type="float" office:value="1.752424" calcext:value-type="float">
            <text:p>1.752424</text:p>
          </table:table-cell>
          <table:table-cell office:value-type="float" office:value="1.752378" calcext:value-type="float">
            <text:p>1.752378</text:p>
          </table:table-cell>
          <table:table-cell office:value-type="float" office:value="5.34313" calcext:value-type="float">
            <text:p>5.34313</text:p>
          </table:table-cell>
          <table:table-cell office:value-type="float" office:value="5.342723" calcext:value-type="float">
            <text:p>5.342723</text:p>
          </table:table-cell>
          <table:table-cell table:formula="of:=[.L47]-[.L46]" office:value-type="float" office:value="-0.00134199999999929" calcext:value-type="float">
            <text:p>-0.00134199999999929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607" calcext:value-type="float">
            <text:p>154607</text:p>
          </table:table-cell>
          <table:table-cell table:formula="of:=[.B47]+1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.278627" calcext:value-type="float">
            <text:p>1.278627</text:p>
          </table:table-cell>
          <table:table-cell table:number-columns-repeated="3" office:value-type="float" office:value="1.206" calcext:value-type="float">
            <text:p>1.206</text:p>
          </table:table-cell>
          <table:table-cell office:value-type="float" office:value="1.276563" calcext:value-type="float">
            <text:p>1.276563</text:p>
          </table:table-cell>
          <table:table-cell office:value-type="float" office:value="1.752256" calcext:value-type="float">
            <text:p>1.752256</text:p>
          </table:table-cell>
          <table:table-cell office:value-type="float" office:value="1.752401" calcext:value-type="float">
            <text:p>1.752401</text:p>
          </table:table-cell>
          <table:table-cell office:value-type="float" office:value="5.341661" calcext:value-type="float">
            <text:p>5.341661</text:p>
          </table:table-cell>
          <table:table-cell office:value-type="float" office:value="5.342926" calcext:value-type="float">
            <text:p>5.342926</text:p>
          </table:table-cell>
          <table:table-cell table:formula="of:=[.L48]-[.L47]" office:value-type="float" office:value="0.000202999999999953" calcext:value-type="float">
            <text:p>0.000202999999999953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628" calcext:value-type="float">
            <text:p>154628</text:p>
          </table:table-cell>
          <table:table-cell table:formula="of:=[.B48]+1"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.276563" calcext:value-type="float">
            <text:p>1.276563</text:p>
          </table:table-cell>
          <table:table-cell table:number-columns-repeated="3" office:value-type="float" office:value="1.249" calcext:value-type="float">
            <text:p>1.249</text:p>
          </table:table-cell>
          <table:table-cell office:value-type="float" office:value="1.270881" calcext:value-type="float">
            <text:p>1.270881</text:p>
          </table:table-cell>
          <table:table-cell office:value-type="float" office:value="1.75241" calcext:value-type="float">
            <text:p>1.75241</text:p>
          </table:table-cell>
          <table:table-cell office:value-type="float" office:value="1.752329" calcext:value-type="float">
            <text:p>1.752329</text:p>
          </table:table-cell>
          <table:table-cell office:value-type="float" office:value="5.343005" calcext:value-type="float">
            <text:p>5.343005</text:p>
          </table:table-cell>
          <table:table-cell office:value-type="float" office:value="5.342294" calcext:value-type="float">
            <text:p>5.342294</text:p>
          </table:table-cell>
          <table:table-cell table:formula="of:=[.L49]-[.L48]" office:value-type="float" office:value="-0.00063200000000041" calcext:value-type="float">
            <text:p>-0.00063200000000041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647" calcext:value-type="float">
            <text:p>154647</text:p>
          </table:table-cell>
          <table:table-cell table:formula="of:=[.B49]+1"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.270881" calcext:value-type="float">
            <text:p>1.270881</text:p>
          </table:table-cell>
          <table:table-cell table:number-columns-repeated="3" office:value-type="float" office:value="1.206" calcext:value-type="float">
            <text:p>1.206</text:p>
          </table:table-cell>
          <table:table-cell office:value-type="float" office:value="1.269119" calcext:value-type="float">
            <text:p>1.269119</text:p>
          </table:table-cell>
          <table:table-cell office:value-type="float" office:value="1.752256" calcext:value-type="float">
            <text:p>1.752256</text:p>
          </table:table-cell>
          <table:table-cell office:value-type="float" office:value="1.752369" calcext:value-type="float">
            <text:p>1.752369</text:p>
          </table:table-cell>
          <table:table-cell office:value-type="float" office:value="5.341661" calcext:value-type="float">
            <text:p>5.341661</text:p>
          </table:table-cell>
          <table:table-cell office:value-type="float" office:value="5.342649" calcext:value-type="float">
            <text:p>5.342649</text:p>
          </table:table-cell>
          <table:table-cell table:formula="of:=[.L50]-[.L49]" office:value-type="float" office:value="0.000354999999999883" calcext:value-type="float">
            <text:p>0.000354999999999883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688" calcext:value-type="float">
            <text:p>154688</text:p>
          </table:table-cell>
          <table:table-cell table:formula="of:=[.B50]+1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.269119" calcext:value-type="float">
            <text:p>1.269119</text:p>
          </table:table-cell>
          <table:table-cell table:number-columns-repeated="3" office:value-type="float" office:value="1.19" calcext:value-type="float">
            <text:p>1.19</text:p>
          </table:table-cell>
          <table:table-cell office:value-type="float" office:value="1.264036" calcext:value-type="float">
            <text:p>1.264036</text:p>
          </table:table-cell>
          <table:table-cell office:value-type="float" office:value="1.752198" calcext:value-type="float">
            <text:p>1.752198</text:p>
          </table:table-cell>
          <table:table-cell office:value-type="float" office:value="1.752313" calcext:value-type="float">
            <text:p>1.752313</text:p>
          </table:table-cell>
          <table:table-cell office:value-type="float" office:value="5.341161" calcext:value-type="float">
            <text:p>5.341161</text:p>
          </table:table-cell>
          <table:table-cell office:value-type="float" office:value="5.342155" calcext:value-type="float">
            <text:p>5.342155</text:p>
          </table:table-cell>
          <table:table-cell table:formula="of:=[.L51]-[.L50]" office:value-type="float" office:value="-0.000493999999999772" calcext:value-type="float">
            <text:p>-0.000493999999999772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728" calcext:value-type="float">
            <text:p>154728</text:p>
          </table:table-cell>
          <table:table-cell table:formula="of:=[.B51]+1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.264036" calcext:value-type="float">
            <text:p>1.264036</text:p>
          </table:table-cell>
          <table:table-cell table:number-columns-repeated="3" office:value-type="float" office:value="1.273" calcext:value-type="float">
            <text:p>1.273</text:p>
          </table:table-cell>
          <table:table-cell office:value-type="float" office:value="1.258073" calcext:value-type="float">
            <text:p>1.258073</text:p>
          </table:table-cell>
          <table:table-cell office:value-type="float" office:value="1.752496" calcext:value-type="float">
            <text:p>1.752496</text:p>
          </table:table-cell>
          <table:table-cell office:value-type="float" office:value="1.752256" calcext:value-type="float">
            <text:p>1.752256</text:p>
          </table:table-cell>
          <table:table-cell office:value-type="float" office:value="5.343755" calcext:value-type="float">
            <text:p>5.343755</text:p>
          </table:table-cell>
          <table:table-cell office:value-type="float" office:value="5.341658" calcext:value-type="float">
            <text:p>5.341658</text:p>
          </table:table-cell>
          <table:table-cell table:formula="of:=[.L52]-[.L51]" office:value-type="float" office:value="-0.000497000000000192" calcext:value-type="float">
            <text:p>-0.000497000000000192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768" calcext:value-type="float">
            <text:p>154768</text:p>
          </table:table-cell>
          <table:table-cell table:formula="of:=[.B52]+1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.258073" calcext:value-type="float">
            <text:p>1.258073</text:p>
          </table:table-cell>
          <table:table-cell table:number-columns-repeated="3" office:value-type="float" office:value="1.334" calcext:value-type="float">
            <text:p>1.334</text:p>
          </table:table-cell>
          <table:table-cell office:value-type="float" office:value="1.259275" calcext:value-type="float">
            <text:p>1.259275</text:p>
          </table:table-cell>
          <table:table-cell office:value-type="float" office:value="1.752712" calcext:value-type="float">
            <text:p>1.752712</text:p>
          </table:table-cell>
          <table:table-cell office:value-type="float" office:value="1.752376" calcext:value-type="float">
            <text:p>1.752376</text:p>
          </table:table-cell>
          <table:table-cell office:value-type="float" office:value="5.345661" calcext:value-type="float">
            <text:p>5.345661</text:p>
          </table:table-cell>
          <table:table-cell office:value-type="float" office:value="5.342707" calcext:value-type="float">
            <text:p>5.342707</text:p>
          </table:table-cell>
          <table:table-cell table:formula="of:=[.L53]-[.L52]" office:value-type="float" office:value="0.00104900000000008" calcext:value-type="float">
            <text:p>0.00104900000000008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787" calcext:value-type="float">
            <text:p>154787</text:p>
          </table:table-cell>
          <table:table-cell table:formula="of:=[.B53]+1"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.259275" calcext:value-type="float">
            <text:p>1.259275</text:p>
          </table:table-cell>
          <table:table-cell table:number-columns-repeated="3" office:value-type="float" office:value="1.264" calcext:value-type="float">
            <text:p>1.264</text:p>
          </table:table-cell>
          <table:table-cell office:value-type="float" office:value="1.265293" calcext:value-type="float">
            <text:p>1.265293</text:p>
          </table:table-cell>
          <table:table-cell office:value-type="float" office:value="1.752463" calcext:value-type="float">
            <text:p>1.752463</text:p>
          </table:table-cell>
          <table:table-cell office:value-type="float" office:value="1.752545" calcext:value-type="float">
            <text:p>1.752545</text:p>
          </table:table-cell>
          <table:table-cell office:value-type="float" office:value="5.343474" calcext:value-type="float">
            <text:p>5.343474</text:p>
          </table:table-cell>
          <table:table-cell office:value-type="float" office:value="5.344184" calcext:value-type="float">
            <text:p>5.344184</text:p>
          </table:table-cell>
          <table:table-cell table:formula="of:=[.L54]-[.L53]" office:value-type="float" office:value="0.00147700000000039" calcext:value-type="float">
            <text:p>0.00147700000000039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807" calcext:value-type="float">
            <text:p>154807</text:p>
          </table:table-cell>
          <table:table-cell table:formula="of:=[.B54]+1"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.265293" calcext:value-type="float">
            <text:p>1.265293</text:p>
          </table:table-cell>
          <table:table-cell table:number-columns-repeated="3" office:value-type="float" office:value="1.259" calcext:value-type="float">
            <text:p>1.259</text:p>
          </table:table-cell>
          <table:table-cell office:value-type="float" office:value="1.262442" calcext:value-type="float">
            <text:p>1.262442</text:p>
          </table:table-cell>
          <table:table-cell office:value-type="float" office:value="1.752446" calcext:value-type="float">
            <text:p>1.752446</text:p>
          </table:table-cell>
          <table:table-cell office:value-type="float" office:value="1.752504" calcext:value-type="float">
            <text:p>1.752504</text:p>
          </table:table-cell>
          <table:table-cell office:value-type="float" office:value="5.343317" calcext:value-type="float">
            <text:p>5.343317</text:p>
          </table:table-cell>
          <table:table-cell office:value-type="float" office:value="5.343829" calcext:value-type="float">
            <text:p>5.343829</text:p>
          </table:table-cell>
          <table:table-cell table:formula="of:=[.L55]-[.L54]" office:value-type="float" office:value="-0.000354999999999883" calcext:value-type="float">
            <text:p>-0.000354999999999883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827" calcext:value-type="float">
            <text:p>154827</text:p>
          </table:table-cell>
          <table:table-cell table:formula="of:=[.B55]+1"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.262442" calcext:value-type="float">
            <text:p>1.262442</text:p>
          </table:table-cell>
          <table:table-cell table:number-columns-repeated="3" office:value-type="float" office:value="1.252" calcext:value-type="float">
            <text:p>1.252</text:p>
          </table:table-cell>
          <table:table-cell office:value-type="float" office:value="1.261944" calcext:value-type="float">
            <text:p>1.261944</text:p>
          </table:table-cell>
          <table:table-cell office:value-type="float" office:value="1.752421" calcext:value-type="float">
            <text:p>1.752421</text:p>
          </table:table-cell>
          <table:table-cell office:value-type="float" office:value="1.752475" calcext:value-type="float">
            <text:p>1.752475</text:p>
          </table:table-cell>
          <table:table-cell office:value-type="float" office:value="5.343099" calcext:value-type="float">
            <text:p>5.343099</text:p>
          </table:table-cell>
          <table:table-cell office:value-type="float" office:value="5.343573" calcext:value-type="float">
            <text:p>5.343573</text:p>
          </table:table-cell>
          <table:table-cell table:formula="of:=[.L56]-[.L55]" office:value-type="float" office:value="-0.000256000000000256" calcext:value-type="float">
            <text:p>-0.000256000000000256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848" calcext:value-type="float">
            <text:p>154848</text:p>
          </table:table-cell>
          <table:table-cell table:formula="of:=[.B56]+1"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.261944" calcext:value-type="float">
            <text:p>1.261944</text:p>
          </table:table-cell>
          <table:table-cell table:number-columns-repeated="3" office:value-type="float" office:value="1.245" calcext:value-type="float">
            <text:p>1.245</text:p>
          </table:table-cell>
          <table:table-cell office:value-type="float" office:value="1.260988" calcext:value-type="float">
            <text:p>1.260988</text:p>
          </table:table-cell>
          <table:table-cell office:value-type="float" office:value="1.752396" calcext:value-type="float">
            <text:p>1.752396</text:p>
          </table:table-cell>
          <table:table-cell office:value-type="float" office:value="1.752448" calcext:value-type="float">
            <text:p>1.752448</text:p>
          </table:table-cell>
          <table:table-cell office:value-type="float" office:value="5.34288" calcext:value-type="float">
            <text:p>5.34288</text:p>
          </table:table-cell>
          <table:table-cell office:value-type="float" office:value="5.343336" calcext:value-type="float">
            <text:p>5.343336</text:p>
          </table:table-cell>
          <table:table-cell table:formula="of:=[.L57]-[.L56]" office:value-type="float" office:value="-0.000237000000000265" calcext:value-type="float">
            <text:p>-0.00023700000000026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887" calcext:value-type="float">
            <text:p>154887</text:p>
          </table:table-cell>
          <table:table-cell table:formula="of:=[.B57]+1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.260988" calcext:value-type="float">
            <text:p>1.260988</text:p>
          </table:table-cell>
          <table:table-cell table:number-columns-repeated="3" office:value-type="float" office:value="1.272" calcext:value-type="float">
            <text:p>1.272</text:p>
          </table:table-cell>
          <table:table-cell office:value-type="float" office:value="1.262447" calcext:value-type="float">
            <text:p>1.262447</text:p>
          </table:table-cell>
          <table:table-cell office:value-type="float" office:value="1.752492" calcext:value-type="float">
            <text:p>1.752492</text:p>
          </table:table-cell>
          <table:table-cell office:value-type="float" office:value="1.752422" calcext:value-type="float">
            <text:p>1.752422</text:p>
          </table:table-cell>
          <table:table-cell office:value-type="float" office:value="5.343724" calcext:value-type="float">
            <text:p>5.343724</text:p>
          </table:table-cell>
          <table:table-cell office:value-type="float" office:value="5.343108" calcext:value-type="float">
            <text:p>5.343108</text:p>
          </table:table-cell>
          <table:table-cell table:formula="of:=[.L58]-[.L57]" office:value-type="float" office:value="-0.000227999999999895" calcext:value-type="float">
            <text:p>-0.00022799999999989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933" calcext:value-type="float">
            <text:p>154933</text:p>
          </table:table-cell>
          <table:table-cell table:formula="of:=[.B58]+1"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.262447" calcext:value-type="float">
            <text:p>1.262447</text:p>
          </table:table-cell>
          <table:table-cell table:number-columns-repeated="3" office:value-type="float" office:value="1.243" calcext:value-type="float">
            <text:p>1.243</text:p>
          </table:table-cell>
          <table:table-cell office:value-type="float" office:value="1.260691" calcext:value-type="float">
            <text:p>1.260691</text:p>
          </table:table-cell>
          <table:table-cell office:value-type="float" office:value="1.749849" calcext:value-type="float">
            <text:p>1.749849</text:p>
          </table:table-cell>
          <table:table-cell office:value-type="float" office:value="1.752457" calcext:value-type="float">
            <text:p>1.752457</text:p>
          </table:table-cell>
          <table:table-cell office:value-type="float" office:value="5.342762" calcext:value-type="float">
            <text:p>5.342762</text:p>
          </table:table-cell>
          <table:table-cell office:value-type="float" office:value="5.343416" calcext:value-type="float">
            <text:p>5.343416</text:p>
          </table:table-cell>
          <table:table-cell table:formula="of:=[.L59]-[.L58]" office:value-type="float" office:value="0.000308000000000419" calcext:value-type="float">
            <text:p>0.000308000000000419</text:p>
          </table:table-cell>
          <table:table-cell office:value-type="float" office:value="11.397397" calcext:value-type="float">
            <text:p>11.397397</text:p>
          </table:table-cell>
          <table:table-cell table:number-columns-repeated="16370"/>
        </table:table-row>
        <table:table-row table:style-name="ro1">
          <table:table-cell office:value-type="float" office:value="154967" calcext:value-type="float">
            <text:p>154967</text:p>
          </table:table-cell>
          <table:table-cell table:formula="of:=[.B59]+1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.260691" calcext:value-type="float">
            <text:p>1.260691</text:p>
          </table:table-cell>
          <table:table-cell table:number-columns-repeated="3" office:value-type="float" office:value="1.225" calcext:value-type="float">
            <text:p>1.225</text:p>
          </table:table-cell>
          <table:table-cell office:value-type="float" office:value="1.259124" calcext:value-type="float">
            <text:p>1.259124</text:p>
          </table:table-cell>
          <table:table-cell office:value-type="float" office:value="1.752324" calcext:value-type="float">
            <text:p>1.752324</text:p>
          </table:table-cell>
          <table:table-cell office:value-type="float" office:value="1.751153" calcext:value-type="float">
            <text:p>1.751153</text:p>
          </table:table-cell>
          <table:table-cell office:value-type="float" office:value="5.342255" calcext:value-type="float">
            <text:p>5.342255</text:p>
          </table:table-cell>
          <table:table-cell office:value-type="float" office:value="5.343089" calcext:value-type="float">
            <text:p>5.343089</text:p>
          </table:table-cell>
          <table:table-cell table:formula="of:=[.L60]-[.L59]" office:value-type="float" office:value="-0.00032700000000041" calcext:value-type="float">
            <text:p>-0.00032700000000041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4988" calcext:value-type="float">
            <text:p>154988</text:p>
          </table:table-cell>
          <table:table-cell table:formula="of:=[.B60]+1"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.259124" calcext:value-type="float">
            <text:p>1.259124</text:p>
          </table:table-cell>
          <table:table-cell table:number-columns-repeated="3" office:value-type="float" office:value="1.27" calcext:value-type="float">
            <text:p>1.27</text:p>
          </table:table-cell>
          <table:table-cell office:value-type="float" office:value="1.256376" calcext:value-type="float">
            <text:p>1.256376</text:p>
          </table:table-cell>
          <table:table-cell office:value-type="float" office:value="1.752485" calcext:value-type="float">
            <text:p>1.752485</text:p>
          </table:table-cell>
          <table:table-cell office:value-type="float" office:value="1.751739" calcext:value-type="float">
            <text:p>1.751739</text:p>
          </table:table-cell>
          <table:table-cell office:value-type="float" office:value="5.343661" calcext:value-type="float">
            <text:p>5.343661</text:p>
          </table:table-cell>
          <table:table-cell office:value-type="float" office:value="5.342672" calcext:value-type="float">
            <text:p>5.342672</text:p>
          </table:table-cell>
          <table:table-cell table:formula="of:=[.L61]-[.L60]" office:value-type="float" office:value="-0.000416999999999668" calcext:value-type="float">
            <text:p>-0.000416999999999668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5007" calcext:value-type="float">
            <text:p>155007</text:p>
          </table:table-cell>
          <table:table-cell table:formula="of:=[.B61]+1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.256376" calcext:value-type="float">
            <text:p>1.256376</text:p>
          </table:table-cell>
          <table:table-cell table:number-columns-repeated="3" office:value-type="float" office:value="1.341" calcext:value-type="float">
            <text:p>1.341</text:p>
          </table:table-cell>
          <table:table-cell office:value-type="float" office:value="1.257473" calcext:value-type="float">
            <text:p>1.257473</text:p>
          </table:table-cell>
          <table:table-cell office:value-type="float" office:value="1.752737" calcext:value-type="float">
            <text:p>1.752737</text:p>
          </table:table-cell>
          <table:table-cell office:value-type="float" office:value="1.752112" calcext:value-type="float">
            <text:p>1.752112</text:p>
          </table:table-cell>
          <table:table-cell office:value-type="float" office:value="5.34588" calcext:value-type="float">
            <text:p>5.34588</text:p>
          </table:table-cell>
          <table:table-cell office:value-type="float" office:value="5.343167" calcext:value-type="float">
            <text:p>5.343167</text:p>
          </table:table-cell>
          <table:table-cell table:formula="of:=[.L62]-[.L61]" office:value-type="float" office:value="0.000494999999999912" calcext:value-type="float">
            <text:p>0.000494999999999912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5027" calcext:value-type="float">
            <text:p>155027</text:p>
          </table:table-cell>
          <table:table-cell table:formula="of:=[.B62]+1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.257473" calcext:value-type="float">
            <text:p>1.257473</text:p>
          </table:table-cell>
          <table:table-cell table:number-columns-repeated="3" office:value-type="float" office:value="1.269" calcext:value-type="float">
            <text:p>1.269</text:p>
          </table:table-cell>
          <table:table-cell office:value-type="float" office:value="1.2642" calcext:value-type="float">
            <text:p>1.2642</text:p>
          </table:table-cell>
          <table:table-cell office:value-type="float" office:value="1.752481" calcext:value-type="float">
            <text:p>1.752481</text:p>
          </table:table-cell>
          <table:table-cell office:value-type="float" office:value="1.752425" calcext:value-type="float">
            <text:p>1.752425</text:p>
          </table:table-cell>
          <table:table-cell office:value-type="float" office:value="5.34363" calcext:value-type="float">
            <text:p>5.34363</text:p>
          </table:table-cell>
          <table:table-cell office:value-type="float" office:value="5.344523" calcext:value-type="float">
            <text:p>5.344523</text:p>
          </table:table-cell>
          <table:table-cell table:formula="of:=[.L63]-[.L62]" office:value-type="float" office:value="0.00135599999999947" calcext:value-type="float">
            <text:p>0.00135599999999947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5047" calcext:value-type="float">
            <text:p>155047</text:p>
          </table:table-cell>
          <table:table-cell table:formula="of:=[.B63]+1"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.2642" calcext:value-type="float">
            <text:p>1.2642</text:p>
          </table:table-cell>
          <table:table-cell table:number-columns-repeated="3" office:value-type="float" office:value="1.246" calcext:value-type="float">
            <text:p>1.246</text:p>
          </table:table-cell>
          <table:table-cell office:value-type="float" office:value="1.267333" calcext:value-type="float">
            <text:p>1.267333</text:p>
          </table:table-cell>
          <table:table-cell office:value-type="float" office:value="1.752399" calcext:value-type="float">
            <text:p>1.752399</text:p>
          </table:table-cell>
          <table:table-cell office:value-type="float" office:value="1.752453" calcext:value-type="float">
            <text:p>1.752453</text:p>
          </table:table-cell>
          <table:table-cell office:value-type="float" office:value="5.342911" calcext:value-type="float">
            <text:p>5.342911</text:p>
          </table:table-cell>
          <table:table-cell office:value-type="float" office:value="5.344077" calcext:value-type="float">
            <text:p>5.344077</text:p>
          </table:table-cell>
          <table:table-cell table:formula="of:=[.L64]-[.L63]" office:value-type="float" office:value="-0.00044599999999928" calcext:value-type="float">
            <text:p>-0.00044599999999928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5087" calcext:value-type="float">
            <text:p>155087</text:p>
          </table:table-cell>
          <table:table-cell table:formula="of:=[.B64]+1"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.267333" calcext:value-type="float">
            <text:p>1.267333</text:p>
          </table:table-cell>
          <table:table-cell table:number-columns-repeated="3" office:value-type="float" office:value="1.251" calcext:value-type="float">
            <text:p>1.251</text:p>
          </table:table-cell>
          <table:table-cell office:value-type="float" office:value="1.265836" calcext:value-type="float">
            <text:p>1.265836</text:p>
          </table:table-cell>
          <table:table-cell office:value-type="float" office:value="1.752417" calcext:value-type="float">
            <text:p>1.752417</text:p>
          </table:table-cell>
          <table:table-cell office:value-type="float" office:value="1.752426" calcext:value-type="float">
            <text:p>1.752426</text:p>
          </table:table-cell>
          <table:table-cell office:value-type="float" office:value="5.343067" calcext:value-type="float">
            <text:p>5.343067</text:p>
          </table:table-cell>
          <table:table-cell office:value-type="float" office:value="5.343494" calcext:value-type="float">
            <text:p>5.343494</text:p>
          </table:table-cell>
          <table:table-cell table:formula="of:=[.L65]-[.L64]" office:value-type="float" office:value="-0.000583000000000666" calcext:value-type="float">
            <text:p>-0.000583000000000666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5129" calcext:value-type="float">
            <text:p>155129</text:p>
          </table:table-cell>
          <table:table-cell table:formula="of:=[.B65]+1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.265836" calcext:value-type="float">
            <text:p>1.265836</text:p>
          </table:table-cell>
          <table:table-cell table:number-columns-repeated="3" office:value-type="float" office:value="1.271" calcext:value-type="float">
            <text:p>1.271</text:p>
          </table:table-cell>
          <table:table-cell office:value-type="float" office:value="1.264774" calcext:value-type="float">
            <text:p>1.264774</text:p>
          </table:table-cell>
          <table:table-cell office:value-type="float" office:value="1.752488" calcext:value-type="float">
            <text:p>1.752488</text:p>
          </table:table-cell>
          <table:table-cell office:value-type="float" office:value="1.752422" calcext:value-type="float">
            <text:p>1.752422</text:p>
          </table:table-cell>
          <table:table-cell office:value-type="float" office:value="5.343693" calcext:value-type="float">
            <text:p>5.343693</text:p>
          </table:table-cell>
          <table:table-cell office:value-type="float" office:value="5.343281" calcext:value-type="float">
            <text:p>5.343281</text:p>
          </table:table-cell>
          <table:table-cell table:formula="of:=[.L66]-[.L65]" office:value-type="float" office:value="-0.000212999999999575" calcext:value-type="float">
            <text:p>-0.00021299999999957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5148" calcext:value-type="float">
            <text:p>155148</text:p>
          </table:table-cell>
          <table:table-cell table:formula="of:=[.B66]+1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.264774" calcext:value-type="float">
            <text:p>1.264774</text:p>
          </table:table-cell>
          <table:table-cell table:number-columns-repeated="3" office:value-type="float" office:value="1.233" calcext:value-type="float">
            <text:p>1.233</text:p>
          </table:table-cell>
          <table:table-cell office:value-type="float" office:value="1.265276" calcext:value-type="float">
            <text:p>1.265276</text:p>
          </table:table-cell>
          <table:table-cell office:value-type="float" office:value="1.752353" calcext:value-type="float">
            <text:p>1.752353</text:p>
          </table:table-cell>
          <table:table-cell office:value-type="float" office:value="1.752455" calcext:value-type="float">
            <text:p>1.752455</text:p>
          </table:table-cell>
          <table:table-cell office:value-type="float" office:value="5.342505" calcext:value-type="float">
            <text:p>5.342505</text:p>
          </table:table-cell>
          <table:table-cell office:value-type="float" office:value="5.343487" calcext:value-type="float">
            <text:p>5.343487</text:p>
          </table:table-cell>
          <table:table-cell table:formula="of:=[.L67]-[.L66]" office:value-type="float" office:value="0.000205999999999484" calcext:value-type="float">
            <text:p>0.000205999999999484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5167" calcext:value-type="float">
            <text:p>155167</text:p>
          </table:table-cell>
          <table:table-cell table:formula="of:=[.B67]+1"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.265276" calcext:value-type="float">
            <text:p>1.265276</text:p>
          </table:table-cell>
          <table:table-cell table:number-columns-repeated="3" office:value-type="float" office:value="1.221" calcext:value-type="float">
            <text:p>1.221</text:p>
          </table:table-cell>
          <table:table-cell office:value-type="float" office:value="1.262866" calcext:value-type="float">
            <text:p>1.262866</text:p>
          </table:table-cell>
          <table:table-cell office:value-type="float" office:value="1.75231" calcext:value-type="float">
            <text:p>1.75231</text:p>
          </table:table-cell>
          <table:table-cell office:value-type="float" office:value="1.752404" calcext:value-type="float">
            <text:p>1.752404</text:p>
          </table:table-cell>
          <table:table-cell office:value-type="float" office:value="5.34213" calcext:value-type="float">
            <text:p>5.34213</text:p>
          </table:table-cell>
          <table:table-cell office:value-type="float" office:value="5.342996" calcext:value-type="float">
            <text:p>5.342996</text:p>
          </table:table-cell>
          <table:table-cell table:formula="of:=[.L68]-[.L67]" office:value-type="float" office:value="-0.000490999999999353" calcext:value-type="float">
            <text:p>-0.000490999999999353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5187" calcext:value-type="float">
            <text:p>155187</text:p>
          </table:table-cell>
          <table:table-cell table:formula="of:=[.B68]+1"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.262866" calcext:value-type="float">
            <text:p>1.262866</text:p>
          </table:table-cell>
          <table:table-cell table:number-columns-repeated="3" office:value-type="float" office:value="1.288" calcext:value-type="float">
            <text:p>1.288</text:p>
          </table:table-cell>
          <table:table-cell office:value-type="float" office:value="1.259494" calcext:value-type="float">
            <text:p>1.259494</text:p>
          </table:table-cell>
          <table:table-cell office:value-type="float" office:value="1.75001" calcext:value-type="float">
            <text:p>1.75001</text:p>
          </table:table-cell>
          <table:table-cell office:value-type="float" office:value="1.752357" calcext:value-type="float">
            <text:p>1.752357</text:p>
          </table:table-cell>
          <table:table-cell office:value-type="float" office:value="5.344167" calcext:value-type="float">
            <text:p>5.344167</text:p>
          </table:table-cell>
          <table:table-cell office:value-type="float" office:value="5.342563" calcext:value-type="float">
            <text:p>5.342563</text:p>
          </table:table-cell>
          <table:table-cell table:formula="of:=[.L69]-[.L68]" office:value-type="float" office:value="-0.000433000000000128" calcext:value-type="float">
            <text:p>-0.000433000000000128</text:p>
          </table:table-cell>
          <table:table-cell office:value-type="float" office:value="11.397397" calcext:value-type="float">
            <text:p>11.397397</text:p>
          </table:table-cell>
          <table:table-cell table:number-columns-repeated="16370"/>
        </table:table-row>
        <table:table-row table:style-name="ro1">
          <table:table-cell office:value-type="float" office:value="155207" calcext:value-type="float">
            <text:p>155207</text:p>
          </table:table-cell>
          <table:table-cell table:formula="of:=[.B69]+1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.259494" calcext:value-type="float">
            <text:p>1.259494</text:p>
          </table:table-cell>
          <table:table-cell table:number-columns-repeated="3" office:value-type="float" office:value="1.297" calcext:value-type="float">
            <text:p>1.297</text:p>
          </table:table-cell>
          <table:table-cell office:value-type="float" office:value="1.261794" calcext:value-type="float">
            <text:p>1.261794</text:p>
          </table:table-cell>
          <table:table-cell office:value-type="float" office:value="1.750042" calcext:value-type="float">
            <text:p>1.750042</text:p>
          </table:table-cell>
          <table:table-cell office:value-type="float" office:value="1.751183" calcext:value-type="float">
            <text:p>1.751183</text:p>
          </table:table-cell>
          <table:table-cell office:value-type="float" office:value="5.344448" calcext:value-type="float">
            <text:p>5.344448</text:p>
          </table:table-cell>
          <table:table-cell office:value-type="float" office:value="5.343365" calcext:value-type="float">
            <text:p>5.343365</text:p>
          </table:table-cell>
          <table:table-cell table:formula="of:=[.L70]-[.L69]" office:value-type="float" office:value="0.000802000000000191" calcext:value-type="float">
            <text:p>0.000802000000000191</text:p>
          </table:table-cell>
          <table:table-cell office:value-type="float" office:value="11.397397" calcext:value-type="float">
            <text:p>11.397397</text:p>
          </table:table-cell>
          <table:table-cell table:number-columns-repeated="16370"/>
        </table:table-row>
        <table:table-row table:style-name="ro1">
          <table:table-cell office:value-type="float" office:value="155228" calcext:value-type="float">
            <text:p>155228</text:p>
          </table:table-cell>
          <table:table-cell table:formula="of:=[.B70]+1"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.261794" calcext:value-type="float">
            <text:p>1.261794</text:p>
          </table:table-cell>
          <table:table-cell table:number-columns-repeated="3" office:value-type="float" office:value="1.276" calcext:value-type="float">
            <text:p>1.276</text:p>
          </table:table-cell>
          <table:table-cell office:value-type="float" office:value="1.264634" calcext:value-type="float">
            <text:p>1.264634</text:p>
          </table:table-cell>
          <table:table-cell office:value-type="float" office:value="1.752506" calcext:value-type="float">
            <text:p>1.752506</text:p>
          </table:table-cell>
          <table:table-cell office:value-type="float" office:value="1.751217" calcext:value-type="float">
            <text:p>1.751217</text:p>
          </table:table-cell>
          <table:table-cell office:value-type="float" office:value="5.343849" calcext:value-type="float">
            <text:p>5.343849</text:p>
          </table:table-cell>
          <table:table-cell office:value-type="float" office:value="5.343907" calcext:value-type="float">
            <text:p>5.343907</text:p>
          </table:table-cell>
          <table:table-cell table:formula="of:=[.L71]-[.L70]" office:value-type="float" office:value="0.000541999999999376" calcext:value-type="float">
            <text:p>0.000541999999999376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5248" calcext:value-type="float">
            <text:p>155248</text:p>
          </table:table-cell>
          <table:table-cell table:formula="of:=[.B71]+1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.264634" calcext:value-type="float">
            <text:p>1.264634</text:p>
          </table:table-cell>
          <table:table-cell table:number-columns-repeated="3" office:value-type="float" office:value="1.261" calcext:value-type="float">
            <text:p>1.261</text:p>
          </table:table-cell>
          <table:table-cell office:value-type="float" office:value="1.262802" calcext:value-type="float">
            <text:p>1.262802</text:p>
          </table:table-cell>
          <table:table-cell office:value-type="float" office:value="1.752453" calcext:value-type="float">
            <text:p>1.752453</text:p>
          </table:table-cell>
          <table:table-cell office:value-type="float" office:value="1.753373" calcext:value-type="float">
            <text:p>1.753373</text:p>
          </table:table-cell>
          <table:table-cell office:value-type="float" office:value="5.34338" calcext:value-type="float">
            <text:p>5.34338</text:p>
          </table:table-cell>
          <table:table-cell office:value-type="float" office:value="5.343879" calcext:value-type="float">
            <text:p>5.343879</text:p>
          </table:table-cell>
          <table:table-cell table:formula="of:=[.L72]-[.L71]" office:value-type="float" office:value="-0.0000279999999994729" calcext:value-type="float">
            <text:p>-2.79999999994729E-0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5288" calcext:value-type="float">
            <text:p>155288</text:p>
          </table:table-cell>
          <table:table-cell table:formula="of:=[.B72]+1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.262802" calcext:value-type="float">
            <text:p>1.262802</text:p>
          </table:table-cell>
          <table:table-cell table:number-columns-repeated="3" office:value-type="float" office:value="1.296" calcext:value-type="float">
            <text:p>1.296</text:p>
          </table:table-cell>
          <table:table-cell office:value-type="float" office:value="1.284409" calcext:value-type="float">
            <text:p>1.284409</text:p>
          </table:table-cell>
          <table:table-cell office:value-type="float" office:value="1.752577" calcext:value-type="float">
            <text:p>1.752577</text:p>
          </table:table-cell>
          <table:table-cell office:value-type="float" office:value="1.758555" calcext:value-type="float">
            <text:p>1.758555</text:p>
          </table:table-cell>
          <table:table-cell office:value-type="float" office:value="5.344474" calcext:value-type="float">
            <text:p>5.344474</text:p>
          </table:table-cell>
          <table:table-cell office:value-type="float" office:value="5.343636" calcext:value-type="float">
            <text:p>5.343636</text:p>
          </table:table-cell>
          <table:table-cell table:formula="of:=[.L73]-[.L72]" office:value-type="float" office:value="-0.000243000000000215" calcext:value-type="float">
            <text:p>-0.000243000000000215</text:p>
          </table:table-cell>
          <table:table-cell office:value-type="float" office:value="11.41753" calcext:value-type="float">
            <text:p>11.41753</text:p>
          </table:table-cell>
          <table:table-cell table:number-columns-repeated="16370"/>
        </table:table-row>
        <table:table-row table:style-name="ro1">
          <table:table-cell office:value-type="float" office:value="155328" calcext:value-type="float">
            <text:p>155328</text:p>
          </table:table-cell>
          <table:table-cell table:formula="of:=[.B73]+1"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.284409" calcext:value-type="float">
            <text:p>1.284409</text:p>
          </table:table-cell>
          <table:table-cell table:number-columns-repeated="3" office:value-type="float" office:value="1.153" calcext:value-type="float">
            <text:p>1.153</text:p>
          </table:table-cell>
          <table:table-cell office:value-type="float" office:value="1.29523" calcext:value-type="float">
            <text:p>1.29523</text:p>
          </table:table-cell>
          <table:table-cell office:value-type="float" office:value="1.749525" calcext:value-type="float">
            <text:p>1.749525</text:p>
          </table:table-cell>
          <table:table-cell office:value-type="float" office:value="1.769802" calcext:value-type="float">
            <text:p>1.769802</text:p>
          </table:table-cell>
          <table:table-cell office:value-type="float" office:value="5.339954" calcext:value-type="float">
            <text:p>5.339954</text:p>
          </table:table-cell>
          <table:table-cell office:value-type="float" office:value="5.344078" calcext:value-type="float">
            <text:p>5.344078</text:p>
          </table:table-cell>
          <table:table-cell table:formula="of:=[.L74]-[.L73]" office:value-type="float" office:value="0.000441999999999609" calcext:value-type="float">
            <text:p>0.000441999999999609</text:p>
          </table:table-cell>
          <table:table-cell office:value-type="float" office:value="11.397397" calcext:value-type="float">
            <text:p>11.397397</text:p>
          </table:table-cell>
          <table:table-cell table:number-columns-repeated="16370"/>
        </table:table-row>
        <table:table-row table:style-name="ro1">
          <table:table-cell office:value-type="float" office:value="155347" calcext:value-type="float">
            <text:p>155347</text:p>
          </table:table-cell>
          <table:table-cell table:formula="of:=[.B74]+1"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.29523" calcext:value-type="float">
            <text:p>1.29523</text:p>
          </table:table-cell>
          <table:table-cell table:number-columns-repeated="3" office:value-type="float" office:value="1.17" calcext:value-type="float">
            <text:p>1.17</text:p>
          </table:table-cell>
          <table:table-cell office:value-type="float" office:value="1.307755" calcext:value-type="float">
            <text:p>1.307755</text:p>
          </table:table-cell>
          <table:table-cell office:value-type="float" office:value="1.757257" calcext:value-type="float">
            <text:p>1.757257</text:p>
          </table:table-cell>
          <table:table-cell office:value-type="float" office:value="1.776937" calcext:value-type="float">
            <text:p>1.776937</text:p>
          </table:table-cell>
          <table:table-cell office:value-type="float" office:value="5.338101" calcext:value-type="float">
            <text:p>5.338101</text:p>
          </table:table-cell>
          <table:table-cell office:value-type="float" office:value="5.342038" calcext:value-type="float">
            <text:p>5.342038</text:p>
          </table:table-cell>
          <table:table-cell table:formula="of:=[.L75]-[.L74]" office:value-type="float" office:value="-0.00204000000000004" calcext:value-type="float">
            <text:p>-0.00204000000000004</text:p>
          </table:table-cell>
          <table:table-cell office:value-type="float" office:value="11.460553" calcext:value-type="float">
            <text:p>11.460553</text:p>
          </table:table-cell>
          <table:table-cell table:number-columns-repeated="16370"/>
        </table:table-row>
        <table:table-row table:style-name="ro1">
          <table:table-cell office:value-type="float" office:value="155388" calcext:value-type="float">
            <text:p>155388</text:p>
          </table:table-cell>
          <table:table-cell table:formula="of:=[.B75]+1"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.307755" calcext:value-type="float">
            <text:p>1.307755</text:p>
          </table:table-cell>
          <table:table-cell table:number-columns-repeated="3" office:value-type="float" office:value="1.189" calcext:value-type="float">
            <text:p>1.189</text:p>
          </table:table-cell>
          <table:table-cell office:value-type="float" office:value="1.350957" calcext:value-type="float">
            <text:p>1.350957</text:p>
          </table:table-cell>
          <table:table-cell office:value-type="float" office:value="1.764944" calcext:value-type="float">
            <text:p>1.764944</text:p>
          </table:table-cell>
          <table:table-cell office:value-type="float" office:value="1.802644" calcext:value-type="float">
            <text:p>1.802644</text:p>
          </table:table-cell>
          <table:table-cell office:value-type="float" office:value="5.338854" calcext:value-type="float">
            <text:p>5.338854</text:p>
          </table:table-cell>
          <table:table-cell office:value-type="float" office:value="5.340137" calcext:value-type="float">
            <text:p>5.340137</text:p>
          </table:table-cell>
          <table:table-cell table:formula="of:=[.L76]-[.L75]" office:value-type="float" office:value="-0.00190099999999926" calcext:value-type="float">
            <text:p>-0.00190099999999926</text:p>
          </table:table-cell>
          <table:table-cell office:value-type="float" office:value="11.520946" calcext:value-type="float">
            <text:p>11.520946</text:p>
          </table:table-cell>
          <table:table-cell table:number-columns-repeated="16370"/>
        </table:table-row>
        <table:table-row table:style-name="ro1">
          <table:table-cell office:value-type="float" office:value="155407" calcext:value-type="float">
            <text:p>155407</text:p>
          </table:table-cell>
          <table:table-cell table:formula="of:=[.B76]+1"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350957" calcext:value-type="float">
            <text:p>1.350957</text:p>
          </table:table-cell>
          <table:table-cell table:number-columns-repeated="3" office:value-type="float" office:value="1.423" calcext:value-type="float">
            <text:p>1.423</text:p>
          </table:table-cell>
          <table:table-cell office:value-type="float" office:value="1.380642" calcext:value-type="float">
            <text:p>1.380642</text:p>
          </table:table-cell>
          <table:table-cell office:value-type="float" office:value="1.773401" calcext:value-type="float">
            <text:p>1.773401</text:p>
          </table:table-cell>
          <table:table-cell office:value-type="float" office:value="1.812358" calcext:value-type="float">
            <text:p>1.812358</text:p>
          </table:table-cell>
          <table:table-cell office:value-type="float" office:value="5.346409" calcext:value-type="float">
            <text:p>5.346409</text:p>
          </table:table-cell>
          <table:table-cell office:value-type="float" office:value="5.339554" calcext:value-type="float">
            <text:p>5.339554</text:p>
          </table:table-cell>
          <table:table-cell table:formula="of:=[.L77]-[.L76]" office:value-type="float" office:value="-0.000583000000000666" calcext:value-type="float">
            <text:p>-0.000583000000000666</text:p>
          </table:table-cell>
          <table:table-cell office:value-type="float" office:value="11.581344" calcext:value-type="float">
            <text:p>11.581344</text:p>
          </table:table-cell>
          <table:table-cell table:number-columns-repeated="16370"/>
        </table:table-row>
        <table:table-row table:style-name="ro1">
          <table:table-cell office:value-type="float" office:value="155427" calcext:value-type="float">
            <text:p>155427</text:p>
          </table:table-cell>
          <table:table-cell table:formula="of:=[.B77]+1"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.380642" calcext:value-type="float">
            <text:p>1.380642</text:p>
          </table:table-cell>
          <table:table-cell table:number-columns-repeated="3" office:value-type="float" office:value="1.438" calcext:value-type="float">
            <text:p>1.438</text:p>
          </table:table-cell>
          <table:table-cell office:value-type="float" office:value="1.441433" calcext:value-type="float">
            <text:p>1.441433</text:p>
          </table:table-cell>
          <table:table-cell office:value-type="float" office:value="1.783674" calcext:value-type="float">
            <text:p>1.783674</text:p>
          </table:table-cell>
          <table:table-cell office:value-type="float" office:value="1.826432" calcext:value-type="float">
            <text:p>1.826432</text:p>
          </table:table-cell>
          <table:table-cell office:value-type="float" office:value="5.344599" calcext:value-type="float">
            <text:p>5.344599</text:p>
          </table:table-cell>
          <table:table-cell office:value-type="float" office:value="5.343101" calcext:value-type="float">
            <text:p>5.343101</text:p>
          </table:table-cell>
          <table:table-cell table:formula="of:=[.L78]-[.L77]" office:value-type="float" office:value="0.00354700000000019" calcext:value-type="float">
            <text:p>0.00354700000000019</text:p>
          </table:table-cell>
          <table:table-cell office:value-type="float" office:value="11.664628" calcext:value-type="float">
            <text:p>11.664628</text:p>
          </table:table-cell>
          <table:table-cell table:number-columns-repeated="16370"/>
        </table:table-row>
        <table:table-row table:style-name="ro1">
          <table:table-cell office:value-type="float" office:value="155448" calcext:value-type="float">
            <text:p>155448</text:p>
          </table:table-cell>
          <table:table-cell table:formula="of:=[.B78]+1"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.441433" calcext:value-type="float">
            <text:p>1.441433</text:p>
          </table:table-cell>
          <table:table-cell table:number-columns-repeated="3" office:value-type="float" office:value="1.255" calcext:value-type="float">
            <text:p>1.255</text:p>
          </table:table-cell>
          <table:table-cell office:value-type="float" office:value="1.579244" calcext:value-type="float">
            <text:p>1.579244</text:p>
          </table:table-cell>
          <table:table-cell office:value-type="float" office:value="1.795768" calcext:value-type="float">
            <text:p>1.795768</text:p>
          </table:table-cell>
          <table:table-cell office:value-type="float" office:value="1.842079" calcext:value-type="float">
            <text:p>1.842079</text:p>
          </table:table-cell>
          <table:table-cell office:value-type="float" office:value="5.33652" calcext:value-type="float">
            <text:p>5.33652</text:p>
          </table:table-cell>
          <table:table-cell office:value-type="float" office:value="5.344043" calcext:value-type="float">
            <text:p>5.344043</text:p>
          </table:table-cell>
          <table:table-cell table:formula="of:=[.L79]-[.L78]" office:value-type="float" office:value="0.00094200000000022" calcext:value-type="float">
            <text:p>0.00094200000000022</text:p>
          </table:table-cell>
          <table:table-cell office:value-type="float" office:value="11.768047" calcext:value-type="float">
            <text:p>11.768047</text:p>
          </table:table-cell>
          <table:table-cell table:number-columns-repeated="16370"/>
        </table:table-row>
        <table:table-row table:style-name="ro1">
          <table:table-cell office:value-type="float" office:value="155468" calcext:value-type="float">
            <text:p>155468</text:p>
          </table:table-cell>
          <table:table-cell table:formula="of:=[.B79]+1"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.579244" calcext:value-type="float">
            <text:p>1.579244</text:p>
          </table:table-cell>
          <table:table-cell table:number-columns-repeated="3" office:value-type="float" office:value="0.827" calcext:value-type="float">
            <text:p>0.827</text:p>
          </table:table-cell>
          <table:table-cell office:value-type="float" office:value="1.753599" calcext:value-type="float">
            <text:p>1.753599</text:p>
          </table:table-cell>
          <table:table-cell office:value-type="float" office:value="1.847656" calcext:value-type="float">
            <text:p>1.847656</text:p>
          </table:table-cell>
          <table:table-cell office:value-type="float" office:value="1.857359" calcext:value-type="float">
            <text:p>1.857359</text:p>
          </table:table-cell>
          <table:table-cell office:value-type="float" office:value="5.310898" calcext:value-type="float">
            <text:p>5.310898</text:p>
          </table:table-cell>
          <table:table-cell office:value-type="float" office:value="5.340538" calcext:value-type="float">
            <text:p>5.340538</text:p>
          </table:table-cell>
          <table:table-cell table:formula="of:=[.L80]-[.L79]" office:value-type="float" office:value="-0.00350500000000054" calcext:value-type="float">
            <text:p>-0.00350500000000054</text:p>
          </table:table-cell>
          <table:table-cell office:value-type="float" office:value="12.204689" calcext:value-type="float">
            <text:p>12.204689</text:p>
          </table:table-cell>
          <table:table-cell table:number-columns-repeated="16370"/>
        </table:table-row>
        <table:table-row table:style-name="ro1">
          <table:table-cell office:value-type="float" office:value="155508" calcext:value-type="float">
            <text:p>155508</text:p>
          </table:table-cell>
          <table:table-cell table:formula="of:=[.B80]+1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.753599" calcext:value-type="float">
            <text:p>1.753599</text:p>
          </table:table-cell>
          <table:table-cell table:number-columns-repeated="3" office:value-type="float" office:value="1.943" calcext:value-type="float">
            <text:p>1.943</text:p>
          </table:table-cell>
          <table:table-cell office:value-type="float" office:value="1.862863" calcext:value-type="float">
            <text:p>1.862863</text:p>
          </table:table-cell>
          <table:table-cell office:value-type="float" office:value="1.836768" calcext:value-type="float">
            <text:p>1.836768</text:p>
          </table:table-cell>
          <table:table-cell office:value-type="float" office:value="1.910979" calcext:value-type="float">
            <text:p>1.910979</text:p>
          </table:table-cell>
          <table:table-cell office:value-type="float" office:value="5.344616" calcext:value-type="float">
            <text:p>5.344616</text:p>
          </table:table-cell>
          <table:table-cell office:value-type="float" office:value="5.326324" calcext:value-type="float">
            <text:p>5.326324</text:p>
          </table:table-cell>
          <table:table-cell table:formula="of:=[.L81]-[.L80]" office:value-type="float" office:value="-0.0142139999999999" calcext:value-type="float">
            <text:p>-0.0142139999999999</text:p>
          </table:table-cell>
          <table:table-cell office:value-type="float" office:value="12.086822" calcext:value-type="float">
            <text:p>12.086822</text:p>
          </table:table-cell>
          <table:table-cell table:number-columns-repeated="16370"/>
        </table:table-row>
        <table:table-row table:style-name="ro1">
          <table:table-cell office:value-type="float" office:value="155547" calcext:value-type="float">
            <text:p>155547</text:p>
          </table:table-cell>
          <table:table-cell table:formula="of:=[.B81]+1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862863" calcext:value-type="float">
            <text:p>1.862863</text:p>
          </table:table-cell>
          <table:table-cell table:number-columns-repeated="3" office:value-type="float" office:value="0.66" calcext:value-type="float">
            <text:p>0.66</text:p>
          </table:table-cell>
          <table:table-cell office:value-type="float" office:value="1.919827" calcext:value-type="float">
            <text:p>1.919827</text:p>
          </table:table-cell>
          <table:table-cell office:value-type="float" office:value="1.90803" calcext:value-type="float">
            <text:p>1.90803</text:p>
          </table:table-cell>
          <table:table-cell office:value-type="float" office:value="1.942506" calcext:value-type="float">
            <text:p>1.942506</text:p>
          </table:table-cell>
          <table:table-cell office:value-type="float" office:value="5.295946" calcext:value-type="float">
            <text:p>5.295946</text:p>
          </table:table-cell>
          <table:table-cell office:value-type="float" office:value="5.336251" calcext:value-type="float">
            <text:p>5.336251</text:p>
          </table:table-cell>
          <table:table-cell table:formula="of:=[.L82]-[.L81]" office:value-type="float" office:value="0.00992700000000024" calcext:value-type="float">
            <text:p>0.00992700000000024</text:p>
          </table:table-cell>
          <table:table-cell office:value-type="float" office:value="12.698937" calcext:value-type="float">
            <text:p>12.698937</text:p>
          </table:table-cell>
          <table:table-cell table:number-columns-repeated="16370"/>
        </table:table-row>
        <table:table-row table:style-name="ro1">
          <table:table-cell office:value-type="float" office:value="155567" calcext:value-type="float">
            <text:p>155567</text:p>
          </table:table-cell>
          <table:table-cell table:formula="of:=[.B82]+1"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.919827" calcext:value-type="float">
            <text:p>1.919827</text:p>
          </table:table-cell>
          <table:table-cell table:number-columns-repeated="3" office:value-type="float" office:value="1.095" calcext:value-type="float">
            <text:p>1.095</text:p>
          </table:table-cell>
          <table:table-cell office:value-type="float" office:value="1.810824" calcext:value-type="float">
            <text:p>1.810824</text:p>
          </table:table-cell>
          <table:table-cell office:value-type="float" office:value="1.909838" calcext:value-type="float">
            <text:p>1.909838</text:p>
          </table:table-cell>
          <table:table-cell office:value-type="float" office:value="1.985051" calcext:value-type="float">
            <text:p>1.985051</text:p>
          </table:table-cell>
          <table:table-cell office:value-type="float" office:value="5.313268" calcext:value-type="float">
            <text:p>5.313268</text:p>
          </table:table-cell>
          <table:table-cell office:value-type="float" office:value="5.316781" calcext:value-type="float">
            <text:p>5.316781</text:p>
          </table:table-cell>
          <table:table-cell table:formula="of:=[.L83]-[.L82]" office:value-type="float" office:value="-0.0194700000000001" calcext:value-type="float">
            <text:p>-0.0194700000000001</text:p>
          </table:table-cell>
          <table:table-cell office:value-type="float" office:value="12.69611" calcext:value-type="float">
            <text:p>12.69611</text:p>
          </table:table-cell>
          <table:table-cell table:number-columns-repeated="16370"/>
        </table:table-row>
        <table:table-row table:style-name="ro1">
          <table:table-cell office:value-type="float" office:value="155587" calcext:value-type="float">
            <text:p>155587</text:p>
          </table:table-cell>
          <table:table-cell table:formula="of:=[.B83]+1"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.810824" calcext:value-type="float">
            <text:p>1.810824</text:p>
          </table:table-cell>
          <table:table-cell office:value-type="float" office:value="4.455" calcext:value-type="float">
            <text:p>4.455</text:p>
          </table:table-cell>
          <table:table-cell office:value-type="float" office:value="1.810824" calcext:value-type="float">
            <text:p>1.810824</text:p>
          </table:table-cell>
          <table:table-cell office:value-type="float" office:value="4.455" calcext:value-type="float">
            <text:p>4.455</text:p>
          </table:table-cell>
          <table:table-cell office:value-type="float" office:value="1.735384" calcext:value-type="float">
            <text:p>1.735384</text:p>
          </table:table-cell>
          <table:table-cell office:value-type="float" office:value="1.912938" calcext:value-type="float">
            <text:p>1.912938</text:p>
          </table:table-cell>
          <table:table-cell office:value-type="float" office:value="1.99536" calcext:value-type="float">
            <text:p>1.99536</text:p>
          </table:table-cell>
          <table:table-cell office:value-type="float" office:value="5.327467" calcext:value-type="float">
            <text:p>5.327467</text:p>
          </table:table-cell>
          <table:table-cell office:value-type="float" office:value="5.315319" calcext:value-type="float">
            <text:p>5.315319</text:p>
          </table:table-cell>
          <table:table-cell table:formula="of:=[.L84]-[.L83]" office:value-type="float" office:value="-0.00146200000000007" calcext:value-type="float">
            <text:p>-0.00146200000000007</text:p>
          </table:table-cell>
          <table:table-cell office:value-type="float" office:value="25.41515" calcext:value-type="float">
            <text:p>25.41515</text:p>
          </table:table-cell>
          <table:table-cell table:number-columns-repeated="16370"/>
        </table:table-row>
        <table:table-row table:style-name="ro1">
          <table:table-cell office:value-type="float" office:value="155607" calcext:value-type="float">
            <text:p>155607</text:p>
          </table:table-cell>
          <table:table-cell table:formula="of:=[.B84]+1" office:value-type="float" office:value="83" calcext:value-type="float">
            <text:p>83</text:p>
          </table:table-cell>
          <table:table-cell table:number-columns-repeated="5"/>
          <table:table-cell office:value-type="float" office:value="1.858742" calcext:value-type="float">
            <text:p>1.858742</text:p>
          </table:table-cell>
          <table:table-cell/>
          <table:table-cell office:value-type="float" office:value="1.99947" calcext:value-type="float">
            <text:p>1.99947</text:p>
          </table:table-cell>
          <table:table-cell/>
          <table:table-cell office:value-type="float" office:value="5.322315" calcext:value-type="float">
            <text:p>5.322315</text:p>
          </table:table-cell>
          <table:table-cell table:formula="of:=[.L85]-[.L84]" office:value-type="float" office:value="0.006996" calcext:value-type="float">
            <text:p>0.006996</text:p>
          </table:table-cell>
          <table:table-cell table:number-columns-repeated="16371"/>
        </table:table-row>
        <table:table-row table:style-name="ro1">
          <table:table-cell office:value-type="float" office:value="155627" calcext:value-type="float">
            <text:p>155627</text:p>
          </table:table-cell>
          <table:table-cell table:formula="of:=[.B85]+1"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.735384" calcext:value-type="float">
            <text:p>1.735384</text:p>
          </table:table-cell>
          <table:table-cell table:number-columns-repeated="3" office:value-type="float" office:value="2.37" calcext:value-type="float">
            <text:p>2.37</text:p>
          </table:table-cell>
          <table:table-cell office:value-type="float" office:value="1.866982" calcext:value-type="float">
            <text:p>1.866982</text:p>
          </table:table-cell>
          <table:table-cell office:value-type="float" office:value="1.950315" calcext:value-type="float">
            <text:p>1.950315</text:p>
          </table:table-cell>
          <table:table-cell office:value-type="float" office:value="2.023347" calcext:value-type="float">
            <text:p>2.023347</text:p>
          </table:table-cell>
          <table:table-cell office:value-type="float" office:value="5.353064" calcext:value-type="float">
            <text:p>5.353064</text:p>
          </table:table-cell>
          <table:table-cell office:value-type="float" office:value="5.322552" calcext:value-type="float">
            <text:p>5.322552</text:p>
          </table:table-cell>
          <table:table-cell table:formula="of:=[.L86]-[.L85]" office:value-type="float" office:value="0.000237000000000265" calcext:value-type="float">
            <text:p>0.000237000000000265</text:p>
          </table:table-cell>
          <table:table-cell office:value-type="float" office:value="12.983477" calcext:value-type="float">
            <text:p>12.983477</text:p>
          </table:table-cell>
          <table:table-cell table:number-columns-repeated="16370"/>
        </table:table-row>
        <table:table-row table:style-name="ro1">
          <table:table-cell office:value-type="float" office:value="155648" calcext:value-type="float">
            <text:p>155648</text:p>
          </table:table-cell>
          <table:table-cell table:formula="of:=[.B86]+1"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.866982" calcext:value-type="float">
            <text:p>1.866982</text:p>
          </table:table-cell>
          <table:table-cell table:number-columns-repeated="3" office:value-type="float" office:value="2.85" calcext:value-type="float">
            <text:p>2.85</text:p>
          </table:table-cell>
          <table:table-cell office:value-type="float" office:value="1.915787" calcext:value-type="float">
            <text:p>1.915787</text:p>
          </table:table-cell>
          <table:table-cell office:value-type="float" office:value="1.97192" calcext:value-type="float">
            <text:p>1.97192</text:p>
          </table:table-cell>
          <table:table-cell office:value-type="float" office:value="2.032869" calcext:value-type="float">
            <text:p>2.032869</text:p>
          </table:table-cell>
          <table:table-cell office:value-type="float" office:value="5.375813" calcext:value-type="float">
            <text:p>5.375813</text:p>
          </table:table-cell>
          <table:table-cell office:value-type="float" office:value="5.338376" calcext:value-type="float">
            <text:p>5.338376</text:p>
          </table:table-cell>
          <table:table-cell table:formula="of:=[.L87]-[.L86]" office:value-type="float" office:value="0.0158240000000003" calcext:value-type="float">
            <text:p>0.0158240000000003</text:p>
          </table:table-cell>
          <table:table-cell office:value-type="float" office:value="13.138959" calcext:value-type="float">
            <text:p>13.138959</text:p>
          </table:table-cell>
          <table:table-cell table:number-columns-repeated="16370"/>
        </table:table-row>
        <table:table-row table:style-name="ro1">
          <table:table-cell office:value-type="float" office:value="155667" calcext:value-type="float">
            <text:p>155667</text:p>
          </table:table-cell>
          <table:table-cell table:formula="of:=[.B87]+1"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.915787" calcext:value-type="float">
            <text:p>1.915787</text:p>
          </table:table-cell>
          <table:table-cell table:number-columns-repeated="3" office:value-type="float" office:value="2.356" calcext:value-type="float">
            <text:p>2.356</text:p>
          </table:table-cell>
          <table:table-cell office:value-type="float" office:value="2.007756" calcext:value-type="float">
            <text:p>2.007756</text:p>
          </table:table-cell>
          <table:table-cell office:value-type="float" office:value="2.005996" calcext:value-type="float">
            <text:p>2.005996</text:p>
          </table:table-cell>
          <table:table-cell office:value-type="float" office:value="2.047733" calcext:value-type="float">
            <text:p>2.047733</text:p>
          </table:table-cell>
          <table:table-cell office:value-type="float" office:value="5.357414" calcext:value-type="float">
            <text:p>5.357414</text:p>
          </table:table-cell>
          <table:table-cell office:value-type="float" office:value="5.357744" calcext:value-type="float">
            <text:p>5.357744</text:p>
          </table:table-cell>
          <table:table-cell table:formula="of:=[.L88]-[.L87]" office:value-type="float" office:value="0.0193680000000001" calcext:value-type="float">
            <text:p>0.0193680000000001</text:p>
          </table:table-cell>
          <table:table-cell office:value-type="float" office:value="13.423593" calcext:value-type="float">
            <text:p>13.423593</text:p>
          </table:table-cell>
          <table:table-cell table:number-columns-repeated="16370"/>
        </table:table-row>
        <table:table-row table:style-name="ro1">
          <table:table-cell office:value-type="float" office:value="155707" calcext:value-type="float">
            <text:p>155707</text:p>
          </table:table-cell>
          <table:table-cell table:formula="of:=[.B88]+1"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.007756" calcext:value-type="float">
            <text:p>2.007756</text:p>
          </table:table-cell>
          <table:table-cell table:number-columns-repeated="3" office:value-type="float" office:value="2.759" calcext:value-type="float">
            <text:p>2.759</text:p>
          </table:table-cell>
          <table:table-cell office:value-type="float" office:value="2.072465" calcext:value-type="float">
            <text:p>2.072465</text:p>
          </table:table-cell>
          <table:table-cell office:value-type="float" office:value="2.038219" calcext:value-type="float">
            <text:p>2.038219</text:p>
          </table:table-cell>
          <table:table-cell office:value-type="float" office:value="2.094327" calcext:value-type="float">
            <text:p>2.094327</text:p>
          </table:table-cell>
          <table:table-cell office:value-type="float" office:value="5.363115" calcext:value-type="float">
            <text:p>5.363115</text:p>
          </table:table-cell>
          <table:table-cell office:value-type="float" office:value="5.358482" calcext:value-type="float">
            <text:p>5.358482</text:p>
          </table:table-cell>
          <table:table-cell table:formula="of:=[.L89]-[.L88]" office:value-type="float" office:value="0.000738000000000127" calcext:value-type="float">
            <text:p>0.000738000000000127</text:p>
          </table:table-cell>
          <table:table-cell office:value-type="float" office:value="13.676176" calcext:value-type="float">
            <text:p>13.676176</text:p>
          </table:table-cell>
          <table:table-cell table:number-columns-repeated="16370"/>
        </table:table-row>
        <table:table-row table:style-name="ro1">
          <table:table-cell office:value-type="float" office:value="155748" calcext:value-type="float">
            <text:p>155748</text:p>
          </table:table-cell>
          <table:table-cell table:formula="of:=[.B89]+1"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.072465" calcext:value-type="float">
            <text:p>2.072465</text:p>
          </table:table-cell>
          <table:table-cell table:number-columns-repeated="3" office:value-type="float" office:value="1.794" calcext:value-type="float">
            <text:p>1.794</text:p>
          </table:table-cell>
          <table:table-cell office:value-type="float" office:value="2.084121" calcext:value-type="float">
            <text:p>2.084121</text:p>
          </table:table-cell>
          <table:table-cell office:value-type="float" office:value="2.052504" calcext:value-type="float">
            <text:p>2.052504</text:p>
          </table:table-cell>
          <table:table-cell office:value-type="float" office:value="2.1451" calcext:value-type="float">
            <text:p>2.1451</text:p>
          </table:table-cell>
          <table:table-cell office:value-type="float" office:value="5.331268" calcext:value-type="float">
            <text:p>5.331268</text:p>
          </table:table-cell>
          <table:table-cell office:value-type="float" office:value="5.361876" calcext:value-type="float">
            <text:p>5.361876</text:p>
          </table:table-cell>
          <table:table-cell table:formula="of:=[.L90]-[.L89]" office:value-type="float" office:value="0.00339399999999923" calcext:value-type="float">
            <text:p>0.00339399999999923</text:p>
          </table:table-cell>
          <table:table-cell office:value-type="float" office:value="13.814358" calcext:value-type="float">
            <text:p>13.814358</text:p>
          </table:table-cell>
          <table:table-cell table:number-columns-repeated="16370"/>
        </table:table-row>
        <table:table-row table:style-name="ro1">
          <table:table-cell office:value-type="float" office:value="155787" calcext:value-type="float">
            <text:p>155787</text:p>
          </table:table-cell>
          <table:table-cell table:formula="of:=[.B90]+1"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2.084121" calcext:value-type="float">
            <text:p>2.084121</text:p>
          </table:table-cell>
          <table:table-cell table:number-columns-repeated="3" office:value-type="float" office:value="2.956" calcext:value-type="float">
            <text:p>2.956</text:p>
          </table:table-cell>
          <table:table-cell office:value-type="float" office:value="2.040887" calcext:value-type="float">
            <text:p>2.040887</text:p>
          </table:table-cell>
          <table:table-cell office:value-type="float" office:value="2.13777" calcext:value-type="float">
            <text:p>2.13777</text:p>
          </table:table-cell>
          <table:table-cell office:value-type="float" office:value="2.186735" calcext:value-type="float">
            <text:p>2.186735</text:p>
          </table:table-cell>
          <table:table-cell office:value-type="float" office:value="5.375363" calcext:value-type="float">
            <text:p>5.375363</text:p>
          </table:table-cell>
          <table:table-cell office:value-type="float" office:value="5.347555" calcext:value-type="float">
            <text:p>5.347555</text:p>
          </table:table-cell>
          <table:table-cell table:formula="of:=[.L91]-[.L90]" office:value-type="float" office:value="-0.0143209999999998" calcext:value-type="float">
            <text:p>-0.0143209999999998</text:p>
          </table:table-cell>
          <table:table-cell office:value-type="float" office:value="14.461576" calcext:value-type="float">
            <text:p>14.461576</text:p>
          </table:table-cell>
          <table:table-cell table:number-columns-repeated="16370"/>
        </table:table-row>
        <table:table-row table:style-name="ro1">
          <table:table-cell office:value-type="float" office:value="155807" calcext:value-type="float">
            <text:p>155807</text:p>
          </table:table-cell>
          <table:table-cell table:formula="of:=[.B91]+1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2.040887" calcext:value-type="float">
            <text:p>2.040887</text:p>
          </table:table-cell>
          <table:table-cell table:number-columns-repeated="3" office:value-type="float" office:value="2.56" calcext:value-type="float">
            <text:p>2.56</text:p>
          </table:table-cell>
          <table:table-cell office:value-type="float" office:value="2.109672" calcext:value-type="float">
            <text:p>2.109672</text:p>
          </table:table-cell>
          <table:table-cell office:value-type="float" office:value="2.218065" calcext:value-type="float">
            <text:p>2.218065</text:p>
          </table:table-cell>
          <table:table-cell office:value-type="float" office:value="2.211183" calcext:value-type="float">
            <text:p>2.211183</text:p>
          </table:table-cell>
          <table:table-cell office:value-type="float" office:value="5.356347" calcext:value-type="float">
            <text:p>5.356347</text:p>
          </table:table-cell>
          <table:table-cell office:value-type="float" office:value="5.361964" calcext:value-type="float">
            <text:p>5.361964</text:p>
          </table:table-cell>
          <table:table-cell table:formula="of:=[.L92]-[.L91]" office:value-type="float" office:value="0.0144090000000006" calcext:value-type="float">
            <text:p>0.0144090000000006</text:p>
          </table:table-cell>
          <table:table-cell office:value-type="float" office:value="15.11423" calcext:value-type="float">
            <text:p>15.11423</text:p>
          </table:table-cell>
          <table:table-cell table:number-columns-repeated="16370"/>
        </table:table-row>
        <table:table-row table:style-name="ro1">
          <table:table-cell office:value-type="float" office:value="155827" calcext:value-type="float">
            <text:p>155827</text:p>
          </table:table-cell>
          <table:table-cell table:formula="of:=[.B92]+1"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2.109672" calcext:value-type="float">
            <text:p>2.109672</text:p>
          </table:table-cell>
          <table:table-cell office:value-type="float" office:value="6.32" calcext:value-type="float">
            <text:p>6.32</text:p>
          </table:table-cell>
          <table:table-cell office:value-type="float" office:value="2.109672" calcext:value-type="float">
            <text:p>2.109672</text:p>
          </table:table-cell>
          <table:table-cell office:value-type="float" office:value="6.32" calcext:value-type="float">
            <text:p>6.32</text:p>
          </table:table-cell>
          <table:table-cell office:value-type="float" office:value="2.143219" calcext:value-type="float">
            <text:p>2.143219</text:p>
          </table:table-cell>
          <table:table-cell office:value-type="float" office:value="2.219683" calcext:value-type="float">
            <text:p>2.219683</text:p>
          </table:table-cell>
          <table:table-cell office:value-type="float" office:value="2.2619" calcext:value-type="float">
            <text:p>2.2619</text:p>
          </table:table-cell>
          <table:table-cell office:value-type="float" office:value="5.320946" calcext:value-type="float">
            <text:p>5.320946</text:p>
          </table:table-cell>
          <table:table-cell office:value-type="float" office:value="5.35951" calcext:value-type="float">
            <text:p>5.35951</text:p>
          </table:table-cell>
          <table:table-cell table:formula="of:=[.L93]-[.L92]" office:value-type="float" office:value="-0.00245400000000018" calcext:value-type="float">
            <text:p>-0.00245400000000018</text:p>
          </table:table-cell>
          <table:table-cell office:value-type="float" office:value="30.306515" calcext:value-type="float">
            <text:p>30.306515</text:p>
          </table:table-cell>
          <table:table-cell table:number-columns-repeated="16370"/>
        </table:table-row>
        <table:table-row table:style-name="ro1">
          <table:table-cell office:value-type="float" office:value="155847" calcext:value-type="float">
            <text:p>155847</text:p>
          </table:table-cell>
          <table:table-cell table:formula="of:=[.B93]+1" office:value-type="float" office:value="92" calcext:value-type="float">
            <text:p>92</text:p>
          </table:table-cell>
          <table:table-cell table:number-columns-repeated="5"/>
          <table:table-cell office:value-type="float" office:value="2.285317" calcext:value-type="float">
            <text:p>2.285317</text:p>
          </table:table-cell>
          <table:table-cell/>
          <table:table-cell office:value-type="float" office:value="2.286768" calcext:value-type="float">
            <text:p>2.286768</text:p>
          </table:table-cell>
          <table:table-cell/>
          <table:table-cell office:value-type="float" office:value="5.340799" calcext:value-type="float">
            <text:p>5.340799</text:p>
          </table:table-cell>
          <table:table-cell table:formula="of:=[.L94]-[.L93]" office:value-type="float" office:value="-0.0187110000000006" calcext:value-type="float">
            <text:p>-0.0187110000000006</text:p>
          </table:table-cell>
          <table:table-cell table:number-columns-repeated="16371"/>
        </table:table-row>
        <table:table-row table:style-name="ro1">
          <table:table-cell office:value-type="float" office:value="155867" calcext:value-type="float">
            <text:p>155867</text:p>
          </table:table-cell>
          <table:table-cell table:formula="of:=[.B94]+1"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2.143219" calcext:value-type="float">
            <text:p>2.143219</text:p>
          </table:table-cell>
          <table:table-cell table:number-columns-repeated="3" office:value-type="float" office:value="0.196" calcext:value-type="float">
            <text:p>0.196</text:p>
          </table:table-cell>
          <table:table-cell office:value-type="float" office:value="2.30729" calcext:value-type="float">
            <text:p>2.30729</text:p>
          </table:table-cell>
          <table:table-cell office:value-type="float" office:value="2.26155" calcext:value-type="float">
            <text:p>2.26155</text:p>
          </table:table-cell>
          <table:table-cell office:value-type="float" office:value="2.311854" calcext:value-type="float">
            <text:p>2.311854</text:p>
          </table:table-cell>
          <table:table-cell office:value-type="float" office:value="5.27379" calcext:value-type="float">
            <text:p>5.27379</text:p>
          </table:table-cell>
          <table:table-cell office:value-type="float" office:value="5.34109" calcext:value-type="float">
            <text:p>5.34109</text:p>
          </table:table-cell>
          <table:table-cell table:formula="of:=[.L95]-[.L94]" office:value-type="float" office:value="0.000291000000000707" calcext:value-type="float">
            <text:p>0.000291000000000707</text:p>
          </table:table-cell>
          <table:table-cell office:value-type="float" office:value="15.527396" calcext:value-type="float">
            <text:p>15.527396</text:p>
          </table:table-cell>
          <table:table-cell table:number-columns-repeated="16370"/>
        </table:table-row>
        <table:table-row table:style-name="ro1">
          <table:table-cell office:value-type="float" office:value="155907" calcext:value-type="float">
            <text:p>155907</text:p>
          </table:table-cell>
          <table:table-cell table:formula="of:=[.B95]+1" office:value-type="float" office:value="94" calcext:value-type="float">
            <text:p>94</text:p>
          </table:table-cell>
          <table:table-cell table:number-columns-repeated="5"/>
          <table:table-cell office:value-type="float" office:value="2.233334" calcext:value-type="float">
            <text:p>2.233334</text:p>
          </table:table-cell>
          <table:table-cell/>
          <table:table-cell office:value-type="float" office:value="2.356588" calcext:value-type="float">
            <text:p>2.356588</text:p>
          </table:table-cell>
          <table:table-cell/>
          <table:table-cell office:value-type="float" office:value="5.307943" calcext:value-type="float">
            <text:p>5.307943</text:p>
          </table:table-cell>
          <table:table-cell table:formula="of:=[.L96]-[.L95]" office:value-type="float" office:value="-0.0331470000000005" calcext:value-type="float">
            <text:p>-0.0331470000000005</text:p>
          </table:table-cell>
          <table:table-cell table:number-columns-repeated="16371"/>
        </table:table-row>
        <table:table-row table:style-name="ro1">
          <table:table-cell office:value-type="float" office:value="155947" calcext:value-type="float">
            <text:p>155947</text:p>
          </table:table-cell>
          <table:table-cell table:formula="of:=[.B96]+1" office:value-type="float" office:value="95" calcext:value-type="float">
            <text:p>95</text:p>
          </table:table-cell>
          <table:table-cell table:number-columns-repeated="5"/>
          <table:table-cell office:value-type="float" office:value="2.230587" calcext:value-type="float">
            <text:p>2.230587</text:p>
          </table:table-cell>
          <table:table-cell/>
          <table:table-cell office:value-type="float" office:value="2.406158" calcext:value-type="float">
            <text:p>2.406158</text:p>
          </table:table-cell>
          <table:table-cell/>
          <table:table-cell office:value-type="float" office:value="5.308317" calcext:value-type="float">
            <text:p>5.308317</text:p>
          </table:table-cell>
          <table:table-cell table:formula="of:=[.L97]-[.L96]" office:value-type="float" office:value="0.000373999999999874" calcext:value-type="float">
            <text:p>0.000373999999999874</text:p>
          </table:table-cell>
          <table:table-cell table:number-columns-repeated="16371"/>
        </table:table-row>
        <table:table-row table:style-name="ro1">
          <table:table-cell office:value-type="float" office:value="155988" calcext:value-type="float">
            <text:p>155988</text:p>
          </table:table-cell>
          <table:table-cell table:formula="of:=[.B97]+1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2.30729" calcext:value-type="float">
            <text:p>2.30729</text:p>
          </table:table-cell>
          <table:table-cell table:number-columns-repeated="3" office:value-type="float" office:value="2.405" calcext:value-type="float">
            <text:p>2.405</text:p>
          </table:table-cell>
          <table:table-cell office:value-type="float" office:value="2.25256" calcext:value-type="float">
            <text:p>2.25256</text:p>
          </table:table-cell>
          <table:table-cell office:value-type="float" office:value="2.354364" calcext:value-type="float">
            <text:p>2.354364</text:p>
          </table:table-cell>
          <table:table-cell office:value-type="float" office:value="2.45603" calcext:value-type="float">
            <text:p>2.45603</text:p>
          </table:table-cell>
          <table:table-cell office:value-type="float" office:value="5.361075" calcext:value-type="float">
            <text:p>5.361075</text:p>
          </table:table-cell>
          <table:table-cell office:value-type="float" office:value="5.308698" calcext:value-type="float">
            <text:p>5.308698</text:p>
          </table:table-cell>
          <table:table-cell table:formula="of:=[.L98]-[.L97]" office:value-type="float" office:value="0.000380999999999965" calcext:value-type="float">
            <text:p>0.000380999999999965</text:p>
          </table:table-cell>
          <table:table-cell office:value-type="float" office:value="16.19796" calcext:value-type="float">
            <text:p>16.19796</text:p>
          </table:table-cell>
          <table:table-cell table:number-columns-repeated="16370"/>
        </table:table-row>
        <table:table-row table:style-name="ro1">
          <table:table-cell office:value-type="float" office:value="156007" calcext:value-type="float">
            <text:p>156007</text:p>
          </table:table-cell>
          <table:table-cell table:formula="of:=[.B98]+1" office:value-type="float" office:value="97" calcext:value-type="float">
            <text:p>97</text:p>
          </table:table-cell>
          <table:table-cell table:number-columns-repeated="5"/>
          <table:table-cell office:value-type="float" office:value="2.287381" calcext:value-type="float">
            <text:p>2.287381</text:p>
          </table:table-cell>
          <table:table-cell/>
          <table:table-cell office:value-type="float" office:value="2.454041" calcext:value-type="float">
            <text:p>2.454041</text:p>
          </table:table-cell>
          <table:table-cell/>
          <table:table-cell office:value-type="float" office:value="5.335317" calcext:value-type="float">
            <text:p>5.335317</text:p>
          </table:table-cell>
          <table:table-cell table:formula="of:=[.L99]-[.L98]" office:value-type="float" office:value="0.0266190000000002" calcext:value-type="float">
            <text:p>0.0266190000000002</text:p>
          </table:table-cell>
          <table:table-cell table:number-columns-repeated="16371"/>
        </table:table-row>
        <table:table-row table:style-name="ro1">
          <table:table-cell office:value-type="float" office:value="156027" calcext:value-type="float">
            <text:p>156027</text:p>
          </table:table-cell>
          <table:table-cell table:formula="of:=[.B99]+1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2.25256" calcext:value-type="float">
            <text:p>2.25256</text:p>
          </table:table-cell>
          <table:table-cell office:value-type="float" office:value="5.349" calcext:value-type="float">
            <text:p>5.349</text:p>
          </table:table-cell>
          <table:table-cell office:value-type="float" office:value="2.25256" calcext:value-type="float">
            <text:p>2.25256</text:p>
          </table:table-cell>
          <table:table-cell office:value-type="float" office:value="5.349" calcext:value-type="float">
            <text:p>5.349</text:p>
          </table:table-cell>
          <table:table-cell office:value-type="float" office:value="2.30386" calcext:value-type="float">
            <text:p>2.30386</text:p>
          </table:table-cell>
          <table:table-cell office:value-type="float" office:value="2.418608" calcext:value-type="float">
            <text:p>2.418608</text:p>
          </table:table-cell>
          <table:table-cell office:value-type="float" office:value="2.479128" calcext:value-type="float">
            <text:p>2.479128</text:p>
          </table:table-cell>
          <table:table-cell office:value-type="float" office:value="5.324212" calcext:value-type="float">
            <text:p>5.324212</text:p>
          </table:table-cell>
          <table:table-cell office:value-type="float" office:value="5.335528" calcext:value-type="float">
            <text:p>5.335528</text:p>
          </table:table-cell>
          <table:table-cell table:formula="of:=[.L100]-[.L99]" office:value-type="float" office:value="0.000211000000000183" calcext:value-type="float">
            <text:p>0.000211000000000183</text:p>
          </table:table-cell>
          <table:table-cell office:value-type="float" office:value="33.469872" calcext:value-type="float">
            <text:p>33.469872</text:p>
          </table:table-cell>
          <table:table-cell table:number-columns-repeated="16370"/>
        </table:table-row>
        <table:table-row table:style-name="ro1">
          <table:table-cell office:value-type="float" office:value="156047" calcext:value-type="float">
            <text:p>156047</text:p>
          </table:table-cell>
          <table:table-cell table:formula="of:=[.B100]+1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2.30386" calcext:value-type="float">
            <text:p>2.30386</text:p>
          </table:table-cell>
          <table:table-cell table:number-columns-repeated="3" office:value-type="float" office:value="1.562" calcext:value-type="float">
            <text:p>1.562</text:p>
          </table:table-cell>
          <table:table-cell office:value-type="float" office:value="2.415191" calcext:value-type="float">
            <text:p>2.415191</text:p>
          </table:table-cell>
          <table:table-cell office:value-type="float" office:value="2.507001" calcext:value-type="float">
            <text:p>2.507001</text:p>
          </table:table-cell>
          <table:table-cell office:value-type="float" office:value="2.495537" calcext:value-type="float">
            <text:p>2.495537</text:p>
          </table:table-cell>
          <table:table-cell office:value-type="float" office:value="5.30219" calcext:value-type="float">
            <text:p>5.30219</text:p>
          </table:table-cell>
          <table:table-cell office:value-type="float" office:value="5.330601" calcext:value-type="float">
            <text:p>5.330601</text:p>
          </table:table-cell>
          <table:table-cell table:formula="of:=[.L101]-[.L100]" office:value-type="float" office:value="-0.00492700000000035" calcext:value-type="float">
            <text:p>-0.00492700000000035</text:p>
          </table:table-cell>
          <table:table-cell office:value-type="float" office:value="17.455448" calcext:value-type="float">
            <text:p>17.455448</text:p>
          </table:table-cell>
          <table:table-cell table:number-columns-repeated="16370"/>
        </table:table-row>
        <table:table-row table:style-name="ro1">
          <table:table-cell office:value-type="float" office:value="156068" calcext:value-type="float">
            <text:p>156068</text:p>
          </table:table-cell>
          <table:table-cell table:formula="of:=[.B101]+1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.415191" calcext:value-type="float">
            <text:p>2.415191</text:p>
          </table:table-cell>
          <table:table-cell table:number-columns-repeated="3" office:value-type="float" office:value="1.903" calcext:value-type="float">
            <text:p>1.903</text:p>
          </table:table-cell>
          <table:table-cell office:value-type="float" office:value="2.409215" calcext:value-type="float">
            <text:p>2.409215</text:p>
          </table:table-cell>
          <table:table-cell office:value-type="float" office:value="2.456887" calcext:value-type="float">
            <text:p>2.456887</text:p>
          </table:table-cell>
          <table:table-cell office:value-type="float" office:value="2.546971" calcext:value-type="float">
            <text:p>2.546971</text:p>
          </table:table-cell>
          <table:table-cell office:value-type="float" office:value="5.338502" calcext:value-type="float">
            <text:p>5.338502</text:p>
          </table:table-cell>
          <table:table-cell office:value-type="float" office:value="5.317007" calcext:value-type="float">
            <text:p>5.317007</text:p>
          </table:table-cell>
          <table:table-cell table:formula="of:=[.L102]-[.L101]" office:value-type="float" office:value="-0.0135939999999994" calcext:value-type="float">
            <text:p>-0.0135939999999994</text:p>
          </table:table-cell>
          <table:table-cell office:value-type="float" office:value="17.030047" calcext:value-type="float">
            <text:p>17.030047</text:p>
          </table:table-cell>
          <table:table-cell table:number-columns-repeated="16370"/>
        </table:table-row>
        <table:table-row table:style-name="ro1">
          <table:table-cell office:value-type="float" office:value="156107" calcext:value-type="float">
            <text:p>156107</text:p>
          </table:table-cell>
          <table:table-cell table:formula="of:=[.B102]+1"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.409215" calcext:value-type="float">
            <text:p>2.409215</text:p>
          </table:table-cell>
          <table:table-cell table:number-columns-repeated="3" office:value-type="float" office:value="2.483" calcext:value-type="float">
            <text:p>2.483</text:p>
          </table:table-cell>
          <table:table-cell office:value-type="float" office:value="2.444366" calcext:value-type="float">
            <text:p>2.444366</text:p>
          </table:table-cell>
          <table:table-cell office:value-type="float" office:value="2.456561" calcext:value-type="float">
            <text:p>2.456561</text:p>
          </table:table-cell>
          <table:table-cell office:value-type="float" office:value="2.571201" calcext:value-type="float">
            <text:p>2.571201</text:p>
          </table:table-cell>
          <table:table-cell office:value-type="float" office:value="5.358584" calcext:value-type="float">
            <text:p>5.358584</text:p>
          </table:table-cell>
          <table:table-cell office:value-type="float" office:value="5.328357" calcext:value-type="float">
            <text:p>5.328357</text:p>
          </table:table-cell>
          <table:table-cell table:formula="of:=[.L103]-[.L102]" office:value-type="float" office:value="0.0113499999999993" calcext:value-type="float">
            <text:p>0.0113499999999993</text:p>
          </table:table-cell>
          <table:table-cell office:value-type="float" office:value="17.014653" calcext:value-type="float">
            <text:p>17.014653</text:p>
          </table:table-cell>
          <table:table-cell table:number-columns-repeated="16370"/>
        </table:table-row>
        <table:table-row table:style-name="ro1">
          <table:table-cell office:value-type="float" office:value="156148" calcext:value-type="float">
            <text:p>156148</text:p>
          </table:table-cell>
          <table:table-cell table:formula="of:=[.B103]+1"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2.444366" calcext:value-type="float">
            <text:p>2.444366</text:p>
          </table:table-cell>
          <table:table-cell table:number-columns-repeated="3" office:value-type="float" office:value="2.794" calcext:value-type="float">
            <text:p>2.794</text:p>
          </table:table-cell>
          <table:table-cell office:value-type="float" office:value="2.461766" calcext:value-type="float">
            <text:p>2.461766</text:p>
          </table:table-cell>
          <table:table-cell office:value-type="float" office:value="2.473021" calcext:value-type="float">
            <text:p>2.473021</text:p>
          </table:table-cell>
          <table:table-cell office:value-type="float" office:value="2.593797" calcext:value-type="float">
            <text:p>2.593797</text:p>
          </table:table-cell>
          <table:table-cell office:value-type="float" office:value="5.367796" calcext:value-type="float">
            <text:p>5.367796</text:p>
          </table:table-cell>
          <table:table-cell office:value-type="float" office:value="5.344298" calcext:value-type="float">
            <text:p>5.344298</text:p>
          </table:table-cell>
          <table:table-cell table:formula="of:=[.L104]-[.L103]" office:value-type="float" office:value="0.0159410000000007" calcext:value-type="float">
            <text:p>0.0159410000000007</text:p>
          </table:table-cell>
          <table:table-cell office:value-type="float" office:value="17.140554" calcext:value-type="float">
            <text:p>17.140554</text:p>
          </table:table-cell>
          <table:table-cell table:number-columns-repeated="16370"/>
        </table:table-row>
        <table:table-row table:style-name="ro1">
          <table:table-cell office:value-type="float" office:value="156188" calcext:value-type="float">
            <text:p>156188</text:p>
          </table:table-cell>
          <table:table-cell table:formula="of:=[.B104]+1"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2.461766" calcext:value-type="float">
            <text:p>2.461766</text:p>
          </table:table-cell>
          <table:table-cell table:number-columns-repeated="3" office:value-type="float" office:value="3.886" calcext:value-type="float">
            <text:p>3.886</text:p>
          </table:table-cell>
          <table:table-cell office:value-type="float" office:value="2.507465" calcext:value-type="float">
            <text:p>2.507465</text:p>
          </table:table-cell>
          <table:table-cell office:value-type="float" office:value="2.565037" calcext:value-type="float">
            <text:p>2.565037</text:p>
          </table:table-cell>
          <table:table-cell office:value-type="float" office:value="2.623594" calcext:value-type="float">
            <text:p>2.623594</text:p>
          </table:table-cell>
          <table:table-cell office:value-type="float" office:value="5.416642" calcext:value-type="float">
            <text:p>5.416642</text:p>
          </table:table-cell>
          <table:table-cell office:value-type="float" office:value="5.357026" calcext:value-type="float">
            <text:p>5.357026</text:p>
          </table:table-cell>
          <table:table-cell table:formula="of:=[.L105]-[.L104]" office:value-type="float" office:value="0.0127280000000001" calcext:value-type="float">
            <text:p>0.0127280000000001</text:p>
          </table:table-cell>
          <table:table-cell office:value-type="float" office:value="17.851537" calcext:value-type="float">
            <text:p>17.851537</text:p>
          </table:table-cell>
          <table:table-cell table:number-columns-repeated="16370"/>
        </table:table-row>
        <table:table-row table:style-name="ro1">
          <table:table-cell office:value-type="float" office:value="156207" calcext:value-type="float">
            <text:p>156207</text:p>
          </table:table-cell>
          <table:table-cell table:formula="of:=[.B105]+1" office:value-type="float" office:value="104" calcext:value-type="float">
            <text:p>104</text:p>
          </table:table-cell>
          <table:table-cell table:number-columns-repeated="5"/>
          <table:table-cell office:value-type="float" office:value="2.617316" calcext:value-type="float">
            <text:p>2.617316</text:p>
          </table:table-cell>
          <table:table-cell/>
          <table:table-cell office:value-type="float" office:value="2.641934" calcext:value-type="float">
            <text:p>2.641934</text:p>
          </table:table-cell>
          <table:table-cell/>
          <table:table-cell office:value-type="float" office:value="5.387456" calcext:value-type="float">
            <text:p>5.387456</text:p>
          </table:table-cell>
          <table:table-cell table:formula="of:=[.L106]-[.L105]" office:value-type="float" office:value="0.03043" calcext:value-type="float">
            <text:p>0.03043</text:p>
          </table:table-cell>
          <table:table-cell table:number-columns-repeated="16371"/>
        </table:table-row>
        <table:table-row table:style-name="ro1">
          <table:table-cell office:value-type="float" office:value="156227" calcext:value-type="float">
            <text:p>156227</text:p>
          </table:table-cell>
          <table:table-cell table:formula="of:=[.B106]+1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2.507465" calcext:value-type="float">
            <text:p>2.507465</text:p>
          </table:table-cell>
          <table:table-cell office:value-type="float" office:value="5.243" calcext:value-type="float">
            <text:p>5.243</text:p>
          </table:table-cell>
          <table:table-cell office:value-type="float" office:value="2.507465" calcext:value-type="float">
            <text:p>2.507465</text:p>
          </table:table-cell>
          <table:table-cell office:value-type="float" office:value="5.243" calcext:value-type="float">
            <text:p>5.243</text:p>
          </table:table-cell>
          <table:table-cell office:value-type="float" office:value="2.628302" calcext:value-type="float">
            <text:p>2.628302</text:p>
          </table:table-cell>
          <table:table-cell office:value-type="float" office:value="2.674002" calcext:value-type="float">
            <text:p>2.674002</text:p>
          </table:table-cell>
          <table:table-cell office:value-type="float" office:value="2.666115" calcext:value-type="float">
            <text:p>2.666115</text:p>
          </table:table-cell>
          <table:table-cell office:value-type="float" office:value="5.331031" calcext:value-type="float">
            <text:p>5.331031</text:p>
          </table:table-cell>
          <table:table-cell office:value-type="float" office:value="5.387729" calcext:value-type="float">
            <text:p>5.387729</text:p>
          </table:table-cell>
          <table:table-cell table:formula="of:=[.L107]-[.L106]" office:value-type="float" office:value="0.000272999999999968" calcext:value-type="float">
            <text:p>0.000272999999999968</text:p>
          </table:table-cell>
          <table:table-cell office:value-type="float" office:value="37.532094" calcext:value-type="float">
            <text:p>37.532094</text:p>
          </table:table-cell>
          <table:table-cell table:number-columns-repeated="16370"/>
        </table:table-row>
        <table:table-row table:style-name="ro1">
          <table:table-cell office:value-type="float" office:value="156248" calcext:value-type="float">
            <text:p>156248</text:p>
          </table:table-cell>
          <table:table-cell table:formula="of:=[.B107]+1"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2.628302" calcext:value-type="float">
            <text:p>2.628302</text:p>
          </table:table-cell>
          <table:table-cell table:number-columns-repeated="3" office:value-type="float" office:value="3.001" calcext:value-type="float">
            <text:p>3.001</text:p>
          </table:table-cell>
          <table:table-cell office:value-type="float" office:value="2.724652" calcext:value-type="float">
            <text:p>2.724652</text:p>
          </table:table-cell>
          <table:table-cell office:value-type="float" office:value="2.62958" calcext:value-type="float">
            <text:p>2.62958</text:p>
          </table:table-cell>
          <table:table-cell office:value-type="float" office:value="2.716328" calcext:value-type="float">
            <text:p>2.716328</text:p>
          </table:table-cell>
          <table:table-cell office:value-type="float" office:value="5.362153" calcext:value-type="float">
            <text:p>5.362153</text:p>
          </table:table-cell>
          <table:table-cell office:value-type="float" office:value="5.359412" calcext:value-type="float">
            <text:p>5.359412</text:p>
          </table:table-cell>
          <table:table-cell table:formula="of:=[.L108]-[.L107]" office:value-type="float" office:value="-0.0283170000000004" calcext:value-type="float">
            <text:p>-0.0283170000000004</text:p>
          </table:table-cell>
          <table:table-cell office:value-type="float" office:value="18.393089" calcext:value-type="float">
            <text:p>18.393089</text:p>
          </table:table-cell>
          <table:table-cell table:number-columns-repeated="16370"/>
        </table:table-row>
        <table:table-row table:style-name="ro1">
          <table:table-cell office:value-type="float" office:value="156267" calcext:value-type="float">
            <text:p>156267</text:p>
          </table:table-cell>
          <table:table-cell table:formula="of:=[.B108]+1" office:value-type="float" office:value="107" calcext:value-type="float">
            <text:p>107</text:p>
          </table:table-cell>
          <table:table-cell table:number-columns-repeated="5"/>
          <table:table-cell office:value-type="float" office:value="2.776382" calcext:value-type="float">
            <text:p>2.776382</text:p>
          </table:table-cell>
          <table:table-cell/>
          <table:table-cell office:value-type="float" office:value="2.718677" calcext:value-type="float">
            <text:p>2.718677</text:p>
          </table:table-cell>
          <table:table-cell/>
          <table:table-cell office:value-type="float" office:value="5.361458" calcext:value-type="float">
            <text:p>5.361458</text:p>
          </table:table-cell>
          <table:table-cell table:formula="of:=[.L109]-[.L108]" office:value-type="float" office:value="0.00204599999999999" calcext:value-type="float">
            <text:p>0.00204599999999999</text:p>
          </table:table-cell>
          <table:table-cell table:number-columns-repeated="16371"/>
        </table:table-row>
        <table:table-row table:style-name="ro1">
          <table:table-cell office:value-type="float" office:value="156327" calcext:value-type="float">
            <text:p>156327</text:p>
          </table:table-cell>
          <table:table-cell table:formula="of:=[.B109]+1"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2.724652" calcext:value-type="float">
            <text:p>2.724652</text:p>
          </table:table-cell>
          <table:table-cell table:number-columns-repeated="3" office:value-type="float" office:value="1.946" calcext:value-type="float">
            <text:p>1.946</text:p>
          </table:table-cell>
          <table:table-cell office:value-type="float" office:value="2.820327" calcext:value-type="float">
            <text:p>2.820327</text:p>
          </table:table-cell>
          <table:table-cell office:value-type="float" office:value="2.711846" calcext:value-type="float">
            <text:p>2.711846</text:p>
          </table:table-cell>
          <table:table-cell office:value-type="float" office:value="2.792727" calcext:value-type="float">
            <text:p>2.792727</text:p>
          </table:table-cell>
          <table:table-cell office:value-type="float" office:value="5.321076" calcext:value-type="float">
            <text:p>5.321076</text:p>
          </table:table-cell>
          <table:table-cell office:value-type="float" office:value="5.362455" calcext:value-type="float">
            <text:p>5.362455</text:p>
          </table:table-cell>
          <table:table-cell table:formula="of:=[.L110]-[.L109]" office:value-type="float" office:value="0.000996999999999915" calcext:value-type="float">
            <text:p>0.000996999999999915</text:p>
          </table:table-cell>
          <table:table-cell office:value-type="float" office:value="19.074252" calcext:value-type="float">
            <text:p>19.074252</text:p>
          </table:table-cell>
          <table:table-cell table:number-columns-repeated="16370"/>
        </table:table-row>
        <table:table-row table:style-name="ro1">
          <table:table-cell office:value-type="float" office:value="156347" calcext:value-type="float">
            <text:p>156347</text:p>
          </table:table-cell>
          <table:table-cell table:formula="of:=[.B110]+1"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2.820327" calcext:value-type="float">
            <text:p>2.820327</text:p>
          </table:table-cell>
          <table:table-cell table:number-columns-repeated="3" office:value-type="float" office:value="2.691" calcext:value-type="float">
            <text:p>2.691</text:p>
          </table:table-cell>
          <table:table-cell office:value-type="float" office:value="2.771399" calcext:value-type="float">
            <text:p>2.771399</text:p>
          </table:table-cell>
          <table:table-cell office:value-type="float" office:value="2.694384" calcext:value-type="float">
            <text:p>2.694384</text:p>
          </table:table-cell>
          <table:table-cell office:value-type="float" office:value="2.819429" calcext:value-type="float">
            <text:p>2.819429</text:p>
          </table:table-cell>
          <table:table-cell office:value-type="float" office:value="5.35336" calcext:value-type="float">
            <text:p>5.35336</text:p>
          </table:table-cell>
          <table:table-cell office:value-type="float" office:value="5.342595" calcext:value-type="float">
            <text:p>5.342595</text:p>
          </table:table-cell>
          <table:table-cell table:formula="of:=[.L111]-[.L110]" office:value-type="float" office:value="-0.0198599999999995" calcext:value-type="float">
            <text:p>-0.0198599999999995</text:p>
          </table:table-cell>
          <table:table-cell office:value-type="float" office:value="18.915181" calcext:value-type="float">
            <text:p>18.915181</text:p>
          </table:table-cell>
          <table:table-cell table:number-columns-repeated="16370"/>
        </table:table-row>
        <table:table-row table:style-name="ro1">
          <table:table-cell office:value-type="float" office:value="156387" calcext:value-type="float">
            <text:p>156387</text:p>
          </table:table-cell>
          <table:table-cell table:formula="of:=[.B111]+1"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2.771399" calcext:value-type="float">
            <text:p>2.771399</text:p>
          </table:table-cell>
          <table:table-cell table:number-columns-repeated="3" office:value-type="float" office:value="3.574" calcext:value-type="float">
            <text:p>3.574</text:p>
          </table:table-cell>
          <table:table-cell office:value-type="float" office:value="2.806693" calcext:value-type="float">
            <text:p>2.806693</text:p>
          </table:table-cell>
          <table:table-cell office:value-type="float" office:value="2.761066" calcext:value-type="float">
            <text:p>2.761066</text:p>
          </table:table-cell>
          <table:table-cell office:value-type="float" office:value="2.84691" calcext:value-type="float">
            <text:p>2.84691</text:p>
          </table:table-cell>
          <table:table-cell office:value-type="float" office:value="5.38931" calcext:value-type="float">
            <text:p>5.38931</text:p>
          </table:table-cell>
          <table:table-cell office:value-type="float" office:value="5.349061" calcext:value-type="float">
            <text:p>5.349061</text:p>
          </table:table-cell>
          <table:table-cell table:formula="of:=[.L112]-[.L111]" office:value-type="float" office:value="0.00646599999999964" calcext:value-type="float">
            <text:p>0.00646599999999964</text:p>
          </table:table-cell>
          <table:table-cell office:value-type="float" office:value="19.429227" calcext:value-type="float">
            <text:p>19.429227</text:p>
          </table:table-cell>
          <table:table-cell table:number-columns-repeated="16370"/>
        </table:table-row>
        <table:table-row table:style-name="ro1">
          <table:table-cell office:value-type="float" office:value="156407" calcext:value-type="float">
            <text:p>156407</text:p>
          </table:table-cell>
          <table:table-cell table:formula="of:=[.B112]+1" office:value-type="float" office:value="111" calcext:value-type="float">
            <text:p>111</text:p>
          </table:table-cell>
          <table:table-cell table:number-columns-repeated="5"/>
          <table:table-cell office:value-type="float" office:value="2.889676" calcext:value-type="float">
            <text:p>2.889676</text:p>
          </table:table-cell>
          <table:table-cell/>
          <table:table-cell office:value-type="float" office:value="2.865935" calcext:value-type="float">
            <text:p>2.865935</text:p>
          </table:table-cell>
          <table:table-cell/>
          <table:table-cell office:value-type="float" office:value="5.369955" calcext:value-type="float">
            <text:p>5.369955</text:p>
          </table:table-cell>
          <table:table-cell table:formula="of:=[.L113]-[.L112]" office:value-type="float" office:value="0.0208940000000002" calcext:value-type="float">
            <text:p>0.0208940000000002</text:p>
          </table:table-cell>
          <table:table-cell table:number-columns-repeated="16371"/>
        </table:table-row>
        <table:table-row table:style-name="ro1">
          <table:table-cell office:value-type="float" office:value="156447" calcext:value-type="float">
            <text:p>156447</text:p>
          </table:table-cell>
          <table:table-cell table:formula="of:=[.B113]+1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2.806693" calcext:value-type="float">
            <text:p>2.806693</text:p>
          </table:table-cell>
          <table:table-cell table:number-columns-repeated="3" office:value-type="float" office:value="3.031" calcext:value-type="float">
            <text:p>3.031</text:p>
          </table:table-cell>
          <table:table-cell office:value-type="float" office:value="2.950101" calcext:value-type="float">
            <text:p>2.950101</text:p>
          </table:table-cell>
          <table:table-cell office:value-type="float" office:value="2.827922" calcext:value-type="float">
            <text:p>2.827922</text:p>
          </table:table-cell>
          <table:table-cell office:value-type="float" office:value="2.915505" calcext:value-type="float">
            <text:p>2.915505</text:p>
          </table:table-cell>
          <table:table-cell office:value-type="float" office:value="5.366416" calcext:value-type="float">
            <text:p>5.366416</text:p>
          </table:table-cell>
          <table:table-cell office:value-type="float" office:value="5.370457" calcext:value-type="float">
            <text:p>5.370457</text:p>
          </table:table-cell>
          <table:table-cell table:formula="of:=[.L114]-[.L113]" office:value-type="float" office:value="0.000502000000000002" calcext:value-type="float">
            <text:p>0.000502000000000002</text:p>
          </table:table-cell>
          <table:table-cell office:value-type="float" office:value="19.974082" calcext:value-type="float">
            <text:p>19.974082</text:p>
          </table:table-cell>
          <table:table-cell table:number-columns-repeated="16370"/>
        </table:table-row>
        <table:table-row table:style-name="ro1">
          <table:table-cell office:value-type="float" office:value="156468" calcext:value-type="float">
            <text:p>156468</text:p>
          </table:table-cell>
          <table:table-cell table:formula="of:=[.B114]+1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2.950101" calcext:value-type="float">
            <text:p>2.950101</text:p>
          </table:table-cell>
          <table:table-cell table:number-columns-repeated="3" office:value-type="float" office:value="2.399" calcext:value-type="float">
            <text:p>2.399</text:p>
          </table:table-cell>
          <table:table-cell office:value-type="float" office:value="2.991232" calcext:value-type="float">
            <text:p>2.991232</text:p>
          </table:table-cell>
          <table:table-cell office:value-type="float" office:value="2.902411" calcext:value-type="float">
            <text:p>2.902411</text:p>
          </table:table-cell>
          <table:table-cell office:value-type="float" office:value="2.929959" calcext:value-type="float">
            <text:p>2.929959</text:p>
          </table:table-cell>
          <table:table-cell office:value-type="float" office:value="5.325315" calcext:value-type="float">
            <text:p>5.325315</text:p>
          </table:table-cell>
          <table:table-cell office:value-type="float" office:value="5.369083" calcext:value-type="float">
            <text:p>5.369083</text:p>
          </table:table-cell>
          <table:table-cell table:formula="of:=[.L115]-[.L114]" office:value-type="float" office:value="-0.00137400000000021" calcext:value-type="float">
            <text:p>-0.00137400000000021</text:p>
          </table:table-cell>
          <table:table-cell office:value-type="float" office:value="20.591367" calcext:value-type="float">
            <text:p>20.591367</text:p>
          </table:table-cell>
          <table:table-cell table:number-columns-repeated="16370"/>
        </table:table-row>
        <table:table-row table:style-name="ro1">
          <table:table-cell office:value-type="float" office:value="156487" calcext:value-type="float">
            <text:p>156487</text:p>
          </table:table-cell>
          <table:table-cell table:formula="of:=[.B115]+1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2.991232" calcext:value-type="float">
            <text:p>2.991232</text:p>
          </table:table-cell>
          <table:table-cell office:value-type="float" office:value="-4.007" calcext:value-type="float">
            <text:p>-4.007</text:p>
          </table:table-cell>
          <table:table-cell office:value-type="float" office:value="2.991232" calcext:value-type="float">
            <text:p>2.991232</text:p>
          </table:table-cell>
          <table:table-cell office:value-type="float" office:value="-4.007" calcext:value-type="float">
            <text:p>-4.007</text:p>
          </table:table-cell>
          <table:table-cell office:value-type="float" office:value="3.014432" calcext:value-type="float">
            <text:p>3.014432</text:p>
          </table:table-cell>
          <table:table-cell office:value-type="float" office:value="2.978379" calcext:value-type="float">
            <text:p>2.978379</text:p>
          </table:table-cell>
          <table:table-cell office:value-type="float" office:value="2.973481" calcext:value-type="float">
            <text:p>2.973481</text:p>
          </table:table-cell>
          <table:table-cell office:value-type="float" office:value="5.354491" calcext:value-type="float">
            <text:p>5.354491</text:p>
          </table:table-cell>
          <table:table-cell office:value-type="float" office:value="5.347883" calcext:value-type="float">
            <text:p>5.347883</text:p>
          </table:table-cell>
          <table:table-cell table:formula="of:=[.L116]-[.L115]" office:value-type="float" office:value="-0.0211999999999994" calcext:value-type="float">
            <text:p>-0.0211999999999994</text:p>
          </table:table-cell>
          <table:table-cell office:value-type="float" office:value="42.362735" calcext:value-type="float">
            <text:p>42.362735</text:p>
          </table:table-cell>
          <table:table-cell table:number-columns-repeated="16370"/>
        </table:table-row>
        <table:table-row table:style-name="ro1">
          <table:table-cell office:value-type="float" office:value="156507" calcext:value-type="float">
            <text:p>156507</text:p>
          </table:table-cell>
          <table:table-cell table:formula="of:=[.B116]+1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3.014432" calcext:value-type="float">
            <text:p>3.014432</text:p>
          </table:table-cell>
          <table:table-cell table:number-columns-repeated="3" office:value-type="float" office:value="2.802" calcext:value-type="float">
            <text:p>2.802</text:p>
          </table:table-cell>
          <table:table-cell office:value-type="float" office:value="2.881431" calcext:value-type="float">
            <text:p>2.881431</text:p>
          </table:table-cell>
          <table:table-cell office:value-type="float" office:value="2.916216" calcext:value-type="float">
            <text:p>2.916216</text:p>
          </table:table-cell>
          <table:table-cell office:value-type="float" office:value="3.018695" calcext:value-type="float">
            <text:p>3.018695</text:p>
          </table:table-cell>
          <table:table-cell office:value-type="float" office:value="5.354234" calcext:value-type="float">
            <text:p>5.354234</text:p>
          </table:table-cell>
          <table:table-cell office:value-type="float" office:value="5.352722" calcext:value-type="float">
            <text:p>5.352722</text:p>
          </table:table-cell>
          <table:table-cell table:formula="of:=[.L117]-[.L116]" office:value-type="float" office:value="0.00483899999999959" calcext:value-type="float">
            <text:p>0.00483899999999959</text:p>
          </table:table-cell>
          <table:table-cell office:value-type="float" office:value="20.685238" calcext:value-type="float">
            <text:p>20.685238</text:p>
          </table:table-cell>
          <table:table-cell table:number-columns-repeated="16370"/>
        </table:table-row>
        <table:table-row table:style-name="ro1">
          <table:table-cell office:value-type="float" office:value="156528" calcext:value-type="float">
            <text:p>156528</text:p>
          </table:table-cell>
          <table:table-cell table:formula="of:=[.B117]+1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2.881431" calcext:value-type="float">
            <text:p>2.881431</text:p>
          </table:table-cell>
          <table:table-cell table:number-columns-repeated="3" office:value-type="float" office:value="1.99" calcext:value-type="float">
            <text:p>1.99</text:p>
          </table:table-cell>
          <table:table-cell office:value-type="float" office:value="2.877042" calcext:value-type="float">
            <text:p>2.877042</text:p>
          </table:table-cell>
          <table:table-cell office:value-type="float" office:value="2.974716" calcext:value-type="float">
            <text:p>2.974716</text:p>
          </table:table-cell>
          <table:table-cell office:value-type="float" office:value="3.009674" calcext:value-type="float">
            <text:p>3.009674</text:p>
          </table:table-cell>
          <table:table-cell office:value-type="float" office:value="5.296734" calcext:value-type="float">
            <text:p>5.296734</text:p>
          </table:table-cell>
          <table:table-cell office:value-type="float" office:value="5.353763" calcext:value-type="float">
            <text:p>5.353763</text:p>
          </table:table-cell>
          <table:table-cell table:formula="of:=[.L118]-[.L117]" office:value-type="float" office:value="0.00104099999999985" calcext:value-type="float">
            <text:p>0.00104099999999985</text:p>
          </table:table-cell>
          <table:table-cell office:value-type="float" office:value="21.186114" calcext:value-type="float">
            <text:p>21.186114</text:p>
          </table:table-cell>
          <table:table-cell table:number-columns-repeated="16370"/>
        </table:table-row>
        <table:table-row table:style-name="ro1">
          <table:table-cell office:value-type="float" office:value="156548" calcext:value-type="float">
            <text:p>156548</text:p>
          </table:table-cell>
          <table:table-cell table:formula="of:=[.B118]+1"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2.877042" calcext:value-type="float">
            <text:p>2.877042</text:p>
          </table:table-cell>
          <table:table-cell office:value-type="float" office:value="6.486" calcext:value-type="float">
            <text:p>6.486</text:p>
          </table:table-cell>
          <table:table-cell office:value-type="float" office:value="2.877042" calcext:value-type="float">
            <text:p>2.877042</text:p>
          </table:table-cell>
          <table:table-cell office:value-type="float" office:value="6.486" calcext:value-type="float">
            <text:p>6.486</text:p>
          </table:table-cell>
          <table:table-cell office:value-type="float" office:value="2.840054" calcext:value-type="float">
            <text:p>2.840054</text:p>
          </table:table-cell>
          <table:table-cell office:value-type="float" office:value="3.108767" calcext:value-type="float">
            <text:p>3.108767</text:p>
          </table:table-cell>
          <table:table-cell office:value-type="float" office:value="3.033104" calcext:value-type="float">
            <text:p>3.033104</text:p>
          </table:table-cell>
          <table:table-cell office:value-type="float" office:value="5.327077" calcext:value-type="float">
            <text:p>5.327077</text:p>
          </table:table-cell>
          <table:table-cell office:value-type="float" office:value="5.325471" calcext:value-type="float">
            <text:p>5.325471</text:p>
          </table:table-cell>
          <table:table-cell table:formula="of:=[.L119]-[.L118]" office:value-type="float" office:value="-0.0282919999999995" calcext:value-type="float">
            <text:p>-0.0282919999999995</text:p>
          </table:table-cell>
          <table:table-cell office:value-type="float" office:value="44.473642" calcext:value-type="float">
            <text:p>44.473642</text:p>
          </table:table-cell>
          <table:table-cell table:number-columns-repeated="16370"/>
        </table:table-row>
        <table:table-row table:style-name="ro1">
          <table:table-cell office:value-type="float" office:value="156607" calcext:value-type="float">
            <text:p>156607</text:p>
          </table:table-cell>
          <table:table-cell table:formula="of:=[.B119]+1"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2.840054" calcext:value-type="float">
            <text:p>2.840054</text:p>
          </table:table-cell>
          <table:table-cell table:number-columns-repeated="3" office:value-type="float" office:value="3.794" calcext:value-type="float">
            <text:p>3.794</text:p>
          </table:table-cell>
          <table:table-cell office:value-type="float" office:value="3.021906" calcext:value-type="float">
            <text:p>3.021906</text:p>
          </table:table-cell>
          <table:table-cell office:value-type="float" office:value="3.009848" calcext:value-type="float">
            <text:p>3.009848</text:p>
          </table:table-cell>
          <table:table-cell office:value-type="float" office:value="3.159925" calcext:value-type="float">
            <text:p>3.159925</text:p>
          </table:table-cell>
          <table:table-cell office:value-type="float" office:value="5.38088" calcext:value-type="float">
            <text:p>5.38088</text:p>
          </table:table-cell>
          <table:table-cell office:value-type="float" office:value="5.325367" calcext:value-type="float">
            <text:p>5.325367</text:p>
          </table:table-cell>
          <table:table-cell table:formula="of:=[.L120]-[.L119]" office:value-type="float" office:value="-0.000104000000000326" calcext:value-type="float">
            <text:p>-0.000104000000000326</text:p>
          </table:table-cell>
          <table:table-cell office:value-type="float" office:value="21.420147" calcext:value-type="float">
            <text:p>21.420147</text:p>
          </table:table-cell>
          <table:table-cell table:number-columns-repeated="16370"/>
        </table:table-row>
        <table:table-row table:style-name="ro1">
          <table:table-cell office:value-type="float" office:value="156627" calcext:value-type="float">
            <text:p>156627</text:p>
          </table:table-cell>
          <table:table-cell table:formula="of:=[.B120]+1" office:value-type="float" office:value="119" calcext:value-type="float">
            <text:p>119</text:p>
          </table:table-cell>
          <table:table-cell table:number-columns-repeated="5"/>
          <table:table-cell office:value-type="float" office:value="3.074621" calcext:value-type="float">
            <text:p>3.074621</text:p>
          </table:table-cell>
          <table:table-cell/>
          <table:table-cell office:value-type="float" office:value="3.14881" calcext:value-type="float">
            <text:p>3.14881</text:p>
          </table:table-cell>
          <table:table-cell/>
          <table:table-cell office:value-type="float" office:value="5.353979" calcext:value-type="float">
            <text:p>5.353979</text:p>
          </table:table-cell>
          <table:table-cell table:formula="of:=[.L121]-[.L120]" office:value-type="float" office:value="0.0286119999999999" calcext:value-type="float">
            <text:p>0.0286119999999999</text:p>
          </table:table-cell>
          <table:table-cell table:number-columns-repeated="16371"/>
        </table:table-row>
        <table:table-row table:style-name="ro1">
          <table:table-cell office:value-type="float" office:value="156667" calcext:value-type="float">
            <text:p>156667</text:p>
          </table:table-cell>
          <table:table-cell table:formula="of:=[.B121]+1"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3.021906" calcext:value-type="float">
            <text:p>3.021906</text:p>
          </table:table-cell>
          <table:table-cell office:value-type="float" office:value="5.316" calcext:value-type="float">
            <text:p>5.316</text:p>
          </table:table-cell>
          <table:table-cell office:value-type="float" office:value="3.021906" calcext:value-type="float">
            <text:p>3.021906</text:p>
          </table:table-cell>
          <table:table-cell office:value-type="float" office:value="5.316" calcext:value-type="float">
            <text:p>5.316</text:p>
          </table:table-cell>
          <table:table-cell office:value-type="float" office:value="3.154272" calcext:value-type="float">
            <text:p>3.154272</text:p>
          </table:table-cell>
          <table:table-cell office:value-type="float" office:value="3.067526" calcext:value-type="float">
            <text:p>3.067526</text:p>
          </table:table-cell>
          <table:table-cell office:value-type="float" office:value="3.200194" calcext:value-type="float">
            <text:p>3.200194</text:p>
          </table:table-cell>
          <table:table-cell office:value-type="float" office:value="5.35572" calcext:value-type="float">
            <text:p>5.35572</text:p>
          </table:table-cell>
          <table:table-cell office:value-type="float" office:value="5.354513" calcext:value-type="float">
            <text:p>5.354513</text:p>
          </table:table-cell>
          <table:table-cell table:formula="of:=[.L122]-[.L121]" office:value-type="float" office:value="0.000534000000000034" calcext:value-type="float">
            <text:p>0.000534000000000034</text:p>
          </table:table-cell>
          <table:table-cell office:value-type="float" office:value="43.785035" calcext:value-type="float">
            <text:p>43.785035</text:p>
          </table:table-cell>
          <table:table-cell table:number-columns-repeated="16370"/>
        </table:table-row>
        <table:table-row table:style-name="ro1">
          <table:table-cell office:value-type="float" office:value="156688" calcext:value-type="float">
            <text:p>156688</text:p>
          </table:table-cell>
          <table:table-cell table:formula="of:=[.B122]+1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3.154272" calcext:value-type="float">
            <text:p>3.154272</text:p>
          </table:table-cell>
          <table:table-cell table:number-columns-repeated="3" office:value-type="float" office:value="2.939" calcext:value-type="float">
            <text:p>2.939</text:p>
          </table:table-cell>
          <table:table-cell office:value-type="float" office:value="3.252201" calcext:value-type="float">
            <text:p>3.252201</text:p>
          </table:table-cell>
          <table:table-cell office:value-type="float" office:value="3.111801" calcext:value-type="float">
            <text:p>3.111801</text:p>
          </table:table-cell>
          <table:table-cell office:value-type="float" office:value="3.207119" calcext:value-type="float">
            <text:p>3.207119</text:p>
          </table:table-cell>
          <table:table-cell office:value-type="float" office:value="5.325537" calcext:value-type="float">
            <text:p>5.325537</text:p>
          </table:table-cell>
          <table:table-cell office:value-type="float" office:value="5.356342" calcext:value-type="float">
            <text:p>5.356342</text:p>
          </table:table-cell>
          <table:table-cell table:formula="of:=[.L123]-[.L122]" office:value-type="float" office:value="0.00182899999999986" calcext:value-type="float">
            <text:p>0.00182899999999986</text:p>
          </table:table-cell>
          <table:table-cell office:value-type="float" office:value="22.261898" calcext:value-type="float">
            <text:p>22.261898</text:p>
          </table:table-cell>
          <table:table-cell table:number-columns-repeated="16370"/>
        </table:table-row>
        <table:table-row table:style-name="ro1">
          <table:table-cell office:value-type="float" office:value="156708" calcext:value-type="float">
            <text:p>156708</text:p>
          </table:table-cell>
          <table:table-cell table:formula="of:=[.B123]+1"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3.252201" calcext:value-type="float">
            <text:p>3.252201</text:p>
          </table:table-cell>
          <table:table-cell table:number-columns-repeated="3" office:value-type="float" office:value="3.781" calcext:value-type="float">
            <text:p>3.781</text:p>
          </table:table-cell>
          <table:table-cell office:value-type="float" office:value="3.262375" calcext:value-type="float">
            <text:p>3.262375</text:p>
          </table:table-cell>
          <table:table-cell office:value-type="float" office:value="3.130962" calcext:value-type="float">
            <text:p>3.130962</text:p>
          </table:table-cell>
          <table:table-cell office:value-type="float" office:value="3.217203" calcext:value-type="float">
            <text:p>3.217203</text:p>
          </table:table-cell>
          <table:table-cell office:value-type="float" office:value="5.395832" calcext:value-type="float">
            <text:p>5.395832</text:p>
          </table:table-cell>
          <table:table-cell office:value-type="float" office:value="5.341605" calcext:value-type="float">
            <text:p>5.341605</text:p>
          </table:table-cell>
          <table:table-cell table:formula="of:=[.L124]-[.L123]" office:value-type="float" office:value="-0.0147369999999993" calcext:value-type="float">
            <text:p>-0.0147369999999993</text:p>
          </table:table-cell>
          <table:table-cell office:value-type="float" office:value="22.381651" calcext:value-type="float">
            <text:p>22.381651</text:p>
          </table:table-cell>
          <table:table-cell table:number-columns-repeated="16370"/>
        </table:table-row>
        <table:table-row table:style-name="ro1">
          <table:table-cell office:value-type="float" office:value="156728" calcext:value-type="float">
            <text:p>156728</text:p>
          </table:table-cell>
          <table:table-cell table:formula="of:=[.B124]+1"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3.262375" calcext:value-type="float">
            <text:p>3.262375</text:p>
          </table:table-cell>
          <table:table-cell office:value-type="float" office:value="0.063" calcext:value-type="float">
            <text:p>0.063</text:p>
          </table:table-cell>
          <table:table-cell office:value-type="float" office:value="3.262375" calcext:value-type="float">
            <text:p>3.262375</text:p>
          </table:table-cell>
          <table:table-cell office:value-type="float" office:value="0.063" calcext:value-type="float">
            <text:p>0.063</text:p>
          </table:table-cell>
          <table:table-cell office:value-type="float" office:value="3.29703" calcext:value-type="float">
            <text:p>3.29703</text:p>
          </table:table-cell>
          <table:table-cell office:value-type="float" office:value="3.20908" calcext:value-type="float">
            <text:p>3.20908</text:p>
          </table:table-cell>
          <table:table-cell office:value-type="float" office:value="3.216775" calcext:value-type="float">
            <text:p>3.216775</text:p>
          </table:table-cell>
          <table:table-cell office:value-type="float" office:value="5.353883" calcext:value-type="float">
            <text:p>5.353883</text:p>
          </table:table-cell>
          <table:table-cell office:value-type="float" office:value="5.369373" calcext:value-type="float">
            <text:p>5.369373</text:p>
          </table:table-cell>
          <table:table-cell table:formula="of:=[.L125]-[.L124]" office:value-type="float" office:value="0.027768" calcext:value-type="float">
            <text:p>0.027768</text:p>
          </table:table-cell>
          <table:table-cell office:value-type="float" office:value="46.047501" calcext:value-type="float">
            <text:p>46.047501</text:p>
          </table:table-cell>
          <table:table-cell table:number-columns-repeated="16370"/>
        </table:table-row>
        <table:table-row table:style-name="ro1">
          <table:table-cell office:value-type="float" office:value="156748" calcext:value-type="float">
            <text:p>156748</text:p>
          </table:table-cell>
          <table:table-cell table:formula="of:=[.B125]+1"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3.29703" calcext:value-type="float">
            <text:p>3.29703</text:p>
          </table:table-cell>
          <table:table-cell office:value-type="float" office:value="5.383" calcext:value-type="float">
            <text:p>5.383</text:p>
          </table:table-cell>
          <table:table-cell office:value-type="float" office:value="3.29703" calcext:value-type="float">
            <text:p>3.29703</text:p>
          </table:table-cell>
          <table:table-cell office:value-type="float" office:value="5.383" calcext:value-type="float">
            <text:p>5.383</text:p>
          </table:table-cell>
          <table:table-cell office:value-type="float" office:value="3.220386" calcext:value-type="float">
            <text:p>3.220386</text:p>
          </table:table-cell>
          <table:table-cell office:value-type="float" office:value="3.222314" calcext:value-type="float">
            <text:p>3.222314</text:p>
          </table:table-cell>
          <table:table-cell office:value-type="float" office:value="3.254239" calcext:value-type="float">
            <text:p>3.254239</text:p>
          </table:table-cell>
          <table:table-cell office:value-type="float" office:value="5.34897" calcext:value-type="float">
            <text:p>5.34897</text:p>
          </table:table-cell>
          <table:table-cell office:value-type="float" office:value="5.362391" calcext:value-type="float">
            <text:p>5.362391</text:p>
          </table:table-cell>
          <table:table-cell table:formula="of:=[.L126]-[.L125]" office:value-type="float" office:value="-0.00698200000000071" calcext:value-type="float">
            <text:p>-0.00698200000000071</text:p>
          </table:table-cell>
          <table:table-cell office:value-type="float" office:value="46.263596" calcext:value-type="float">
            <text:p>46.263596</text:p>
          </table:table-cell>
          <table:table-cell table:number-columns-repeated="16370"/>
        </table:table-row>
        <table:table-row table:style-name="ro1">
          <table:table-cell office:value-type="float" office:value="156787" calcext:value-type="float">
            <text:p>156787</text:p>
          </table:table-cell>
          <table:table-cell table:formula="of:=[.B126]+1" office:value-type="float" office:value="125" calcext:value-type="float">
            <text:p>125</text:p>
          </table:table-cell>
          <table:table-cell table:number-columns-repeated="5"/>
          <table:table-cell office:value-type="float" office:value="3.252282" calcext:value-type="float">
            <text:p>3.252282</text:p>
          </table:table-cell>
          <table:table-cell/>
          <table:table-cell office:value-type="float" office:value="3.304349" calcext:value-type="float">
            <text:p>3.304349</text:p>
          </table:table-cell>
          <table:table-cell/>
          <table:table-cell office:value-type="float" office:value="5.356394" calcext:value-type="float">
            <text:p>5.356394</text:p>
          </table:table-cell>
          <table:table-cell table:formula="of:=[.L127]-[.L126]" office:value-type="float" office:value="-0.00599699999999981" calcext:value-type="float">
            <text:p>-0.00599699999999981</text:p>
          </table:table-cell>
          <table:table-cell table:number-columns-repeated="16371"/>
        </table:table-row>
        <table:table-row table:style-name="ro1">
          <table:table-cell office:value-type="float" office:value="156827" calcext:value-type="float">
            <text:p>156827</text:p>
          </table:table-cell>
          <table:table-cell table:formula="of:=[.B127]+1" office:value-type="float" office:value="126" calcext:value-type="float">
            <text:p>126</text:p>
          </table:table-cell>
          <table:table-cell table:number-columns-repeated="5"/>
          <table:table-cell office:value-type="float" office:value="3.268761" calcext:value-type="float">
            <text:p>3.268761</text:p>
          </table:table-cell>
          <table:table-cell/>
          <table:table-cell office:value-type="float" office:value="3.355129" calcext:value-type="float">
            <text:p>3.355129</text:p>
          </table:table-cell>
          <table:table-cell/>
          <table:table-cell office:value-type="float" office:value="5.35682" calcext:value-type="float">
            <text:p>5.35682</text:p>
          </table:table-cell>
          <table:table-cell table:formula="of:=[.L128]-[.L127]" office:value-type="float" office:value="0.000426000000000037" calcext:value-type="float">
            <text:p>0.000426000000000037</text:p>
          </table:table-cell>
          <table:table-cell table:number-columns-repeated="16371"/>
        </table:table-row>
        <table:table-row table:style-name="ro1">
          <table:table-cell office:value-type="float" office:value="156847" calcext:value-type="float">
            <text:p>156847</text:p>
          </table:table-cell>
          <table:table-cell table:formula="of:=[.B128]+1" office:value-type="float" office:value="127" calcext:value-type="float">
            <text:p>127</text:p>
          </table:table-cell>
          <table:table-cell table:number-columns-repeated="5"/>
          <table:table-cell office:value-type="float" office:value="3.285241" calcext:value-type="float">
            <text:p>3.285241</text:p>
          </table:table-cell>
          <table:table-cell/>
          <table:table-cell office:value-type="float" office:value="3.380821" calcext:value-type="float">
            <text:p>3.380821</text:p>
          </table:table-cell>
          <table:table-cell/>
          <table:table-cell office:value-type="float" office:value="5.357043" calcext:value-type="float">
            <text:p>5.357043</text:p>
          </table:table-cell>
          <table:table-cell table:formula="of:=[.L129]-[.L128]" office:value-type="float" office:value="0.000223000000000084" calcext:value-type="float">
            <text:p>0.000223000000000084</text:p>
          </table:table-cell>
          <table:table-cell table:number-columns-repeated="16371"/>
        </table:table-row>
        <table:table-row table:style-name="ro1">
          <table:table-cell office:value-type="float" office:value="156888" calcext:value-type="float">
            <text:p>156888</text:p>
          </table:table-cell>
          <table:table-cell table:formula="of:=[.B129]+1"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.220386" calcext:value-type="float">
            <text:p>3.220386</text:p>
          </table:table-cell>
          <table:table-cell office:value-type="float" office:value="16.483" calcext:value-type="float">
            <text:p>16.483</text:p>
          </table:table-cell>
          <table:table-cell office:value-type="float" office:value="3.220386" calcext:value-type="float">
            <text:p>3.220386</text:p>
          </table:table-cell>
          <table:table-cell office:value-type="float" office:value="16.483" calcext:value-type="float">
            <text:p>16.483</text:p>
          </table:table-cell>
          <table:table-cell office:value-type="float" office:value="3.30996" calcext:value-type="float">
            <text:p>3.30996</text:p>
          </table:table-cell>
          <table:table-cell office:value-type="float" office:value="3.410279" calcext:value-type="float">
            <text:p>3.410279</text:p>
          </table:table-cell>
          <table:table-cell office:value-type="float" office:value="3.425556" calcext:value-type="float">
            <text:p>3.425556</text:p>
          </table:table-cell>
          <table:table-cell office:value-type="float" office:value="5.345024" calcext:value-type="float">
            <text:p>5.345024</text:p>
          </table:table-cell>
          <table:table-cell office:value-type="float" office:value="5.357428" calcext:value-type="float">
            <text:p>5.357428</text:p>
          </table:table-cell>
          <table:table-cell table:formula="of:=[.L130]-[.L129]" office:value-type="float" office:value="0.000384999999999636" calcext:value-type="float">
            <text:p>0.000384999999999636</text:p>
          </table:table-cell>
          <table:table-cell office:value-type="float" office:value="49.269429" calcext:value-type="float">
            <text:p>49.269429</text:p>
          </table:table-cell>
          <table:table-cell table:number-columns-repeated="16370"/>
        </table:table-row>
        <table:table-row table:style-name="ro1">
          <table:table-cell office:value-type="float" office:value="156908" calcext:value-type="float">
            <text:p>156908</text:p>
          </table:table-cell>
          <table:table-cell table:formula="of:=[.B130]+1"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3.30996" calcext:value-type="float">
            <text:p>3.30996</text:p>
          </table:table-cell>
          <table:table-cell office:value-type="float" office:value="17.212" calcext:value-type="float">
            <text:p>17.212</text:p>
          </table:table-cell>
          <table:table-cell office:value-type="float" office:value="3.30996" calcext:value-type="float">
            <text:p>3.30996</text:p>
          </table:table-cell>
          <table:table-cell office:value-type="float" office:value="17.212" calcext:value-type="float">
            <text:p>17.212</text:p>
          </table:table-cell>
          <table:table-cell office:value-type="float" office:value="3.567171" calcext:value-type="float">
            <text:p>3.567171</text:p>
          </table:table-cell>
          <table:table-cell office:value-type="float" office:value="3.439072" calcext:value-type="float">
            <text:p>3.439072</text:p>
          </table:table-cell>
          <table:table-cell office:value-type="float" office:value="3.477351" calcext:value-type="float">
            <text:p>3.477351</text:p>
          </table:table-cell>
          <table:table-cell office:value-type="float" office:value="5.341885" calcext:value-type="float">
            <text:p>5.341885</text:p>
          </table:table-cell>
          <table:table-cell office:value-type="float" office:value="5.350311" calcext:value-type="float">
            <text:p>5.350311</text:p>
          </table:table-cell>
          <table:table-cell table:formula="of:=[.L131]-[.L130]" office:value-type="float" office:value="-0.00711700000000004" calcext:value-type="float">
            <text:p>-0.00711700000000004</text:p>
          </table:table-cell>
          <table:table-cell office:value-type="float" office:value="49.732274" calcext:value-type="float">
            <text:p>49.732274</text:p>
          </table:table-cell>
          <table:table-cell table:number-columns-repeated="16370"/>
        </table:table-row>
        <table:table-row table:style-name="ro1">
          <table:table-cell office:value-type="float" office:value="156948" calcext:value-type="float">
            <text:p>156948</text:p>
          </table:table-cell>
          <table:table-cell table:formula="of:=[.B131]+1"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3.567171" calcext:value-type="float">
            <text:p>3.567171</text:p>
          </table:table-cell>
          <table:table-cell office:value-type="float" office:value="7.409" calcext:value-type="float">
            <text:p>7.409</text:p>
          </table:table-cell>
          <table:table-cell office:value-type="float" office:value="3.567171" calcext:value-type="float">
            <text:p>3.567171</text:p>
          </table:table-cell>
          <table:table-cell office:value-type="float" office:value="7.409" calcext:value-type="float">
            <text:p>7.409</text:p>
          </table:table-cell>
          <table:table-cell office:value-type="float" office:value="3.841646" calcext:value-type="float">
            <text:p>3.841646</text:p>
          </table:table-cell>
          <table:table-cell office:value-type="float" office:value="3.433627" calcext:value-type="float">
            <text:p>3.433627</text:p>
          </table:table-cell>
          <table:table-cell office:value-type="float" office:value="3.528647" calcext:value-type="float">
            <text:p>3.528647</text:p>
          </table:table-cell>
          <table:table-cell office:value-type="float" office:value="5.377461" calcext:value-type="float">
            <text:p>5.377461</text:p>
          </table:table-cell>
          <table:table-cell office:value-type="float" office:value="5.350066" calcext:value-type="float">
            <text:p>5.350066</text:p>
          </table:table-cell>
          <table:table-cell table:formula="of:=[.L132]-[.L131]" office:value-type="float" office:value="-0.000244999999999607" calcext:value-type="float">
            <text:p>-0.000244999999999607</text:p>
          </table:table-cell>
          <table:table-cell office:value-type="float" office:value="49.6145" calcext:value-type="float">
            <text:p>49.6145</text:p>
          </table:table-cell>
          <table:table-cell table:number-columns-repeated="16370"/>
        </table:table-row>
        <table:table-row table:style-name="ro1">
          <table:table-cell office:value-type="float" office:value="156968" calcext:value-type="float">
            <text:p>156968</text:p>
          </table:table-cell>
          <table:table-cell table:formula="of:=[.B132]+1"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3.841646" calcext:value-type="float">
            <text:p>3.841646</text:p>
          </table:table-cell>
          <table:table-cell table:number-columns-repeated="3" office:value-type="float" office:value="2.743" calcext:value-type="float">
            <text:p>2.743</text:p>
          </table:table-cell>
          <table:table-cell office:value-type="float" office:value="3.895729" calcext:value-type="float">
            <text:p>3.895729</text:p>
          </table:table-cell>
          <table:table-cell office:value-type="float" office:value="3.456187" calcext:value-type="float">
            <text:p>3.456187</text:p>
          </table:table-cell>
          <table:table-cell office:value-type="float" office:value="3.536473" calcext:value-type="float">
            <text:p>3.536473</text:p>
          </table:table-cell>
          <table:table-cell office:value-type="float" office:value="5.328757" calcext:value-type="float">
            <text:p>5.328757</text:p>
          </table:table-cell>
          <table:table-cell office:value-type="float" office:value="5.367668" calcext:value-type="float">
            <text:p>5.367668</text:p>
          </table:table-cell>
          <table:table-cell table:formula="of:=[.L133]-[.L132]" office:value-type="float" office:value="0.0176020000000001" calcext:value-type="float">
            <text:p>0.0176020000000001</text:p>
          </table:table-cell>
          <table:table-cell office:value-type="float" office:value="25.009201" calcext:value-type="float">
            <text:p>25.009201</text:p>
          </table:table-cell>
          <table:table-cell table:number-columns-repeated="16370"/>
        </table:table-row>
        <table:table-row table:style-name="ro1">
          <table:table-cell office:value-type="float" office:value="156987" calcext:value-type="float">
            <text:p>156987</text:p>
          </table:table-cell>
          <table:table-cell table:formula="of:=[.B133]+1" office:value-type="float" office:value="132" calcext:value-type="float">
            <text:p>132</text:p>
          </table:table-cell>
          <table:table-cell table:number-columns-repeated="5"/>
          <table:table-cell office:value-type="float" office:value="3.853733" calcext:value-type="float">
            <text:p>3.853733</text:p>
          </table:table-cell>
          <table:table-cell/>
          <table:table-cell office:value-type="float" office:value="3.548214" calcext:value-type="float">
            <text:p>3.548214</text:p>
          </table:table-cell>
          <table:table-cell/>
          <table:table-cell office:value-type="float" office:value="5.352176" calcext:value-type="float">
            <text:p>5.352176</text:p>
          </table:table-cell>
          <table:table-cell table:formula="of:=[.L134]-[.L133]" office:value-type="float" office:value="-0.0154920000000001" calcext:value-type="float">
            <text:p>-0.0154920000000001</text:p>
          </table:table-cell>
          <table:table-cell table:number-columns-repeated="16371"/>
        </table:table-row>
        <table:table-row table:style-name="ro1">
          <table:table-cell office:value-type="float" office:value="157027" calcext:value-type="float">
            <text:p>157027</text:p>
          </table:table-cell>
          <table:table-cell table:formula="of:=[.B134]+1" office:value-type="float" office:value="133" calcext:value-type="float">
            <text:p>133</text:p>
          </table:table-cell>
          <table:table-cell table:number-columns-repeated="5"/>
          <table:table-cell office:value-type="float" office:value="3.826267" calcext:value-type="float">
            <text:p>3.826267</text:p>
          </table:table-cell>
          <table:table-cell/>
          <table:table-cell office:value-type="float" office:value="3.599436" calcext:value-type="float">
            <text:p>3.599436</text:p>
          </table:table-cell>
          <table:table-cell/>
          <table:table-cell office:value-type="float" office:value="5.358957" calcext:value-type="float">
            <text:p>5.358957</text:p>
          </table:table-cell>
          <table:table-cell table:formula="of:=[.L135]-[.L134]" office:value-type="float" office:value="0.00678100000000015" calcext:value-type="float">
            <text:p>0.00678100000000015</text:p>
          </table:table-cell>
          <table:table-cell table:number-columns-repeated="16371"/>
        </table:table-row>
        <table:table-row table:style-name="ro1">
          <table:table-cell office:value-type="float" office:value="157047" calcext:value-type="float">
            <text:p>157047</text:p>
          </table:table-cell>
          <table:table-cell table:formula="of:=[.B135]+1"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3.895729" calcext:value-type="float">
            <text:p>3.895729</text:p>
          </table:table-cell>
          <table:table-cell office:value-type="float" office:value="7.442" calcext:value-type="float">
            <text:p>7.442</text:p>
          </table:table-cell>
          <table:table-cell office:value-type="float" office:value="3.895729" calcext:value-type="float">
            <text:p>3.895729</text:p>
          </table:table-cell>
          <table:table-cell office:value-type="float" office:value="7.442" calcext:value-type="float">
            <text:p>7.442</text:p>
          </table:table-cell>
          <table:table-cell office:value-type="float" office:value="3.812534" calcext:value-type="float">
            <text:p>3.812534</text:p>
          </table:table-cell>
          <table:table-cell office:value-type="float" office:value="3.546103" calcext:value-type="float">
            <text:p>3.546103</text:p>
          </table:table-cell>
          <table:table-cell office:value-type="float" office:value="3.625799" calcext:value-type="float">
            <text:p>3.625799</text:p>
          </table:table-cell>
          <table:table-cell office:value-type="float" office:value="5.366781" calcext:value-type="float">
            <text:p>5.366781</text:p>
          </table:table-cell>
          <table:table-cell office:value-type="float" office:value="5.362426" calcext:value-type="float">
            <text:p>5.362426</text:p>
          </table:table-cell>
          <table:table-cell table:formula="of:=[.L136]-[.L135]" office:value-type="float" office:value="0.00346899999999994" calcext:value-type="float">
            <text:p>0.00346899999999994</text:p>
          </table:table-cell>
          <table:table-cell office:value-type="float" office:value="51.420392" calcext:value-type="float">
            <text:p>51.420392</text:p>
          </table:table-cell>
          <table:table-cell table:number-columns-repeated="16370"/>
        </table:table-row>
        <table:table-row table:style-name="ro1">
          <table:table-cell office:value-type="float" office:value="157087" calcext:value-type="float">
            <text:p>157087</text:p>
          </table:table-cell>
          <table:table-cell table:formula="of:=[.B136]+1"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3.812534" calcext:value-type="float">
            <text:p>3.812534</text:p>
          </table:table-cell>
          <table:table-cell table:number-columns-repeated="3" office:value-type="float" office:value="4.446" calcext:value-type="float">
            <text:p>4.446</text:p>
          </table:table-cell>
          <table:table-cell office:value-type="float" office:value="3.859091" calcext:value-type="float">
            <text:p>3.859091</text:p>
          </table:table-cell>
          <table:table-cell office:value-type="float" office:value="3.591093" calcext:value-type="float">
            <text:p>3.591093</text:p>
          </table:table-cell>
          <table:table-cell office:value-type="float" office:value="3.67772" calcext:value-type="float">
            <text:p>3.67772</text:p>
          </table:table-cell>
          <table:table-cell office:value-type="float" office:value="5.432612" calcext:value-type="float">
            <text:p>5.432612</text:p>
          </table:table-cell>
          <table:table-cell office:value-type="float" office:value="5.376871" calcext:value-type="float">
            <text:p>5.376871</text:p>
          </table:table-cell>
          <table:table-cell table:formula="of:=[.L137]-[.L136]" office:value-type="float" office:value="0.0144450000000003" calcext:value-type="float">
            <text:p>0.0144450000000003</text:p>
          </table:table-cell>
          <table:table-cell office:value-type="float" office:value="26.048183" calcext:value-type="float">
            <text:p>26.048183</text:p>
          </table:table-cell>
          <table:table-cell table:number-columns-repeated="16370"/>
        </table:table-row>
        <table:table-row table:style-name="ro1">
          <table:table-cell office:value-type="float" office:value="157108" calcext:value-type="float">
            <text:p>157108</text:p>
          </table:table-cell>
          <table:table-cell table:formula="of:=[.B137]+1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3.859091" calcext:value-type="float">
            <text:p>3.859091</text:p>
          </table:table-cell>
          <table:table-cell table:number-columns-repeated="3" office:value-type="float" office:value="4.619" calcext:value-type="float">
            <text:p>4.619</text:p>
          </table:table-cell>
          <table:table-cell office:value-type="float" office:value="3.898913" calcext:value-type="float">
            <text:p>3.898913</text:p>
          </table:table-cell>
          <table:table-cell office:value-type="float" office:value="3.540381" calcext:value-type="float">
            <text:p>3.540381</text:p>
          </table:table-cell>
          <table:table-cell office:value-type="float" office:value="3.701165" calcext:value-type="float">
            <text:p>3.701165</text:p>
          </table:table-cell>
          <table:table-cell office:value-type="float" office:value="5.444543" calcext:value-type="float">
            <text:p>5.444543</text:p>
          </table:table-cell>
          <table:table-cell office:value-type="float" office:value="5.416311" calcext:value-type="float">
            <text:p>5.416311</text:p>
          </table:table-cell>
          <table:table-cell table:formula="of:=[.L138]-[.L137]" office:value-type="float" office:value="0.0394399999999999" calcext:value-type="float">
            <text:p>0.0394399999999999</text:p>
          </table:table-cell>
          <table:table-cell office:value-type="float" office:value="25.639776" calcext:value-type="float">
            <text:p>25.639776</text:p>
          </table:table-cell>
          <table:table-cell table:number-columns-repeated="16370"/>
        </table:table-row>
        <table:table-row table:style-name="ro1">
          <table:table-cell office:value-type="float" office:value="157128" calcext:value-type="float">
            <text:p>157128</text:p>
          </table:table-cell>
          <table:table-cell table:formula="of:=[.B138]+1"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3.898913" calcext:value-type="float">
            <text:p>3.898913</text:p>
          </table:table-cell>
          <table:table-cell table:number-columns-repeated="3" office:value-type="float" office:value="4.285" calcext:value-type="float">
            <text:p>4.285</text:p>
          </table:table-cell>
          <table:table-cell office:value-type="float" office:value="4.005553" calcext:value-type="float">
            <text:p>4.005553</text:p>
          </table:table-cell>
          <table:table-cell office:value-type="float" office:value="3.579295" calcext:value-type="float">
            <text:p>3.579295</text:p>
          </table:table-cell>
          <table:table-cell office:value-type="float" office:value="3.686085" calcext:value-type="float">
            <text:p>3.686085</text:p>
          </table:table-cell>
          <table:table-cell office:value-type="float" office:value="5.439385" calcext:value-type="float">
            <text:p>5.439385</text:p>
          </table:table-cell>
          <table:table-cell office:value-type="float" office:value="5.446163" calcext:value-type="float">
            <text:p>5.446163</text:p>
          </table:table-cell>
          <table:table-cell table:formula="of:=[.L139]-[.L138]" office:value-type="float" office:value="0.029852" calcext:value-type="float">
            <text:p>0.029852</text:p>
          </table:table-cell>
          <table:table-cell office:value-type="float" office:value="25.95217" calcext:value-type="float">
            <text:p>25.95217</text:p>
          </table:table-cell>
          <table:table-cell table:number-columns-repeated="16370"/>
        </table:table-row>
        <table:table-row table:style-name="ro1">
          <table:table-cell office:value-type="float" office:value="157147" calcext:value-type="float">
            <text:p>157147</text:p>
          </table:table-cell>
          <table:table-cell table:formula="of:=[.B139]+1" office:value-type="float" office:value="138" calcext:value-type="float">
            <text:p>138</text:p>
          </table:table-cell>
          <table:table-cell table:number-columns-repeated="5"/>
          <table:table-cell office:value-type="float" office:value="3.967155" calcext:value-type="float">
            <text:p>3.967155</text:p>
          </table:table-cell>
          <table:table-cell/>
          <table:table-cell office:value-type="float" office:value="3.699467" calcext:value-type="float">
            <text:p>3.699467</text:p>
          </table:table-cell>
          <table:table-cell/>
          <table:table-cell office:value-type="float" office:value="5.461302" calcext:value-type="float">
            <text:p>5.461302</text:p>
          </table:table-cell>
          <table:table-cell table:formula="of:=[.L140]-[.L139]" office:value-type="float" office:value="0.0151389999999996" calcext:value-type="float">
            <text:p>0.0151389999999996</text:p>
          </table:table-cell>
          <table:table-cell table:number-columns-repeated="16371"/>
        </table:table-row>
        <table:table-row table:style-name="ro1">
          <table:table-cell office:value-type="float" office:value="157187" calcext:value-type="float">
            <text:p>157187</text:p>
          </table:table-cell>
          <table:table-cell table:formula="of:=[.B140]+1" office:value-type="float" office:value="139" calcext:value-type="float">
            <text:p>139</text:p>
          </table:table-cell>
          <table:table-cell table:number-columns-repeated="5"/>
          <table:table-cell office:value-type="float" office:value="3.785881" calcext:value-type="float">
            <text:p>3.785881</text:p>
          </table:table-cell>
          <table:table-cell/>
          <table:table-cell office:value-type="float" office:value="3.764544" calcext:value-type="float">
            <text:p>3.764544</text:p>
          </table:table-cell>
          <table:table-cell/>
          <table:table-cell office:value-type="float" office:value="5.485239" calcext:value-type="float">
            <text:p>5.485239</text:p>
          </table:table-cell>
          <table:table-cell table:formula="of:=[.L141]-[.L140]" office:value-type="float" office:value="0.0239370000000001" calcext:value-type="float">
            <text:p>0.0239370000000001</text:p>
          </table:table-cell>
          <table:table-cell table:number-columns-repeated="16371"/>
        </table:table-row>
        <table:table-row table:style-name="ro1">
          <table:table-cell office:value-type="float" office:value="157228" calcext:value-type="float">
            <text:p>157228</text:p>
          </table:table-cell>
          <table:table-cell table:formula="of:=[.B141]+1"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4.005553" calcext:value-type="float">
            <text:p>4.005553</text:p>
          </table:table-cell>
          <table:table-cell office:value-type="float" office:value="15.848" calcext:value-type="float">
            <text:p>15.848</text:p>
          </table:table-cell>
          <table:table-cell office:value-type="float" office:value="4.005553" calcext:value-type="float">
            <text:p>4.005553</text:p>
          </table:table-cell>
          <table:table-cell office:value-type="float" office:value="15.848" calcext:value-type="float">
            <text:p>15.848</text:p>
          </table:table-cell>
          <table:table-cell office:value-type="float" office:value="3.610099" calcext:value-type="float">
            <text:p>3.610099</text:p>
          </table:table-cell>
          <table:table-cell office:value-type="float" office:value="3.795742" calcext:value-type="float">
            <text:p>3.795742</text:p>
          </table:table-cell>
          <table:table-cell office:value-type="float" office:value="3.825457" calcext:value-type="float">
            <text:p>3.825457</text:p>
          </table:table-cell>
          <table:table-cell office:value-type="float" office:value="5.449671" calcext:value-type="float">
            <text:p>5.449671</text:p>
          </table:table-cell>
          <table:table-cell office:value-type="float" office:value="5.517831" calcext:value-type="float">
            <text:p>5.517831</text:p>
          </table:table-cell>
          <table:table-cell table:formula="of:=[.L142]-[.L141]" office:value-type="float" office:value="0.0325920000000002" calcext:value-type="float">
            <text:p>0.0325920000000002</text:p>
          </table:table-cell>
          <table:table-cell office:value-type="float" office:value="55.361589" calcext:value-type="float">
            <text:p>55.361589</text:p>
          </table:table-cell>
          <table:table-cell table:number-columns-repeated="16370"/>
        </table:table-row>
        <table:table-row table:style-name="ro1">
          <table:table-cell office:value-type="float" office:value="157267" calcext:value-type="float">
            <text:p>157267</text:p>
          </table:table-cell>
          <table:table-cell table:formula="of:=[.B142]+1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3.610099" calcext:value-type="float">
            <text:p>3.610099</text:p>
          </table:table-cell>
          <table:table-cell office:value-type="float" office:value="-4.457" calcext:value-type="float">
            <text:p>-4.457</text:p>
          </table:table-cell>
          <table:table-cell office:value-type="float" office:value="3.610099" calcext:value-type="float">
            <text:p>3.610099</text:p>
          </table:table-cell>
          <table:table-cell office:value-type="float" office:value="-4.457" calcext:value-type="float">
            <text:p>-4.457</text:p>
          </table:table-cell>
          <table:table-cell office:value-type="float" office:value="3.709846" calcext:value-type="float">
            <text:p>3.709846</text:p>
          </table:table-cell>
          <table:table-cell office:value-type="float" office:value="3.737445" calcext:value-type="float">
            <text:p>3.737445</text:p>
          </table:table-cell>
          <table:table-cell office:value-type="float" office:value="3.921684" calcext:value-type="float">
            <text:p>3.921684</text:p>
          </table:table-cell>
          <table:table-cell office:value-type="float" office:value="5.447579" calcext:value-type="float">
            <text:p>5.447579</text:p>
          </table:table-cell>
          <table:table-cell office:value-type="float" office:value="5.539341" calcext:value-type="float">
            <text:p>5.539341</text:p>
          </table:table-cell>
          <table:table-cell table:formula="of:=[.L143]-[.L142]" office:value-type="float" office:value="0.0215100000000001" calcext:value-type="float">
            <text:p>0.0215100000000001</text:p>
          </table:table-cell>
          <table:table-cell office:value-type="float" office:value="54.430021" calcext:value-type="float">
            <text:p>54.430021</text:p>
          </table:table-cell>
          <table:table-cell table:number-columns-repeated="16370"/>
        </table:table-row>
        <table:table-row table:style-name="ro1">
          <table:table-cell office:value-type="float" office:value="157287" calcext:value-type="float">
            <text:p>157287</text:p>
          </table:table-cell>
          <table:table-cell table:formula="of:=[.B143]+1"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3.709846" calcext:value-type="float">
            <text:p>3.709846</text:p>
          </table:table-cell>
          <table:table-cell office:value-type="float" office:value="-3.531" calcext:value-type="float">
            <text:p>-3.531</text:p>
          </table:table-cell>
          <table:table-cell office:value-type="float" office:value="3.709846" calcext:value-type="float">
            <text:p>3.709846</text:p>
          </table:table-cell>
          <table:table-cell office:value-type="float" office:value="-3.531" calcext:value-type="float">
            <text:p>-3.531</text:p>
          </table:table-cell>
          <table:table-cell office:value-type="float" office:value="3.519028" calcext:value-type="float">
            <text:p>3.519028</text:p>
          </table:table-cell>
          <table:table-cell office:value-type="float" office:value="3.859512" calcext:value-type="float">
            <text:p>3.859512</text:p>
          </table:table-cell>
          <table:table-cell office:value-type="float" office:value="3.922598" calcext:value-type="float">
            <text:p>3.922598</text:p>
          </table:table-cell>
          <table:table-cell office:value-type="float" office:value="5.49769" calcext:value-type="float">
            <text:p>5.49769</text:p>
          </table:table-cell>
          <table:table-cell office:value-type="float" office:value="5.539745" calcext:value-type="float">
            <text:p>5.539745</text:p>
          </table:table-cell>
          <table:table-cell table:formula="of:=[.L144]-[.L143]" office:value-type="float" office:value="0.000403999999999627" calcext:value-type="float">
            <text:p>0.000403999999999627</text:p>
          </table:table-cell>
          <table:table-cell office:value-type="float" office:value="56.366956" calcext:value-type="float">
            <text:p>56.366956</text:p>
          </table:table-cell>
          <table:table-cell table:number-columns-repeated="16370"/>
        </table:table-row>
        <table:table-row table:style-name="ro1">
          <table:table-cell office:value-type="float" office:value="157309" calcext:value-type="float">
            <text:p>157309</text:p>
          </table:table-cell>
          <table:table-cell table:formula="of:=[.B144]+1"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3.519028" calcext:value-type="float">
            <text:p>3.519028</text:p>
          </table:table-cell>
          <table:table-cell table:number-columns-repeated="3" office:value-type="float" office:value="4.495" calcext:value-type="float">
            <text:p>4.495</text:p>
          </table:table-cell>
          <table:table-cell office:value-type="float" office:value="3.287225" calcext:value-type="float">
            <text:p>3.287225</text:p>
          </table:table-cell>
          <table:table-cell office:value-type="float" office:value="3.880234" calcext:value-type="float">
            <text:p>3.880234</text:p>
          </table:table-cell>
          <table:table-cell office:value-type="float" office:value="3.965063" calcext:value-type="float">
            <text:p>3.965063</text:p>
          </table:table-cell>
          <table:table-cell office:value-type="float" office:value="5.583282" calcext:value-type="float">
            <text:p>5.583282</text:p>
          </table:table-cell>
          <table:table-cell office:value-type="float" office:value="5.560685" calcext:value-type="float">
            <text:p>5.560685</text:p>
          </table:table-cell>
          <table:table-cell table:formula="of:=[.L145]-[.L144]" office:value-type="float" office:value="0.0209400000000004" calcext:value-type="float">
            <text:p>0.0209400000000004</text:p>
          </table:table-cell>
          <table:table-cell office:value-type="float" office:value="28.347955" calcext:value-type="float">
            <text:p>28.347955</text:p>
          </table:table-cell>
          <table:table-cell table:number-columns-repeated="16370"/>
        </table:table-row>
        <table:table-row table:style-name="ro1">
          <table:table-cell office:value-type="float" office:value="157328" calcext:value-type="float">
            <text:p>157328</text:p>
          </table:table-cell>
          <table:table-cell table:formula="of:=[.B145]+1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3.287225" calcext:value-type="float">
            <text:p>3.287225</text:p>
          </table:table-cell>
          <table:table-cell office:value-type="float" office:value="7.935" calcext:value-type="float">
            <text:p>7.935</text:p>
          </table:table-cell>
          <table:table-cell office:value-type="float" office:value="3.287225" calcext:value-type="float">
            <text:p>3.287225</text:p>
          </table:table-cell>
          <table:table-cell office:value-type="float" office:value="7.935" calcext:value-type="float">
            <text:p>7.935</text:p>
          </table:table-cell>
          <table:table-cell office:value-type="float" office:value="3.254675" calcext:value-type="float">
            <text:p>3.254675</text:p>
          </table:table-cell>
          <table:table-cell office:value-type="float" office:value="3.929807" calcext:value-type="float">
            <text:p>3.929807</text:p>
          </table:table-cell>
          <table:table-cell office:value-type="float" office:value="3.993653" calcext:value-type="float">
            <text:p>3.993653</text:p>
          </table:table-cell>
          <table:table-cell office:value-type="float" office:value="5.521347" calcext:value-type="float">
            <text:p>5.521347</text:p>
          </table:table-cell>
          <table:table-cell office:value-type="float" office:value="5.61447" calcext:value-type="float">
            <text:p>5.61447</text:p>
          </table:table-cell>
          <table:table-cell table:formula="of:=[.L146]-[.L145]" office:value-type="float" office:value="0.0537849999999995" calcext:value-type="float">
            <text:p>0.0537849999999995</text:p>
          </table:table-cell>
          <table:table-cell office:value-type="float" office:value="57.487932" calcext:value-type="float">
            <text:p>57.487932</text:p>
          </table:table-cell>
          <table:table-cell table:number-columns-repeated="16370"/>
        </table:table-row>
        <table:table-row table:style-name="ro1">
          <table:table-cell office:value-type="float" office:value="157368" calcext:value-type="float">
            <text:p>157368</text:p>
          </table:table-cell>
          <table:table-cell table:formula="of:=[.B146]+1"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3.254675" calcext:value-type="float">
            <text:p>3.254675</text:p>
          </table:table-cell>
          <table:table-cell table:number-columns-repeated="3" office:value-type="float" office:value="2.581" calcext:value-type="float">
            <text:p>2.581</text:p>
          </table:table-cell>
          <table:table-cell office:value-type="float" office:value="3.215071" calcext:value-type="float">
            <text:p>3.215071</text:p>
          </table:table-cell>
          <table:table-cell office:value-type="float" office:value="3.886178" calcext:value-type="float">
            <text:p>3.886178</text:p>
          </table:table-cell>
          <table:table-cell office:value-type="float" office:value="4.042217" calcext:value-type="float">
            <text:p>4.042217</text:p>
          </table:table-cell>
          <table:table-cell office:value-type="float" office:value="5.523898" calcext:value-type="float">
            <text:p>5.523898</text:p>
          </table:table-cell>
          <table:table-cell office:value-type="float" office:value="5.62155" calcext:value-type="float">
            <text:p>5.62155</text:p>
          </table:table-cell>
          <table:table-cell table:formula="of:=[.L147]-[.L146]" office:value-type="float" office:value="0.0070800000000002" calcext:value-type="float">
            <text:p>0.0070800000000002</text:p>
          </table:table-cell>
          <table:table-cell office:value-type="float" office:value="28.39481" calcext:value-type="float">
            <text:p>28.39481</text:p>
          </table:table-cell>
          <table:table-cell table:number-columns-repeated="16370"/>
        </table:table-row>
        <table:table-row table:style-name="ro1">
          <table:table-cell office:value-type="float" office:value="157387" calcext:value-type="float">
            <text:p>157387</text:p>
          </table:table-cell>
          <table:table-cell table:formula="of:=[.B147]+1" office:value-type="float" office:value="146" calcext:value-type="float">
            <text:p>146</text:p>
          </table:table-cell>
          <table:table-cell table:number-columns-repeated="5"/>
          <table:table-cell office:value-type="float" office:value="3.114975" calcext:value-type="float">
            <text:p>3.114975</text:p>
          </table:table-cell>
          <table:table-cell/>
          <table:table-cell office:value-type="float" office:value="4.03063" calcext:value-type="float">
            <text:p>4.03063</text:p>
          </table:table-cell>
          <table:table-cell/>
          <table:table-cell office:value-type="float" office:value="5.616192" calcext:value-type="float">
            <text:p>5.616192</text:p>
          </table:table-cell>
          <table:table-cell table:formula="of:=[.L148]-[.L147]" office:value-type="float" office:value="-0.0053580000000002" calcext:value-type="float">
            <text:p>-0.0053580000000002</text:p>
          </table:table-cell>
          <table:table-cell table:number-columns-repeated="16371"/>
        </table:table-row>
        <table:table-row table:style-name="ro1">
          <table:table-cell office:value-type="float" office:value="157407" calcext:value-type="float">
            <text:p>157407</text:p>
          </table:table-cell>
          <table:table-cell table:formula="of:=[.B148]+1" office:value-type="float" office:value="147" calcext:value-type="float">
            <text:p>147</text:p>
          </table:table-cell>
          <table:table-cell table:number-columns-repeated="5"/>
          <table:table-cell office:value-type="float" office:value="3.065536" calcext:value-type="float">
            <text:p>3.065536</text:p>
          </table:table-cell>
          <table:table-cell/>
          <table:table-cell office:value-type="float" office:value="4.062146" calcext:value-type="float">
            <text:p>4.062146</text:p>
          </table:table-cell>
          <table:table-cell/>
          <table:table-cell office:value-type="float" office:value="5.638108" calcext:value-type="float">
            <text:p>5.638108</text:p>
          </table:table-cell>
          <table:table-cell table:formula="of:=[.L149]-[.L148]" office:value-type="float" office:value="0.021916" calcext:value-type="float">
            <text:p>0.021916</text:p>
          </table:table-cell>
          <table:table-cell table:number-columns-repeated="16371"/>
        </table:table-row>
        <table:table-row table:style-name="ro1">
          <table:table-cell office:value-type="float" office:value="157448" calcext:value-type="float">
            <text:p>157448</text:p>
          </table:table-cell>
          <table:table-cell table:formula="of:=[.B149]+1"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3.215071" calcext:value-type="float">
            <text:p>3.215071</text:p>
          </table:table-cell>
          <table:table-cell office:value-type="float" office:value="3.226" calcext:value-type="float">
            <text:p>3.226</text:p>
          </table:table-cell>
          <table:table-cell office:value-type="float" office:value="3.215071" calcext:value-type="float">
            <text:p>3.215071</text:p>
          </table:table-cell>
          <table:table-cell office:value-type="float" office:value="3.226" calcext:value-type="float">
            <text:p>3.226</text:p>
          </table:table-cell>
          <table:table-cell office:value-type="float" office:value="2.897995" calcext:value-type="float">
            <text:p>2.897995</text:p>
          </table:table-cell>
          <table:table-cell office:value-type="float" office:value="3.992402" calcext:value-type="float">
            <text:p>3.992402</text:p>
          </table:table-cell>
          <table:table-cell office:value-type="float" office:value="4.125266" calcext:value-type="float">
            <text:p>4.125266</text:p>
          </table:table-cell>
          <table:table-cell office:value-type="float" office:value="5.624172" calcext:value-type="float">
            <text:p>5.624172</text:p>
          </table:table-cell>
          <table:table-cell office:value-type="float" office:value="5.681813" calcext:value-type="float">
            <text:p>5.681813</text:p>
          </table:table-cell>
          <table:table-cell table:formula="of:=[.L150]-[.L149]" office:value-type="float" office:value="0.0437050000000001" calcext:value-type="float">
            <text:p>0.0437050000000001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57487" calcext:value-type="float">
            <text:p>157487</text:p>
          </table:table-cell>
          <table:table-cell table:formula="of:=[.B150]+1" office:value-type="float" office:value="149" calcext:value-type="float">
            <text:p>149</text:p>
          </table:table-cell>
          <table:table-cell table:number-columns-repeated="5"/>
          <table:table-cell office:value-type="float" office:value="2.742806" calcext:value-type="float">
            <text:p>2.742806</text:p>
          </table:table-cell>
          <table:table-cell/>
          <table:table-cell office:value-type="float" office:value="4.164478" calcext:value-type="float">
            <text:p>4.164478</text:p>
          </table:table-cell>
          <table:table-cell/>
          <table:table-cell office:value-type="float" office:value="5.725903" calcext:value-type="float">
            <text:p>5.725903</text:p>
          </table:table-cell>
          <table:table-cell table:formula="of:=[.L151]-[.L150]" office:value-type="float" office:value="0.0440899999999997" calcext:value-type="float">
            <text:p>0.0440899999999997</text:p>
          </table:table-cell>
          <table:table-cell table:number-columns-repeated="16371"/>
        </table:table-row>
        <table:table-row table:style-name="ro1">
          <table:table-cell office:value-type="float" office:value="157507" calcext:value-type="float">
            <text:p>157507</text:p>
          </table:table-cell>
          <table:table-cell table:formula="of:=[.B151]+1" office:value-type="float" office:value="150" calcext:value-type="float">
            <text:p>150</text:p>
          </table:table-cell>
          <table:table-cell table:number-columns-repeated="5"/>
          <table:table-cell office:value-type="float" office:value="2.665901" calcext:value-type="float">
            <text:p>2.665901</text:p>
          </table:table-cell>
          <table:table-cell/>
          <table:table-cell office:value-type="float" office:value="4.188355" calcext:value-type="float">
            <text:p>4.188355</text:p>
          </table:table-cell>
          <table:table-cell/>
          <table:table-cell office:value-type="float" office:value="5.740607" calcext:value-type="float">
            <text:p>5.740607</text:p>
          </table:table-cell>
          <table:table-cell table:formula="of:=[.L152]-[.L151]" office:value-type="float" office:value="0.0147040000000001" calcext:value-type="float">
            <text:p>0.0147040000000001</text:p>
          </table:table-cell>
          <table:table-cell table:number-columns-repeated="16371"/>
        </table:table-row>
        <table:table-row table:style-name="ro1">
          <table:table-cell office:value-type="float" office:value="157527" calcext:value-type="float">
            <text:p>157527</text:p>
          </table:table-cell>
          <table:table-cell table:formula="of:=[.B152]+1" office:value-type="float" office:value="151" calcext:value-type="float">
            <text:p>151</text:p>
          </table:table-cell>
          <table:table-cell table:number-columns-repeated="5"/>
          <table:table-cell office:value-type="float" office:value="2.523079" calcext:value-type="float">
            <text:p>2.523079</text:p>
          </table:table-cell>
          <table:table-cell/>
          <table:table-cell office:value-type="float" office:value="4.228453" calcext:value-type="float">
            <text:p>4.228453</text:p>
          </table:table-cell>
          <table:table-cell/>
          <table:table-cell office:value-type="float" office:value="5.76381" calcext:value-type="float">
            <text:p>5.76381</text:p>
          </table:table-cell>
          <table:table-cell table:formula="of:=[.L153]-[.L152]" office:value-type="float" office:value="0.0232030000000005" calcext:value-type="float">
            <text:p>0.0232030000000005</text:p>
          </table:table-cell>
          <table:table-cell table:number-columns-repeated="16371"/>
        </table:table-row>
        <table:table-row table:style-name="ro1">
          <table:table-cell office:value-type="float" office:value="157548" calcext:value-type="float">
            <text:p>157548</text:p>
          </table:table-cell>
          <table:table-cell table:formula="of:=[.B153]+1"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2.897995" calcext:value-type="float">
            <text:p>2.897995</text:p>
          </table:table-cell>
          <table:table-cell office:value-type="float" office:value="3.611" calcext:value-type="float">
            <text:p>3.611</text:p>
          </table:table-cell>
          <table:table-cell office:value-type="float" office:value="2.897995" calcext:value-type="float">
            <text:p>2.897995</text:p>
          </table:table-cell>
          <table:table-cell office:value-type="float" office:value="3.611" calcext:value-type="float">
            <text:p>3.611</text:p>
          </table:table-cell>
          <table:table-cell office:value-type="float" office:value="2.358284" calcext:value-type="float">
            <text:p>2.358284</text:p>
          </table:table-cell>
          <table:table-cell office:value-type="float" office:value="4.224765" calcext:value-type="float">
            <text:p>4.224765</text:p>
          </table:table-cell>
          <table:table-cell office:value-type="float" office:value="4.252247" calcext:value-type="float">
            <text:p>4.252247</text:p>
          </table:table-cell>
          <table:table-cell office:value-type="float" office:value="5.791639" calcext:value-type="float">
            <text:p>5.791639</text:p>
          </table:table-cell>
          <table:table-cell office:value-type="float" office:value="5.776083" calcext:value-type="float">
            <text:p>5.776083</text:p>
          </table:table-cell>
          <table:table-cell table:formula="of:=[.L154]-[.L153]" office:value-type="float" office:value="0.0122729999999995" calcext:value-type="float">
            <text:p>0.0122729999999995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57567" calcext:value-type="float">
            <text:p>157567</text:p>
          </table:table-cell>
          <table:table-cell table:formula="of:=[.B154]+1" office:value-type="float" office:value="153" calcext:value-type="float">
            <text:p>153</text:p>
          </table:table-cell>
          <table:table-cell table:number-columns-repeated="5"/>
          <table:table-cell office:value-type="float" office:value="2.259252" calcext:value-type="float">
            <text:p>2.259252</text:p>
          </table:table-cell>
          <table:table-cell/>
          <table:table-cell office:value-type="float" office:value="4.293371" calcext:value-type="float">
            <text:p>4.293371</text:p>
          </table:table-cell>
          <table:table-cell/>
          <table:table-cell office:value-type="float" office:value="5.814852" calcext:value-type="float">
            <text:p>5.814852</text:p>
          </table:table-cell>
          <table:table-cell table:formula="of:=[.L155]-[.L154]" office:value-type="float" office:value="0.0387690000000003" calcext:value-type="float">
            <text:p>0.0387690000000003</text:p>
          </table:table-cell>
          <table:table-cell table:number-columns-repeated="16371"/>
        </table:table-row>
        <table:table-row table:style-name="ro1">
          <table:table-cell office:value-type="float" office:value="157607" calcext:value-type="float">
            <text:p>157607</text:p>
          </table:table-cell>
          <table:table-cell table:formula="of:=[.B155]+1" office:value-type="float" office:value="154" calcext:value-type="float">
            <text:p>154</text:p>
          </table:table-cell>
          <table:table-cell table:number-columns-repeated="5"/>
          <table:table-cell office:value-type="float" office:value="1.98734" calcext:value-type="float">
            <text:p>1.98734</text:p>
          </table:table-cell>
          <table:table-cell/>
          <table:table-cell office:value-type="float" office:value="4.362542" calcext:value-type="float">
            <text:p>4.362542</text:p>
          </table:table-cell>
          <table:table-cell/>
          <table:table-cell office:value-type="float" office:value="5.838517" calcext:value-type="float">
            <text:p>5.838517</text:p>
          </table:table-cell>
          <table:table-cell table:formula="of:=[.L156]-[.L155]" office:value-type="float" office:value="0.0236650000000003" calcext:value-type="float">
            <text:p>0.0236650000000003</text:p>
          </table:table-cell>
          <table:table-cell table:number-columns-repeated="16371"/>
        </table:table-row>
        <table:table-row table:style-name="ro1">
          <table:table-cell office:value-type="float" office:value="157647" calcext:value-type="float">
            <text:p>157647</text:p>
          </table:table-cell>
          <table:table-cell table:formula="of:=[.B156]+1" office:value-type="float" office:value="155" calcext:value-type="float">
            <text:p>155</text:p>
          </table:table-cell>
          <table:table-cell table:number-columns-repeated="5"/>
          <table:table-cell office:value-type="float" office:value="1.855504" calcext:value-type="float">
            <text:p>1.855504</text:p>
          </table:table-cell>
          <table:table-cell/>
          <table:table-cell office:value-type="float" office:value="4.432122" calcext:value-type="float">
            <text:p>4.432122</text:p>
          </table:table-cell>
          <table:table-cell/>
          <table:table-cell office:value-type="float" office:value="5.857513" calcext:value-type="float">
            <text:p>5.857513</text:p>
          </table:table-cell>
          <table:table-cell table:formula="of:=[.L157]-[.L156]" office:value-type="float" office:value="0.0189959999999996" calcext:value-type="float">
            <text:p>0.0189959999999996</text:p>
          </table:table-cell>
          <table:table-cell table:number-columns-repeated="16371"/>
        </table:table-row>
        <table:table-row table:style-name="ro1">
          <table:table-cell office:value-type="float" office:value="157687" calcext:value-type="float">
            <text:p>157687</text:p>
          </table:table-cell>
          <table:table-cell table:formula="of:=[.B157]+1" office:value-type="float" office:value="156" calcext:value-type="float">
            <text:p>156</text:p>
          </table:table-cell>
          <table:table-cell table:number-columns-repeated="5"/>
          <table:table-cell office:value-type="float" office:value="1.5369" calcext:value-type="float">
            <text:p>1.5369</text:p>
          </table:table-cell>
          <table:table-cell/>
          <table:table-cell office:value-type="float" office:value="4.499536" calcext:value-type="float">
            <text:p>4.499536</text:p>
          </table:table-cell>
          <table:table-cell/>
          <table:table-cell office:value-type="float" office:value="5.875342" calcext:value-type="float">
            <text:p>5.875342</text:p>
          </table:table-cell>
          <table:table-cell table:formula="of:=[.L158]-[.L157]" office:value-type="float" office:value="0.0178289999999999" calcext:value-type="float">
            <text:p>0.0178289999999999</text:p>
          </table:table-cell>
          <table:table-cell table:number-columns-repeated="16371"/>
        </table:table-row>
        <table:table-row table:style-name="ro1">
          <table:table-cell office:value-type="float" office:value="157707" calcext:value-type="float">
            <text:p>157707</text:p>
          </table:table-cell>
          <table:table-cell table:formula="of:=[.B158]+1"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float" office:value="2.358284" calcext:value-type="float">
            <text:p>2.358284</text:p>
          </table:table-cell>
          <table:table-cell office:value-type="float" office:value="10.878" calcext:value-type="float">
            <text:p>10.878</text:p>
          </table:table-cell>
          <table:table-cell office:value-type="float" office:value="2.358284" calcext:value-type="float">
            <text:p>2.358284</text:p>
          </table:table-cell>
          <table:table-cell office:value-type="float" office:value="10.878" calcext:value-type="float">
            <text:p>10.878</text:p>
          </table:table-cell>
          <table:table-cell office:value-type="float" office:value="1.407811" calcext:value-type="float">
            <text:p>1.407811</text:p>
          </table:table-cell>
          <table:table-cell office:value-type="float" office:value="4.385352" calcext:value-type="float">
            <text:p>4.385352</text:p>
          </table:table-cell>
          <table:table-cell office:value-type="float" office:value="4.534795" calcext:value-type="float">
            <text:p>4.534795</text:p>
          </table:table-cell>
          <table:table-cell office:value-type="float" office:value="5.915613" calcext:value-type="float">
            <text:p>5.915613</text:p>
          </table:table-cell>
          <table:table-cell office:value-type="float" office:value="5.879976" calcext:value-type="float">
            <text:p>5.879976</text:p>
          </table:table-cell>
          <table:table-cell table:formula="of:=[.L159]-[.L158]" office:value-type="float" office:value="0.00463400000000025" calcext:value-type="float">
            <text:p>0.00463400000000025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57727" calcext:value-type="float">
            <text:p>157727</text:p>
          </table:table-cell>
          <table:table-cell table:formula="of:=[.B159]+1" office:value-type="float" office:value="158" calcext:value-type="float">
            <text:p>158</text:p>
          </table:table-cell>
          <table:table-cell table:number-columns-repeated="5"/>
          <table:table-cell office:value-type="float" office:value="1.570677" calcext:value-type="float">
            <text:p>1.570677</text:p>
          </table:table-cell>
          <table:table-cell/>
          <table:table-cell office:value-type="float" office:value="4.539071" calcext:value-type="float">
            <text:p>4.539071</text:p>
          </table:table-cell>
          <table:table-cell/>
          <table:table-cell office:value-type="float" office:value="5.909993" calcext:value-type="float">
            <text:p>5.909993</text:p>
          </table:table-cell>
          <table:table-cell table:formula="of:=[.L160]-[.L159]" office:value-type="float" office:value="0.030017" calcext:value-type="float">
            <text:p>0.030017</text:p>
          </table:table-cell>
          <table:table-cell table:number-columns-repeated="16371"/>
        </table:table-row>
        <table:table-row table:style-name="ro1">
          <table:table-cell office:value-type="float" office:value="157747" calcext:value-type="float">
            <text:p>157747</text:p>
          </table:table-cell>
          <table:table-cell table:formula="of:=[.B160]+1" office:value-type="float" office:value="159" calcext:value-type="float">
            <text:p>159</text:p>
          </table:table-cell>
          <table:table-cell table:number-columns-repeated="5"/>
          <table:table-cell office:value-type="float" office:value="1.683287" calcext:value-type="float">
            <text:p>1.683287</text:p>
          </table:table-cell>
          <table:table-cell/>
          <table:table-cell office:value-type="float" office:value="4.573651" calcext:value-type="float">
            <text:p>4.573651</text:p>
          </table:table-cell>
          <table:table-cell/>
          <table:table-cell office:value-type="float" office:value="5.910804" calcext:value-type="float">
            <text:p>5.910804</text:p>
          </table:table-cell>
          <table:table-cell table:formula="of:=[.L161]-[.L160]" office:value-type="float" office:value="0.000810999999999673" calcext:value-type="float">
            <text:p>0.000810999999999673</text:p>
          </table:table-cell>
          <table:table-cell table:number-columns-repeated="16371"/>
        </table:table-row>
        <table:table-row table:style-name="ro1">
          <table:table-cell office:value-type="float" office:value="157767" calcext:value-type="float">
            <text:p>157767</text:p>
          </table:table-cell>
          <table:table-cell table:formula="of:=[.B161]+1" office:value-type="float" office:value="160" calcext:value-type="float">
            <text:p>160</text:p>
          </table:table-cell>
          <table:table-cell table:number-columns-repeated="5"/>
          <table:table-cell office:value-type="float" office:value="1.749205" calcext:value-type="float">
            <text:p>1.749205</text:p>
          </table:table-cell>
          <table:table-cell/>
          <table:table-cell office:value-type="float" office:value="4.608827" calcext:value-type="float">
            <text:p>4.608827</text:p>
          </table:table-cell>
          <table:table-cell/>
          <table:table-cell office:value-type="float" office:value="5.911795" calcext:value-type="float">
            <text:p>5.911795</text:p>
          </table:table-cell>
          <table:table-cell table:formula="of:=[.L162]-[.L161]" office:value-type="float" office:value="0.000990999999999964" calcext:value-type="float">
            <text:p>0.000990999999999964</text:p>
          </table:table-cell>
          <table:table-cell table:number-columns-repeated="16371"/>
        </table:table-row>
        <table:table-row table:style-name="ro1">
          <table:table-cell office:value-type="float" office:value="157787" calcext:value-type="float">
            <text:p>157787</text:p>
          </table:table-cell>
          <table:table-cell table:formula="of:=[.B162]+1"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1.407811" calcext:value-type="float">
            <text:p>1.407811</text:p>
          </table:table-cell>
          <table:table-cell office:value-type="float" office:value="1.235" calcext:value-type="float">
            <text:p>1.235</text:p>
          </table:table-cell>
          <table:table-cell office:value-type="float" office:value="1.407811" calcext:value-type="float">
            <text:p>1.407811</text:p>
          </table:table-cell>
          <table:table-cell office:value-type="float" office:value="1.235" calcext:value-type="float">
            <text:p>1.235</text:p>
          </table:table-cell>
          <table:table-cell office:value-type="float" office:value="1.675047" calcext:value-type="float">
            <text:p>1.675047</text:p>
          </table:table-cell>
          <table:table-cell office:value-type="float" office:value="4.503986" calcext:value-type="float">
            <text:p>4.503986</text:p>
          </table:table-cell>
          <table:table-cell office:value-type="float" office:value="4.644682" calcext:value-type="float">
            <text:p>4.644682</text:p>
          </table:table-cell>
          <table:table-cell office:value-type="float" office:value="5.8907" calcext:value-type="float">
            <text:p>5.8907</text:p>
          </table:table-cell>
          <table:table-cell office:value-type="float" office:value="5.910752" calcext:value-type="float">
            <text:p>5.910752</text:p>
          </table:table-cell>
          <table:table-cell table:formula="of:=[.L163]-[.L162]" office:value-type="float" office:value="-0.00104300000000013" calcext:value-type="float">
            <text:p>-0.00104300000000013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57807" calcext:value-type="float">
            <text:p>157807</text:p>
          </table:table-cell>
          <table:table-cell table:formula="of:=[.B163]+1" office:value-type="float" office:value="162" calcext:value-type="float">
            <text:p>162</text:p>
          </table:table-cell>
          <table:table-cell table:number-columns-repeated="5"/>
          <table:table-cell office:value-type="float" office:value="1.57496" calcext:value-type="float">
            <text:p>1.57496</text:p>
          </table:table-cell>
          <table:table-cell/>
          <table:table-cell office:value-type="float" office:value="4.644864" calcext:value-type="float">
            <text:p>4.644864</text:p>
          </table:table-cell>
          <table:table-cell/>
          <table:table-cell office:value-type="float" office:value="5.898127" calcext:value-type="float">
            <text:p>5.898127</text:p>
          </table:table-cell>
          <table:table-cell table:formula="of:=[.L164]-[.L163]" office:value-type="float" office:value="-0.0126249999999999" calcext:value-type="float">
            <text:p>-0.0126249999999999</text:p>
          </table:table-cell>
          <table:table-cell table:number-columns-repeated="16371"/>
        </table:table-row>
        <table:table-row table:style-name="ro1">
          <table:table-cell office:value-type="float" office:value="157847" calcext:value-type="float">
            <text:p>157847</text:p>
          </table:table-cell>
          <table:table-cell table:formula="of:=[.B164]+1" office:value-type="float" office:value="163" calcext:value-type="float">
            <text:p>163</text:p>
          </table:table-cell>
          <table:table-cell table:number-columns-repeated="5"/>
          <table:table-cell office:value-type="float" office:value="1.552988" calcext:value-type="float">
            <text:p>1.552988</text:p>
          </table:table-cell>
          <table:table-cell/>
          <table:table-cell office:value-type="float" office:value="4.715714" calcext:value-type="float">
            <text:p>4.715714</text:p>
          </table:table-cell>
          <table:table-cell/>
          <table:table-cell office:value-type="float" office:value="5.893128" calcext:value-type="float">
            <text:p>5.893128</text:p>
          </table:table-cell>
          <table:table-cell table:formula="of:=[.L165]-[.L164]" office:value-type="float" office:value="-0.00499899999999975" calcext:value-type="float">
            <text:p>-0.00499899999999975</text:p>
          </table:table-cell>
          <table:table-cell table:number-columns-repeated="16371"/>
        </table:table-row>
        <table:table-row table:style-name="ro1">
          <table:table-cell office:value-type="float" office:value="157887" calcext:value-type="float">
            <text:p>157887</text:p>
          </table:table-cell>
          <table:table-cell table:formula="of:=[.B165]+1"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1.675047" calcext:value-type="float">
            <text:p>1.675047</text:p>
          </table:table-cell>
          <table:table-cell office:value-type="float" office:value="0.692" calcext:value-type="float">
            <text:p>0.692</text:p>
          </table:table-cell>
          <table:table-cell office:value-type="float" office:value="1.675047" calcext:value-type="float">
            <text:p>1.675047</text:p>
          </table:table-cell>
          <table:table-cell office:value-type="float" office:value="0.692" calcext:value-type="float">
            <text:p>0.692</text:p>
          </table:table-cell>
          <table:table-cell office:value-type="float" office:value="1.602426" calcext:value-type="float">
            <text:p>1.602426</text:p>
          </table:table-cell>
          <table:table-cell office:value-type="float" office:value="4.59546" calcext:value-type="float">
            <text:p>4.59546</text:p>
          </table:table-cell>
          <table:table-cell office:value-type="float" office:value="4.786868" calcext:value-type="float">
            <text:p>4.786868</text:p>
          </table:table-cell>
          <table:table-cell office:value-type="float" office:value="5.942557" calcext:value-type="float">
            <text:p>5.942557</text:p>
          </table:table-cell>
          <table:table-cell office:value-type="float" office:value="5.88814" calcext:value-type="float">
            <text:p>5.88814</text:p>
          </table:table-cell>
          <table:table-cell table:formula="of:=[.L166]-[.L165]" office:value-type="float" office:value="-0.00498799999999999" calcext:value-type="float">
            <text:p>-0.00498799999999999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57907" calcext:value-type="float">
            <text:p>157907</text:p>
          </table:table-cell>
          <table:table-cell table:formula="of:=[.B166]+1" office:value-type="float" office:value="165" calcext:value-type="float">
            <text:p>165</text:p>
          </table:table-cell>
          <table:table-cell table:number-columns-repeated="5"/>
          <table:table-cell office:value-type="float" office:value="1.551388" calcext:value-type="float">
            <text:p>1.551388</text:p>
          </table:table-cell>
          <table:table-cell/>
          <table:table-cell office:value-type="float" office:value="4.791744" calcext:value-type="float">
            <text:p>4.791744</text:p>
          </table:table-cell>
          <table:table-cell/>
          <table:table-cell office:value-type="float" office:value="5.908548" calcext:value-type="float">
            <text:p>5.908548</text:p>
          </table:table-cell>
          <table:table-cell table:formula="of:=[.L167]-[.L166]" office:value-type="float" office:value="0.0204079999999998" calcext:value-type="float">
            <text:p>0.0204079999999998</text:p>
          </table:table-cell>
          <table:table-cell table:number-columns-repeated="16371"/>
        </table:table-row>
        <table:table-row table:style-name="ro1">
          <table:table-cell office:value-type="float" office:value="157927" calcext:value-type="float">
            <text:p>157927</text:p>
          </table:table-cell>
          <table:table-cell table:formula="of:=[.B167]+1" office:value-type="float" office:value="166" calcext:value-type="float">
            <text:p>166</text:p>
          </table:table-cell>
          <table:table-cell table:number-columns-repeated="5"/>
          <table:table-cell office:value-type="float" office:value="1.532161" calcext:value-type="float">
            <text:p>1.532161</text:p>
          </table:table-cell>
          <table:table-cell/>
          <table:table-cell office:value-type="float" office:value="4.828574" calcext:value-type="float">
            <text:p>4.828574</text:p>
          </table:table-cell>
          <table:table-cell/>
          <table:table-cell office:value-type="float" office:value="5.907192" calcext:value-type="float">
            <text:p>5.907192</text:p>
          </table:table-cell>
          <table:table-cell table:formula="of:=[.L168]-[.L167]" office:value-type="float" office:value="-0.00135599999999947" calcext:value-type="float">
            <text:p>-0.00135599999999947</text:p>
          </table:table-cell>
          <table:table-cell table:number-columns-repeated="16371"/>
        </table:table-row>
        <table:table-row table:style-name="ro1">
          <table:table-cell office:value-type="float" office:value="157947" calcext:value-type="float">
            <text:p>157947</text:p>
          </table:table-cell>
          <table:table-cell table:formula="of:=[.B168]+1"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1.602426" calcext:value-type="float">
            <text:p>1.602426</text:p>
          </table:table-cell>
          <table:table-cell office:value-type="float" office:value="1.926" calcext:value-type="float">
            <text:p>1.926</text:p>
          </table:table-cell>
          <table:table-cell office:value-type="float" office:value="1.602426" calcext:value-type="float">
            <text:p>1.602426</text:p>
          </table:table-cell>
          <table:table-cell office:value-type="float" office:value="1.926" calcext:value-type="float">
            <text:p>1.926</text:p>
          </table:table-cell>
          <table:table-cell office:value-type="float" office:value="1.548641" calcext:value-type="float">
            <text:p>1.548641</text:p>
          </table:table-cell>
          <table:table-cell office:value-type="float" office:value="4.768538" calcext:value-type="float">
            <text:p>4.768538</text:p>
          </table:table-cell>
          <table:table-cell office:value-type="float" office:value="4.86631" calcext:value-type="float">
            <text:p>4.86631</text:p>
          </table:table-cell>
          <table:table-cell office:value-type="float" office:value="5.944052" calcext:value-type="float">
            <text:p>5.944052</text:p>
          </table:table-cell>
          <table:table-cell office:value-type="float" office:value="5.905797" calcext:value-type="float">
            <text:p>5.905797</text:p>
          </table:table-cell>
          <table:table-cell table:formula="of:=[.L169]-[.L168]" office:value-type="float" office:value="-0.00139500000000048" calcext:value-type="float">
            <text:p>-0.00139500000000048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57987" calcext:value-type="float">
            <text:p>157987</text:p>
          </table:table-cell>
          <table:table-cell table:formula="of:=[.B169]+1" office:value-type="float" office:value="168" calcext:value-type="float">
            <text:p>168</text:p>
          </table:table-cell>
          <table:table-cell table:number-columns-repeated="5"/>
          <table:table-cell office:value-type="float" office:value="1.630342" calcext:value-type="float">
            <text:p>1.630342</text:p>
          </table:table-cell>
          <table:table-cell/>
          <table:table-cell office:value-type="float" office:value="4.916892" calcext:value-type="float">
            <text:p>4.916892</text:p>
          </table:table-cell>
          <table:table-cell/>
          <table:table-cell office:value-type="float" office:value="5.922443" calcext:value-type="float">
            <text:p>5.922443</text:p>
          </table:table-cell>
          <table:table-cell table:formula="of:=[.L170]-[.L169]" office:value-type="float" office:value="0.0166460000000006" calcext:value-type="float">
            <text:p>0.0166460000000006</text:p>
          </table:table-cell>
          <table:table-cell table:number-columns-repeated="16371"/>
        </table:table-row>
        <table:table-row table:style-name="ro1">
          <table:table-cell office:value-type="float" office:value="158008" calcext:value-type="float">
            <text:p>158008</text:p>
          </table:table-cell>
          <table:table-cell table:formula="of:=[.B170]+1" office:value-type="float" office:value="169" calcext:value-type="float">
            <text:p>169</text:p>
          </table:table-cell>
          <table:table-cell table:number-columns-repeated="5"/>
          <table:table-cell office:value-type="float" office:value="1.646821" calcext:value-type="float">
            <text:p>1.646821</text:p>
          </table:table-cell>
          <table:table-cell/>
          <table:table-cell office:value-type="float" office:value="4.955557" calcext:value-type="float">
            <text:p>4.955557</text:p>
          </table:table-cell>
          <table:table-cell/>
          <table:table-cell office:value-type="float" office:value="5.923273" calcext:value-type="float">
            <text:p>5.923273</text:p>
          </table:table-cell>
          <table:table-cell table:formula="of:=[.L171]-[.L170]" office:value-type="float" office:value="0.000829999999999664" calcext:value-type="float">
            <text:p>0.000829999999999664</text:p>
          </table:table-cell>
          <table:table-cell table:number-columns-repeated="16371"/>
        </table:table-row>
        <table:table-row table:style-name="ro1">
          <table:table-cell office:value-type="float" office:value="158027" calcext:value-type="float">
            <text:p>158027</text:p>
          </table:table-cell>
          <table:table-cell table:formula="of:=[.B171]+1" office:value-type="float" office:value="170" calcext:value-type="float">
            <text:p>170</text:p>
          </table:table-cell>
          <table:table-cell table:number-columns-repeated="5"/>
          <table:table-cell office:value-type="float" office:value="1.677034" calcext:value-type="float">
            <text:p>1.677034</text:p>
          </table:table-cell>
          <table:table-cell/>
          <table:table-cell office:value-type="float" office:value="4.99543" calcext:value-type="float">
            <text:p>4.99543</text:p>
          </table:table-cell>
          <table:table-cell/>
          <table:table-cell office:value-type="float" office:value="5.924158" calcext:value-type="float">
            <text:p>5.924158</text:p>
          </table:table-cell>
          <table:table-cell table:formula="of:=[.L172]-[.L171]" office:value-type="float" office:value="0.000885000000000247" calcext:value-type="float">
            <text:p>0.000885000000000247</text:p>
          </table:table-cell>
          <table:table-cell table:number-columns-repeated="16371"/>
        </table:table-row>
        <table:table-row table:style-name="ro1">
          <table:table-cell office:value-type="float" office:value="158048" calcext:value-type="float">
            <text:p>158048</text:p>
          </table:table-cell>
          <table:table-cell table:formula="of:=[.B172]+1"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1.548641" calcext:value-type="float">
            <text:p>1.548641</text:p>
          </table:table-cell>
          <table:table-cell office:value-type="float" office:value="1.661" calcext:value-type="float">
            <text:p>1.661</text:p>
          </table:table-cell>
          <table:table-cell office:value-type="float" office:value="1.548641" calcext:value-type="float">
            <text:p>1.548641</text:p>
          </table:table-cell>
          <table:table-cell office:value-type="float" office:value="1.661" calcext:value-type="float">
            <text:p>1.661</text:p>
          </table:table-cell>
          <table:table-cell office:value-type="float" office:value="1.712739" calcext:value-type="float">
            <text:p>1.712739</text:p>
          </table:table-cell>
          <table:table-cell office:value-type="float" office:value="4.894421" calcext:value-type="float">
            <text:p>4.894421</text:p>
          </table:table-cell>
          <table:table-cell office:value-type="float" office:value="5.03621" calcext:value-type="float">
            <text:p>5.03621</text:p>
          </table:table-cell>
          <table:table-cell office:value-type="float" office:value="5.902279" calcext:value-type="float">
            <text:p>5.902279</text:p>
          </table:table-cell>
          <table:table-cell office:value-type="float" office:value="5.92507" calcext:value-type="float">
            <text:p>5.92507</text:p>
          </table:table-cell>
          <table:table-cell table:formula="of:=[.L173]-[.L172]" office:value-type="float" office:value="0.00091199999999958" calcext:value-type="float">
            <text:p>0.00091199999999958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58068" calcext:value-type="float">
            <text:p>158068</text:p>
          </table:table-cell>
          <table:table-cell table:formula="of:=[.B173]+1" office:value-type="float" office:value="172" calcext:value-type="float">
            <text:p>172</text:p>
          </table:table-cell>
          <table:table-cell table:number-columns-repeated="5"/>
          <table:table-cell office:value-type="float" office:value="1.773385" calcext:value-type="float">
            <text:p>1.773385</text:p>
          </table:table-cell>
          <table:table-cell/>
          <table:table-cell office:value-type="float" office:value="5.041435" calcext:value-type="float">
            <text:p>5.041435</text:p>
          </table:table-cell>
          <table:table-cell/>
          <table:table-cell office:value-type="float" office:value="5.915381" calcext:value-type="float">
            <text:p>5.915381</text:p>
          </table:table-cell>
          <table:table-cell table:formula="of:=[.L174]-[.L173]" office:value-type="float" office:value="-0.00968899999999984" calcext:value-type="float">
            <text:p>-0.00968899999999984</text:p>
          </table:table-cell>
          <table:table-cell table:number-columns-repeated="16371"/>
        </table:table-row>
        <table:table-row table:style-name="ro1">
          <table:table-cell office:value-type="float" office:value="158087" calcext:value-type="float">
            <text:p>158087</text:p>
          </table:table-cell>
          <table:table-cell table:formula="of:=[.B174]+1" office:value-type="float" office:value="173" calcext:value-type="float">
            <text:p>173</text:p>
          </table:table-cell>
          <table:table-cell table:number-columns-repeated="5"/>
          <table:table-cell office:value-type="float" office:value="1.756906" calcext:value-type="float">
            <text:p>1.756906</text:p>
          </table:table-cell>
          <table:table-cell/>
          <table:table-cell office:value-type="float" office:value="5.083723" calcext:value-type="float">
            <text:p>5.083723</text:p>
          </table:table-cell>
          <table:table-cell/>
          <table:table-cell office:value-type="float" office:value="5.91642" calcext:value-type="float">
            <text:p>5.91642</text:p>
          </table:table-cell>
          <table:table-cell table:formula="of:=[.L175]-[.L174]" office:value-type="float" office:value="0.00103899999999957" calcext:value-type="float">
            <text:p>0.00103899999999957</text:p>
          </table:table-cell>
          <table:table-cell table:number-columns-repeated="16371"/>
        </table:table-row>
        <table:table-row table:style-name="ro1">
          <table:table-cell office:value-type="float" office:value="158127" calcext:value-type="float">
            <text:p>158127</text:p>
          </table:table-cell>
          <table:table-cell table:formula="of:=[.B175]+1"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1.712739" calcext:value-type="float">
            <text:p>1.712739</text:p>
          </table:table-cell>
          <table:table-cell office:value-type="float" office:value="0.163" calcext:value-type="float">
            <text:p>0.163</text:p>
          </table:table-cell>
          <table:table-cell office:value-type="float" office:value="1.712739" calcext:value-type="float">
            <text:p>1.712739</text:p>
          </table:table-cell>
          <table:table-cell office:value-type="float" office:value="0.163" calcext:value-type="float">
            <text:p>0.163</text:p>
          </table:table-cell>
          <table:table-cell office:value-type="float" office:value="1.71296" calcext:value-type="float">
            <text:p>1.71296</text:p>
          </table:table-cell>
          <table:table-cell office:value-type="float" office:value="5.06618" calcext:value-type="float">
            <text:p>5.06618</text:p>
          </table:table-cell>
          <table:table-cell office:value-type="float" office:value="5.167004" calcext:value-type="float">
            <text:p>5.167004</text:p>
          </table:table-cell>
          <table:table-cell office:value-type="float" office:value="5.916489" calcext:value-type="float">
            <text:p>5.916489</text:p>
          </table:table-cell>
          <table:table-cell office:value-type="float" office:value="5.927489" calcext:value-type="float">
            <text:p>5.927489</text:p>
          </table:table-cell>
          <table:table-cell table:formula="of:=[.L176]-[.L175]" office:value-type="float" office:value="0.011069" calcext:value-type="float">
            <text:p>0.011069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58147" calcext:value-type="float">
            <text:p>158147</text:p>
          </table:table-cell>
          <table:table-cell table:formula="of:=[.B176]+1" office:value-type="float" office:value="175" calcext:value-type="float">
            <text:p>175</text:p>
          </table:table-cell>
          <table:table-cell table:number-columns-repeated="5"/>
          <table:table-cell office:value-type="float" office:value="1.593739" calcext:value-type="float">
            <text:p>1.593739</text:p>
          </table:table-cell>
          <table:table-cell/>
          <table:table-cell office:value-type="float" office:value="5.206624" calcext:value-type="float">
            <text:p>5.206624</text:p>
          </table:table-cell>
          <table:table-cell/>
          <table:table-cell office:value-type="float" office:value="5.93472" calcext:value-type="float">
            <text:p>5.93472</text:p>
          </table:table-cell>
          <table:table-cell table:formula="of:=[.L177]-[.L176]" office:value-type="float" office:value="0.00723100000000088" calcext:value-type="float">
            <text:p>0.00723100000000088</text:p>
          </table:table-cell>
          <table:table-cell table:number-columns-repeated="16371"/>
        </table:table-row>
        <table:table-row table:style-name="ro1">
          <table:table-cell office:value-type="float" office:value="158187" calcext:value-type="float">
            <text:p>158187</text:p>
          </table:table-cell>
          <table:table-cell table:formula="of:=[.B177]+1" office:value-type="float" office:value="176" calcext:value-type="float">
            <text:p>176</text:p>
          </table:table-cell>
          <table:table-cell table:number-columns-repeated="5"/>
          <table:table-cell office:value-type="float" office:value="1.687122" calcext:value-type="float">
            <text:p>1.687122</text:p>
          </table:table-cell>
          <table:table-cell/>
          <table:table-cell office:value-type="float" office:value="5.290621" calcext:value-type="float">
            <text:p>5.290621</text:p>
          </table:table-cell>
          <table:table-cell/>
          <table:table-cell office:value-type="float" office:value="5.952276" calcext:value-type="float">
            <text:p>5.952276</text:p>
          </table:table-cell>
          <table:table-cell table:formula="of:=[.L178]-[.L177]" office:value-type="float" office:value="0.0175559999999999" calcext:value-type="float">
            <text:p>0.0175559999999999</text:p>
          </table:table-cell>
          <table:table-cell table:number-columns-repeated="16371"/>
        </table:table-row>
        <table:table-row table:style-name="ro1">
          <table:table-cell office:value-type="float" office:value="158207" calcext:value-type="float">
            <text:p>158207</text:p>
          </table:table-cell>
          <table:table-cell table:formula="of:=[.B178]+1" office:value-type="float" office:value="177" calcext:value-type="float">
            <text:p>177</text:p>
          </table:table-cell>
          <table:table-cell table:number-columns-repeated="5"/>
          <table:table-cell office:value-type="float" office:value="1.64867" calcext:value-type="float">
            <text:p>1.64867</text:p>
          </table:table-cell>
          <table:table-cell/>
          <table:table-cell office:value-type="float" office:value="5.331652" calcext:value-type="float">
            <text:p>5.331652</text:p>
          </table:table-cell>
          <table:table-cell/>
          <table:table-cell office:value-type="float" office:value="5.965788" calcext:value-type="float">
            <text:p>5.965788</text:p>
          </table:table-cell>
          <table:table-cell table:formula="of:=[.L179]-[.L178]" office:value-type="float" office:value="0.0135119999999995" calcext:value-type="float">
            <text:p>0.0135119999999995</text:p>
          </table:table-cell>
          <table:table-cell table:number-columns-repeated="16371"/>
        </table:table-row>
        <table:table-row table:style-name="ro1">
          <table:table-cell office:value-type="float" office:value="158227" calcext:value-type="float">
            <text:p>158227</text:p>
          </table:table-cell>
          <table:table-cell table:formula="of:=[.B179]+1" office:value-type="float" office:value="178" calcext:value-type="float">
            <text:p>178</text:p>
          </table:table-cell>
          <table:table-cell table:number-columns-repeated="5"/>
          <table:table-cell office:value-type="float" office:value="1.703602" calcext:value-type="float">
            <text:p>1.703602</text:p>
          </table:table-cell>
          <table:table-cell/>
          <table:table-cell office:value-type="float" office:value="5.372122" calcext:value-type="float">
            <text:p>5.372122</text:p>
          </table:table-cell>
          <table:table-cell/>
          <table:table-cell office:value-type="float" office:value="5.979073" calcext:value-type="float">
            <text:p>5.979073</text:p>
          </table:table-cell>
          <table:table-cell table:formula="of:=[.L180]-[.L179]" office:value-type="float" office:value="0.0132849999999998" calcext:value-type="float">
            <text:p>0.0132849999999998</text:p>
          </table:table-cell>
          <table:table-cell table:number-columns-repeated="16371"/>
        </table:table-row>
        <table:table-row table:style-name="ro1">
          <table:table-cell office:value-type="float" office:value="158247" calcext:value-type="float">
            <text:p>158247</text:p>
          </table:table-cell>
          <table:table-cell table:formula="of:=[.B180]+1" office:value-type="float" office:value="179" calcext:value-type="float">
            <text:p>179</text:p>
          </table:table-cell>
          <table:table-cell table:number-columns-repeated="5"/>
          <table:table-cell office:value-type="float" office:value="1.599232" calcext:value-type="float">
            <text:p>1.599232</text:p>
          </table:table-cell>
          <table:table-cell/>
          <table:table-cell office:value-type="float" office:value="5.411463" calcext:value-type="float">
            <text:p>5.411463</text:p>
          </table:table-cell>
          <table:table-cell/>
          <table:table-cell office:value-type="float" office:value="5.991921" calcext:value-type="float">
            <text:p>5.991921</text:p>
          </table:table-cell>
          <table:table-cell table:formula="of:=[.L181]-[.L180]" office:value-type="float" office:value="0.012848" calcext:value-type="float">
            <text:p>0.012848</text:p>
          </table:table-cell>
          <table:table-cell table:number-columns-repeated="16371"/>
        </table:table-row>
        <table:table-row table:style-name="ro1">
          <table:table-cell office:value-type="float" office:value="158267" calcext:value-type="float">
            <text:p>158267</text:p>
          </table:table-cell>
          <table:table-cell table:formula="of:=[.B181]+1" office:value-type="float" office:value="180" calcext:value-type="float">
            <text:p>180</text:p>
          </table:table-cell>
          <table:table-cell table:number-columns-repeated="5"/>
          <table:table-cell office:value-type="float" office:value="1.585499" calcext:value-type="float">
            <text:p>1.585499</text:p>
          </table:table-cell>
          <table:table-cell/>
          <table:table-cell office:value-type="float" office:value="5.452235" calcext:value-type="float">
            <text:p>5.452235</text:p>
          </table:table-cell>
          <table:table-cell/>
          <table:table-cell office:value-type="float" office:value="6.005255" calcext:value-type="float">
            <text:p>6.005255</text:p>
          </table:table-cell>
          <table:table-cell table:formula="of:=[.L182]-[.L181]" office:value-type="float" office:value="0.0133340000000004" calcext:value-type="float">
            <text:p>0.0133340000000004</text:p>
          </table:table-cell>
          <table:table-cell table:number-columns-repeated="16371"/>
        </table:table-row>
        <table:table-row table:style-name="ro1">
          <table:table-cell office:value-type="float" office:value="158287" calcext:value-type="float">
            <text:p>158287</text:p>
          </table:table-cell>
          <table:table-cell table:formula="of:=[.B182]+1" office:value-type="float" office:value="181" calcext:value-type="float">
            <text:p>181</text:p>
          </table:table-cell>
          <table:table-cell table:number-columns-repeated="5"/>
          <table:table-cell office:value-type="float" office:value="1.599232" calcext:value-type="float">
            <text:p>1.599232</text:p>
          </table:table-cell>
          <table:table-cell/>
          <table:table-cell office:value-type="float" office:value="5.493588" calcext:value-type="float">
            <text:p>5.493588</text:p>
          </table:table-cell>
          <table:table-cell/>
          <table:table-cell office:value-type="float" office:value="6.018753" calcext:value-type="float">
            <text:p>6.018753</text:p>
          </table:table-cell>
          <table:table-cell table:formula="of:=[.L183]-[.L182]" office:value-type="float" office:value="0.0134980000000002" calcext:value-type="float">
            <text:p>0.0134980000000002</text:p>
          </table:table-cell>
          <table:table-cell table:number-columns-repeated="16371"/>
        </table:table-row>
        <table:table-row table:style-name="ro1">
          <table:table-cell office:value-type="float" office:value="158307" calcext:value-type="float">
            <text:p>158307</text:p>
          </table:table-cell>
          <table:table-cell table:formula="of:=[.B183]+1" office:value-type="float" office:value="182" calcext:value-type="float">
            <text:p>182</text:p>
          </table:table-cell>
          <table:table-cell table:number-columns-repeated="5"/>
          <table:table-cell office:value-type="float" office:value="1.601978" calcext:value-type="float">
            <text:p>1.601978</text:p>
          </table:table-cell>
          <table:table-cell/>
          <table:table-cell office:value-type="float" office:value="5.534274" calcext:value-type="float">
            <text:p>5.534274</text:p>
          </table:table-cell>
          <table:table-cell/>
          <table:table-cell office:value-type="float" office:value="6.034028" calcext:value-type="float">
            <text:p>6.034028</text:p>
          </table:table-cell>
          <table:table-cell table:formula="of:=[.L184]-[.L183]" office:value-type="float" office:value="0.0152749999999999" calcext:value-type="float">
            <text:p>0.0152749999999999</text:p>
          </table:table-cell>
          <table:table-cell table:number-columns-repeated="16371"/>
        </table:table-row>
        <table:table-row table:style-name="ro1">
          <table:table-cell office:value-type="float" office:value="158327" calcext:value-type="float">
            <text:p>158327</text:p>
          </table:table-cell>
          <table:table-cell table:formula="of:=[.B184]+1" office:value-type="float" office:value="183" calcext:value-type="float">
            <text:p>183</text:p>
          </table:table-cell>
          <table:table-cell table:number-columns-repeated="5"/>
          <table:table-cell office:value-type="float" office:value="1.527821" calcext:value-type="float">
            <text:p>1.527821</text:p>
          </table:table-cell>
          <table:table-cell/>
          <table:table-cell office:value-type="float" office:value="5.574109" calcext:value-type="float">
            <text:p>5.574109</text:p>
          </table:table-cell>
          <table:table-cell/>
          <table:table-cell office:value-type="float" office:value="6.050679" calcext:value-type="float">
            <text:p>6.050679</text:p>
          </table:table-cell>
          <table:table-cell table:formula="of:=[.L185]-[.L184]" office:value-type="float" office:value="0.0166509999999995" calcext:value-type="float">
            <text:p>0.0166509999999995</text:p>
          </table:table-cell>
          <table:table-cell table:number-columns-repeated="16371"/>
        </table:table-row>
        <table:table-row table:style-name="ro1">
          <table:table-cell office:value-type="float" office:value="158347" calcext:value-type="float">
            <text:p>158347</text:p>
          </table:table-cell>
          <table:table-cell table:formula="of:=[.B185]+1" office:value-type="float" office:value="184" calcext:value-type="float">
            <text:p>184</text:p>
          </table:table-cell>
          <table:table-cell table:number-columns-repeated="5"/>
          <table:table-cell office:value-type="float" office:value="1.450916" calcext:value-type="float">
            <text:p>1.450916</text:p>
          </table:table-cell>
          <table:table-cell/>
          <table:table-cell office:value-type="float" office:value="5.613408" calcext:value-type="float">
            <text:p>5.613408</text:p>
          </table:table-cell>
          <table:table-cell/>
          <table:table-cell office:value-type="float" office:value="6.067045" calcext:value-type="float">
            <text:p>6.067045</text:p>
          </table:table-cell>
          <table:table-cell table:formula="of:=[.L186]-[.L185]" office:value-type="float" office:value="0.0163660000000005" calcext:value-type="float">
            <text:p>0.0163660000000005</text:p>
          </table:table-cell>
          <table:table-cell table:number-columns-repeated="16371"/>
        </table:table-row>
        <table:table-row table:style-name="ro1">
          <table:table-cell office:value-type="float" office:value="158367" calcext:value-type="float">
            <text:p>158367</text:p>
          </table:table-cell>
          <table:table-cell table:formula="of:=[.B186]+1" office:value-type="float" office:value="185" calcext:value-type="float">
            <text:p>185</text:p>
          </table:table-cell>
          <table:table-cell table:number-columns-repeated="5"/>
          <table:table-cell office:value-type="float" office:value="1.330067" calcext:value-type="float">
            <text:p>1.330067</text:p>
          </table:table-cell>
          <table:table-cell/>
          <table:table-cell office:value-type="float" office:value="5.651883" calcext:value-type="float">
            <text:p>5.651883</text:p>
          </table:table-cell>
          <table:table-cell/>
          <table:table-cell office:value-type="float" office:value="6.083035" calcext:value-type="float">
            <text:p>6.083035</text:p>
          </table:table-cell>
          <table:table-cell table:formula="of:=[.L187]-[.L186]" office:value-type="float" office:value="0.0159899999999995" calcext:value-type="float">
            <text:p>0.0159899999999995</text:p>
          </table:table-cell>
          <table:table-cell table:number-columns-repeated="16371"/>
        </table:table-row>
        <table:table-row table:style-name="ro1">
          <table:table-cell office:value-type="float" office:value="158427" calcext:value-type="float">
            <text:p>158427</text:p>
          </table:table-cell>
          <table:table-cell table:formula="of:=[.B187]+1" office:value-type="float" office:value="186" calcext:value-type="float">
            <text:p>186</text:p>
          </table:table-cell>
          <table:table-cell table:number-columns-repeated="5"/>
          <table:table-cell office:value-type="float" office:value="1.011463" calcext:value-type="float">
            <text:p>1.011463</text:p>
          </table:table-cell>
          <table:table-cell/>
          <table:table-cell office:value-type="float" office:value="5.769503" calcext:value-type="float">
            <text:p>5.769503</text:p>
          </table:table-cell>
          <table:table-cell/>
          <table:table-cell office:value-type="float" office:value="6.136788" calcext:value-type="float">
            <text:p>6.136788</text:p>
          </table:table-cell>
          <table:table-cell table:formula="of:=[.L188]-[.L187]" office:value-type="float" office:value="0.0537530000000004" calcext:value-type="float">
            <text:p>0.0537530000000004</text:p>
          </table:table-cell>
          <table:table-cell table:number-columns-repeated="16371"/>
        </table:table-row>
        <table:table-row table:style-name="ro1">
          <table:table-cell office:value-type="float" office:value="158471" calcext:value-type="float">
            <text:p>158471</text:p>
          </table:table-cell>
          <table:table-cell table:formula="of:=[.B188]+1"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1.71296" calcext:value-type="float">
            <text:p>1.71296</text:p>
          </table:table-cell>
          <table:table-cell office:value-type="float" office:value="3.195" calcext:value-type="float">
            <text:p>3.195</text:p>
          </table:table-cell>
          <table:table-cell office:value-type="float" office:value="1.71296" calcext:value-type="float">
            <text:p>1.71296</text:p>
          </table:table-cell>
          <table:table-cell office:value-type="float" office:value="3.195" calcext:value-type="float">
            <text:p>3.195</text:p>
          </table:table-cell>
          <table:table-cell office:value-type="float" office:value="0.79723" calcext:value-type="float">
            <text:p>0.79723</text:p>
          </table:table-cell>
          <table:table-cell office:value-type="float" office:value="5.583186" calcext:value-type="float">
            <text:p>5.583186</text:p>
          </table:table-cell>
          <table:table-cell office:value-type="float" office:value="5.838119" calcext:value-type="float">
            <text:p>5.838119</text:p>
          </table:table-cell>
          <table:table-cell office:value-type="float" office:value="6.13272" calcext:value-type="float">
            <text:p>6.13272</text:p>
          </table:table-cell>
          <table:table-cell office:value-type="float" office:value="6.168429" calcext:value-type="float">
            <text:p>6.168429</text:p>
          </table:table-cell>
          <table:table-cell table:formula="of:=[.L189]-[.L188]" office:value-type="float" office:value="0.0316409999999996" calcext:value-type="float">
            <text:p>0.0316409999999996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58487" calcext:value-type="float">
            <text:p>158487</text:p>
          </table:table-cell>
          <table:table-cell table:formula="of:=[.B189]+1"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0.79723" calcext:value-type="float">
            <text:p>0.79723</text:p>
          </table:table-cell>
          <table:table-cell office:value-type="float" office:value="3.681" calcext:value-type="float">
            <text:p>3.681</text:p>
          </table:table-cell>
          <table:table-cell office:value-type="float" office:value="0.79723" calcext:value-type="float">
            <text:p>0.79723</text:p>
          </table:table-cell>
          <table:table-cell office:value-type="float" office:value="3.681" calcext:value-type="float">
            <text:p>3.681</text:p>
          </table:table-cell>
          <table:table-cell office:value-type="float" office:value="0.756269" calcext:value-type="float">
            <text:p>0.756269</text:p>
          </table:table-cell>
          <table:table-cell office:value-type="float" office:value="5.664408" calcext:value-type="float">
            <text:p>5.664408</text:p>
          </table:table-cell>
          <table:table-cell office:value-type="float" office:value="5.825119" calcext:value-type="float">
            <text:p>5.825119</text:p>
          </table:table-cell>
          <table:table-cell office:value-type="float" office:value="6.120024" calcext:value-type="float">
            <text:p>6.120024</text:p>
          </table:table-cell>
          <table:table-cell office:value-type="float" office:value="6.204336" calcext:value-type="float">
            <text:p>6.204336</text:p>
          </table:table-cell>
          <table:table-cell table:formula="of:=[.L190]-[.L189]" office:value-type="float" office:value="0.0359069999999999" calcext:value-type="float">
            <text:p>0.0359069999999999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58507" calcext:value-type="float">
            <text:p>158507</text:p>
          </table:table-cell>
          <table:table-cell table:formula="of:=[.B190]+1" office:value-type="float" office:value="189" calcext:value-type="float">
            <text:p>189</text:p>
          </table:table-cell>
          <table:table-cell table:number-columns-repeated="5"/>
          <table:table-cell office:value-type="float" office:value="0.680522" calcext:value-type="float">
            <text:p>0.680522</text:p>
          </table:table-cell>
          <table:table-cell/>
          <table:table-cell office:value-type="float" office:value="5.831963" calcext:value-type="float">
            <text:p>5.831963</text:p>
          </table:table-cell>
          <table:table-cell/>
          <table:table-cell office:value-type="float" office:value="6.203441" calcext:value-type="float">
            <text:p>6.203441</text:p>
          </table:table-cell>
          <table:table-cell table:formula="of:=[.L191]-[.L190]" office:value-type="float" office:value="-0.000894999999999868" calcext:value-type="float">
            <text:p>-0.000894999999999868</text:p>
          </table:table-cell>
          <table:table-cell table:number-columns-repeated="16371"/>
        </table:table-row>
        <table:table-row table:style-name="ro1">
          <table:table-cell office:value-type="float" office:value="158527" calcext:value-type="float">
            <text:p>158527</text:p>
          </table:table-cell>
          <table:table-cell table:formula="of:=[.B191]+1" office:value-type="float" office:value="190" calcext:value-type="float">
            <text:p>190</text:p>
          </table:table-cell>
          <table:table-cell table:number-columns-repeated="5"/>
          <table:table-cell office:value-type="float" office:value="0.55418" calcext:value-type="float">
            <text:p>0.55418</text:p>
          </table:table-cell>
          <table:table-cell/>
          <table:table-cell office:value-type="float" office:value="5.871136" calcext:value-type="float">
            <text:p>5.871136</text:p>
          </table:table-cell>
          <table:table-cell/>
          <table:table-cell office:value-type="float" office:value="6.221696" calcext:value-type="float">
            <text:p>6.221696</text:p>
          </table:table-cell>
          <table:table-cell table:formula="of:=[.L192]-[.L191]" office:value-type="float" office:value="0.0182549999999999" calcext:value-type="float">
            <text:p>0.0182549999999999</text:p>
          </table:table-cell>
          <table:table-cell table:number-columns-repeated="16371"/>
        </table:table-row>
        <table:table-row table:style-name="ro1">
          <table:table-cell office:value-type="float" office:value="158547" calcext:value-type="float">
            <text:p>158547</text:p>
          </table:table-cell>
          <table:table-cell table:formula="of:=[.B192]+1" office:value-type="float" office:value="191" calcext:value-type="float">
            <text:p>191</text:p>
          </table:table-cell>
          <table:table-cell table:number-columns-repeated="5"/>
          <table:table-cell office:value-type="float" office:value="0.400371" calcext:value-type="float">
            <text:p>0.400371</text:p>
          </table:table-cell>
          <table:table-cell/>
          <table:table-cell office:value-type="float" office:value="5.911173" calcext:value-type="float">
            <text:p>5.911173</text:p>
          </table:table-cell>
          <table:table-cell/>
          <table:table-cell office:value-type="float" office:value="6.240244" calcext:value-type="float">
            <text:p>6.240244</text:p>
          </table:table-cell>
          <table:table-cell table:formula="of:=[.L193]-[.L192]" office:value-type="float" office:value="0.018548" calcext:value-type="float">
            <text:p>0.018548</text:p>
          </table:table-cell>
          <table:table-cell table:number-columns-repeated="16371"/>
        </table:table-row>
        <table:table-row table:style-name="ro1">
          <table:table-cell office:value-type="float" office:value="158587" calcext:value-type="float">
            <text:p>158587</text:p>
          </table:table-cell>
          <table:table-cell table:formula="of:=[.B193]+1" office:value-type="float" office:value="192" calcext:value-type="float">
            <text:p>192</text:p>
          </table:table-cell>
          <table:table-cell table:number-columns-repeated="5"/>
          <table:table-cell office:value-type="float" office:value="0.20811" calcext:value-type="float">
            <text:p>0.20811</text:p>
          </table:table-cell>
          <table:table-cell/>
          <table:table-cell office:value-type="float" office:value="5.990517" calcext:value-type="float">
            <text:p>5.990517</text:p>
          </table:table-cell>
          <table:table-cell/>
          <table:table-cell office:value-type="float" office:value="6.276759" calcext:value-type="float">
            <text:p>6.276759</text:p>
          </table:table-cell>
          <table:table-cell table:formula="of:=[.L194]-[.L193]" office:value-type="float" office:value="0.0365150000000005" calcext:value-type="float">
            <text:p>0.0365150000000005</text:p>
          </table:table-cell>
          <table:table-cell table:number-columns-repeated="16371"/>
        </table:table-row>
        <table:table-row table:style-name="ro1">
          <table:table-cell office:value-type="float" office:value="158607" calcext:value-type="float">
            <text:p>158607</text:p>
          </table:table-cell>
          <table:table-cell table:formula="of:=[.B194]+1" office:value-type="float" office:value="193" calcext:value-type="float">
            <text:p>193</text:p>
          </table:table-cell>
          <table:table-cell table:number-columns-repeated="5"/>
          <table:table-cell office:value-type="float" office:value="0.128459" calcext:value-type="float">
            <text:p>0.128459</text:p>
          </table:table-cell>
          <table:table-cell/>
          <table:table-cell office:value-type="float" office:value="6.031675" calcext:value-type="float">
            <text:p>6.031675</text:p>
          </table:table-cell>
          <table:table-cell/>
          <table:table-cell office:value-type="float" office:value="6.295767" calcext:value-type="float">
            <text:p>6.295767</text:p>
          </table:table-cell>
          <table:table-cell table:formula="of:=[.L195]-[.L194]" office:value-type="float" office:value="0.0190079999999995" calcext:value-type="float">
            <text:p>0.0190079999999995</text:p>
          </table:table-cell>
          <table:table-cell table:number-columns-repeated="16371"/>
        </table:table-row>
        <table:table-row table:style-name="ro1">
          <table:table-cell office:value-type="float" office:value="158628" calcext:value-type="float">
            <text:p>158628</text:p>
          </table:table-cell>
          <table:table-cell table:formula="of:=[.B195]+1"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office:value-type="float" office:value="0.756269" calcext:value-type="float">
            <text:p>0.756269</text:p>
          </table:table-cell>
          <table:table-cell office:value-type="float" office:value="-4.112" calcext:value-type="float">
            <text:p>-4.112</text:p>
          </table:table-cell>
          <table:table-cell office:value-type="float" office:value="0.756269" calcext:value-type="float">
            <text:p>0.756269</text:p>
          </table:table-cell>
          <table:table-cell office:value-type="float" office:value="-4.112" calcext:value-type="float">
            <text:p>-4.112</text:p>
          </table:table-cell>
          <table:table-cell office:value-type="float" office:value="0.048808" calcext:value-type="float">
            <text:p>0.048808</text:p>
          </table:table-cell>
          <table:table-cell office:value-type="float" office:value="5.914041" calcext:value-type="float">
            <text:p>5.914041</text:p>
          </table:table-cell>
          <table:table-cell office:value-type="float" office:value="6.073133" calcext:value-type="float">
            <text:p>6.073133</text:p>
          </table:table-cell>
          <table:table-cell office:value-type="float" office:value="6.286891" calcext:value-type="float">
            <text:p>6.286891</text:p>
          </table:table-cell>
          <table:table-cell office:value-type="float" office:value="6.314847" calcext:value-type="float">
            <text:p>6.314847</text:p>
          </table:table-cell>
          <table:table-cell table:formula="of:=[.L196]-[.L195]" office:value-type="float" office:value="0.0190800000000007" calcext:value-type="float">
            <text:p>0.0190800000000007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58647" calcext:value-type="float">
            <text:p>158647</text:p>
          </table:table-cell>
          <table:table-cell table:formula="of:=[.B196]+1" office:value-type="float" office:value="195" calcext:value-type="float">
            <text:p>195</text:p>
          </table:table-cell>
          <table:table-cell table:number-columns-repeated="5"/>
          <table:table-cell office:value-type="float" office:value="-0.155993" calcext:value-type="float">
            <text:p>-0.155993</text:p>
          </table:table-cell>
          <table:table-cell/>
          <table:table-cell office:value-type="float" office:value="6.072713" calcext:value-type="float">
            <text:p>6.072713</text:p>
          </table:table-cell>
          <table:table-cell/>
          <table:table-cell office:value-type="float" office:value="6.335515" calcext:value-type="float">
            <text:p>6.335515</text:p>
          </table:table-cell>
          <table:table-cell table:formula="of:=[.L197]-[.L196]" office:value-type="float" office:value="0.0206679999999997" calcext:value-type="float">
            <text:p>0.0206679999999997</text:p>
          </table:table-cell>
          <table:table-cell table:number-columns-repeated="16371"/>
        </table:table-row>
        <table:table-row table:style-name="ro1">
          <table:table-cell office:value-type="float" office:value="158667" calcext:value-type="float">
            <text:p>158667</text:p>
          </table:table-cell>
          <table:table-cell table:formula="of:=[.B197]+1" office:value-type="float" office:value="196" calcext:value-type="float">
            <text:p>196</text:p>
          </table:table-cell>
          <table:table-cell table:number-columns-repeated="5"/>
          <table:table-cell office:value-type="float" office:value="-0.296068" calcext:value-type="float">
            <text:p>-0.296068</text:p>
          </table:table-cell>
          <table:table-cell/>
          <table:table-cell office:value-type="float" office:value="6.115102" calcext:value-type="float">
            <text:p>6.115102</text:p>
          </table:table-cell>
          <table:table-cell/>
          <table:table-cell office:value-type="float" office:value="6.354738" calcext:value-type="float">
            <text:p>6.354738</text:p>
          </table:table-cell>
          <table:table-cell table:formula="of:=[.L198]-[.L197]" office:value-type="float" office:value="0.0192230000000002" calcext:value-type="float">
            <text:p>0.0192230000000002</text:p>
          </table:table-cell>
          <table:table-cell table:number-columns-repeated="16371"/>
        </table:table-row>
        <table:table-row table:style-name="ro1">
          <table:table-cell office:value-type="float" office:value="158687" calcext:value-type="float">
            <text:p>158687</text:p>
          </table:table-cell>
          <table:table-cell table:formula="of:=[.B198]+1" office:value-type="float" office:value="197" calcext:value-type="float">
            <text:p>197</text:p>
          </table:table-cell>
          <table:table-cell table:number-columns-repeated="5"/>
          <table:table-cell office:value-type="float" office:value="-0.381212" calcext:value-type="float">
            <text:p>-0.381212</text:p>
          </table:table-cell>
          <table:table-cell/>
          <table:table-cell office:value-type="float" office:value="6.157528" calcext:value-type="float">
            <text:p>6.157528</text:p>
          </table:table-cell>
          <table:table-cell/>
          <table:table-cell office:value-type="float" office:value="6.37388" calcext:value-type="float">
            <text:p>6.37388</text:p>
          </table:table-cell>
          <table:table-cell table:formula="of:=[.L199]-[.L198]" office:value-type="float" office:value="0.0191419999999996" calcext:value-type="float">
            <text:p>0.0191419999999996</text:p>
          </table:table-cell>
          <table:table-cell table:number-columns-repeated="16371"/>
        </table:table-row>
        <table:table-row table:style-name="ro1">
          <table:table-cell office:value-type="float" office:value="158707" calcext:value-type="float">
            <text:p>158707</text:p>
          </table:table-cell>
          <table:table-cell table:formula="of:=[.B199]+1" office:value-type="float" office:value="198" calcext:value-type="float">
            <text:p>198</text:p>
          </table:table-cell>
          <table:table-cell table:number-columns-repeated="5"/>
          <table:table-cell office:value-type="float" office:value="-0.45537" calcext:value-type="float">
            <text:p>-0.45537</text:p>
          </table:table-cell>
          <table:table-cell/>
          <table:table-cell office:value-type="float" office:value="6.199854" calcext:value-type="float">
            <text:p>6.199854</text:p>
          </table:table-cell>
          <table:table-cell/>
          <table:table-cell office:value-type="float" office:value="6.392493" calcext:value-type="float">
            <text:p>6.392493</text:p>
          </table:table-cell>
          <table:table-cell table:formula="of:=[.L200]-[.L199]" office:value-type="float" office:value="0.0186130000000002" calcext:value-type="float">
            <text:p>0.0186130000000002</text:p>
          </table:table-cell>
          <table:table-cell table:number-columns-repeated="16371"/>
        </table:table-row>
        <table:table-row table:style-name="ro1">
          <table:table-cell office:value-type="float" office:value="158727" calcext:value-type="float">
            <text:p>158727</text:p>
          </table:table-cell>
          <table:table-cell table:formula="of:=[.B200]+1" office:value-type="float" office:value="199" calcext:value-type="float">
            <text:p>199</text:p>
          </table:table-cell>
          <table:table-cell table:number-columns-repeated="5"/>
          <table:table-cell office:value-type="float" office:value="-0.529528" calcext:value-type="float">
            <text:p>-0.529528</text:p>
          </table:table-cell>
          <table:table-cell/>
          <table:table-cell office:value-type="float" office:value="6.243456" calcext:value-type="float">
            <text:p>6.243456</text:p>
          </table:table-cell>
          <table:table-cell/>
          <table:table-cell office:value-type="float" office:value="6.411207" calcext:value-type="float">
            <text:p>6.411207</text:p>
          </table:table-cell>
          <table:table-cell table:formula="of:=[.L201]-[.L200]" office:value-type="float" office:value="0.0187140000000001" calcext:value-type="float">
            <text:p>0.0187140000000001</text:p>
          </table:table-cell>
          <table:table-cell table:number-columns-repeated="16371"/>
        </table:table-row>
        <table:table-row table:style-name="ro1">
          <table:table-cell office:value-type="float" office:value="158747" calcext:value-type="float">
            <text:p>158747</text:p>
          </table:table-cell>
          <table:table-cell table:formula="of:=[.B201]+1" office:value-type="float" office:value="200" calcext:value-type="float">
            <text:p>200</text:p>
          </table:table-cell>
          <table:table-cell table:number-columns-repeated="5"/>
          <table:table-cell office:value-type="float" office:value="-0.658617" calcext:value-type="float">
            <text:p>-0.658617</text:p>
          </table:table-cell>
          <table:table-cell/>
          <table:table-cell office:value-type="float" office:value="6.287367" calcext:value-type="float">
            <text:p>6.287367</text:p>
          </table:table-cell>
          <table:table-cell/>
          <table:table-cell office:value-type="float" office:value="6.429967" calcext:value-type="float">
            <text:p>6.429967</text:p>
          </table:table-cell>
          <table:table-cell table:formula="of:=[.L202]-[.L201]" office:value-type="float" office:value="0.0187600000000003" calcext:value-type="float">
            <text:p>0.0187600000000003</text:p>
          </table:table-cell>
          <table:table-cell table:number-columns-repeated="16371"/>
        </table:table-row>
        <table:table-row table:style-name="ro1">
          <table:table-cell office:value-type="float" office:value="158767" calcext:value-type="float">
            <text:p>158767</text:p>
          </table:table-cell>
          <table:table-cell table:formula="of:=[.B202]+1" office:value-type="float" office:value="201" calcext:value-type="float">
            <text:p>201</text:p>
          </table:table-cell>
          <table:table-cell table:number-columns-repeated="5"/>
          <table:table-cell office:value-type="float" office:value="-0.801439" calcext:value-type="float">
            <text:p>-0.801439</text:p>
          </table:table-cell>
          <table:table-cell/>
          <table:table-cell office:value-type="float" office:value="6.331046" calcext:value-type="float">
            <text:p>6.331046</text:p>
          </table:table-cell>
          <table:table-cell/>
          <table:table-cell office:value-type="float" office:value="6.4485" calcext:value-type="float">
            <text:p>6.4485</text:p>
          </table:table-cell>
          <table:table-cell table:formula="of:=[.L203]-[.L202]" office:value-type="float" office:value="0.0185329999999997" calcext:value-type="float">
            <text:p>0.0185329999999997</text:p>
          </table:table-cell>
          <table:table-cell table:number-columns-repeated="16371"/>
        </table:table-row>
        <table:table-row table:style-name="ro1">
          <table:table-cell office:value-type="float" office:value="158807" calcext:value-type="float">
            <text:p>158807</text:p>
          </table:table-cell>
          <table:table-cell table:formula="of:=[.B203]+1" office:value-type="float" office:value="202" calcext:value-type="float">
            <text:p>202</text:p>
          </table:table-cell>
          <table:table-cell table:number-columns-repeated="5"/>
          <table:table-cell office:value-type="float" office:value="-0.990953" calcext:value-type="float">
            <text:p>-0.990953</text:p>
          </table:table-cell>
          <table:table-cell/>
          <table:table-cell office:value-type="float" office:value="6.418679" calcext:value-type="float">
            <text:p>6.418679</text:p>
          </table:table-cell>
          <table:table-cell/>
          <table:table-cell office:value-type="float" office:value="6.484919" calcext:value-type="float">
            <text:p>6.484919</text:p>
          </table:table-cell>
          <table:table-cell table:formula="of:=[.L204]-[.L203]" office:value-type="float" office:value="0.0364189999999995" calcext:value-type="float">
            <text:p>0.0364189999999995</text:p>
          </table:table-cell>
          <table:table-cell table:number-columns-repeated="16371"/>
        </table:table-row>
        <table:table-row table:style-name="ro1">
          <table:table-cell office:value-type="float" office:value="158827" calcext:value-type="float">
            <text:p>158827</text:p>
          </table:table-cell>
          <table:table-cell table:formula="of:=[.B204]+1" office:value-type="float" office:value="203" calcext:value-type="float">
            <text:p>203</text:p>
          </table:table-cell>
          <table:table-cell table:number-columns-repeated="5"/>
          <table:table-cell office:value-type="float" office:value="-1.048632" calcext:value-type="float">
            <text:p>-1.048632</text:p>
          </table:table-cell>
          <table:table-cell/>
          <table:table-cell office:value-type="float" office:value="6.462841" calcext:value-type="float">
            <text:p>6.462841</text:p>
          </table:table-cell>
          <table:table-cell/>
          <table:table-cell office:value-type="float" office:value="6.503085" calcext:value-type="float">
            <text:p>6.503085</text:p>
          </table:table-cell>
          <table:table-cell table:formula="of:=[.L205]-[.L204]" office:value-type="float" office:value="0.0181659999999999" calcext:value-type="float">
            <text:p>0.0181659999999999</text:p>
          </table:table-cell>
          <table:table-cell table:number-columns-repeated="16371"/>
        </table:table-row>
        <table:table-row table:style-name="ro1">
          <table:table-cell office:value-type="float" office:value="158847" calcext:value-type="float">
            <text:p>158847</text:p>
          </table:table-cell>
          <table:table-cell table:formula="of:=[.B205]+1" office:value-type="float" office:value="204" calcext:value-type="float">
            <text:p>204</text:p>
          </table:table-cell>
          <table:table-cell table:number-columns-repeated="5"/>
          <table:table-cell office:value-type="float" office:value="-1.139269" calcext:value-type="float">
            <text:p>-1.139269</text:p>
          </table:table-cell>
          <table:table-cell/>
          <table:table-cell office:value-type="float" office:value="6.508146" calcext:value-type="float">
            <text:p>6.508146</text:p>
          </table:table-cell>
          <table:table-cell/>
          <table:table-cell office:value-type="float" office:value="6.52165" calcext:value-type="float">
            <text:p>6.52165</text:p>
          </table:table-cell>
          <table:table-cell table:formula="of:=[.L206]-[.L205]" office:value-type="float" office:value="0.0185650000000006" calcext:value-type="float">
            <text:p>0.0185650000000006</text:p>
          </table:table-cell>
          <table:table-cell table:number-columns-repeated="16371"/>
        </table:table-row>
        <table:table-row table:style-name="ro1">
          <table:table-cell office:value-type="float" office:value="158867" calcext:value-type="float">
            <text:p>158867</text:p>
          </table:table-cell>
          <table:table-cell table:formula="of:=[.B206]+1" office:value-type="float" office:value="205" calcext:value-type="float">
            <text:p>205</text:p>
          </table:table-cell>
          <table:table-cell table:number-columns-repeated="5"/>
          <table:table-cell office:value-type="float" office:value="-1.273851" calcext:value-type="float">
            <text:p>-1.273851</text:p>
          </table:table-cell>
          <table:table-cell/>
          <table:table-cell office:value-type="float" office:value="6.553206" calcext:value-type="float">
            <text:p>6.553206</text:p>
          </table:table-cell>
          <table:table-cell/>
          <table:table-cell office:value-type="float" office:value="6.540018" calcext:value-type="float">
            <text:p>6.540018</text:p>
          </table:table-cell>
          <table:table-cell table:formula="of:=[.L207]-[.L206]" office:value-type="float" office:value="0.0183679999999997" calcext:value-type="float">
            <text:p>0.0183679999999997</text:p>
          </table:table-cell>
          <table:table-cell table:number-columns-repeated="16371"/>
        </table:table-row>
        <table:table-row table:style-name="ro1">
          <table:table-cell office:value-type="float" office:value="158887" calcext:value-type="float">
            <text:p>158887</text:p>
          </table:table-cell>
          <table:table-cell table:formula="of:=[.B207]+1" office:value-type="float" office:value="206" calcext:value-type="float">
            <text:p>206</text:p>
          </table:table-cell>
          <table:table-cell table:number-columns-repeated="5"/>
          <table:table-cell office:value-type="float" office:value="-1.394701" calcext:value-type="float">
            <text:p>-1.394701</text:p>
          </table:table-cell>
          <table:table-cell/>
          <table:table-cell office:value-type="float" office:value="6.596904" calcext:value-type="float">
            <text:p>6.596904</text:p>
          </table:table-cell>
          <table:table-cell/>
          <table:table-cell office:value-type="float" office:value="6.557721" calcext:value-type="float">
            <text:p>6.557721</text:p>
          </table:table-cell>
          <table:table-cell table:formula="of:=[.L208]-[.L207]" office:value-type="float" office:value="0.017703" calcext:value-type="float">
            <text:p>0.017703</text:p>
          </table:table-cell>
          <table:table-cell table:number-columns-repeated="16371"/>
        </table:table-row>
        <table:table-row table:style-name="ro1">
          <table:table-cell office:value-type="float" office:value="158908" calcext:value-type="float">
            <text:p>158908</text:p>
          </table:table-cell>
          <table:table-cell table:formula="of:=[.B208]+1" office:value-type="float" office:value="207" calcext:value-type="float">
            <text:p>207</text:p>
          </table:table-cell>
          <table:table-cell table:number-columns-repeated="5"/>
          <table:table-cell office:value-type="float" office:value="-1.490831" calcext:value-type="float">
            <text:p>-1.490831</text:p>
          </table:table-cell>
          <table:table-cell/>
          <table:table-cell office:value-type="float" office:value="6.640976" calcext:value-type="float">
            <text:p>6.640976</text:p>
          </table:table-cell>
          <table:table-cell/>
          <table:table-cell office:value-type="float" office:value="6.575302" calcext:value-type="float">
            <text:p>6.575302</text:p>
          </table:table-cell>
          <table:table-cell table:formula="of:=[.L209]-[.L208]" office:value-type="float" office:value="0.0175809999999998" calcext:value-type="float">
            <text:p>0.0175809999999998</text:p>
          </table:table-cell>
          <table:table-cell table:number-columns-repeated="16371"/>
        </table:table-row>
        <table:table-row table:style-name="ro1">
          <table:table-cell office:value-type="float" office:value="158927" calcext:value-type="float">
            <text:p>158927</text:p>
          </table:table-cell>
          <table:table-cell table:formula="of:=[.B209]+1" office:value-type="float" office:value="208" calcext:value-type="float">
            <text:p>208</text:p>
          </table:table-cell>
          <table:table-cell table:number-columns-repeated="5"/>
          <table:table-cell office:value-type="float" office:value="-1.559496" calcext:value-type="float">
            <text:p>-1.559496</text:p>
          </table:table-cell>
          <table:table-cell/>
          <table:table-cell office:value-type="float" office:value="6.686039" calcext:value-type="float">
            <text:p>6.686039</text:p>
          </table:table-cell>
          <table:table-cell/>
          <table:table-cell office:value-type="float" office:value="6.592828" calcext:value-type="float">
            <text:p>6.592828</text:p>
          </table:table-cell>
          <table:table-cell table:formula="of:=[.L210]-[.L209]" office:value-type="float" office:value="0.0175260000000002" calcext:value-type="float">
            <text:p>0.0175260000000002</text:p>
          </table:table-cell>
          <table:table-cell table:number-columns-repeated="16371"/>
        </table:table-row>
        <table:table-row table:style-name="ro1">
          <table:table-cell office:value-type="float" office:value="158967" calcext:value-type="float">
            <text:p>158967</text:p>
          </table:table-cell>
          <table:table-cell table:formula="of:=[.B210]+1" office:value-type="float" office:value="209" calcext:value-type="float">
            <text:p>209</text:p>
          </table:table-cell>
          <table:table-cell table:number-columns-repeated="5"/>
          <table:table-cell office:value-type="float" office:value="-1.762743" calcext:value-type="float">
            <text:p>-1.762743</text:p>
          </table:table-cell>
          <table:table-cell/>
          <table:table-cell office:value-type="float" office:value="6.77908" calcext:value-type="float">
            <text:p>6.77908</text:p>
          </table:table-cell>
          <table:table-cell/>
          <table:table-cell office:value-type="float" office:value="6.628721" calcext:value-type="float">
            <text:p>6.628721</text:p>
          </table:table-cell>
          <table:table-cell table:formula="of:=[.L211]-[.L210]" office:value-type="float" office:value="0.0358929999999997" calcext:value-type="float">
            <text:p>0.0358929999999997</text:p>
          </table:table-cell>
          <table:table-cell table:number-columns-repeated="16371"/>
        </table:table-row>
        <table:table-row table:style-name="ro1">
          <table:table-cell office:value-type="float" office:value="159007" calcext:value-type="float">
            <text:p>159007</text:p>
          </table:table-cell>
          <table:table-cell table:formula="of:=[.B211]+1" office:value-type="float" office:value="210" calcext:value-type="float">
            <text:p>210</text:p>
          </table:table-cell>
          <table:table-cell table:number-columns-repeated="5"/>
          <table:table-cell office:value-type="float" office:value="-1.883593" calcext:value-type="float">
            <text:p>-1.883593</text:p>
          </table:table-cell>
          <table:table-cell/>
          <table:table-cell office:value-type="float" office:value="6.872006" calcext:value-type="float">
            <text:p>6.872006</text:p>
          </table:table-cell>
          <table:table-cell/>
          <table:table-cell office:value-type="float" office:value="6.657796" calcext:value-type="float">
            <text:p>6.657796</text:p>
          </table:table-cell>
          <table:table-cell table:formula="of:=[.L212]-[.L211]" office:value-type="float" office:value="0.0290750000000006" calcext:value-type="float">
            <text:p>0.0290750000000006</text:p>
          </table:table-cell>
          <table:table-cell table:number-columns-repeated="16371"/>
        </table:table-row>
        <table:table-row table:style-name="ro1">
          <table:table-cell office:value-type="float" office:value="159027" calcext:value-type="float">
            <text:p>159027</text:p>
          </table:table-cell>
          <table:table-cell table:formula="of:=[.B212]+1" office:value-type="float" office:value="211" calcext:value-type="float">
            <text:p>211</text:p>
          </table:table-cell>
          <table:table-cell table:number-columns-repeated="5"/>
          <table:table-cell office:value-type="float" office:value="-2.009935" calcext:value-type="float">
            <text:p>-2.009935</text:p>
          </table:table-cell>
          <table:table-cell/>
          <table:table-cell office:value-type="float" office:value="6.919299" calcext:value-type="float">
            <text:p>6.919299</text:p>
          </table:table-cell>
          <table:table-cell/>
          <table:table-cell office:value-type="float" office:value="6.671094" calcext:value-type="float">
            <text:p>6.671094</text:p>
          </table:table-cell>
          <table:table-cell table:formula="of:=[.L213]-[.L212]" office:value-type="float" office:value="0.0132979999999998" calcext:value-type="float">
            <text:p>0.0132979999999998</text:p>
          </table:table-cell>
          <table:table-cell table:number-columns-repeated="16371"/>
        </table:table-row>
        <table:table-row table:style-name="ro1">
          <table:table-cell office:value-type="float" office:value="159047" calcext:value-type="float">
            <text:p>159047</text:p>
          </table:table-cell>
          <table:table-cell table:formula="of:=[.B213]+1" office:value-type="float" office:value="212" calcext:value-type="float">
            <text:p>212</text:p>
          </table:table-cell>
          <table:table-cell table:number-columns-repeated="5"/>
          <table:table-cell office:value-type="float" office:value="-2.246141" calcext:value-type="float">
            <text:p>-2.246141</text:p>
          </table:table-cell>
          <table:table-cell/>
          <table:table-cell office:value-type="float" office:value="6.969526" calcext:value-type="float">
            <text:p>6.969526</text:p>
          </table:table-cell>
          <table:table-cell/>
          <table:table-cell office:value-type="float" office:value="6.685095" calcext:value-type="float">
            <text:p>6.685095</text:p>
          </table:table-cell>
          <table:table-cell table:formula="of:=[.L214]-[.L213]" office:value-type="float" office:value="0.0140009999999995" calcext:value-type="float">
            <text:p>0.0140009999999995</text:p>
          </table:table-cell>
          <table:table-cell table:number-columns-repeated="16371"/>
        </table:table-row>
        <table:table-row table:style-name="ro1">
          <table:table-cell office:value-type="float" office:value="159067" calcext:value-type="float">
            <text:p>159067</text:p>
          </table:table-cell>
          <table:table-cell table:formula="of:=[.B214]+1" office:value-type="float" office:value="213" calcext:value-type="float">
            <text:p>213</text:p>
          </table:table-cell>
          <table:table-cell table:number-columns-repeated="5"/>
          <table:table-cell office:value-type="float" office:value="-2.482347" calcext:value-type="float">
            <text:p>-2.482347</text:p>
          </table:table-cell>
          <table:table-cell/>
          <table:table-cell office:value-type="float" office:value="7.018623" calcext:value-type="float">
            <text:p>7.018623</text:p>
          </table:table-cell>
          <table:table-cell/>
          <table:table-cell office:value-type="float" office:value="6.69866" calcext:value-type="float">
            <text:p>6.69866</text:p>
          </table:table-cell>
          <table:table-cell table:formula="of:=[.L215]-[.L214]" office:value-type="float" office:value="0.0135650000000007" calcext:value-type="float">
            <text:p>0.0135650000000007</text:p>
          </table:table-cell>
          <table:table-cell table:number-columns-repeated="16371"/>
        </table:table-row>
        <table:table-row table:style-name="ro1">
          <table:table-cell office:value-type="float" office:value="159087" calcext:value-type="float">
            <text:p>159087</text:p>
          </table:table-cell>
          <table:table-cell table:formula="of:=[.B215]+1" office:value-type="float" office:value="214" calcext:value-type="float">
            <text:p>214</text:p>
          </table:table-cell>
          <table:table-cell table:number-columns-repeated="5"/>
          <table:table-cell office:value-type="float" office:value="-2.570238" calcext:value-type="float">
            <text:p>-2.570238</text:p>
          </table:table-cell>
          <table:table-cell/>
          <table:table-cell office:value-type="float" office:value="7.067794" calcext:value-type="float">
            <text:p>7.067794</text:p>
          </table:table-cell>
          <table:table-cell/>
          <table:table-cell office:value-type="float" office:value="6.711956" calcext:value-type="float">
            <text:p>6.711956</text:p>
          </table:table-cell>
          <table:table-cell table:formula="of:=[.L216]-[.L215]" office:value-type="float" office:value="0.0132959999999995" calcext:value-type="float">
            <text:p>0.0132959999999995</text:p>
          </table:table-cell>
          <table:table-cell table:number-columns-repeated="16371"/>
        </table:table-row>
        <table:table-row table:style-name="ro1">
          <table:table-cell office:value-type="float" office:value="159127" calcext:value-type="float">
            <text:p>159127</text:p>
          </table:table-cell>
          <table:table-cell table:formula="of:=[.B216]+1" office:value-type="float" office:value="215" calcext:value-type="float">
            <text:p>215</text:p>
          </table:table-cell>
          <table:table-cell table:number-columns-repeated="5"/>
          <table:table-cell office:value-type="float" office:value="-2.806444" calcext:value-type="float">
            <text:p>-2.806444</text:p>
          </table:table-cell>
          <table:table-cell/>
          <table:table-cell office:value-type="float" office:value="7.173156" calcext:value-type="float">
            <text:p>7.173156</text:p>
          </table:table-cell>
          <table:table-cell/>
          <table:table-cell office:value-type="float" office:value="6.725804" calcext:value-type="float">
            <text:p>6.725804</text:p>
          </table:table-cell>
          <table:table-cell table:formula="of:=[.L217]-[.L216]" office:value-type="float" office:value="0.0138480000000003" calcext:value-type="float">
            <text:p>0.0138480000000003</text:p>
          </table:table-cell>
          <table:table-cell table:number-columns-repeated="16371"/>
        </table:table-row>
        <table:table-row table:style-name="ro1">
          <table:table-cell office:value-type="float" office:value="159147" calcext:value-type="float">
            <text:p>159147</text:p>
          </table:table-cell>
          <table:table-cell table:formula="of:=[.B217]+1" office:value-type="float" office:value="216" calcext:value-type="float">
            <text:p>216</text:p>
          </table:table-cell>
          <table:table-cell table:number-columns-repeated="5"/>
          <table:table-cell office:value-type="float" office:value="-3.103075" calcext:value-type="float">
            <text:p>-3.103075</text:p>
          </table:table-cell>
          <table:table-cell/>
          <table:table-cell office:value-type="float" office:value="7.228907" calcext:value-type="float">
            <text:p>7.228907</text:p>
          </table:table-cell>
          <table:table-cell/>
          <table:table-cell office:value-type="float" office:value="6.730457" calcext:value-type="float">
            <text:p>6.730457</text:p>
          </table:table-cell>
          <table:table-cell table:formula="of:=[.L218]-[.L217]" office:value-type="float" office:value="0.00465300000000024" calcext:value-type="float">
            <text:p>0.00465300000000024</text:p>
          </table:table-cell>
          <table:table-cell table:number-columns-repeated="16371"/>
        </table:table-row>
        <table:table-row table:style-name="ro1">
          <table:table-cell office:value-type="float" office:value="159167" calcext:value-type="float">
            <text:p>159167</text:p>
          </table:table-cell>
          <table:table-cell table:formula="of:=[.B218]+1" office:value-type="float" office:value="217" calcext:value-type="float">
            <text:p>217</text:p>
          </table:table-cell>
          <table:table-cell table:number-columns-repeated="5"/>
          <table:table-cell office:value-type="float" office:value="-3.331041" calcext:value-type="float">
            <text:p>-3.331041</text:p>
          </table:table-cell>
          <table:table-cell/>
          <table:table-cell office:value-type="float" office:value="7.283167" calcext:value-type="float">
            <text:p>7.283167</text:p>
          </table:table-cell>
          <table:table-cell/>
          <table:table-cell office:value-type="float" office:value="6.734907" calcext:value-type="float">
            <text:p>6.734907</text:p>
          </table:table-cell>
          <table:table-cell table:formula="of:=[.L219]-[.L218]" office:value-type="float" office:value="0.0044499999999994" calcext:value-type="float">
            <text:p>0.0044499999999994</text:p>
          </table:table-cell>
          <table:table-cell table:number-columns-repeated="16371"/>
        </table:table-row>
        <table:table-row table:style-name="ro1">
          <table:table-cell office:value-type="float" office:value="159188" calcext:value-type="float">
            <text:p>159188</text:p>
          </table:table-cell>
          <table:table-cell table:formula="of:=[.B219]+1" office:value-type="float" office:value="218" calcext:value-type="float">
            <text:p>218</text:p>
          </table:table-cell>
          <table:table-cell table:number-columns-repeated="5"/>
          <table:table-cell office:value-type="float" office:value="-3.438158" calcext:value-type="float">
            <text:p>-3.438158</text:p>
          </table:table-cell>
          <table:table-cell/>
          <table:table-cell office:value-type="float" office:value="7.338295" calcext:value-type="float">
            <text:p>7.338295</text:p>
          </table:table-cell>
          <table:table-cell/>
          <table:table-cell office:value-type="float" office:value="6.736615" calcext:value-type="float">
            <text:p>6.736615</text:p>
          </table:table-cell>
          <table:table-cell table:formula="of:=[.L220]-[.L219]" office:value-type="float" office:value="0.00170799999999982" calcext:value-type="float">
            <text:p>0.00170799999999982</text:p>
          </table:table-cell>
          <table:table-cell table:number-columns-repeated="16371"/>
        </table:table-row>
        <table:table-row table:style-name="ro1">
          <table:table-cell office:value-type="float" office:value="159207" calcext:value-type="float">
            <text:p>159207</text:p>
          </table:table-cell>
          <table:table-cell table:formula="of:=[.B220]+1" office:value-type="float" office:value="219" calcext:value-type="float">
            <text:p>219</text:p>
          </table:table-cell>
          <table:table-cell table:number-columns-repeated="5"/>
          <table:table-cell office:value-type="float" office:value="-3.498583" calcext:value-type="float">
            <text:p>-3.498583</text:p>
          </table:table-cell>
          <table:table-cell/>
          <table:table-cell office:value-type="float" office:value="7.395408" calcext:value-type="float">
            <text:p>7.395408</text:p>
          </table:table-cell>
          <table:table-cell/>
          <table:table-cell office:value-type="float" office:value="6.735834" calcext:value-type="float">
            <text:p>6.735834</text:p>
          </table:table-cell>
          <table:table-cell table:formula="of:=[.L221]-[.L220]" office:value-type="float" office:value="-0.000780999999999921" calcext:value-type="float">
            <text:p>-0.000780999999999921</text:p>
          </table:table-cell>
          <table:table-cell table:number-columns-repeated="16371"/>
        </table:table-row>
        <table:table-row table:style-name="ro1">
          <table:table-cell office:value-type="float" office:value="159227" calcext:value-type="float">
            <text:p>159227</text:p>
          </table:table-cell>
          <table:table-cell table:formula="of:=[.B221]+1" office:value-type="float" office:value="220" calcext:value-type="float">
            <text:p>220</text:p>
          </table:table-cell>
          <table:table-cell table:number-columns-repeated="5"/>
          <table:table-cell office:value-type="float" office:value="-3.652391" calcext:value-type="float">
            <text:p>-3.652391</text:p>
          </table:table-cell>
          <table:table-cell/>
          <table:table-cell office:value-type="float" office:value="7.456448" calcext:value-type="float">
            <text:p>7.456448</text:p>
          </table:table-cell>
          <table:table-cell/>
          <table:table-cell office:value-type="float" office:value="6.734881" calcext:value-type="float">
            <text:p>6.734881</text:p>
          </table:table-cell>
          <table:table-cell table:formula="of:=[.L222]-[.L221]" office:value-type="float" office:value="-0.000952999999999982" calcext:value-type="float">
            <text:p>-0.000952999999999982</text:p>
          </table:table-cell>
          <table:table-cell table:number-columns-repeated="16371"/>
        </table:table-row>
        <table:table-row table:style-name="ro1">
          <table:table-cell office:value-type="float" office:value="159247" calcext:value-type="float">
            <text:p>159247</text:p>
          </table:table-cell>
          <table:table-cell table:formula="of:=[.B222]+1" office:value-type="float" office:value="221" calcext:value-type="float">
            <text:p>221</text:p>
          </table:table-cell>
          <table:table-cell table:number-columns-repeated="5"/>
          <table:table-cell office:value-type="float" office:value="-3.778734" calcext:value-type="float">
            <text:p>-3.778734</text:p>
          </table:table-cell>
          <table:table-cell/>
          <table:table-cell office:value-type="float" office:value="7.512347" calcext:value-type="float">
            <text:p>7.512347</text:p>
          </table:table-cell>
          <table:table-cell/>
          <table:table-cell office:value-type="float" office:value="6.733863" calcext:value-type="float">
            <text:p>6.733863</text:p>
          </table:table-cell>
          <table:table-cell table:formula="of:=[.L223]-[.L222]" office:value-type="float" office:value="-0.0010179999999993" calcext:value-type="float">
            <text:p>-0.0010179999999993</text:p>
          </table:table-cell>
          <table:table-cell table:number-columns-repeated="16371"/>
        </table:table-row>
        <table:table-row table:style-name="ro1">
          <table:table-cell office:value-type="float" office:value="159267" calcext:value-type="float">
            <text:p>159267</text:p>
          </table:table-cell>
          <table:table-cell table:formula="of:=[.B223]+1" office:value-type="float" office:value="222" calcext:value-type="float">
            <text:p>222</text:p>
          </table:table-cell>
          <table:table-cell table:number-columns-repeated="5"/>
          <table:table-cell office:value-type="float" office:value="-3.852892" calcext:value-type="float">
            <text:p>-3.852892</text:p>
          </table:table-cell>
          <table:table-cell/>
          <table:table-cell office:value-type="float" office:value="7.569153" calcext:value-type="float">
            <text:p>7.569153</text:p>
          </table:table-cell>
          <table:table-cell/>
          <table:table-cell office:value-type="float" office:value="6.732742" calcext:value-type="float">
            <text:p>6.732742</text:p>
          </table:table-cell>
          <table:table-cell table:formula="of:=[.L224]-[.L223]" office:value-type="float" office:value="-0.00112100000000037" calcext:value-type="float">
            <text:p>-0.00112100000000037</text:p>
          </table:table-cell>
          <table:table-cell table:number-columns-repeated="16371"/>
        </table:table-row>
        <table:table-row table:style-name="ro1">
          <table:table-cell office:value-type="float" office:value="159307" calcext:value-type="float">
            <text:p>159307</text:p>
          </table:table-cell>
          <table:table-cell table:formula="of:=[.B224]+1" office:value-type="float" office:value="223" calcext:value-type="float">
            <text:p>223</text:p>
          </table:table-cell>
          <table:table-cell table:number-columns-repeated="5"/>
          <table:table-cell office:value-type="float" office:value="-4.034166" calcext:value-type="float">
            <text:p>-4.034166</text:p>
          </table:table-cell>
          <table:table-cell/>
          <table:table-cell office:value-type="float" office:value="7.688503" calcext:value-type="float">
            <text:p>7.688503</text:p>
          </table:table-cell>
          <table:table-cell/>
          <table:table-cell office:value-type="float" office:value="6.730343" calcext:value-type="float">
            <text:p>6.730343</text:p>
          </table:table-cell>
          <table:table-cell table:formula="of:=[.L225]-[.L224]" office:value-type="float" office:value="-0.0023989999999996" calcext:value-type="float">
            <text:p>-0.0023989999999996</text:p>
          </table:table-cell>
          <table:table-cell table:number-columns-repeated="16371"/>
        </table:table-row>
        <table:table-row table:style-name="ro1">
          <table:table-cell office:value-type="float" office:value="159347" calcext:value-type="float">
            <text:p>159347</text:p>
          </table:table-cell>
          <table:table-cell table:formula="of:=[.B225]+1" office:value-type="float" office:value="224" calcext:value-type="float">
            <text:p>224</text:p>
          </table:table-cell>
          <table:table-cell table:number-columns-repeated="5"/>
          <table:table-cell office:value-type="float" office:value="-4.226427" calcext:value-type="float">
            <text:p>-4.226427</text:p>
          </table:table-cell>
          <table:table-cell/>
          <table:table-cell office:value-type="float" office:value="7.804536" calcext:value-type="float">
            <text:p>7.804536</text:p>
          </table:table-cell>
          <table:table-cell/>
          <table:table-cell office:value-type="float" office:value="6.728298" calcext:value-type="float">
            <text:p>6.728298</text:p>
          </table:table-cell>
          <table:table-cell table:formula="of:=[.L226]-[.L225]" office:value-type="float" office:value="-0.00204500000000074" calcext:value-type="float">
            <text:p>-0.00204500000000074</text:p>
          </table:table-cell>
          <table:table-cell table:number-columns-repeated="16371"/>
        </table:table-row>
        <table:table-row table:style-name="ro1">
          <table:table-cell office:value-type="float" office:value="159367" calcext:value-type="float">
            <text:p>159367</text:p>
          </table:table-cell>
          <table:table-cell table:formula="of:=[.B226]+1" office:value-type="float" office:value="225" calcext:value-type="float">
            <text:p>225</text:p>
          </table:table-cell>
          <table:table-cell table:number-columns-repeated="5"/>
          <table:table-cell office:value-type="float" office:value="-4.256639" calcext:value-type="float">
            <text:p>-4.256639</text:p>
          </table:table-cell>
          <table:table-cell/>
          <table:table-cell office:value-type="float" office:value="7.861039" calcext:value-type="float">
            <text:p>7.861039</text:p>
          </table:table-cell>
          <table:table-cell/>
          <table:table-cell office:value-type="float" office:value="6.727178" calcext:value-type="float">
            <text:p>6.727178</text:p>
          </table:table-cell>
          <table:table-cell table:formula="of:=[.L227]-[.L226]" office:value-type="float" office:value="-0.00111999999999934" calcext:value-type="float">
            <text:p>-0.00111999999999934</text:p>
          </table:table-cell>
          <table:table-cell table:number-columns-repeated="16371"/>
        </table:table-row>
        <table:table-row table:style-name="ro1">
          <table:table-cell table:style-name="ce1" office:value-type="float" office:value="159387" calcext:value-type="float">
            <text:p>159387</text:p>
          </table:table-cell>
          <table:table-cell table:style-name="ce1" table:formula="of:=[.B227]+1" office:value-type="float" office:value="226" calcext:value-type="float">
            <text:p>2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48808" calcext:value-type="float">
            <text:p>0.048808</text:p>
          </table:table-cell>
          <table:table-cell table:style-name="ce1" office:value-type="float" office:value="-2.866" calcext:value-type="float">
            <text:p>-2.866</text:p>
          </table:table-cell>
          <table:table-cell table:style-name="ce1" office:value-type="float" office:value="0.048808" calcext:value-type="float">
            <text:p>0.048808</text:p>
          </table:table-cell>
          <table:table-cell table:style-name="ce1" office:value-type="float" office:value="-2.866" calcext:value-type="float">
            <text:p>-2.866</text:p>
          </table:table-cell>
          <table:table-cell table:style-name="ce1" office:value-type="float" office:value="-4.333544" calcext:value-type="float">
            <text:p>-4.333544</text:p>
          </table:table-cell>
          <table:table-cell table:style-name="ce1" office:value-type="float" office:value="7.201919" calcext:value-type="float">
            <text:p>7.201919</text:p>
          </table:table-cell>
          <table:table-cell table:style-name="ce1" office:value-type="float" office:value="7.921168" calcext:value-type="float">
            <text:p>7.921168</text:p>
          </table:table-cell>
          <table:table-cell table:style-name="ce1" office:value-type="float" office:value="7.332032" calcext:value-type="float">
            <text:p>7.332032</text:p>
          </table:table-cell>
          <table:table-cell table:style-name="ce1" office:value-type="float" office:value="6.726009" calcext:value-type="float">
            <text:p>6.726009</text:p>
          </table:table-cell>
          <table:table-cell table:style-name="ce1" table:formula="of:=[.L228]-[.L227]" office:value-type="float" office:value="-0.00116899999999998" calcext:value-type="float">
            <text:p>-0.00116899999999998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16370"/>
        </table:table-row>
        <table:table-row table:style-name="ro1">
          <table:table-cell office:value-type="float" office:value="159407" calcext:value-type="float">
            <text:p>159407</text:p>
          </table:table-cell>
          <table:table-cell table:formula="of:=[.B228]+1" office:value-type="float" office:value="227" calcext:value-type="float">
            <text:p>227</text:p>
          </table:table-cell>
          <table:table-cell table:number-columns-repeated="5"/>
          <table:table-cell office:value-type="float" office:value="-4.38739" calcext:value-type="float">
            <text:p>-4.38739</text:p>
          </table:table-cell>
          <table:table-cell/>
          <table:table-cell office:value-type="float" office:value="7.685344" calcext:value-type="float">
            <text:p>7.685344</text:p>
          </table:table-cell>
          <table:table-cell/>
          <table:table-cell office:value-type="float" office:value="7.030469" calcext:value-type="float">
            <text:p>7.030469</text:p>
          </table:table-cell>
          <table:table-cell table:formula="of:=[.L229]-[.L228]" office:value-type="float" office:value="0.30446" calcext:value-type="float">
            <text:p>0.30446</text:p>
          </table:table-cell>
          <table:table-cell table:number-columns-repeated="16371"/>
        </table:table-row>
        <table:table-row table:style-name="ro1">
          <table:table-cell office:value-type="float" office:value="159427" calcext:value-type="float">
            <text:p>159427</text:p>
          </table:table-cell>
          <table:table-cell table:formula="of:=[.B229]+1" office:value-type="float" office:value="228" calcext:value-type="float">
            <text:p>228</text:p>
          </table:table-cell>
          <table:table-cell table:number-columns-repeated="5"/>
          <table:table-cell office:value-type="float" office:value="-4.48352" calcext:value-type="float">
            <text:p>-4.48352</text:p>
          </table:table-cell>
          <table:table-cell/>
          <table:table-cell office:value-type="float" office:value="7.742756" calcext:value-type="float">
            <text:p>7.742756</text:p>
          </table:table-cell>
          <table:table-cell/>
          <table:table-cell office:value-type="float" office:value="7.029481" calcext:value-type="float">
            <text:p>7.029481</text:p>
          </table:table-cell>
          <table:table-cell table:formula="of:=[.L230]-[.L229]" office:value-type="float" office:value="-0.000988000000000433" calcext:value-type="float">
            <text:p>-0.000988000000000433</text:p>
          </table:table-cell>
          <table:table-cell table:number-columns-repeated="16371"/>
        </table:table-row>
        <table:table-row table:style-name="ro1">
          <table:table-cell office:value-type="float" office:value="159447" calcext:value-type="float">
            <text:p>159447</text:p>
          </table:table-cell>
          <table:table-cell table:formula="of:=[.B230]+1" office:value-type="float" office:value="229" calcext:value-type="float">
            <text:p>229</text:p>
          </table:table-cell>
          <table:table-cell table:number-columns-repeated="5"/>
          <table:table-cell office:value-type="float" office:value="-4.475281" calcext:value-type="float">
            <text:p>-4.475281</text:p>
          </table:table-cell>
          <table:table-cell/>
          <table:table-cell office:value-type="float" office:value="7.799564" calcext:value-type="float">
            <text:p>7.799564</text:p>
          </table:table-cell>
          <table:table-cell/>
          <table:table-cell office:value-type="float" office:value="7.028469" calcext:value-type="float">
            <text:p>7.028469</text:p>
          </table:table-cell>
          <table:table-cell table:formula="of:=[.L231]-[.L230]" office:value-type="float" office:value="-0.00101199999999935" calcext:value-type="float">
            <text:p>-0.00101199999999935</text:p>
          </table:table-cell>
          <table:table-cell table:number-columns-repeated="16371"/>
        </table:table-row>
        <table:table-row table:style-name="ro1">
          <table:table-cell office:value-type="float" office:value="159467" calcext:value-type="float">
            <text:p>159467</text:p>
          </table:table-cell>
          <table:table-cell table:formula="of:=[.B231]+1" office:value-type="float" office:value="230" calcext:value-type="float">
            <text:p>230</text:p>
          </table:table-cell>
          <table:table-cell table:number-columns-repeated="5"/>
          <table:table-cell office:value-type="float" office:value="-4.49176" calcext:value-type="float">
            <text:p>-4.49176</text:p>
          </table:table-cell>
          <table:table-cell/>
          <table:table-cell office:value-type="float" office:value="7.858789" calcext:value-type="float">
            <text:p>7.858789</text:p>
          </table:table-cell>
          <table:table-cell/>
          <table:table-cell office:value-type="float" office:value="7.027415" calcext:value-type="float">
            <text:p>7.027415</text:p>
          </table:table-cell>
          <table:table-cell table:formula="of:=[.L232]-[.L231]" office:value-type="float" office:value="-0.00105399999999989" calcext:value-type="float">
            <text:p>-0.00105399999999989</text:p>
          </table:table-cell>
          <table:table-cell table:number-columns-repeated="16371"/>
        </table:table-row>
        <table:table-row table:style-name="ro1">
          <table:table-cell office:value-type="float" office:value="159487" calcext:value-type="float">
            <text:p>159487</text:p>
          </table:table-cell>
          <table:table-cell table:formula="of:=[.B232]+1" office:value-type="float" office:value="231" calcext:value-type="float">
            <text:p>231</text:p>
          </table:table-cell>
          <table:table-cell table:number-columns-repeated="5"/>
          <table:table-cell office:value-type="float" office:value="-4.554931" calcext:value-type="float">
            <text:p>-4.554931</text:p>
          </table:table-cell>
          <table:table-cell/>
          <table:table-cell office:value-type="float" office:value="7.918315" calcext:value-type="float">
            <text:p>7.918315</text:p>
          </table:table-cell>
          <table:table-cell/>
          <table:table-cell office:value-type="float" office:value="7.026307" calcext:value-type="float">
            <text:p>7.026307</text:p>
          </table:table-cell>
          <table:table-cell table:formula="of:=[.L233]-[.L232]" office:value-type="float" office:value="-0.00110800000000033" calcext:value-type="float">
            <text:p>-0.00110800000000033</text:p>
          </table:table-cell>
          <table:table-cell table:number-columns-repeated="16371"/>
        </table:table-row>
        <table:table-row table:style-name="ro1">
          <table:table-cell office:value-type="float" office:value="159507" calcext:value-type="float">
            <text:p>159507</text:p>
          </table:table-cell>
          <table:table-cell table:formula="of:=[.B233]+1"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-4.333544" calcext:value-type="float">
            <text:p>-4.333544</text:p>
          </table:table-cell>
          <table:table-cell office:value-type="float" office:value="-1.487" calcext:value-type="float">
            <text:p>-1.487</text:p>
          </table:table-cell>
          <table:table-cell office:value-type="float" office:value="-4.333544" calcext:value-type="float">
            <text:p>-4.333544</text:p>
          </table:table-cell>
          <table:table-cell office:value-type="float" office:value="-1.487" calcext:value-type="float">
            <text:p>-1.487</text:p>
          </table:table-cell>
          <table:table-cell office:value-type="float" office:value="-4.560425" calcext:value-type="float">
            <text:p>-4.560425</text:p>
          </table:table-cell>
          <table:table-cell office:value-type="float" office:value="7.742888" calcext:value-type="float">
            <text:p>7.742888</text:p>
          </table:table-cell>
          <table:table-cell office:value-type="float" office:value="7.976284" calcext:value-type="float">
            <text:p>7.976284</text:p>
          </table:table-cell>
          <table:table-cell office:value-type="float" office:value="6.644528" calcext:value-type="float">
            <text:p>6.644528</text:p>
          </table:table-cell>
          <table:table-cell office:value-type="float" office:value="7.024344" calcext:value-type="float">
            <text:p>7.024344</text:p>
          </table:table-cell>
          <table:table-cell table:formula="of:=[.L234]-[.L233]" office:value-type="float" office:value="-0.00196299999999994" calcext:value-type="float">
            <text:p>-0.00196299999999994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59527" calcext:value-type="float">
            <text:p>159527</text:p>
          </table:table-cell>
          <table:table-cell table:formula="of:=[.B234]+1" office:value-type="float" office:value="233" calcext:value-type="float">
            <text:p>233</text:p>
          </table:table-cell>
          <table:table-cell table:number-columns-repeated="5"/>
          <table:table-cell office:value-type="float" office:value="-4.506161" calcext:value-type="float">
            <text:p>-4.506161</text:p>
          </table:table-cell>
          <table:table-cell/>
          <table:table-cell office:value-type="float" office:value="7.952153" calcext:value-type="float">
            <text:p>7.952153</text:p>
          </table:table-cell>
          <table:table-cell/>
          <table:table-cell office:value-type="float" office:value="6.832035" calcext:value-type="float">
            <text:p>6.832035</text:p>
          </table:table-cell>
          <table:table-cell table:formula="of:=[.L235]-[.L234]" office:value-type="float" office:value="-0.192309" calcext:value-type="float">
            <text:p>-0.192309</text:p>
          </table:table-cell>
          <table:table-cell table:number-columns-repeated="16371"/>
        </table:table-row>
        <table:table-row table:style-name="ro1">
          <table:table-cell office:value-type="float" office:value="159547" calcext:value-type="float">
            <text:p>159547</text:p>
          </table:table-cell>
          <table:table-cell table:formula="of:=[.B235]+1" office:value-type="float" office:value="234" calcext:value-type="float">
            <text:p>234</text:p>
          </table:table-cell>
          <table:table-cell table:number-columns-repeated="5"/>
          <table:table-cell office:value-type="float" office:value="-4.561093" calcext:value-type="float">
            <text:p>-4.561093</text:p>
          </table:table-cell>
          <table:table-cell/>
          <table:table-cell office:value-type="float" office:value="8.007008" calcext:value-type="float">
            <text:p>8.007008</text:p>
          </table:table-cell>
          <table:table-cell/>
          <table:table-cell office:value-type="float" office:value="6.828845" calcext:value-type="float">
            <text:p>6.828845</text:p>
          </table:table-cell>
          <table:table-cell table:formula="of:=[.L236]-[.L235]" office:value-type="float" office:value="-0.00319000000000003" calcext:value-type="float">
            <text:p>-0.00319000000000003</text:p>
          </table:table-cell>
          <table:table-cell table:number-columns-repeated="16371"/>
        </table:table-row>
        <table:table-row table:style-name="ro1">
          <table:table-cell office:value-type="float" office:value="159567" calcext:value-type="float">
            <text:p>159567</text:p>
          </table:table-cell>
          <table:table-cell table:formula="of:=[.B236]+1" office:value-type="float" office:value="235" calcext:value-type="float">
            <text:p>235</text:p>
          </table:table-cell>
          <table:table-cell table:number-columns-repeated="5"/>
          <table:table-cell office:value-type="float" office:value="-4.668209" calcext:value-type="float">
            <text:p>-4.668209</text:p>
          </table:table-cell>
          <table:table-cell/>
          <table:table-cell office:value-type="float" office:value="8.063963" calcext:value-type="float">
            <text:p>8.063963</text:p>
          </table:table-cell>
          <table:table-cell/>
          <table:table-cell office:value-type="float" office:value="6.825384" calcext:value-type="float">
            <text:p>6.825384</text:p>
          </table:table-cell>
          <table:table-cell table:formula="of:=[.L237]-[.L236]" office:value-type="float" office:value="-0.0034610000000006" calcext:value-type="float">
            <text:p>-0.0034610000000006</text:p>
          </table:table-cell>
          <table:table-cell table:number-columns-repeated="16371"/>
        </table:table-row>
        <table:table-row table:style-name="ro1">
          <table:table-cell office:value-type="float" office:value="159607" calcext:value-type="float">
            <text:p>159607</text:p>
          </table:table-cell>
          <table:table-cell table:formula="of:=[.B237]+1" office:value-type="float" office:value="236" calcext:value-type="float">
            <text:p>236</text:p>
          </table:table-cell>
          <table:table-cell table:number-columns-repeated="5"/>
          <table:table-cell office:value-type="float" office:value="-4.550106" calcext:value-type="float">
            <text:p>-4.550106</text:p>
          </table:table-cell>
          <table:table-cell/>
          <table:table-cell office:value-type="float" office:value="8.17284" calcext:value-type="float">
            <text:p>8.17284</text:p>
          </table:table-cell>
          <table:table-cell/>
          <table:table-cell office:value-type="float" office:value="6.80872" calcext:value-type="float">
            <text:p>6.80872</text:p>
          </table:table-cell>
          <table:table-cell table:formula="of:=[.L238]-[.L237]" office:value-type="float" office:value="-0.0166639999999996" calcext:value-type="float">
            <text:p>-0.0166639999999996</text:p>
          </table:table-cell>
          <table:table-cell table:number-columns-repeated="16371"/>
        </table:table-row>
        <table:table-row table:style-name="ro1">
          <table:table-cell office:value-type="float" office:value="159627" calcext:value-type="float">
            <text:p>159627</text:p>
          </table:table-cell>
          <table:table-cell table:formula="of:=[.B238]+1" office:value-type="float" office:value="237" calcext:value-type="float">
            <text:p>237</text:p>
          </table:table-cell>
          <table:table-cell table:number-columns-repeated="5"/>
          <table:table-cell office:value-type="float" office:value="-4.390805" calcext:value-type="float">
            <text:p>-4.390805</text:p>
          </table:table-cell>
          <table:table-cell/>
          <table:table-cell office:value-type="float" office:value="8.224938" calcext:value-type="float">
            <text:p>8.224938</text:p>
          </table:table-cell>
          <table:table-cell/>
          <table:table-cell office:value-type="float" office:value="6.799036" calcext:value-type="float">
            <text:p>6.799036</text:p>
          </table:table-cell>
          <table:table-cell table:formula="of:=[.L239]-[.L238]" office:value-type="float" office:value="-0.00968400000000003" calcext:value-type="float">
            <text:p>-0.00968400000000003</text:p>
          </table:table-cell>
          <table:table-cell table:number-columns-repeated="16371"/>
        </table:table-row>
        <table:table-row table:style-name="ro1">
          <table:table-cell office:value-type="float" office:value="159647" calcext:value-type="float">
            <text:p>159647</text:p>
          </table:table-cell>
          <table:table-cell table:formula="of:=[.B239]+1" office:value-type="float" office:value="238" calcext:value-type="float">
            <text:p>238</text:p>
          </table:table-cell>
          <table:table-cell table:number-columns-repeated="5"/>
          <table:table-cell office:value-type="float" office:value="-4.368832" calcext:value-type="float">
            <text:p>-4.368832</text:p>
          </table:table-cell>
          <table:table-cell/>
          <table:table-cell office:value-type="float" office:value="8.277323" calcext:value-type="float">
            <text:p>8.277323</text:p>
          </table:table-cell>
          <table:table-cell/>
          <table:table-cell office:value-type="float" office:value="6.789226" calcext:value-type="float">
            <text:p>6.789226</text:p>
          </table:table-cell>
          <table:table-cell table:formula="of:=[.L240]-[.L239]" office:value-type="float" office:value="-0.00980999999999987" calcext:value-type="float">
            <text:p>-0.00980999999999987</text:p>
          </table:table-cell>
          <table:table-cell table:number-columns-repeated="16371"/>
        </table:table-row>
        <table:table-row table:style-name="ro1">
          <table:table-cell office:value-type="float" office:value="159667" calcext:value-type="float">
            <text:p>159667</text:p>
          </table:table-cell>
          <table:table-cell table:formula="of:=[.B240]+1" office:value-type="float" office:value="239" calcext:value-type="float">
            <text:p>239</text:p>
          </table:table-cell>
          <table:table-cell table:number-columns-repeated="5"/>
          <table:table-cell office:value-type="float" office:value="-4.280941" calcext:value-type="float">
            <text:p>-4.280941</text:p>
          </table:table-cell>
          <table:table-cell/>
          <table:table-cell office:value-type="float" office:value="8.330043" calcext:value-type="float">
            <text:p>8.330043</text:p>
          </table:table-cell>
          <table:table-cell/>
          <table:table-cell office:value-type="float" office:value="6.779578" calcext:value-type="float">
            <text:p>6.779578</text:p>
          </table:table-cell>
          <table:table-cell table:formula="of:=[.L241]-[.L240]" office:value-type="float" office:value="-0.00964800000000032" calcext:value-type="float">
            <text:p>-0.00964800000000032</text:p>
          </table:table-cell>
          <table:table-cell table:number-columns-repeated="16371"/>
        </table:table-row>
        <table:table-row table:style-name="ro1">
          <table:table-cell office:value-type="float" office:value="159687" calcext:value-type="float">
            <text:p>159687</text:p>
          </table:table-cell>
          <table:table-cell table:formula="of:=[.B241]+1" office:value-type="float" office:value="240" calcext:value-type="float">
            <text:p>240</text:p>
          </table:table-cell>
          <table:table-cell table:number-columns-repeated="5"/>
          <table:table-cell office:value-type="float" office:value="-4.022763" calcext:value-type="float">
            <text:p>-4.022763</text:p>
          </table:table-cell>
          <table:table-cell/>
          <table:table-cell office:value-type="float" office:value="8.382491" calcext:value-type="float">
            <text:p>8.382491</text:p>
          </table:table-cell>
          <table:table-cell/>
          <table:table-cell office:value-type="float" office:value="6.770123" calcext:value-type="float">
            <text:p>6.770123</text:p>
          </table:table-cell>
          <table:table-cell table:formula="of:=[.L242]-[.L241]" office:value-type="float" office:value="-0.00945499999999999" calcext:value-type="float">
            <text:p>-0.00945499999999999</text:p>
          </table:table-cell>
          <table:table-cell table:number-columns-repeated="16371"/>
        </table:table-row>
        <table:table-row table:style-name="ro1">
          <table:table-cell office:value-type="float" office:value="159707" calcext:value-type="float">
            <text:p>159707</text:p>
          </table:table-cell>
          <table:table-cell table:formula="of:=[.B242]+1" office:value-type="float" office:value="241" calcext:value-type="float">
            <text:p>241</text:p>
          </table:table-cell>
          <table:table-cell table:number-columns-repeated="5"/>
          <table:table-cell office:value-type="float" office:value="-3.770077" calcext:value-type="float">
            <text:p>-3.770077</text:p>
          </table:table-cell>
          <table:table-cell/>
          <table:table-cell office:value-type="float" office:value="8.432529" calcext:value-type="float">
            <text:p>8.432529</text:p>
          </table:table-cell>
          <table:table-cell/>
          <table:table-cell office:value-type="float" office:value="6.756311" calcext:value-type="float">
            <text:p>6.756311</text:p>
          </table:table-cell>
          <table:table-cell table:formula="of:=[.L243]-[.L242]" office:value-type="float" office:value="-0.0138119999999997" calcext:value-type="float">
            <text:p>-0.0138119999999997</text:p>
          </table:table-cell>
          <table:table-cell table:number-columns-repeated="16371"/>
        </table:table-row>
        <table:table-row table:style-name="ro1">
          <table:table-cell office:value-type="float" office:value="159727" calcext:value-type="float">
            <text:p>159727</text:p>
          </table:table-cell>
          <table:table-cell table:formula="of:=[.B243]+1" office:value-type="float" office:value="242" calcext:value-type="float">
            <text:p>242</text:p>
          </table:table-cell>
          <table:table-cell table:number-columns-repeated="5"/>
          <table:table-cell office:value-type="float" office:value="-3.594296" calcext:value-type="float">
            <text:p>-3.594296</text:p>
          </table:table-cell>
          <table:table-cell/>
          <table:table-cell office:value-type="float" office:value="8.479302" calcext:value-type="float">
            <text:p>8.479302</text:p>
          </table:table-cell>
          <table:table-cell/>
          <table:table-cell office:value-type="float" office:value="6.738893" calcext:value-type="float">
            <text:p>6.738893</text:p>
          </table:table-cell>
          <table:table-cell table:formula="of:=[.L244]-[.L243]" office:value-type="float" office:value="-0.0174180000000002" calcext:value-type="float">
            <text:p>-0.0174180000000002</text:p>
          </table:table-cell>
          <table:table-cell table:number-columns-repeated="16371"/>
        </table:table-row>
        <table:table-row table:style-name="ro1">
          <table:table-cell office:value-type="float" office:value="159767" calcext:value-type="float">
            <text:p>159767</text:p>
          </table:table-cell>
          <table:table-cell table:formula="of:=[.B244]+1" office:value-type="float" office:value="243" calcext:value-type="float">
            <text:p>243</text:p>
          </table:table-cell>
          <table:table-cell table:number-columns-repeated="5"/>
          <table:table-cell office:value-type="float" office:value="-3.322384" calcext:value-type="float">
            <text:p>-3.322384</text:p>
          </table:table-cell>
          <table:table-cell/>
          <table:table-cell office:value-type="float" office:value="8.576956" calcext:value-type="float">
            <text:p>8.576956</text:p>
          </table:table-cell>
          <table:table-cell/>
          <table:table-cell office:value-type="float" office:value="6.703034" calcext:value-type="float">
            <text:p>6.703034</text:p>
          </table:table-cell>
          <table:table-cell table:formula="of:=[.L245]-[.L244]" office:value-type="float" office:value="-0.0358590000000003" calcext:value-type="float">
            <text:p>-0.0358590000000003</text:p>
          </table:table-cell>
          <table:table-cell table:number-columns-repeated="16371"/>
        </table:table-row>
        <table:table-row table:style-name="ro1">
          <table:table-cell office:value-type="float" office:value="159787" calcext:value-type="float">
            <text:p>159787</text:p>
          </table:table-cell>
          <table:table-cell table:formula="of:=[.B245]+1" office:value-type="float" office:value="244" calcext:value-type="float">
            <text:p>244</text:p>
          </table:table-cell>
          <table:table-cell table:number-columns-repeated="5"/>
          <table:table-cell office:value-type="float" office:value="-3.152096" calcext:value-type="float">
            <text:p>-3.152096</text:p>
          </table:table-cell>
          <table:table-cell/>
          <table:table-cell office:value-type="float" office:value="8.62247" calcext:value-type="float">
            <text:p>8.62247</text:p>
          </table:table-cell>
          <table:table-cell/>
          <table:table-cell office:value-type="float" office:value="6.682455" calcext:value-type="float">
            <text:p>6.682455</text:p>
          </table:table-cell>
          <table:table-cell table:formula="of:=[.L246]-[.L245]" office:value-type="float" office:value="-0.0205789999999997" calcext:value-type="float">
            <text:p>-0.0205789999999997</text:p>
          </table:table-cell>
          <table:table-cell table:number-columns-repeated="16371"/>
        </table:table-row>
        <table:table-row table:style-name="ro1">
          <table:table-cell office:value-type="float" office:value="159827" calcext:value-type="float">
            <text:p>159827</text:p>
          </table:table-cell>
          <table:table-cell table:formula="of:=[.B246]+1" office:value-type="float" office:value="245" calcext:value-type="float">
            <text:p>245</text:p>
          </table:table-cell>
          <table:table-cell table:number-columns-repeated="5"/>
          <table:table-cell office:value-type="float" office:value="-2.830746" calcext:value-type="float">
            <text:p>-2.830746</text:p>
          </table:table-cell>
          <table:table-cell/>
          <table:table-cell office:value-type="float" office:value="8.710732" calcext:value-type="float">
            <text:p>8.710732</text:p>
          </table:table-cell>
          <table:table-cell/>
          <table:table-cell office:value-type="float" office:value="6.63561" calcext:value-type="float">
            <text:p>6.63561</text:p>
          </table:table-cell>
          <table:table-cell table:formula="of:=[.L247]-[.L246]" office:value-type="float" office:value="-0.0468450000000003" calcext:value-type="float">
            <text:p>-0.0468450000000003</text:p>
          </table:table-cell>
          <table:table-cell table:number-columns-repeated="16371"/>
        </table:table-row>
        <table:table-row table:style-name="ro1">
          <table:table-cell office:value-type="float" office:value="159848" calcext:value-type="float">
            <text:p>159848</text:p>
          </table:table-cell>
          <table:table-cell table:formula="of:=[.B247]+1" office:value-type="float" office:value="246" calcext:value-type="float">
            <text:p>246</text:p>
          </table:table-cell>
          <table:table-cell table:number-columns-repeated="5"/>
          <table:table-cell office:value-type="float" office:value="-2.641232" calcext:value-type="float">
            <text:p>-2.641232</text:p>
          </table:table-cell>
          <table:table-cell/>
          <table:table-cell office:value-type="float" office:value="8.754552" calcext:value-type="float">
            <text:p>8.754552</text:p>
          </table:table-cell>
          <table:table-cell/>
          <table:table-cell office:value-type="float" office:value="6.612568" calcext:value-type="float">
            <text:p>6.612568</text:p>
          </table:table-cell>
          <table:table-cell table:formula="of:=[.L248]-[.L247]" office:value-type="float" office:value="-0.0230420000000002" calcext:value-type="float">
            <text:p>-0.0230420000000002</text:p>
          </table:table-cell>
          <table:table-cell table:number-columns-repeated="16371"/>
        </table:table-row>
        <table:table-row table:style-name="ro1">
          <table:table-cell office:value-type="float" office:value="159867" calcext:value-type="float">
            <text:p>159867</text:p>
          </table:table-cell>
          <table:table-cell table:formula="of:=[.B248]+1" office:value-type="float" office:value="247" calcext:value-type="float">
            <text:p>247</text:p>
          </table:table-cell>
          <table:table-cell table:number-columns-repeated="5"/>
          <table:table-cell office:value-type="float" office:value="-2.37756" calcext:value-type="float">
            <text:p>-2.37756</text:p>
          </table:table-cell>
          <table:table-cell/>
          <table:table-cell office:value-type="float" office:value="8.798495" calcext:value-type="float">
            <text:p>8.798495</text:p>
          </table:table-cell>
          <table:table-cell/>
          <table:table-cell office:value-type="float" office:value="6.589762" calcext:value-type="float">
            <text:p>6.589762</text:p>
          </table:table-cell>
          <table:table-cell table:formula="of:=[.L249]-[.L248]" office:value-type="float" office:value="-0.0228059999999992" calcext:value-type="float">
            <text:p>-0.0228059999999992</text:p>
          </table:table-cell>
          <table:table-cell table:number-columns-repeated="16371"/>
        </table:table-row>
        <table:table-row table:style-name="ro1">
          <table:table-cell office:value-type="float" office:value="159887" calcext:value-type="float">
            <text:p>159887</text:p>
          </table:table-cell>
          <table:table-cell table:formula="of:=[.B249]+1" office:value-type="float" office:value="248" calcext:value-type="float">
            <text:p>248</text:p>
          </table:table-cell>
          <table:table-cell table:number-columns-repeated="5"/>
          <table:table-cell office:value-type="float" office:value="-2.130368" calcext:value-type="float">
            <text:p>-2.130368</text:p>
          </table:table-cell>
          <table:table-cell/>
          <table:table-cell office:value-type="float" office:value="8.841214" calcext:value-type="float">
            <text:p>8.841214</text:p>
          </table:table-cell>
          <table:table-cell/>
          <table:table-cell office:value-type="float" office:value="6.567876" calcext:value-type="float">
            <text:p>6.567876</text:p>
          </table:table-cell>
          <table:table-cell table:formula="of:=[.L250]-[.L249]" office:value-type="float" office:value="-0.0218860000000003" calcext:value-type="float">
            <text:p>-0.0218860000000003</text:p>
          </table:table-cell>
          <table:table-cell table:number-columns-repeated="16371"/>
        </table:table-row>
        <table:table-row table:style-name="ro1">
          <table:table-cell office:value-type="float" office:value="159907" calcext:value-type="float">
            <text:p>159907</text:p>
          </table:table-cell>
          <table:table-cell table:formula="of:=[.B250]+1" office:value-type="float" office:value="249" calcext:value-type="float">
            <text:p>249</text:p>
          </table:table-cell>
          <table:table-cell table:number-columns-repeated="5"/>
          <table:table-cell office:value-type="float" office:value="-1.924374" calcext:value-type="float">
            <text:p>-1.924374</text:p>
          </table:table-cell>
          <table:table-cell/>
          <table:table-cell office:value-type="float" office:value="8.880633" calcext:value-type="float">
            <text:p>8.880633</text:p>
          </table:table-cell>
          <table:table-cell/>
          <table:table-cell office:value-type="float" office:value="6.545605" calcext:value-type="float">
            <text:p>6.545605</text:p>
          </table:table-cell>
          <table:table-cell table:formula="of:=[.L251]-[.L250]" office:value-type="float" office:value="-0.0222709999999999" calcext:value-type="float">
            <text:p>-0.0222709999999999</text:p>
          </table:table-cell>
          <table:table-cell table:number-columns-repeated="16371"/>
        </table:table-row>
        <table:table-row table:style-name="ro1">
          <table:table-cell office:value-type="float" office:value="159927" calcext:value-type="float">
            <text:p>159927</text:p>
          </table:table-cell>
          <table:table-cell table:formula="of:=[.B251]+1" office:value-type="float" office:value="250" calcext:value-type="float">
            <text:p>250</text:p>
          </table:table-cell>
          <table:table-cell table:number-columns-repeated="5"/>
          <table:table-cell office:value-type="float" office:value="-1.828244" calcext:value-type="float">
            <text:p>-1.828244</text:p>
          </table:table-cell>
          <table:table-cell/>
          <table:table-cell office:value-type="float" office:value="8.916341" calcext:value-type="float">
            <text:p>8.916341</text:p>
          </table:table-cell>
          <table:table-cell/>
          <table:table-cell office:value-type="float" office:value="6.523537" calcext:value-type="float">
            <text:p>6.523537</text:p>
          </table:table-cell>
          <table:table-cell table:formula="of:=[.L252]-[.L251]" office:value-type="float" office:value="-0.022068" calcext:value-type="float">
            <text:p>-0.022068</text:p>
          </table:table-cell>
          <table:table-cell table:number-columns-repeated="16371"/>
        </table:table-row>
        <table:table-row table:style-name="ro1">
          <table:table-cell office:value-type="float" office:value="159947" calcext:value-type="float">
            <text:p>159947</text:p>
          </table:table-cell>
          <table:table-cell table:formula="of:=[.B252]+1" office:value-type="float" office:value="251" calcext:value-type="float">
            <text:p>251</text:p>
          </table:table-cell>
          <table:table-cell table:number-columns-repeated="5"/>
          <table:table-cell office:value-type="float" office:value="-1.707394" calcext:value-type="float">
            <text:p>-1.707394</text:p>
          </table:table-cell>
          <table:table-cell/>
          <table:table-cell office:value-type="float" office:value="8.95132" calcext:value-type="float">
            <text:p>8.95132</text:p>
          </table:table-cell>
          <table:table-cell/>
          <table:table-cell office:value-type="float" office:value="6.502017" calcext:value-type="float">
            <text:p>6.502017</text:p>
          </table:table-cell>
          <table:table-cell table:formula="of:=[.L253]-[.L252]" office:value-type="float" office:value="-0.0215199999999998" calcext:value-type="float">
            <text:p>-0.0215199999999998</text:p>
          </table:table-cell>
          <table:table-cell table:number-columns-repeated="16371"/>
        </table:table-row>
        <table:table-row table:style-name="ro1">
          <table:table-cell office:value-type="float" office:value="159967" calcext:value-type="float">
            <text:p>159967</text:p>
          </table:table-cell>
          <table:table-cell table:formula="of:=[.B253]+1" office:value-type="float" office:value="252" calcext:value-type="float">
            <text:p>252</text:p>
          </table:table-cell>
          <table:table-cell table:number-columns-repeated="5"/>
          <table:table-cell office:value-type="float" office:value="-1.581051" calcext:value-type="float">
            <text:p>-1.581051</text:p>
          </table:table-cell>
          <table:table-cell/>
          <table:table-cell office:value-type="float" office:value="8.983519" calcext:value-type="float">
            <text:p>8.983519</text:p>
          </table:table-cell>
          <table:table-cell/>
          <table:table-cell office:value-type="float" office:value="6.482316" calcext:value-type="float">
            <text:p>6.482316</text:p>
          </table:table-cell>
          <table:table-cell table:formula="of:=[.L254]-[.L253]" office:value-type="float" office:value="-0.0197010000000004" calcext:value-type="float">
            <text:p>-0.0197010000000004</text:p>
          </table:table-cell>
          <table:table-cell table:number-columns-repeated="16371"/>
        </table:table-row>
        <table:table-row table:style-name="ro1">
          <table:table-cell office:value-type="float" office:value="160007" calcext:value-type="float">
            <text:p>160007</text:p>
          </table:table-cell>
          <table:table-cell table:formula="of:=[.B254]+1" office:value-type="float" office:value="253" calcext:value-type="float">
            <text:p>253</text:p>
          </table:table-cell>
          <table:table-cell table:number-columns-repeated="5"/>
          <table:table-cell office:value-type="float" office:value="-1.295407" calcext:value-type="float">
            <text:p>-1.295407</text:p>
          </table:table-cell>
          <table:table-cell/>
          <table:table-cell office:value-type="float" office:value="9.044286" calcext:value-type="float">
            <text:p>9.044286</text:p>
          </table:table-cell>
          <table:table-cell/>
          <table:table-cell office:value-type="float" office:value="6.438786" calcext:value-type="float">
            <text:p>6.438786</text:p>
          </table:table-cell>
          <table:table-cell table:formula="of:=[.L255]-[.L254]" office:value-type="float" office:value="-0.0435299999999996" calcext:value-type="float">
            <text:p>-0.0435299999999996</text:p>
          </table:table-cell>
          <table:table-cell table:number-columns-repeated="16371"/>
        </table:table-row>
        <table:table-row table:style-name="ro1">
          <table:table-cell office:value-type="float" office:value="160027" calcext:value-type="float">
            <text:p>160027</text:p>
          </table:table-cell>
          <table:table-cell table:formula="of:=[.B255]+1"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-4.560425" calcext:value-type="float">
            <text:p>-4.560425</text:p>
          </table:table-cell>
          <table:table-cell office:value-type="float" office:value="-15.137" calcext:value-type="float">
            <text:p>-15.137</text:p>
          </table:table-cell>
          <table:table-cell office:value-type="float" office:value="-4.560425" calcext:value-type="float">
            <text:p>-4.560425</text:p>
          </table:table-cell>
          <table:table-cell office:value-type="float" office:value="-15.137" calcext:value-type="float">
            <text:p>-15.137</text:p>
          </table:table-cell>
          <table:table-cell office:value-type="float" office:value="-1.213009" calcext:value-type="float">
            <text:p>-1.213009</text:p>
          </table:table-cell>
          <table:table-cell office:value-type="float" office:value="8.909301" calcext:value-type="float">
            <text:p>8.909301</text:p>
          </table:table-cell>
          <table:table-cell office:value-type="float" office:value="9.070077" calcext:value-type="float">
            <text:p>9.070077</text:p>
          </table:table-cell>
          <table:table-cell office:value-type="float" office:value="5.817747" calcext:value-type="float">
            <text:p>5.817747</text:p>
          </table:table-cell>
          <table:table-cell office:value-type="float" office:value="6.419414" calcext:value-type="float">
            <text:p>6.419414</text:p>
          </table:table-cell>
          <table:table-cell table:formula="of:=[.L256]-[.L255]" office:value-type="float" office:value="-0.0193720000000006" calcext:value-type="float">
            <text:p>-0.0193720000000006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0047" calcext:value-type="float">
            <text:p>160047</text:p>
          </table:table-cell>
          <table:table-cell table:formula="of:=[.B256]+1" office:value-type="float" office:value="255" calcext:value-type="float">
            <text:p>255</text:p>
          </table:table-cell>
          <table:table-cell table:number-columns-repeated="5"/>
          <table:table-cell office:value-type="float" office:value="-1.371779" calcext:value-type="float">
            <text:p>-1.371779</text:p>
          </table:table-cell>
          <table:table-cell/>
          <table:table-cell office:value-type="float" office:value="9.0788" calcext:value-type="float">
            <text:p>9.0788</text:p>
          </table:table-cell>
          <table:table-cell/>
          <table:table-cell office:value-type="float" office:value="6.074795" calcext:value-type="float">
            <text:p>6.074795</text:p>
          </table:table-cell>
          <table:table-cell table:formula="of:=[.L257]-[.L256]" office:value-type="float" office:value="-0.344619" calcext:value-type="float">
            <text:p>-0.344619</text:p>
          </table:table-cell>
          <table:table-cell table:number-columns-repeated="16371"/>
        </table:table-row>
        <table:table-row table:style-name="ro1">
          <table:table-cell office:value-type="float" office:value="160067" calcext:value-type="float">
            <text:p>160067</text:p>
          </table:table-cell>
          <table:table-cell table:formula="of:=[.B257]+1" office:value-type="float" office:value="256" calcext:value-type="float">
            <text:p>256</text:p>
          </table:table-cell>
          <table:table-cell table:number-columns-repeated="5"/>
          <table:table-cell office:value-type="float" office:value="-1.33058" calcext:value-type="float">
            <text:p>-1.33058</text:p>
          </table:table-cell>
          <table:table-cell/>
          <table:table-cell office:value-type="float" office:value="9.103536" calcext:value-type="float">
            <text:p>9.103536</text:p>
          </table:table-cell>
          <table:table-cell/>
          <table:table-cell office:value-type="float" office:value="6.056026" calcext:value-type="float">
            <text:p>6.056026</text:p>
          </table:table-cell>
          <table:table-cell table:formula="of:=[.L258]-[.L257]" office:value-type="float" office:value="-0.0187689999999998" calcext:value-type="float">
            <text:p>-0.0187689999999998</text:p>
          </table:table-cell>
          <table:table-cell table:number-columns-repeated="16371"/>
        </table:table-row>
        <table:table-row table:style-name="ro1">
          <table:table-cell office:value-type="float" office:value="160107" calcext:value-type="float">
            <text:p>160107</text:p>
          </table:table-cell>
          <table:table-cell table:formula="of:=[.B258]+1" office:value-type="float" office:value="257" calcext:value-type="float">
            <text:p>257</text:p>
          </table:table-cell>
          <table:table-cell table:number-columns-repeated="5"/>
          <table:table-cell office:value-type="float" office:value="-1.141066" calcext:value-type="float">
            <text:p>-1.141066</text:p>
          </table:table-cell>
          <table:table-cell/>
          <table:table-cell office:value-type="float" office:value="9.152904" calcext:value-type="float">
            <text:p>9.152904</text:p>
          </table:table-cell>
          <table:table-cell/>
          <table:table-cell office:value-type="float" office:value="6.015647" calcext:value-type="float">
            <text:p>6.015647</text:p>
          </table:table-cell>
          <table:table-cell table:formula="of:=[.L259]-[.L258]" office:value-type="float" office:value="-0.0403789999999997" calcext:value-type="float">
            <text:p>-0.0403789999999997</text:p>
          </table:table-cell>
          <table:table-cell table:number-columns-repeated="16371"/>
        </table:table-row>
        <table:table-row table:style-name="ro1">
          <table:table-cell office:value-type="float" office:value="160127" calcext:value-type="float">
            <text:p>160127</text:p>
          </table:table-cell>
          <table:table-cell table:formula="of:=[.B259]+1" office:value-type="float" office:value="258" calcext:value-type="float">
            <text:p>258</text:p>
          </table:table-cell>
          <table:table-cell table:number-columns-repeated="5"/>
          <table:table-cell office:value-type="float" office:value="-1.086134" calcext:value-type="float">
            <text:p>-1.086134</text:p>
          </table:table-cell>
          <table:table-cell/>
          <table:table-cell office:value-type="float" office:value="9.175374" calcext:value-type="float">
            <text:p>9.175374</text:p>
          </table:table-cell>
          <table:table-cell/>
          <table:table-cell office:value-type="float" office:value="5.992546" calcext:value-type="float">
            <text:p>5.992546</text:p>
          </table:table-cell>
          <table:table-cell table:formula="of:=[.L260]-[.L259]" office:value-type="float" office:value="-0.0231010000000005" calcext:value-type="float">
            <text:p>-0.0231010000000005</text:p>
          </table:table-cell>
          <table:table-cell table:number-columns-repeated="16371"/>
        </table:table-row>
        <table:table-row table:style-name="ro1">
          <table:table-cell office:value-type="float" office:value="160167" calcext:value-type="float">
            <text:p>160167</text:p>
          </table:table-cell>
          <table:table-cell table:formula="of:=[.B260]+1" office:value-type="float" office:value="259" calcext:value-type="float">
            <text:p>259</text:p>
          </table:table-cell>
          <table:table-cell table:number-columns-repeated="5"/>
          <table:table-cell office:value-type="float" office:value="-1.088881" calcext:value-type="float">
            <text:p>-1.088881</text:p>
          </table:table-cell>
          <table:table-cell/>
          <table:table-cell office:value-type="float" office:value="9.217417" calcext:value-type="float">
            <text:p>9.217417</text:p>
          </table:table-cell>
          <table:table-cell/>
          <table:table-cell office:value-type="float" office:value="5.949405" calcext:value-type="float">
            <text:p>5.949405</text:p>
          </table:table-cell>
          <table:table-cell table:formula="of:=[.L261]-[.L260]" office:value-type="float" office:value="-0.0431410000000003" calcext:value-type="float">
            <text:p>-0.0431410000000003</text:p>
          </table:table-cell>
          <table:table-cell table:number-columns-repeated="16371"/>
        </table:table-row>
        <table:table-row table:style-name="ro1">
          <table:table-cell office:value-type="float" office:value="160187" calcext:value-type="float">
            <text:p>160187</text:p>
          </table:table-cell>
          <table:table-cell table:formula="of:=[.B261]+1" office:value-type="float" office:value="260" calcext:value-type="float">
            <text:p>260</text:p>
          </table:table-cell>
          <table:table-cell table:number-columns-repeated="5"/>
          <table:table-cell office:value-type="float" office:value="-1.135573" calcext:value-type="float">
            <text:p>-1.135573</text:p>
          </table:table-cell>
          <table:table-cell/>
          <table:table-cell office:value-type="float" office:value="9.236946" calcext:value-type="float">
            <text:p>9.236946</text:p>
          </table:table-cell>
          <table:table-cell/>
          <table:table-cell office:value-type="float" office:value="5.927242" calcext:value-type="float">
            <text:p>5.927242</text:p>
          </table:table-cell>
          <table:table-cell table:formula="of:=[.L262]-[.L261]" office:value-type="float" office:value="-0.0221629999999999" calcext:value-type="float">
            <text:p>-0.0221629999999999</text:p>
          </table:table-cell>
          <table:table-cell table:number-columns-repeated="16371"/>
        </table:table-row>
        <table:table-row table:style-name="ro1">
          <table:table-cell office:value-type="float" office:value="160207" calcext:value-type="float">
            <text:p>160207</text:p>
          </table:table-cell>
          <table:table-cell table:formula="of:=[.B262]+1" office:value-type="float" office:value="261" calcext:value-type="float">
            <text:p>261</text:p>
          </table:table-cell>
          <table:table-cell table:number-columns-repeated="5"/>
          <table:table-cell office:value-type="float" office:value="-1.168532" calcext:value-type="float">
            <text:p>-1.168532</text:p>
          </table:table-cell>
          <table:table-cell/>
          <table:table-cell office:value-type="float" office:value="9.255313" calcext:value-type="float">
            <text:p>9.255313</text:p>
          </table:table-cell>
          <table:table-cell/>
          <table:table-cell office:value-type="float" office:value="5.904399" calcext:value-type="float">
            <text:p>5.904399</text:p>
          </table:table-cell>
          <table:table-cell table:formula="of:=[.L263]-[.L262]" office:value-type="float" office:value="-0.0228429999999999" calcext:value-type="float">
            <text:p>-0.0228429999999999</text:p>
          </table:table-cell>
          <table:table-cell table:number-columns-repeated="16371"/>
        </table:table-row>
        <table:table-row table:style-name="ro1">
          <table:table-cell office:value-type="float" office:value="160227" calcext:value-type="float">
            <text:p>160227</text:p>
          </table:table-cell>
          <table:table-cell table:formula="of:=[.B263]+1" office:value-type="float" office:value="262" calcext:value-type="float">
            <text:p>262</text:p>
          </table:table-cell>
          <table:table-cell table:number-columns-repeated="5"/>
          <table:table-cell office:value-type="float" office:value="-1.187758" calcext:value-type="float">
            <text:p>-1.187758</text:p>
          </table:table-cell>
          <table:table-cell/>
          <table:table-cell office:value-type="float" office:value="9.27346" calcext:value-type="float">
            <text:p>9.27346</text:p>
          </table:table-cell>
          <table:table-cell/>
          <table:table-cell office:value-type="float" office:value="5.881766" calcext:value-type="float">
            <text:p>5.881766</text:p>
          </table:table-cell>
          <table:table-cell table:formula="of:=[.L264]-[.L263]" office:value-type="float" office:value="-0.0226329999999999" calcext:value-type="float">
            <text:p>-0.0226329999999999</text:p>
          </table:table-cell>
          <table:table-cell table:number-columns-repeated="16371"/>
        </table:table-row>
        <table:table-row table:style-name="ro1">
          <table:table-cell office:value-type="float" office:value="160247" calcext:value-type="float">
            <text:p>160247</text:p>
          </table:table-cell>
          <table:table-cell table:formula="of:=[.B264]+1" office:value-type="float" office:value="263" calcext:value-type="float">
            <text:p>263</text:p>
          </table:table-cell>
          <table:table-cell table:number-columns-repeated="5"/>
          <table:table-cell office:value-type="float" office:value="-1.182265" calcext:value-type="float">
            <text:p>-1.182265</text:p>
          </table:table-cell>
          <table:table-cell/>
          <table:table-cell office:value-type="float" office:value="9.29218" calcext:value-type="float">
            <text:p>9.29218</text:p>
          </table:table-cell>
          <table:table-cell/>
          <table:table-cell office:value-type="float" office:value="5.858432" calcext:value-type="float">
            <text:p>5.858432</text:p>
          </table:table-cell>
          <table:table-cell table:formula="of:=[.L265]-[.L264]" office:value-type="float" office:value="-0.0233340000000002" calcext:value-type="float">
            <text:p>-0.0233340000000002</text:p>
          </table:table-cell>
          <table:table-cell table:number-columns-repeated="16371"/>
        </table:table-row>
        <table:table-row table:style-name="ro1">
          <table:table-cell office:value-type="float" office:value="160267" calcext:value-type="float">
            <text:p>160267</text:p>
          </table:table-cell>
          <table:table-cell table:formula="of:=[.B265]+1" office:value-type="float" office:value="264" calcext:value-type="float">
            <text:p>264</text:p>
          </table:table-cell>
          <table:table-cell table:number-columns-repeated="5"/>
          <table:table-cell office:value-type="float" office:value="-1.179518" calcext:value-type="float">
            <text:p>-1.179518</text:p>
          </table:table-cell>
          <table:table-cell/>
          <table:table-cell office:value-type="float" office:value="9.311653" calcext:value-type="float">
            <text:p>9.311653</text:p>
          </table:table-cell>
          <table:table-cell/>
          <table:table-cell office:value-type="float" office:value="5.834151" calcext:value-type="float">
            <text:p>5.834151</text:p>
          </table:table-cell>
          <table:table-cell table:formula="of:=[.L266]-[.L265]" office:value-type="float" office:value="-0.0242809999999993" calcext:value-type="float">
            <text:p>-0.0242809999999993</text:p>
          </table:table-cell>
          <table:table-cell table:number-columns-repeated="16371"/>
        </table:table-row>
        <table:table-row table:style-name="ro1">
          <table:table-cell office:value-type="float" office:value="160287" calcext:value-type="float">
            <text:p>160287</text:p>
          </table:table-cell>
          <table:table-cell table:formula="of:=[.B266]+1" office:value-type="float" office:value="265" calcext:value-type="float">
            <text:p>265</text:p>
          </table:table-cell>
          <table:table-cell table:number-columns-repeated="5"/>
          <table:table-cell office:value-type="float" office:value="-1.182265" calcext:value-type="float">
            <text:p>-1.182265</text:p>
          </table:table-cell>
          <table:table-cell/>
          <table:table-cell office:value-type="float" office:value="9.330949" calcext:value-type="float">
            <text:p>9.330949</text:p>
          </table:table-cell>
          <table:table-cell/>
          <table:table-cell office:value-type="float" office:value="5.810117" calcext:value-type="float">
            <text:p>5.810117</text:p>
          </table:table-cell>
          <table:table-cell table:formula="of:=[.L267]-[.L266]" office:value-type="float" office:value="-0.0240340000000003" calcext:value-type="float">
            <text:p>-0.0240340000000003</text:p>
          </table:table-cell>
          <table:table-cell table:number-columns-repeated="16371"/>
        </table:table-row>
        <table:table-row table:style-name="ro1">
          <table:table-cell office:value-type="float" office:value="160307" calcext:value-type="float">
            <text:p>160307</text:p>
          </table:table-cell>
          <table:table-cell table:formula="of:=[.B267]+1" office:value-type="float" office:value="266" calcext:value-type="float">
            <text:p>266</text:p>
          </table:table-cell>
          <table:table-cell table:number-columns-repeated="5"/>
          <table:table-cell office:value-type="float" office:value="-1.21797" calcext:value-type="float">
            <text:p>-1.21797</text:p>
          </table:table-cell>
          <table:table-cell/>
          <table:table-cell office:value-type="float" office:value="9.348776" calcext:value-type="float">
            <text:p>9.348776</text:p>
          </table:table-cell>
          <table:table-cell/>
          <table:table-cell office:value-type="float" office:value="5.786131" calcext:value-type="float">
            <text:p>5.786131</text:p>
          </table:table-cell>
          <table:table-cell table:formula="of:=[.L268]-[.L267]" office:value-type="float" office:value="-0.0239859999999998" calcext:value-type="float">
            <text:p>-0.0239859999999998</text:p>
          </table:table-cell>
          <table:table-cell table:number-columns-repeated="16371"/>
        </table:table-row>
        <table:table-row table:style-name="ro1">
          <table:table-cell office:value-type="float" office:value="160327" calcext:value-type="float">
            <text:p>160327</text:p>
          </table:table-cell>
          <table:table-cell table:formula="of:=[.B268]+1" office:value-type="float" office:value="267" calcext:value-type="float">
            <text:p>267</text:p>
          </table:table-cell>
          <table:table-cell office:value-type="float" office:value="7" calcext:value-type="float">
            <text:p>7</text:p>
          </table:table-cell>
          <table:table-cell office:value-type="float" office:value="-1.213009" calcext:value-type="float">
            <text:p>-1.213009</text:p>
          </table:table-cell>
          <table:table-cell office:value-type="float" office:value="4.901" calcext:value-type="float">
            <text:p>4.901</text:p>
          </table:table-cell>
          <table:table-cell office:value-type="float" office:value="-1.213009" calcext:value-type="float">
            <text:p>-1.213009</text:p>
          </table:table-cell>
          <table:table-cell office:value-type="float" office:value="4.901" calcext:value-type="float">
            <text:p>4.901</text:p>
          </table:table-cell>
          <table:table-cell office:value-type="float" office:value="-1.239943" calcext:value-type="float">
            <text:p>-1.239943</text:p>
          </table:table-cell>
          <table:table-cell office:value-type="float" office:value="9.178504" calcext:value-type="float">
            <text:p>9.178504</text:p>
          </table:table-cell>
          <table:table-cell office:value-type="float" office:value="9.366375" calcext:value-type="float">
            <text:p>9.366375</text:p>
          </table:table-cell>
          <table:table-cell office:value-type="float" office:value="6.000556" calcext:value-type="float">
            <text:p>6.000556</text:p>
          </table:table-cell>
          <table:table-cell office:value-type="float" office:value="5.760876" calcext:value-type="float">
            <text:p>5.760876</text:p>
          </table:table-cell>
          <table:table-cell table:formula="of:=[.L269]-[.L268]" office:value-type="float" office:value="-0.0252550000000005" calcext:value-type="float">
            <text:p>-0.0252550000000005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0347" calcext:value-type="float">
            <text:p>160347</text:p>
          </table:table-cell>
          <table:table-cell table:formula="of:=[.B269]+1" office:value-type="float" office:value="268" calcext:value-type="float">
            <text:p>268</text:p>
          </table:table-cell>
          <table:table-cell table:number-columns-repeated="5"/>
          <table:table-cell office:value-type="float" office:value="-1.185882" calcext:value-type="float">
            <text:p>-1.185882</text:p>
          </table:table-cell>
          <table:table-cell/>
          <table:table-cell office:value-type="float" office:value="9.308417" calcext:value-type="float">
            <text:p>9.308417</text:p>
          </table:table-cell>
          <table:table-cell/>
          <table:table-cell office:value-type="float" office:value="5.841694" calcext:value-type="float">
            <text:p>5.841694</text:p>
          </table:table-cell>
          <table:table-cell table:formula="of:=[.L270]-[.L269]" office:value-type="float" office:value="0.0808180000000007" calcext:value-type="float">
            <text:p>0.0808180000000007</text:p>
          </table:table-cell>
          <table:table-cell table:number-columns-repeated="16371"/>
        </table:table-row>
        <table:table-row table:style-name="ro1">
          <table:table-cell office:value-type="float" office:value="160367" calcext:value-type="float">
            <text:p>160367</text:p>
          </table:table-cell>
          <table:table-cell table:formula="of:=[.B270]+1" office:value-type="float" office:value="269" calcext:value-type="float">
            <text:p>269</text:p>
          </table:table-cell>
          <table:table-cell table:number-columns-repeated="5"/>
          <table:table-cell office:value-type="float" office:value="-1.334197" calcext:value-type="float">
            <text:p>-1.334197</text:p>
          </table:table-cell>
          <table:table-cell/>
          <table:table-cell office:value-type="float" office:value="9.326265" calcext:value-type="float">
            <text:p>9.326265</text:p>
          </table:table-cell>
          <table:table-cell/>
          <table:table-cell office:value-type="float" office:value="5.815876" calcext:value-type="float">
            <text:p>5.815876</text:p>
          </table:table-cell>
          <table:table-cell table:formula="of:=[.L271]-[.L270]" office:value-type="float" office:value="-0.0258180000000001" calcext:value-type="float">
            <text:p>-0.0258180000000001</text:p>
          </table:table-cell>
          <table:table-cell table:number-columns-repeated="16371"/>
        </table:table-row>
        <table:table-row table:style-name="ro1">
          <table:table-cell office:value-type="float" office:value="160387" calcext:value-type="float">
            <text:p>160387</text:p>
          </table:table-cell>
          <table:table-cell table:formula="of:=[.B271]+1" office:value-type="float" office:value="270" calcext:value-type="float">
            <text:p>270</text:p>
          </table:table-cell>
          <table:table-cell table:number-columns-repeated="5"/>
          <table:table-cell office:value-type="float" office:value="-1.369903" calcext:value-type="float">
            <text:p>-1.369903</text:p>
          </table:table-cell>
          <table:table-cell/>
          <table:table-cell office:value-type="float" office:value="9.343592" calcext:value-type="float">
            <text:p>9.343592</text:p>
          </table:table-cell>
          <table:table-cell/>
          <table:table-cell office:value-type="float" office:value="5.788639" calcext:value-type="float">
            <text:p>5.788639</text:p>
          </table:table-cell>
          <table:table-cell table:formula="of:=[.L272]-[.L271]" office:value-type="float" office:value="-0.0272370000000004" calcext:value-type="float">
            <text:p>-0.0272370000000004</text:p>
          </table:table-cell>
          <table:table-cell table:number-columns-repeated="16371"/>
        </table:table-row>
        <table:table-row table:style-name="ro1">
          <table:table-cell office:value-type="float" office:value="160427" calcext:value-type="float">
            <text:p>160427</text:p>
          </table:table-cell>
          <table:table-cell table:formula="of:=[.B272]+1" office:value-type="float" office:value="271" calcext:value-type="float">
            <text:p>271</text:p>
          </table:table-cell>
          <table:table-cell table:number-columns-repeated="5"/>
          <table:table-cell office:value-type="float" office:value="-1.369903" calcext:value-type="float">
            <text:p>-1.369903</text:p>
          </table:table-cell>
          <table:table-cell/>
          <table:table-cell office:value-type="float" office:value="9.375876" calcext:value-type="float">
            <text:p>9.375876</text:p>
          </table:table-cell>
          <table:table-cell/>
          <table:table-cell office:value-type="float" office:value="5.732976" calcext:value-type="float">
            <text:p>5.732976</text:p>
          </table:table-cell>
          <table:table-cell table:formula="of:=[.L273]-[.L272]" office:value-type="float" office:value="-0.055663" calcext:value-type="float">
            <text:p>-0.055663</text:p>
          </table:table-cell>
          <table:table-cell table:number-columns-repeated="16371"/>
        </table:table-row>
        <table:table-row table:style-name="ro1">
          <table:table-cell office:value-type="float" office:value="160447" calcext:value-type="float">
            <text:p>160447</text:p>
          </table:table-cell>
          <table:table-cell table:formula="of:=[.B273]+1" office:value-type="float" office:value="272" calcext:value-type="float">
            <text:p>272</text:p>
          </table:table-cell>
          <table:table-cell table:number-columns-repeated="5"/>
          <table:table-cell office:value-type="float" office:value="-1.361663" calcext:value-type="float">
            <text:p>-1.361663</text:p>
          </table:table-cell>
          <table:table-cell/>
          <table:table-cell office:value-type="float" office:value="9.391947" calcext:value-type="float">
            <text:p>9.391947</text:p>
          </table:table-cell>
          <table:table-cell/>
          <table:table-cell office:value-type="float" office:value="5.705277" calcext:value-type="float">
            <text:p>5.705277</text:p>
          </table:table-cell>
          <table:table-cell table:formula="of:=[.L274]-[.L273]" office:value-type="float" office:value="-0.0276990000000001" calcext:value-type="float">
            <text:p>-0.0276990000000001</text:p>
          </table:table-cell>
          <table:table-cell table:number-columns-repeated="16371"/>
        </table:table-row>
        <table:table-row table:style-name="ro1">
          <table:table-cell office:value-type="float" office:value="160467" calcext:value-type="float">
            <text:p>160467</text:p>
          </table:table-cell>
          <table:table-cell table:formula="of:=[.B274]+1" office:value-type="float" office:value="273" calcext:value-type="float">
            <text:p>273</text:p>
          </table:table-cell>
          <table:table-cell table:number-columns-repeated="5"/>
          <table:table-cell office:value-type="float" office:value="-1.358917" calcext:value-type="float">
            <text:p>-1.358917</text:p>
          </table:table-cell>
          <table:table-cell/>
          <table:table-cell office:value-type="float" office:value="9.408165" calcext:value-type="float">
            <text:p>9.408165</text:p>
          </table:table-cell>
          <table:table-cell/>
          <table:table-cell office:value-type="float" office:value="5.677314" calcext:value-type="float">
            <text:p>5.677314</text:p>
          </table:table-cell>
          <table:table-cell table:formula="of:=[.L275]-[.L274]" office:value-type="float" office:value="-0.0279629999999997" calcext:value-type="float">
            <text:p>-0.0279629999999997</text:p>
          </table:table-cell>
          <table:table-cell table:number-columns-repeated="16371"/>
        </table:table-row>
        <table:table-row table:style-name="ro1">
          <table:table-cell office:value-type="float" office:value="160487" calcext:value-type="float">
            <text:p>160487</text:p>
          </table:table-cell>
          <table:table-cell table:formula="of:=[.B275]+1" office:value-type="float" office:value="274" calcext:value-type="float">
            <text:p>274</text:p>
          </table:table-cell>
          <table:table-cell table:number-columns-repeated="5"/>
          <table:table-cell office:value-type="float" office:value="-1.367156" calcext:value-type="float">
            <text:p>-1.367156</text:p>
          </table:table-cell>
          <table:table-cell/>
          <table:table-cell office:value-type="float" office:value="9.42497" calcext:value-type="float">
            <text:p>9.42497</text:p>
          </table:table-cell>
          <table:table-cell/>
          <table:table-cell office:value-type="float" office:value="5.648295" calcext:value-type="float">
            <text:p>5.648295</text:p>
          </table:table-cell>
          <table:table-cell table:formula="of:=[.L276]-[.L275]" office:value-type="float" office:value="-0.0290189999999999" calcext:value-type="float">
            <text:p>-0.0290189999999999</text:p>
          </table:table-cell>
          <table:table-cell table:number-columns-repeated="16371"/>
        </table:table-row>
        <table:table-row table:style-name="ro1">
          <table:table-cell office:value-type="float" office:value="160527" calcext:value-type="float">
            <text:p>160527</text:p>
          </table:table-cell>
          <table:table-cell table:formula="of:=[.B276]+1" office:value-type="float" office:value="275" calcext:value-type="float">
            <text:p>275</text:p>
          </table:table-cell>
          <table:table-cell table:number-columns-repeated="5"/>
          <table:table-cell office:value-type="float" office:value="-1.496246" calcext:value-type="float">
            <text:p>-1.496246</text:p>
          </table:table-cell>
          <table:table-cell/>
          <table:table-cell office:value-type="float" office:value="9.456402" calcext:value-type="float">
            <text:p>9.456402</text:p>
          </table:table-cell>
          <table:table-cell/>
          <table:table-cell office:value-type="float" office:value="5.590067" calcext:value-type="float">
            <text:p>5.590067</text:p>
          </table:table-cell>
          <table:table-cell table:formula="of:=[.L277]-[.L276]" office:value-type="float" office:value="-0.0582279999999997" calcext:value-type="float">
            <text:p>-0.0582279999999997</text:p>
          </table:table-cell>
          <table:table-cell table:number-columns-repeated="16371"/>
        </table:table-row>
        <table:table-row table:style-name="ro1">
          <table:table-cell office:value-type="float" office:value="160547" calcext:value-type="float">
            <text:p>160547</text:p>
          </table:table-cell>
          <table:table-cell table:formula="of:=[.B277]+1" office:value-type="float" office:value="276" calcext:value-type="float">
            <text:p>276</text:p>
          </table:table-cell>
          <table:table-cell table:number-columns-repeated="5"/>
          <table:table-cell office:value-type="float" office:value="-1.507232" calcext:value-type="float">
            <text:p>-1.507232</text:p>
          </table:table-cell>
          <table:table-cell/>
          <table:table-cell office:value-type="float" office:value="9.471884" calcext:value-type="float">
            <text:p>9.471884</text:p>
          </table:table-cell>
          <table:table-cell/>
          <table:table-cell office:value-type="float" office:value="5.560651" calcext:value-type="float">
            <text:p>5.560651</text:p>
          </table:table-cell>
          <table:table-cell table:formula="of:=[.L278]-[.L277]" office:value-type="float" office:value="-0.0294160000000003" calcext:value-type="float">
            <text:p>-0.0294160000000003</text:p>
          </table:table-cell>
          <table:table-cell table:number-columns-repeated="16371"/>
        </table:table-row>
        <table:table-row table:style-name="ro1">
          <table:table-cell office:value-type="float" office:value="160567" calcext:value-type="float">
            <text:p>160567</text:p>
          </table:table-cell>
          <table:table-cell table:formula="of:=[.B278]+1" office:value-type="float" office:value="277" calcext:value-type="float">
            <text:p>277</text:p>
          </table:table-cell>
          <table:table-cell table:number-columns-repeated="5"/>
          <table:table-cell office:value-type="float" office:value="-1.47702" calcext:value-type="float">
            <text:p>-1.47702</text:p>
          </table:table-cell>
          <table:table-cell/>
          <table:table-cell office:value-type="float" office:value="9.487084" calcext:value-type="float">
            <text:p>9.487084</text:p>
          </table:table-cell>
          <table:table-cell/>
          <table:table-cell office:value-type="float" office:value="5.531769" calcext:value-type="float">
            <text:p>5.531769</text:p>
          </table:table-cell>
          <table:table-cell table:formula="of:=[.L279]-[.L278]" office:value-type="float" office:value="-0.0288820000000003" calcext:value-type="float">
            <text:p>-0.0288820000000003</text:p>
          </table:table-cell>
          <table:table-cell table:number-columns-repeated="16371"/>
        </table:table-row>
        <table:table-row table:style-name="ro1">
          <table:table-cell office:value-type="float" office:value="160607" calcext:value-type="float">
            <text:p>160607</text:p>
          </table:table-cell>
          <table:table-cell table:formula="of:=[.B279]+1" office:value-type="float" office:value="278" calcext:value-type="float">
            <text:p>278</text:p>
          </table:table-cell>
          <table:table-cell table:number-columns-repeated="5"/>
          <table:table-cell office:value-type="float" office:value="-1.4523" calcext:value-type="float">
            <text:p>-1.4523</text:p>
          </table:table-cell>
          <table:table-cell/>
          <table:table-cell office:value-type="float" office:value="9.517515" calcext:value-type="float">
            <text:p>9.517515</text:p>
          </table:table-cell>
          <table:table-cell/>
          <table:table-cell office:value-type="float" office:value="5.472656" calcext:value-type="float">
            <text:p>5.472656</text:p>
          </table:table-cell>
          <table:table-cell table:formula="of:=[.L280]-[.L279]" office:value-type="float" office:value="-0.059113" calcext:value-type="float">
            <text:p>-0.059113</text:p>
          </table:table-cell>
          <table:table-cell table:number-columns-repeated="16371"/>
        </table:table-row>
        <table:table-row table:style-name="ro1">
          <table:table-cell office:value-type="float" office:value="160647" calcext:value-type="float">
            <text:p>160647</text:p>
          </table:table-cell>
          <table:table-cell table:formula="of:=[.B280]+1" office:value-type="float" office:value="279" calcext:value-type="float">
            <text:p>279</text:p>
          </table:table-cell>
          <table:table-cell table:number-columns-repeated="5"/>
          <table:table-cell office:value-type="float" office:value="-1.449554" calcext:value-type="float">
            <text:p>-1.449554</text:p>
          </table:table-cell>
          <table:table-cell/>
          <table:table-cell office:value-type="float" office:value="9.547603" calcext:value-type="float">
            <text:p>9.547603</text:p>
          </table:table-cell>
          <table:table-cell/>
          <table:table-cell office:value-type="float" office:value="5.413704" calcext:value-type="float">
            <text:p>5.413704</text:p>
          </table:table-cell>
          <table:table-cell table:formula="of:=[.L281]-[.L280]" office:value-type="float" office:value="-0.0589519999999997" calcext:value-type="float">
            <text:p>-0.0589519999999997</text:p>
          </table:table-cell>
          <table:table-cell table:number-columns-repeated="16371"/>
        </table:table-row>
        <table:table-row table:style-name="ro1">
          <table:table-cell office:value-type="float" office:value="160667" calcext:value-type="float">
            <text:p>160667</text:p>
          </table:table-cell>
          <table:table-cell table:formula="of:=[.B281]+1" office:value-type="float" office:value="280" calcext:value-type="float">
            <text:p>280</text:p>
          </table:table-cell>
          <table:table-cell table:number-columns-repeated="5"/>
          <table:table-cell office:value-type="float" office:value="-1.493499" calcext:value-type="float">
            <text:p>-1.493499</text:p>
          </table:table-cell>
          <table:table-cell/>
          <table:table-cell office:value-type="float" office:value="9.562837" calcext:value-type="float">
            <text:p>9.562837</text:p>
          </table:table-cell>
          <table:table-cell/>
          <table:table-cell office:value-type="float" office:value="5.383817" calcext:value-type="float">
            <text:p>5.383817</text:p>
          </table:table-cell>
          <table:table-cell table:formula="of:=[.L282]-[.L281]" office:value-type="float" office:value="-0.0298870000000004" calcext:value-type="float">
            <text:p>-0.0298870000000004</text:p>
          </table:table-cell>
          <table:table-cell table:number-columns-repeated="16371"/>
        </table:table-row>
        <table:table-row table:style-name="ro1">
          <table:table-cell office:value-type="float" office:value="160687" calcext:value-type="float">
            <text:p>160687</text:p>
          </table:table-cell>
          <table:table-cell table:formula="of:=[.B282]+1" office:value-type="float" office:value="281" calcext:value-type="float">
            <text:p>281</text:p>
          </table:table-cell>
          <table:table-cell table:number-columns-repeated="5"/>
          <table:table-cell office:value-type="float" office:value="-1.488006" calcext:value-type="float">
            <text:p>-1.488006</text:p>
          </table:table-cell>
          <table:table-cell/>
          <table:table-cell office:value-type="float" office:value="9.577922" calcext:value-type="float">
            <text:p>9.577922</text:p>
          </table:table-cell>
          <table:table-cell/>
          <table:table-cell office:value-type="float" office:value="5.354193" calcext:value-type="float">
            <text:p>5.354193</text:p>
          </table:table-cell>
          <table:table-cell table:formula="of:=[.L283]-[.L282]" office:value-type="float" office:value="-0.0296239999999992" calcext:value-type="float">
            <text:p>-0.0296239999999992</text:p>
          </table:table-cell>
          <table:table-cell table:number-columns-repeated="16371"/>
        </table:table-row>
        <table:table-row table:style-name="ro1">
          <table:table-cell office:value-type="float" office:value="160707" calcext:value-type="float">
            <text:p>160707</text:p>
          </table:table-cell>
          <table:table-cell table:formula="of:=[.B283]+1" office:value-type="float" office:value="282" calcext:value-type="float">
            <text:p>282</text:p>
          </table:table-cell>
          <table:table-cell table:number-columns-repeated="5"/>
          <table:table-cell office:value-type="float" office:value="-1.413848" calcext:value-type="float">
            <text:p>-1.413848</text:p>
          </table:table-cell>
          <table:table-cell/>
          <table:table-cell office:value-type="float" office:value="9.59241" calcext:value-type="float">
            <text:p>9.59241</text:p>
          </table:table-cell>
          <table:table-cell/>
          <table:table-cell office:value-type="float" office:value="5.324619" calcext:value-type="float">
            <text:p>5.324619</text:p>
          </table:table-cell>
          <table:table-cell table:formula="of:=[.L284]-[.L283]" office:value-type="float" office:value="-0.0295740000000002" calcext:value-type="float">
            <text:p>-0.0295740000000002</text:p>
          </table:table-cell>
          <table:table-cell table:number-columns-repeated="16371"/>
        </table:table-row>
        <table:table-row table:style-name="ro1">
          <table:table-cell office:value-type="float" office:value="160748" calcext:value-type="float">
            <text:p>160748</text:p>
          </table:table-cell>
          <table:table-cell table:formula="of:=[.B284]+1" office:value-type="float" office:value="283" calcext:value-type="float">
            <text:p>283</text:p>
          </table:table-cell>
          <table:table-cell table:number-columns-repeated="5"/>
          <table:table-cell office:value-type="float" office:value="-1.298492" calcext:value-type="float">
            <text:p>-1.298492</text:p>
          </table:table-cell>
          <table:table-cell/>
          <table:table-cell office:value-type="float" office:value="9.62086" calcext:value-type="float">
            <text:p>9.62086</text:p>
          </table:table-cell>
          <table:table-cell/>
          <table:table-cell office:value-type="float" office:value="5.264555" calcext:value-type="float">
            <text:p>5.264555</text:p>
          </table:table-cell>
          <table:table-cell table:formula="of:=[.L285]-[.L284]" office:value-type="float" office:value="-0.0600640000000006" calcext:value-type="float">
            <text:p>-0.0600640000000006</text:p>
          </table:table-cell>
          <table:table-cell table:number-columns-repeated="16371"/>
        </table:table-row>
        <table:table-row table:style-name="ro1">
          <table:table-cell office:value-type="float" office:value="160767" calcext:value-type="float">
            <text:p>160767</text:p>
          </table:table-cell>
          <table:table-cell table:formula="of:=[.B285]+1" office:value-type="float" office:value="284" calcext:value-type="float">
            <text:p>284</text:p>
          </table:table-cell>
          <table:table-cell table:number-columns-repeated="5"/>
          <table:table-cell office:value-type="float" office:value="-1.262786" calcext:value-type="float">
            <text:p>-1.262786</text:p>
          </table:table-cell>
          <table:table-cell/>
          <table:table-cell office:value-type="float" office:value="9.63487" calcext:value-type="float">
            <text:p>9.63487</text:p>
          </table:table-cell>
          <table:table-cell/>
          <table:table-cell office:value-type="float" office:value="5.23509" calcext:value-type="float">
            <text:p>5.23509</text:p>
          </table:table-cell>
          <table:table-cell table:formula="of:=[.L286]-[.L285]" office:value-type="float" office:value="-0.0294650000000001" calcext:value-type="float">
            <text:p>-0.0294650000000001</text:p>
          </table:table-cell>
          <table:table-cell table:number-columns-repeated="16371"/>
        </table:table-row>
        <table:table-row table:style-name="ro1">
          <table:table-cell office:value-type="float" office:value="160807" calcext:value-type="float">
            <text:p>160807</text:p>
          </table:table-cell>
          <table:table-cell table:formula="of:=[.B286]+1" office:value-type="float" office:value="285" calcext:value-type="float">
            <text:p>285</text:p>
          </table:table-cell>
          <table:table-cell table:number-columns-repeated="5"/>
          <table:table-cell office:value-type="float" office:value="-1.276519" calcext:value-type="float">
            <text:p>-1.276519</text:p>
          </table:table-cell>
          <table:table-cell/>
          <table:table-cell office:value-type="float" office:value="9.661833" calcext:value-type="float">
            <text:p>9.661833</text:p>
          </table:table-cell>
          <table:table-cell/>
          <table:table-cell office:value-type="float" office:value="5.173673" calcext:value-type="float">
            <text:p>5.173673</text:p>
          </table:table-cell>
          <table:table-cell table:formula="of:=[.L287]-[.L286]" office:value-type="float" office:value="-0.0614169999999996" calcext:value-type="float">
            <text:p>-0.0614169999999996</text:p>
          </table:table-cell>
          <table:table-cell table:number-columns-repeated="16371"/>
        </table:table-row>
        <table:table-row table:style-name="ro1">
          <table:table-cell office:value-type="float" office:value="160827" calcext:value-type="float">
            <text:p>160827</text:p>
          </table:table-cell>
          <table:table-cell table:formula="of:=[.B287]+1" office:value-type="float" office:value="286" calcext:value-type="float">
            <text:p>286</text:p>
          </table:table-cell>
          <table:table-cell table:number-columns-repeated="5"/>
          <table:table-cell office:value-type="float" office:value="-1.287505" calcext:value-type="float">
            <text:p>-1.287505</text:p>
          </table:table-cell>
          <table:table-cell/>
          <table:table-cell office:value-type="float" office:value="9.674749" calcext:value-type="float">
            <text:p>9.674749</text:p>
          </table:table-cell>
          <table:table-cell/>
          <table:table-cell office:value-type="float" office:value="5.143372" calcext:value-type="float">
            <text:p>5.143372</text:p>
          </table:table-cell>
          <table:table-cell table:formula="of:=[.L288]-[.L287]" office:value-type="float" office:value="-0.0303009999999997" calcext:value-type="float">
            <text:p>-0.0303009999999997</text:p>
          </table:table-cell>
          <table:table-cell table:number-columns-repeated="16371"/>
        </table:table-row>
        <table:table-row table:style-name="ro1">
          <table:table-cell office:value-type="float" office:value="160847" calcext:value-type="float">
            <text:p>160847</text:p>
          </table:table-cell>
          <table:table-cell table:formula="of:=[.B288]+1" office:value-type="float" office:value="287" calcext:value-type="float">
            <text:p>287</text:p>
          </table:table-cell>
          <table:table-cell table:number-columns-repeated="5"/>
          <table:table-cell office:value-type="float" office:value="-1.240814" calcext:value-type="float">
            <text:p>-1.240814</text:p>
          </table:table-cell>
          <table:table-cell/>
          <table:table-cell office:value-type="float" office:value="9.687911" calcext:value-type="float">
            <text:p>9.687911</text:p>
          </table:table-cell>
          <table:table-cell/>
          <table:table-cell office:value-type="float" office:value="5.112519" calcext:value-type="float">
            <text:p>5.112519</text:p>
          </table:table-cell>
          <table:table-cell table:formula="of:=[.L289]-[.L288]" office:value-type="float" office:value="-0.0308530000000005" calcext:value-type="float">
            <text:p>-0.0308530000000005</text:p>
          </table:table-cell>
          <table:table-cell table:number-columns-repeated="16371"/>
        </table:table-row>
        <table:table-row table:style-name="ro1">
          <table:table-cell office:value-type="float" office:value="160867" calcext:value-type="float">
            <text:p>160867</text:p>
          </table:table-cell>
          <table:table-cell table:formula="of:=[.B289]+1" office:value-type="float" office:value="288" calcext:value-type="float">
            <text:p>288</text:p>
          </table:table-cell>
          <table:table-cell table:number-columns-repeated="5"/>
          <table:table-cell office:value-type="float" office:value="-1.188628" calcext:value-type="float">
            <text:p>-1.188628</text:p>
          </table:table-cell>
          <table:table-cell/>
          <table:table-cell office:value-type="float" office:value="9.700741" calcext:value-type="float">
            <text:p>9.700741</text:p>
          </table:table-cell>
          <table:table-cell/>
          <table:table-cell office:value-type="float" office:value="5.08251" calcext:value-type="float">
            <text:p>5.08251</text:p>
          </table:table-cell>
          <table:table-cell table:formula="of:=[.L290]-[.L289]" office:value-type="float" office:value="-0.0300089999999997" calcext:value-type="float">
            <text:p>-0.0300089999999997</text:p>
          </table:table-cell>
          <table:table-cell table:number-columns-repeated="16371"/>
        </table:table-row>
        <table:table-row table:style-name="ro1">
          <table:table-cell office:value-type="float" office:value="160887" calcext:value-type="float">
            <text:p>160887</text:p>
          </table:table-cell>
          <table:table-cell table:formula="of:=[.B290]+1" office:value-type="float" office:value="289" calcext:value-type="float">
            <text:p>289</text:p>
          </table:table-cell>
          <table:table-cell table:number-columns-repeated="5"/>
          <table:table-cell office:value-type="float" office:value="-1.13095" calcext:value-type="float">
            <text:p>-1.13095</text:p>
          </table:table-cell>
          <table:table-cell/>
          <table:table-cell office:value-type="float" office:value="9.713606" calcext:value-type="float">
            <text:p>9.713606</text:p>
          </table:table-cell>
          <table:table-cell/>
          <table:table-cell office:value-type="float" office:value="5.052516" calcext:value-type="float">
            <text:p>5.052516</text:p>
          </table:table-cell>
          <table:table-cell table:formula="of:=[.L291]-[.L290]" office:value-type="float" office:value="-0.0299940000000003" calcext:value-type="float">
            <text:p>-0.0299940000000003</text:p>
          </table:table-cell>
          <table:table-cell table:number-columns-repeated="16371"/>
        </table:table-row>
        <table:table-row table:style-name="ro1">
          <table:table-cell office:value-type="float" office:value="160907" calcext:value-type="float">
            <text:p>160907</text:p>
          </table:table-cell>
          <table:table-cell table:formula="of:=[.B291]+1" office:value-type="float" office:value="290" calcext:value-type="float">
            <text:p>290</text:p>
          </table:table-cell>
          <table:table-cell table:number-columns-repeated="5"/>
          <table:table-cell office:value-type="float" office:value="-1.084258" calcext:value-type="float">
            <text:p>-1.084258</text:p>
          </table:table-cell>
          <table:table-cell/>
          <table:table-cell office:value-type="float" office:value="9.725339" calcext:value-type="float">
            <text:p>9.725339</text:p>
          </table:table-cell>
          <table:table-cell/>
          <table:table-cell office:value-type="float" office:value="5.022739" calcext:value-type="float">
            <text:p>5.022739</text:p>
          </table:table-cell>
          <table:table-cell table:formula="of:=[.L292]-[.L291]" office:value-type="float" office:value="-0.0297770000000002" calcext:value-type="float">
            <text:p>-0.0297770000000002</text:p>
          </table:table-cell>
          <table:table-cell table:number-columns-repeated="16371"/>
        </table:table-row>
        <table:table-row table:style-name="ro1">
          <table:table-cell office:value-type="float" office:value="160927" calcext:value-type="float">
            <text:p>160927</text:p>
          </table:table-cell>
          <table:table-cell table:formula="of:=[.B292]+1" office:value-type="float" office:value="291" calcext:value-type="float">
            <text:p>291</text:p>
          </table:table-cell>
          <table:table-cell table:number-columns-repeated="5"/>
          <table:table-cell office:value-type="float" office:value="-1.029327" calcext:value-type="float">
            <text:p>-1.029327</text:p>
          </table:table-cell>
          <table:table-cell/>
          <table:table-cell office:value-type="float" office:value="9.735919" calcext:value-type="float">
            <text:p>9.735919</text:p>
          </table:table-cell>
          <table:table-cell/>
          <table:table-cell office:value-type="float" office:value="4.992871" calcext:value-type="float">
            <text:p>4.992871</text:p>
          </table:table-cell>
          <table:table-cell table:formula="of:=[.L293]-[.L292]" office:value-type="float" office:value="-0.0298679999999996" calcext:value-type="float">
            <text:p>-0.0298679999999996</text:p>
          </table:table-cell>
          <table:table-cell table:number-columns-repeated="16371"/>
        </table:table-row>
        <table:table-row table:style-name="ro1">
          <table:table-cell office:value-type="float" office:value="160947" calcext:value-type="float">
            <text:p>160947</text:p>
          </table:table-cell>
          <table:table-cell table:formula="of:=[.B293]+1" office:value-type="float" office:value="292" calcext:value-type="float">
            <text:p>292</text:p>
          </table:table-cell>
          <table:table-cell table:number-columns-repeated="5"/>
          <table:table-cell office:value-type="float" office:value="-1.021087" calcext:value-type="float">
            <text:p>-1.021087</text:p>
          </table:table-cell>
          <table:table-cell/>
          <table:table-cell office:value-type="float" office:value="9.746893" calcext:value-type="float">
            <text:p>9.746893</text:p>
          </table:table-cell>
          <table:table-cell/>
          <table:table-cell office:value-type="float" office:value="4.961861" calcext:value-type="float">
            <text:p>4.961861</text:p>
          </table:table-cell>
          <table:table-cell table:formula="of:=[.L294]-[.L293]" office:value-type="float" office:value="-0.0310100000000002" calcext:value-type="float">
            <text:p>-0.0310100000000002</text:p>
          </table:table-cell>
          <table:table-cell table:number-columns-repeated="16371"/>
        </table:table-row>
        <table:table-row table:style-name="ro1">
          <table:table-cell office:value-type="float" office:value="160967" calcext:value-type="float">
            <text:p>160967</text:p>
          </table:table-cell>
          <table:table-cell table:formula="of:=[.B294]+1" office:value-type="float" office:value="293" calcext:value-type="float">
            <text:p>293</text:p>
          </table:table-cell>
          <table:table-cell table:number-columns-repeated="5"/>
          <table:table-cell office:value-type="float" office:value="-1.001861" calcext:value-type="float">
            <text:p>-1.001861</text:p>
          </table:table-cell>
          <table:table-cell/>
          <table:table-cell office:value-type="float" office:value="9.757378" calcext:value-type="float">
            <text:p>9.757378</text:p>
          </table:table-cell>
          <table:table-cell/>
          <table:table-cell office:value-type="float" office:value="4.932279" calcext:value-type="float">
            <text:p>4.932279</text:p>
          </table:table-cell>
          <table:table-cell table:formula="of:=[.L295]-[.L294]" office:value-type="float" office:value="-0.0295819999999996" calcext:value-type="float">
            <text:p>-0.0295819999999996</text:p>
          </table:table-cell>
          <table:table-cell table:number-columns-repeated="16371"/>
        </table:table-row>
        <table:table-row table:style-name="ro1">
          <table:table-cell office:value-type="float" office:value="160987" calcext:value-type="float">
            <text:p>160987</text:p>
          </table:table-cell>
          <table:table-cell table:formula="of:=[.B295]+1" office:value-type="float" office:value="294" calcext:value-type="float">
            <text:p>294</text:p>
          </table:table-cell>
          <table:table-cell table:number-columns-repeated="5"/>
          <table:table-cell office:value-type="float" office:value="-0.993621" calcext:value-type="float">
            <text:p>-0.993621</text:p>
          </table:table-cell>
          <table:table-cell/>
          <table:table-cell office:value-type="float" office:value="9.766322" calcext:value-type="float">
            <text:p>9.766322</text:p>
          </table:table-cell>
          <table:table-cell/>
          <table:table-cell office:value-type="float" office:value="4.90193" calcext:value-type="float">
            <text:p>4.90193</text:p>
          </table:table-cell>
          <table:table-cell table:formula="of:=[.L296]-[.L295]" office:value-type="float" office:value="-0.0303490000000002" calcext:value-type="float">
            <text:p>-0.0303490000000002</text:p>
          </table:table-cell>
          <table:table-cell table:number-columns-repeated="16371"/>
        </table:table-row>
        <table:table-row table:style-name="ro1">
          <table:table-cell office:value-type="float" office:value="161047" calcext:value-type="float">
            <text:p>161047</text:p>
          </table:table-cell>
          <table:table-cell table:formula="of:=[.B296]+1" office:value-type="float" office:value="295" calcext:value-type="float">
            <text:p>295</text:p>
          </table:table-cell>
          <table:table-cell table:number-columns-repeated="5"/>
          <table:table-cell office:value-type="float" office:value="-0.70523" calcext:value-type="float">
            <text:p>-0.70523</text:p>
          </table:table-cell>
          <table:table-cell/>
          <table:table-cell office:value-type="float" office:value="9.787768" calcext:value-type="float">
            <text:p>9.787768</text:p>
          </table:table-cell>
          <table:table-cell/>
          <table:table-cell office:value-type="float" office:value="4.810917" calcext:value-type="float">
            <text:p>4.810917</text:p>
          </table:table-cell>
          <table:table-cell table:formula="of:=[.L297]-[.L296]" office:value-type="float" office:value="-0.0910130000000002" calcext:value-type="float">
            <text:p>-0.0910130000000002</text:p>
          </table:table-cell>
          <table:table-cell table:number-columns-repeated="16371"/>
        </table:table-row>
        <table:table-row table:style-name="ro1">
          <table:table-cell office:value-type="float" office:value="161068" calcext:value-type="float">
            <text:p>161068</text:p>
          </table:table-cell>
          <table:table-cell table:formula="of:=[.B297]+1" office:value-type="float" office:value="296" calcext:value-type="float">
            <text:p>296</text:p>
          </table:table-cell>
          <table:table-cell table:number-columns-repeated="5"/>
          <table:table-cell office:value-type="float" office:value="-0.647552" calcext:value-type="float">
            <text:p>-0.647552</text:p>
          </table:table-cell>
          <table:table-cell/>
          <table:table-cell office:value-type="float" office:value="9.794947" calcext:value-type="float">
            <text:p>9.794947</text:p>
          </table:table-cell>
          <table:table-cell/>
          <table:table-cell office:value-type="float" office:value="4.781" calcext:value-type="float">
            <text:p>4.781</text:p>
          </table:table-cell>
          <table:table-cell table:formula="of:=[.L298]-[.L297]" office:value-type="float" office:value="-0.0299170000000002" calcext:value-type="float">
            <text:p>-0.0299170000000002</text:p>
          </table:table-cell>
          <table:table-cell table:number-columns-repeated="16371"/>
        </table:table-row>
        <table:table-row table:style-name="ro1">
          <table:table-cell office:value-type="float" office:value="161087" calcext:value-type="float">
            <text:p>161087</text:p>
          </table:table-cell>
          <table:table-cell table:formula="of:=[.B298]+1" office:value-type="float" office:value="297" calcext:value-type="float">
            <text:p>297</text:p>
          </table:table-cell>
          <table:table-cell table:number-columns-repeated="5"/>
          <table:table-cell office:value-type="float" office:value="-0.578887" calcext:value-type="float">
            <text:p>-0.578887</text:p>
          </table:table-cell>
          <table:table-cell/>
          <table:table-cell office:value-type="float" office:value="9.802249" calcext:value-type="float">
            <text:p>9.802249</text:p>
          </table:table-cell>
          <table:table-cell/>
          <table:table-cell office:value-type="float" office:value="4.750492" calcext:value-type="float">
            <text:p>4.750492</text:p>
          </table:table-cell>
          <table:table-cell table:formula="of:=[.L299]-[.L298]" office:value-type="float" office:value="-0.0305079999999993" calcext:value-type="float">
            <text:p>-0.0305079999999993</text:p>
          </table:table-cell>
          <table:table-cell table:number-columns-repeated="16371"/>
        </table:table-row>
        <table:table-row table:style-name="ro1">
          <table:table-cell office:value-type="float" office:value="161107" calcext:value-type="float">
            <text:p>161107</text:p>
          </table:table-cell>
          <table:table-cell table:formula="of:=[.B299]+1" office:value-type="float" office:value="298" calcext:value-type="float">
            <text:p>298</text:p>
          </table:table-cell>
          <table:table-cell table:number-columns-repeated="5"/>
          <table:table-cell office:value-type="float" office:value="-0.523956" calcext:value-type="float">
            <text:p>-0.523956</text:p>
          </table:table-cell>
          <table:table-cell/>
          <table:table-cell office:value-type="float" office:value="9.806975" calcext:value-type="float">
            <text:p>9.806975</text:p>
          </table:table-cell>
          <table:table-cell/>
          <table:table-cell office:value-type="float" office:value="4.720489" calcext:value-type="float">
            <text:p>4.720489</text:p>
          </table:table-cell>
          <table:table-cell table:formula="of:=[.L300]-[.L299]" office:value-type="float" office:value="-0.0300030000000007" calcext:value-type="float">
            <text:p>-0.0300030000000007</text:p>
          </table:table-cell>
          <table:table-cell table:number-columns-repeated="16371"/>
        </table:table-row>
        <table:table-row table:style-name="ro1">
          <table:table-cell office:value-type="float" office:value="161127" calcext:value-type="float">
            <text:p>161127</text:p>
          </table:table-cell>
          <table:table-cell table:formula="of:=[.B300]+1" office:value-type="float" office:value="299" calcext:value-type="float">
            <text:p>299</text:p>
          </table:table-cell>
          <table:table-cell table:number-columns-repeated="5"/>
          <table:table-cell office:value-type="float" office:value="-0.48825" calcext:value-type="float">
            <text:p>-0.48825</text:p>
          </table:table-cell>
          <table:table-cell/>
          <table:table-cell office:value-type="float" office:value="9.809721" calcext:value-type="float">
            <text:p>9.809721</text:p>
          </table:table-cell>
          <table:table-cell/>
          <table:table-cell office:value-type="float" office:value="4.689293" calcext:value-type="float">
            <text:p>4.689293</text:p>
          </table:table-cell>
          <table:table-cell table:formula="of:=[.L301]-[.L300]" office:value-type="float" office:value="-0.0311959999999996" calcext:value-type="float">
            <text:p>-0.0311959999999996</text:p>
          </table:table-cell>
          <table:table-cell table:number-columns-repeated="16371"/>
        </table:table-row>
        <table:table-row table:style-name="ro1">
          <table:table-cell office:value-type="float" office:value="161147" calcext:value-type="float">
            <text:p>161147</text:p>
          </table:table-cell>
          <table:table-cell table:formula="of:=[.B301]+1" office:value-type="float" office:value="300" calcext:value-type="float">
            <text:p>300</text:p>
          </table:table-cell>
          <table:table-cell table:number-columns-repeated="5"/>
          <table:table-cell office:value-type="float" office:value="-0.436065" calcext:value-type="float">
            <text:p>-0.436065</text:p>
          </table:table-cell>
          <table:table-cell/>
          <table:table-cell office:value-type="float" office:value="9.812536" calcext:value-type="float">
            <text:p>9.812536</text:p>
          </table:table-cell>
          <table:table-cell/>
          <table:table-cell office:value-type="float" office:value="4.658406" calcext:value-type="float">
            <text:p>4.658406</text:p>
          </table:table-cell>
          <table:table-cell table:formula="of:=[.L302]-[.L301]" office:value-type="float" office:value="-0.0308869999999999" calcext:value-type="float">
            <text:p>-0.0308869999999999</text:p>
          </table:table-cell>
          <table:table-cell table:number-columns-repeated="16371"/>
        </table:table-row>
        <table:table-row table:style-name="ro1">
          <table:table-cell office:value-type="float" office:value="161167" calcext:value-type="float">
            <text:p>161167</text:p>
          </table:table-cell>
          <table:table-cell table:formula="of:=[.B302]+1" office:value-type="float" office:value="301" calcext:value-type="float">
            <text:p>301</text:p>
          </table:table-cell>
          <table:table-cell table:number-columns-repeated="5"/>
          <table:table-cell office:value-type="float" office:value="-0.38388" calcext:value-type="float">
            <text:p>-0.38388</text:p>
          </table:table-cell>
          <table:table-cell/>
          <table:table-cell office:value-type="float" office:value="9.815379" calcext:value-type="float">
            <text:p>9.815379</text:p>
          </table:table-cell>
          <table:table-cell/>
          <table:table-cell office:value-type="float" office:value="4.627824" calcext:value-type="float">
            <text:p>4.627824</text:p>
          </table:table-cell>
          <table:table-cell table:formula="of:=[.L303]-[.L302]" office:value-type="float" office:value="-0.0305819999999999" calcext:value-type="float">
            <text:p>-0.0305819999999999</text:p>
          </table:table-cell>
          <table:table-cell table:number-columns-repeated="16371"/>
        </table:table-row>
        <table:table-row table:style-name="ro1">
          <table:table-cell office:value-type="float" office:value="161187" calcext:value-type="float">
            <text:p>161187</text:p>
          </table:table-cell>
          <table:table-cell table:formula="of:=[.B303]+1" office:value-type="float" office:value="302" calcext:value-type="float">
            <text:p>302</text:p>
          </table:table-cell>
          <table:table-cell table:number-columns-repeated="5"/>
          <table:table-cell office:value-type="float" office:value="-0.295989" calcext:value-type="float">
            <text:p>-0.295989</text:p>
          </table:table-cell>
          <table:table-cell/>
          <table:table-cell office:value-type="float" office:value="9.81688" calcext:value-type="float">
            <text:p>9.81688</text:p>
          </table:table-cell>
          <table:table-cell/>
          <table:table-cell office:value-type="float" office:value="4.596806" calcext:value-type="float">
            <text:p>4.596806</text:p>
          </table:table-cell>
          <table:table-cell table:formula="of:=[.L304]-[.L303]" office:value-type="float" office:value="-0.0310180000000004" calcext:value-type="float">
            <text:p>-0.0310180000000004</text:p>
          </table:table-cell>
          <table:table-cell table:number-columns-repeated="16371"/>
        </table:table-row>
        <table:table-row table:style-name="ro1">
          <table:table-cell office:value-type="float" office:value="161229" calcext:value-type="float">
            <text:p>161229</text:p>
          </table:table-cell>
          <table:table-cell table:formula="of:=[.B304]+1" office:value-type="float" office:value="303" calcext:value-type="float">
            <text:p>303</text:p>
          </table:table-cell>
          <table:table-cell table:number-columns-repeated="5"/>
          <table:table-cell office:value-type="float" office:value="-0.17514" calcext:value-type="float">
            <text:p>-0.17514</text:p>
          </table:table-cell>
          <table:table-cell/>
          <table:table-cell office:value-type="float" office:value="9.817504" calcext:value-type="float">
            <text:p>9.817504</text:p>
          </table:table-cell>
          <table:table-cell/>
          <table:table-cell office:value-type="float" office:value="4.535459" calcext:value-type="float">
            <text:p>4.535459</text:p>
          </table:table-cell>
          <table:table-cell table:formula="of:=[.L305]-[.L304]" office:value-type="float" office:value="-0.0613469999999996" calcext:value-type="float">
            <text:p>-0.0613469999999996</text:p>
          </table:table-cell>
          <table:table-cell table:number-columns-repeated="16371"/>
        </table:table-row>
        <table:table-row table:style-name="ro1">
          <table:table-cell office:value-type="float" office:value="161247" calcext:value-type="float">
            <text:p>161247</text:p>
          </table:table-cell>
          <table:table-cell table:formula="of:=[.B305]+1" office:value-type="float" office:value="304" calcext:value-type="float">
            <text:p>304</text:p>
          </table:table-cell>
          <table:table-cell table:number-columns-repeated="5"/>
          <table:table-cell office:value-type="float" office:value="-0.133941" calcext:value-type="float">
            <text:p>-0.133941</text:p>
          </table:table-cell>
          <table:table-cell/>
          <table:table-cell office:value-type="float" office:value="9.817872" calcext:value-type="float">
            <text:p>9.817872</text:p>
          </table:table-cell>
          <table:table-cell/>
          <table:table-cell office:value-type="float" office:value="4.503425" calcext:value-type="float">
            <text:p>4.503425</text:p>
          </table:table-cell>
          <table:table-cell table:formula="of:=[.L306]-[.L305]" office:value-type="float" office:value="-0.0320340000000003" calcext:value-type="float">
            <text:p>-0.0320340000000003</text:p>
          </table:table-cell>
          <table:table-cell table:number-columns-repeated="16371"/>
        </table:table-row>
        <table:table-row table:style-name="ro1">
          <table:table-cell office:value-type="float" office:value="161267" calcext:value-type="float">
            <text:p>161267</text:p>
          </table:table-cell>
          <table:table-cell table:formula="of:=[.B306]+1" office:value-type="float" office:value="305" calcext:value-type="float">
            <text:p>305</text:p>
          </table:table-cell>
          <table:table-cell table:number-columns-repeated="5"/>
          <table:table-cell office:value-type="float" office:value="-0.100982" calcext:value-type="float">
            <text:p>-0.100982</text:p>
          </table:table-cell>
          <table:table-cell/>
          <table:table-cell office:value-type="float" office:value="9.818242" calcext:value-type="float">
            <text:p>9.818242</text:p>
          </table:table-cell>
          <table:table-cell/>
          <table:table-cell office:value-type="float" office:value="4.472903" calcext:value-type="float">
            <text:p>4.472903</text:p>
          </table:table-cell>
          <table:table-cell table:formula="of:=[.L307]-[.L306]" office:value-type="float" office:value="-0.0305220000000004" calcext:value-type="float">
            <text:p>-0.0305220000000004</text:p>
          </table:table-cell>
          <table:table-cell table:number-columns-repeated="16371"/>
        </table:table-row>
        <table:table-row table:style-name="ro1">
          <table:table-cell office:value-type="float" office:value="161287" calcext:value-type="float">
            <text:p>161287</text:p>
          </table:table-cell>
          <table:table-cell table:formula="of:=[.B307]+1" office:value-type="float" office:value="306" calcext:value-type="float">
            <text:p>306</text:p>
          </table:table-cell>
          <table:table-cell table:number-columns-repeated="5"/>
          <table:table-cell office:value-type="float" office:value="-0.065276" calcext:value-type="float">
            <text:p>-0.065276</text:p>
          </table:table-cell>
          <table:table-cell/>
          <table:table-cell office:value-type="float" office:value="9.818632" calcext:value-type="float">
            <text:p>9.818632</text:p>
          </table:table-cell>
          <table:table-cell/>
          <table:table-cell office:value-type="float" office:value="4.442382" calcext:value-type="float">
            <text:p>4.442382</text:p>
          </table:table-cell>
          <table:table-cell table:formula="of:=[.L308]-[.L307]" office:value-type="float" office:value="-0.0305209999999994" calcext:value-type="float">
            <text:p>-0.0305209999999994</text:p>
          </table:table-cell>
          <table:table-cell table:number-columns-repeated="16371"/>
        </table:table-row>
        <table:table-row table:style-name="ro1">
          <table:table-cell office:value-type="float" office:value="161307" calcext:value-type="float">
            <text:p>161307</text:p>
          </table:table-cell>
          <table:table-cell table:formula="of:=[.B308]+1" office:value-type="float" office:value="307" calcext:value-type="float">
            <text:p>307</text:p>
          </table:table-cell>
          <table:table-cell table:number-columns-repeated="5"/>
          <table:table-cell office:value-type="float" office:value="0.019868" calcext:value-type="float">
            <text:p>0.019868</text:p>
          </table:table-cell>
          <table:table-cell/>
          <table:table-cell office:value-type="float" office:value="9.819013" calcext:value-type="float">
            <text:p>9.819013</text:p>
          </table:table-cell>
          <table:table-cell/>
          <table:table-cell office:value-type="float" office:value="4.411558" calcext:value-type="float">
            <text:p>4.411558</text:p>
          </table:table-cell>
          <table:table-cell table:formula="of:=[.L309]-[.L308]" office:value-type="float" office:value="-0.030824" calcext:value-type="float">
            <text:p>-0.030824</text:p>
          </table:table-cell>
          <table:table-cell table:number-columns-repeated="16371"/>
        </table:table-row>
        <table:table-row table:style-name="ro1">
          <table:table-cell office:value-type="float" office:value="161327" calcext:value-type="float">
            <text:p>161327</text:p>
          </table:table-cell>
          <table:table-cell table:formula="of:=[.B309]+1" office:value-type="float" office:value="308" calcext:value-type="float">
            <text:p>308</text:p>
          </table:table-cell>
          <table:table-cell table:number-columns-repeated="5"/>
          <table:table-cell office:value-type="float" office:value="0.055573" calcext:value-type="float">
            <text:p>0.055573</text:p>
          </table:table-cell>
          <table:table-cell/>
          <table:table-cell office:value-type="float" office:value="9.819369" calcext:value-type="float">
            <text:p>9.819369</text:p>
          </table:table-cell>
          <table:table-cell/>
          <table:table-cell office:value-type="float" office:value="4.38164" calcext:value-type="float">
            <text:p>4.38164</text:p>
          </table:table-cell>
          <table:table-cell table:formula="of:=[.L310]-[.L309]" office:value-type="float" office:value="-0.0299180000000003" calcext:value-type="float">
            <text:p>-0.0299180000000003</text:p>
          </table:table-cell>
          <table:table-cell table:number-columns-repeated="16371"/>
        </table:table-row>
        <table:table-row table:style-name="ro1">
          <table:table-cell office:value-type="float" office:value="161347" calcext:value-type="float">
            <text:p>161347</text:p>
          </table:table-cell>
          <table:table-cell table:formula="of:=[.B310]+1" office:value-type="float" office:value="309" calcext:value-type="float">
            <text:p>309</text:p>
          </table:table-cell>
          <table:table-cell table:number-columns-repeated="5"/>
          <table:table-cell office:value-type="float" office:value="0.14621" calcext:value-type="float">
            <text:p>0.14621</text:p>
          </table:table-cell>
          <table:table-cell/>
          <table:table-cell office:value-type="float" office:value="9.819751" calcext:value-type="float">
            <text:p>9.819751</text:p>
          </table:table-cell>
          <table:table-cell/>
          <table:table-cell office:value-type="float" office:value="4.352327" calcext:value-type="float">
            <text:p>4.352327</text:p>
          </table:table-cell>
          <table:table-cell table:formula="of:=[.L311]-[.L310]" office:value-type="float" office:value="-0.0293130000000001" calcext:value-type="float">
            <text:p>-0.0293130000000001</text:p>
          </table:table-cell>
          <table:table-cell table:number-columns-repeated="16371"/>
        </table:table-row>
        <table:table-row table:style-name="ro1">
          <table:table-cell office:value-type="float" office:value="161367" calcext:value-type="float">
            <text:p>161367</text:p>
          </table:table-cell>
          <table:table-cell table:formula="of:=[.B311]+1" office:value-type="float" office:value="310" calcext:value-type="float">
            <text:p>310</text:p>
          </table:table-cell>
          <table:table-cell table:number-columns-repeated="5"/>
          <table:table-cell office:value-type="float" office:value="0.214875" calcext:value-type="float">
            <text:p>0.214875</text:p>
          </table:table-cell>
          <table:table-cell/>
          <table:table-cell office:value-type="float" office:value="9.820167" calcext:value-type="float">
            <text:p>9.820167</text:p>
          </table:table-cell>
          <table:table-cell/>
          <table:table-cell office:value-type="float" office:value="4.323318" calcext:value-type="float">
            <text:p>4.323318</text:p>
          </table:table-cell>
          <table:table-cell table:formula="of:=[.L312]-[.L311]" office:value-type="float" office:value="-0.0290089999999994" calcext:value-type="float">
            <text:p>-0.0290089999999994</text:p>
          </table:table-cell>
          <table:table-cell table:number-columns-repeated="16371"/>
        </table:table-row>
        <table:table-row table:style-name="ro1">
          <table:table-cell office:value-type="float" office:value="161387" calcext:value-type="float">
            <text:p>161387</text:p>
          </table:table-cell>
          <table:table-cell table:formula="of:=[.B312]+1" office:value-type="float" office:value="311" calcext:value-type="float">
            <text:p>311</text:p>
          </table:table-cell>
          <table:table-cell table:number-columns-repeated="5"/>
          <table:table-cell office:value-type="float" office:value="0.286286" calcext:value-type="float">
            <text:p>0.286286</text:p>
          </table:table-cell>
          <table:table-cell/>
          <table:table-cell office:value-type="float" office:value="9.82051" calcext:value-type="float">
            <text:p>9.82051</text:p>
          </table:table-cell>
          <table:table-cell/>
          <table:table-cell office:value-type="float" office:value="4.295818" calcext:value-type="float">
            <text:p>4.295818</text:p>
          </table:table-cell>
          <table:table-cell table:formula="of:=[.L313]-[.L312]" office:value-type="float" office:value="-0.0275000000000007" calcext:value-type="float">
            <text:p>-0.0275000000000007</text:p>
          </table:table-cell>
          <table:table-cell table:number-columns-repeated="16371"/>
        </table:table-row>
        <table:table-row table:style-name="ro1">
          <table:table-cell office:value-type="float" office:value="161427" calcext:value-type="float">
            <text:p>161427</text:p>
          </table:table-cell>
          <table:table-cell table:formula="of:=[.B313]+1" office:value-type="float" office:value="312" calcext:value-type="float">
            <text:p>312</text:p>
          </table:table-cell>
          <table:table-cell table:number-columns-repeated="5"/>
          <table:table-cell office:value-type="float" office:value="0.453828" calcext:value-type="float">
            <text:p>0.453828</text:p>
          </table:table-cell>
          <table:table-cell/>
          <table:table-cell office:value-type="float" office:value="9.821314" calcext:value-type="float">
            <text:p>9.821314</text:p>
          </table:table-cell>
          <table:table-cell/>
          <table:table-cell office:value-type="float" office:value="4.241122" calcext:value-type="float">
            <text:p>4.241122</text:p>
          </table:table-cell>
          <table:table-cell table:formula="of:=[.L314]-[.L313]" office:value-type="float" office:value="-0.0546959999999999" calcext:value-type="float">
            <text:p>-0.0546959999999999</text:p>
          </table:table-cell>
          <table:table-cell table:number-columns-repeated="16371"/>
        </table:table-row>
        <table:table-row table:style-name="ro1">
          <table:table-cell office:value-type="float" office:value="161467" calcext:value-type="float">
            <text:p>161467</text:p>
          </table:table-cell>
          <table:table-cell table:formula="of:=[.B314]+1" office:value-type="float" office:value="313" calcext:value-type="float">
            <text:p>313</text:p>
          </table:table-cell>
          <table:table-cell table:number-columns-repeated="5"/>
          <table:table-cell office:value-type="float" office:value="0.632355" calcext:value-type="float">
            <text:p>0.632355</text:p>
          </table:table-cell>
          <table:table-cell/>
          <table:table-cell office:value-type="float" office:value="9.822136" calcext:value-type="float">
            <text:p>9.822136</text:p>
          </table:table-cell>
          <table:table-cell/>
          <table:table-cell office:value-type="float" office:value="4.194286" calcext:value-type="float">
            <text:p>4.194286</text:p>
          </table:table-cell>
          <table:table-cell table:formula="of:=[.L315]-[.L314]" office:value-type="float" office:value="-0.0468359999999999" calcext:value-type="float">
            <text:p>-0.0468359999999999</text:p>
          </table:table-cell>
          <table:table-cell table:number-columns-repeated="16371"/>
        </table:table-row>
        <table:table-row table:style-name="ro1">
          <table:table-cell office:value-type="float" office:value="161487" calcext:value-type="float">
            <text:p>161487</text:p>
          </table:table-cell>
          <table:table-cell table:formula="of:=[.B315]+1" office:value-type="float" office:value="314" calcext:value-type="float">
            <text:p>314</text:p>
          </table:table-cell>
          <table:table-cell table:number-columns-repeated="5"/>
          <table:table-cell office:value-type="float" office:value="0.668061" calcext:value-type="float">
            <text:p>0.668061</text:p>
          </table:table-cell>
          <table:table-cell/>
          <table:table-cell office:value-type="float" office:value="9.822565" calcext:value-type="float">
            <text:p>9.822565</text:p>
          </table:table-cell>
          <table:table-cell/>
          <table:table-cell office:value-type="float" office:value="4.172228" calcext:value-type="float">
            <text:p>4.172228</text:p>
          </table:table-cell>
          <table:table-cell table:formula="of:=[.L316]-[.L315]" office:value-type="float" office:value="-0.0220580000000004" calcext:value-type="float">
            <text:p>-0.0220580000000004</text:p>
          </table:table-cell>
          <table:table-cell table:number-columns-repeated="16371"/>
        </table:table-row>
        <table:table-row table:style-name="ro1">
          <table:table-cell office:value-type="float" office:value="161527" calcext:value-type="float">
            <text:p>161527</text:p>
          </table:table-cell>
          <table:table-cell table:formula="of:=[.B316]+1" office:value-type="float" office:value="315" calcext:value-type="float">
            <text:p>315</text:p>
          </table:table-cell>
          <table:table-cell table:number-columns-repeated="5"/>
          <table:table-cell office:value-type="float" office:value="0.753205" calcext:value-type="float">
            <text:p>0.753205</text:p>
          </table:table-cell>
          <table:table-cell/>
          <table:table-cell office:value-type="float" office:value="9.821427" calcext:value-type="float">
            <text:p>9.821427</text:p>
          </table:table-cell>
          <table:table-cell/>
          <table:table-cell office:value-type="float" office:value="4.13154" calcext:value-type="float">
            <text:p>4.13154</text:p>
          </table:table-cell>
          <table:table-cell table:formula="of:=[.L317]-[.L316]" office:value-type="float" office:value="-0.0406879999999994" calcext:value-type="float">
            <text:p>-0.0406879999999994</text:p>
          </table:table-cell>
          <table:table-cell table:number-columns-repeated="16371"/>
        </table:table-row>
        <table:table-row table:style-name="ro1">
          <table:table-cell office:value-type="float" office:value="161547" calcext:value-type="float">
            <text:p>161547</text:p>
          </table:table-cell>
          <table:table-cell table:formula="of:=[.B317]+1" office:value-type="float" office:value="316" calcext:value-type="float">
            <text:p>316</text:p>
          </table:table-cell>
          <table:table-cell table:number-columns-repeated="5"/>
          <table:table-cell office:value-type="float" office:value="0.772431" calcext:value-type="float">
            <text:p>0.772431</text:p>
          </table:table-cell>
          <table:table-cell/>
          <table:table-cell office:value-type="float" office:value="9.820303" calcext:value-type="float">
            <text:p>9.820303</text:p>
          </table:table-cell>
          <table:table-cell/>
          <table:table-cell office:value-type="float" office:value="4.110477" calcext:value-type="float">
            <text:p>4.110477</text:p>
          </table:table-cell>
          <table:table-cell table:formula="of:=[.L318]-[.L317]" office:value-type="float" office:value="-0.0210629999999998" calcext:value-type="float">
            <text:p>-0.0210629999999998</text:p>
          </table:table-cell>
          <table:table-cell table:number-columns-repeated="16371"/>
        </table:table-row>
        <table:table-row table:style-name="ro1">
          <table:table-cell office:value-type="float" office:value="161567" calcext:value-type="float">
            <text:p>161567</text:p>
          </table:table-cell>
          <table:table-cell table:formula="of:=[.B318]+1" office:value-type="float" office:value="317" calcext:value-type="float">
            <text:p>317</text:p>
          </table:table-cell>
          <table:table-cell table:number-columns-repeated="5"/>
          <table:table-cell office:value-type="float" office:value="0.791657" calcext:value-type="float">
            <text:p>0.791657</text:p>
          </table:table-cell>
          <table:table-cell/>
          <table:table-cell office:value-type="float" office:value="9.819325" calcext:value-type="float">
            <text:p>9.819325</text:p>
          </table:table-cell>
          <table:table-cell/>
          <table:table-cell office:value-type="float" office:value="4.091217" calcext:value-type="float">
            <text:p>4.091217</text:p>
          </table:table-cell>
          <table:table-cell table:formula="of:=[.L319]-[.L318]" office:value-type="float" office:value="-0.0192600000000001" calcext:value-type="float">
            <text:p>-0.0192600000000001</text:p>
          </table:table-cell>
          <table:table-cell table:number-columns-repeated="16371"/>
        </table:table-row>
        <table:table-row table:style-name="ro1">
          <table:table-cell office:value-type="float" office:value="161587" calcext:value-type="float">
            <text:p>161587</text:p>
          </table:table-cell>
          <table:table-cell table:formula="of:=[.B319]+1" office:value-type="float" office:value="318" calcext:value-type="float">
            <text:p>318</text:p>
          </table:table-cell>
          <table:table-cell table:number-columns-repeated="5"/>
          <table:table-cell office:value-type="float" office:value="0.830109" calcext:value-type="float">
            <text:p>0.830109</text:p>
          </table:table-cell>
          <table:table-cell/>
          <table:table-cell office:value-type="float" office:value="9.816414" calcext:value-type="float">
            <text:p>9.816414</text:p>
          </table:table-cell>
          <table:table-cell/>
          <table:table-cell office:value-type="float" office:value="4.072313" calcext:value-type="float">
            <text:p>4.072313</text:p>
          </table:table-cell>
          <table:table-cell table:formula="of:=[.L320]-[.L319]" office:value-type="float" office:value="-0.018904" calcext:value-type="float">
            <text:p>-0.018904</text:p>
          </table:table-cell>
          <table:table-cell table:number-columns-repeated="16371"/>
        </table:table-row>
        <table:table-row table:style-name="ro1">
          <table:table-cell office:value-type="float" office:value="161627" calcext:value-type="float">
            <text:p>161627</text:p>
          </table:table-cell>
          <table:table-cell table:formula="of:=[.B320]+1" office:value-type="float" office:value="319" calcext:value-type="float">
            <text:p>319</text:p>
          </table:table-cell>
          <table:table-cell table:number-columns-repeated="5"/>
          <table:table-cell office:value-type="float" office:value="1.123994" calcext:value-type="float">
            <text:p>1.123994</text:p>
          </table:table-cell>
          <table:table-cell/>
          <table:table-cell office:value-type="float" office:value="9.806267" calcext:value-type="float">
            <text:p>9.806267</text:p>
          </table:table-cell>
          <table:table-cell/>
          <table:table-cell office:value-type="float" office:value="4.035461" calcext:value-type="float">
            <text:p>4.035461</text:p>
          </table:table-cell>
          <table:table-cell table:formula="of:=[.L321]-[.L320]" office:value-type="float" office:value="-0.0368520000000006" calcext:value-type="float">
            <text:p>-0.0368520000000006</text:p>
          </table:table-cell>
          <table:table-cell table:number-columns-repeated="16371"/>
        </table:table-row>
        <table:table-row table:style-name="ro1">
          <table:table-cell office:value-type="float" office:value="161667" calcext:value-type="float">
            <text:p>161667</text:p>
          </table:table-cell>
          <table:table-cell table:formula="of:=[.B321]+1" office:value-type="float" office:value="320" calcext:value-type="float">
            <text:p>320</text:p>
          </table:table-cell>
          <table:table-cell table:number-columns-repeated="5"/>
          <table:table-cell office:value-type="float" office:value="1.409638" calcext:value-type="float">
            <text:p>1.409638</text:p>
          </table:table-cell>
          <table:table-cell/>
          <table:table-cell office:value-type="float" office:value="9.796207" calcext:value-type="float">
            <text:p>9.796207</text:p>
          </table:table-cell>
          <table:table-cell/>
          <table:table-cell office:value-type="float" office:value="3.997965" calcext:value-type="float">
            <text:p>3.997965</text:p>
          </table:table-cell>
          <table:table-cell table:formula="of:=[.L322]-[.L321]" office:value-type="float" office:value="-0.0374959999999995" calcext:value-type="float">
            <text:p>-0.0374959999999995</text:p>
          </table:table-cell>
          <table:table-cell table:number-columns-repeated="16371"/>
        </table:table-row>
        <table:table-row table:style-name="ro1">
          <table:table-cell office:value-type="float" office:value="161687" calcext:value-type="float">
            <text:p>161687</text:p>
          </table:table-cell>
          <table:table-cell table:formula="of:=[.B322]+1" office:value-type="float" office:value="321" calcext:value-type="float">
            <text:p>321</text:p>
          </table:table-cell>
          <table:table-cell table:number-columns-repeated="5"/>
          <table:table-cell office:value-type="float" office:value="1.527741" calcext:value-type="float">
            <text:p>1.527741</text:p>
          </table:table-cell>
          <table:table-cell/>
          <table:table-cell office:value-type="float" office:value="9.791364" calcext:value-type="float">
            <text:p>9.791364</text:p>
          </table:table-cell>
          <table:table-cell/>
          <table:table-cell office:value-type="float" office:value="3.979786" calcext:value-type="float">
            <text:p>3.979786</text:p>
          </table:table-cell>
          <table:table-cell table:formula="of:=[.L323]-[.L322]" office:value-type="float" office:value="-0.0181790000000004" calcext:value-type="float">
            <text:p>-0.0181790000000004</text:p>
          </table:table-cell>
          <table:table-cell table:number-columns-repeated="16371"/>
        </table:table-row>
        <table:table-row table:style-name="ro1">
          <table:table-cell office:value-type="float" office:value="161707" calcext:value-type="float">
            <text:p>161707</text:p>
          </table:table-cell>
          <table:table-cell table:formula="of:=[.B323]+1" office:value-type="float" office:value="322" calcext:value-type="float">
            <text:p>322</text:p>
          </table:table-cell>
          <table:table-cell table:number-columns-repeated="5"/>
          <table:table-cell office:value-type="float" office:value="1.590913" calcext:value-type="float">
            <text:p>1.590913</text:p>
          </table:table-cell>
          <table:table-cell/>
          <table:table-cell office:value-type="float" office:value="9.783597" calcext:value-type="float">
            <text:p>9.783597</text:p>
          </table:table-cell>
          <table:table-cell/>
          <table:table-cell office:value-type="float" office:value="3.962172" calcext:value-type="float">
            <text:p>3.962172</text:p>
          </table:table-cell>
          <table:table-cell table:formula="of:=[.L324]-[.L323]" office:value-type="float" office:value="-0.017614" calcext:value-type="float">
            <text:p>-0.017614</text:p>
          </table:table-cell>
          <table:table-cell table:number-columns-repeated="16371"/>
        </table:table-row>
        <table:table-row table:style-name="ro1">
          <table:table-cell office:value-type="float" office:value="161728" calcext:value-type="float">
            <text:p>161728</text:p>
          </table:table-cell>
          <table:table-cell table:formula="of:=[.B324]+1" office:value-type="float" office:value="323" calcext:value-type="float">
            <text:p>323</text:p>
          </table:table-cell>
          <table:table-cell table:number-columns-repeated="5"/>
          <table:table-cell office:value-type="float" office:value="1.626618" calcext:value-type="float">
            <text:p>1.626618</text:p>
          </table:table-cell>
          <table:table-cell/>
          <table:table-cell office:value-type="float" office:value="9.772859" calcext:value-type="float">
            <text:p>9.772859</text:p>
          </table:table-cell>
          <table:table-cell/>
          <table:table-cell office:value-type="float" office:value="3.945692" calcext:value-type="float">
            <text:p>3.945692</text:p>
          </table:table-cell>
          <table:table-cell table:formula="of:=[.L325]-[.L324]" office:value-type="float" office:value="-0.0164799999999996" calcext:value-type="float">
            <text:p>-0.0164799999999996</text:p>
          </table:table-cell>
          <table:table-cell table:number-columns-repeated="16371"/>
        </table:table-row>
        <table:table-row table:style-name="ro1">
          <table:table-cell office:value-type="float" office:value="161747" calcext:value-type="float">
            <text:p>161747</text:p>
          </table:table-cell>
          <table:table-cell table:formula="of:=[.B325]+1" office:value-type="float" office:value="324" calcext:value-type="float">
            <text:p>324</text:p>
          </table:table-cell>
          <table:table-cell table:number-columns-repeated="5"/>
          <table:table-cell office:value-type="float" office:value="1.676057" calcext:value-type="float">
            <text:p>1.676057</text:p>
          </table:table-cell>
          <table:table-cell/>
          <table:table-cell office:value-type="float" office:value="9.762635" calcext:value-type="float">
            <text:p>9.762635</text:p>
          </table:table-cell>
          <table:table-cell/>
          <table:table-cell office:value-type="float" office:value="3.929944" calcext:value-type="float">
            <text:p>3.929944</text:p>
          </table:table-cell>
          <table:table-cell table:formula="of:=[.L326]-[.L325]" office:value-type="float" office:value="-0.0157480000000003" calcext:value-type="float">
            <text:p>-0.0157480000000003</text:p>
          </table:table-cell>
          <table:table-cell table:number-columns-repeated="16371"/>
        </table:table-row>
        <table:table-row table:style-name="ro1">
          <table:table-cell office:value-type="float" office:value="161767" calcext:value-type="float">
            <text:p>161767</text:p>
          </table:table-cell>
          <table:table-cell table:formula="of:=[.B326]+1" office:value-type="float" office:value="325" calcext:value-type="float">
            <text:p>325</text:p>
          </table:table-cell>
          <table:table-cell table:number-columns-repeated="5"/>
          <table:table-cell office:value-type="float" office:value="1.76944" calcext:value-type="float">
            <text:p>1.76944</text:p>
          </table:table-cell>
          <table:table-cell/>
          <table:table-cell office:value-type="float" office:value="9.752322" calcext:value-type="float">
            <text:p>9.752322</text:p>
          </table:table-cell>
          <table:table-cell/>
          <table:table-cell office:value-type="float" office:value="3.913904" calcext:value-type="float">
            <text:p>3.913904</text:p>
          </table:table-cell>
          <table:table-cell table:formula="of:=[.L327]-[.L326]" office:value-type="float" office:value="-0.0160399999999998" calcext:value-type="float">
            <text:p>-0.0160399999999998</text:p>
          </table:table-cell>
          <table:table-cell table:number-columns-repeated="16371"/>
        </table:table-row>
        <table:table-row table:style-name="ro1">
          <table:table-cell office:value-type="float" office:value="161787" calcext:value-type="float">
            <text:p>161787</text:p>
          </table:table-cell>
          <table:table-cell table:formula="of:=[.B327]+1" office:value-type="float" office:value="326" calcext:value-type="float">
            <text:p>326</text:p>
          </table:table-cell>
          <table:table-cell table:number-columns-repeated="5"/>
          <table:table-cell office:value-type="float" office:value="1.840852" calcext:value-type="float">
            <text:p>1.840852</text:p>
          </table:table-cell>
          <table:table-cell/>
          <table:table-cell office:value-type="float" office:value="9.740409" calcext:value-type="float">
            <text:p>9.740409</text:p>
          </table:table-cell>
          <table:table-cell/>
          <table:table-cell office:value-type="float" office:value="3.899789" calcext:value-type="float">
            <text:p>3.899789</text:p>
          </table:table-cell>
          <table:table-cell table:formula="of:=[.L328]-[.L327]" office:value-type="float" office:value="-0.0141149999999999" calcext:value-type="float">
            <text:p>-0.0141149999999999</text:p>
          </table:table-cell>
          <table:table-cell table:number-columns-repeated="16371"/>
        </table:table-row>
        <table:table-row table:style-name="ro1">
          <table:table-cell office:value-type="float" office:value="161827" calcext:value-type="float">
            <text:p>161827</text:p>
          </table:table-cell>
          <table:table-cell table:formula="of:=[.B328]+1" office:value-type="float" office:value="327" calcext:value-type="float">
            <text:p>327</text:p>
          </table:table-cell>
          <table:table-cell table:number-columns-repeated="5"/>
          <table:table-cell office:value-type="float" office:value="1.958955" calcext:value-type="float">
            <text:p>1.958955</text:p>
          </table:table-cell>
          <table:table-cell/>
          <table:table-cell office:value-type="float" office:value="9.712727" calcext:value-type="float">
            <text:p>9.712727</text:p>
          </table:table-cell>
          <table:table-cell/>
          <table:table-cell office:value-type="float" office:value="3.874357" calcext:value-type="float">
            <text:p>3.874357</text:p>
          </table:table-cell>
          <table:table-cell table:formula="of:=[.L329]-[.L328]" office:value-type="float" office:value="-0.0254320000000003" calcext:value-type="float">
            <text:p>-0.0254320000000003</text:p>
          </table:table-cell>
          <table:table-cell table:number-columns-repeated="16371"/>
        </table:table-row>
        <table:table-row table:style-name="ro1">
          <table:table-cell office:value-type="float" office:value="161847" calcext:value-type="float">
            <text:p>161847</text:p>
          </table:table-cell>
          <table:table-cell table:formula="of:=[.B329]+1" office:value-type="float" office:value="328" calcext:value-type="float">
            <text:p>328</text:p>
          </table:table-cell>
          <table:table-cell table:number-columns-repeated="5"/>
          <table:table-cell office:value-type="float" office:value="2.044099" calcext:value-type="float">
            <text:p>2.044099</text:p>
          </table:table-cell>
          <table:table-cell/>
          <table:table-cell office:value-type="float" office:value="9.699252" calcext:value-type="float">
            <text:p>9.699252</text:p>
          </table:table-cell>
          <table:table-cell/>
          <table:table-cell office:value-type="float" office:value="3.861909" calcext:value-type="float">
            <text:p>3.861909</text:p>
          </table:table-cell>
          <table:table-cell table:formula="of:=[.L330]-[.L329]" office:value-type="float" office:value="-0.012448" calcext:value-type="float">
            <text:p>-0.012448</text:p>
          </table:table-cell>
          <table:table-cell table:number-columns-repeated="16371"/>
        </table:table-row>
        <table:table-row table:style-name="ro1">
          <table:table-cell office:value-type="float" office:value="161867" calcext:value-type="float">
            <text:p>161867</text:p>
          </table:table-cell>
          <table:table-cell table:formula="of:=[.B330]+1" office:value-type="float" office:value="329" calcext:value-type="float">
            <text:p>329</text:p>
          </table:table-cell>
          <table:table-cell table:number-columns-repeated="5"/>
          <table:table-cell office:value-type="float" office:value="2.170441" calcext:value-type="float">
            <text:p>2.170441</text:p>
          </table:table-cell>
          <table:table-cell/>
          <table:table-cell office:value-type="float" office:value="9.685593" calcext:value-type="float">
            <text:p>9.685593</text:p>
          </table:table-cell>
          <table:table-cell/>
          <table:table-cell office:value-type="float" office:value="3.849218" calcext:value-type="float">
            <text:p>3.849218</text:p>
          </table:table-cell>
          <table:table-cell table:formula="of:=[.L331]-[.L330]" office:value-type="float" office:value="-0.0126909999999998" calcext:value-type="float">
            <text:p>-0.0126909999999998</text:p>
          </table:table-cell>
          <table:table-cell table:number-columns-repeated="16371"/>
        </table:table-row>
        <table:table-row table:style-name="ro1">
          <table:table-cell office:value-type="float" office:value="161887" calcext:value-type="float">
            <text:p>161887</text:p>
          </table:table-cell>
          <table:table-cell table:formula="of:=[.B331]+1" office:value-type="float" office:value="330" calcext:value-type="float">
            <text:p>330</text:p>
          </table:table-cell>
          <table:table-cell table:number-columns-repeated="5"/>
          <table:table-cell office:value-type="float" office:value="2.326997" calcext:value-type="float">
            <text:p>2.326997</text:p>
          </table:table-cell>
          <table:table-cell/>
          <table:table-cell office:value-type="float" office:value="9.672158" calcext:value-type="float">
            <text:p>9.672158</text:p>
          </table:table-cell>
          <table:table-cell/>
          <table:table-cell office:value-type="float" office:value="3.836724" calcext:value-type="float">
            <text:p>3.836724</text:p>
          </table:table-cell>
          <table:table-cell table:formula="of:=[.L332]-[.L331]" office:value-type="float" office:value="-0.0124940000000002" calcext:value-type="float">
            <text:p>-0.0124940000000002</text:p>
          </table:table-cell>
          <table:table-cell table:number-columns-repeated="16371"/>
        </table:table-row>
        <table:table-row table:style-name="ro1">
          <table:table-cell office:value-type="float" office:value="161907" calcext:value-type="float">
            <text:p>161907</text:p>
          </table:table-cell>
          <table:table-cell table:formula="of:=[.B332]+1" office:value-type="float" office:value="331" calcext:value-type="float">
            <text:p>331</text:p>
          </table:table-cell>
          <table:table-cell table:number-columns-repeated="5"/>
          <table:table-cell office:value-type="float" office:value="2.403901" calcext:value-type="float">
            <text:p>2.403901</text:p>
          </table:table-cell>
          <table:table-cell/>
          <table:table-cell office:value-type="float" office:value="9.657358" calcext:value-type="float">
            <text:p>9.657358</text:p>
          </table:table-cell>
          <table:table-cell/>
          <table:table-cell office:value-type="float" office:value="3.825463" calcext:value-type="float">
            <text:p>3.825463</text:p>
          </table:table-cell>
          <table:table-cell table:formula="of:=[.L333]-[.L332]" office:value-type="float" office:value="-0.0112609999999997" calcext:value-type="float">
            <text:p>-0.0112609999999997</text:p>
          </table:table-cell>
          <table:table-cell table:number-columns-repeated="16371"/>
        </table:table-row>
        <table:table-row table:style-name="ro1">
          <table:table-cell office:value-type="float" office:value="161927" calcext:value-type="float">
            <text:p>161927</text:p>
          </table:table-cell>
          <table:table-cell table:formula="of:=[.B333]+1" office:value-type="float" office:value="332" calcext:value-type="float">
            <text:p>332</text:p>
          </table:table-cell>
          <table:table-cell table:number-columns-repeated="5"/>
          <table:table-cell office:value-type="float" office:value="2.472565" calcext:value-type="float">
            <text:p>2.472565</text:p>
          </table:table-cell>
          <table:table-cell/>
          <table:table-cell office:value-type="float" office:value="9.64209" calcext:value-type="float">
            <text:p>9.64209</text:p>
          </table:table-cell>
          <table:table-cell/>
          <table:table-cell office:value-type="float" office:value="3.815829" calcext:value-type="float">
            <text:p>3.815829</text:p>
          </table:table-cell>
          <table:table-cell table:formula="of:=[.L334]-[.L333]" office:value-type="float" office:value="-0.00963400000000014" calcext:value-type="float">
            <text:p>-0.00963400000000014</text:p>
          </table:table-cell>
          <table:table-cell table:number-columns-repeated="16371"/>
        </table:table-row>
        <table:table-row table:style-name="ro1">
          <table:table-cell office:value-type="float" office:value="161947" calcext:value-type="float">
            <text:p>161947</text:p>
          </table:table-cell>
          <table:table-cell table:formula="of:=[.B334]+1" office:value-type="float" office:value="333" calcext:value-type="float">
            <text:p>333</text:p>
          </table:table-cell>
          <table:table-cell table:number-columns-repeated="5"/>
          <table:table-cell office:value-type="float" office:value="2.519257" calcext:value-type="float">
            <text:p>2.519257</text:p>
          </table:table-cell>
          <table:table-cell/>
          <table:table-cell office:value-type="float" office:value="9.626799" calcext:value-type="float">
            <text:p>9.626799</text:p>
          </table:table-cell>
          <table:table-cell/>
          <table:table-cell office:value-type="float" office:value="3.806228" calcext:value-type="float">
            <text:p>3.806228</text:p>
          </table:table-cell>
          <table:table-cell table:formula="of:=[.L335]-[.L334]" office:value-type="float" office:value="-0.00960099999999997" calcext:value-type="float">
            <text:p>-0.00960099999999997</text:p>
          </table:table-cell>
          <table:table-cell table:number-columns-repeated="16371"/>
        </table:table-row>
        <table:table-row table:style-name="ro1">
          <table:table-cell office:value-type="float" office:value="161967" calcext:value-type="float">
            <text:p>161967</text:p>
          </table:table-cell>
          <table:table-cell table:formula="of:=[.B335]+1" office:value-type="float" office:value="334" calcext:value-type="float">
            <text:p>334</text:p>
          </table:table-cell>
          <table:table-cell table:number-columns-repeated="5"/>
          <table:table-cell office:value-type="float" office:value="2.546723" calcext:value-type="float">
            <text:p>2.546723</text:p>
          </table:table-cell>
          <table:table-cell/>
          <table:table-cell office:value-type="float" office:value="9.61468" calcext:value-type="float">
            <text:p>9.61468</text:p>
          </table:table-cell>
          <table:table-cell/>
          <table:table-cell office:value-type="float" office:value="3.798945" calcext:value-type="float">
            <text:p>3.798945</text:p>
          </table:table-cell>
          <table:table-cell table:formula="of:=[.L336]-[.L335]" office:value-type="float" office:value="-0.00728300000000015" calcext:value-type="float">
            <text:p>-0.00728300000000015</text:p>
          </table:table-cell>
          <table:table-cell table:number-columns-repeated="16371"/>
        </table:table-row>
        <table:table-row table:style-name="ro1">
          <table:table-cell office:value-type="float" office:value="162007" calcext:value-type="float">
            <text:p>162007</text:p>
          </table:table-cell>
          <table:table-cell table:formula="of:=[.B336]+1" office:value-type="float" office:value="335" calcext:value-type="float">
            <text:p>335</text:p>
          </table:table-cell>
          <table:table-cell table:number-columns-repeated="5"/>
          <table:table-cell office:value-type="float" office:value="2.615388" calcext:value-type="float">
            <text:p>2.615388</text:p>
          </table:table-cell>
          <table:table-cell/>
          <table:table-cell office:value-type="float" office:value="9.578527" calcext:value-type="float">
            <text:p>9.578527</text:p>
          </table:table-cell>
          <table:table-cell/>
          <table:table-cell office:value-type="float" office:value="3.779704" calcext:value-type="float">
            <text:p>3.779704</text:p>
          </table:table-cell>
          <table:table-cell table:formula="of:=[.L337]-[.L336]" office:value-type="float" office:value="-0.0192409999999996" calcext:value-type="float">
            <text:p>-0.0192409999999996</text:p>
          </table:table-cell>
          <table:table-cell table:number-columns-repeated="16371"/>
        </table:table-row>
        <table:table-row table:style-name="ro1">
          <table:table-cell office:value-type="float" office:value="162027" calcext:value-type="float">
            <text:p>162027</text:p>
          </table:table-cell>
          <table:table-cell table:formula="of:=[.B337]+1" office:value-type="float" office:value="336" calcext:value-type="float">
            <text:p>336</text:p>
          </table:table-cell>
          <table:table-cell table:number-columns-repeated="5"/>
          <table:table-cell office:value-type="float" office:value="2.659333" calcext:value-type="float">
            <text:p>2.659333</text:p>
          </table:table-cell>
          <table:table-cell/>
          <table:table-cell office:value-type="float" office:value="9.562433" calcext:value-type="float">
            <text:p>9.562433</text:p>
          </table:table-cell>
          <table:table-cell/>
          <table:table-cell office:value-type="float" office:value="3.772051" calcext:value-type="float">
            <text:p>3.772051</text:p>
          </table:table-cell>
          <table:table-cell table:formula="of:=[.L338]-[.L337]" office:value-type="float" office:value="-0.00765300000000035" calcext:value-type="float">
            <text:p>-0.00765300000000035</text:p>
          </table:table-cell>
          <table:table-cell table:number-columns-repeated="16371"/>
        </table:table-row>
        <table:table-row table:style-name="ro1">
          <table:table-cell office:value-type="float" office:value="162047" calcext:value-type="float">
            <text:p>162047</text:p>
          </table:table-cell>
          <table:table-cell table:formula="of:=[.B338]+1" office:value-type="float" office:value="337" calcext:value-type="float">
            <text:p>337</text:p>
          </table:table-cell>
          <table:table-cell table:number-columns-repeated="5"/>
          <table:table-cell office:value-type="float" office:value="2.722504" calcext:value-type="float">
            <text:p>2.722504</text:p>
          </table:table-cell>
          <table:table-cell/>
          <table:table-cell office:value-type="float" office:value="9.546059" calcext:value-type="float">
            <text:p>9.546059</text:p>
          </table:table-cell>
          <table:table-cell/>
          <table:table-cell office:value-type="float" office:value="3.764282" calcext:value-type="float">
            <text:p>3.764282</text:p>
          </table:table-cell>
          <table:table-cell table:formula="of:=[.L339]-[.L338]" office:value-type="float" office:value="-0.00776899999999969" calcext:value-type="float">
            <text:p>-0.00776899999999969</text:p>
          </table:table-cell>
          <table:table-cell table:number-columns-repeated="16371"/>
        </table:table-row>
        <table:table-row table:style-name="ro1">
          <table:table-cell office:value-type="float" office:value="162067" calcext:value-type="float">
            <text:p>162067</text:p>
          </table:table-cell>
          <table:table-cell table:formula="of:=[.B339]+1" office:value-type="float" office:value="338" calcext:value-type="float">
            <text:p>338</text:p>
          </table:table-cell>
          <table:table-cell table:number-columns-repeated="5"/>
          <table:table-cell office:value-type="float" office:value="2.777436" calcext:value-type="float">
            <text:p>2.777436</text:p>
          </table:table-cell>
          <table:table-cell/>
          <table:table-cell office:value-type="float" office:value="9.529953" calcext:value-type="float">
            <text:p>9.529953</text:p>
          </table:table-cell>
          <table:table-cell/>
          <table:table-cell office:value-type="float" office:value="3.75665" calcext:value-type="float">
            <text:p>3.75665</text:p>
          </table:table-cell>
          <table:table-cell table:formula="of:=[.L340]-[.L339]" office:value-type="float" office:value="-0.00763200000000008" calcext:value-type="float">
            <text:p>-0.00763200000000008</text:p>
          </table:table-cell>
          <table:table-cell table:number-columns-repeated="16371"/>
        </table:table-row>
        <table:table-row table:style-name="ro1">
          <table:table-cell office:value-type="float" office:value="162087" calcext:value-type="float">
            <text:p>162087</text:p>
          </table:table-cell>
          <table:table-cell table:formula="of:=[.B340]+1" office:value-type="float" office:value="339" calcext:value-type="float">
            <text:p>339</text:p>
          </table:table-cell>
          <table:table-cell table:number-columns-repeated="5"/>
          <table:table-cell office:value-type="float" office:value="2.807648" calcext:value-type="float">
            <text:p>2.807648</text:p>
          </table:table-cell>
          <table:table-cell/>
          <table:table-cell office:value-type="float" office:value="9.513059" calcext:value-type="float">
            <text:p>9.513059</text:p>
          </table:table-cell>
          <table:table-cell/>
          <table:table-cell office:value-type="float" office:value="3.748571" calcext:value-type="float">
            <text:p>3.748571</text:p>
          </table:table-cell>
          <table:table-cell table:formula="of:=[.L341]-[.L340]" office:value-type="float" office:value="-0.00807899999999995" calcext:value-type="float">
            <text:p>-0.00807899999999995</text:p>
          </table:table-cell>
          <table:table-cell table:number-columns-repeated="16371"/>
        </table:table-row>
        <table:table-row table:style-name="ro1">
          <table:table-cell office:value-type="float" office:value="162107" calcext:value-type="float">
            <text:p>162107</text:p>
          </table:table-cell>
          <table:table-cell table:formula="of:=[.B341]+1" office:value-type="float" office:value="340" calcext:value-type="float">
            <text:p>340</text:p>
          </table:table-cell>
          <table:table-cell table:number-columns-repeated="5"/>
          <table:table-cell office:value-type="float" office:value="2.857087" calcext:value-type="float">
            <text:p>2.857087</text:p>
          </table:table-cell>
          <table:table-cell/>
          <table:table-cell office:value-type="float" office:value="9.496151" calcext:value-type="float">
            <text:p>9.496151</text:p>
          </table:table-cell>
          <table:table-cell/>
          <table:table-cell office:value-type="float" office:value="3.741279" calcext:value-type="float">
            <text:p>3.741279</text:p>
          </table:table-cell>
          <table:table-cell table:formula="of:=[.L342]-[.L341]" office:value-type="float" office:value="-0.00729200000000008" calcext:value-type="float">
            <text:p>-0.00729200000000008</text:p>
          </table:table-cell>
          <table:table-cell table:number-columns-repeated="16371"/>
        </table:table-row>
        <table:table-row table:style-name="ro1">
          <table:table-cell office:value-type="float" office:value="162130" calcext:value-type="float">
            <text:p>162130</text:p>
          </table:table-cell>
          <table:table-cell table:formula="of:=[.B342]+1" office:value-type="float" office:value="341" calcext:value-type="float">
            <text:p>341</text:p>
          </table:table-cell>
          <table:table-cell table:number-columns-repeated="5"/>
          <table:table-cell office:value-type="float" office:value="2.917512" calcext:value-type="float">
            <text:p>2.917512</text:p>
          </table:table-cell>
          <table:table-cell/>
          <table:table-cell office:value-type="float" office:value="9.479287" calcext:value-type="float">
            <text:p>9.479287</text:p>
          </table:table-cell>
          <table:table-cell/>
          <table:table-cell office:value-type="float" office:value="3.73465" calcext:value-type="float">
            <text:p>3.73465</text:p>
          </table:table-cell>
          <table:table-cell table:formula="of:=[.L343]-[.L342]" office:value-type="float" office:value="-0.00662900000000022" calcext:value-type="float">
            <text:p>-0.00662900000000022</text:p>
          </table:table-cell>
          <table:table-cell table:number-columns-repeated="16371"/>
        </table:table-row>
        <table:table-row table:style-name="ro1">
          <table:table-cell office:value-type="float" office:value="162147" calcext:value-type="float">
            <text:p>162147</text:p>
          </table:table-cell>
          <table:table-cell table:formula="of:=[.B343]+1" office:value-type="float" office:value="342" calcext:value-type="float">
            <text:p>342</text:p>
          </table:table-cell>
          <table:table-cell table:number-columns-repeated="5"/>
          <table:table-cell office:value-type="float" office:value="2.942231" calcext:value-type="float">
            <text:p>2.942231</text:p>
          </table:table-cell>
          <table:table-cell/>
          <table:table-cell office:value-type="float" office:value="9.46216" calcext:value-type="float">
            <text:p>9.46216</text:p>
          </table:table-cell>
          <table:table-cell/>
          <table:table-cell office:value-type="float" office:value="3.727866" calcext:value-type="float">
            <text:p>3.727866</text:p>
          </table:table-cell>
          <table:table-cell table:formula="of:=[.L344]-[.L343]" office:value-type="float" office:value="-0.00678399999999968" calcext:value-type="float">
            <text:p>-0.00678399999999968</text:p>
          </table:table-cell>
          <table:table-cell table:number-columns-repeated="16371"/>
        </table:table-row>
        <table:table-row table:style-name="ro1">
          <table:table-cell office:value-type="float" office:value="162167" calcext:value-type="float">
            <text:p>162167</text:p>
          </table:table-cell>
          <table:table-cell table:formula="of:=[.B344]+1" office:value-type="float" office:value="343" calcext:value-type="float">
            <text:p>343</text:p>
          </table:table-cell>
          <table:table-cell table:number-columns-repeated="5"/>
          <table:table-cell office:value-type="float" office:value="2.936738" calcext:value-type="float">
            <text:p>2.936738</text:p>
          </table:table-cell>
          <table:table-cell/>
          <table:table-cell office:value-type="float" office:value="9.445026" calcext:value-type="float">
            <text:p>9.445026</text:p>
          </table:table-cell>
          <table:table-cell/>
          <table:table-cell office:value-type="float" office:value="3.721101" calcext:value-type="float">
            <text:p>3.721101</text:p>
          </table:table-cell>
          <table:table-cell table:formula="of:=[.L345]-[.L344]" office:value-type="float" office:value="-0.00676500000000013" calcext:value-type="float">
            <text:p>-0.00676500000000013</text:p>
          </table:table-cell>
          <table:table-cell table:number-columns-repeated="16371"/>
        </table:table-row>
        <table:table-row table:style-name="ro1">
          <table:table-cell office:value-type="float" office:value="162187" calcext:value-type="float">
            <text:p>162187</text:p>
          </table:table-cell>
          <table:table-cell table:formula="of:=[.B345]+1" office:value-type="float" office:value="344" calcext:value-type="float">
            <text:p>344</text:p>
          </table:table-cell>
          <table:table-cell table:number-columns-repeated="5"/>
          <table:table-cell office:value-type="float" office:value="2.928498" calcext:value-type="float">
            <text:p>2.928498</text:p>
          </table:table-cell>
          <table:table-cell/>
          <table:table-cell office:value-type="float" office:value="9.431817" calcext:value-type="float">
            <text:p>9.431817</text:p>
          </table:table-cell>
          <table:table-cell/>
          <table:table-cell office:value-type="float" office:value="3.716792" calcext:value-type="float">
            <text:p>3.716792</text:p>
          </table:table-cell>
          <table:table-cell table:formula="of:=[.L346]-[.L345]" office:value-type="float" office:value="-0.00430900000000012" calcext:value-type="float">
            <text:p>-0.00430900000000012</text:p>
          </table:table-cell>
          <table:table-cell table:number-columns-repeated="16371"/>
        </table:table-row>
        <table:table-row table:style-name="ro1">
          <table:table-cell office:value-type="float" office:value="162207" calcext:value-type="float">
            <text:p>162207</text:p>
          </table:table-cell>
          <table:table-cell table:formula="of:=[.B346]+1" office:value-type="float" office:value="345" calcext:value-type="float">
            <text:p>345</text:p>
          </table:table-cell>
          <table:table-cell table:number-columns-repeated="5"/>
          <table:table-cell office:value-type="float" office:value="2.939484" calcext:value-type="float">
            <text:p>2.939484</text:p>
          </table:table-cell>
          <table:table-cell/>
          <table:table-cell office:value-type="float" office:value="9.409479" calcext:value-type="float">
            <text:p>9.409479</text:p>
          </table:table-cell>
          <table:table-cell/>
          <table:table-cell office:value-type="float" office:value="3.710372" calcext:value-type="float">
            <text:p>3.710372</text:p>
          </table:table-cell>
          <table:table-cell table:formula="of:=[.L347]-[.L346]" office:value-type="float" office:value="-0.00641999999999987" calcext:value-type="float">
            <text:p>-0.00641999999999987</text:p>
          </table:table-cell>
          <table:table-cell table:number-columns-repeated="16371"/>
        </table:table-row>
        <table:table-row table:style-name="ro1">
          <table:table-cell office:value-type="float" office:value="162247" calcext:value-type="float">
            <text:p>162247</text:p>
          </table:table-cell>
          <table:table-cell table:formula="of:=[.B347]+1"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-1.239943" calcext:value-type="float">
            <text:p>-1.239943</text:p>
          </table:table-cell>
          <table:table-cell office:value-type="float" office:value="24.286" calcext:value-type="float">
            <text:p>24.286</text:p>
          </table:table-cell>
          <table:table-cell office:value-type="float" office:value="-1.239943" calcext:value-type="float">
            <text:p>-1.239943</text:p>
          </table:table-cell>
          <table:table-cell office:value-type="float" office:value="24.286" calcext:value-type="float">
            <text:p>24.286</text:p>
          </table:table-cell>
          <table:table-cell office:value-type="float" office:value="2.955964" calcext:value-type="float">
            <text:p>2.955964</text:p>
          </table:table-cell>
          <table:table-cell office:value-type="float" office:value="9.250799" calcext:value-type="float">
            <text:p>9.250799</text:p>
          </table:table-cell>
          <table:table-cell office:value-type="float" office:value="9.372194" calcext:value-type="float">
            <text:p>9.372194</text:p>
          </table:table-cell>
          <table:table-cell office:value-type="float" office:value="3.222876" calcext:value-type="float">
            <text:p>3.222876</text:p>
          </table:table-cell>
          <table:table-cell office:value-type="float" office:value="3.699129" calcext:value-type="float">
            <text:p>3.699129</text:p>
          </table:table-cell>
          <table:table-cell table:formula="of:=[.L348]-[.L347]" office:value-type="float" office:value="-0.0112429999999999" calcext:value-type="float">
            <text:p>-0.0112429999999999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2267" calcext:value-type="float">
            <text:p>162267</text:p>
          </table:table-cell>
          <table:table-cell table:formula="of:=[.B348]+1" office:value-type="float" office:value="347" calcext:value-type="float">
            <text:p>347</text:p>
          </table:table-cell>
          <table:table-cell table:number-columns-repeated="5"/>
          <table:table-cell office:value-type="float" office:value="3.32053" calcext:value-type="float">
            <text:p>3.32053</text:p>
          </table:table-cell>
          <table:table-cell/>
          <table:table-cell office:value-type="float" office:value="9.231564" calcext:value-type="float">
            <text:p>9.231564</text:p>
          </table:table-cell>
          <table:table-cell/>
          <table:table-cell office:value-type="float" office:value="3.466644" calcext:value-type="float">
            <text:p>3.466644</text:p>
          </table:table-cell>
          <table:table-cell table:formula="of:=[.L349]-[.L348]" office:value-type="float" office:value="-0.232485" calcext:value-type="float">
            <text:p>-0.232485</text:p>
          </table:table-cell>
          <table:table-cell table:number-columns-repeated="16371"/>
        </table:table-row>
        <table:table-row table:style-name="ro1">
          <table:table-cell office:value-type="float" office:value="162287" calcext:value-type="float">
            <text:p>162287</text:p>
          </table:table-cell>
          <table:table-cell table:formula="of:=[.B349]+1" office:value-type="float" office:value="348" calcext:value-type="float">
            <text:p>348</text:p>
          </table:table-cell>
          <table:table-cell table:number-columns-repeated="5"/>
          <table:table-cell office:value-type="float" office:value="3.337009" calcext:value-type="float">
            <text:p>3.337009</text:p>
          </table:table-cell>
          <table:table-cell/>
          <table:table-cell office:value-type="float" office:value="9.212819" calcext:value-type="float">
            <text:p>9.212819</text:p>
          </table:table-cell>
          <table:table-cell/>
          <table:table-cell office:value-type="float" office:value="3.460843" calcext:value-type="float">
            <text:p>3.460843</text:p>
          </table:table-cell>
          <table:table-cell table:formula="of:=[.L350]-[.L349]" office:value-type="float" office:value="-0.00580099999999995" calcext:value-type="float">
            <text:p>-0.00580099999999995</text:p>
          </table:table-cell>
          <table:table-cell table:number-columns-repeated="16371"/>
        </table:table-row>
        <table:table-row table:style-name="ro1">
          <table:table-cell office:value-type="float" office:value="162307" calcext:value-type="float">
            <text:p>162307</text:p>
          </table:table-cell>
          <table:table-cell table:formula="of:=[.B350]+1" office:value-type="float" office:value="349" calcext:value-type="float">
            <text:p>349</text:p>
          </table:table-cell>
          <table:table-cell table:number-columns-repeated="5"/>
          <table:table-cell office:value-type="float" office:value="3.356235" calcext:value-type="float">
            <text:p>3.356235</text:p>
          </table:table-cell>
          <table:table-cell/>
          <table:table-cell office:value-type="float" office:value="9.194124" calcext:value-type="float">
            <text:p>9.194124</text:p>
          </table:table-cell>
          <table:table-cell/>
          <table:table-cell office:value-type="float" office:value="3.456081" calcext:value-type="float">
            <text:p>3.456081</text:p>
          </table:table-cell>
          <table:table-cell table:formula="of:=[.L351]-[.L350]" office:value-type="float" office:value="-0.00476199999999993" calcext:value-type="float">
            <text:p>-0.00476199999999993</text:p>
          </table:table-cell>
          <table:table-cell table:number-columns-repeated="16371"/>
        </table:table-row>
        <table:table-row table:style-name="ro1">
          <table:table-cell office:value-type="float" office:value="162327" calcext:value-type="float">
            <text:p>162327</text:p>
          </table:table-cell>
          <table:table-cell table:formula="of:=[.B351]+1" office:value-type="float" office:value="350" calcext:value-type="float">
            <text:p>350</text:p>
          </table:table-cell>
          <table:table-cell table:number-columns-repeated="5"/>
          <table:table-cell office:value-type="float" office:value="3.367222" calcext:value-type="float">
            <text:p>3.367222</text:p>
          </table:table-cell>
          <table:table-cell/>
          <table:table-cell office:value-type="float" office:value="9.17431" calcext:value-type="float">
            <text:p>9.17431</text:p>
          </table:table-cell>
          <table:table-cell/>
          <table:table-cell office:value-type="float" office:value="3.452072" calcext:value-type="float">
            <text:p>3.452072</text:p>
          </table:table-cell>
          <table:table-cell table:formula="of:=[.L352]-[.L351]" office:value-type="float" office:value="-0.00400900000000037" calcext:value-type="float">
            <text:p>-0.00400900000000037</text:p>
          </table:table-cell>
          <table:table-cell table:number-columns-repeated="16371"/>
        </table:table-row>
        <table:table-row table:style-name="ro1">
          <table:table-cell office:value-type="float" office:value="162347" calcext:value-type="float">
            <text:p>162347</text:p>
          </table:table-cell>
          <table:table-cell table:formula="of:=[.B352]+1" office:value-type="float" office:value="351" calcext:value-type="float">
            <text:p>351</text:p>
          </table:table-cell>
          <table:table-cell table:number-columns-repeated="5"/>
          <table:table-cell office:value-type="float" office:value="3.347996" calcext:value-type="float">
            <text:p>3.347996</text:p>
          </table:table-cell>
          <table:table-cell/>
          <table:table-cell office:value-type="float" office:value="9.153897" calcext:value-type="float">
            <text:p>9.153897</text:p>
          </table:table-cell>
          <table:table-cell/>
          <table:table-cell office:value-type="float" office:value="3.447978" calcext:value-type="float">
            <text:p>3.447978</text:p>
          </table:table-cell>
          <table:table-cell table:formula="of:=[.L353]-[.L352]" office:value-type="float" office:value="-0.00409399999999982" calcext:value-type="float">
            <text:p>-0.00409399999999982</text:p>
          </table:table-cell>
          <table:table-cell table:number-columns-repeated="16371"/>
        </table:table-row>
        <table:table-row table:style-name="ro1">
          <table:table-cell office:value-type="float" office:value="162367" calcext:value-type="float">
            <text:p>162367</text:p>
          </table:table-cell>
          <table:table-cell table:formula="of:=[.B353]+1" office:value-type="float" office:value="352" calcext:value-type="float">
            <text:p>352</text:p>
          </table:table-cell>
          <table:table-cell table:number-columns-repeated="5"/>
          <table:table-cell office:value-type="float" office:value="3.367222" calcext:value-type="float">
            <text:p>3.367222</text:p>
          </table:table-cell>
          <table:table-cell/>
          <table:table-cell office:value-type="float" office:value="9.133478" calcext:value-type="float">
            <text:p>9.133478</text:p>
          </table:table-cell>
          <table:table-cell/>
          <table:table-cell office:value-type="float" office:value="3.443912" calcext:value-type="float">
            <text:p>3.443912</text:p>
          </table:table-cell>
          <table:table-cell table:formula="of:=[.L354]-[.L353]" office:value-type="float" office:value="-0.0040659999999999" calcext:value-type="float">
            <text:p>-0.0040659999999999</text:p>
          </table:table-cell>
          <table:table-cell table:number-columns-repeated="16371"/>
        </table:table-row>
        <table:table-row table:style-name="ro1">
          <table:table-cell office:value-type="float" office:value="162387" calcext:value-type="float">
            <text:p>162387</text:p>
          </table:table-cell>
          <table:table-cell table:formula="of:=[.B354]+1" office:value-type="float" office:value="353" calcext:value-type="float">
            <text:p>353</text:p>
          </table:table-cell>
          <table:table-cell table:number-columns-repeated="5"/>
          <table:table-cell office:value-type="float" office:value="3.405674" calcext:value-type="float">
            <text:p>3.405674</text:p>
          </table:table-cell>
          <table:table-cell/>
          <table:table-cell office:value-type="float" office:value="9.112019" calcext:value-type="float">
            <text:p>9.112019</text:p>
          </table:table-cell>
          <table:table-cell/>
          <table:table-cell office:value-type="float" office:value="3.440454" calcext:value-type="float">
            <text:p>3.440454</text:p>
          </table:table-cell>
          <table:table-cell table:formula="of:=[.L355]-[.L354]" office:value-type="float" office:value="-0.00345800000000018" calcext:value-type="float">
            <text:p>-0.00345800000000018</text:p>
          </table:table-cell>
          <table:table-cell table:number-columns-repeated="16371"/>
        </table:table-row>
        <table:table-row table:style-name="ro1">
          <table:table-cell office:value-type="float" office:value="162407" calcext:value-type="float">
            <text:p>162407</text:p>
          </table:table-cell>
          <table:table-cell table:formula="of:=[.B355]+1" office:value-type="float" office:value="354" calcext:value-type="float">
            <text:p>354</text:p>
          </table:table-cell>
          <table:table-cell table:number-columns-repeated="5"/>
          <table:table-cell office:value-type="float" office:value="3.427646" calcext:value-type="float">
            <text:p>3.427646</text:p>
          </table:table-cell>
          <table:table-cell/>
          <table:table-cell office:value-type="float" office:value="9.091634" calcext:value-type="float">
            <text:p>9.091634</text:p>
          </table:table-cell>
          <table:table-cell/>
          <table:table-cell office:value-type="float" office:value="3.437873" calcext:value-type="float">
            <text:p>3.437873</text:p>
          </table:table-cell>
          <table:table-cell table:formula="of:=[.L356]-[.L355]" office:value-type="float" office:value="-0.00258099999999972" calcext:value-type="float">
            <text:p>-0.00258099999999972</text:p>
          </table:table-cell>
          <table:table-cell table:number-columns-repeated="16371"/>
        </table:table-row>
        <table:table-row table:style-name="ro1">
          <table:table-cell office:value-type="float" office:value="162447" calcext:value-type="float">
            <text:p>162447</text:p>
          </table:table-cell>
          <table:table-cell table:formula="of:=[.B356]+1" office:value-type="float" office:value="355" calcext:value-type="float">
            <text:p>355</text:p>
          </table:table-cell>
          <table:table-cell table:number-columns-repeated="5"/>
          <table:table-cell office:value-type="float" office:value="3.402927" calcext:value-type="float">
            <text:p>3.402927</text:p>
          </table:table-cell>
          <table:table-cell/>
          <table:table-cell office:value-type="float" office:value="9.04877" calcext:value-type="float">
            <text:p>9.04877</text:p>
          </table:table-cell>
          <table:table-cell/>
          <table:table-cell office:value-type="float" office:value="3.432417" calcext:value-type="float">
            <text:p>3.432417</text:p>
          </table:table-cell>
          <table:table-cell table:formula="of:=[.L357]-[.L356]" office:value-type="float" office:value="-0.00545600000000013" calcext:value-type="float">
            <text:p>-0.00545600000000013</text:p>
          </table:table-cell>
          <table:table-cell table:number-columns-repeated="16371"/>
        </table:table-row>
        <table:table-row table:style-name="ro1">
          <table:table-cell office:value-type="float" office:value="162467" calcext:value-type="float">
            <text:p>162467</text:p>
          </table:table-cell>
          <table:table-cell table:formula="of:=[.B357]+1" office:value-type="float" office:value="356" calcext:value-type="float">
            <text:p>356</text:p>
          </table:table-cell>
          <table:table-cell table:number-columns-repeated="5"/>
          <table:table-cell office:value-type="float" office:value="3.394687" calcext:value-type="float">
            <text:p>3.394687</text:p>
          </table:table-cell>
          <table:table-cell/>
          <table:table-cell office:value-type="float" office:value="9.026586" calcext:value-type="float">
            <text:p>9.026586</text:p>
          </table:table-cell>
          <table:table-cell/>
          <table:table-cell office:value-type="float" office:value="3.429616" calcext:value-type="float">
            <text:p>3.429616</text:p>
          </table:table-cell>
          <table:table-cell table:formula="of:=[.L358]-[.L357]" office:value-type="float" office:value="-0.00280099999999983" calcext:value-type="float">
            <text:p>-0.00280099999999983</text:p>
          </table:table-cell>
          <table:table-cell table:number-columns-repeated="16371"/>
        </table:table-row>
        <table:table-row table:style-name="ro1">
          <table:table-cell office:value-type="float" office:value="162487" calcext:value-type="float">
            <text:p>162487</text:p>
          </table:table-cell>
          <table:table-cell table:formula="of:=[.B358]+1" office:value-type="float" office:value="357" calcext:value-type="float">
            <text:p>357</text:p>
          </table:table-cell>
          <table:table-cell table:number-columns-repeated="5"/>
          <table:table-cell office:value-type="float" office:value="3.397434" calcext:value-type="float">
            <text:p>3.397434</text:p>
          </table:table-cell>
          <table:table-cell/>
          <table:table-cell office:value-type="float" office:value="9.004703" calcext:value-type="float">
            <text:p>9.004703</text:p>
          </table:table-cell>
          <table:table-cell/>
          <table:table-cell office:value-type="float" office:value="3.426847" calcext:value-type="float">
            <text:p>3.426847</text:p>
          </table:table-cell>
          <table:table-cell table:formula="of:=[.L359]-[.L358]" office:value-type="float" office:value="-0.00276900000000024" calcext:value-type="float">
            <text:p>-0.00276900000000024</text:p>
          </table:table-cell>
          <table:table-cell table:number-columns-repeated="16371"/>
        </table:table-row>
        <table:table-row table:style-name="ro1">
          <table:table-cell office:value-type="float" office:value="162507" calcext:value-type="float">
            <text:p>162507</text:p>
          </table:table-cell>
          <table:table-cell table:formula="of:=[.B359]+1" office:value-type="float" office:value="358" calcext:value-type="float">
            <text:p>358</text:p>
          </table:table-cell>
          <table:table-cell table:number-columns-repeated="5"/>
          <table:table-cell office:value-type="float" office:value="3.394687" calcext:value-type="float">
            <text:p>3.394687</text:p>
          </table:table-cell>
          <table:table-cell/>
          <table:table-cell office:value-type="float" office:value="8.982166" calcext:value-type="float">
            <text:p>8.982166</text:p>
          </table:table-cell>
          <table:table-cell/>
          <table:table-cell office:value-type="float" office:value="3.424545" calcext:value-type="float">
            <text:p>3.424545</text:p>
          </table:table-cell>
          <table:table-cell table:formula="of:=[.L360]-[.L359]" office:value-type="float" office:value="-0.0023019999999998" calcext:value-type="float">
            <text:p>-0.0023019999999998</text:p>
          </table:table-cell>
          <table:table-cell table:number-columns-repeated="16371"/>
        </table:table-row>
        <table:table-row table:style-name="ro1">
          <table:table-cell office:value-type="float" office:value="162527" calcext:value-type="float">
            <text:p>162527</text:p>
          </table:table-cell>
          <table:table-cell table:formula="of:=[.B360]+1" office:value-type="float" office:value="359" calcext:value-type="float">
            <text:p>359</text:p>
          </table:table-cell>
          <table:table-cell table:number-columns-repeated="5"/>
          <table:table-cell office:value-type="float" office:value="3.391941" calcext:value-type="float">
            <text:p>3.391941</text:p>
          </table:table-cell>
          <table:table-cell/>
          <table:table-cell office:value-type="float" office:value="8.960485" calcext:value-type="float">
            <text:p>8.960485</text:p>
          </table:table-cell>
          <table:table-cell/>
          <table:table-cell office:value-type="float" office:value="3.422782" calcext:value-type="float">
            <text:p>3.422782</text:p>
          </table:table-cell>
          <table:table-cell table:formula="of:=[.L361]-[.L360]" office:value-type="float" office:value="-0.00176299999999996" calcext:value-type="float">
            <text:p>-0.00176299999999996</text:p>
          </table:table-cell>
          <table:table-cell table:number-columns-repeated="16371"/>
        </table:table-row>
        <table:table-row table:style-name="ro1">
          <table:table-cell office:value-type="float" office:value="162547" calcext:value-type="float">
            <text:p>162547</text:p>
          </table:table-cell>
          <table:table-cell table:formula="of:=[.B361]+1" office:value-type="float" office:value="360" calcext:value-type="float">
            <text:p>360</text:p>
          </table:table-cell>
          <table:table-cell table:number-columns-repeated="5"/>
          <table:table-cell office:value-type="float" office:value="3.40842" calcext:value-type="float">
            <text:p>3.40842</text:p>
          </table:table-cell>
          <table:table-cell/>
          <table:table-cell office:value-type="float" office:value="8.937601" calcext:value-type="float">
            <text:p>8.937601</text:p>
          </table:table-cell>
          <table:table-cell/>
          <table:table-cell office:value-type="float" office:value="3.420902" calcext:value-type="float">
            <text:p>3.420902</text:p>
          </table:table-cell>
          <table:table-cell table:formula="of:=[.L362]-[.L361]" office:value-type="float" office:value="-0.00188000000000033" calcext:value-type="float">
            <text:p>-0.00188000000000033</text:p>
          </table:table-cell>
          <table:table-cell table:number-columns-repeated="16371"/>
        </table:table-row>
        <table:table-row table:style-name="ro1">
          <table:table-cell office:value-type="float" office:value="162567" calcext:value-type="float">
            <text:p>162567</text:p>
          </table:table-cell>
          <table:table-cell table:formula="of:=[.B362]+1" office:value-type="float" office:value="361" calcext:value-type="float">
            <text:p>361</text:p>
          </table:table-cell>
          <table:table-cell table:number-columns-repeated="5"/>
          <table:table-cell office:value-type="float" office:value="3.413914" calcext:value-type="float">
            <text:p>3.413914</text:p>
          </table:table-cell>
          <table:table-cell/>
          <table:table-cell office:value-type="float" office:value="8.914415" calcext:value-type="float">
            <text:p>8.914415</text:p>
          </table:table-cell>
          <table:table-cell/>
          <table:table-cell office:value-type="float" office:value="3.419018" calcext:value-type="float">
            <text:p>3.419018</text:p>
          </table:table-cell>
          <table:table-cell table:formula="of:=[.L363]-[.L362]" office:value-type="float" office:value="-0.001884" calcext:value-type="float">
            <text:p>-0.001884</text:p>
          </table:table-cell>
          <table:table-cell table:number-columns-repeated="16371"/>
        </table:table-row>
        <table:table-row table:style-name="ro1">
          <table:table-cell office:value-type="float" office:value="162587" calcext:value-type="float">
            <text:p>162587</text:p>
          </table:table-cell>
          <table:table-cell table:formula="of:=[.B363]+1" office:value-type="float" office:value="362" calcext:value-type="float">
            <text:p>362</text:p>
          </table:table-cell>
          <table:table-cell table:number-columns-repeated="5"/>
          <table:table-cell office:value-type="float" office:value="3.4249" calcext:value-type="float">
            <text:p>3.4249</text:p>
          </table:table-cell>
          <table:table-cell/>
          <table:table-cell office:value-type="float" office:value="8.890595" calcext:value-type="float">
            <text:p>8.890595</text:p>
          </table:table-cell>
          <table:table-cell/>
          <table:table-cell office:value-type="float" office:value="3.417483" calcext:value-type="float">
            <text:p>3.417483</text:p>
          </table:table-cell>
          <table:table-cell table:formula="of:=[.L364]-[.L363]" office:value-type="float" office:value="-0.00153500000000006" calcext:value-type="float">
            <text:p>-0.00153500000000006</text:p>
          </table:table-cell>
          <table:table-cell table:number-columns-repeated="16371"/>
        </table:table-row>
        <table:table-row table:style-name="ro1">
          <table:table-cell office:value-type="float" office:value="162608" calcext:value-type="float">
            <text:p>162608</text:p>
          </table:table-cell>
          <table:table-cell table:formula="of:=[.B364]+1" office:value-type="float" office:value="363" calcext:value-type="float">
            <text:p>363</text:p>
          </table:table-cell>
          <table:table-cell table:number-columns-repeated="5"/>
          <table:table-cell office:value-type="float" office:value="3.41666" calcext:value-type="float">
            <text:p>3.41666</text:p>
          </table:table-cell>
          <table:table-cell/>
          <table:table-cell office:value-type="float" office:value="8.867049" calcext:value-type="float">
            <text:p>8.867049</text:p>
          </table:table-cell>
          <table:table-cell/>
          <table:table-cell office:value-type="float" office:value="3.416379" calcext:value-type="float">
            <text:p>3.416379</text:p>
          </table:table-cell>
          <table:table-cell table:formula="of:=[.L365]-[.L364]" office:value-type="float" office:value="-0.00110399999999977" calcext:value-type="float">
            <text:p>-0.00110399999999977</text:p>
          </table:table-cell>
          <table:table-cell table:number-columns-repeated="16371"/>
        </table:table-row>
        <table:table-row table:style-name="ro1">
          <table:table-cell office:value-type="float" office:value="162647" calcext:value-type="float">
            <text:p>162647</text:p>
          </table:table-cell>
          <table:table-cell table:formula="of:=[.B365]+1" office:value-type="float" office:value="364" calcext:value-type="float">
            <text:p>364</text:p>
          </table:table-cell>
          <table:table-cell table:number-columns-repeated="5"/>
          <table:table-cell office:value-type="float" office:value="3.413914" calcext:value-type="float">
            <text:p>3.413914</text:p>
          </table:table-cell>
          <table:table-cell/>
          <table:table-cell office:value-type="float" office:value="8.818447" calcext:value-type="float">
            <text:p>8.818447</text:p>
          </table:table-cell>
          <table:table-cell/>
          <table:table-cell office:value-type="float" office:value="3.414109" calcext:value-type="float">
            <text:p>3.414109</text:p>
          </table:table-cell>
          <table:table-cell table:formula="of:=[.L366]-[.L365]" office:value-type="float" office:value="-0.00227000000000022" calcext:value-type="float">
            <text:p>-0.00227000000000022</text:p>
          </table:table-cell>
          <table:table-cell table:number-columns-repeated="16371"/>
        </table:table-row>
        <table:table-row table:style-name="ro1">
          <table:table-cell office:value-type="float" office:value="162668" calcext:value-type="float">
            <text:p>162668</text:p>
          </table:table-cell>
          <table:table-cell table:formula="of:=[.B366]+1" office:value-type="float" office:value="365" calcext:value-type="float">
            <text:p>365</text:p>
          </table:table-cell>
          <table:table-cell table:number-columns-repeated="5"/>
          <table:table-cell office:value-type="float" office:value="3.389194" calcext:value-type="float">
            <text:p>3.389194</text:p>
          </table:table-cell>
          <table:table-cell/>
          <table:table-cell office:value-type="float" office:value="8.793391" calcext:value-type="float">
            <text:p>8.793391</text:p>
          </table:table-cell>
          <table:table-cell/>
          <table:table-cell office:value-type="float" office:value="3.412947" calcext:value-type="float">
            <text:p>3.412947</text:p>
          </table:table-cell>
          <table:table-cell table:formula="of:=[.L367]-[.L366]" office:value-type="float" office:value="-0.00116199999999989" calcext:value-type="float">
            <text:p>-0.00116199999999989</text:p>
          </table:table-cell>
          <table:table-cell table:number-columns-repeated="16371"/>
        </table:table-row>
        <table:table-row table:style-name="ro1">
          <table:table-cell office:value-type="float" office:value="162687" calcext:value-type="float">
            <text:p>162687</text:p>
          </table:table-cell>
          <table:table-cell table:formula="of:=[.B367]+1" office:value-type="float" office:value="366" calcext:value-type="float">
            <text:p>366</text:p>
          </table:table-cell>
          <table:table-cell table:number-columns-repeated="5"/>
          <table:table-cell office:value-type="float" office:value="3.361728" calcext:value-type="float">
            <text:p>3.361728</text:p>
          </table:table-cell>
          <table:table-cell/>
          <table:table-cell office:value-type="float" office:value="8.76743" calcext:value-type="float">
            <text:p>8.76743</text:p>
          </table:table-cell>
          <table:table-cell/>
          <table:table-cell office:value-type="float" office:value="3.411744" calcext:value-type="float">
            <text:p>3.411744</text:p>
          </table:table-cell>
          <table:table-cell table:formula="of:=[.L368]-[.L367]" office:value-type="float" office:value="-0.00120299999999984" calcext:value-type="float">
            <text:p>-0.00120299999999984</text:p>
          </table:table-cell>
          <table:table-cell table:number-columns-repeated="16371"/>
        </table:table-row>
        <table:table-row table:style-name="ro1">
          <table:table-cell office:value-type="float" office:value="162707" calcext:value-type="float">
            <text:p>162707</text:p>
          </table:table-cell>
          <table:table-cell table:formula="of:=[.B368]+1" office:value-type="float" office:value="367" calcext:value-type="float">
            <text:p>367</text:p>
          </table:table-cell>
          <table:table-cell table:number-columns-repeated="5"/>
          <table:table-cell office:value-type="float" office:value="3.350742" calcext:value-type="float">
            <text:p>3.350742</text:p>
          </table:table-cell>
          <table:table-cell/>
          <table:table-cell office:value-type="float" office:value="8.742364" calcext:value-type="float">
            <text:p>8.742364</text:p>
          </table:table-cell>
          <table:table-cell/>
          <table:table-cell office:value-type="float" office:value="3.410846" calcext:value-type="float">
            <text:p>3.410846</text:p>
          </table:table-cell>
          <table:table-cell table:formula="of:=[.L369]-[.L368]" office:value-type="float" office:value="-0.000898000000000288" calcext:value-type="float">
            <text:p>-0.000898000000000288</text:p>
          </table:table-cell>
          <table:table-cell table:number-columns-repeated="16371"/>
        </table:table-row>
        <table:table-row table:style-name="ro1">
          <table:table-cell office:value-type="float" office:value="162727" calcext:value-type="float">
            <text:p>162727</text:p>
          </table:table-cell>
          <table:table-cell table:formula="of:=[.B369]+1" office:value-type="float" office:value="368" calcext:value-type="float">
            <text:p>368</text:p>
          </table:table-cell>
          <table:table-cell table:number-columns-repeated="5"/>
          <table:table-cell office:value-type="float" office:value="3.334263" calcext:value-type="float">
            <text:p>3.334263</text:p>
          </table:table-cell>
          <table:table-cell/>
          <table:table-cell office:value-type="float" office:value="8.716685" calcext:value-type="float">
            <text:p>8.716685</text:p>
          </table:table-cell>
          <table:table-cell/>
          <table:table-cell office:value-type="float" office:value="3.410254" calcext:value-type="float">
            <text:p>3.410254</text:p>
          </table:table-cell>
          <table:table-cell table:formula="of:=[.L370]-[.L369]" office:value-type="float" office:value="-0.000591999999999704" calcext:value-type="float">
            <text:p>-0.000591999999999704</text:p>
          </table:table-cell>
          <table:table-cell table:number-columns-repeated="16371"/>
        </table:table-row>
        <table:table-row table:style-name="ro1">
          <table:table-cell office:value-type="float" office:value="162747" calcext:value-type="float">
            <text:p>162747</text:p>
          </table:table-cell>
          <table:table-cell table:formula="of:=[.B370]+1" office:value-type="float" office:value="369" calcext:value-type="float">
            <text:p>369</text:p>
          </table:table-cell>
          <table:table-cell table:number-columns-repeated="5"/>
          <table:table-cell office:value-type="float" office:value="3.328769" calcext:value-type="float">
            <text:p>3.328769</text:p>
          </table:table-cell>
          <table:table-cell/>
          <table:table-cell office:value-type="float" office:value="8.690402" calcext:value-type="float">
            <text:p>8.690402</text:p>
          </table:table-cell>
          <table:table-cell/>
          <table:table-cell office:value-type="float" office:value="3.409627" calcext:value-type="float">
            <text:p>3.409627</text:p>
          </table:table-cell>
          <table:table-cell table:formula="of:=[.L371]-[.L370]" office:value-type="float" office:value="-0.000627000000000155" calcext:value-type="float">
            <text:p>-0.000627000000000155</text:p>
          </table:table-cell>
          <table:table-cell table:number-columns-repeated="16371"/>
        </table:table-row>
        <table:table-row table:style-name="ro1">
          <table:table-cell office:value-type="float" office:value="162768" calcext:value-type="float">
            <text:p>162768</text:p>
          </table:table-cell>
          <table:table-cell table:formula="of:=[.B371]+1" office:value-type="float" office:value="370" calcext:value-type="float">
            <text:p>370</text:p>
          </table:table-cell>
          <table:table-cell table:number-columns-repeated="5"/>
          <table:table-cell office:value-type="float" office:value="3.326023" calcext:value-type="float">
            <text:p>3.326023</text:p>
          </table:table-cell>
          <table:table-cell/>
          <table:table-cell office:value-type="float" office:value="8.664119" calcext:value-type="float">
            <text:p>8.664119</text:p>
          </table:table-cell>
          <table:table-cell/>
          <table:table-cell office:value-type="float" office:value="3.409018" calcext:value-type="float">
            <text:p>3.409018</text:p>
          </table:table-cell>
          <table:table-cell table:formula="of:=[.L372]-[.L371]" office:value-type="float" office:value="-0.00060899999999986" calcext:value-type="float">
            <text:p>-0.00060899999999986</text:p>
          </table:table-cell>
          <table:table-cell table:number-columns-repeated="16371"/>
        </table:table-row>
        <table:table-row table:style-name="ro1">
          <table:table-cell office:value-type="float" office:value="162787" calcext:value-type="float">
            <text:p>162787</text:p>
          </table:table-cell>
          <table:table-cell table:formula="of:=[.B372]+1" office:value-type="float" office:value="371" calcext:value-type="float">
            <text:p>371</text:p>
          </table:table-cell>
          <table:table-cell table:number-columns-repeated="5"/>
          <table:table-cell office:value-type="float" office:value="3.334263" calcext:value-type="float">
            <text:p>3.334263</text:p>
          </table:table-cell>
          <table:table-cell/>
          <table:table-cell office:value-type="float" office:value="8.637226" calcext:value-type="float">
            <text:p>8.637226</text:p>
          </table:table-cell>
          <table:table-cell/>
          <table:table-cell office:value-type="float" office:value="3.408636" calcext:value-type="float">
            <text:p>3.408636</text:p>
          </table:table-cell>
          <table:table-cell table:formula="of:=[.L373]-[.L372]" office:value-type="float" office:value="-0.000382000000000105" calcext:value-type="float">
            <text:p>-0.000382000000000105</text:p>
          </table:table-cell>
          <table:table-cell table:number-columns-repeated="16371"/>
        </table:table-row>
        <table:table-row table:style-name="ro1">
          <table:table-cell office:value-type="float" office:value="162807" calcext:value-type="float">
            <text:p>162807</text:p>
          </table:table-cell>
          <table:table-cell table:formula="of:=[.B373]+1" office:value-type="float" office:value="372" calcext:value-type="float">
            <text:p>372</text:p>
          </table:table-cell>
          <table:table-cell table:number-columns-repeated="5"/>
          <table:table-cell office:value-type="float" office:value="3.328769" calcext:value-type="float">
            <text:p>3.328769</text:p>
          </table:table-cell>
          <table:table-cell/>
          <table:table-cell office:value-type="float" office:value="8.610026" calcext:value-type="float">
            <text:p>8.610026</text:p>
          </table:table-cell>
          <table:table-cell/>
          <table:table-cell office:value-type="float" office:value="3.408411" calcext:value-type="float">
            <text:p>3.408411</text:p>
          </table:table-cell>
          <table:table-cell table:formula="of:=[.L374]-[.L373]" office:value-type="float" office:value="-0.00022499999999992" calcext:value-type="float">
            <text:p>-0.00022499999999992</text:p>
          </table:table-cell>
          <table:table-cell table:number-columns-repeated="16371"/>
        </table:table-row>
        <table:table-row table:style-name="ro1">
          <table:table-cell office:value-type="float" office:value="162847" calcext:value-type="float">
            <text:p>162847</text:p>
          </table:table-cell>
          <table:table-cell table:formula="of:=[.B374]+1" office:value-type="float" office:value="373" calcext:value-type="float">
            <text:p>373</text:p>
          </table:table-cell>
          <table:table-cell table:number-columns-repeated="5"/>
          <table:table-cell office:value-type="float" office:value="3.268345" calcext:value-type="float">
            <text:p>3.268345</text:p>
          </table:table-cell>
          <table:table-cell/>
          <table:table-cell office:value-type="float" office:value="8.557442" calcext:value-type="float">
            <text:p>8.557442</text:p>
          </table:table-cell>
          <table:table-cell/>
          <table:table-cell office:value-type="float" office:value="3.408007" calcext:value-type="float">
            <text:p>3.408007</text:p>
          </table:table-cell>
          <table:table-cell table:formula="of:=[.L375]-[.L374]" office:value-type="float" office:value="-0.000404000000000071" calcext:value-type="float">
            <text:p>-0.000404000000000071</text:p>
          </table:table-cell>
          <table:table-cell table:number-columns-repeated="16371"/>
        </table:table-row>
        <table:table-row table:style-name="ro1">
          <table:table-cell office:value-type="float" office:value="162867" calcext:value-type="float">
            <text:p>162867</text:p>
          </table:table-cell>
          <table:table-cell table:formula="of:=[.B375]+1" office:value-type="float" office:value="374" calcext:value-type="float">
            <text:p>374</text:p>
          </table:table-cell>
          <table:table-cell table:number-columns-repeated="5"/>
          <table:table-cell office:value-type="float" office:value="3.257358" calcext:value-type="float">
            <text:p>3.257358</text:p>
          </table:table-cell>
          <table:table-cell/>
          <table:table-cell office:value-type="float" office:value="8.529941" calcext:value-type="float">
            <text:p>8.529941</text:p>
          </table:table-cell>
          <table:table-cell/>
          <table:table-cell office:value-type="float" office:value="3.407813" calcext:value-type="float">
            <text:p>3.407813</text:p>
          </table:table-cell>
          <table:table-cell table:formula="of:=[.L376]-[.L375]" office:value-type="float" office:value="-0.000194000000000027" calcext:value-type="float">
            <text:p>-0.000194000000000027</text:p>
          </table:table-cell>
          <table:table-cell table:number-columns-repeated="16371"/>
        </table:table-row>
        <table:table-row table:style-name="ro1">
          <table:table-cell office:value-type="float" office:value="162887" calcext:value-type="float">
            <text:p>162887</text:p>
          </table:table-cell>
          <table:table-cell table:formula="of:=[.B376]+1" office:value-type="float" office:value="375" calcext:value-type="float">
            <text:p>375</text:p>
          </table:table-cell>
          <table:table-cell table:number-columns-repeated="5"/>
          <table:table-cell office:value-type="float" office:value="3.240879" calcext:value-type="float">
            <text:p>3.240879</text:p>
          </table:table-cell>
          <table:table-cell/>
          <table:table-cell office:value-type="float" office:value="8.502742" calcext:value-type="float">
            <text:p>8.502742</text:p>
          </table:table-cell>
          <table:table-cell/>
          <table:table-cell office:value-type="float" office:value="3.407629" calcext:value-type="float">
            <text:p>3.407629</text:p>
          </table:table-cell>
          <table:table-cell table:formula="of:=[.L377]-[.L376]" office:value-type="float" office:value="-0.000183999999999962" calcext:value-type="float">
            <text:p>-0.000183999999999962</text:p>
          </table:table-cell>
          <table:table-cell table:number-columns-repeated="16371"/>
        </table:table-row>
        <table:table-row table:style-name="ro1">
          <table:table-cell office:value-type="float" office:value="162907" calcext:value-type="float">
            <text:p>162907</text:p>
          </table:table-cell>
          <table:table-cell table:formula="of:=[.B377]+1" office:value-type="float" office:value="376" calcext:value-type="float">
            <text:p>376</text:p>
          </table:table-cell>
          <table:table-cell table:number-columns-repeated="5"/>
          <table:table-cell office:value-type="float" office:value="3.243625" calcext:value-type="float">
            <text:p>3.243625</text:p>
          </table:table-cell>
          <table:table-cell/>
          <table:table-cell office:value-type="float" office:value="8.475241" calcext:value-type="float">
            <text:p>8.475241</text:p>
          </table:table-cell>
          <table:table-cell/>
          <table:table-cell office:value-type="float" office:value="3.407489" calcext:value-type="float">
            <text:p>3.407489</text:p>
          </table:table-cell>
          <table:table-cell table:formula="of:=[.L378]-[.L377]" office:value-type="float" office:value="-0.000140000000000029" calcext:value-type="float">
            <text:p>-0.000140000000000029</text:p>
          </table:table-cell>
          <table:table-cell table:number-columns-repeated="16371"/>
        </table:table-row>
        <table:table-row table:style-name="ro1">
          <table:table-cell office:value-type="float" office:value="162927" calcext:value-type="float">
            <text:p>162927</text:p>
          </table:table-cell>
          <table:table-cell table:formula="of:=[.B378]+1" office:value-type="float" office:value="377" calcext:value-type="float">
            <text:p>377</text:p>
          </table:table-cell>
          <table:table-cell table:number-columns-repeated="5"/>
          <table:table-cell office:value-type="float" office:value="3.232639" calcext:value-type="float">
            <text:p>3.232639</text:p>
          </table:table-cell>
          <table:table-cell/>
          <table:table-cell office:value-type="float" office:value="8.448343" calcext:value-type="float">
            <text:p>8.448343</text:p>
          </table:table-cell>
          <table:table-cell/>
          <table:table-cell office:value-type="float" office:value="3.407391" calcext:value-type="float">
            <text:p>3.407391</text:p>
          </table:table-cell>
          <table:table-cell table:formula="of:=[.L379]-[.L378]" office:value-type="float" office:value="-0.0000979999999999315" calcext:value-type="float">
            <text:p>-9.79999999999315E-05</text:p>
          </table:table-cell>
          <table:table-cell table:number-columns-repeated="16371"/>
        </table:table-row>
        <table:table-row table:style-name="ro1">
          <table:table-cell office:value-type="float" office:value="162947" calcext:value-type="float">
            <text:p>162947</text:p>
          </table:table-cell>
          <table:table-cell table:formula="of:=[.B379]+1" office:value-type="float" office:value="378" calcext:value-type="float">
            <text:p>378</text:p>
          </table:table-cell>
          <table:table-cell table:number-columns-repeated="5"/>
          <table:table-cell office:value-type="float" office:value="3.238132" calcext:value-type="float">
            <text:p>3.238132</text:p>
          </table:table-cell>
          <table:table-cell/>
          <table:table-cell office:value-type="float" office:value="8.420842" calcext:value-type="float">
            <text:p>8.420842</text:p>
          </table:table-cell>
          <table:table-cell/>
          <table:table-cell office:value-type="float" office:value="3.407294" calcext:value-type="float">
            <text:p>3.407294</text:p>
          </table:table-cell>
          <table:table-cell table:formula="of:=[.L380]-[.L379]" office:value-type="float" office:value="-0.0000970000000002358" calcext:value-type="float">
            <text:p>-9.70000000002358E-05</text:p>
          </table:table-cell>
          <table:table-cell table:number-columns-repeated="16371"/>
        </table:table-row>
        <table:table-row table:style-name="ro1">
          <table:table-cell office:value-type="float" office:value="162967" calcext:value-type="float">
            <text:p>162967</text:p>
          </table:table-cell>
          <table:table-cell table:formula="of:=[.B380]+1" office:value-type="float" office:value="379" calcext:value-type="float">
            <text:p>379</text:p>
          </table:table-cell>
          <table:table-cell table:number-columns-repeated="5"/>
          <table:table-cell office:value-type="float" office:value="3.240879" calcext:value-type="float">
            <text:p>3.240879</text:p>
          </table:table-cell>
          <table:table-cell/>
          <table:table-cell office:value-type="float" office:value="8.393643" calcext:value-type="float">
            <text:p>8.393643</text:p>
          </table:table-cell>
          <table:table-cell/>
          <table:table-cell office:value-type="float" office:value="3.407194" calcext:value-type="float">
            <text:p>3.407194</text:p>
          </table:table-cell>
          <table:table-cell table:formula="of:=[.L381]-[.L380]" office:value-type="float" office:value="-0.0000999999999997669" calcext:value-type="float">
            <text:p>-9.99999999997669E-05</text:p>
          </table:table-cell>
          <table:table-cell table:number-columns-repeated="16371"/>
        </table:table-row>
        <table:table-row table:style-name="ro1">
          <table:table-cell office:value-type="float" office:value="162987" calcext:value-type="float">
            <text:p>162987</text:p>
          </table:table-cell>
          <table:table-cell table:formula="of:=[.B381]+1" office:value-type="float" office:value="380" calcext:value-type="float">
            <text:p>380</text:p>
          </table:table-cell>
          <table:table-cell table:number-columns-repeated="5"/>
          <table:table-cell office:value-type="float" office:value="3.271091" calcext:value-type="float">
            <text:p>3.271091</text:p>
          </table:table-cell>
          <table:table-cell/>
          <table:table-cell office:value-type="float" office:value="8.366141" calcext:value-type="float">
            <text:p>8.366141</text:p>
          </table:table-cell>
          <table:table-cell/>
          <table:table-cell office:value-type="float" office:value="3.407087" calcext:value-type="float">
            <text:p>3.407087</text:p>
          </table:table-cell>
          <table:table-cell table:formula="of:=[.L382]-[.L381]" office:value-type="float" office:value="-0.000106999999999857" calcext:value-type="float">
            <text:p>-0.000106999999999857</text:p>
          </table:table-cell>
          <table:table-cell table:number-columns-repeated="16371"/>
        </table:table-row>
        <table:table-row table:style-name="ro1">
          <table:table-cell office:value-type="float" office:value="163027" calcext:value-type="float">
            <text:p>163027</text:p>
          </table:table-cell>
          <table:table-cell table:formula="of:=[.B382]+1" office:value-type="float" office:value="381" calcext:value-type="float">
            <text:p>381</text:p>
          </table:table-cell>
          <table:table-cell table:number-columns-repeated="5"/>
          <table:table-cell office:value-type="float" office:value="3.235386" calcext:value-type="float">
            <text:p>3.235386</text:p>
          </table:table-cell>
          <table:table-cell/>
          <table:table-cell office:value-type="float" office:value="8.311742" calcext:value-type="float">
            <text:p>8.311742</text:p>
          </table:table-cell>
          <table:table-cell/>
          <table:table-cell office:value-type="float" office:value="3.406873" calcext:value-type="float">
            <text:p>3.406873</text:p>
          </table:table-cell>
          <table:table-cell table:formula="of:=[.L383]-[.L382]" office:value-type="float" office:value="-0.000214000000000159" calcext:value-type="float">
            <text:p>-0.000214000000000159</text:p>
          </table:table-cell>
          <table:table-cell table:number-columns-repeated="16371"/>
        </table:table-row>
        <table:table-row table:style-name="ro1">
          <table:table-cell office:value-type="float" office:value="163047" calcext:value-type="float">
            <text:p>163047</text:p>
          </table:table-cell>
          <table:table-cell table:formula="of:=[.B383]+1" office:value-type="float" office:value="382" calcext:value-type="float">
            <text:p>382</text:p>
          </table:table-cell>
          <table:table-cell table:number-columns-repeated="5"/>
          <table:table-cell office:value-type="float" office:value="3.243625" calcext:value-type="float">
            <text:p>3.243625</text:p>
          </table:table-cell>
          <table:table-cell/>
          <table:table-cell office:value-type="float" office:value="8.283938" calcext:value-type="float">
            <text:p>8.283938</text:p>
          </table:table-cell>
          <table:table-cell/>
          <table:table-cell office:value-type="float" office:value="3.406775" calcext:value-type="float">
            <text:p>3.406775</text:p>
          </table:table-cell>
          <table:table-cell table:formula="of:=[.L384]-[.L383]" office:value-type="float" office:value="-0.0000979999999999315" calcext:value-type="float">
            <text:p>-9.79999999999315E-05</text:p>
          </table:table-cell>
          <table:table-cell table:number-columns-repeated="16371"/>
        </table:table-row>
        <table:table-row table:style-name="ro1">
          <table:table-cell office:value-type="float" office:value="163067" calcext:value-type="float">
            <text:p>163067</text:p>
          </table:table-cell>
          <table:table-cell table:formula="of:=[.B384]+1" office:value-type="float" office:value="383" calcext:value-type="float">
            <text:p>383</text:p>
          </table:table-cell>
          <table:table-cell table:number-columns-repeated="5"/>
          <table:table-cell office:value-type="float" office:value="3.232639" calcext:value-type="float">
            <text:p>3.232639</text:p>
          </table:table-cell>
          <table:table-cell/>
          <table:table-cell office:value-type="float" office:value="8.256134" calcext:value-type="float">
            <text:p>8.256134</text:p>
          </table:table-cell>
          <table:table-cell/>
          <table:table-cell office:value-type="float" office:value="3.406677" calcext:value-type="float">
            <text:p>3.406677</text:p>
          </table:table-cell>
          <table:table-cell table:formula="of:=[.L385]-[.L384]" office:value-type="float" office:value="-0.0000979999999999315" calcext:value-type="float">
            <text:p>-9.79999999999315E-05</text:p>
          </table:table-cell>
          <table:table-cell table:number-columns-repeated="16371"/>
        </table:table-row>
        <table:table-row table:style-name="ro1">
          <table:table-cell office:value-type="float" office:value="163087" calcext:value-type="float">
            <text:p>163087</text:p>
          </table:table-cell>
          <table:table-cell table:formula="of:=[.B385]+1" office:value-type="float" office:value="384" calcext:value-type="float">
            <text:p>384</text:p>
          </table:table-cell>
          <table:table-cell table:number-columns-repeated="5"/>
          <table:table-cell office:value-type="float" office:value="3.243625" calcext:value-type="float">
            <text:p>3.243625</text:p>
          </table:table-cell>
          <table:table-cell/>
          <table:table-cell office:value-type="float" office:value="8.228632" calcext:value-type="float">
            <text:p>8.228632</text:p>
          </table:table-cell>
          <table:table-cell/>
          <table:table-cell office:value-type="float" office:value="3.406579" calcext:value-type="float">
            <text:p>3.406579</text:p>
          </table:table-cell>
          <table:table-cell table:formula="of:=[.L386]-[.L385]" office:value-type="float" office:value="-0.0000980000000003756" calcext:value-type="float">
            <text:p>-9.80000000003756E-05</text:p>
          </table:table-cell>
          <table:table-cell table:number-columns-repeated="16371"/>
        </table:table-row>
        <table:table-row table:style-name="ro1">
          <table:table-cell office:value-type="float" office:value="163107" calcext:value-type="float">
            <text:p>163107</text:p>
          </table:table-cell>
          <table:table-cell table:formula="of:=[.B386]+1" office:value-type="float" office:value="385" calcext:value-type="float">
            <text:p>385</text:p>
          </table:table-cell>
          <table:table-cell table:number-columns-repeated="5"/>
          <table:table-cell office:value-type="float" office:value="3.246372" calcext:value-type="float">
            <text:p>3.246372</text:p>
          </table:table-cell>
          <table:table-cell/>
          <table:table-cell office:value-type="float" office:value="8.201433" calcext:value-type="float">
            <text:p>8.201433</text:p>
          </table:table-cell>
          <table:table-cell/>
          <table:table-cell office:value-type="float" office:value="3.406522" calcext:value-type="float">
            <text:p>3.406522</text:p>
          </table:table-cell>
          <table:table-cell table:formula="of:=[.L387]-[.L386]" office:value-type="float" office:value="-0.0000569999999999737" calcext:value-type="float">
            <text:p>-5.69999999999737E-05</text:p>
          </table:table-cell>
          <table:table-cell table:number-columns-repeated="16371"/>
        </table:table-row>
        <table:table-row table:style-name="ro1">
          <table:table-cell office:value-type="float" office:value="163147" calcext:value-type="float">
            <text:p>163147</text:p>
          </table:table-cell>
          <table:table-cell table:formula="of:=[.B387]+1" office:value-type="float" office:value="386" calcext:value-type="float">
            <text:p>386</text:p>
          </table:table-cell>
          <table:table-cell table:number-columns-repeated="5"/>
          <table:table-cell office:value-type="float" office:value="3.273838" calcext:value-type="float">
            <text:p>3.273838</text:p>
          </table:table-cell>
          <table:table-cell/>
          <table:table-cell office:value-type="float" office:value="8.14794" calcext:value-type="float">
            <text:p>8.14794</text:p>
          </table:table-cell>
          <table:table-cell/>
          <table:table-cell office:value-type="float" office:value="3.406316" calcext:value-type="float">
            <text:p>3.406316</text:p>
          </table:table-cell>
          <table:table-cell table:formula="of:=[.L388]-[.L387]" office:value-type="float" office:value="-0.000205999999999928" calcext:value-type="float">
            <text:p>-0.000205999999999928</text:p>
          </table:table-cell>
          <table:table-cell table:number-columns-repeated="16371"/>
        </table:table-row>
        <table:table-row table:style-name="ro1">
          <table:table-cell office:value-type="float" office:value="163167" calcext:value-type="float">
            <text:p>163167</text:p>
          </table:table-cell>
          <table:table-cell table:formula="of:=[.B388]+1" office:value-type="float" office:value="387" calcext:value-type="float">
            <text:p>387</text:p>
          </table:table-cell>
          <table:table-cell table:number-columns-repeated="5"/>
          <table:table-cell office:value-type="float" office:value="3.262852" calcext:value-type="float">
            <text:p>3.262852</text:p>
          </table:table-cell>
          <table:table-cell/>
          <table:table-cell office:value-type="float" office:value="8.120439" calcext:value-type="float">
            <text:p>8.120439</text:p>
          </table:table-cell>
          <table:table-cell/>
          <table:table-cell office:value-type="float" office:value="3.40621" calcext:value-type="float">
            <text:p>3.40621</text:p>
          </table:table-cell>
          <table:table-cell table:formula="of:=[.L389]-[.L388]" office:value-type="float" office:value="-0.000105999999999717" calcext:value-type="float">
            <text:p>-0.000105999999999717</text:p>
          </table:table-cell>
          <table:table-cell table:number-columns-repeated="16371"/>
        </table:table-row>
        <table:table-row table:style-name="ro1">
          <table:table-cell office:value-type="float" office:value="163207" calcext:value-type="float">
            <text:p>163207</text:p>
          </table:table-cell>
          <table:table-cell table:formula="of:=[.B389]+1" office:value-type="float" office:value="388" calcext:value-type="float">
            <text:p>388</text:p>
          </table:table-cell>
          <table:table-cell table:number-columns-repeated="5"/>
          <table:table-cell office:value-type="float" office:value="3.21616" calcext:value-type="float">
            <text:p>3.21616</text:p>
          </table:table-cell>
          <table:table-cell/>
          <table:table-cell office:value-type="float" office:value="8.067248" calcext:value-type="float">
            <text:p>8.067248</text:p>
          </table:table-cell>
          <table:table-cell/>
          <table:table-cell office:value-type="float" office:value="3.406027" calcext:value-type="float">
            <text:p>3.406027</text:p>
          </table:table-cell>
          <table:table-cell table:formula="of:=[.L390]-[.L389]" office:value-type="float" office:value="-0.000183000000000266" calcext:value-type="float">
            <text:p>-0.000183000000000266</text:p>
          </table:table-cell>
          <table:table-cell table:number-columns-repeated="16371"/>
        </table:table-row>
        <table:table-row table:style-name="ro1">
          <table:table-cell office:value-type="float" office:value="163227" calcext:value-type="float">
            <text:p>163227</text:p>
          </table:table-cell>
          <table:table-cell table:formula="of:=[.B390]+1" office:value-type="float" office:value="389" calcext:value-type="float">
            <text:p>389</text:p>
          </table:table-cell>
          <table:table-cell table:number-columns-repeated="5"/>
          <table:table-cell office:value-type="float" office:value="3.21616" calcext:value-type="float">
            <text:p>3.21616</text:p>
          </table:table-cell>
          <table:table-cell/>
          <table:table-cell office:value-type="float" office:value="8.040351" calcext:value-type="float">
            <text:p>8.040351</text:p>
          </table:table-cell>
          <table:table-cell/>
          <table:table-cell office:value-type="float" office:value="3.405943" calcext:value-type="float">
            <text:p>3.405943</text:p>
          </table:table-cell>
          <table:table-cell table:formula="of:=[.L391]-[.L390]" office:value-type="float" office:value="-0.0000839999999997509" calcext:value-type="float">
            <text:p>-8.39999999997509E-05</text:p>
          </table:table-cell>
          <table:table-cell table:number-columns-repeated="16371"/>
        </table:table-row>
        <table:table-row table:style-name="ro1">
          <table:table-cell office:value-type="float" office:value="163267" calcext:value-type="float">
            <text:p>163267</text:p>
          </table:table-cell>
          <table:table-cell table:formula="of:=[.B391]+1" office:value-type="float" office:value="390" calcext:value-type="float">
            <text:p>390</text:p>
          </table:table-cell>
          <table:table-cell table:number-columns-repeated="5"/>
          <table:table-cell office:value-type="float" office:value="3.221653" calcext:value-type="float">
            <text:p>3.221653</text:p>
          </table:table-cell>
          <table:table-cell/>
          <table:table-cell office:value-type="float" office:value="7.986254" calcext:value-type="float">
            <text:p>7.986254</text:p>
          </table:table-cell>
          <table:table-cell/>
          <table:table-cell office:value-type="float" office:value="3.405781" calcext:value-type="float">
            <text:p>3.405781</text:p>
          </table:table-cell>
          <table:table-cell table:formula="of:=[.L392]-[.L391]" office:value-type="float" office:value="-0.000161999999999995" calcext:value-type="float">
            <text:p>-0.000161999999999995</text:p>
          </table:table-cell>
          <table:table-cell table:number-columns-repeated="16371"/>
        </table:table-row>
        <table:table-row table:style-name="ro1">
          <table:table-cell office:value-type="float" office:value="163287" calcext:value-type="float">
            <text:p>163287</text:p>
          </table:table-cell>
          <table:table-cell table:formula="of:=[.B392]+1" office:value-type="float" office:value="391" calcext:value-type="float">
            <text:p>391</text:p>
          </table:table-cell>
          <table:table-cell table:number-columns-repeated="5"/>
          <table:table-cell office:value-type="float" office:value="3.218906" calcext:value-type="float">
            <text:p>3.218906</text:p>
          </table:table-cell>
          <table:table-cell/>
          <table:table-cell office:value-type="float" office:value="7.959357" calcext:value-type="float">
            <text:p>7.959357</text:p>
          </table:table-cell>
          <table:table-cell/>
          <table:table-cell office:value-type="float" office:value="3.405693" calcext:value-type="float">
            <text:p>3.405693</text:p>
          </table:table-cell>
          <table:table-cell table:formula="of:=[.L393]-[.L392]" office:value-type="float" office:value="-0.0000880000000003101" calcext:value-type="float">
            <text:p>-8.80000000003101E-05</text:p>
          </table:table-cell>
          <table:table-cell table:number-columns-repeated="16371"/>
        </table:table-row>
        <table:table-row table:style-name="ro1">
          <table:table-cell office:value-type="float" office:value="163307" calcext:value-type="float">
            <text:p>163307</text:p>
          </table:table-cell>
          <table:table-cell table:formula="of:=[.B393]+1" office:value-type="float" office:value="392" calcext:value-type="float">
            <text:p>392</text:p>
          </table:table-cell>
          <table:table-cell table:number-columns-repeated="5"/>
          <table:table-cell office:value-type="float" office:value="3.227146" calcext:value-type="float">
            <text:p>3.227146</text:p>
          </table:table-cell>
          <table:table-cell/>
          <table:table-cell office:value-type="float" office:value="7.932762" calcext:value-type="float">
            <text:p>7.932762</text:p>
          </table:table-cell>
          <table:table-cell/>
          <table:table-cell office:value-type="float" office:value="3.405609" calcext:value-type="float">
            <text:p>3.405609</text:p>
          </table:table-cell>
          <table:table-cell table:formula="of:=[.L394]-[.L393]" office:value-type="float" office:value="-0.0000839999999997509" calcext:value-type="float">
            <text:p>-8.39999999997509E-05</text:p>
          </table:table-cell>
          <table:table-cell table:number-columns-repeated="16371"/>
        </table:table-row>
        <table:table-row table:style-name="ro1">
          <table:table-cell office:value-type="float" office:value="163347" calcext:value-type="float">
            <text:p>163347</text:p>
          </table:table-cell>
          <table:table-cell table:formula="of:=[.B394]+1" office:value-type="float" office:value="393" calcext:value-type="float">
            <text:p>393</text:p>
          </table:table-cell>
          <table:table-cell table:number-columns-repeated="5"/>
          <table:table-cell office:value-type="float" office:value="3.235386" calcext:value-type="float">
            <text:p>3.235386</text:p>
          </table:table-cell>
          <table:table-cell/>
          <table:table-cell office:value-type="float" office:value="7.879269" calcext:value-type="float">
            <text:p>7.879269</text:p>
          </table:table-cell>
          <table:table-cell/>
          <table:table-cell office:value-type="float" office:value="3.405345" calcext:value-type="float">
            <text:p>3.405345</text:p>
          </table:table-cell>
          <table:table-cell table:formula="of:=[.L395]-[.L394]" office:value-type="float" office:value="-0.000264000000000042" calcext:value-type="float">
            <text:p>-0.000264000000000042</text:p>
          </table:table-cell>
          <table:table-cell table:number-columns-repeated="16371"/>
        </table:table-row>
        <table:table-row table:style-name="ro1">
          <table:table-cell office:value-type="float" office:value="163367" calcext:value-type="float">
            <text:p>163367</text:p>
          </table:table-cell>
          <table:table-cell table:formula="of:=[.B395]+1" office:value-type="float" office:value="394" calcext:value-type="float">
            <text:p>394</text:p>
          </table:table-cell>
          <table:table-cell table:number-columns-repeated="5"/>
          <table:table-cell office:value-type="float" office:value="3.21616" calcext:value-type="float">
            <text:p>3.21616</text:p>
          </table:table-cell>
          <table:table-cell/>
          <table:table-cell office:value-type="float" office:value="7.85207" calcext:value-type="float">
            <text:p>7.85207</text:p>
          </table:table-cell>
          <table:table-cell/>
          <table:table-cell office:value-type="float" office:value="3.40521" calcext:value-type="float">
            <text:p>3.40521</text:p>
          </table:table-cell>
          <table:table-cell table:formula="of:=[.L396]-[.L395]" office:value-type="float" office:value="-0.000135000000000218" calcext:value-type="float">
            <text:p>-0.000135000000000218</text:p>
          </table:table-cell>
          <table:table-cell table:number-columns-repeated="16371"/>
        </table:table-row>
        <table:table-row table:style-name="ro1">
          <table:table-cell office:value-type="float" office:value="163387" calcext:value-type="float">
            <text:p>163387</text:p>
          </table:table-cell>
          <table:table-cell table:formula="of:=[.B396]+1" office:value-type="float" office:value="395" calcext:value-type="float">
            <text:p>395</text:p>
          </table:table-cell>
          <table:table-cell table:number-columns-repeated="5"/>
          <table:table-cell office:value-type="float" office:value="3.19968" calcext:value-type="float">
            <text:p>3.19968</text:p>
          </table:table-cell>
          <table:table-cell/>
          <table:table-cell office:value-type="float" office:value="7.824871" calcext:value-type="float">
            <text:p>7.824871</text:p>
          </table:table-cell>
          <table:table-cell/>
          <table:table-cell office:value-type="float" office:value="3.405124" calcext:value-type="float">
            <text:p>3.405124</text:p>
          </table:table-cell>
          <table:table-cell table:formula="of:=[.L397]-[.L396]" office:value-type="float" office:value="-0.0000860000000000305" calcext:value-type="float">
            <text:p>-8.60000000000305E-05</text:p>
          </table:table-cell>
          <table:table-cell table:number-columns-repeated="16371"/>
        </table:table-row>
        <table:table-row table:style-name="ro1">
          <table:table-cell office:value-type="float" office:value="163427" calcext:value-type="float">
            <text:p>163427</text:p>
          </table:table-cell>
          <table:table-cell table:formula="of:=[.B397]+1" office:value-type="float" office:value="396" calcext:value-type="float">
            <text:p>396</text:p>
          </table:table-cell>
          <table:table-cell table:number-columns-repeated="5"/>
          <table:table-cell office:value-type="float" office:value="3.19144" calcext:value-type="float">
            <text:p>3.19144</text:p>
          </table:table-cell>
          <table:table-cell/>
          <table:table-cell office:value-type="float" office:value="7.777121" calcext:value-type="float">
            <text:p>7.777121</text:p>
          </table:table-cell>
          <table:table-cell/>
          <table:table-cell office:value-type="float" office:value="3.404976" calcext:value-type="float">
            <text:p>3.404976</text:p>
          </table:table-cell>
          <table:table-cell table:formula="of:=[.L398]-[.L397]" office:value-type="float" office:value="-0.000147999999999815" calcext:value-type="float">
            <text:p>-0.000147999999999815</text:p>
          </table:table-cell>
          <table:table-cell table:number-columns-repeated="16371"/>
        </table:table-row>
        <table:table-row table:style-name="ro1">
          <table:table-cell office:value-type="float" office:value="163447" calcext:value-type="float">
            <text:p>163447</text:p>
          </table:table-cell>
          <table:table-cell table:formula="of:=[.B398]+1" office:value-type="float" office:value="397" calcext:value-type="float">
            <text:p>397</text:p>
          </table:table-cell>
          <table:table-cell table:number-columns-repeated="5"/>
          <table:table-cell office:value-type="float" office:value="3.210666" calcext:value-type="float">
            <text:p>3.210666</text:p>
          </table:table-cell>
          <table:table-cell/>
          <table:table-cell office:value-type="float" office:value="7.743272" calcext:value-type="float">
            <text:p>7.743272</text:p>
          </table:table-cell>
          <table:table-cell/>
          <table:table-cell office:value-type="float" office:value="3.404886" calcext:value-type="float">
            <text:p>3.404886</text:p>
          </table:table-cell>
          <table:table-cell table:formula="of:=[.L399]-[.L398]" office:value-type="float" office:value="-0.0000900000000001455" calcext:value-type="float">
            <text:p>-9.00000000001455E-05</text:p>
          </table:table-cell>
          <table:table-cell table:number-columns-repeated="16371"/>
        </table:table-row>
        <table:table-row table:style-name="ro1">
          <table:table-cell office:value-type="float" office:value="163467" calcext:value-type="float">
            <text:p>163467</text:p>
          </table:table-cell>
          <table:table-cell table:formula="of:=[.B399]+1" office:value-type="float" office:value="398" calcext:value-type="float">
            <text:p>398</text:p>
          </table:table-cell>
          <table:table-cell table:number-columns-repeated="5"/>
          <table:table-cell office:value-type="float" office:value="3.194187" calcext:value-type="float">
            <text:p>3.194187</text:p>
          </table:table-cell>
          <table:table-cell/>
          <table:table-cell office:value-type="float" office:value="7.715166" calcext:value-type="float">
            <text:p>7.715166</text:p>
          </table:table-cell>
          <table:table-cell/>
          <table:table-cell office:value-type="float" office:value="3.404802" calcext:value-type="float">
            <text:p>3.404802</text:p>
          </table:table-cell>
          <table:table-cell table:formula="of:=[.L400]-[.L399]" office:value-type="float" office:value="-0.0000839999999997509" calcext:value-type="float">
            <text:p>-8.39999999997509E-05</text:p>
          </table:table-cell>
          <table:table-cell table:number-columns-repeated="16371"/>
        </table:table-row>
        <table:table-row table:style-name="ro1">
          <table:table-cell office:value-type="float" office:value="163487" calcext:value-type="float">
            <text:p>163487</text:p>
          </table:table-cell>
          <table:table-cell table:formula="of:=[.B400]+1" office:value-type="float" office:value="399" calcext:value-type="float">
            <text:p>399</text:p>
          </table:table-cell>
          <table:table-cell table:number-columns-repeated="5"/>
          <table:table-cell office:value-type="float" office:value="3.232639" calcext:value-type="float">
            <text:p>3.232639</text:p>
          </table:table-cell>
          <table:table-cell/>
          <table:table-cell office:value-type="float" office:value="7.688571" calcext:value-type="float">
            <text:p>7.688571</text:p>
          </table:table-cell>
          <table:table-cell/>
          <table:table-cell office:value-type="float" office:value="3.404716" calcext:value-type="float">
            <text:p>3.404716</text:p>
          </table:table-cell>
          <table:table-cell table:formula="of:=[.L401]-[.L400]" office:value-type="float" office:value="-0.0000860000000000305" calcext:value-type="float">
            <text:p>-8.60000000000305E-05</text:p>
          </table:table-cell>
          <table:table-cell table:number-columns-repeated="16371"/>
        </table:table-row>
        <table:table-row table:style-name="ro1">
          <table:table-cell office:value-type="float" office:value="163507" calcext:value-type="float">
            <text:p>163507</text:p>
          </table:table-cell>
          <table:table-cell table:formula="of:=[.B401]+1" office:value-type="float" office:value="400" calcext:value-type="float">
            <text:p>400</text:p>
          </table:table-cell>
          <table:table-cell table:number-columns-repeated="5"/>
          <table:table-cell office:value-type="float" office:value="3.229893" calcext:value-type="float">
            <text:p>3.229893</text:p>
          </table:table-cell>
          <table:table-cell/>
          <table:table-cell office:value-type="float" office:value="7.66107" calcext:value-type="float">
            <text:p>7.66107</text:p>
          </table:table-cell>
          <table:table-cell/>
          <table:table-cell office:value-type="float" office:value="3.404614" calcext:value-type="float">
            <text:p>3.404614</text:p>
          </table:table-cell>
          <table:table-cell table:formula="of:=[.L402]-[.L401]" office:value-type="float" office:value="-0.000102000000000047" calcext:value-type="float">
            <text:p>-0.000102000000000047</text:p>
          </table:table-cell>
          <table:table-cell table:number-columns-repeated="16371"/>
        </table:table-row>
        <table:table-row table:style-name="ro1">
          <table:table-cell office:value-type="float" office:value="163527" calcext:value-type="float">
            <text:p>163527</text:p>
          </table:table-cell>
          <table:table-cell table:formula="of:=[.B402]+1" office:value-type="float" office:value="401" calcext:value-type="float">
            <text:p>401</text:p>
          </table:table-cell>
          <table:table-cell table:number-columns-repeated="5"/>
          <table:table-cell office:value-type="float" office:value="3.246372" calcext:value-type="float">
            <text:p>3.246372</text:p>
          </table:table-cell>
          <table:table-cell/>
          <table:table-cell office:value-type="float" office:value="7.633568" calcext:value-type="float">
            <text:p>7.633568</text:p>
          </table:table-cell>
          <table:table-cell/>
          <table:table-cell office:value-type="float" office:value="3.404507" calcext:value-type="float">
            <text:p>3.404507</text:p>
          </table:table-cell>
          <table:table-cell table:formula="of:=[.L403]-[.L402]" office:value-type="float" office:value="-0.000106999999999857" calcext:value-type="float">
            <text:p>-0.000106999999999857</text:p>
          </table:table-cell>
          <table:table-cell table:number-columns-repeated="16371"/>
        </table:table-row>
        <table:table-row table:style-name="ro1">
          <table:table-cell office:value-type="float" office:value="163547" calcext:value-type="float">
            <text:p>163547</text:p>
          </table:table-cell>
          <table:table-cell table:formula="of:=[.B403]+1" office:value-type="float" office:value="402" calcext:value-type="float">
            <text:p>402</text:p>
          </table:table-cell>
          <table:table-cell table:number-columns-repeated="5"/>
          <table:table-cell office:value-type="float" office:value="3.210666" calcext:value-type="float">
            <text:p>3.210666</text:p>
          </table:table-cell>
          <table:table-cell/>
          <table:table-cell office:value-type="float" office:value="7.606066" calcext:value-type="float">
            <text:p>7.606066</text:p>
          </table:table-cell>
          <table:table-cell/>
          <table:table-cell office:value-type="float" office:value="3.404408" calcext:value-type="float">
            <text:p>3.404408</text:p>
          </table:table-cell>
          <table:table-cell table:formula="of:=[.L404]-[.L403]" office:value-type="float" office:value="-0.0000990000000000713" calcext:value-type="float">
            <text:p>-9.90000000000713E-05</text:p>
          </table:table-cell>
          <table:table-cell table:number-columns-repeated="16371"/>
        </table:table-row>
        <table:table-row table:style-name="ro1">
          <table:table-cell office:value-type="float" office:value="163567" calcext:value-type="float">
            <text:p>163567</text:p>
          </table:table-cell>
          <table:table-cell table:formula="of:=[.B404]+1" office:value-type="float" office:value="403" calcext:value-type="float">
            <text:p>403</text:p>
          </table:table-cell>
          <table:table-cell table:number-columns-repeated="5"/>
          <table:table-cell office:value-type="float" office:value="3.194187" calcext:value-type="float">
            <text:p>3.194187</text:p>
          </table:table-cell>
          <table:table-cell/>
          <table:table-cell office:value-type="float" office:value="7.579169" calcext:value-type="float">
            <text:p>7.579169</text:p>
          </table:table-cell>
          <table:table-cell/>
          <table:table-cell office:value-type="float" office:value="3.404322" calcext:value-type="float">
            <text:p>3.404322</text:p>
          </table:table-cell>
          <table:table-cell table:formula="of:=[.L405]-[.L404]" office:value-type="float" office:value="-0.0000860000000000305" calcext:value-type="float">
            <text:p>-8.60000000000305E-05</text:p>
          </table:table-cell>
          <table:table-cell table:number-columns-repeated="16371"/>
        </table:table-row>
        <table:table-row table:style-name="ro1">
          <table:table-cell office:value-type="float" office:value="163587" calcext:value-type="float">
            <text:p>163587</text:p>
          </table:table-cell>
          <table:table-cell table:formula="of:=[.B405]+1" office:value-type="float" office:value="404" calcext:value-type="float">
            <text:p>404</text:p>
          </table:table-cell>
          <table:table-cell table:number-columns-repeated="5"/>
          <table:table-cell office:value-type="float" office:value="3.185947" calcext:value-type="float">
            <text:p>3.185947</text:p>
          </table:table-cell>
          <table:table-cell/>
          <table:table-cell office:value-type="float" office:value="7.551366" calcext:value-type="float">
            <text:p>7.551366</text:p>
          </table:table-cell>
          <table:table-cell/>
          <table:table-cell office:value-type="float" office:value="3.404196" calcext:value-type="float">
            <text:p>3.404196</text:p>
          </table:table-cell>
          <table:table-cell table:formula="of:=[.L406]-[.L405]" office:value-type="float" office:value="-0.000125999999999848" calcext:value-type="float">
            <text:p>-0.000125999999999848</text:p>
          </table:table-cell>
          <table:table-cell table:number-columns-repeated="16371"/>
        </table:table-row>
        <table:table-row table:style-name="ro1">
          <table:table-cell office:value-type="float" office:value="163627" calcext:value-type="float">
            <text:p>163627</text:p>
          </table:table-cell>
          <table:table-cell table:formula="of:=[.B406]+1" office:value-type="float" office:value="405" calcext:value-type="float">
            <text:p>405</text:p>
          </table:table-cell>
          <table:table-cell table:number-columns-repeated="5"/>
          <table:table-cell office:value-type="float" office:value="3.161228" calcext:value-type="float">
            <text:p>3.161228</text:p>
          </table:table-cell>
          <table:table-cell/>
          <table:table-cell office:value-type="float" office:value="7.49606" calcext:value-type="float">
            <text:p>7.49606</text:p>
          </table:table-cell>
          <table:table-cell/>
          <table:table-cell office:value-type="float" office:value="3.403985" calcext:value-type="float">
            <text:p>3.403985</text:p>
          </table:table-cell>
          <table:table-cell table:formula="of:=[.L407]-[.L406]" office:value-type="float" office:value="-0.000211000000000183" calcext:value-type="float">
            <text:p>-0.000211000000000183</text:p>
          </table:table-cell>
          <table:table-cell table:number-columns-repeated="16371"/>
        </table:table-row>
        <table:table-row table:style-name="ro1">
          <table:table-cell office:value-type="float" office:value="163648" calcext:value-type="float">
            <text:p>163648</text:p>
          </table:table-cell>
          <table:table-cell table:formula="of:=[.B407]+1" office:value-type="float" office:value="406" calcext:value-type="float">
            <text:p>406</text:p>
          </table:table-cell>
          <table:table-cell table:number-columns-repeated="5"/>
          <table:table-cell office:value-type="float" office:value="3.131016" calcext:value-type="float">
            <text:p>3.131016</text:p>
          </table:table-cell>
          <table:table-cell/>
          <table:table-cell office:value-type="float" office:value="7.468558" calcext:value-type="float">
            <text:p>7.468558</text:p>
          </table:table-cell>
          <table:table-cell/>
          <table:table-cell office:value-type="float" office:value="3.403888" calcext:value-type="float">
            <text:p>3.403888</text:p>
          </table:table-cell>
          <table:table-cell table:formula="of:=[.L408]-[.L407]" office:value-type="float" office:value="-0.0000970000000002358" calcext:value-type="float">
            <text:p>-9.70000000002358E-05</text:p>
          </table:table-cell>
          <table:table-cell table:number-columns-repeated="16371"/>
        </table:table-row>
        <table:table-row table:style-name="ro1">
          <table:table-cell office:value-type="float" office:value="163667" calcext:value-type="float">
            <text:p>163667</text:p>
          </table:table-cell>
          <table:table-cell table:formula="of:=[.B408]+1" office:value-type="float" office:value="407" calcext:value-type="float">
            <text:p>407</text:p>
          </table:table-cell>
          <table:table-cell table:number-columns-repeated="5"/>
          <table:table-cell office:value-type="float" office:value="3.133762" calcext:value-type="float">
            <text:p>3.133762</text:p>
          </table:table-cell>
          <table:table-cell/>
          <table:table-cell office:value-type="float" office:value="7.441359" calcext:value-type="float">
            <text:p>7.441359</text:p>
          </table:table-cell>
          <table:table-cell/>
          <table:table-cell office:value-type="float" office:value="3.403796" calcext:value-type="float">
            <text:p>3.403796</text:p>
          </table:table-cell>
          <table:table-cell table:formula="of:=[.L409]-[.L408]" office:value-type="float" office:value="-0.000091999999999981" calcext:value-type="float">
            <text:p>-9.1999999999981E-05</text:p>
          </table:table-cell>
          <table:table-cell table:number-columns-repeated="16371"/>
        </table:table-row>
        <table:table-row table:style-name="ro1">
          <table:table-cell office:value-type="float" office:value="163687" calcext:value-type="float">
            <text:p>163687</text:p>
          </table:table-cell>
          <table:table-cell table:formula="of:=[.B409]+1" office:value-type="float" office:value="408" calcext:value-type="float">
            <text:p>408</text:p>
          </table:table-cell>
          <table:table-cell table:number-columns-repeated="5"/>
          <table:table-cell office:value-type="float" office:value="3.122776" calcext:value-type="float">
            <text:p>3.122776</text:p>
          </table:table-cell>
          <table:table-cell/>
          <table:table-cell office:value-type="float" office:value="7.413857" calcext:value-type="float">
            <text:p>7.413857</text:p>
          </table:table-cell>
          <table:table-cell/>
          <table:table-cell office:value-type="float" office:value="3.403709" calcext:value-type="float">
            <text:p>3.403709</text:p>
          </table:table-cell>
          <table:table-cell table:formula="of:=[.L410]-[.L409]" office:value-type="float" office:value="-0.0000869999999997262" calcext:value-type="float">
            <text:p>-8.69999999997262E-05</text:p>
          </table:table-cell>
          <table:table-cell table:number-columns-repeated="16371"/>
        </table:table-row>
        <table:table-row table:style-name="ro1">
          <table:table-cell office:value-type="float" office:value="163707" calcext:value-type="float">
            <text:p>163707</text:p>
          </table:table-cell>
          <table:table-cell table:formula="of:=[.B410]+1" office:value-type="float" office:value="409" calcext:value-type="float">
            <text:p>409</text:p>
          </table:table-cell>
          <table:table-cell table:number-columns-repeated="5"/>
          <table:table-cell office:value-type="float" office:value="3.120029" calcext:value-type="float">
            <text:p>3.120029</text:p>
          </table:table-cell>
          <table:table-cell/>
          <table:table-cell office:value-type="float" office:value="7.386355" calcext:value-type="float">
            <text:p>7.386355</text:p>
          </table:table-cell>
          <table:table-cell/>
          <table:table-cell office:value-type="float" office:value="3.403628" calcext:value-type="float">
            <text:p>3.403628</text:p>
          </table:table-cell>
          <table:table-cell table:formula="of:=[.L411]-[.L410]" office:value-type="float" office:value="-0.0000810000000002198" calcext:value-type="float">
            <text:p>-8.10000000002198E-05</text:p>
          </table:table-cell>
          <table:table-cell table:number-columns-repeated="16371"/>
        </table:table-row>
        <table:table-row table:style-name="ro1">
          <table:table-cell office:value-type="float" office:value="163727" calcext:value-type="float">
            <text:p>163727</text:p>
          </table:table-cell>
          <table:table-cell table:formula="of:=[.B411]+1" office:value-type="float" office:value="410" calcext:value-type="float">
            <text:p>410</text:p>
          </table:table-cell>
          <table:table-cell table:number-columns-repeated="5"/>
          <table:table-cell office:value-type="float" office:value="3.076084" calcext:value-type="float">
            <text:p>3.076084</text:p>
          </table:table-cell>
          <table:table-cell/>
          <table:table-cell office:value-type="float" office:value="7.358854" calcext:value-type="float">
            <text:p>7.358854</text:p>
          </table:table-cell>
          <table:table-cell/>
          <table:table-cell office:value-type="float" office:value="3.403557" calcext:value-type="float">
            <text:p>3.403557</text:p>
          </table:table-cell>
          <table:table-cell table:formula="of:=[.L412]-[.L411]" office:value-type="float" office:value="-0.0000709999999997102" calcext:value-type="float">
            <text:p>-7.09999999997102E-05</text:p>
          </table:table-cell>
          <table:table-cell table:number-columns-repeated="16371"/>
        </table:table-row>
        <table:table-row table:style-name="ro1">
          <table:table-cell office:value-type="float" office:value="163747" calcext:value-type="float">
            <text:p>163747</text:p>
          </table:table-cell>
          <table:table-cell table:formula="of:=[.B412]+1" office:value-type="float" office:value="411" calcext:value-type="float">
            <text:p>411</text:p>
          </table:table-cell>
          <table:table-cell table:number-columns-repeated="5"/>
          <table:table-cell office:value-type="float" office:value="3.056858" calcext:value-type="float">
            <text:p>3.056858</text:p>
          </table:table-cell>
          <table:table-cell/>
          <table:table-cell office:value-type="float" office:value="7.331654" calcext:value-type="float">
            <text:p>7.331654</text:p>
          </table:table-cell>
          <table:table-cell/>
          <table:table-cell office:value-type="float" office:value="3.403503" calcext:value-type="float">
            <text:p>3.403503</text:p>
          </table:table-cell>
          <table:table-cell table:formula="of:=[.L413]-[.L412]" office:value-type="float" office:value="-0.0000539999999999985" calcext:value-type="float">
            <text:p>-5.39999999999985E-05</text:p>
          </table:table-cell>
          <table:table-cell table:number-columns-repeated="16371"/>
        </table:table-row>
        <table:table-row table:style-name="ro1">
          <table:table-cell office:value-type="float" office:value="163767" calcext:value-type="float">
            <text:p>163767</text:p>
          </table:table-cell>
          <table:table-cell table:formula="of:=[.B413]+1" office:value-type="float" office:value="412" calcext:value-type="float">
            <text:p>412</text:p>
          </table:table-cell>
          <table:table-cell table:number-columns-repeated="5"/>
          <table:table-cell office:value-type="float" office:value="3.043125" calcext:value-type="float">
            <text:p>3.043125</text:p>
          </table:table-cell>
          <table:table-cell/>
          <table:table-cell office:value-type="float" office:value="7.303851" calcext:value-type="float">
            <text:p>7.303851</text:p>
          </table:table-cell>
          <table:table-cell/>
          <table:table-cell office:value-type="float" office:value="3.403456" calcext:value-type="float">
            <text:p>3.403456</text:p>
          </table:table-cell>
          <table:table-cell table:formula="of:=[.L414]-[.L413]" office:value-type="float" office:value="-0.0000470000000003523" calcext:value-type="float">
            <text:p>-4.70000000003523E-05</text:p>
          </table:table-cell>
          <table:table-cell table:number-columns-repeated="16371"/>
        </table:table-row>
        <table:table-row table:style-name="ro1">
          <table:table-cell office:value-type="float" office:value="163787" calcext:value-type="float">
            <text:p>163787</text:p>
          </table:table-cell>
          <table:table-cell table:formula="of:=[.B414]+1" office:value-type="float" office:value="413" calcext:value-type="float">
            <text:p>413</text:p>
          </table:table-cell>
          <table:table-cell table:number-columns-repeated="5"/>
          <table:table-cell office:value-type="float" office:value="3.018406" calcext:value-type="float">
            <text:p>3.018406</text:p>
          </table:table-cell>
          <table:table-cell/>
          <table:table-cell office:value-type="float" office:value="7.275745" calcext:value-type="float">
            <text:p>7.275745</text:p>
          </table:table-cell>
          <table:table-cell/>
          <table:table-cell office:value-type="float" office:value="3.403421" calcext:value-type="float">
            <text:p>3.403421</text:p>
          </table:table-cell>
          <table:table-cell table:formula="of:=[.L415]-[.L414]" office:value-type="float" office:value="-0.0000350000000000073" calcext:value-type="float">
            <text:p>-3.50000000000073E-05</text:p>
          </table:table-cell>
          <table:table-cell table:number-columns-repeated="16371"/>
        </table:table-row>
        <table:table-row table:style-name="ro1">
          <table:table-cell office:value-type="float" office:value="163807" calcext:value-type="float">
            <text:p>163807</text:p>
          </table:table-cell>
          <table:table-cell table:formula="of:=[.B415]+1" office:value-type="float" office:value="414" calcext:value-type="float">
            <text:p>414</text:p>
          </table:table-cell>
          <table:table-cell table:number-columns-repeated="5"/>
          <table:table-cell office:value-type="float" office:value="3.023899" calcext:value-type="float">
            <text:p>3.023899</text:p>
          </table:table-cell>
          <table:table-cell/>
          <table:table-cell office:value-type="float" office:value="7.248243" calcext:value-type="float">
            <text:p>7.248243</text:p>
          </table:table-cell>
          <table:table-cell/>
          <table:table-cell office:value-type="float" office:value="3.403393" calcext:value-type="float">
            <text:p>3.403393</text:p>
          </table:table-cell>
          <table:table-cell table:formula="of:=[.L416]-[.L415]" office:value-type="float" office:value="-0.000027999999999917" calcext:value-type="float">
            <text:p>-2.7999999999917E-05</text:p>
          </table:table-cell>
          <table:table-cell table:number-columns-repeated="16371"/>
        </table:table-row>
        <table:table-row table:style-name="ro1">
          <table:table-cell office:value-type="float" office:value="163847" calcext:value-type="float">
            <text:p>163847</text:p>
          </table:table-cell>
          <table:table-cell table:formula="of:=[.B416]+1" office:value-type="float" office:value="415" calcext:value-type="float">
            <text:p>415</text:p>
          </table:table-cell>
          <table:table-cell table:number-columns-repeated="5"/>
          <table:table-cell office:value-type="float" office:value="2.988193" calcext:value-type="float">
            <text:p>2.988193</text:p>
          </table:table-cell>
          <table:table-cell/>
          <table:table-cell office:value-type="float" office:value="7.193239" calcext:value-type="float">
            <text:p>7.193239</text:p>
          </table:table-cell>
          <table:table-cell/>
          <table:table-cell office:value-type="float" office:value="3.40335" calcext:value-type="float">
            <text:p>3.40335</text:p>
          </table:table-cell>
          <table:table-cell table:formula="of:=[.L417]-[.L416]" office:value-type="float" office:value="-0.0000429999999997932" calcext:value-type="float">
            <text:p>-4.29999999997932E-05</text:p>
          </table:table-cell>
          <table:table-cell table:number-columns-repeated="16371"/>
        </table:table-row>
        <table:table-row table:style-name="ro1">
          <table:table-cell office:value-type="float" office:value="163867" calcext:value-type="float">
            <text:p>163867</text:p>
          </table:table-cell>
          <table:table-cell table:formula="of:=[.B417]+1" office:value-type="float" office:value="416" calcext:value-type="float">
            <text:p>416</text:p>
          </table:table-cell>
          <table:table-cell table:number-columns-repeated="5"/>
          <table:table-cell office:value-type="float" office:value="2.966221" calcext:value-type="float">
            <text:p>2.966221</text:p>
          </table:table-cell>
          <table:table-cell/>
          <table:table-cell office:value-type="float" office:value="7.166039" calcext:value-type="float">
            <text:p>7.166039</text:p>
          </table:table-cell>
          <table:table-cell/>
          <table:table-cell office:value-type="float" office:value="3.40334" calcext:value-type="float">
            <text:p>3.40334</text:p>
          </table:table-cell>
          <table:table-cell table:formula="of:=[.L418]-[.L417]" office:value-type="float" office:value="-0.0000100000000000655" calcext:value-type="float">
            <text:p>-1.00000000000655E-05</text:p>
          </table:table-cell>
          <table:table-cell table:number-columns-repeated="16371"/>
        </table:table-row>
        <table:table-row table:style-name="ro1">
          <table:table-cell office:value-type="float" office:value="163887" calcext:value-type="float">
            <text:p>163887</text:p>
          </table:table-cell>
          <table:table-cell table:formula="of:=[.B418]+1" office:value-type="float" office:value="417" calcext:value-type="float">
            <text:p>417</text:p>
          </table:table-cell>
          <table:table-cell table:number-columns-repeated="5"/>
          <table:table-cell office:value-type="float" office:value="2.966221" calcext:value-type="float">
            <text:p>2.966221</text:p>
          </table:table-cell>
          <table:table-cell/>
          <table:table-cell office:value-type="float" office:value="7.13884" calcext:value-type="float">
            <text:p>7.13884</text:p>
          </table:table-cell>
          <table:table-cell/>
          <table:table-cell office:value-type="float" office:value="3.403336" calcext:value-type="float">
            <text:p>3.403336</text:p>
          </table:table-cell>
          <table:table-cell table:formula="of:=[.L419]-[.L418]" office:value-type="float" office:value="-0.00000400000000011502" calcext:value-type="float">
            <text:p>-4.00000000011502E-06</text:p>
          </table:table-cell>
          <table:table-cell table:number-columns-repeated="16371"/>
        </table:table-row>
        <table:table-row table:style-name="ro1">
          <table:table-cell office:value-type="float" office:value="163907" calcext:value-type="float">
            <text:p>163907</text:p>
          </table:table-cell>
          <table:table-cell table:formula="of:=[.B419]+1" office:value-type="float" office:value="418" calcext:value-type="float">
            <text:p>418</text:p>
          </table:table-cell>
          <table:table-cell table:number-columns-repeated="5"/>
          <table:table-cell office:value-type="float" office:value="2.911289" calcext:value-type="float">
            <text:p>2.911289</text:p>
          </table:table-cell>
          <table:table-cell/>
          <table:table-cell office:value-type="float" office:value="7.111341" calcext:value-type="float">
            <text:p>7.111341</text:p>
          </table:table-cell>
          <table:table-cell/>
          <table:table-cell office:value-type="float" office:value="3.403512" calcext:value-type="float">
            <text:p>3.403512</text:p>
          </table:table-cell>
          <table:table-cell table:formula="of:=[.L420]-[.L419]" office:value-type="float" office:value="0.000176000000000176" calcext:value-type="float">
            <text:p>0.000176000000000176</text:p>
          </table:table-cell>
          <table:table-cell table:number-columns-repeated="16371"/>
        </table:table-row>
        <table:table-row table:style-name="ro1">
          <table:table-cell office:value-type="float" office:value="163928" calcext:value-type="float">
            <text:p>163928</text:p>
          </table:table-cell>
          <table:table-cell table:formula="of:=[.B420]+1" office:value-type="float" office:value="419" calcext:value-type="float">
            <text:p>419</text:p>
          </table:table-cell>
          <table:table-cell office:value-type="float" office:value="7" calcext:value-type="float">
            <text:p>7</text:p>
          </table:table-cell>
          <table:table-cell office:value-type="float" office:value="2.955964" calcext:value-type="float">
            <text:p>2.955964</text:p>
          </table:table-cell>
          <table:table-cell office:value-type="float" office:value="31.272" calcext:value-type="float">
            <text:p>31.272</text:p>
          </table:table-cell>
          <table:table-cell office:value-type="float" office:value="2.955964" calcext:value-type="float">
            <text:p>2.955964</text:p>
          </table:table-cell>
          <table:table-cell office:value-type="float" office:value="31.272" calcext:value-type="float">
            <text:p>31.272</text:p>
          </table:table-cell>
          <table:table-cell office:value-type="float" office:value="2.881077" calcext:value-type="float">
            <text:p>2.881077</text:p>
          </table:table-cell>
          <table:table-cell office:value-type="float" office:value="7.421917" calcext:value-type="float">
            <text:p>7.421917</text:p>
          </table:table-cell>
          <table:table-cell office:value-type="float" office:value="7.083849" calcext:value-type="float">
            <text:p>7.083849</text:p>
          </table:table-cell>
          <table:table-cell office:value-type="float" office:value="3.867852" calcext:value-type="float">
            <text:p>3.867852</text:p>
          </table:table-cell>
          <table:table-cell office:value-type="float" office:value="3.404046" calcext:value-type="float">
            <text:p>3.404046</text:p>
          </table:table-cell>
          <table:table-cell table:formula="of:=[.L421]-[.L420]" office:value-type="float" office:value="0.000534000000000034" calcext:value-type="float">
            <text:p>0.000534000000000034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3948" calcext:value-type="float">
            <text:p>163948</text:p>
          </table:table-cell>
          <table:table-cell table:formula="of:=[.B421]+1"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2.881077" calcext:value-type="float">
            <text:p>2.881077</text:p>
          </table:table-cell>
          <table:table-cell office:value-type="float" office:value="23.865" calcext:value-type="float">
            <text:p>23.865</text:p>
          </table:table-cell>
          <table:table-cell office:value-type="float" office:value="2.881077" calcext:value-type="float">
            <text:p>2.881077</text:p>
          </table:table-cell>
          <table:table-cell office:value-type="float" office:value="23.865" calcext:value-type="float">
            <text:p>23.865</text:p>
          </table:table-cell>
          <table:table-cell office:value-type="float" office:value="3.347615" calcext:value-type="float">
            <text:p>3.347615</text:p>
          </table:table-cell>
          <table:table-cell office:value-type="float" office:value="7.489996" calcext:value-type="float">
            <text:p>7.489996</text:p>
          </table:table-cell>
          <table:table-cell office:value-type="float" office:value="7.258418" calcext:value-type="float">
            <text:p>7.258418</text:p>
          </table:table-cell>
          <table:table-cell office:value-type="float" office:value="3.826035" calcext:value-type="float">
            <text:p>3.826035</text:p>
          </table:table-cell>
          <table:table-cell office:value-type="float" office:value="3.595461" calcext:value-type="float">
            <text:p>3.595461</text:p>
          </table:table-cell>
          <table:table-cell table:formula="of:=[.L422]-[.L421]" office:value-type="float" office:value="0.191415" calcext:value-type="float">
            <text:p>0.191415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3967" calcext:value-type="float">
            <text:p>163967</text:p>
          </table:table-cell>
          <table:table-cell table:formula="of:=[.B422]+1" office:value-type="float" office:value="421" calcext:value-type="float">
            <text:p>421</text:p>
          </table:table-cell>
          <table:table-cell table:number-columns-repeated="5"/>
          <table:table-cell office:value-type="float" office:value="3.672957" calcext:value-type="float">
            <text:p>3.672957</text:p>
          </table:table-cell>
          <table:table-cell/>
          <table:table-cell office:value-type="float" office:value="7.346801" calcext:value-type="float">
            <text:p>7.346801</text:p>
          </table:table-cell>
          <table:table-cell/>
          <table:table-cell office:value-type="float" office:value="3.692757" calcext:value-type="float">
            <text:p>3.692757</text:p>
          </table:table-cell>
          <table:table-cell table:formula="of:=[.L423]-[.L422]" office:value-type="float" office:value="0.0972960000000001" calcext:value-type="float">
            <text:p>0.0972960000000001</text:p>
          </table:table-cell>
          <table:table-cell table:number-columns-repeated="16371"/>
        </table:table-row>
        <table:table-row table:style-name="ro1">
          <table:table-cell office:value-type="float" office:value="163987" calcext:value-type="float">
            <text:p>163987</text:p>
          </table:table-cell>
          <table:table-cell table:formula="of:=[.B423]+1" office:value-type="float" office:value="422" calcext:value-type="float">
            <text:p>422</text:p>
          </table:table-cell>
          <table:table-cell table:number-columns-repeated="5"/>
          <table:table-cell office:value-type="float" office:value="3.675703" calcext:value-type="float">
            <text:p>3.675703</text:p>
          </table:table-cell>
          <table:table-cell/>
          <table:table-cell office:value-type="float" office:value="7.31872" calcext:value-type="float">
            <text:p>7.31872</text:p>
          </table:table-cell>
          <table:table-cell/>
          <table:table-cell office:value-type="float" office:value="3.693569" calcext:value-type="float">
            <text:p>3.693569</text:p>
          </table:table-cell>
          <table:table-cell table:formula="of:=[.L424]-[.L423]" office:value-type="float" office:value="0.000812000000000257" calcext:value-type="float">
            <text:p>0.000812000000000257</text:p>
          </table:table-cell>
          <table:table-cell table:number-columns-repeated="16371"/>
        </table:table-row>
        <table:table-row table:style-name="ro1">
          <table:table-cell office:value-type="float" office:value="164007" calcext:value-type="float">
            <text:p>164007</text:p>
          </table:table-cell>
          <table:table-cell table:formula="of:=[.B424]+1" office:value-type="float" office:value="423" calcext:value-type="float">
            <text:p>423</text:p>
          </table:table-cell>
          <table:table-cell table:number-columns-repeated="5"/>
          <table:table-cell office:value-type="float" office:value="3.653731" calcext:value-type="float">
            <text:p>3.653731</text:p>
          </table:table-cell>
          <table:table-cell/>
          <table:table-cell office:value-type="float" office:value="7.29127" calcext:value-type="float">
            <text:p>7.29127</text:p>
          </table:table-cell>
          <table:table-cell/>
          <table:table-cell office:value-type="float" office:value="3.695018" calcext:value-type="float">
            <text:p>3.695018</text:p>
          </table:table-cell>
          <table:table-cell table:formula="of:=[.L425]-[.L424]" office:value-type="float" office:value="0.00144900000000003" calcext:value-type="float">
            <text:p>0.00144900000000003</text:p>
          </table:table-cell>
          <table:table-cell table:number-columns-repeated="16371"/>
        </table:table-row>
        <table:table-row table:style-name="ro1">
          <table:table-cell office:value-type="float" office:value="164047" calcext:value-type="float">
            <text:p>164047</text:p>
          </table:table-cell>
          <table:table-cell table:formula="of:=[.B425]+1" office:value-type="float" office:value="424" calcext:value-type="float">
            <text:p>424</text:p>
          </table:table-cell>
          <table:table-cell table:number-columns-repeated="5"/>
          <table:table-cell office:value-type="float" office:value="3.659224" calcext:value-type="float">
            <text:p>3.659224</text:p>
          </table:table-cell>
          <table:table-cell/>
          <table:table-cell office:value-type="float" office:value="7.236672" calcext:value-type="float">
            <text:p>7.236672</text:p>
          </table:table-cell>
          <table:table-cell/>
          <table:table-cell office:value-type="float" office:value="3.697926" calcext:value-type="float">
            <text:p>3.697926</text:p>
          </table:table-cell>
          <table:table-cell table:formula="of:=[.L426]-[.L425]" office:value-type="float" office:value="0.00290799999999969" calcext:value-type="float">
            <text:p>0.00290799999999969</text:p>
          </table:table-cell>
          <table:table-cell table:number-columns-repeated="16371"/>
        </table:table-row>
        <table:table-row table:style-name="ro1">
          <table:table-cell office:value-type="float" office:value="164067" calcext:value-type="float">
            <text:p>164067</text:p>
          </table:table-cell>
          <table:table-cell table:formula="of:=[.B426]+1" office:value-type="float" office:value="425" calcext:value-type="float">
            <text:p>425</text:p>
          </table:table-cell>
          <table:table-cell table:number-columns-repeated="5"/>
          <table:table-cell office:value-type="float" office:value="3.656477" calcext:value-type="float">
            <text:p>3.656477</text:p>
          </table:table-cell>
          <table:table-cell/>
          <table:table-cell office:value-type="float" office:value="7.208919" calcext:value-type="float">
            <text:p>7.208919</text:p>
          </table:table-cell>
          <table:table-cell/>
          <table:table-cell office:value-type="float" office:value="3.699392" calcext:value-type="float">
            <text:p>3.699392</text:p>
          </table:table-cell>
          <table:table-cell table:formula="of:=[.L427]-[.L426]" office:value-type="float" office:value="0.00146600000000019" calcext:value-type="float">
            <text:p>0.00146600000000019</text:p>
          </table:table-cell>
          <table:table-cell table:number-columns-repeated="16371"/>
        </table:table-row>
        <table:table-row table:style-name="ro1">
          <table:table-cell office:value-type="float" office:value="164087" calcext:value-type="float">
            <text:p>164087</text:p>
          </table:table-cell>
          <table:table-cell table:formula="of:=[.B427]+1" office:value-type="float" office:value="426" calcext:value-type="float">
            <text:p>426</text:p>
          </table:table-cell>
          <table:table-cell table:number-columns-repeated="5"/>
          <table:table-cell office:value-type="float" office:value="3.607039" calcext:value-type="float">
            <text:p>3.607039</text:p>
          </table:table-cell>
          <table:table-cell/>
          <table:table-cell office:value-type="float" office:value="7.181469" calcext:value-type="float">
            <text:p>7.181469</text:p>
          </table:table-cell>
          <table:table-cell/>
          <table:table-cell office:value-type="float" office:value="3.700847" calcext:value-type="float">
            <text:p>3.700847</text:p>
          </table:table-cell>
          <table:table-cell table:formula="of:=[.L428]-[.L427]" office:value-type="float" office:value="0.00145499999999998" calcext:value-type="float">
            <text:p>0.00145499999999998</text:p>
          </table:table-cell>
          <table:table-cell table:number-columns-repeated="16371"/>
        </table:table-row>
        <table:table-row table:style-name="ro1">
          <table:table-cell office:value-type="float" office:value="164107" calcext:value-type="float">
            <text:p>164107</text:p>
          </table:table-cell>
          <table:table-cell table:formula="of:=[.B428]+1" office:value-type="float" office:value="427" calcext:value-type="float">
            <text:p>427</text:p>
          </table:table-cell>
          <table:table-cell table:number-columns-repeated="5"/>
          <table:table-cell office:value-type="float" office:value="3.585066" calcext:value-type="float">
            <text:p>3.585066</text:p>
          </table:table-cell>
          <table:table-cell/>
          <table:table-cell office:value-type="float" office:value="7.15347" calcext:value-type="float">
            <text:p>7.15347</text:p>
          </table:table-cell>
          <table:table-cell/>
          <table:table-cell office:value-type="float" office:value="3.703132" calcext:value-type="float">
            <text:p>3.703132</text:p>
          </table:table-cell>
          <table:table-cell table:formula="of:=[.L429]-[.L428]" office:value-type="float" office:value="0.00228500000000009" calcext:value-type="float">
            <text:p>0.00228500000000009</text:p>
          </table:table-cell>
          <table:table-cell table:number-columns-repeated="16371"/>
        </table:table-row>
        <table:table-row table:style-name="ro1">
          <table:table-cell office:value-type="float" office:value="164127" calcext:value-type="float">
            <text:p>164127</text:p>
          </table:table-cell>
          <table:table-cell table:formula="of:=[.B429]+1" office:value-type="float" office:value="428" calcext:value-type="float">
            <text:p>428</text:p>
          </table:table-cell>
          <table:table-cell table:number-columns-repeated="5"/>
          <table:table-cell office:value-type="float" office:value="3.56584" calcext:value-type="float">
            <text:p>3.56584</text:p>
          </table:table-cell>
          <table:table-cell/>
          <table:table-cell office:value-type="float" office:value="7.125817" calcext:value-type="float">
            <text:p>7.125817</text:p>
          </table:table-cell>
          <table:table-cell/>
          <table:table-cell office:value-type="float" office:value="3.705984" calcext:value-type="float">
            <text:p>3.705984</text:p>
          </table:table-cell>
          <table:table-cell table:formula="of:=[.L430]-[.L429]" office:value-type="float" office:value="0.00285199999999985" calcext:value-type="float">
            <text:p>0.00285199999999985</text:p>
          </table:table-cell>
          <table:table-cell table:number-columns-repeated="16371"/>
        </table:table-row>
        <table:table-row table:style-name="ro1">
          <table:table-cell office:value-type="float" office:value="164147" calcext:value-type="float">
            <text:p>164147</text:p>
          </table:table-cell>
          <table:table-cell table:formula="of:=[.B430]+1" office:value-type="float" office:value="429" calcext:value-type="float">
            <text:p>429</text:p>
          </table:table-cell>
          <table:table-cell table:number-columns-repeated="5"/>
          <table:table-cell office:value-type="float" office:value="3.543867" calcext:value-type="float">
            <text:p>3.543867</text:p>
          </table:table-cell>
          <table:table-cell/>
          <table:table-cell office:value-type="float" office:value="7.098163" calcext:value-type="float">
            <text:p>7.098163</text:p>
          </table:table-cell>
          <table:table-cell/>
          <table:table-cell office:value-type="float" office:value="3.708835" calcext:value-type="float">
            <text:p>3.708835</text:p>
          </table:table-cell>
          <table:table-cell table:formula="of:=[.L431]-[.L430]" office:value-type="float" office:value="0.00285100000000016" calcext:value-type="float">
            <text:p>0.00285100000000016</text:p>
          </table:table-cell>
          <table:table-cell table:number-columns-repeated="16371"/>
        </table:table-row>
        <table:table-row table:style-name="ro1">
          <table:table-cell office:value-type="float" office:value="164187" calcext:value-type="float">
            <text:p>164187</text:p>
          </table:table-cell>
          <table:table-cell table:formula="of:=[.B431]+1" office:value-type="float" office:value="430" calcext:value-type="float">
            <text:p>430</text:p>
          </table:table-cell>
          <table:table-cell table:number-columns-repeated="5"/>
          <table:table-cell office:value-type="float" office:value="3.497176" calcext:value-type="float">
            <text:p>3.497176</text:p>
          </table:table-cell>
          <table:table-cell/>
          <table:table-cell office:value-type="float" office:value="7.043983" calcext:value-type="float">
            <text:p>7.043983</text:p>
          </table:table-cell>
          <table:table-cell/>
          <table:table-cell office:value-type="float" office:value="3.715727" calcext:value-type="float">
            <text:p>3.715727</text:p>
          </table:table-cell>
          <table:table-cell table:formula="of:=[.L432]-[.L431]" office:value-type="float" office:value="0.00689199999999968" calcext:value-type="float">
            <text:p>0.00689199999999968</text:p>
          </table:table-cell>
          <table:table-cell table:number-columns-repeated="16371"/>
        </table:table-row>
        <table:table-row table:style-name="ro1">
          <table:table-cell office:value-type="float" office:value="164208" calcext:value-type="float">
            <text:p>164208</text:p>
          </table:table-cell>
          <table:table-cell table:formula="of:=[.B432]+1"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3.347615" calcext:value-type="float">
            <text:p>3.347615</text:p>
          </table:table-cell>
          <table:table-cell office:value-type="float" office:value="27.573" calcext:value-type="float">
            <text:p>27.573</text:p>
          </table:table-cell>
          <table:table-cell office:value-type="float" office:value="3.347615" calcext:value-type="float">
            <text:p>3.347615</text:p>
          </table:table-cell>
          <table:table-cell office:value-type="float" office:value="27.573" calcext:value-type="float">
            <text:p>27.573</text:p>
          </table:table-cell>
          <table:table-cell office:value-type="float" office:value="3.483443" calcext:value-type="float">
            <text:p>3.483443</text:p>
          </table:table-cell>
          <table:table-cell office:value-type="float" office:value="7.195955" calcext:value-type="float">
            <text:p>7.195955</text:p>
          </table:table-cell>
          <table:table-cell office:value-type="float" office:value="7.018433" calcext:value-type="float">
            <text:p>7.018433</text:p>
          </table:table-cell>
          <table:table-cell office:value-type="float" office:value="4.016957" calcext:value-type="float">
            <text:p>4.016957</text:p>
          </table:table-cell>
          <table:table-cell office:value-type="float" office:value="3.721343" calcext:value-type="float">
            <text:p>3.721343</text:p>
          </table:table-cell>
          <table:table-cell table:formula="of:=[.L433]-[.L432]" office:value-type="float" office:value="0.00561600000000029" calcext:value-type="float">
            <text:p>0.00561600000000029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4227" calcext:value-type="float">
            <text:p>164227</text:p>
          </table:table-cell>
          <table:table-cell table:formula="of:=[.B433]+1" office:value-type="float" office:value="432" calcext:value-type="float">
            <text:p>432</text:p>
          </table:table-cell>
          <table:table-cell table:number-columns-repeated="5"/>
          <table:table-cell office:value-type="float" office:value="3.827838" calcext:value-type="float">
            <text:p>3.827838</text:p>
          </table:table-cell>
          <table:table-cell/>
          <table:table-cell office:value-type="float" office:value="7.084077" calcext:value-type="float">
            <text:p>7.084077</text:p>
          </table:table-cell>
          <table:table-cell/>
          <table:table-cell office:value-type="float" office:value="3.864606" calcext:value-type="float">
            <text:p>3.864606</text:p>
          </table:table-cell>
          <table:table-cell table:formula="of:=[.L434]-[.L433]" office:value-type="float" office:value="0.143263" calcext:value-type="float">
            <text:p>0.143263</text:p>
          </table:table-cell>
          <table:table-cell table:number-columns-repeated="16371"/>
        </table:table-row>
        <table:table-row table:style-name="ro1">
          <table:table-cell office:value-type="float" office:value="164248" calcext:value-type="float">
            <text:p>164248</text:p>
          </table:table-cell>
          <table:table-cell table:formula="of:=[.B434]+1" office:value-type="float" office:value="433" calcext:value-type="float">
            <text:p>433</text:p>
          </table:table-cell>
          <table:table-cell table:number-columns-repeated="5"/>
          <table:table-cell office:value-type="float" office:value="3.816852" calcext:value-type="float">
            <text:p>3.816852</text:p>
          </table:table-cell>
          <table:table-cell/>
          <table:table-cell office:value-type="float" office:value="7.057319" calcext:value-type="float">
            <text:p>7.057319</text:p>
          </table:table-cell>
          <table:table-cell/>
          <table:table-cell office:value-type="float" office:value="3.870327" calcext:value-type="float">
            <text:p>3.870327</text:p>
          </table:table-cell>
          <table:table-cell table:formula="of:=[.L435]-[.L434]" office:value-type="float" office:value="0.00572099999999987" calcext:value-type="float">
            <text:p>0.00572099999999987</text:p>
          </table:table-cell>
          <table:table-cell table:number-columns-repeated="16371"/>
        </table:table-row>
        <table:table-row table:style-name="ro1">
          <table:table-cell office:value-type="float" office:value="164267" calcext:value-type="float">
            <text:p>164267</text:p>
          </table:table-cell>
          <table:table-cell table:formula="of:=[.B435]+1" office:value-type="float" office:value="434" calcext:value-type="float">
            <text:p>434</text:p>
          </table:table-cell>
          <table:table-cell table:number-columns-repeated="5"/>
          <table:table-cell office:value-type="float" office:value="3.767413" calcext:value-type="float">
            <text:p>3.767413</text:p>
          </table:table-cell>
          <table:table-cell/>
          <table:table-cell office:value-type="float" office:value="7.031149" calcext:value-type="float">
            <text:p>7.031149</text:p>
          </table:table-cell>
          <table:table-cell/>
          <table:table-cell office:value-type="float" office:value="3.875923" calcext:value-type="float">
            <text:p>3.875923</text:p>
          </table:table-cell>
          <table:table-cell table:formula="of:=[.L436]-[.L435]" office:value-type="float" office:value="0.00559599999999971" calcext:value-type="float">
            <text:p>0.00559599999999971</text:p>
          </table:table-cell>
          <table:table-cell table:number-columns-repeated="16371"/>
        </table:table-row>
        <table:table-row table:style-name="ro1">
          <table:table-cell office:value-type="float" office:value="164307" calcext:value-type="float">
            <text:p>164307</text:p>
          </table:table-cell>
          <table:table-cell table:formula="of:=[.B436]+1" office:value-type="float" office:value="435" calcext:value-type="float">
            <text:p>435</text:p>
          </table:table-cell>
          <table:table-cell table:number-columns-repeated="5"/>
          <table:table-cell office:value-type="float" office:value="3.803119" calcext:value-type="float">
            <text:p>3.803119</text:p>
          </table:table-cell>
          <table:table-cell/>
          <table:table-cell office:value-type="float" office:value="6.979936" calcext:value-type="float">
            <text:p>6.979936</text:p>
          </table:table-cell>
          <table:table-cell/>
          <table:table-cell office:value-type="float" office:value="3.890646" calcext:value-type="float">
            <text:p>3.890646</text:p>
          </table:table-cell>
          <table:table-cell table:formula="of:=[.L437]-[.L436]" office:value-type="float" office:value="0.014723" calcext:value-type="float">
            <text:p>0.014723</text:p>
          </table:table-cell>
          <table:table-cell table:number-columns-repeated="16371"/>
        </table:table-row>
        <table:table-row table:style-name="ro1">
          <table:table-cell office:value-type="float" office:value="164348" calcext:value-type="float">
            <text:p>164348</text:p>
          </table:table-cell>
          <table:table-cell table:formula="of:=[.B437]+1" office:value-type="float" office:value="436" calcext:value-type="float">
            <text:p>436</text:p>
          </table:table-cell>
          <table:table-cell table:number-columns-repeated="5"/>
          <table:table-cell office:value-type="float" office:value="3.85805" calcext:value-type="float">
            <text:p>3.85805</text:p>
          </table:table-cell>
          <table:table-cell/>
          <table:table-cell office:value-type="float" office:value="6.933994" calcext:value-type="float">
            <text:p>6.933994</text:p>
          </table:table-cell>
          <table:table-cell/>
          <table:table-cell office:value-type="float" office:value="3.91496" calcext:value-type="float">
            <text:p>3.91496</text:p>
          </table:table-cell>
          <table:table-cell table:formula="of:=[.L438]-[.L437]" office:value-type="float" office:value="0.0243140000000004" calcext:value-type="float">
            <text:p>0.0243140000000004</text:p>
          </table:table-cell>
          <table:table-cell table:number-columns-repeated="16371"/>
        </table:table-row>
        <table:table-row table:style-name="ro1">
          <table:table-cell office:value-type="float" office:value="164387" calcext:value-type="float">
            <text:p>164387</text:p>
          </table:table-cell>
          <table:table-cell table:formula="of:=[.B438]+1" office:value-type="float" office:value="437" calcext:value-type="float">
            <text:p>437</text:p>
          </table:table-cell>
          <table:table-cell table:number-columns-repeated="5"/>
          <table:table-cell office:value-type="float" office:value="4.097003" calcext:value-type="float">
            <text:p>4.097003</text:p>
          </table:table-cell>
          <table:table-cell/>
          <table:table-cell office:value-type="float" office:value="6.889362" calcext:value-type="float">
            <text:p>6.889362</text:p>
          </table:table-cell>
          <table:table-cell/>
          <table:table-cell office:value-type="float" office:value="3.941818" calcext:value-type="float">
            <text:p>3.941818</text:p>
          </table:table-cell>
          <table:table-cell table:formula="of:=[.L439]-[.L438]" office:value-type="float" office:value="0.0268579999999998" calcext:value-type="float">
            <text:p>0.0268579999999998</text:p>
          </table:table-cell>
          <table:table-cell table:number-columns-repeated="16371"/>
        </table:table-row>
        <table:table-row table:style-name="ro1">
          <table:table-cell office:value-type="float" office:value="164427" calcext:value-type="float">
            <text:p>164427</text:p>
          </table:table-cell>
          <table:table-cell table:formula="of:=[.B439]+1" office:value-type="float" office:value="438" calcext:value-type="float">
            <text:p>438</text:p>
          </table:table-cell>
          <table:table-cell table:number-columns-repeated="5"/>
          <table:table-cell office:value-type="float" office:value="4.256305" calcext:value-type="float">
            <text:p>4.256305</text:p>
          </table:table-cell>
          <table:table-cell/>
          <table:table-cell office:value-type="float" office:value="6.847095" calcext:value-type="float">
            <text:p>6.847095</text:p>
          </table:table-cell>
          <table:table-cell/>
          <table:table-cell office:value-type="float" office:value="3.975576" calcext:value-type="float">
            <text:p>3.975576</text:p>
          </table:table-cell>
          <table:table-cell table:formula="of:=[.L440]-[.L439]" office:value-type="float" office:value="0.0337580000000002" calcext:value-type="float">
            <text:p>0.0337580000000002</text:p>
          </table:table-cell>
          <table:table-cell table:number-columns-repeated="16371"/>
        </table:table-row>
        <table:table-row table:style-name="ro1">
          <table:table-cell office:value-type="float" office:value="164447" calcext:value-type="float">
            <text:p>164447</text:p>
          </table:table-cell>
          <table:table-cell table:formula="of:=[.B440]+1" office:value-type="float" office:value="439" calcext:value-type="float">
            <text:p>439</text:p>
          </table:table-cell>
          <table:table-cell table:number-columns-repeated="5"/>
          <table:table-cell office:value-type="float" office:value="4.278277" calcext:value-type="float">
            <text:p>4.278277</text:p>
          </table:table-cell>
          <table:table-cell/>
          <table:table-cell office:value-type="float" office:value="6.826056" calcext:value-type="float">
            <text:p>6.826056</text:p>
          </table:table-cell>
          <table:table-cell/>
          <table:table-cell office:value-type="float" office:value="3.992333" calcext:value-type="float">
            <text:p>3.992333</text:p>
          </table:table-cell>
          <table:table-cell table:formula="of:=[.L441]-[.L440]" office:value-type="float" office:value="0.0167569999999997" calcext:value-type="float">
            <text:p>0.0167569999999997</text:p>
          </table:table-cell>
          <table:table-cell table:number-columns-repeated="16371"/>
        </table:table-row>
        <table:table-row table:style-name="ro1">
          <table:table-cell office:value-type="float" office:value="164467" calcext:value-type="float">
            <text:p>164467</text:p>
          </table:table-cell>
          <table:table-cell table:formula="of:=[.B441]+1" office:value-type="float" office:value="440" calcext:value-type="float">
            <text:p>440</text:p>
          </table:table-cell>
          <table:table-cell table:number-columns-repeated="5"/>
          <table:table-cell office:value-type="float" office:value="4.333209" calcext:value-type="float">
            <text:p>4.333209</text:p>
          </table:table-cell>
          <table:table-cell/>
          <table:table-cell office:value-type="float" office:value="6.804766" calcext:value-type="float">
            <text:p>6.804766</text:p>
          </table:table-cell>
          <table:table-cell/>
          <table:table-cell office:value-type="float" office:value="4.009259" calcext:value-type="float">
            <text:p>4.009259</text:p>
          </table:table-cell>
          <table:table-cell table:formula="of:=[.L442]-[.L441]" office:value-type="float" office:value="0.0169260000000002" calcext:value-type="float">
            <text:p>0.0169260000000002</text:p>
          </table:table-cell>
          <table:table-cell table:number-columns-repeated="16371"/>
        </table:table-row>
        <table:table-row table:style-name="ro1">
          <table:table-cell office:value-type="float" office:value="164487" calcext:value-type="float">
            <text:p>164487</text:p>
          </table:table-cell>
          <table:table-cell table:formula="of:=[.B442]+1" office:value-type="float" office:value="441" calcext:value-type="float">
            <text:p>441</text:p>
          </table:table-cell>
          <table:table-cell table:number-columns-repeated="5"/>
          <table:table-cell office:value-type="float" office:value="4.382648" calcext:value-type="float">
            <text:p>4.382648</text:p>
          </table:table-cell>
          <table:table-cell/>
          <table:table-cell office:value-type="float" office:value="6.783466" calcext:value-type="float">
            <text:p>6.783466</text:p>
          </table:table-cell>
          <table:table-cell/>
          <table:table-cell office:value-type="float" office:value="4.026171" calcext:value-type="float">
            <text:p>4.026171</text:p>
          </table:table-cell>
          <table:table-cell table:formula="of:=[.L443]-[.L442]" office:value-type="float" office:value="0.0169119999999996" calcext:value-type="float">
            <text:p>0.0169119999999996</text:p>
          </table:table-cell>
          <table:table-cell table:number-columns-repeated="16371"/>
        </table:table-row>
        <table:table-row table:style-name="ro1">
          <table:table-cell office:value-type="float" office:value="164508" calcext:value-type="float">
            <text:p>164508</text:p>
          </table:table-cell>
          <table:table-cell table:formula="of:=[.B443]+1" office:value-type="float" office:value="442" calcext:value-type="float">
            <text:p>442</text:p>
          </table:table-cell>
          <table:table-cell office:value-type="float" office:value="7" calcext:value-type="float">
            <text:p>7</text:p>
          </table:table-cell>
          <table:table-cell office:value-type="float" office:value="3.483443" calcext:value-type="float">
            <text:p>3.483443</text:p>
          </table:table-cell>
          <table:table-cell office:value-type="float" office:value="3.417" calcext:value-type="float">
            <text:p>3.417</text:p>
          </table:table-cell>
          <table:table-cell office:value-type="float" office:value="3.483443" calcext:value-type="float">
            <text:p>3.483443</text:p>
          </table:table-cell>
          <table:table-cell office:value-type="float" office:value="3.417" calcext:value-type="float">
            <text:p>3.417</text:p>
          </table:table-cell>
          <table:table-cell office:value-type="float" office:value="4.448565" calcext:value-type="float">
            <text:p>4.448565</text:p>
          </table:table-cell>
          <table:table-cell office:value-type="float" office:value="6.93598" calcext:value-type="float">
            <text:p>6.93598</text:p>
          </table:table-cell>
          <table:table-cell office:value-type="float" office:value="6.762018" calcext:value-type="float">
            <text:p>6.762018</text:p>
          </table:table-cell>
          <table:table-cell office:value-type="float" office:value="4.267446" calcext:value-type="float">
            <text:p>4.267446</text:p>
          </table:table-cell>
          <table:table-cell office:value-type="float" office:value="4.043386" calcext:value-type="float">
            <text:p>4.043386</text:p>
          </table:table-cell>
          <table:table-cell table:formula="of:=[.L444]-[.L443]" office:value-type="float" office:value="0.0172150000000002" calcext:value-type="float">
            <text:p>0.0172150000000002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64527" calcext:value-type="float">
            <text:p>164527</text:p>
          </table:table-cell>
          <table:table-cell table:formula="of:=[.B444]+1" office:value-type="float" office:value="443" calcext:value-type="float">
            <text:p>443</text:p>
          </table:table-cell>
          <table:table-cell table:number-columns-repeated="5"/>
          <table:table-cell office:value-type="float" office:value="4.469551" calcext:value-type="float">
            <text:p>4.469551</text:p>
          </table:table-cell>
          <table:table-cell/>
          <table:table-cell office:value-type="float" office:value="6.808953" calcext:value-type="float">
            <text:p>6.808953</text:p>
          </table:table-cell>
          <table:table-cell/>
          <table:table-cell office:value-type="float" office:value="4.187215" calcext:value-type="float">
            <text:p>4.187215</text:p>
          </table:table-cell>
          <table:table-cell table:formula="of:=[.L445]-[.L444]" office:value-type="float" office:value="0.143829" calcext:value-type="float">
            <text:p>0.143829</text:p>
          </table:table-cell>
          <table:table-cell table:number-columns-repeated="16371"/>
        </table:table-row>
        <table:table-row table:style-name="ro1">
          <table:table-cell office:value-type="float" office:value="164547" calcext:value-type="float">
            <text:p>164547</text:p>
          </table:table-cell>
          <table:table-cell table:formula="of:=[.B445]+1" office:value-type="float" office:value="444" calcext:value-type="float">
            <text:p>444</text:p>
          </table:table-cell>
          <table:table-cell table:number-columns-repeated="5"/>
          <table:table-cell office:value-type="float" office:value="4.535469" calcext:value-type="float">
            <text:p>4.535469</text:p>
          </table:table-cell>
          <table:table-cell/>
          <table:table-cell office:value-type="float" office:value="6.787217" calcext:value-type="float">
            <text:p>6.787217</text:p>
          </table:table-cell>
          <table:table-cell/>
          <table:table-cell office:value-type="float" office:value="4.204552" calcext:value-type="float">
            <text:p>4.204552</text:p>
          </table:table-cell>
          <table:table-cell table:formula="of:=[.L446]-[.L445]" office:value-type="float" office:value="0.0173369999999995" calcext:value-type="float">
            <text:p>0.0173369999999995</text:p>
          </table:table-cell>
          <table:table-cell table:number-columns-repeated="16371"/>
        </table:table-row>
        <table:table-row table:style-name="ro1">
          <table:table-cell office:value-type="float" office:value="164568" calcext:value-type="float">
            <text:p>164568</text:p>
          </table:table-cell>
          <table:table-cell table:formula="of:=[.B446]+1" office:value-type="float" office:value="445" calcext:value-type="float">
            <text:p>445</text:p>
          </table:table-cell>
          <table:table-cell office:value-type="float" office:value="7" calcext:value-type="float">
            <text:p>7</text:p>
          </table:table-cell>
          <table:table-cell office:value-type="float" office:value="4.448565" calcext:value-type="float">
            <text:p>4.448565</text:p>
          </table:table-cell>
          <table:table-cell office:value-type="float" office:value="23.018" calcext:value-type="float">
            <text:p>23.018</text:p>
          </table:table-cell>
          <table:table-cell office:value-type="float" office:value="4.448565" calcext:value-type="float">
            <text:p>4.448565</text:p>
          </table:table-cell>
          <table:table-cell office:value-type="float" office:value="23.018" calcext:value-type="float">
            <text:p>23.018</text:p>
          </table:table-cell>
          <table:table-cell office:value-type="float" office:value="4.59864" calcext:value-type="float">
            <text:p>4.59864</text:p>
          </table:table-cell>
          <table:table-cell office:value-type="float" office:value="6.858555" calcext:value-type="float">
            <text:p>6.858555</text:p>
          </table:table-cell>
          <table:table-cell office:value-type="float" office:value="6.765225" calcext:value-type="float">
            <text:p>6.765225</text:p>
          </table:table-cell>
          <table:table-cell office:value-type="float" office:value="4.400402" calcext:value-type="float">
            <text:p>4.400402</text:p>
          </table:table-cell>
          <table:table-cell office:value-type="float" office:value="4.222054" calcext:value-type="float">
            <text:p>4.222054</text:p>
          </table:table-cell>
          <table:table-cell table:formula="of:=[.L447]-[.L446]" office:value-type="float" office:value="0.0175020000000004" calcext:value-type="float">
            <text:p>0.0175020000000004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4607" calcext:value-type="float">
            <text:p>164607</text:p>
          </table:table-cell>
          <table:table-cell table:formula="of:=[.B447]+1" office:value-type="float" office:value="446" calcext:value-type="float">
            <text:p>446</text:p>
          </table:table-cell>
          <table:table-cell table:number-columns-repeated="5"/>
          <table:table-cell office:value-type="float" office:value="5.060513" calcext:value-type="float">
            <text:p>5.060513</text:p>
          </table:table-cell>
          <table:table-cell/>
          <table:table-cell office:value-type="float" office:value="6.768591" calcext:value-type="float">
            <text:p>6.768591</text:p>
          </table:table-cell>
          <table:table-cell/>
          <table:table-cell office:value-type="float" office:value="4.350813" calcext:value-type="float">
            <text:p>4.350813</text:p>
          </table:table-cell>
          <table:table-cell table:formula="of:=[.L448]-[.L447]" office:value-type="float" office:value="0.128759" calcext:value-type="float">
            <text:p>0.128759</text:p>
          </table:table-cell>
          <table:table-cell table:number-columns-repeated="16371"/>
        </table:table-row>
        <table:table-row table:style-name="ro1">
          <table:table-cell office:value-type="float" office:value="164627" calcext:value-type="float">
            <text:p>164627</text:p>
          </table:table-cell>
          <table:table-cell table:formula="of:=[.B448]+1" office:value-type="float" office:value="447" calcext:value-type="float">
            <text:p>447</text:p>
          </table:table-cell>
          <table:table-cell table:number-columns-repeated="5"/>
          <table:table-cell office:value-type="float" office:value="5.093472" calcext:value-type="float">
            <text:p>5.093472</text:p>
          </table:table-cell>
          <table:table-cell/>
          <table:table-cell office:value-type="float" office:value="6.745086" calcext:value-type="float">
            <text:p>6.745086</text:p>
          </table:table-cell>
          <table:table-cell/>
          <table:table-cell office:value-type="float" office:value="4.368832" calcext:value-type="float">
            <text:p>4.368832</text:p>
          </table:table-cell>
          <table:table-cell table:formula="of:=[.L449]-[.L448]" office:value-type="float" office:value="0.0180190000000007" calcext:value-type="float">
            <text:p>0.0180190000000007</text:p>
          </table:table-cell>
          <table:table-cell table:number-columns-repeated="16371"/>
        </table:table-row>
        <table:table-row table:style-name="ro1">
          <table:table-cell office:value-type="float" office:value="164647" calcext:value-type="float">
            <text:p>164647</text:p>
          </table:table-cell>
          <table:table-cell table:formula="of:=[.B449]+1" office:value-type="float" office:value="448" calcext:value-type="float">
            <text:p>448</text:p>
          </table:table-cell>
          <table:table-cell office:value-type="float" office:value="7" calcext:value-type="float">
            <text:p>7</text:p>
          </table:table-cell>
          <table:table-cell office:value-type="float" office:value="4.59864" calcext:value-type="float">
            <text:p>4.59864</text:p>
          </table:table-cell>
          <table:table-cell office:value-type="float" office:value="-0.986" calcext:value-type="float">
            <text:p>-0.986</text:p>
          </table:table-cell>
          <table:table-cell office:value-type="float" office:value="4.59864" calcext:value-type="float">
            <text:p>4.59864</text:p>
          </table:table-cell>
          <table:table-cell office:value-type="float" office:value="-0.986" calcext:value-type="float">
            <text:p>-0.986</text:p>
          </table:table-cell>
          <table:table-cell office:value-type="float" office:value="5.140164" calcext:value-type="float">
            <text:p>5.140164</text:p>
          </table:table-cell>
          <table:table-cell office:value-type="float" office:value="6.604453" calcext:value-type="float">
            <text:p>6.604453</text:p>
          </table:table-cell>
          <table:table-cell office:value-type="float" office:value="6.721093" calcext:value-type="float">
            <text:p>6.721093</text:p>
          </table:table-cell>
          <table:table-cell office:value-type="float" office:value="4.288219" calcext:value-type="float">
            <text:p>4.288219</text:p>
          </table:table-cell>
          <table:table-cell office:value-type="float" office:value="4.387208" calcext:value-type="float">
            <text:p>4.387208</text:p>
          </table:table-cell>
          <table:table-cell table:formula="of:=[.L450]-[.L449]" office:value-type="float" office:value="0.0183759999999999" calcext:value-type="float">
            <text:p>0.0183759999999999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4668" calcext:value-type="float">
            <text:p>164668</text:p>
          </table:table-cell>
          <table:table-cell table:formula="of:=[.B450]+1" office:value-type="float" office:value="449" calcext:value-type="float">
            <text:p>449</text:p>
          </table:table-cell>
          <table:table-cell office:value-type="float" office:value="7" calcext:value-type="float">
            <text:p>7</text:p>
          </table:table-cell>
          <table:table-cell office:value-type="float" office:value="5.140164" calcext:value-type="float">
            <text:p>5.140164</text:p>
          </table:table-cell>
          <table:table-cell office:value-type="float" office:value="5.354" calcext:value-type="float">
            <text:p>5.354</text:p>
          </table:table-cell>
          <table:table-cell office:value-type="float" office:value="5.140164" calcext:value-type="float">
            <text:p>5.140164</text:p>
          </table:table-cell>
          <table:table-cell office:value-type="float" office:value="5.354" calcext:value-type="float">
            <text:p>5.354</text:p>
          </table:table-cell>
          <table:table-cell office:value-type="float" office:value="5.076105" calcext:value-type="float">
            <text:p>5.076105</text:p>
          </table:table-cell>
          <table:table-cell office:value-type="float" office:value="6.889411" calcext:value-type="float">
            <text:p>6.889411</text:p>
          </table:table-cell>
          <table:table-cell office:value-type="float" office:value="6.617419" calcext:value-type="float">
            <text:p>6.617419</text:p>
          </table:table-cell>
          <table:table-cell office:value-type="float" office:value="4.515909" calcext:value-type="float">
            <text:p>4.515909</text:p>
          </table:table-cell>
          <table:table-cell office:value-type="float" office:value="4.369741" calcext:value-type="float">
            <text:p>4.369741</text:p>
          </table:table-cell>
          <table:table-cell table:formula="of:=[.L451]-[.L450]" office:value-type="float" office:value="-0.0174669999999999" calcext:value-type="float">
            <text:p>-0.0174669999999999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64708" calcext:value-type="float">
            <text:p>164708</text:p>
          </table:table-cell>
          <table:table-cell table:formula="of:=[.B451]+1"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office:value-type="float" office:value="5.076105" calcext:value-type="float">
            <text:p>5.076105</text:p>
          </table:table-cell>
          <table:table-cell office:value-type="float" office:value="0.829" calcext:value-type="float">
            <text:p>0.829</text:p>
          </table:table-cell>
          <table:table-cell office:value-type="float" office:value="5.076105" calcext:value-type="float">
            <text:p>5.076105</text:p>
          </table:table-cell>
          <table:table-cell office:value-type="float" office:value="0.829" calcext:value-type="float">
            <text:p>0.829</text:p>
          </table:table-cell>
          <table:table-cell office:value-type="float" office:value="5.189584" calcext:value-type="float">
            <text:p>5.189584</text:p>
          </table:table-cell>
          <table:table-cell office:value-type="float" office:value="6.746404" calcext:value-type="float">
            <text:p>6.746404</text:p>
          </table:table-cell>
          <table:table-cell office:value-type="float" office:value="6.681698" calcext:value-type="float">
            <text:p>6.681698</text:p>
          </table:table-cell>
          <table:table-cell office:value-type="float" office:value="4.526164" calcext:value-type="float">
            <text:p>4.526164</text:p>
          </table:table-cell>
          <table:table-cell office:value-type="float" office:value="4.496606" calcext:value-type="float">
            <text:p>4.496606</text:p>
          </table:table-cell>
          <table:table-cell table:formula="of:=[.L452]-[.L451]" office:value-type="float" office:value="0.126865" calcext:value-type="float">
            <text:p>0.126865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4727" calcext:value-type="float">
            <text:p>164727</text:p>
          </table:table-cell>
          <table:table-cell table:formula="of:=[.B452]+1" office:value-type="float" office:value="451" calcext:value-type="float">
            <text:p>451</text:p>
          </table:table-cell>
          <table:table-cell table:number-columns-repeated="5"/>
          <table:table-cell office:value-type="float" office:value="5.175387" calcext:value-type="float">
            <text:p>5.175387</text:p>
          </table:table-cell>
          <table:table-cell/>
          <table:table-cell office:value-type="float" office:value="6.655917" calcext:value-type="float">
            <text:p>6.655917</text:p>
          </table:table-cell>
          <table:table-cell/>
          <table:table-cell office:value-type="float" office:value="4.552385" calcext:value-type="float">
            <text:p>4.552385</text:p>
          </table:table-cell>
          <table:table-cell table:formula="of:=[.L453]-[.L452]" office:value-type="float" office:value="0.0557790000000002" calcext:value-type="float">
            <text:p>0.0557790000000002</text:p>
          </table:table-cell>
          <table:table-cell table:number-columns-repeated="16371"/>
        </table:table-row>
        <table:table-row table:style-name="ro1">
          <table:table-cell office:value-type="float" office:value="164747" calcext:value-type="float">
            <text:p>164747</text:p>
          </table:table-cell>
          <table:table-cell table:formula="of:=[.B453]+1" office:value-type="float" office:value="452" calcext:value-type="float">
            <text:p>452</text:p>
          </table:table-cell>
          <table:table-cell table:number-columns-repeated="5"/>
          <table:table-cell office:value-type="float" office:value="5.246798" calcext:value-type="float">
            <text:p>5.246798</text:p>
          </table:table-cell>
          <table:table-cell/>
          <table:table-cell office:value-type="float" office:value="6.629252" calcext:value-type="float">
            <text:p>6.629252</text:p>
          </table:table-cell>
          <table:table-cell/>
          <table:table-cell office:value-type="float" office:value="4.570617" calcext:value-type="float">
            <text:p>4.570617</text:p>
          </table:table-cell>
          <table:table-cell table:formula="of:=[.L454]-[.L453]" office:value-type="float" office:value="0.0182320000000002" calcext:value-type="float">
            <text:p>0.0182320000000002</text:p>
          </table:table-cell>
          <table:table-cell table:number-columns-repeated="16371"/>
        </table:table-row>
        <table:table-row table:style-name="ro1">
          <table:table-cell office:value-type="float" office:value="164767" calcext:value-type="float">
            <text:p>164767</text:p>
          </table:table-cell>
          <table:table-cell table:formula="of:=[.B454]+1" office:value-type="float" office:value="453" calcext:value-type="float">
            <text:p>453</text:p>
          </table:table-cell>
          <table:table-cell table:number-columns-repeated="5"/>
          <table:table-cell office:value-type="float" office:value="5.323702" calcext:value-type="float">
            <text:p>5.323702</text:p>
          </table:table-cell>
          <table:table-cell/>
          <table:table-cell office:value-type="float" office:value="6.602785" calcext:value-type="float">
            <text:p>6.602785</text:p>
          </table:table-cell>
          <table:table-cell/>
          <table:table-cell office:value-type="float" office:value="4.588605" calcext:value-type="float">
            <text:p>4.588605</text:p>
          </table:table-cell>
          <table:table-cell table:formula="of:=[.L455]-[.L454]" office:value-type="float" office:value="0.0179879999999999" calcext:value-type="float">
            <text:p>0.0179879999999999</text:p>
          </table:table-cell>
          <table:table-cell table:number-columns-repeated="16371"/>
        </table:table-row>
        <table:table-row table:style-name="ro1">
          <table:table-cell office:value-type="float" office:value="164787" calcext:value-type="float">
            <text:p>164787</text:p>
          </table:table-cell>
          <table:table-cell table:formula="of:=[.B455]+1" office:value-type="float" office:value="454" calcext:value-type="float">
            <text:p>454</text:p>
          </table:table-cell>
          <table:table-cell table:number-columns-repeated="5"/>
          <table:table-cell office:value-type="float" office:value="5.373141" calcext:value-type="float">
            <text:p>5.373141</text:p>
          </table:table-cell>
          <table:table-cell/>
          <table:table-cell office:value-type="float" office:value="6.575016" calcext:value-type="float">
            <text:p>6.575016</text:p>
          </table:table-cell>
          <table:table-cell/>
          <table:table-cell office:value-type="float" office:value="4.606263" calcext:value-type="float">
            <text:p>4.606263</text:p>
          </table:table-cell>
          <table:table-cell table:formula="of:=[.L456]-[.L455]" office:value-type="float" office:value="0.017658" calcext:value-type="float">
            <text:p>0.017658</text:p>
          </table:table-cell>
          <table:table-cell table:number-columns-repeated="16371"/>
        </table:table-row>
        <table:table-row table:style-name="ro1">
          <table:table-cell office:value-type="float" office:value="164807" calcext:value-type="float">
            <text:p>164807</text:p>
          </table:table-cell>
          <table:table-cell table:formula="of:=[.B456]+1" office:value-type="float" office:value="455" calcext:value-type="float">
            <text:p>455</text:p>
          </table:table-cell>
          <table:table-cell table:number-columns-repeated="5"/>
          <table:table-cell office:value-type="float" office:value="5.422579" calcext:value-type="float">
            <text:p>5.422579</text:p>
          </table:table-cell>
          <table:table-cell/>
          <table:table-cell office:value-type="float" office:value="6.546968" calcext:value-type="float">
            <text:p>6.546968</text:p>
          </table:table-cell>
          <table:table-cell/>
          <table:table-cell office:value-type="float" office:value="4.622947" calcext:value-type="float">
            <text:p>4.622947</text:p>
          </table:table-cell>
          <table:table-cell table:formula="of:=[.L457]-[.L456]" office:value-type="float" office:value="0.0166839999999997" calcext:value-type="float">
            <text:p>0.0166839999999997</text:p>
          </table:table-cell>
          <table:table-cell table:number-columns-repeated="16371"/>
        </table:table-row>
        <table:table-row table:style-name="ro1">
          <table:table-cell office:value-type="float" office:value="164827" calcext:value-type="float">
            <text:p>164827</text:p>
          </table:table-cell>
          <table:table-cell table:formula="of:=[.B457]+1" office:value-type="float" office:value="456" calcext:value-type="float">
            <text:p>456</text:p>
          </table:table-cell>
          <table:table-cell table:number-columns-repeated="5"/>
          <table:table-cell office:value-type="float" office:value="5.463778" calcext:value-type="float">
            <text:p>5.463778</text:p>
          </table:table-cell>
          <table:table-cell/>
          <table:table-cell office:value-type="float" office:value="6.518392" calcext:value-type="float">
            <text:p>6.518392</text:p>
          </table:table-cell>
          <table:table-cell/>
          <table:table-cell office:value-type="float" office:value="4.639927" calcext:value-type="float">
            <text:p>4.639927</text:p>
          </table:table-cell>
          <table:table-cell table:formula="of:=[.L458]-[.L457]" office:value-type="float" office:value="0.0169800000000002" calcext:value-type="float">
            <text:p>0.0169800000000002</text:p>
          </table:table-cell>
          <table:table-cell table:number-columns-repeated="16371"/>
        </table:table-row>
        <table:table-row table:style-name="ro1">
          <table:table-cell office:value-type="float" office:value="164847" calcext:value-type="float">
            <text:p>164847</text:p>
          </table:table-cell>
          <table:table-cell table:formula="of:=[.B458]+1" office:value-type="float" office:value="457" calcext:value-type="float">
            <text:p>457</text:p>
          </table:table-cell>
          <table:table-cell table:number-columns-repeated="5"/>
          <table:table-cell office:value-type="float" office:value="5.51047" calcext:value-type="float">
            <text:p>5.51047</text:p>
          </table:table-cell>
          <table:table-cell/>
          <table:table-cell office:value-type="float" office:value="6.49032" calcext:value-type="float">
            <text:p>6.49032</text:p>
          </table:table-cell>
          <table:table-cell/>
          <table:table-cell office:value-type="float" office:value="4.656569" calcext:value-type="float">
            <text:p>4.656569</text:p>
          </table:table-cell>
          <table:table-cell table:formula="of:=[.L459]-[.L458]" office:value-type="float" office:value="0.016642" calcext:value-type="float">
            <text:p>0.016642</text:p>
          </table:table-cell>
          <table:table-cell table:number-columns-repeated="16371"/>
        </table:table-row>
        <table:table-row table:style-name="ro1">
          <table:table-cell office:value-type="float" office:value="164868" calcext:value-type="float">
            <text:p>164868</text:p>
          </table:table-cell>
          <table:table-cell table:formula="of:=[.B459]+1"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office:value-type="float" office:value="5.189584" calcext:value-type="float">
            <text:p>5.189584</text:p>
          </table:table-cell>
          <table:table-cell office:value-type="float" office:value="-1.442" calcext:value-type="float">
            <text:p>-1.442</text:p>
          </table:table-cell>
          <table:table-cell office:value-type="float" office:value="5.189584" calcext:value-type="float">
            <text:p>5.189584</text:p>
          </table:table-cell>
          <table:table-cell office:value-type="float" office:value="-1.442" calcext:value-type="float">
            <text:p>-1.442</text:p>
          </table:table-cell>
          <table:table-cell office:value-type="float" office:value="5.581881" calcext:value-type="float">
            <text:p>5.581881</text:p>
          </table:table-cell>
          <table:table-cell office:value-type="float" office:value="6.453831" calcext:value-type="float">
            <text:p>6.453831</text:p>
          </table:table-cell>
          <table:table-cell office:value-type="float" office:value="6.461972" calcext:value-type="float">
            <text:p>6.461972</text:p>
          </table:table-cell>
          <table:table-cell office:value-type="float" office:value="4.497546" calcext:value-type="float">
            <text:p>4.497546</text:p>
          </table:table-cell>
          <table:table-cell office:value-type="float" office:value="4.673341" calcext:value-type="float">
            <text:p>4.673341</text:p>
          </table:table-cell>
          <table:table-cell table:formula="of:=[.L460]-[.L459]" office:value-type="float" office:value="0.0167719999999996" calcext:value-type="float">
            <text:p>0.0167719999999996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4907" calcext:value-type="float">
            <text:p>164907</text:p>
          </table:table-cell>
          <table:table-cell table:formula="of:=[.B460]+1" office:value-type="float" office:value="459" calcext:value-type="float">
            <text:p>459</text:p>
          </table:table-cell>
          <table:table-cell table:number-columns-repeated="5"/>
          <table:table-cell office:value-type="float" office:value="5.623985" calcext:value-type="float">
            <text:p>5.623985</text:p>
          </table:table-cell>
          <table:table-cell/>
          <table:table-cell office:value-type="float" office:value="6.378817" calcext:value-type="float">
            <text:p>6.378817</text:p>
          </table:table-cell>
          <table:table-cell/>
          <table:table-cell office:value-type="float" office:value="4.632775" calcext:value-type="float">
            <text:p>4.632775</text:p>
          </table:table-cell>
          <table:table-cell table:formula="of:=[.L461]-[.L460]" office:value-type="float" office:value="-0.0405660000000001" calcext:value-type="float">
            <text:p>-0.0405660000000001</text:p>
          </table:table-cell>
          <table:table-cell table:number-columns-repeated="16371"/>
        </table:table-row>
        <table:table-row table:style-name="ro1">
          <table:table-cell office:value-type="float" office:value="164927" calcext:value-type="float">
            <text:p>164927</text:p>
          </table:table-cell>
          <table:table-cell table:formula="of:=[.B461]+1"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office:value-type="float" office:value="5.581881" calcext:value-type="float">
            <text:p>5.581881</text:p>
          </table:table-cell>
          <table:table-cell office:value-type="float" office:value="22.304" calcext:value-type="float">
            <text:p>22.304</text:p>
          </table:table-cell>
          <table:table-cell office:value-type="float" office:value="5.581881" calcext:value-type="float">
            <text:p>5.581881</text:p>
          </table:table-cell>
          <table:table-cell office:value-type="float" office:value="22.304" calcext:value-type="float">
            <text:p>22.304</text:p>
          </table:table-cell>
          <table:table-cell office:value-type="float" office:value="5.640464" calcext:value-type="float">
            <text:p>5.640464</text:p>
          </table:table-cell>
          <table:table-cell office:value-type="float" office:value="6.476475" calcext:value-type="float">
            <text:p>6.476475</text:p>
          </table:table-cell>
          <table:table-cell office:value-type="float" office:value="6.348553" calcext:value-type="float">
            <text:p>6.348553</text:p>
          </table:table-cell>
          <table:table-cell office:value-type="float" office:value="4.512919" calcext:value-type="float">
            <text:p>4.512919</text:p>
          </table:table-cell>
          <table:table-cell office:value-type="float" office:value="4.649863" calcext:value-type="float">
            <text:p>4.649863</text:p>
          </table:table-cell>
          <table:table-cell table:formula="of:=[.L462]-[.L461]" office:value-type="float" office:value="0.0170880000000002" calcext:value-type="float">
            <text:p>0.0170880000000002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4947" calcext:value-type="float">
            <text:p>164947</text:p>
          </table:table-cell>
          <table:table-cell table:formula="of:=[.B462]+1" office:value-type="float" office:value="461" calcext:value-type="float">
            <text:p>461</text:p>
          </table:table-cell>
          <table:table-cell table:number-columns-repeated="5"/>
          <table:table-cell office:value-type="float" office:value="5.947151" calcext:value-type="float">
            <text:p>5.947151</text:p>
          </table:table-cell>
          <table:table-cell/>
          <table:table-cell office:value-type="float" office:value="6.338309" calcext:value-type="float">
            <text:p>6.338309</text:p>
          </table:table-cell>
          <table:table-cell/>
          <table:table-cell office:value-type="float" office:value="4.615377" calcext:value-type="float">
            <text:p>4.615377</text:p>
          </table:table-cell>
          <table:table-cell table:formula="of:=[.L463]-[.L462]" office:value-type="float" office:value="-0.0344860000000002" calcext:value-type="float">
            <text:p>-0.0344860000000002</text:p>
          </table:table-cell>
          <table:table-cell table:number-columns-repeated="16371"/>
        </table:table-row>
        <table:table-row table:style-name="ro1">
          <table:table-cell office:value-type="float" office:value="164967" calcext:value-type="float">
            <text:p>164967</text:p>
          </table:table-cell>
          <table:table-cell table:formula="of:=[.B463]+1" office:value-type="float" office:value="462" calcext:value-type="float">
            <text:p>462</text:p>
          </table:table-cell>
          <table:table-cell table:number-columns-repeated="5"/>
          <table:table-cell office:value-type="float" office:value="5.98011" calcext:value-type="float">
            <text:p>5.98011</text:p>
          </table:table-cell>
          <table:table-cell/>
          <table:table-cell office:value-type="float" office:value="6.307944" calcext:value-type="float">
            <text:p>6.307944</text:p>
          </table:table-cell>
          <table:table-cell/>
          <table:table-cell office:value-type="float" office:value="4.632285" calcext:value-type="float">
            <text:p>4.632285</text:p>
          </table:table-cell>
          <table:table-cell table:formula="of:=[.L464]-[.L463]" office:value-type="float" office:value="0.0169080000000008" calcext:value-type="float">
            <text:p>0.0169080000000008</text:p>
          </table:table-cell>
          <table:table-cell table:number-columns-repeated="16371"/>
        </table:table-row>
        <table:table-row table:style-name="ro1">
          <table:table-cell office:value-type="float" office:value="164987" calcext:value-type="float">
            <text:p>164987</text:p>
          </table:table-cell>
          <table:table-cell table:formula="of:=[.B464]+1" office:value-type="float" office:value="463" calcext:value-type="float">
            <text:p>463</text:p>
          </table:table-cell>
          <table:table-cell table:number-columns-repeated="5"/>
          <table:table-cell office:value-type="float" office:value="6.040535" calcext:value-type="float">
            <text:p>6.040535</text:p>
          </table:table-cell>
          <table:table-cell/>
          <table:table-cell office:value-type="float" office:value="6.277129" calcext:value-type="float">
            <text:p>6.277129</text:p>
          </table:table-cell>
          <table:table-cell/>
          <table:table-cell office:value-type="float" office:value="4.64899" calcext:value-type="float">
            <text:p>4.64899</text:p>
          </table:table-cell>
          <table:table-cell table:formula="of:=[.L465]-[.L464]" office:value-type="float" office:value="0.016705" calcext:value-type="float">
            <text:p>0.016705</text:p>
          </table:table-cell>
          <table:table-cell table:number-columns-repeated="16371"/>
        </table:table-row>
        <table:table-row table:style-name="ro1">
          <table:table-cell office:value-type="float" office:value="165007" calcext:value-type="float">
            <text:p>165007</text:p>
          </table:table-cell>
          <table:table-cell table:formula="of:=[.B465]+1" office:value-type="float" office:value="464" calcext:value-type="float">
            <text:p>464</text:p>
          </table:table-cell>
          <table:table-cell table:number-columns-repeated="5"/>
          <table:table-cell office:value-type="float" office:value="6.057014" calcext:value-type="float">
            <text:p>6.057014</text:p>
          </table:table-cell>
          <table:table-cell/>
          <table:table-cell office:value-type="float" office:value="6.246825" calcext:value-type="float">
            <text:p>6.246825</text:p>
          </table:table-cell>
          <table:table-cell/>
          <table:table-cell office:value-type="float" office:value="4.66471" calcext:value-type="float">
            <text:p>4.66471</text:p>
          </table:table-cell>
          <table:table-cell table:formula="of:=[.L466]-[.L465]" office:value-type="float" office:value="0.01572" calcext:value-type="float">
            <text:p>0.01572</text:p>
          </table:table-cell>
          <table:table-cell table:number-columns-repeated="16371"/>
        </table:table-row>
        <table:table-row table:style-name="ro1">
          <table:table-cell office:value-type="float" office:value="165047" calcext:value-type="float">
            <text:p>165047</text:p>
          </table:table-cell>
          <table:table-cell table:formula="of:=[.B466]+1" office:value-type="float" office:value="465" calcext:value-type="float">
            <text:p>465</text:p>
          </table:table-cell>
          <table:table-cell table:number-columns-repeated="5"/>
          <table:table-cell office:value-type="float" office:value="6.144905" calcext:value-type="float">
            <text:p>6.144905</text:p>
          </table:table-cell>
          <table:table-cell/>
          <table:table-cell office:value-type="float" office:value="6.183748" calcext:value-type="float">
            <text:p>6.183748</text:p>
          </table:table-cell>
          <table:table-cell/>
          <table:table-cell office:value-type="float" office:value="4.697295" calcext:value-type="float">
            <text:p>4.697295</text:p>
          </table:table-cell>
          <table:table-cell table:formula="of:=[.L467]-[.L466]" office:value-type="float" office:value="0.0325850000000001" calcext:value-type="float">
            <text:p>0.0325850000000001</text:p>
          </table:table-cell>
          <table:table-cell table:number-columns-repeated="16371"/>
        </table:table-row>
        <table:table-row table:style-name="ro1">
          <table:table-cell office:value-type="float" office:value="165067" calcext:value-type="float">
            <text:p>165067</text:p>
          </table:table-cell>
          <table:table-cell table:formula="of:=[.B467]+1" office:value-type="float" office:value="466" calcext:value-type="float">
            <text:p>466</text:p>
          </table:table-cell>
          <table:table-cell table:number-columns-repeated="5"/>
          <table:table-cell office:value-type="float" office:value="6.177864" calcext:value-type="float">
            <text:p>6.177864</text:p>
          </table:table-cell>
          <table:table-cell/>
          <table:table-cell office:value-type="float" office:value="6.152601" calcext:value-type="float">
            <text:p>6.152601</text:p>
          </table:table-cell>
          <table:table-cell/>
          <table:table-cell office:value-type="float" office:value="4.713357" calcext:value-type="float">
            <text:p>4.713357</text:p>
          </table:table-cell>
          <table:table-cell table:formula="of:=[.L468]-[.L467]" office:value-type="float" office:value="0.0160619999999998" calcext:value-type="float">
            <text:p>0.0160619999999998</text:p>
          </table:table-cell>
          <table:table-cell table:number-columns-repeated="16371"/>
        </table:table-row>
        <table:table-row table:style-name="ro1">
          <table:table-cell office:value-type="float" office:value="165087" calcext:value-type="float">
            <text:p>165087</text:p>
          </table:table-cell>
          <table:table-cell table:formula="of:=[.B468]+1" office:value-type="float" office:value="467" calcext:value-type="float">
            <text:p>467</text:p>
          </table:table-cell>
          <table:table-cell table:number-columns-repeated="5"/>
          <table:table-cell office:value-type="float" office:value="6.224556" calcext:value-type="float">
            <text:p>6.224556</text:p>
          </table:table-cell>
          <table:table-cell/>
          <table:table-cell office:value-type="float" office:value="6.120637" calcext:value-type="float">
            <text:p>6.120637</text:p>
          </table:table-cell>
          <table:table-cell/>
          <table:table-cell office:value-type="float" office:value="4.729815" calcext:value-type="float">
            <text:p>4.729815</text:p>
          </table:table-cell>
          <table:table-cell table:formula="of:=[.L469]-[.L468]" office:value-type="float" office:value="0.0164580000000001" calcext:value-type="float">
            <text:p>0.0164580000000001</text:p>
          </table:table-cell>
          <table:table-cell table:number-columns-repeated="16371"/>
        </table:table-row>
        <table:table-row table:style-name="ro1">
          <table:table-cell office:value-type="float" office:value="165107" calcext:value-type="float">
            <text:p>165107</text:p>
          </table:table-cell>
          <table:table-cell table:formula="of:=[.B469]+1" office:value-type="float" office:value="468" calcext:value-type="float">
            <text:p>468</text:p>
          </table:table-cell>
          <table:table-cell table:number-columns-repeated="5"/>
          <table:table-cell office:value-type="float" office:value="6.252022" calcext:value-type="float">
            <text:p>6.252022</text:p>
          </table:table-cell>
          <table:table-cell/>
          <table:table-cell office:value-type="float" office:value="6.088821" calcext:value-type="float">
            <text:p>6.088821</text:p>
          </table:table-cell>
          <table:table-cell/>
          <table:table-cell office:value-type="float" office:value="4.744342" calcext:value-type="float">
            <text:p>4.744342</text:p>
          </table:table-cell>
          <table:table-cell table:formula="of:=[.L470]-[.L469]" office:value-type="float" office:value="0.0145269999999993" calcext:value-type="float">
            <text:p>0.0145269999999993</text:p>
          </table:table-cell>
          <table:table-cell table:number-columns-repeated="16371"/>
        </table:table-row>
        <table:table-row table:style-name="ro1">
          <table:table-cell office:value-type="float" office:value="165127" calcext:value-type="float">
            <text:p>165127</text:p>
          </table:table-cell>
          <table:table-cell table:formula="of:=[.B470]+1" office:value-type="float" office:value="469" calcext:value-type="float">
            <text:p>469</text:p>
          </table:table-cell>
          <table:table-cell table:number-columns-repeated="5"/>
          <table:table-cell office:value-type="float" office:value="6.265754" calcext:value-type="float">
            <text:p>6.265754</text:p>
          </table:table-cell>
          <table:table-cell/>
          <table:table-cell office:value-type="float" office:value="6.056606" calcext:value-type="float">
            <text:p>6.056606</text:p>
          </table:table-cell>
          <table:table-cell/>
          <table:table-cell office:value-type="float" office:value="4.757162" calcext:value-type="float">
            <text:p>4.757162</text:p>
          </table:table-cell>
          <table:table-cell table:formula="of:=[.L471]-[.L470]" office:value-type="float" office:value="0.0128200000000005" calcext:value-type="float">
            <text:p>0.0128200000000005</text:p>
          </table:table-cell>
          <table:table-cell table:number-columns-repeated="16371"/>
        </table:table-row>
        <table:table-row table:style-name="ro1">
          <table:table-cell office:value-type="float" office:value="165147" calcext:value-type="float">
            <text:p>165147</text:p>
          </table:table-cell>
          <table:table-cell table:formula="of:=[.B471]+1" office:value-type="float" office:value="470" calcext:value-type="float">
            <text:p>470</text:p>
          </table:table-cell>
          <table:table-cell table:number-columns-repeated="5"/>
          <table:table-cell office:value-type="float" office:value="6.235542" calcext:value-type="float">
            <text:p>6.235542</text:p>
          </table:table-cell>
          <table:table-cell/>
          <table:table-cell office:value-type="float" office:value="6.024107" calcext:value-type="float">
            <text:p>6.024107</text:p>
          </table:table-cell>
          <table:table-cell/>
          <table:table-cell office:value-type="float" office:value="4.770085" calcext:value-type="float">
            <text:p>4.770085</text:p>
          </table:table-cell>
          <table:table-cell table:formula="of:=[.L472]-[.L471]" office:value-type="float" office:value="0.0129229999999998" calcext:value-type="float">
            <text:p>0.0129229999999998</text:p>
          </table:table-cell>
          <table:table-cell table:number-columns-repeated="16371"/>
        </table:table-row>
        <table:table-row table:style-name="ro1">
          <table:table-cell office:value-type="float" office:value="165167" calcext:value-type="float">
            <text:p>165167</text:p>
          </table:table-cell>
          <table:table-cell table:formula="of:=[.B472]+1" office:value-type="float" office:value="471" calcext:value-type="float">
            <text:p>471</text:p>
          </table:table-cell>
          <table:table-cell table:number-columns-repeated="5"/>
          <table:table-cell office:value-type="float" office:value="6.246528" calcext:value-type="float">
            <text:p>6.246528</text:p>
          </table:table-cell>
          <table:table-cell/>
          <table:table-cell office:value-type="float" office:value="5.990502" calcext:value-type="float">
            <text:p>5.990502</text:p>
          </table:table-cell>
          <table:table-cell/>
          <table:table-cell office:value-type="float" office:value="4.783491" calcext:value-type="float">
            <text:p>4.783491</text:p>
          </table:table-cell>
          <table:table-cell table:formula="of:=[.L473]-[.L472]" office:value-type="float" office:value="0.0134059999999998" calcext:value-type="float">
            <text:p>0.0134059999999998</text:p>
          </table:table-cell>
          <table:table-cell table:number-columns-repeated="16371"/>
        </table:table-row>
        <table:table-row table:style-name="ro1">
          <table:table-cell office:value-type="float" office:value="165208" calcext:value-type="float">
            <text:p>165208</text:p>
          </table:table-cell>
          <table:table-cell table:formula="of:=[.B473]+1" office:value-type="float" office:value="472" calcext:value-type="float">
            <text:p>472</text:p>
          </table:table-cell>
          <table:table-cell table:number-columns-repeated="5"/>
          <table:table-cell office:value-type="float" office:value="6.265754" calcext:value-type="float">
            <text:p>6.265754</text:p>
          </table:table-cell>
          <table:table-cell/>
          <table:table-cell office:value-type="float" office:value="5.924002" calcext:value-type="float">
            <text:p>5.924002</text:p>
          </table:table-cell>
          <table:table-cell/>
          <table:table-cell office:value-type="float" office:value="4.805484" calcext:value-type="float">
            <text:p>4.805484</text:p>
          </table:table-cell>
          <table:table-cell table:formula="of:=[.L474]-[.L473]" office:value-type="float" office:value="0.0219930000000002" calcext:value-type="float">
            <text:p>0.0219930000000002</text:p>
          </table:table-cell>
          <table:table-cell table:number-columns-repeated="16371"/>
        </table:table-row>
        <table:table-row table:style-name="ro1">
          <table:table-cell office:value-type="float" office:value="165247" calcext:value-type="float">
            <text:p>165247</text:p>
          </table:table-cell>
          <table:table-cell table:formula="of:=[.B474]+1" office:value-type="float" office:value="473" calcext:value-type="float">
            <text:p>473</text:p>
          </table:table-cell>
          <table:table-cell table:number-columns-repeated="5"/>
          <table:table-cell office:value-type="float" office:value="6.337166" calcext:value-type="float">
            <text:p>6.337166</text:p>
          </table:table-cell>
          <table:table-cell/>
          <table:table-cell office:value-type="float" office:value="5.856166" calcext:value-type="float">
            <text:p>5.856166</text:p>
          </table:table-cell>
          <table:table-cell/>
          <table:table-cell office:value-type="float" office:value="4.826498" calcext:value-type="float">
            <text:p>4.826498</text:p>
          </table:table-cell>
          <table:table-cell table:formula="of:=[.L475]-[.L474]" office:value-type="float" office:value="0.0210140000000001" calcext:value-type="float">
            <text:p>0.0210140000000001</text:p>
          </table:table-cell>
          <table:table-cell table:number-columns-repeated="16371"/>
        </table:table-row>
        <table:table-row table:style-name="ro1">
          <table:table-cell office:value-type="float" office:value="165267" calcext:value-type="float">
            <text:p>165267</text:p>
          </table:table-cell>
          <table:table-cell table:formula="of:=[.B475]+1" office:value-type="float" office:value="474" calcext:value-type="float">
            <text:p>474</text:p>
          </table:table-cell>
          <table:table-cell table:number-columns-repeated="5"/>
          <table:table-cell office:value-type="float" office:value="6.353645" calcext:value-type="float">
            <text:p>6.353645</text:p>
          </table:table-cell>
          <table:table-cell/>
          <table:table-cell office:value-type="float" office:value="5.822674" calcext:value-type="float">
            <text:p>5.822674</text:p>
          </table:table-cell>
          <table:table-cell/>
          <table:table-cell office:value-type="float" office:value="4.836848" calcext:value-type="float">
            <text:p>4.836848</text:p>
          </table:table-cell>
          <table:table-cell table:formula="of:=[.L476]-[.L475]" office:value-type="float" office:value="0.0103499999999999" calcext:value-type="float">
            <text:p>0.0103499999999999</text:p>
          </table:table-cell>
          <table:table-cell table:number-columns-repeated="16371"/>
        </table:table-row>
        <table:table-row table:style-name="ro1">
          <table:table-cell office:value-type="float" office:value="165287" calcext:value-type="float">
            <text:p>165287</text:p>
          </table:table-cell>
          <table:table-cell table:formula="of:=[.B476]+1" office:value-type="float" office:value="475" calcext:value-type="float">
            <text:p>475</text:p>
          </table:table-cell>
          <table:table-cell table:number-columns-repeated="5"/>
          <table:table-cell office:value-type="float" office:value="6.353645" calcext:value-type="float">
            <text:p>6.353645</text:p>
          </table:table-cell>
          <table:table-cell/>
          <table:table-cell office:value-type="float" office:value="5.789757" calcext:value-type="float">
            <text:p>5.789757</text:p>
          </table:table-cell>
          <table:table-cell/>
          <table:table-cell office:value-type="float" office:value="4.847012" calcext:value-type="float">
            <text:p>4.847012</text:p>
          </table:table-cell>
          <table:table-cell table:formula="of:=[.L477]-[.L476]" office:value-type="float" office:value="0.0101640000000005" calcext:value-type="float">
            <text:p>0.0101640000000005</text:p>
          </table:table-cell>
          <table:table-cell table:number-columns-repeated="16371"/>
        </table:table-row>
        <table:table-row table:style-name="ro1">
          <table:table-cell office:value-type="float" office:value="165307" calcext:value-type="float">
            <text:p>165307</text:p>
          </table:table-cell>
          <table:table-cell table:formula="of:=[.B477]+1" office:value-type="float" office:value="476" calcext:value-type="float">
            <text:p>476</text:p>
          </table:table-cell>
          <table:table-cell office:value-type="float" office:value="7" calcext:value-type="float">
            <text:p>7</text:p>
          </table:table-cell>
          <table:table-cell office:value-type="float" office:value="5.640464" calcext:value-type="float">
            <text:p>5.640464</text:p>
          </table:table-cell>
          <table:table-cell office:value-type="float" office:value="9.751" calcext:value-type="float">
            <text:p>9.751</text:p>
          </table:table-cell>
          <table:table-cell office:value-type="float" office:value="5.640464" calcext:value-type="float">
            <text:p>5.640464</text:p>
          </table:table-cell>
          <table:table-cell office:value-type="float" office:value="9.751" calcext:value-type="float">
            <text:p>9.751</text:p>
          </table:table-cell>
          <table:table-cell office:value-type="float" office:value="6.359138" calcext:value-type="float">
            <text:p>6.359138</text:p>
          </table:table-cell>
          <table:table-cell office:value-type="float" office:value="5.919688" calcext:value-type="float">
            <text:p>5.919688</text:p>
          </table:table-cell>
          <table:table-cell office:value-type="float" office:value="5.75594" calcext:value-type="float">
            <text:p>5.75594</text:p>
          </table:table-cell>
          <table:table-cell office:value-type="float" office:value="4.689093" calcext:value-type="float">
            <text:p>4.689093</text:p>
          </table:table-cell>
          <table:table-cell office:value-type="float" office:value="4.856059" calcext:value-type="float">
            <text:p>4.856059</text:p>
          </table:table-cell>
          <table:table-cell table:formula="of:=[.L478]-[.L477]" office:value-type="float" office:value="0.00904699999999981" calcext:value-type="float">
            <text:p>0.00904699999999981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5327" calcext:value-type="float">
            <text:p>165327</text:p>
          </table:table-cell>
          <table:table-cell table:formula="of:=[.B478]+1" office:value-type="float" office:value="477" calcext:value-type="float">
            <text:p>477</text:p>
          </table:table-cell>
          <table:table-cell table:number-columns-repeated="5"/>
          <table:table-cell office:value-type="float" office:value="6.394748" calcext:value-type="float">
            <text:p>6.394748</text:p>
          </table:table-cell>
          <table:table-cell/>
          <table:table-cell office:value-type="float" office:value="5.775265" calcext:value-type="float">
            <text:p>5.775265</text:p>
          </table:table-cell>
          <table:table-cell/>
          <table:table-cell office:value-type="float" office:value="4.785842" calcext:value-type="float">
            <text:p>4.785842</text:p>
          </table:table-cell>
          <table:table-cell table:formula="of:=[.L479]-[.L478]" office:value-type="float" office:value="-0.0702170000000004" calcext:value-type="float">
            <text:p>-0.0702170000000004</text:p>
          </table:table-cell>
          <table:table-cell table:number-columns-repeated="16371"/>
        </table:table-row>
        <table:table-row table:style-name="ro1">
          <table:table-cell office:value-type="float" office:value="165347" calcext:value-type="float">
            <text:p>165347</text:p>
          </table:table-cell>
          <table:table-cell table:formula="of:=[.B479]+1" office:value-type="float" office:value="478" calcext:value-type="float">
            <text:p>478</text:p>
          </table:table-cell>
          <table:table-cell table:number-columns-repeated="5"/>
          <table:table-cell office:value-type="float" office:value="6.411227" calcext:value-type="float">
            <text:p>6.411227</text:p>
          </table:table-cell>
          <table:table-cell/>
          <table:table-cell office:value-type="float" office:value="5.740828" calcext:value-type="float">
            <text:p>5.740828</text:p>
          </table:table-cell>
          <table:table-cell/>
          <table:table-cell office:value-type="float" office:value="4.793509" calcext:value-type="float">
            <text:p>4.793509</text:p>
          </table:table-cell>
          <table:table-cell table:formula="of:=[.L480]-[.L479]" office:value-type="float" office:value="0.00766700000000053" calcext:value-type="float">
            <text:p>0.00766700000000053</text:p>
          </table:table-cell>
          <table:table-cell table:number-columns-repeated="16371"/>
        </table:table-row>
        <table:table-row table:style-name="ro1">
          <table:table-cell office:value-type="float" office:value="165367" calcext:value-type="float">
            <text:p>165367</text:p>
          </table:table-cell>
          <table:table-cell table:formula="of:=[.B480]+1" office:value-type="float" office:value="479" calcext:value-type="float">
            <text:p>479</text:p>
          </table:table-cell>
          <table:table-cell table:number-columns-repeated="5"/>
          <table:table-cell office:value-type="float" office:value="6.446933" calcext:value-type="float">
            <text:p>6.446933</text:p>
          </table:table-cell>
          <table:table-cell/>
          <table:table-cell office:value-type="float" office:value="5.706371" calcext:value-type="float">
            <text:p>5.706371</text:p>
          </table:table-cell>
          <table:table-cell/>
          <table:table-cell office:value-type="float" office:value="4.801092" calcext:value-type="float">
            <text:p>4.801092</text:p>
          </table:table-cell>
          <table:table-cell table:formula="of:=[.L481]-[.L480]" office:value-type="float" office:value="0.00758299999999945" calcext:value-type="float">
            <text:p>0.00758299999999945</text:p>
          </table:table-cell>
          <table:table-cell table:number-columns-repeated="16371"/>
        </table:table-row>
        <table:table-row table:style-name="ro1">
          <table:table-cell office:value-type="float" office:value="165387" calcext:value-type="float">
            <text:p>165387</text:p>
          </table:table-cell>
          <table:table-cell table:formula="of:=[.B481]+1" office:value-type="float" office:value="480" calcext:value-type="float">
            <text:p>480</text:p>
          </table:table-cell>
          <table:table-cell table:number-columns-repeated="5"/>
          <table:table-cell office:value-type="float" office:value="6.457919" calcext:value-type="float">
            <text:p>6.457919</text:p>
          </table:table-cell>
          <table:table-cell/>
          <table:table-cell office:value-type="float" office:value="5.671316" calcext:value-type="float">
            <text:p>5.671316</text:p>
          </table:table-cell>
          <table:table-cell/>
          <table:table-cell office:value-type="float" office:value="4.807188" calcext:value-type="float">
            <text:p>4.807188</text:p>
          </table:table-cell>
          <table:table-cell table:formula="of:=[.L482]-[.L481]" office:value-type="float" office:value="0.00609600000000032" calcext:value-type="float">
            <text:p>0.00609600000000032</text:p>
          </table:table-cell>
          <table:table-cell table:number-columns-repeated="16371"/>
        </table:table-row>
        <table:table-row table:style-name="ro1">
          <table:table-cell office:value-type="float" office:value="165428" calcext:value-type="float">
            <text:p>165428</text:p>
          </table:table-cell>
          <table:table-cell table:formula="of:=[.B482]+1" office:value-type="float" office:value="481" calcext:value-type="float">
            <text:p>481</text:p>
          </table:table-cell>
          <table:table-cell table:number-columns-repeated="5"/>
          <table:table-cell office:value-type="float" office:value="6.444186" calcext:value-type="float">
            <text:p>6.444186</text:p>
          </table:table-cell>
          <table:table-cell/>
          <table:table-cell office:value-type="float" office:value="5.601469" calcext:value-type="float">
            <text:p>5.601469</text:p>
          </table:table-cell>
          <table:table-cell/>
          <table:table-cell office:value-type="float" office:value="4.816051" calcext:value-type="float">
            <text:p>4.816051</text:p>
          </table:table-cell>
          <table:table-cell table:formula="of:=[.L483]-[.L482]" office:value-type="float" office:value="0.00886299999999984" calcext:value-type="float">
            <text:p>0.00886299999999984</text:p>
          </table:table-cell>
          <table:table-cell table:number-columns-repeated="16371"/>
        </table:table-row>
        <table:table-row table:style-name="ro1">
          <table:table-cell office:value-type="float" office:value="165467" calcext:value-type="float">
            <text:p>165467</text:p>
          </table:table-cell>
          <table:table-cell table:formula="of:=[.B483]+1" office:value-type="float" office:value="482" calcext:value-type="float">
            <text:p>482</text:p>
          </table:table-cell>
          <table:table-cell table:number-columns-repeated="5"/>
          <table:table-cell office:value-type="float" office:value="6.392001" calcext:value-type="float">
            <text:p>6.392001</text:p>
          </table:table-cell>
          <table:table-cell/>
          <table:table-cell office:value-type="float" office:value="5.531324" calcext:value-type="float">
            <text:p>5.531324</text:p>
          </table:table-cell>
          <table:table-cell/>
          <table:table-cell office:value-type="float" office:value="4.824964" calcext:value-type="float">
            <text:p>4.824964</text:p>
          </table:table-cell>
          <table:table-cell table:formula="of:=[.L484]-[.L483]" office:value-type="float" office:value="0.00891299999999973" calcext:value-type="float">
            <text:p>0.00891299999999973</text:p>
          </table:table-cell>
          <table:table-cell table:number-columns-repeated="16371"/>
        </table:table-row>
        <table:table-row table:style-name="ro1">
          <table:table-cell office:value-type="float" office:value="165487" calcext:value-type="float">
            <text:p>165487</text:p>
          </table:table-cell>
          <table:table-cell table:formula="of:=[.B484]+1" office:value-type="float" office:value="483" calcext:value-type="float">
            <text:p>483</text:p>
          </table:table-cell>
          <table:table-cell table:number-columns-repeated="5"/>
          <table:table-cell office:value-type="float" office:value="6.359042" calcext:value-type="float">
            <text:p>6.359042</text:p>
          </table:table-cell>
          <table:table-cell/>
          <table:table-cell office:value-type="float" office:value="5.495657" calcext:value-type="float">
            <text:p>5.495657</text:p>
          </table:table-cell>
          <table:table-cell/>
          <table:table-cell office:value-type="float" office:value="4.829534" calcext:value-type="float">
            <text:p>4.829534</text:p>
          </table:table-cell>
          <table:table-cell table:formula="of:=[.L485]-[.L484]" office:value-type="float" office:value="0.00457000000000019" calcext:value-type="float">
            <text:p>0.00457000000000019</text:p>
          </table:table-cell>
          <table:table-cell table:number-columns-repeated="16371"/>
        </table:table-row>
        <table:table-row table:style-name="ro1">
          <table:table-cell office:value-type="float" office:value="165527" calcext:value-type="float">
            <text:p>165527</text:p>
          </table:table-cell>
          <table:table-cell table:formula="of:=[.B485]+1" office:value-type="float" office:value="484" calcext:value-type="float">
            <text:p>484</text:p>
          </table:table-cell>
          <table:table-cell table:number-columns-repeated="5"/>
          <table:table-cell office:value-type="float" office:value="6.350803" calcext:value-type="float">
            <text:p>6.350803</text:p>
          </table:table-cell>
          <table:table-cell/>
          <table:table-cell office:value-type="float" office:value="5.424385" calcext:value-type="float">
            <text:p>5.424385</text:p>
          </table:table-cell>
          <table:table-cell/>
          <table:table-cell office:value-type="float" office:value="4.836732" calcext:value-type="float">
            <text:p>4.836732</text:p>
          </table:table-cell>
          <table:table-cell table:formula="of:=[.L486]-[.L485]" office:value-type="float" office:value="0.00719799999999982" calcext:value-type="float">
            <text:p>0.00719799999999982</text:p>
          </table:table-cell>
          <table:table-cell table:number-columns-repeated="16371"/>
        </table:table-row>
        <table:table-row table:style-name="ro1">
          <table:table-cell office:value-type="float" office:value="165547" calcext:value-type="float">
            <text:p>165547</text:p>
          </table:table-cell>
          <table:table-cell table:formula="of:=[.B486]+1" office:value-type="float" office:value="485" calcext:value-type="float">
            <text:p>485</text:p>
          </table:table-cell>
          <table:table-cell office:value-type="float" office:value="7" calcext:value-type="float">
            <text:p>7</text:p>
          </table:table-cell>
          <table:table-cell office:value-type="float" office:value="6.359138" calcext:value-type="float">
            <text:p>6.359138</text:p>
          </table:table-cell>
          <table:table-cell office:value-type="float" office:value="7.987" calcext:value-type="float">
            <text:p>7.987</text:p>
          </table:table-cell>
          <table:table-cell office:value-type="float" office:value="6.359138" calcext:value-type="float">
            <text:p>6.359138</text:p>
          </table:table-cell>
          <table:table-cell office:value-type="float" office:value="7.987" calcext:value-type="float">
            <text:p>7.987</text:p>
          </table:table-cell>
          <table:table-cell office:value-type="float" office:value="6.381015" calcext:value-type="float">
            <text:p>6.381015</text:p>
          </table:table-cell>
          <table:table-cell office:value-type="float" office:value="5.63797" calcext:value-type="float">
            <text:p>5.63797</text:p>
          </table:table-cell>
          <table:table-cell office:value-type="float" office:value="5.388572" calcext:value-type="float">
            <text:p>5.388572</text:p>
          </table:table-cell>
          <table:table-cell office:value-type="float" office:value="4.838685" calcext:value-type="float">
            <text:p>4.838685</text:p>
          </table:table-cell>
          <table:table-cell office:value-type="float" office:value="4.84009" calcext:value-type="float">
            <text:p>4.84009</text:p>
          </table:table-cell>
          <table:table-cell table:formula="of:=[.L487]-[.L486]" office:value-type="float" office:value="0.00335800000000042" calcext:value-type="float">
            <text:p>0.00335800000000042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65587" calcext:value-type="float">
            <text:p>165587</text:p>
          </table:table-cell>
          <table:table-cell table:formula="of:=[.B487]+1" office:value-type="float" office:value="486" calcext:value-type="float">
            <text:p>486</text:p>
          </table:table-cell>
          <table:table-cell table:number-columns-repeated="5"/>
          <table:table-cell office:value-type="float" office:value="6.443575" calcext:value-type="float">
            <text:p>6.443575</text:p>
          </table:table-cell>
          <table:table-cell/>
          <table:table-cell office:value-type="float" office:value="5.398919" calcext:value-type="float">
            <text:p>5.398919</text:p>
          </table:table-cell>
          <table:table-cell/>
          <table:table-cell office:value-type="float" office:value="4.848513" calcext:value-type="float">
            <text:p>4.848513</text:p>
          </table:table-cell>
          <table:table-cell table:formula="of:=[.L488]-[.L487]" office:value-type="float" office:value="0.00842299999999963" calcext:value-type="float">
            <text:p>0.00842299999999963</text:p>
          </table:table-cell>
          <table:table-cell table:number-columns-repeated="16371"/>
        </table:table-row>
        <table:table-row table:style-name="ro1">
          <table:table-cell office:value-type="float" office:value="165608" calcext:value-type="float">
            <text:p>165608</text:p>
          </table:table-cell>
          <table:table-cell table:formula="of:=[.B488]+1" office:value-type="float" office:value="487" calcext:value-type="float">
            <text:p>487</text:p>
          </table:table-cell>
          <table:table-cell table:number-columns-repeated="5"/>
          <table:table-cell office:value-type="float" office:value="6.418856" calcext:value-type="float">
            <text:p>6.418856</text:p>
          </table:table-cell>
          <table:table-cell/>
          <table:table-cell office:value-type="float" office:value="5.364535" calcext:value-type="float">
            <text:p>5.364535</text:p>
          </table:table-cell>
          <table:table-cell/>
          <table:table-cell office:value-type="float" office:value="4.850724" calcext:value-type="float">
            <text:p>4.850724</text:p>
          </table:table-cell>
          <table:table-cell table:formula="of:=[.L489]-[.L488]" office:value-type="float" office:value="0.00221099999999996" calcext:value-type="float">
            <text:p>0.00221099999999996</text:p>
          </table:table-cell>
          <table:table-cell table:number-columns-repeated="16371"/>
        </table:table-row>
        <table:table-row table:style-name="ro1">
          <table:table-cell office:value-type="float" office:value="165628" calcext:value-type="float">
            <text:p>165628</text:p>
          </table:table-cell>
          <table:table-cell table:formula="of:=[.B489]+1" office:value-type="float" office:value="488" calcext:value-type="float">
            <text:p>488</text:p>
          </table:table-cell>
          <table:table-cell table:number-columns-repeated="5"/>
          <table:table-cell office:value-type="float" office:value="6.405123" calcext:value-type="float">
            <text:p>6.405123</text:p>
          </table:table-cell>
          <table:table-cell/>
          <table:table-cell office:value-type="float" office:value="5.32774" calcext:value-type="float">
            <text:p>5.32774</text:p>
          </table:table-cell>
          <table:table-cell/>
          <table:table-cell office:value-type="float" office:value="4.853116" calcext:value-type="float">
            <text:p>4.853116</text:p>
          </table:table-cell>
          <table:table-cell table:formula="of:=[.L490]-[.L489]" office:value-type="float" office:value="0.00239200000000039" calcext:value-type="float">
            <text:p>0.00239200000000039</text:p>
          </table:table-cell>
          <table:table-cell table:number-columns-repeated="16371"/>
        </table:table-row>
        <table:table-row table:style-name="ro1">
          <table:table-cell office:value-type="float" office:value="165667" calcext:value-type="float">
            <text:p>165667</text:p>
          </table:table-cell>
          <table:table-cell table:formula="of:=[.B490]+1" office:value-type="float" office:value="489" calcext:value-type="float">
            <text:p>489</text:p>
          </table:table-cell>
          <table:table-cell table:number-columns-repeated="5"/>
          <table:table-cell office:value-type="float" office:value="6.416109" calcext:value-type="float">
            <text:p>6.416109</text:p>
          </table:table-cell>
          <table:table-cell/>
          <table:table-cell office:value-type="float" office:value="5.25596" calcext:value-type="float">
            <text:p>5.25596</text:p>
          </table:table-cell>
          <table:table-cell/>
          <table:table-cell office:value-type="float" office:value="4.857792" calcext:value-type="float">
            <text:p>4.857792</text:p>
          </table:table-cell>
          <table:table-cell table:formula="of:=[.L491]-[.L490]" office:value-type="float" office:value="0.0046759999999999" calcext:value-type="float">
            <text:p>0.0046759999999999</text:p>
          </table:table-cell>
          <table:table-cell table:number-columns-repeated="16371"/>
        </table:table-row>
        <table:table-row table:style-name="ro1">
          <table:table-cell office:value-type="float" office:value="165687" calcext:value-type="float">
            <text:p>165687</text:p>
          </table:table-cell>
          <table:table-cell table:formula="of:=[.B491]+1" office:value-type="float" office:value="490" calcext:value-type="float">
            <text:p>490</text:p>
          </table:table-cell>
          <table:table-cell table:number-columns-repeated="5"/>
          <table:table-cell office:value-type="float" office:value="6.440828" calcext:value-type="float">
            <text:p>6.440828</text:p>
          </table:table-cell>
          <table:table-cell/>
          <table:table-cell office:value-type="float" office:value="5.220069" calcext:value-type="float">
            <text:p>5.220069</text:p>
          </table:table-cell>
          <table:table-cell/>
          <table:table-cell office:value-type="float" office:value="4.860144" calcext:value-type="float">
            <text:p>4.860144</text:p>
          </table:table-cell>
          <table:table-cell table:formula="of:=[.L492]-[.L491]" office:value-type="float" office:value="0.00235200000000013" calcext:value-type="float">
            <text:p>0.00235200000000013</text:p>
          </table:table-cell>
          <table:table-cell table:number-columns-repeated="16371"/>
        </table:table-row>
        <table:table-row table:style-name="ro1">
          <table:table-cell office:value-type="float" office:value="165728" calcext:value-type="float">
            <text:p>165728</text:p>
          </table:table-cell>
          <table:table-cell table:formula="of:=[.B492]+1" office:value-type="float" office:value="491" calcext:value-type="float">
            <text:p>491</text:p>
          </table:table-cell>
          <table:table-cell office:value-type="float" office:value="7" calcext:value-type="float">
            <text:p>7</text:p>
          </table:table-cell>
          <table:table-cell office:value-type="float" office:value="6.381015" calcext:value-type="float">
            <text:p>6.381015</text:p>
          </table:table-cell>
          <table:table-cell office:value-type="float" office:value="7.031" calcext:value-type="float">
            <text:p>7.031</text:p>
          </table:table-cell>
          <table:table-cell office:value-type="float" office:value="6.381015" calcext:value-type="float">
            <text:p>6.381015</text:p>
          </table:table-cell>
          <table:table-cell office:value-type="float" office:value="7.031" calcext:value-type="float">
            <text:p>7.031</text:p>
          </table:table-cell>
          <table:table-cell office:value-type="float" office:value="6.440828" calcext:value-type="float">
            <text:p>6.440828</text:p>
          </table:table-cell>
          <table:table-cell office:value-type="float" office:value="5.337239" calcext:value-type="float">
            <text:p>5.337239</text:p>
          </table:table-cell>
          <table:table-cell office:value-type="float" office:value="5.149094" calcext:value-type="float">
            <text:p>5.149094</text:p>
          </table:table-cell>
          <table:table-cell office:value-type="float" office:value="4.881309" calcext:value-type="float">
            <text:p>4.881309</text:p>
          </table:table-cell>
          <table:table-cell office:value-type="float" office:value="4.863394" calcext:value-type="float">
            <text:p>4.863394</text:p>
          </table:table-cell>
          <table:table-cell table:formula="of:=[.L493]-[.L492]" office:value-type="float" office:value="0.00325000000000042" calcext:value-type="float">
            <text:p>0.00325000000000042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65768" calcext:value-type="float">
            <text:p>165768</text:p>
          </table:table-cell>
          <table:table-cell table:formula="of:=[.B493]+1" office:value-type="float" office:value="492" calcext:value-type="float">
            <text:p>492</text:p>
          </table:table-cell>
          <table:table-cell table:number-columns-repeated="5"/>
          <table:table-cell office:value-type="float" office:value="6.411515" calcext:value-type="float">
            <text:p>6.411515</text:p>
          </table:table-cell>
          <table:table-cell/>
          <table:table-cell office:value-type="float" office:value="5.126567" calcext:value-type="float">
            <text:p>5.126567</text:p>
          </table:table-cell>
          <table:table-cell/>
          <table:table-cell office:value-type="float" office:value="4.877194" calcext:value-type="float">
            <text:p>4.877194</text:p>
          </table:table-cell>
          <table:table-cell table:formula="of:=[.L494]-[.L493]" office:value-type="float" office:value="0.0137999999999998" calcext:value-type="float">
            <text:p>0.0137999999999998</text:p>
          </table:table-cell>
          <table:table-cell table:number-columns-repeated="16371"/>
        </table:table-row>
        <table:table-row table:style-name="ro1">
          <table:table-cell office:value-type="float" office:value="165787" calcext:value-type="float">
            <text:p>165787</text:p>
          </table:table-cell>
          <table:table-cell table:formula="of:=[.B494]+1" office:value-type="float" office:value="493" calcext:value-type="float">
            <text:p>493</text:p>
          </table:table-cell>
          <table:table-cell table:number-columns-repeated="5"/>
          <table:table-cell office:value-type="float" office:value="6.400529" calcext:value-type="float">
            <text:p>6.400529</text:p>
          </table:table-cell>
          <table:table-cell/>
          <table:table-cell office:value-type="float" office:value="5.090914" calcext:value-type="float">
            <text:p>5.090914</text:p>
          </table:table-cell>
          <table:table-cell/>
          <table:table-cell office:value-type="float" office:value="4.878476" calcext:value-type="float">
            <text:p>4.878476</text:p>
          </table:table-cell>
          <table:table-cell table:formula="of:=[.L495]-[.L494]" office:value-type="float" office:value="0.00128199999999978" calcext:value-type="float">
            <text:p>0.00128199999999978</text:p>
          </table:table-cell>
          <table:table-cell table:number-columns-repeated="16371"/>
        </table:table-row>
        <table:table-row table:style-name="ro1">
          <table:table-cell office:value-type="float" office:value="165808" calcext:value-type="float">
            <text:p>165808</text:p>
          </table:table-cell>
          <table:table-cell table:formula="of:=[.B495]+1" office:value-type="float" office:value="494" calcext:value-type="float">
            <text:p>494</text:p>
          </table:table-cell>
          <table:table-cell table:number-columns-repeated="5"/>
          <table:table-cell office:value-type="float" office:value="6.403276" calcext:value-type="float">
            <text:p>6.403276</text:p>
          </table:table-cell>
          <table:table-cell/>
          <table:table-cell office:value-type="float" office:value="5.05435" calcext:value-type="float">
            <text:p>5.05435</text:p>
          </table:table-cell>
          <table:table-cell/>
          <table:table-cell office:value-type="float" office:value="4.87969" calcext:value-type="float">
            <text:p>4.87969</text:p>
          </table:table-cell>
          <table:table-cell table:formula="of:=[.L496]-[.L495]" office:value-type="float" office:value="0.00121400000000005" calcext:value-type="float">
            <text:p>0.00121400000000005</text:p>
          </table:table-cell>
          <table:table-cell table:number-columns-repeated="16371"/>
        </table:table-row>
        <table:table-row table:style-name="ro1">
          <table:table-cell office:value-type="float" office:value="165828" calcext:value-type="float">
            <text:p>165828</text:p>
          </table:table-cell>
          <table:table-cell table:formula="of:=[.B496]+1" office:value-type="float" office:value="495" calcext:value-type="float">
            <text:p>495</text:p>
          </table:table-cell>
          <table:table-cell table:number-columns-repeated="5"/>
          <table:table-cell office:value-type="float" office:value="6.441728" calcext:value-type="float">
            <text:p>6.441728</text:p>
          </table:table-cell>
          <table:table-cell/>
          <table:table-cell office:value-type="float" office:value="5.019295" calcext:value-type="float">
            <text:p>5.019295</text:p>
          </table:table-cell>
          <table:table-cell/>
          <table:table-cell office:value-type="float" office:value="4.880836" calcext:value-type="float">
            <text:p>4.880836</text:p>
          </table:table-cell>
          <table:table-cell table:formula="of:=[.L497]-[.L496]" office:value-type="float" office:value="0.00114600000000031" calcext:value-type="float">
            <text:p>0.00114600000000031</text:p>
          </table:table-cell>
          <table:table-cell table:number-columns-repeated="16371"/>
        </table:table-row>
        <table:table-row table:style-name="ro1">
          <table:table-cell office:value-type="float" office:value="165847" calcext:value-type="float">
            <text:p>165847</text:p>
          </table:table-cell>
          <table:table-cell table:formula="of:=[.B497]+1" office:value-type="float" office:value="496" calcext:value-type="float">
            <text:p>496</text:p>
          </table:table-cell>
          <table:table-cell table:number-columns-repeated="5"/>
          <table:table-cell office:value-type="float" office:value="6.438981" calcext:value-type="float">
            <text:p>6.438981</text:p>
          </table:table-cell>
          <table:table-cell/>
          <table:table-cell office:value-type="float" office:value="4.983635" calcext:value-type="float">
            <text:p>4.983635</text:p>
          </table:table-cell>
          <table:table-cell/>
          <table:table-cell office:value-type="float" office:value="4.881993" calcext:value-type="float">
            <text:p>4.881993</text:p>
          </table:table-cell>
          <table:table-cell table:formula="of:=[.L498]-[.L497]" office:value-type="float" office:value="0.00115699999999919" calcext:value-type="float">
            <text:p>0.00115699999999919</text:p>
          </table:table-cell>
          <table:table-cell table:number-columns-repeated="16371"/>
        </table:table-row>
        <table:table-row table:style-name="ro1">
          <table:table-cell office:value-type="float" office:value="165867" calcext:value-type="float">
            <text:p>165867</text:p>
          </table:table-cell>
          <table:table-cell table:formula="of:=[.B498]+1" office:value-type="float" office:value="497" calcext:value-type="float">
            <text:p>497</text:p>
          </table:table-cell>
          <table:table-cell table:number-columns-repeated="5"/>
          <table:table-cell office:value-type="float" office:value="6.452714" calcext:value-type="float">
            <text:p>6.452714</text:p>
          </table:table-cell>
          <table:table-cell/>
          <table:table-cell office:value-type="float" office:value="4.948278" calcext:value-type="float">
            <text:p>4.948278</text:p>
          </table:table-cell>
          <table:table-cell/>
          <table:table-cell office:value-type="float" office:value="4.883139" calcext:value-type="float">
            <text:p>4.883139</text:p>
          </table:table-cell>
          <table:table-cell table:formula="of:=[.L499]-[.L498]" office:value-type="float" office:value="0.00114600000000031" calcext:value-type="float">
            <text:p>0.00114600000000031</text:p>
          </table:table-cell>
          <table:table-cell table:number-columns-repeated="16371"/>
        </table:table-row>
        <table:table-row table:style-name="ro1">
          <table:table-cell office:value-type="float" office:value="165887" calcext:value-type="float">
            <text:p>165887</text:p>
          </table:table-cell>
          <table:table-cell table:formula="of:=[.B499]+1" office:value-type="float" office:value="498" calcext:value-type="float">
            <text:p>498</text:p>
          </table:table-cell>
          <table:table-cell table:number-columns-repeated="5"/>
          <table:table-cell office:value-type="float" office:value="6.392289" calcext:value-type="float">
            <text:p>6.392289</text:p>
          </table:table-cell>
          <table:table-cell/>
          <table:table-cell office:value-type="float" office:value="4.913225" calcext:value-type="float">
            <text:p>4.913225</text:p>
          </table:table-cell>
          <table:table-cell/>
          <table:table-cell office:value-type="float" office:value="4.884281" calcext:value-type="float">
            <text:p>4.884281</text:p>
          </table:table-cell>
          <table:table-cell table:formula="of:=[.L500]-[.L499]" office:value-type="float" office:value="0.00114199999999975" calcext:value-type="float">
            <text:p>0.00114199999999975</text:p>
          </table:table-cell>
          <table:table-cell table:number-columns-repeated="16371"/>
        </table:table-row>
        <table:table-row table:style-name="ro1">
          <table:table-cell office:value-type="float" office:value="165927" calcext:value-type="float">
            <text:p>165927</text:p>
          </table:table-cell>
          <table:table-cell table:formula="of:=[.B500]+1" office:value-type="float" office:value="499" calcext:value-type="float">
            <text:p>499</text:p>
          </table:table-cell>
          <table:table-cell table:number-columns-repeated="5"/>
          <table:table-cell office:value-type="float" office:value="6.309892" calcext:value-type="float">
            <text:p>6.309892</text:p>
          </table:table-cell>
          <table:table-cell/>
          <table:table-cell office:value-type="float" office:value="4.842547" calcext:value-type="float">
            <text:p>4.842547</text:p>
          </table:table-cell>
          <table:table-cell/>
          <table:table-cell office:value-type="float" office:value="4.890013" calcext:value-type="float">
            <text:p>4.890013</text:p>
          </table:table-cell>
          <table:table-cell table:formula="of:=[.L501]-[.L500]" office:value-type="float" office:value="0.00573200000000007" calcext:value-type="float">
            <text:p>0.00573200000000007</text:p>
          </table:table-cell>
          <table:table-cell table:number-columns-repeated="16371"/>
        </table:table-row>
        <table:table-row table:style-name="ro1">
          <table:table-cell office:value-type="float" office:value="165947" calcext:value-type="float">
            <text:p>165947</text:p>
          </table:table-cell>
          <table:table-cell table:formula="of:=[.B501]+1" office:value-type="float" office:value="500" calcext:value-type="float">
            <text:p>500</text:p>
          </table:table-cell>
          <table:table-cell table:number-columns-repeated="5"/>
          <table:table-cell office:value-type="float" office:value="6.340104" calcext:value-type="float">
            <text:p>6.340104</text:p>
          </table:table-cell>
          <table:table-cell/>
          <table:table-cell office:value-type="float" office:value="4.806841" calcext:value-type="float">
            <text:p>4.806841</text:p>
          </table:table-cell>
          <table:table-cell/>
          <table:table-cell office:value-type="float" office:value="4.893672" calcext:value-type="float">
            <text:p>4.893672</text:p>
          </table:table-cell>
          <table:table-cell table:formula="of:=[.L502]-[.L501]" office:value-type="float" office:value="0.00365899999999986" calcext:value-type="float">
            <text:p>0.00365899999999986</text:p>
          </table:table-cell>
          <table:table-cell table:number-columns-repeated="16371"/>
        </table:table-row>
        <table:table-row table:style-name="ro1">
          <table:table-cell office:value-type="float" office:value="165987" calcext:value-type="float">
            <text:p>165987</text:p>
          </table:table-cell>
          <table:table-cell table:formula="of:=[.B502]+1" office:value-type="float" office:value="501" calcext:value-type="float">
            <text:p>501</text:p>
          </table:table-cell>
          <table:table-cell table:number-columns-repeated="5"/>
          <table:table-cell office:value-type="float" office:value="6.477433" calcext:value-type="float">
            <text:p>6.477433</text:p>
          </table:table-cell>
          <table:table-cell/>
          <table:table-cell office:value-type="float" office:value="4.738057" calcext:value-type="float">
            <text:p>4.738057</text:p>
          </table:table-cell>
          <table:table-cell/>
          <table:table-cell office:value-type="float" office:value="4.902455" calcext:value-type="float">
            <text:p>4.902455</text:p>
          </table:table-cell>
          <table:table-cell table:formula="of:=[.L503]-[.L502]" office:value-type="float" office:value="0.00878300000000021" calcext:value-type="float">
            <text:p>0.00878300000000021</text:p>
          </table:table-cell>
          <table:table-cell table:number-columns-repeated="16371"/>
        </table:table-row>
        <table:table-row table:style-name="ro1">
          <table:table-cell office:value-type="float" office:value="166007" calcext:value-type="float">
            <text:p>166007</text:p>
          </table:table-cell>
          <table:table-cell table:formula="of:=[.B503]+1" office:value-type="float" office:value="502" calcext:value-type="float">
            <text:p>502</text:p>
          </table:table-cell>
          <table:table-cell table:number-columns-repeated="5"/>
          <table:table-cell office:value-type="float" office:value="6.559831" calcext:value-type="float">
            <text:p>6.559831</text:p>
          </table:table-cell>
          <table:table-cell/>
          <table:table-cell office:value-type="float" office:value="4.704302" calcext:value-type="float">
            <text:p>4.704302</text:p>
          </table:table-cell>
          <table:table-cell/>
          <table:table-cell office:value-type="float" office:value="4.909313" calcext:value-type="float">
            <text:p>4.909313</text:p>
          </table:table-cell>
          <table:table-cell table:formula="of:=[.L504]-[.L503]" office:value-type="float" office:value="0.00685800000000025" calcext:value-type="float">
            <text:p>0.00685800000000025</text:p>
          </table:table-cell>
          <table:table-cell table:number-columns-repeated="16371"/>
        </table:table-row>
        <table:table-row table:style-name="ro1">
          <table:table-cell office:value-type="float" office:value="166048" calcext:value-type="float">
            <text:p>166048</text:p>
          </table:table-cell>
          <table:table-cell table:formula="of:=[.B504]+1" office:value-type="float" office:value="503" calcext:value-type="float">
            <text:p>503</text:p>
          </table:table-cell>
          <table:table-cell table:number-columns-repeated="5"/>
          <table:table-cell office:value-type="float" office:value="6.568071" calcext:value-type="float">
            <text:p>6.568071</text:p>
          </table:table-cell>
          <table:table-cell/>
          <table:table-cell office:value-type="float" office:value="4.63709" calcext:value-type="float">
            <text:p>4.63709</text:p>
          </table:table-cell>
          <table:table-cell/>
          <table:table-cell office:value-type="float" office:value="4.922964" calcext:value-type="float">
            <text:p>4.922964</text:p>
          </table:table-cell>
          <table:table-cell table:formula="of:=[.L505]-[.L504]" office:value-type="float" office:value="0.0136510000000003" calcext:value-type="float">
            <text:p>0.0136510000000003</text:p>
          </table:table-cell>
          <table:table-cell table:number-columns-repeated="16371"/>
        </table:table-row>
        <table:table-row table:style-name="ro1">
          <table:table-cell office:value-type="float" office:value="166067" calcext:value-type="float">
            <text:p>166067</text:p>
          </table:table-cell>
          <table:table-cell table:formula="of:=[.B505]+1" office:value-type="float" office:value="504" calcext:value-type="float">
            <text:p>504</text:p>
          </table:table-cell>
          <table:table-cell table:number-columns-repeated="5"/>
          <table:table-cell office:value-type="float" office:value="6.573564" calcext:value-type="float">
            <text:p>6.573564</text:p>
          </table:table-cell>
          <table:table-cell/>
          <table:table-cell office:value-type="float" office:value="4.602743" calcext:value-type="float">
            <text:p>4.602743</text:p>
          </table:table-cell>
          <table:table-cell/>
          <table:table-cell office:value-type="float" office:value="4.92993" calcext:value-type="float">
            <text:p>4.92993</text:p>
          </table:table-cell>
          <table:table-cell table:formula="of:=[.L506]-[.L505]" office:value-type="float" office:value="0.00696599999999936" calcext:value-type="float">
            <text:p>0.00696599999999936</text:p>
          </table:table-cell>
          <table:table-cell table:number-columns-repeated="16371"/>
        </table:table-row>
        <table:table-row table:style-name="ro1">
          <table:table-cell office:value-type="float" office:value="166087" calcext:value-type="float">
            <text:p>166087</text:p>
          </table:table-cell>
          <table:table-cell table:formula="of:=[.B506]+1" office:value-type="float" office:value="505" calcext:value-type="float">
            <text:p>505</text:p>
          </table:table-cell>
          <table:table-cell table:number-columns-repeated="5"/>
          <table:table-cell office:value-type="float" office:value="6.598283" calcext:value-type="float">
            <text:p>6.598283</text:p>
          </table:table-cell>
          <table:table-cell/>
          <table:table-cell office:value-type="float" office:value="4.569273" calcext:value-type="float">
            <text:p>4.569273</text:p>
          </table:table-cell>
          <table:table-cell/>
          <table:table-cell office:value-type="float" office:value="4.936674" calcext:value-type="float">
            <text:p>4.936674</text:p>
          </table:table-cell>
          <table:table-cell table:formula="of:=[.L507]-[.L506]" office:value-type="float" office:value="0.00674400000000031" calcext:value-type="float">
            <text:p>0.00674400000000031</text:p>
          </table:table-cell>
          <table:table-cell table:number-columns-repeated="16371"/>
        </table:table-row>
        <table:table-row table:style-name="ro1">
          <table:table-cell office:value-type="float" office:value="166127" calcext:value-type="float">
            <text:p>166127</text:p>
          </table:table-cell>
          <table:table-cell table:formula="of:=[.B507]+1" office:value-type="float" office:value="506" calcext:value-type="float">
            <text:p>506</text:p>
          </table:table-cell>
          <table:table-cell table:number-columns-repeated="5"/>
          <table:table-cell office:value-type="float" office:value="6.639482" calcext:value-type="float">
            <text:p>6.639482</text:p>
          </table:table-cell>
          <table:table-cell/>
          <table:table-cell office:value-type="float" office:value="4.502193" calcext:value-type="float">
            <text:p>4.502193</text:p>
          </table:table-cell>
          <table:table-cell/>
          <table:table-cell office:value-type="float" office:value="4.952521" calcext:value-type="float">
            <text:p>4.952521</text:p>
          </table:table-cell>
          <table:table-cell table:formula="of:=[.L508]-[.L507]" office:value-type="float" office:value="0.0158469999999999" calcext:value-type="float">
            <text:p>0.0158469999999999</text:p>
          </table:table-cell>
          <table:table-cell table:number-columns-repeated="16371"/>
        </table:table-row>
        <table:table-row table:style-name="ro1">
          <table:table-cell office:value-type="float" office:value="166167" calcext:value-type="float">
            <text:p>166167</text:p>
          </table:table-cell>
          <table:table-cell table:formula="of:=[.B508]+1" office:value-type="float" office:value="507" calcext:value-type="float">
            <text:p>507</text:p>
          </table:table-cell>
          <table:table-cell office:value-type="float" office:value="7" calcext:value-type="float">
            <text:p>7</text:p>
          </table:table-cell>
          <table:table-cell office:value-type="float" office:value="6.440828" calcext:value-type="float">
            <text:p>6.440828</text:p>
          </table:table-cell>
          <table:table-cell office:value-type="float" office:value="7.419" calcext:value-type="float">
            <text:p>7.419</text:p>
          </table:table-cell>
          <table:table-cell office:value-type="float" office:value="6.440828" calcext:value-type="float">
            <text:p>6.440828</text:p>
          </table:table-cell>
          <table:table-cell office:value-type="float" office:value="7.419" calcext:value-type="float">
            <text:p>7.419</text:p>
          </table:table-cell>
          <table:table-cell office:value-type="float" office:value="6.631242" calcext:value-type="float">
            <text:p>6.631242</text:p>
          </table:table-cell>
          <table:table-cell office:value-type="float" office:value="4.711786" calcext:value-type="float">
            <text:p>4.711786</text:p>
          </table:table-cell>
          <table:table-cell office:value-type="float" office:value="4.436071" calcext:value-type="float">
            <text:p>4.436071</text:p>
          </table:table-cell>
          <table:table-cell office:value-type="float" office:value="4.931262" calcext:value-type="float">
            <text:p>4.931262</text:p>
          </table:table-cell>
          <table:table-cell office:value-type="float" office:value="4.968522" calcext:value-type="float">
            <text:p>4.968522</text:p>
          </table:table-cell>
          <table:table-cell table:formula="of:=[.L509]-[.L508]" office:value-type="float" office:value="0.0160010000000002" calcext:value-type="float">
            <text:p>0.0160010000000002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66187" calcext:value-type="float">
            <text:p>166187</text:p>
          </table:table-cell>
          <table:table-cell table:formula="of:=[.B509]+1" office:value-type="float" office:value="508" calcext:value-type="float">
            <text:p>508</text:p>
          </table:table-cell>
          <table:table-cell table:number-columns-repeated="5"/>
          <table:table-cell office:value-type="float" office:value="6.671995" calcext:value-type="float">
            <text:p>6.671995</text:p>
          </table:table-cell>
          <table:table-cell/>
          <table:table-cell office:value-type="float" office:value="4.48223" calcext:value-type="float">
            <text:p>4.48223</text:p>
          </table:table-cell>
          <table:table-cell/>
          <table:table-cell office:value-type="float" office:value="4.971298" calcext:value-type="float">
            <text:p>4.971298</text:p>
          </table:table-cell>
          <table:table-cell table:formula="of:=[.L510]-[.L509]" office:value-type="float" office:value="0.00277599999999989" calcext:value-type="float">
            <text:p>0.00277599999999989</text:p>
          </table:table-cell>
          <table:table-cell table:number-columns-repeated="16371"/>
        </table:table-row>
        <table:table-row table:style-name="ro1">
          <table:table-cell office:value-type="float" office:value="166208" calcext:value-type="float">
            <text:p>166208</text:p>
          </table:table-cell>
          <table:table-cell table:formula="of:=[.B510]+1" office:value-type="float" office:value="509" calcext:value-type="float">
            <text:p>509</text:p>
          </table:table-cell>
          <table:table-cell table:number-columns-repeated="5"/>
          <table:table-cell office:value-type="float" office:value="6.661008" calcext:value-type="float">
            <text:p>6.661008</text:p>
          </table:table-cell>
          <table:table-cell/>
          <table:table-cell office:value-type="float" office:value="4.449326" calcext:value-type="float">
            <text:p>4.449326</text:p>
          </table:table-cell>
          <table:table-cell/>
          <table:table-cell office:value-type="float" office:value="4.979305" calcext:value-type="float">
            <text:p>4.979305</text:p>
          </table:table-cell>
          <table:table-cell table:formula="of:=[.L511]-[.L510]" office:value-type="float" office:value="0.0080070000000001" calcext:value-type="float">
            <text:p>0.0080070000000001</text:p>
          </table:table-cell>
          <table:table-cell table:number-columns-repeated="16371"/>
        </table:table-row>
        <table:table-row table:style-name="ro1">
          <table:table-cell office:value-type="float" office:value="166247" calcext:value-type="float">
            <text:p>166247</text:p>
          </table:table-cell>
          <table:table-cell table:formula="of:=[.B511]+1" office:value-type="float" office:value="510" calcext:value-type="float">
            <text:p>510</text:p>
          </table:table-cell>
          <table:table-cell office:value-type="float" office:value="7" calcext:value-type="float">
            <text:p>7</text:p>
          </table:table-cell>
          <table:table-cell office:value-type="float" office:value="6.631242" calcext:value-type="float">
            <text:p>6.631242</text:p>
          </table:table-cell>
          <table:table-cell office:value-type="float" office:value="22.475" calcext:value-type="float">
            <text:p>22.475</text:p>
          </table:table-cell>
          <table:table-cell office:value-type="float" office:value="6.631242" calcext:value-type="float">
            <text:p>6.631242</text:p>
          </table:table-cell>
          <table:table-cell office:value-type="float" office:value="22.475" calcext:value-type="float">
            <text:p>22.475</text:p>
          </table:table-cell>
          <table:table-cell office:value-type="float" office:value="6.682981" calcext:value-type="float">
            <text:p>6.682981</text:p>
          </table:table-cell>
          <table:table-cell office:value-type="float" office:value="4.488911" calcext:value-type="float">
            <text:p>4.488911</text:p>
          </table:table-cell>
          <table:table-cell office:value-type="float" office:value="4.382631" calcext:value-type="float">
            <text:p>4.382631</text:p>
          </table:table-cell>
          <table:table-cell office:value-type="float" office:value="4.989947" calcext:value-type="float">
            <text:p>4.989947</text:p>
          </table:table-cell>
          <table:table-cell office:value-type="float" office:value="4.995509" calcext:value-type="float">
            <text:p>4.995509</text:p>
          </table:table-cell>
          <table:table-cell table:formula="of:=[.L512]-[.L511]" office:value-type="float" office:value="0.0162040000000001" calcext:value-type="float">
            <text:p>0.0162040000000001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166267" calcext:value-type="float">
            <text:p>166267</text:p>
          </table:table-cell>
          <table:table-cell table:formula="of:=[.B512]+1" office:value-type="float" office:value="511" calcext:value-type="float">
            <text:p>511</text:p>
          </table:table-cell>
          <table:table-cell table:number-columns-repeated="5"/>
          <table:table-cell office:value-type="float" office:value="6.989467" calcext:value-type="float">
            <text:p>6.989467</text:p>
          </table:table-cell>
          <table:table-cell/>
          <table:table-cell office:value-type="float" office:value="4.368828" calcext:value-type="float">
            <text:p>4.368828</text:p>
          </table:table-cell>
          <table:table-cell/>
          <table:table-cell office:value-type="float" office:value="5.005909" calcext:value-type="float">
            <text:p>5.005909</text:p>
          </table:table-cell>
          <table:table-cell table:formula="of:=[.L513]-[.L512]" office:value-type="float" office:value="0.0103999999999997" calcext:value-type="float">
            <text:p>0.0103999999999997</text:p>
          </table:table-cell>
          <table:table-cell table:number-columns-repeated="16371"/>
        </table:table-row>
        <table:table-row table:style-name="ro1">
          <table:table-cell office:value-type="float" office:value="166287" calcext:value-type="float">
            <text:p>166287</text:p>
          </table:table-cell>
          <table:table-cell table:formula="of:=[.B513]+1" office:value-type="float" office:value="512" calcext:value-type="float">
            <text:p>512</text:p>
          </table:table-cell>
          <table:table-cell table:number-columns-repeated="5"/>
          <table:table-cell office:value-type="float" office:value="7.019679" calcext:value-type="float">
            <text:p>7.019679</text:p>
          </table:table-cell>
          <table:table-cell/>
          <table:table-cell office:value-type="float" office:value="4.335877" calcext:value-type="float">
            <text:p>4.335877</text:p>
          </table:table-cell>
          <table:table-cell/>
          <table:table-cell office:value-type="float" office:value="5.013722" calcext:value-type="float">
            <text:p>5.013722</text:p>
          </table:table-cell>
          <table:table-cell table:formula="of:=[.L514]-[.L513]" office:value-type="float" office:value="0.00781299999999963" calcext:value-type="float">
            <text:p>0.00781299999999963</text:p>
          </table:table-cell>
          <table:table-cell table:number-columns-repeated="16371"/>
        </table:table-row>
        <table:table-row table:style-name="ro1">
          <table:table-cell office:value-type="float" office:value="166327" calcext:value-type="float">
            <text:p>166327</text:p>
          </table:table-cell>
          <table:table-cell table:formula="of:=[.B514]+1" office:value-type="float" office:value="513" calcext:value-type="float">
            <text:p>513</text:p>
          </table:table-cell>
          <table:table-cell office:value-type="float" office:value="7" calcext:value-type="float">
            <text:p>7</text:p>
          </table:table-cell>
          <table:table-cell office:value-type="float" office:value="6.682981" calcext:value-type="float">
            <text:p>6.682981</text:p>
          </table:table-cell>
          <table:table-cell office:value-type="float" office:value="6.14" calcext:value-type="float">
            <text:p>6.14</text:p>
          </table:table-cell>
          <table:table-cell office:value-type="float" office:value="6.682981" calcext:value-type="float">
            <text:p>6.682981</text:p>
          </table:table-cell>
          <table:table-cell office:value-type="float" office:value="6.14" calcext:value-type="float">
            <text:p>6.14</text:p>
          </table:table-cell>
          <table:table-cell office:value-type="float" office:value="6.99496" calcext:value-type="float">
            <text:p>6.99496</text:p>
          </table:table-cell>
          <table:table-cell office:value-type="float" office:value="4.461724" calcext:value-type="float">
            <text:p>4.461724</text:p>
          </table:table-cell>
          <table:table-cell office:value-type="float" office:value="4.268801" calcext:value-type="float">
            <text:p>4.268801</text:p>
          </table:table-cell>
          <table:table-cell office:value-type="float" office:value="5.121217" calcext:value-type="float">
            <text:p>5.121217</text:p>
          </table:table-cell>
          <table:table-cell office:value-type="float" office:value="5.029628" calcext:value-type="float">
            <text:p>5.029628</text:p>
          </table:table-cell>
          <table:table-cell table:formula="of:=[.L515]-[.L514]" office:value-type="float" office:value="0.0159060000000002" calcext:value-type="float">
            <text:p>0.0159060000000002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66347" calcext:value-type="float">
            <text:p>166347</text:p>
          </table:table-cell>
          <table:table-cell table:formula="of:=[.B515]+1" office:value-type="float" office:value="514" calcext:value-type="float">
            <text:p>514</text:p>
          </table:table-cell>
          <table:table-cell table:number-columns-repeated="5"/>
          <table:table-cell office:value-type="float" office:value="6.966342" calcext:value-type="float">
            <text:p>6.966342</text:p>
          </table:table-cell>
          <table:table-cell/>
          <table:table-cell office:value-type="float" office:value="4.286258" calcext:value-type="float">
            <text:p>4.286258</text:p>
          </table:table-cell>
          <table:table-cell/>
          <table:table-cell office:value-type="float" office:value="5.094499" calcext:value-type="float">
            <text:p>5.094499</text:p>
          </table:table-cell>
          <table:table-cell table:formula="of:=[.L516]-[.L515]" office:value-type="float" office:value="0.0648710000000001" calcext:value-type="float">
            <text:p>0.0648710000000001</text:p>
          </table:table-cell>
          <table:table-cell table:number-columns-repeated="16371"/>
        </table:table-row>
        <table:table-row table:style-name="ro1">
          <table:table-cell office:value-type="float" office:value="166367" calcext:value-type="float">
            <text:p>166367</text:p>
          </table:table-cell>
          <table:table-cell table:formula="of:=[.B516]+1" office:value-type="float" office:value="515" calcext:value-type="float">
            <text:p>515</text:p>
          </table:table-cell>
          <table:table-cell table:number-columns-repeated="5"/>
          <table:table-cell office:value-type="float" office:value="6.988315" calcext:value-type="float">
            <text:p>6.988315</text:p>
          </table:table-cell>
          <table:table-cell/>
          <table:table-cell office:value-type="float" office:value="4.253017" calcext:value-type="float">
            <text:p>4.253017</text:p>
          </table:table-cell>
          <table:table-cell/>
          <table:table-cell office:value-type="float" office:value="5.102395" calcext:value-type="float">
            <text:p>5.102395</text:p>
          </table:table-cell>
          <table:table-cell table:formula="of:=[.L517]-[.L516]" office:value-type="float" office:value="0.00789599999999968" calcext:value-type="float">
            <text:p>0.00789599999999968</text:p>
          </table:table-cell>
          <table:table-cell table:number-columns-repeated="16371"/>
        </table:table-row>
        <table:table-row table:style-name="ro1">
          <table:table-cell office:value-type="float" office:value="166391" calcext:value-type="float">
            <text:p>166391</text:p>
          </table:table-cell>
          <table:table-cell table:formula="of:=[.B517]+1" office:value-type="float" office:value="516" calcext:value-type="float">
            <text:p>516</text:p>
          </table:table-cell>
          <table:table-cell table:number-columns-repeated="5"/>
          <table:table-cell office:value-type="float" office:value="6.996555" calcext:value-type="float">
            <text:p>6.996555</text:p>
          </table:table-cell>
          <table:table-cell/>
          <table:table-cell office:value-type="float" office:value="4.220092" calcext:value-type="float">
            <text:p>4.220092</text:p>
          </table:table-cell>
          <table:table-cell/>
          <table:table-cell office:value-type="float" office:value="5.110315" calcext:value-type="float">
            <text:p>5.110315</text:p>
          </table:table-cell>
          <table:table-cell table:formula="of:=[.L518]-[.L517]" office:value-type="float" office:value="0.00792000000000037" calcext:value-type="float">
            <text:p>0.00792000000000037</text:p>
          </table:table-cell>
          <table:table-cell table:number-columns-repeated="16371"/>
        </table:table-row>
        <table:table-row table:style-name="ro1">
          <table:table-cell office:value-type="float" office:value="166407" calcext:value-type="float">
            <text:p>166407</text:p>
          </table:table-cell>
          <table:table-cell table:formula="of:=[.B518]+1" office:value-type="float" office:value="517" calcext:value-type="float">
            <text:p>517</text:p>
          </table:table-cell>
          <table:table-cell table:number-columns-repeated="5"/>
          <table:table-cell office:value-type="float" office:value="7.062473" calcext:value-type="float">
            <text:p>7.062473</text:p>
          </table:table-cell>
          <table:table-cell/>
          <table:table-cell office:value-type="float" office:value="4.186878" calcext:value-type="float">
            <text:p>4.186878</text:p>
          </table:table-cell>
          <table:table-cell/>
          <table:table-cell office:value-type="float" office:value="5.118331" calcext:value-type="float">
            <text:p>5.118331</text:p>
          </table:table-cell>
          <table:table-cell table:formula="of:=[.L519]-[.L518]" office:value-type="float" office:value="0.00801600000000047" calcext:value-type="float">
            <text:p>0.00801600000000047</text:p>
          </table:table-cell>
          <table:table-cell table:number-columns-repeated="16371"/>
        </table:table-row>
        <table:table-row table:style-name="ro1">
          <table:table-cell office:value-type="float" office:value="166427" calcext:value-type="float">
            <text:p>166427</text:p>
          </table:table-cell>
          <table:table-cell table:formula="of:=[.B519]+1" office:value-type="float" office:value="518" calcext:value-type="float">
            <text:p>518</text:p>
          </table:table-cell>
          <table:table-cell table:number-columns-repeated="5"/>
          <table:table-cell office:value-type="float" office:value="7.084446" calcext:value-type="float">
            <text:p>7.084446</text:p>
          </table:table-cell>
          <table:table-cell/>
          <table:table-cell office:value-type="float" office:value="4.153658" calcext:value-type="float">
            <text:p>4.153658</text:p>
          </table:table-cell>
          <table:table-cell/>
          <table:table-cell office:value-type="float" office:value="5.126315" calcext:value-type="float">
            <text:p>5.126315</text:p>
          </table:table-cell>
          <table:table-cell table:formula="of:=[.L520]-[.L519]" office:value-type="float" office:value="0.00798399999999955" calcext:value-type="float">
            <text:p>0.00798399999999955</text:p>
          </table:table-cell>
          <table:table-cell table:number-columns-repeated="16371"/>
        </table:table-row>
        <table:table-row table:style-name="ro1">
          <table:table-cell office:value-type="float" office:value="166488" calcext:value-type="float">
            <text:p>166488</text:p>
          </table:table-cell>
          <table:table-cell table:formula="of:=[.B520]+1" office:value-type="float" office:value="519" calcext:value-type="float">
            <text:p>519</text:p>
          </table:table-cell>
          <table:table-cell office:value-type="float" office:value="7" calcext:value-type="float">
            <text:p>7</text:p>
          </table:table-cell>
          <table:table-cell office:value-type="float" office:value="6.99496" calcext:value-type="float">
            <text:p>6.99496</text:p>
          </table:table-cell>
          <table:table-cell office:value-type="float" office:value="7.585" calcext:value-type="float">
            <text:p>7.585</text:p>
          </table:table-cell>
          <table:table-cell office:value-type="float" office:value="6.99496" calcext:value-type="float">
            <text:p>6.99496</text:p>
          </table:table-cell>
          <table:table-cell office:value-type="float" office:value="7.585" calcext:value-type="float">
            <text:p>7.585</text:p>
          </table:table-cell>
          <table:table-cell office:value-type="float" office:value="7.067966" calcext:value-type="float">
            <text:p>7.067966</text:p>
          </table:table-cell>
          <table:table-cell office:value-type="float" office:value="4.214918" calcext:value-type="float">
            <text:p>4.214918</text:p>
          </table:table-cell>
          <table:table-cell office:value-type="float" office:value="4.054007" calcext:value-type="float">
            <text:p>4.054007</text:p>
          </table:table-cell>
          <table:table-cell office:value-type="float" office:value="5.069103" calcext:value-type="float">
            <text:p>5.069103</text:p>
          </table:table-cell>
          <table:table-cell office:value-type="float" office:value="5.150302" calcext:value-type="float">
            <text:p>5.150302</text:p>
          </table:table-cell>
          <table:table-cell table:formula="of:=[.L521]-[.L520]" office:value-type="float" office:value="0.023987" calcext:value-type="float">
            <text:p>0.023987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office:value-type="float" office:value="166507" calcext:value-type="float">
            <text:p>166507</text:p>
          </table:table-cell>
          <table:table-cell table:formula="of:=[.B521]+1" office:value-type="float" office:value="520" calcext:value-type="float">
            <text:p>520</text:p>
          </table:table-cell>
          <table:table-cell table:number-columns-repeated="5"/>
          <table:table-cell office:value-type="float" office:value="7.095802" calcext:value-type="float">
            <text:p>7.095802</text:p>
          </table:table-cell>
          <table:table-cell/>
          <table:table-cell office:value-type="float" office:value="4.054311" calcext:value-type="float">
            <text:p>4.054311</text:p>
          </table:table-cell>
          <table:table-cell/>
          <table:table-cell office:value-type="float" office:value="5.128776" calcext:value-type="float">
            <text:p>5.128776</text:p>
          </table:table-cell>
          <table:table-cell table:formula="of:=[.L522]-[.L521]" office:value-type="float" office:value="-0.0215259999999997" calcext:value-type="float">
            <text:p>-0.0215259999999997</text:p>
          </table:table-cell>
          <table:table-cell table:number-columns-repeated="16371"/>
        </table:table-row>
        <table:table-row table:style-name="ro1">
          <table:table-cell office:value-type="float" office:value="166548" calcext:value-type="float">
            <text:p>166548</text:p>
          </table:table-cell>
          <table:table-cell table:formula="of:=[.B522]+1" office:value-type="float" office:value="521" calcext:value-type="float">
            <text:p>521</text:p>
          </table:table-cell>
          <table:table-cell table:number-columns-repeated="5"/>
          <table:table-cell office:value-type="float" office:value="7.1782" calcext:value-type="float">
            <text:p>7.1782</text:p>
          </table:table-cell>
          <table:table-cell/>
          <table:table-cell office:value-type="float" office:value="3.987611" calcext:value-type="float">
            <text:p>3.987611</text:p>
          </table:table-cell>
          <table:table-cell/>
          <table:table-cell office:value-type="float" office:value="5.144963" calcext:value-type="float">
            <text:p>5.144963</text:p>
          </table:table-cell>
          <table:table-cell table:formula="of:=[.L523]-[.L522]" office:value-type="float" office:value="0.0161869999999995" calcext:value-type="float">
            <text:p>0.0161869999999995</text:p>
          </table:table-cell>
          <table:table-cell table:number-columns-repeated="16371"/>
        </table:table-row>
        <table:table-row table:style-name="ro1">
          <table:table-cell office:value-type="float" office:value="166567" calcext:value-type="float">
            <text:p>166567</text:p>
          </table:table-cell>
          <table:table-cell table:formula="of:=[.B523]+1" office:value-type="float" office:value="522" calcext:value-type="float">
            <text:p>522</text:p>
          </table:table-cell>
          <table:table-cell table:number-columns-repeated="5"/>
          <table:table-cell office:value-type="float" office:value="7.213905" calcext:value-type="float">
            <text:p>7.213905</text:p>
          </table:table-cell>
          <table:table-cell/>
          <table:table-cell office:value-type="float" office:value="3.954399" calcext:value-type="float">
            <text:p>3.954399</text:p>
          </table:table-cell>
          <table:table-cell/>
          <table:table-cell office:value-type="float" office:value="5.152983" calcext:value-type="float">
            <text:p>5.152983</text:p>
          </table:table-cell>
          <table:table-cell table:formula="of:=[.L524]-[.L523]" office:value-type="float" office:value="0.00802000000000014" calcext:value-type="float">
            <text:p>0.00802000000000014</text:p>
          </table:table-cell>
          <table:table-cell table:number-columns-repeated="16371"/>
        </table:table-row>
        <table:table-row table:style-name="ro1">
          <table:table-cell office:value-type="float" office:value="166607" calcext:value-type="float">
            <text:p>166607</text:p>
          </table:table-cell>
          <table:table-cell table:formula="of:=[.B524]+1" office:value-type="float" office:value="523" calcext:value-type="float">
            <text:p>523</text:p>
          </table:table-cell>
          <table:table-cell table:number-columns-repeated="5"/>
          <table:table-cell office:value-type="float" office:value="7.183693" calcext:value-type="float">
            <text:p>7.183693</text:p>
          </table:table-cell>
          <table:table-cell/>
          <table:table-cell office:value-type="float" office:value="3.888013" calcext:value-type="float">
            <text:p>3.888013</text:p>
          </table:table-cell>
          <table:table-cell/>
          <table:table-cell office:value-type="float" office:value="5.169178" calcext:value-type="float">
            <text:p>5.169178</text:p>
          </table:table-cell>
          <table:table-cell table:formula="of:=[.L525]-[.L524]" office:value-type="float" office:value="0.0161949999999997" calcext:value-type="float">
            <text:p>0.0161949999999997</text:p>
          </table:table-cell>
          <table:table-cell table:number-columns-repeated="16371"/>
        </table:table-row>
        <table:table-row table:style-name="ro1">
          <table:table-cell office:value-type="float" office:value="166647" calcext:value-type="float">
            <text:p>166647</text:p>
          </table:table-cell>
          <table:table-cell table:formula="of:=[.B525]+1" office:value-type="float" office:value="524" calcext:value-type="float">
            <text:p>524</text:p>
          </table:table-cell>
          <table:table-cell table:number-columns-repeated="5"/>
          <table:table-cell office:value-type="float" office:value="7.216652" calcext:value-type="float">
            <text:p>7.216652</text:p>
          </table:table-cell>
          <table:table-cell/>
          <table:table-cell office:value-type="float" office:value="3.821932" calcext:value-type="float">
            <text:p>3.821932</text:p>
          </table:table-cell>
          <table:table-cell/>
          <table:table-cell office:value-type="float" office:value="5.185347" calcext:value-type="float">
            <text:p>5.185347</text:p>
          </table:table-cell>
          <table:table-cell table:formula="of:=[.L526]-[.L525]" office:value-type="float" office:value="0.0161690000000005" calcext:value-type="float">
            <text:p>0.0161690000000005</text:p>
          </table:table-cell>
          <table:table-cell table:number-columns-repeated="16371"/>
        </table:table-row>
        <table:table-row table:style-name="ro1">
          <table:table-cell office:value-type="float" office:value="166687" calcext:value-type="float">
            <text:p>166687</text:p>
          </table:table-cell>
          <table:table-cell table:formula="of:=[.B526]+1" office:value-type="float" office:value="525" calcext:value-type="float">
            <text:p>525</text:p>
          </table:table-cell>
          <table:table-cell office:value-type="float" office:value="7" calcext:value-type="float">
            <text:p>7</text:p>
          </table:table-cell>
          <table:table-cell office:value-type="float" office:value="7.067966" calcext:value-type="float">
            <text:p>7.067966</text:p>
          </table:table-cell>
          <table:table-cell office:value-type="float" office:value="22.361" calcext:value-type="float">
            <text:p>22.361</text:p>
          </table:table-cell>
          <table:table-cell office:value-type="float" office:value="7.067966" calcext:value-type="float">
            <text:p>7.067966</text:p>
          </table:table-cell>
          <table:table-cell office:value-type="float" office:value="22.361" calcext:value-type="float">
            <text:p>22.361</text:p>
          </table:table-cell>
          <table:table-cell office:value-type="float" office:value="7.260597" calcext:value-type="float">
            <text:p>7.260597</text:p>
          </table:table-cell>
          <table:table-cell office:value-type="float" office:value="3.929225" calcext:value-type="float">
            <text:p>3.929225</text:p>
          </table:table-cell>
          <table:table-cell office:value-type="float" office:value="3.755546" calcext:value-type="float">
            <text:p>3.755546</text:p>
          </table:table-cell>
          <table:table-cell office:value-type="float" office:value="5.1542" calcext:value-type="float">
            <text:p>5.1542</text:p>
          </table:table-cell>
          <table:table-cell office:value-type="float" office:value="5.201549" calcext:value-type="float">
            <text:p>5.201549</text:p>
          </table:table-cell>
          <table:table-cell table:formula="of:=[.L527]-[.L526]" office:value-type="float" office:value="0.0162019999999998" calcext:value-type="float">
            <text:p>0.0162019999999998</text:p>
          </table:table-cell>
          <table:table-cell office:value-type="float" office:value="57.788935" calcext:value-type="float">
            <text:p>57.788935</text:p>
          </table:table-cell>
          <table:table-cell table:number-columns-repeated="16370"/>
        </table:table-row>
        <table:table-row table:style-name="ro1">
          <table:table-cell office:value-type="float" office:value="166707" calcext:value-type="float">
            <text:p>166707</text:p>
          </table:table-cell>
          <table:table-cell table:formula="of:=[.B527]+1" office:value-type="float" office:value="526" calcext:value-type="float">
            <text:p>526</text:p>
          </table:table-cell>
          <table:table-cell table:number-columns-repeated="5"/>
          <table:table-cell office:value-type="float" office:value="7.559738" calcext:value-type="float">
            <text:p>7.559738</text:p>
          </table:table-cell>
          <table:table-cell/>
          <table:table-cell office:value-type="float" office:value="3.75887" calcext:value-type="float">
            <text:p>3.75887</text:p>
          </table:table-cell>
          <table:table-cell/>
          <table:table-cell office:value-type="float" office:value="5.192267" calcext:value-type="float">
            <text:p>5.192267</text:p>
          </table:table-cell>
          <table:table-cell table:formula="of:=[.L528]-[.L527]" office:value-type="float" office:value="-0.00928199999999979" calcext:value-type="float">
            <text:p>-0.00928199999999979</text:p>
          </table:table-cell>
          <table:table-cell table:number-columns-repeated="16371"/>
        </table:table-row>
        <table:table-row table:style-name="ro1">
          <table:table-cell office:value-type="float" office:value="166727" calcext:value-type="float">
            <text:p>166727</text:p>
          </table:table-cell>
          <table:table-cell table:formula="of:=[.B528]+1" office:value-type="float" office:value="527" calcext:value-type="float">
            <text:p>527</text:p>
          </table:table-cell>
          <table:table-cell table:number-columns-repeated="5"/>
          <table:table-cell office:value-type="float" office:value="7.556991" calcext:value-type="float">
            <text:p>7.556991</text:p>
          </table:table-cell>
          <table:table-cell/>
          <table:table-cell office:value-type="float" office:value="3.725069" calcext:value-type="float">
            <text:p>3.725069</text:p>
          </table:table-cell>
          <table:table-cell/>
          <table:table-cell office:value-type="float" office:value="5.200422" calcext:value-type="float">
            <text:p>5.200422</text:p>
          </table:table-cell>
          <table:table-cell table:formula="of:=[.L529]-[.L528]" office:value-type="float" office:value="0.00815499999999947" calcext:value-type="float">
            <text:p>0.00815499999999947</text:p>
          </table:table-cell>
          <table:table-cell table:number-columns-repeated="16371"/>
        </table:table-row>
        <table:table-row table:style-name="ro1">
          <table:table-cell office:value-type="float" office:value="166767" calcext:value-type="float">
            <text:p>166767</text:p>
          </table:table-cell>
          <table:table-cell table:formula="of:=[.B529]+1" office:value-type="float" office:value="528" calcext:value-type="float">
            <text:p>528</text:p>
          </table:table-cell>
          <table:table-cell table:number-columns-repeated="5"/>
          <table:table-cell office:value-type="float" office:value="7.633895" calcext:value-type="float">
            <text:p>7.633895</text:p>
          </table:table-cell>
          <table:table-cell/>
          <table:table-cell office:value-type="float" office:value="3.658635" calcext:value-type="float">
            <text:p>3.658635</text:p>
          </table:table-cell>
          <table:table-cell/>
          <table:table-cell office:value-type="float" office:value="5.21642" calcext:value-type="float">
            <text:p>5.21642</text:p>
          </table:table-cell>
          <table:table-cell table:formula="of:=[.L530]-[.L529]" office:value-type="float" office:value="0.0159980000000006" calcext:value-type="float">
            <text:p>0.0159980000000006</text:p>
          </table:table-cell>
          <table:table-cell table:number-columns-repeated="16371"/>
        </table:table-row>
        <table:table-row table:style-name="ro1">
          <table:table-cell office:value-type="float" office:value="166787" calcext:value-type="float">
            <text:p>166787</text:p>
          </table:table-cell>
          <table:table-cell table:formula="of:=[.B530]+1" office:value-type="float" office:value="529" calcext:value-type="float">
            <text:p>529</text:p>
          </table:table-cell>
          <table:table-cell table:number-columns-repeated="5"/>
          <table:table-cell office:value-type="float" office:value="7.644882" calcext:value-type="float">
            <text:p>7.644882</text:p>
          </table:table-cell>
          <table:table-cell/>
          <table:table-cell office:value-type="float" office:value="3.625082" calcext:value-type="float">
            <text:p>3.625082</text:p>
          </table:table-cell>
          <table:table-cell/>
          <table:table-cell office:value-type="float" office:value="5.224308" calcext:value-type="float">
            <text:p>5.224308</text:p>
          </table:table-cell>
          <table:table-cell table:formula="of:=[.L531]-[.L530]" office:value-type="float" office:value="0.00788799999999945" calcext:value-type="float">
            <text:p>0.00788799999999945</text:p>
          </table:table-cell>
          <table:table-cell table:number-columns-repeated="16371"/>
        </table:table-row>
        <table:table-row table:style-name="ro1">
          <table:table-cell office:value-type="float" office:value="166807" calcext:value-type="float">
            <text:p>166807</text:p>
          </table:table-cell>
          <table:table-cell table:formula="of:=[.B531]+1" office:value-type="float" office:value="530" calcext:value-type="float">
            <text:p>530</text:p>
          </table:table-cell>
          <table:table-cell table:number-columns-repeated="5"/>
          <table:table-cell office:value-type="float" office:value="7.653122" calcext:value-type="float">
            <text:p>7.653122</text:p>
          </table:table-cell>
          <table:table-cell/>
          <table:table-cell office:value-type="float" office:value="3.592652" calcext:value-type="float">
            <text:p>3.592652</text:p>
          </table:table-cell>
          <table:table-cell/>
          <table:table-cell office:value-type="float" office:value="5.231683" calcext:value-type="float">
            <text:p>5.231683</text:p>
          </table:table-cell>
          <table:table-cell table:formula="of:=[.L532]-[.L531]" office:value-type="float" office:value="0.00737500000000058" calcext:value-type="float">
            <text:p>0.00737500000000058</text:p>
          </table:table-cell>
          <table:table-cell table:number-columns-repeated="16371"/>
        </table:table-row>
        <table:table-row table:style-name="ro1">
          <table:table-cell office:value-type="float" office:value="166827" calcext:value-type="float">
            <text:p>166827</text:p>
          </table:table-cell>
          <table:table-cell table:formula="of:=[.B532]+1" office:value-type="float" office:value="531" calcext:value-type="float">
            <text:p>531</text:p>
          </table:table-cell>
          <table:table-cell table:number-columns-repeated="5"/>
          <table:table-cell office:value-type="float" office:value="7.675094" calcext:value-type="float">
            <text:p>7.675094</text:p>
          </table:table-cell>
          <table:table-cell/>
          <table:table-cell office:value-type="float" office:value="3.55904" calcext:value-type="float">
            <text:p>3.55904</text:p>
          </table:table-cell>
          <table:table-cell/>
          <table:table-cell office:value-type="float" office:value="5.239302" calcext:value-type="float">
            <text:p>5.239302</text:p>
          </table:table-cell>
          <table:table-cell table:formula="of:=[.L533]-[.L532]" office:value-type="float" office:value="0.00761900000000004" calcext:value-type="float">
            <text:p>0.00761900000000004</text:p>
          </table:table-cell>
          <table:table-cell table:number-columns-repeated="16371"/>
        </table:table-row>
        <table:table-row table:style-name="ro1">
          <table:table-cell office:value-type="float" office:value="166867" calcext:value-type="float">
            <text:p>166867</text:p>
          </table:table-cell>
          <table:table-cell table:formula="of:=[.B533]+1" office:value-type="float" office:value="532" calcext:value-type="float">
            <text:p>532</text:p>
          </table:table-cell>
          <table:table-cell table:number-columns-repeated="5"/>
          <table:table-cell office:value-type="float" office:value="7.708053" calcext:value-type="float">
            <text:p>7.708053</text:p>
          </table:table-cell>
          <table:table-cell/>
          <table:table-cell office:value-type="float" office:value="3.493279" calcext:value-type="float">
            <text:p>3.493279</text:p>
          </table:table-cell>
          <table:table-cell/>
          <table:table-cell office:value-type="float" office:value="5.254169" calcext:value-type="float">
            <text:p>5.254169</text:p>
          </table:table-cell>
          <table:table-cell table:formula="of:=[.L534]-[.L533]" office:value-type="float" office:value="0.0148669999999997" calcext:value-type="float">
            <text:p>0.0148669999999997</text:p>
          </table:table-cell>
          <table:table-cell table:number-columns-repeated="16371"/>
        </table:table-row>
        <table:table-row table:style-name="ro1">
          <table:table-cell office:value-type="float" office:value="166907" calcext:value-type="float">
            <text:p>166907</text:p>
          </table:table-cell>
          <table:table-cell table:formula="of:=[.B534]+1" office:value-type="float" office:value="533" calcext:value-type="float">
            <text:p>533</text:p>
          </table:table-cell>
          <table:table-cell table:number-columns-repeated="5"/>
          <table:table-cell office:value-type="float" office:value="7.801437" calcext:value-type="float">
            <text:p>7.801437</text:p>
          </table:table-cell>
          <table:table-cell/>
          <table:table-cell office:value-type="float" office:value="3.426749" calcext:value-type="float">
            <text:p>3.426749</text:p>
          </table:table-cell>
          <table:table-cell/>
          <table:table-cell office:value-type="float" office:value="5.26816" calcext:value-type="float">
            <text:p>5.26816</text:p>
          </table:table-cell>
          <table:table-cell table:formula="of:=[.L535]-[.L534]" office:value-type="float" office:value="0.0139909999999999" calcext:value-type="float">
            <text:p>0.0139909999999999</text:p>
          </table:table-cell>
          <table:table-cell table:number-columns-repeated="16371"/>
        </table:table-row>
        <table:table-row table:style-name="ro1">
          <table:table-cell office:value-type="float" office:value="166947" calcext:value-type="float">
            <text:p>166947</text:p>
          </table:table-cell>
          <table:table-cell table:formula="of:=[.B535]+1" office:value-type="float" office:value="534" calcext:value-type="float">
            <text:p>534</text:p>
          </table:table-cell>
          <table:table-cell table:number-columns-repeated="5"/>
          <table:table-cell office:value-type="float" office:value="7.848129" calcext:value-type="float">
            <text:p>7.848129</text:p>
          </table:table-cell>
          <table:table-cell/>
          <table:table-cell office:value-type="float" office:value="3.360825" calcext:value-type="float">
            <text:p>3.360825</text:p>
          </table:table-cell>
          <table:table-cell/>
          <table:table-cell office:value-type="float" office:value="5.278634" calcext:value-type="float">
            <text:p>5.278634</text:p>
          </table:table-cell>
          <table:table-cell table:formula="of:=[.L536]-[.L535]" office:value-type="float" office:value="0.0104740000000003" calcext:value-type="float">
            <text:p>0.0104740000000003</text:p>
          </table:table-cell>
          <table:table-cell table:number-columns-repeated="16371"/>
        </table:table-row>
        <table:table-row table:style-name="ro1">
          <table:table-cell office:value-type="float" office:value="166968" calcext:value-type="float">
            <text:p>166968</text:p>
          </table:table-cell>
          <table:table-cell table:formula="of:=[.B536]+1" office:value-type="float" office:value="535" calcext:value-type="float">
            <text:p>535</text:p>
          </table:table-cell>
          <table:table-cell office:value-type="float" office:value="7" calcext:value-type="float">
            <text:p>7</text:p>
          </table:table-cell>
          <table:table-cell office:value-type="float" office:value="7.260597" calcext:value-type="float">
            <text:p>7.260597</text:p>
          </table:table-cell>
          <table:table-cell table:number-columns-repeated="3" office:value-type="float" office:value="6.711" calcext:value-type="float">
            <text:p>6.711</text:p>
          </table:table-cell>
          <table:table-cell office:value-type="float" office:value="7.864608" calcext:value-type="float">
            <text:p>7.864608</text:p>
          </table:table-cell>
          <table:table-cell office:value-type="float" office:value="3.46654" calcext:value-type="float">
            <text:p>3.46654</text:p>
          </table:table-cell>
          <table:table-cell office:value-type="float" office:value="3.327115" calcext:value-type="float">
            <text:p>3.327115</text:p>
          </table:table-cell>
          <table:table-cell office:value-type="float" office:value="5.323425" calcext:value-type="float">
            <text:p>5.323425</text:p>
          </table:table-cell>
          <table:table-cell office:value-type="float" office:value="5.283994" calcext:value-type="float">
            <text:p>5.283994</text:p>
          </table:table-cell>
          <table:table-cell table:formula="of:=[.L537]-[.L536]" office:value-type="float" office:value="0.00535999999999959" calcext:value-type="float">
            <text:p>0.00535999999999959</text:p>
          </table:table-cell>
          <table:table-cell office:value-type="float" office:value="25.094551" calcext:value-type="float">
            <text:p>25.094551</text:p>
          </table:table-cell>
          <table:table-cell table:number-columns-repeated="16370"/>
        </table:table-row>
        <table:table-row table:style-name="ro1">
          <table:table-cell office:value-type="float" office:value="166987" calcext:value-type="float">
            <text:p>166987</text:p>
          </table:table-cell>
          <table:table-cell table:formula="of:=[.B537]+1" office:value-type="float" office:value="536" calcext:value-type="float">
            <text:p>536</text:p>
          </table:table-cell>
          <table:table-cell table:number-columns-repeated="5"/>
          <table:table-cell office:value-type="float" office:value="7.892537" calcext:value-type="float">
            <text:p>7.892537</text:p>
          </table:table-cell>
          <table:table-cell/>
          <table:table-cell office:value-type="float" office:value="3.343413" calcext:value-type="float">
            <text:p>3.343413</text:p>
          </table:table-cell>
          <table:table-cell/>
          <table:table-cell office:value-type="float" office:value="5.311679" calcext:value-type="float">
            <text:p>5.311679</text:p>
          </table:table-cell>
          <table:table-cell table:formula="of:=[.L538]-[.L537]" office:value-type="float" office:value="0.027685" calcext:value-type="float">
            <text:p>0.027685</text:p>
          </table:table-cell>
          <table:table-cell table:number-columns-repeated="16371"/>
        </table:table-row>
        <table:table-row table:style-name="ro1">
          <table:table-cell office:value-type="float" office:value="167027" calcext:value-type="float">
            <text:p>167027</text:p>
          </table:table-cell>
          <table:table-cell table:formula="of:=[.B538]+1" office:value-type="float" office:value="537" calcext:value-type="float">
            <text:p>537</text:p>
          </table:table-cell>
          <table:table-cell table:number-columns-repeated="5"/>
          <table:table-cell office:value-type="float" office:value="7.900777" calcext:value-type="float">
            <text:p>7.900777</text:p>
          </table:table-cell>
          <table:table-cell/>
          <table:table-cell office:value-type="float" office:value="3.276646" calcext:value-type="float">
            <text:p>3.276646</text:p>
          </table:table-cell>
          <table:table-cell/>
          <table:table-cell office:value-type="float" office:value="5.318735" calcext:value-type="float">
            <text:p>5.318735</text:p>
          </table:table-cell>
          <table:table-cell table:formula="of:=[.L539]-[.L538]" office:value-type="float" office:value="0.0070560000000004" calcext:value-type="float">
            <text:p>0.0070560000000004</text:p>
          </table:table-cell>
          <table:table-cell table:number-columns-repeated="16371"/>
        </table:table-row>
        <table:table-row table:style-name="ro1">
          <table:table-cell office:value-type="float" office:value="167047" calcext:value-type="float">
            <text:p>167047</text:p>
          </table:table-cell>
          <table:table-cell table:formula="of:=[.B539]+1" office:value-type="float" office:value="538" calcext:value-type="float">
            <text:p>538</text:p>
          </table:table-cell>
          <table:table-cell office:value-type="float" office:value="7" calcext:value-type="float">
            <text:p>7</text:p>
          </table:table-cell>
          <table:table-cell office:value-type="float" office:value="7.864608" calcext:value-type="float">
            <text:p>7.864608</text:p>
          </table:table-cell>
          <table:table-cell office:value-type="float" office:value="5.834" calcext:value-type="float">
            <text:p>5.834</text:p>
          </table:table-cell>
          <table:table-cell office:value-type="float" office:value="7.864608" calcext:value-type="float">
            <text:p>7.864608</text:p>
          </table:table-cell>
          <table:table-cell office:value-type="float" office:value="5.834" calcext:value-type="float">
            <text:p>5.834</text:p>
          </table:table-cell>
          <table:table-cell office:value-type="float" office:value="7.955708" calcext:value-type="float">
            <text:p>7.955708</text:p>
          </table:table-cell>
          <table:table-cell office:value-type="float" office:value="3.417162" calcext:value-type="float">
            <text:p>3.417162</text:p>
          </table:table-cell>
          <table:table-cell office:value-type="float" office:value="3.243261" calcext:value-type="float">
            <text:p>3.243261</text:p>
          </table:table-cell>
          <table:table-cell office:value-type="float" office:value="5.389246" calcext:value-type="float">
            <text:p>5.389246</text:p>
          </table:table-cell>
          <table:table-cell office:value-type="float" office:value="5.322236" calcext:value-type="float">
            <text:p>5.322236</text:p>
          </table:table-cell>
          <table:table-cell table:formula="of:=[.L540]-[.L539]" office:value-type="float" office:value="0.00350099999999998" calcext:value-type="float">
            <text:p>0.00350099999999998</text:p>
          </table:table-cell>
          <table:table-cell office:value-type="float" office:value="49.342414" calcext:value-type="float">
            <text:p>49.342414</text:p>
          </table:table-cell>
          <table:table-cell table:number-columns-repeated="16370"/>
        </table:table-row>
        <table:table-row table:style-name="ro1">
          <table:table-cell office:value-type="float" office:value="167067" calcext:value-type="float">
            <text:p>167067</text:p>
          </table:table-cell>
          <table:table-cell table:formula="of:=[.B540]+1" office:value-type="float" office:value="539" calcext:value-type="float">
            <text:p>539</text:p>
          </table:table-cell>
          <table:table-cell table:number-columns-repeated="5"/>
          <table:table-cell office:value-type="float" office:value="7.933825" calcext:value-type="float">
            <text:p>7.933825</text:p>
          </table:table-cell>
          <table:table-cell/>
          <table:table-cell office:value-type="float" office:value="3.262485" calcext:value-type="float">
            <text:p>3.262485</text:p>
          </table:table-cell>
          <table:table-cell/>
          <table:table-cell office:value-type="float" office:value="5.36378" calcext:value-type="float">
            <text:p>5.36378</text:p>
          </table:table-cell>
          <table:table-cell table:formula="of:=[.L541]-[.L540]" office:value-type="float" office:value="0.041544" calcext:value-type="float">
            <text:p>0.041544</text:p>
          </table:table-cell>
          <table:table-cell table:number-columns-repeated="16371"/>
        </table:table-row>
        <table:table-row table:style-name="ro1">
          <table:table-cell office:value-type="float" office:value="167107" calcext:value-type="float">
            <text:p>167107</text:p>
          </table:table-cell>
          <table:table-cell table:formula="of:=[.B541]+1" office:value-type="float" office:value="540" calcext:value-type="float">
            <text:p>540</text:p>
          </table:table-cell>
          <table:table-cell table:number-columns-repeated="5"/>
          <table:table-cell office:value-type="float" office:value="7.944812" calcext:value-type="float">
            <text:p>7.944812</text:p>
          </table:table-cell>
          <table:table-cell/>
          <table:table-cell office:value-type="float" office:value="3.195983" calcext:value-type="float">
            <text:p>3.195983</text:p>
          </table:table-cell>
          <table:table-cell/>
          <table:table-cell office:value-type="float" office:value="5.370423" calcext:value-type="float">
            <text:p>5.370423</text:p>
          </table:table-cell>
          <table:table-cell table:formula="of:=[.L542]-[.L541]" office:value-type="float" office:value="0.00664299999999951" calcext:value-type="float">
            <text:p>0.00664299999999951</text:p>
          </table:table-cell>
          <table:table-cell table:number-columns-repeated="16371"/>
        </table:table-row>
        <table:table-row table:style-name="ro1">
          <table:table-cell office:value-type="float" office:value="167147" calcext:value-type="float">
            <text:p>167147</text:p>
          </table:table-cell>
          <table:table-cell table:formula="of:=[.B542]+1" office:value-type="float" office:value="541" calcext:value-type="float">
            <text:p>541</text:p>
          </table:table-cell>
          <table:table-cell office:value-type="float" office:value="7" calcext:value-type="float">
            <text:p>7</text:p>
          </table:table-cell>
          <table:table-cell office:value-type="float" office:value="7.955708" calcext:value-type="float">
            <text:p>7.955708</text:p>
          </table:table-cell>
          <table:table-cell office:value-type="float" office:value="5.392" calcext:value-type="float">
            <text:p>5.392</text:p>
          </table:table-cell>
          <table:table-cell office:value-type="float" office:value="7.955708" calcext:value-type="float">
            <text:p>7.955708</text:p>
          </table:table-cell>
          <table:table-cell office:value-type="float" office:value="5.392" calcext:value-type="float">
            <text:p>5.392</text:p>
          </table:table-cell>
          <table:table-cell office:value-type="float" office:value="7.942065" calcext:value-type="float">
            <text:p>7.942065</text:p>
          </table:table-cell>
          <table:table-cell office:value-type="float" office:value="3.240048" calcext:value-type="float">
            <text:p>3.240048</text:p>
          </table:table-cell>
          <table:table-cell office:value-type="float" office:value="3.128789" calcext:value-type="float">
            <text:p>3.128789</text:p>
          </table:table-cell>
          <table:table-cell office:value-type="float" office:value="5.305836" calcext:value-type="float">
            <text:p>5.305836</text:p>
          </table:table-cell>
          <table:table-cell office:value-type="float" office:value="5.376066" calcext:value-type="float">
            <text:p>5.376066</text:p>
          </table:table-cell>
          <table:table-cell table:formula="of:=[.L543]-[.L542]" office:value-type="float" office:value="0.00564300000000007" calcext:value-type="float">
            <text:p>0.00564300000000007</text:p>
          </table:table-cell>
          <table:table-cell office:value-type="float" office:value="46.593125" calcext:value-type="float">
            <text:p>46.593125</text:p>
          </table:table-cell>
          <table:table-cell table:number-columns-repeated="16370"/>
        </table:table-row>
        <table:table-row table:style-name="ro1">
          <table:table-cell office:value-type="float" office:value="167167" calcext:value-type="float">
            <text:p>167167</text:p>
          </table:table-cell>
          <table:table-cell table:formula="of:=[.B543]+1" office:value-type="float" office:value="542" calcext:value-type="float">
            <text:p>542</text:p>
          </table:table-cell>
          <table:table-cell table:number-columns-repeated="5"/>
          <table:table-cell office:value-type="float" office:value="7.841865" calcext:value-type="float">
            <text:p>7.841865</text:p>
          </table:table-cell>
          <table:table-cell/>
          <table:table-cell office:value-type="float" office:value="3.090822" calcext:value-type="float">
            <text:p>3.090822</text:p>
          </table:table-cell>
          <table:table-cell/>
          <table:table-cell office:value-type="float" office:value="5.349338" calcext:value-type="float">
            <text:p>5.349338</text:p>
          </table:table-cell>
          <table:table-cell table:formula="of:=[.L544]-[.L543]" office:value-type="float" office:value="-0.0267279999999994" calcext:value-type="float">
            <text:p>-0.0267279999999994</text:p>
          </table:table-cell>
          <table:table-cell table:number-columns-repeated="16371"/>
        </table:table-row>
        <table:table-row table:style-name="ro1">
          <table:table-cell office:value-type="float" office:value="167188" calcext:value-type="float">
            <text:p>167188</text:p>
          </table:table-cell>
          <table:table-cell table:formula="of:=[.B544]+1" office:value-type="float" office:value="543" calcext:value-type="float">
            <text:p>543</text:p>
          </table:table-cell>
          <table:table-cell table:number-columns-repeated="5"/>
          <table:table-cell office:value-type="float" office:value="7.833625" calcext:value-type="float">
            <text:p>7.833625</text:p>
          </table:table-cell>
          <table:table-cell/>
          <table:table-cell office:value-type="float" office:value="3.057652" calcext:value-type="float">
            <text:p>3.057652</text:p>
          </table:table-cell>
          <table:table-cell/>
          <table:table-cell office:value-type="float" office:value="5.351745" calcext:value-type="float">
            <text:p>5.351745</text:p>
          </table:table-cell>
          <table:table-cell table:formula="of:=[.L545]-[.L544]" office:value-type="float" office:value="0.00240699999999983" calcext:value-type="float">
            <text:p>0.00240699999999983</text:p>
          </table:table-cell>
          <table:table-cell table:number-columns-repeated="16371"/>
        </table:table-row>
        <table:table-row table:style-name="ro1">
          <table:table-cell office:value-type="float" office:value="167208" calcext:value-type="float">
            <text:p>167208</text:p>
          </table:table-cell>
          <table:table-cell table:formula="of:=[.B545]+1" office:value-type="float" office:value="544" calcext:value-type="float">
            <text:p>544</text:p>
          </table:table-cell>
          <table:table-cell office:value-type="float" office:value="7" calcext:value-type="float">
            <text:p>7</text:p>
          </table:table-cell>
          <table:table-cell office:value-type="float" office:value="7.942065" calcext:value-type="float">
            <text:p>7.942065</text:p>
          </table:table-cell>
          <table:table-cell office:value-type="float" office:value="0.964" calcext:value-type="float">
            <text:p>0.964</text:p>
          </table:table-cell>
          <table:table-cell office:value-type="float" office:value="7.942065" calcext:value-type="float">
            <text:p>7.942065</text:p>
          </table:table-cell>
          <table:table-cell office:value-type="float" office:value="0.964" calcext:value-type="float">
            <text:p>0.964</text:p>
          </table:table-cell>
          <table:table-cell office:value-type="float" office:value="7.825385" calcext:value-type="float">
            <text:p>7.825385</text:p>
          </table:table-cell>
          <table:table-cell office:value-type="float" office:value="3.156334" calcext:value-type="float">
            <text:p>3.156334</text:p>
          </table:table-cell>
          <table:table-cell office:value-type="float" office:value="3.024438" calcext:value-type="float">
            <text:p>3.024438</text:p>
          </table:table-cell>
          <table:table-cell office:value-type="float" office:value="5.426744" calcext:value-type="float">
            <text:p>5.426744</text:p>
          </table:table-cell>
          <table:table-cell office:value-type="float" office:value="5.353528" calcext:value-type="float">
            <text:p>5.353528</text:p>
          </table:table-cell>
          <table:table-cell table:formula="of:=[.L546]-[.L545]" office:value-type="float" office:value="0.00178299999999965" calcext:value-type="float">
            <text:p>0.00178299999999965</text:p>
          </table:table-cell>
          <table:table-cell office:value-type="float" office:value="45.147669" calcext:value-type="float">
            <text:p>45.147669</text:p>
          </table:table-cell>
          <table:table-cell table:number-columns-repeated="16370"/>
        </table:table-row>
        <table:table-row table:style-name="ro1">
          <table:table-cell office:value-type="float" office:value="167247" calcext:value-type="float">
            <text:p>167247</text:p>
          </table:table-cell>
          <table:table-cell table:formula="of:=[.B546]+1" office:value-type="float" office:value="545" calcext:value-type="float">
            <text:p>545</text:p>
          </table:table-cell>
          <table:table-cell table:number-columns-repeated="5"/>
          <table:table-cell office:value-type="float" office:value="7.681999" calcext:value-type="float">
            <text:p>7.681999</text:p>
          </table:table-cell>
          <table:table-cell/>
          <table:table-cell office:value-type="float" office:value="3.003148" calcext:value-type="float">
            <text:p>3.003148</text:p>
          </table:table-cell>
          <table:table-cell/>
          <table:table-cell office:value-type="float" office:value="5.397831" calcext:value-type="float">
            <text:p>5.397831</text:p>
          </table:table-cell>
          <table:table-cell table:formula="of:=[.L547]-[.L546]" office:value-type="float" office:value="0.0443030000000002" calcext:value-type="float">
            <text:p>0.0443030000000002</text:p>
          </table:table-cell>
          <table:table-cell table:number-columns-repeated="16371"/>
        </table:table-row>
        <table:table-row table:style-name="ro1">
          <table:table-cell office:value-type="float" office:value="167267" calcext:value-type="float">
            <text:p>167267</text:p>
          </table:table-cell>
          <table:table-cell table:formula="of:=[.B547]+1" office:value-type="float" office:value="546" calcext:value-type="float">
            <text:p>546</text:p>
          </table:table-cell>
          <table:table-cell table:number-columns-repeated="5"/>
          <table:table-cell office:value-type="float" office:value="7.684746" calcext:value-type="float">
            <text:p>7.684746</text:p>
          </table:table-cell>
          <table:table-cell/>
          <table:table-cell office:value-type="float" office:value="2.968733" calcext:value-type="float">
            <text:p>2.968733</text:p>
          </table:table-cell>
          <table:table-cell/>
          <table:table-cell office:value-type="float" office:value="5.39979" calcext:value-type="float">
            <text:p>5.39979</text:p>
          </table:table-cell>
          <table:table-cell table:formula="of:=[.L548]-[.L547]" office:value-type="float" office:value="0.00195900000000027" calcext:value-type="float">
            <text:p>0.00195900000000027</text:p>
          </table:table-cell>
          <table:table-cell table:number-columns-repeated="16371"/>
        </table:table-row>
        <table:table-row table:style-name="ro1">
          <table:table-cell office:value-type="float" office:value="167307" calcext:value-type="float">
            <text:p>167307</text:p>
          </table:table-cell>
          <table:table-cell table:formula="of:=[.B548]+1"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7.825385" calcext:value-type="float">
            <text:p>7.825385</text:p>
          </table:table-cell>
          <table:table-cell table:number-columns-repeated="3" office:value-type="float" office:value="6.994" calcext:value-type="float">
            <text:p>6.994</text:p>
          </table:table-cell>
          <table:table-cell office:value-type="float" office:value="7.613334" calcext:value-type="float">
            <text:p>7.613334</text:p>
          </table:table-cell>
          <table:table-cell office:value-type="float" office:value="2.980106" calcext:value-type="float">
            <text:p>2.980106</text:p>
          </table:table-cell>
          <table:table-cell office:value-type="float" office:value="2.902593" calcext:value-type="float">
            <text:p>2.902593</text:p>
          </table:table-cell>
          <table:table-cell office:value-type="float" office:value="5.288609" calcext:value-type="float">
            <text:p>5.288609</text:p>
          </table:table-cell>
          <table:table-cell office:value-type="float" office:value="5.402993" calcext:value-type="float">
            <text:p>5.402993</text:p>
          </table:table-cell>
          <table:table-cell table:formula="of:=[.L549]-[.L548]" office:value-type="float" office:value="0.00320300000000007" calcext:value-type="float">
            <text:p>0.00320300000000007</text:p>
          </table:table-cell>
          <table:table-cell office:value-type="float" office:value="21.234558" calcext:value-type="float">
            <text:p>21.234558</text:p>
          </table:table-cell>
          <table:table-cell table:number-columns-repeated="16370"/>
        </table:table-row>
        <table:table-row table:style-name="ro1">
          <table:table-cell office:value-type="float" office:value="167328" calcext:value-type="float">
            <text:p>167328</text:p>
          </table:table-cell>
          <table:table-cell table:formula="of:=[.B549]+1"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7.613334" calcext:value-type="float">
            <text:p>7.613334</text:p>
          </table:table-cell>
          <table:table-cell table:number-columns-repeated="3" office:value-type="float" office:value="8.903" calcext:value-type="float">
            <text:p>8.903</text:p>
          </table:table-cell>
          <table:table-cell office:value-type="float" office:value="7.549402" calcext:value-type="float">
            <text:p>7.549402</text:p>
          </table:table-cell>
          <table:table-cell office:value-type="float" office:value="3.021773" calcext:value-type="float">
            <text:p>3.021773</text:p>
          </table:table-cell>
          <table:table-cell office:value-type="float" office:value="2.862137" calcext:value-type="float">
            <text:p>2.862137</text:p>
          </table:table-cell>
          <table:table-cell office:value-type="float" office:value="5.479575" calcext:value-type="float">
            <text:p>5.479575</text:p>
          </table:table-cell>
          <table:table-cell office:value-type="float" office:value="5.349074" calcext:value-type="float">
            <text:p>5.349074</text:p>
          </table:table-cell>
          <table:table-cell table:formula="of:=[.L550]-[.L549]" office:value-type="float" office:value="-0.0539190000000005" calcext:value-type="float">
            <text:p>-0.0539190000000005</text:p>
          </table:table-cell>
          <table:table-cell office:value-type="float" office:value="21.485081" calcext:value-type="float">
            <text:p>21.485081</text:p>
          </table:table-cell>
          <table:table-cell table:number-columns-repeated="16370"/>
        </table:table-row>
        <table:table-row table:style-name="ro1">
          <table:table-cell office:value-type="float" office:value="167367" calcext:value-type="float">
            <text:p>167367</text:p>
          </table:table-cell>
          <table:table-cell table:formula="of:=[.B550]+1" office:value-type="float" office:value="549" calcext:value-type="float">
            <text:p>549</text:p>
          </table:table-cell>
          <table:table-cell table:number-columns-repeated="5"/>
          <table:table-cell office:value-type="float" office:value="7.594218" calcext:value-type="float">
            <text:p>7.594218</text:p>
          </table:table-cell>
          <table:table-cell/>
          <table:table-cell office:value-type="float" office:value="2.832523" calcext:value-type="float">
            <text:p>2.832523</text:p>
          </table:table-cell>
          <table:table-cell/>
          <table:table-cell office:value-type="float" office:value="5.417423" calcext:value-type="float">
            <text:p>5.417423</text:p>
          </table:table-cell>
          <table:table-cell table:formula="of:=[.L551]-[.L550]" office:value-type="float" office:value="0.0683490000000004" calcext:value-type="float">
            <text:p>0.0683490000000004</text:p>
          </table:table-cell>
          <table:table-cell table:number-columns-repeated="16371"/>
        </table:table-row>
        <table:table-row table:style-name="ro1">
          <table:table-cell office:value-type="float" office:value="167387" calcext:value-type="float">
            <text:p>167387</text:p>
          </table:table-cell>
          <table:table-cell table:formula="of:=[.B551]+1" office:value-type="float" office:value="550" calcext:value-type="float">
            <text:p>550</text:p>
          </table:table-cell>
          <table:table-cell table:number-columns-repeated="5"/>
          <table:table-cell office:value-type="float" office:value="7.580485" calcext:value-type="float">
            <text:p>7.580485</text:p>
          </table:table-cell>
          <table:table-cell/>
          <table:table-cell office:value-type="float" office:value="2.799868" calcext:value-type="float">
            <text:p>2.799868</text:p>
          </table:table-cell>
          <table:table-cell/>
          <table:table-cell office:value-type="float" office:value="5.41796" calcext:value-type="float">
            <text:p>5.41796</text:p>
          </table:table-cell>
          <table:table-cell table:formula="of:=[.L552]-[.L551]" office:value-type="float" office:value="0.000536999999999566" calcext:value-type="float">
            <text:p>0.000536999999999566</text:p>
          </table:table-cell>
          <table:table-cell table:number-columns-repeated="16371"/>
        </table:table-row>
        <table:table-row table:style-name="ro1">
          <table:table-cell office:value-type="float" office:value="167407" calcext:value-type="float">
            <text:p>167407</text:p>
          </table:table-cell>
          <table:table-cell table:formula="of:=[.B552]+1" office:value-type="float" office:value="551" calcext:value-type="float">
            <text:p>551</text:p>
          </table:table-cell>
          <table:table-cell table:number-columns-repeated="5"/>
          <table:table-cell office:value-type="float" office:value="7.580485" calcext:value-type="float">
            <text:p>7.580485</text:p>
          </table:table-cell>
          <table:table-cell/>
          <table:table-cell office:value-type="float" office:value="2.7663" calcext:value-type="float">
            <text:p>2.7663</text:p>
          </table:table-cell>
          <table:table-cell/>
          <table:table-cell office:value-type="float" office:value="5.418225" calcext:value-type="float">
            <text:p>5.418225</text:p>
          </table:table-cell>
          <table:table-cell table:formula="of:=[.L553]-[.L552]" office:value-type="float" office:value="0.000264999999999738" calcext:value-type="float">
            <text:p>0.000264999999999738</text:p>
          </table:table-cell>
          <table:table-cell table:number-columns-repeated="16371"/>
        </table:table-row>
        <table:table-row table:style-name="ro1">
          <table:table-cell office:value-type="float" office:value="167427" calcext:value-type="float">
            <text:p>167427</text:p>
          </table:table-cell>
          <table:table-cell table:formula="of:=[.B553]+1" office:value-type="float" office:value="552" calcext:value-type="float">
            <text:p>552</text:p>
          </table:table-cell>
          <table:table-cell table:number-columns-repeated="5"/>
          <table:table-cell office:value-type="float" office:value="7.594218" calcext:value-type="float">
            <text:p>7.594218</text:p>
          </table:table-cell>
          <table:table-cell/>
          <table:table-cell office:value-type="float" office:value="2.732429" calcext:value-type="float">
            <text:p>2.732429</text:p>
          </table:table-cell>
          <table:table-cell/>
          <table:table-cell office:value-type="float" office:value="5.418493" calcext:value-type="float">
            <text:p>5.418493</text:p>
          </table:table-cell>
          <table:table-cell table:formula="of:=[.L554]-[.L553]" office:value-type="float" office:value="0.000268000000000157" calcext:value-type="float">
            <text:p>0.000268000000000157</text:p>
          </table:table-cell>
          <table:table-cell table:number-columns-repeated="16371"/>
        </table:table-row>
        <table:table-row table:style-name="ro1">
          <table:table-cell office:value-type="float" office:value="167447" calcext:value-type="float">
            <text:p>167447</text:p>
          </table:table-cell>
          <table:table-cell table:formula="of:=[.B554]+1" office:value-type="float" office:value="553" calcext:value-type="float">
            <text:p>553</text:p>
          </table:table-cell>
          <table:table-cell table:number-columns-repeated="5"/>
          <table:table-cell office:value-type="float" office:value="7.542033" calcext:value-type="float">
            <text:p>7.542033</text:p>
          </table:table-cell>
          <table:table-cell/>
          <table:table-cell office:value-type="float" office:value="2.699164" calcext:value-type="float">
            <text:p>2.699164</text:p>
          </table:table-cell>
          <table:table-cell/>
          <table:table-cell office:value-type="float" office:value="5.418762" calcext:value-type="float">
            <text:p>5.418762</text:p>
          </table:table-cell>
          <table:table-cell table:formula="of:=[.L555]-[.L554]" office:value-type="float" office:value="0.000269000000000297" calcext:value-type="float">
            <text:p>0.000269000000000297</text:p>
          </table:table-cell>
          <table:table-cell table:number-columns-repeated="16371"/>
        </table:table-row>
        <table:table-row table:style-name="ro1">
          <table:table-cell office:value-type="float" office:value="167467" calcext:value-type="float">
            <text:p>167467</text:p>
          </table:table-cell>
          <table:table-cell table:formula="of:=[.B555]+1" office:value-type="float" office:value="554" calcext:value-type="float">
            <text:p>554</text:p>
          </table:table-cell>
          <table:table-cell table:number-columns-repeated="5"/>
          <table:table-cell office:value-type="float" office:value="7.489848" calcext:value-type="float">
            <text:p>7.489848</text:p>
          </table:table-cell>
          <table:table-cell/>
          <table:table-cell office:value-type="float" office:value="2.6659" calcext:value-type="float">
            <text:p>2.6659</text:p>
          </table:table-cell>
          <table:table-cell/>
          <table:table-cell office:value-type="float" office:value="5.419064" calcext:value-type="float">
            <text:p>5.419064</text:p>
          </table:table-cell>
          <table:table-cell table:formula="of:=[.L556]-[.L555]" office:value-type="float" office:value="0.00030199999999958" calcext:value-type="float">
            <text:p>0.00030199999999958</text:p>
          </table:table-cell>
          <table:table-cell table:number-columns-repeated="16371"/>
        </table:table-row>
        <table:table-row table:style-name="ro1">
          <table:table-cell office:value-type="float" office:value="167487" calcext:value-type="float">
            <text:p>167487</text:p>
          </table:table-cell>
          <table:table-cell table:formula="of:=[.B556]+1" office:value-type="float" office:value="555" calcext:value-type="float">
            <text:p>555</text:p>
          </table:table-cell>
          <table:table-cell office:value-type="float" office:value="7" calcext:value-type="float">
            <text:p>7</text:p>
          </table:table-cell>
          <table:table-cell office:value-type="float" office:value="7.549402" calcext:value-type="float">
            <text:p>7.549402</text:p>
          </table:table-cell>
          <table:table-cell table:number-columns-repeated="3" office:value-type="float" office:value="8.846" calcext:value-type="float">
            <text:p>8.846</text:p>
          </table:table-cell>
          <table:table-cell office:value-type="float" office:value="7.495341" calcext:value-type="float">
            <text:p>7.495341</text:p>
          </table:table-cell>
          <table:table-cell office:value-type="float" office:value="2.708595" calcext:value-type="float">
            <text:p>2.708595</text:p>
          </table:table-cell>
          <table:table-cell office:value-type="float" office:value="2.633239" calcext:value-type="float">
            <text:p>2.633239</text:p>
          </table:table-cell>
          <table:table-cell office:value-type="float" office:value="5.407237" calcext:value-type="float">
            <text:p>5.407237</text:p>
          </table:table-cell>
          <table:table-cell office:value-type="float" office:value="5.419371" calcext:value-type="float">
            <text:p>5.419371</text:p>
          </table:table-cell>
          <table:table-cell table:formula="of:=[.L557]-[.L556]" office:value-type="float" office:value="0.000307000000000279" calcext:value-type="float">
            <text:p>0.000307000000000279</text:p>
          </table:table-cell>
          <table:table-cell office:value-type="float" office:value="19.002345" calcext:value-type="float">
            <text:p>19.002345</text:p>
          </table:table-cell>
          <table:table-cell table:number-columns-repeated="16370"/>
        </table:table-row>
        <table:table-row table:style-name="ro1">
          <table:table-cell office:value-type="float" office:value="167507" calcext:value-type="float">
            <text:p>167507</text:p>
          </table:table-cell>
          <table:table-cell table:formula="of:=[.B557]+1"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office:value-type="float" office:value="7.495341" calcext:value-type="float">
            <text:p>7.495341</text:p>
          </table:table-cell>
          <table:table-cell office:value-type="float" office:value="17.481" calcext:value-type="float">
            <text:p>17.481</text:p>
          </table:table-cell>
          <table:table-cell office:value-type="float" office:value="7.495341" calcext:value-type="float">
            <text:p>7.495341</text:p>
          </table:table-cell>
          <table:table-cell office:value-type="float" office:value="17.481" calcext:value-type="float">
            <text:p>17.481</text:p>
          </table:table-cell>
          <table:table-cell office:value-type="float" office:value="7.574917" calcext:value-type="float">
            <text:p>7.574917</text:p>
          </table:table-cell>
          <table:table-cell office:value-type="float" office:value="2.668732" calcext:value-type="float">
            <text:p>2.668732</text:p>
          </table:table-cell>
          <table:table-cell office:value-type="float" office:value="2.608783" calcext:value-type="float">
            <text:p>2.608783</text:p>
          </table:table-cell>
          <table:table-cell office:value-type="float" office:value="5.419805" calcext:value-type="float">
            <text:p>5.419805</text:p>
          </table:table-cell>
          <table:table-cell office:value-type="float" office:value="5.413622" calcext:value-type="float">
            <text:p>5.413622</text:p>
          </table:table-cell>
          <table:table-cell table:formula="of:=[.L558]-[.L557]" office:value-type="float" office:value="-0.00574899999999978" calcext:value-type="float">
            <text:p>-0.00574899999999978</text:p>
          </table:table-cell>
          <table:table-cell office:value-type="float" office:value="37.357752" calcext:value-type="float">
            <text:p>37.357752</text:p>
          </table:table-cell>
          <table:table-cell table:number-columns-repeated="16370"/>
        </table:table-row>
        <table:table-row table:style-name="ro1">
          <table:table-cell office:value-type="float" office:value="167527" calcext:value-type="float">
            <text:p>167527</text:p>
          </table:table-cell>
          <table:table-cell table:formula="of:=[.B558]+1" office:value-type="float" office:value="557" calcext:value-type="float">
            <text:p>557</text:p>
          </table:table-cell>
          <table:table-cell table:number-columns-repeated="5"/>
          <table:table-cell office:value-type="float" office:value="7.82539" calcext:value-type="float">
            <text:p>7.82539</text:p>
          </table:table-cell>
          <table:table-cell/>
          <table:table-cell office:value-type="float" office:value="2.577698" calcext:value-type="float">
            <text:p>2.577698</text:p>
          </table:table-cell>
          <table:table-cell/>
          <table:table-cell office:value-type="float" office:value="5.416458" calcext:value-type="float">
            <text:p>5.416458</text:p>
          </table:table-cell>
          <table:table-cell table:formula="of:=[.L559]-[.L558]" office:value-type="float" office:value="0.00283600000000028" calcext:value-type="float">
            <text:p>0.00283600000000028</text:p>
          </table:table-cell>
          <table:table-cell table:number-columns-repeated="16371"/>
        </table:table-row>
        <table:table-row table:style-name="ro1">
          <table:table-cell office:value-type="float" office:value="167547" calcext:value-type="float">
            <text:p>167547</text:p>
          </table:table-cell>
          <table:table-cell table:formula="of:=[.B559]+1" office:value-type="float" office:value="558" calcext:value-type="float">
            <text:p>558</text:p>
          </table:table-cell>
          <table:table-cell office:value-type="float" office:value="7" calcext:value-type="float">
            <text:p>7</text:p>
          </table:table-cell>
          <table:table-cell office:value-type="float" office:value="7.574917" calcext:value-type="float">
            <text:p>7.574917</text:p>
          </table:table-cell>
          <table:table-cell office:value-type="float" office:value="17.507" calcext:value-type="float">
            <text:p>17.507</text:p>
          </table:table-cell>
          <table:table-cell office:value-type="float" office:value="7.574917" calcext:value-type="float">
            <text:p>7.574917</text:p>
          </table:table-cell>
          <table:table-cell office:value-type="float" office:value="17.507" calcext:value-type="float">
            <text:p>17.507</text:p>
          </table:table-cell>
          <table:table-cell office:value-type="float" office:value="7.819897" calcext:value-type="float">
            <text:p>7.819897</text:p>
          </table:table-cell>
          <table:table-cell office:value-type="float" office:value="2.602921" calcext:value-type="float">
            <text:p>2.602921</text:p>
          </table:table-cell>
          <table:table-cell office:value-type="float" office:value="2.544431" calcext:value-type="float">
            <text:p>2.544431</text:p>
          </table:table-cell>
          <table:table-cell office:value-type="float" office:value="5.36098" calcext:value-type="float">
            <text:p>5.36098</text:p>
          </table:table-cell>
          <table:table-cell office:value-type="float" office:value="5.416427" calcext:value-type="float">
            <text:p>5.416427</text:p>
          </table:table-cell>
          <table:table-cell table:formula="of:=[.L560]-[.L559]" office:value-type="float" office:value="-0.0000310000000007804" calcext:value-type="float">
            <text:p>-3.10000000007804E-05</text:p>
          </table:table-cell>
          <table:table-cell office:value-type="float" office:value="36.362007" calcext:value-type="float">
            <text:p>36.362007</text:p>
          </table:table-cell>
          <table:table-cell table:number-columns-repeated="16370"/>
        </table:table-row>
        <table:table-row table:style-name="ro1">
          <table:table-cell office:value-type="float" office:value="167567" calcext:value-type="float">
            <text:p>167567</text:p>
          </table:table-cell>
          <table:table-cell table:formula="of:=[.B560]+1" office:value-type="float" office:value="559" calcext:value-type="float">
            <text:p>559</text:p>
          </table:table-cell>
          <table:table-cell table:number-columns-repeated="5"/>
          <table:table-cell office:value-type="float" office:value="8.070688" calcext:value-type="float">
            <text:p>8.070688</text:p>
          </table:table-cell>
          <table:table-cell/>
          <table:table-cell office:value-type="float" office:value="2.514302" calcext:value-type="float">
            <text:p>2.514302</text:p>
          </table:table-cell>
          <table:table-cell/>
          <table:table-cell office:value-type="float" office:value="5.387937" calcext:value-type="float">
            <text:p>5.387937</text:p>
          </table:table-cell>
          <table:table-cell table:formula="of:=[.L561]-[.L560]" office:value-type="float" office:value="-0.0284899999999997" calcext:value-type="float">
            <text:p>-0.0284899999999997</text:p>
          </table:table-cell>
          <table:table-cell table:number-columns-repeated="16371"/>
        </table:table-row>
        <table:table-row table:style-name="ro1">
          <table:table-cell office:value-type="float" office:value="167588" calcext:value-type="float">
            <text:p>167588</text:p>
          </table:table-cell>
          <table:table-cell table:formula="of:=[.B561]+1"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office:value-type="float" office:value="7.819897" calcext:value-type="float">
            <text:p>7.819897</text:p>
          </table:table-cell>
          <table:table-cell office:value-type="float" office:value="3.63" calcext:value-type="float">
            <text:p>3.63</text:p>
          </table:table-cell>
          <table:table-cell office:value-type="float" office:value="7.819897" calcext:value-type="float">
            <text:p>7.819897</text:p>
          </table:table-cell>
          <table:table-cell office:value-type="float" office:value="3.63" calcext:value-type="float">
            <text:p>3.63</text:p>
          </table:table-cell>
          <table:table-cell office:value-type="float" office:value="8.023996" calcext:value-type="float">
            <text:p>8.023996</text:p>
          </table:table-cell>
          <table:table-cell office:value-type="float" office:value="2.556274" calcext:value-type="float">
            <text:p>2.556274</text:p>
          </table:table-cell>
          <table:table-cell office:value-type="float" office:value="2.481337" calcext:value-type="float">
            <text:p>2.481337</text:p>
          </table:table-cell>
          <table:table-cell office:value-type="float" office:value="5.437549" calcext:value-type="float">
            <text:p>5.437549</text:p>
          </table:table-cell>
          <table:table-cell office:value-type="float" office:value="5.387777" calcext:value-type="float">
            <text:p>5.387777</text:p>
          </table:table-cell>
          <table:table-cell table:formula="of:=[.L562]-[.L561]" office:value-type="float" office:value="-0.00016000000000016" calcext:value-type="float">
            <text:p>-0.00016000000000016</text:p>
          </table:table-cell>
          <table:table-cell office:value-type="float" office:value="35.547496" calcext:value-type="float">
            <text:p>35.547496</text:p>
          </table:table-cell>
          <table:table-cell table:number-columns-repeated="16370"/>
        </table:table-row>
        <table:table-row table:style-name="ro1">
          <table:table-cell office:value-type="float" office:value="167607" calcext:value-type="float">
            <text:p>167607</text:p>
          </table:table-cell>
          <table:table-cell table:formula="of:=[.B562]+1" office:value-type="float" office:value="561" calcext:value-type="float">
            <text:p>561</text:p>
          </table:table-cell>
          <table:table-cell table:number-columns-repeated="5"/>
          <table:table-cell office:value-type="float" office:value="7.844746" calcext:value-type="float">
            <text:p>7.844746</text:p>
          </table:table-cell>
          <table:table-cell/>
          <table:table-cell office:value-type="float" office:value="2.462565" calcext:value-type="float">
            <text:p>2.462565</text:p>
          </table:table-cell>
          <table:table-cell/>
          <table:table-cell office:value-type="float" office:value="5.413234" calcext:value-type="float">
            <text:p>5.413234</text:p>
          </table:table-cell>
          <table:table-cell table:formula="of:=[.L563]-[.L562]" office:value-type="float" office:value="0.0254570000000003" calcext:value-type="float">
            <text:p>0.0254570000000003</text:p>
          </table:table-cell>
          <table:table-cell table:number-columns-repeated="16371"/>
        </table:table-row>
        <table:table-row table:style-name="ro1">
          <table:table-cell office:value-type="float" office:value="167647" calcext:value-type="float">
            <text:p>167647</text:p>
          </table:table-cell>
          <table:table-cell table:formula="of:=[.B563]+1" office:value-type="float" office:value="562" calcext:value-type="float">
            <text:p>562</text:p>
          </table:table-cell>
          <table:table-cell office:value-type="float" office:value="7" calcext:value-type="float">
            <text:p>7</text:p>
          </table:table-cell>
          <table:table-cell office:value-type="float" office:value="8.023996" calcext:value-type="float">
            <text:p>8.023996</text:p>
          </table:table-cell>
          <table:table-cell table:number-columns-repeated="3" office:value-type="float" office:value="6.998" calcext:value-type="float">
            <text:p>6.998</text:p>
          </table:table-cell>
          <table:table-cell office:value-type="float" office:value="7.828266" calcext:value-type="float">
            <text:p>7.828266</text:p>
          </table:table-cell>
          <table:table-cell office:value-type="float" office:value="2.484008" calcext:value-type="float">
            <text:p>2.484008</text:p>
          </table:table-cell>
          <table:table-cell office:value-type="float" office:value="2.396637" calcext:value-type="float">
            <text:p>2.396637</text:p>
          </table:table-cell>
          <table:table-cell office:value-type="float" office:value="5.327726" calcext:value-type="float">
            <text:p>5.327726</text:p>
          </table:table-cell>
          <table:table-cell office:value-type="float" office:value="5.413256" calcext:value-type="float">
            <text:p>5.413256</text:p>
          </table:table-cell>
          <table:table-cell table:formula="of:=[.L564]-[.L563]" office:value-type="float" office:value="0.0000219999999995224" calcext:value-type="float">
            <text:p>2.19999999995224E-05</text:p>
          </table:table-cell>
          <table:table-cell office:value-type="float" office:value="17.253576" calcext:value-type="float">
            <text:p>17.253576</text:p>
          </table:table-cell>
          <table:table-cell table:number-columns-repeated="16370"/>
        </table:table-row>
        <table:table-row table:style-name="ro1">
          <table:table-cell office:value-type="float" office:value="167667" calcext:value-type="float">
            <text:p>167667</text:p>
          </table:table-cell>
          <table:table-cell table:formula="of:=[.B564]+1" office:value-type="float" office:value="563" calcext:value-type="float">
            <text:p>563</text:p>
          </table:table-cell>
          <table:table-cell table:number-columns-repeated="5"/>
          <table:table-cell office:value-type="float" office:value="7.822919" calcext:value-type="float">
            <text:p>7.822919</text:p>
          </table:table-cell>
          <table:table-cell/>
          <table:table-cell office:value-type="float" office:value="2.373544" calcext:value-type="float">
            <text:p>2.373544</text:p>
          </table:table-cell>
          <table:table-cell/>
          <table:table-cell office:value-type="float" office:value="5.370656" calcext:value-type="float">
            <text:p>5.370656</text:p>
          </table:table-cell>
          <table:table-cell table:formula="of:=[.L565]-[.L564]" office:value-type="float" office:value="-0.0425999999999993" calcext:value-type="float">
            <text:p>-0.0425999999999993</text:p>
          </table:table-cell>
          <table:table-cell table:number-columns-repeated="16371"/>
        </table:table-row>
        <table:table-row table:style-name="ro1">
          <table:table-cell office:value-type="float" office:value="167707" calcext:value-type="float">
            <text:p>167707</text:p>
          </table:table-cell>
          <table:table-cell table:formula="of:=[.B565]+1" office:value-type="float" office:value="564" calcext:value-type="float">
            <text:p>564</text:p>
          </table:table-cell>
          <table:table-cell table:number-columns-repeated="5"/>
          <table:table-cell office:value-type="float" office:value="7.831159" calcext:value-type="float">
            <text:p>7.831159</text:p>
          </table:table-cell>
          <table:table-cell/>
          <table:table-cell office:value-type="float" office:value="2.307011" calcext:value-type="float">
            <text:p>2.307011</text:p>
          </table:table-cell>
          <table:table-cell/>
          <table:table-cell office:value-type="float" office:value="5.370701" calcext:value-type="float">
            <text:p>5.370701</text:p>
          </table:table-cell>
          <table:table-cell table:formula="of:=[.L566]-[.L565]" office:value-type="float" office:value="0.0000450000000000728" calcext:value-type="float">
            <text:p>4.50000000000728E-05</text:p>
          </table:table-cell>
          <table:table-cell table:number-columns-repeated="16371"/>
        </table:table-row>
        <table:table-row table:style-name="ro1">
          <table:table-cell office:value-type="float" office:value="167727" calcext:value-type="float">
            <text:p>167727</text:p>
          </table:table-cell>
          <table:table-cell table:formula="of:=[.B566]+1" office:value-type="float" office:value="565" calcext:value-type="float">
            <text:p>565</text:p>
          </table:table-cell>
          <table:table-cell table:number-columns-repeated="5"/>
          <table:table-cell office:value-type="float" office:value="7.839398" calcext:value-type="float">
            <text:p>7.839398</text:p>
          </table:table-cell>
          <table:table-cell/>
          <table:table-cell office:value-type="float" office:value="2.274046" calcext:value-type="float">
            <text:p>2.274046</text:p>
          </table:table-cell>
          <table:table-cell/>
          <table:table-cell office:value-type="float" office:value="5.370721" calcext:value-type="float">
            <text:p>5.370721</text:p>
          </table:table-cell>
          <table:table-cell table:formula="of:=[.L567]-[.L566]" office:value-type="float" office:value="0.0000199999999992428" calcext:value-type="float">
            <text:p>1.99999999992428E-05</text:p>
          </table:table-cell>
          <table:table-cell table:number-columns-repeated="16371"/>
        </table:table-row>
        <table:table-row table:style-name="ro1">
          <table:table-cell office:value-type="float" office:value="167767" calcext:value-type="float">
            <text:p>167767</text:p>
          </table:table-cell>
          <table:table-cell table:formula="of:=[.B567]+1" office:value-type="float" office:value="566" calcext:value-type="float">
            <text:p>566</text:p>
          </table:table-cell>
          <table:table-cell table:number-columns-repeated="5"/>
          <table:table-cell office:value-type="float" office:value="7.792707" calcext:value-type="float">
            <text:p>7.792707</text:p>
          </table:table-cell>
          <table:table-cell/>
          <table:table-cell office:value-type="float" office:value="2.207211" calcext:value-type="float">
            <text:p>2.207211</text:p>
          </table:table-cell>
          <table:table-cell/>
          <table:table-cell office:value-type="float" office:value="5.370791" calcext:value-type="float">
            <text:p>5.370791</text:p>
          </table:table-cell>
          <table:table-cell table:formula="of:=[.L568]-[.L567]" office:value-type="float" office:value="0.0000700000000000145" calcext:value-type="float">
            <text:p>7.00000000000145E-05</text:p>
          </table:table-cell>
          <table:table-cell table:number-columns-repeated="16371"/>
        </table:table-row>
        <table:table-row table:style-name="ro1">
          <table:table-cell office:value-type="float" office:value="167787" calcext:value-type="float">
            <text:p>167787</text:p>
          </table:table-cell>
          <table:table-cell table:formula="of:=[.B568]+1" office:value-type="float" office:value="567" calcext:value-type="float">
            <text:p>567</text:p>
          </table:table-cell>
          <table:table-cell table:number-columns-repeated="5"/>
          <table:table-cell office:value-type="float" office:value="7.77348" calcext:value-type="float">
            <text:p>7.77348</text:p>
          </table:table-cell>
          <table:table-cell/>
          <table:table-cell office:value-type="float" office:value="2.182708" calcext:value-type="float">
            <text:p>2.182708</text:p>
          </table:table-cell>
          <table:table-cell/>
          <table:table-cell office:value-type="float" office:value="5.3708" calcext:value-type="float">
            <text:p>5.3708</text:p>
          </table:table-cell>
          <table:table-cell table:formula="of:=[.L569]-[.L568]" office:value-type="float" office:value="0.00000900000000036982" calcext:value-type="float">
            <text:p>9.00000000036982E-06</text:p>
          </table:table-cell>
          <table:table-cell table:number-columns-repeated="16371"/>
        </table:table-row>
        <table:table-row table:style-name="ro1">
          <table:table-cell office:value-type="float" office:value="167828" calcext:value-type="float">
            <text:p>167828</text:p>
          </table:table-cell>
          <table:table-cell table:formula="of:=[.B569]+1" office:value-type="float" office:value="568" calcext:value-type="float">
            <text:p>568</text:p>
          </table:table-cell>
          <table:table-cell office:value-type="float" office:value="7" calcext:value-type="float">
            <text:p>7</text:p>
          </table:table-cell>
          <table:table-cell office:value-type="float" office:value="7.828266" calcext:value-type="float">
            <text:p>7.828266</text:p>
          </table:table-cell>
          <table:table-cell table:number-columns-repeated="3" office:value-type="float" office:value="6.438" calcext:value-type="float">
            <text:p>6.438</text:p>
          </table:table-cell>
          <table:table-cell office:value-type="float" office:value="7.831159" calcext:value-type="float">
            <text:p>7.831159</text:p>
          </table:table-cell>
          <table:table-cell office:value-type="float" office:value="2.210167" calcext:value-type="float">
            <text:p>2.210167</text:p>
          </table:table-cell>
          <table:table-cell office:value-type="float" office:value="2.108317" calcext:value-type="float">
            <text:p>2.108317</text:p>
          </table:table-cell>
          <table:table-cell office:value-type="float" office:value="5.331233" calcext:value-type="float">
            <text:p>5.331233</text:p>
          </table:table-cell>
          <table:table-cell office:value-type="float" office:value="5.370897" calcext:value-type="float">
            <text:p>5.370897</text:p>
          </table:table-cell>
          <table:table-cell table:formula="of:=[.L570]-[.L569]" office:value-type="float" office:value="0.0000970000000002358" calcext:value-type="float">
            <text:p>9.70000000002358E-05</text:p>
          </table:table-cell>
          <table:table-cell office:value-type="float" office:value="15.069441" calcext:value-type="float">
            <text:p>15.069441</text:p>
          </table:table-cell>
          <table:table-cell table:number-columns-repeated="16370"/>
        </table:table-row>
        <table:table-row table:style-name="ro1">
          <table:table-cell office:value-type="float" office:value="167848" calcext:value-type="float">
            <text:p>167848</text:p>
          </table:table-cell>
          <table:table-cell table:formula="of:=[.B570]+1" office:value-type="float" office:value="569" calcext:value-type="float">
            <text:p>569</text:p>
          </table:table-cell>
          <table:table-cell table:number-columns-repeated="5"/>
          <table:table-cell office:value-type="float" office:value="7.772592" calcext:value-type="float">
            <text:p>7.772592</text:p>
          </table:table-cell>
          <table:table-cell/>
          <table:table-cell office:value-type="float" office:value="2.086554" calcext:value-type="float">
            <text:p>2.086554</text:p>
          </table:table-cell>
          <table:table-cell/>
          <table:table-cell office:value-type="float" office:value="5.351423" calcext:value-type="float">
            <text:p>5.351423</text:p>
          </table:table-cell>
          <table:table-cell table:formula="of:=[.L571]-[.L570]" office:value-type="float" office:value="-0.0194740000000007" calcext:value-type="float">
            <text:p>-0.0194740000000007</text:p>
          </table:table-cell>
          <table:table-cell table:number-columns-repeated="16371"/>
        </table:table-row>
        <table:table-row table:style-name="ro1">
          <table:table-cell office:value-type="float" office:value="167867" calcext:value-type="float">
            <text:p>167867</text:p>
          </table:table-cell>
          <table:table-cell table:formula="of:=[.B571]+1" office:value-type="float" office:value="570" calcext:value-type="float">
            <text:p>570</text:p>
          </table:table-cell>
          <table:table-cell table:number-columns-repeated="5"/>
          <table:table-cell office:value-type="float" office:value="7.764352" calcext:value-type="float">
            <text:p>7.764352</text:p>
          </table:table-cell>
          <table:table-cell/>
          <table:table-cell office:value-type="float" office:value="2.052982" calcext:value-type="float">
            <text:p>2.052982</text:p>
          </table:table-cell>
          <table:table-cell/>
          <table:table-cell office:value-type="float" office:value="5.35148" calcext:value-type="float">
            <text:p>5.35148</text:p>
          </table:table-cell>
          <table:table-cell table:formula="of:=[.L572]-[.L571]" office:value-type="float" office:value="0.0000569999999999737" calcext:value-type="float">
            <text:p>5.69999999999737E-05</text:p>
          </table:table-cell>
          <table:table-cell table:number-columns-repeated="16371"/>
        </table:table-row>
        <table:table-row table:style-name="ro1">
          <table:table-cell office:value-type="float" office:value="167907" calcext:value-type="float">
            <text:p>167907</text:p>
          </table:table-cell>
          <table:table-cell table:formula="of:=[.B572]+1" office:value-type="float" office:value="571" calcext:value-type="float">
            <text:p>571</text:p>
          </table:table-cell>
          <table:table-cell office:value-type="float" office:value="7" calcext:value-type="float">
            <text:p>7</text:p>
          </table:table-cell>
          <table:table-cell office:value-type="float" office:value="7.831159" calcext:value-type="float">
            <text:p>7.831159</text:p>
          </table:table-cell>
          <table:table-cell office:value-type="float" office:value="5.524" calcext:value-type="float">
            <text:p>5.524</text:p>
          </table:table-cell>
          <table:table-cell office:value-type="float" office:value="7.831159" calcext:value-type="float">
            <text:p>7.831159</text:p>
          </table:table-cell>
          <table:table-cell office:value-type="float" office:value="5.524" calcext:value-type="float">
            <text:p>5.524</text:p>
          </table:table-cell>
          <table:table-cell office:value-type="float" office:value="7.679208" calcext:value-type="float">
            <text:p>7.679208</text:p>
          </table:table-cell>
          <table:table-cell office:value-type="float" office:value="2.123079" calcext:value-type="float">
            <text:p>2.123079</text:p>
          </table:table-cell>
          <table:table-cell office:value-type="float" office:value="1.984014" calcext:value-type="float">
            <text:p>1.984014</text:p>
          </table:table-cell>
          <table:table-cell office:value-type="float" office:value="5.437446" calcext:value-type="float">
            <text:p>5.437446</text:p>
          </table:table-cell>
          <table:table-cell office:value-type="float" office:value="5.351654" calcext:value-type="float">
            <text:p>5.351654</text:p>
          </table:table-cell>
          <table:table-cell table:formula="of:=[.L573]-[.L572]" office:value-type="float" office:value="0.000174000000000341" calcext:value-type="float">
            <text:p>0.000174000000000341</text:p>
          </table:table-cell>
          <table:table-cell office:value-type="float" office:value="28.623973" calcext:value-type="float">
            <text:p>28.623973</text:p>
          </table:table-cell>
          <table:table-cell table:number-columns-repeated="16370"/>
        </table:table-row>
        <table:table-row table:style-name="ro1">
          <table:table-cell office:value-type="float" office:value="167927" calcext:value-type="float">
            <text:p>167927</text:p>
          </table:table-cell>
          <table:table-cell table:formula="of:=[.B573]+1" office:value-type="float" office:value="572" calcext:value-type="float">
            <text:p>572</text:p>
          </table:table-cell>
          <table:table-cell table:number-columns-repeated="5"/>
          <table:table-cell office:value-type="float" office:value="7.584136" calcext:value-type="float">
            <text:p>7.584136</text:p>
          </table:table-cell>
          <table:table-cell/>
          <table:table-cell office:value-type="float" office:value="1.969904" calcext:value-type="float">
            <text:p>1.969904</text:p>
          </table:table-cell>
          <table:table-cell/>
          <table:table-cell office:value-type="float" office:value="5.395362" calcext:value-type="float">
            <text:p>5.395362</text:p>
          </table:table-cell>
          <table:table-cell table:formula="of:=[.L574]-[.L573]" office:value-type="float" office:value="0.0437080000000005" calcext:value-type="float">
            <text:p>0.0437080000000005</text:p>
          </table:table-cell>
          <table:table-cell table:number-columns-repeated="16371"/>
        </table:table-row>
        <table:table-row table:style-name="ro1">
          <table:table-cell office:value-type="float" office:value="167968" calcext:value-type="float">
            <text:p>167968</text:p>
          </table:table-cell>
          <table:table-cell table:formula="of:=[.B574]+1" office:value-type="float" office:value="573" calcext:value-type="float">
            <text:p>573</text:p>
          </table:table-cell>
          <table:table-cell office:value-type="float" office:value="7" calcext:value-type="float">
            <text:p>7</text:p>
          </table:table-cell>
          <table:table-cell office:value-type="float" office:value="7.679208" calcext:value-type="float">
            <text:p>7.679208</text:p>
          </table:table-cell>
          <table:table-cell table:number-columns-repeated="3" office:value-type="float" office:value="6.769" calcext:value-type="float">
            <text:p>6.769</text:p>
          </table:table-cell>
          <table:table-cell office:value-type="float" office:value="7.641814" calcext:value-type="float">
            <text:p>7.641814</text:p>
          </table:table-cell>
          <table:table-cell office:value-type="float" office:value="2.038967" calcext:value-type="float">
            <text:p>2.038967</text:p>
          </table:table-cell>
          <table:table-cell office:value-type="float" office:value="1.896701" calcext:value-type="float">
            <text:p>1.896701</text:p>
          </table:table-cell>
          <table:table-cell office:value-type="float" office:value="5.331434" calcext:value-type="float">
            <text:p>5.331434</text:p>
          </table:table-cell>
          <table:table-cell office:value-type="float" office:value="5.395691" calcext:value-type="float">
            <text:p>5.395691</text:p>
          </table:table-cell>
          <table:table-cell table:formula="of:=[.L575]-[.L574]" office:value-type="float" office:value="0.000328999999999802" calcext:value-type="float">
            <text:p>0.000328999999999802</text:p>
          </table:table-cell>
          <table:table-cell office:value-type="float" office:value="13.706504" calcext:value-type="float">
            <text:p>13.706504</text:p>
          </table:table-cell>
          <table:table-cell table:number-columns-repeated="16370"/>
        </table:table-row>
        <table:table-row table:style-name="ro1">
          <table:table-cell office:value-type="float" office:value="167987" calcext:value-type="float">
            <text:p>167987</text:p>
          </table:table-cell>
          <table:table-cell table:formula="of:=[.B575]+1" office:value-type="float" office:value="574" calcext:value-type="float">
            <text:p>574</text:p>
          </table:table-cell>
          <table:table-cell table:number-columns-repeated="5"/>
          <table:table-cell office:value-type="float" office:value="7.660303" calcext:value-type="float">
            <text:p>7.660303</text:p>
          </table:table-cell>
          <table:table-cell/>
          <table:table-cell office:value-type="float" office:value="1.865816" calcext:value-type="float">
            <text:p>1.865816</text:p>
          </table:table-cell>
          <table:table-cell/>
          <table:table-cell office:value-type="float" office:value="5.364203" calcext:value-type="float">
            <text:p>5.364203</text:p>
          </table:table-cell>
          <table:table-cell table:formula="of:=[.L576]-[.L575]" office:value-type="float" office:value="-0.0314880000000004" calcext:value-type="float">
            <text:p>-0.0314880000000004</text:p>
          </table:table-cell>
          <table:table-cell table:number-columns-repeated="16371"/>
        </table:table-row>
        <table:table-row table:style-name="ro1">
          <table:table-cell office:value-type="float" office:value="168007" calcext:value-type="float">
            <text:p>168007</text:p>
          </table:table-cell>
          <table:table-cell table:formula="of:=[.B576]+1" office:value-type="float" office:value="575" calcext:value-type="float">
            <text:p>575</text:p>
          </table:table-cell>
          <table:table-cell office:value-type="float" office:value="7" calcext:value-type="float">
            <text:p>7</text:p>
          </table:table-cell>
          <table:table-cell office:value-type="float" office:value="7.641814" calcext:value-type="float">
            <text:p>7.641814</text:p>
          </table:table-cell>
          <table:table-cell table:number-columns-repeated="3" office:value-type="float" office:value="6.32" calcext:value-type="float">
            <text:p>6.32</text:p>
          </table:table-cell>
          <table:table-cell office:value-type="float" office:value="7.753687" calcext:value-type="float">
            <text:p>7.753687</text:p>
          </table:table-cell>
          <table:table-cell office:value-type="float" office:value="1.918298" calcext:value-type="float">
            <text:p>1.918298</text:p>
          </table:table-cell>
          <table:table-cell office:value-type="float" office:value="1.828307" calcext:value-type="float">
            <text:p>1.828307</text:p>
          </table:table-cell>
          <table:table-cell office:value-type="float" office:value="5.373549" calcext:value-type="float">
            <text:p>5.373549</text:p>
          </table:table-cell>
          <table:table-cell office:value-type="float" office:value="5.364306" calcext:value-type="float">
            <text:p>5.364306</text:p>
          </table:table-cell>
          <table:table-cell table:formula="of:=[.L577]-[.L576]" office:value-type="float" office:value="0.000103000000000186" calcext:value-type="float">
            <text:p>0.000103000000000186</text:p>
          </table:table-cell>
          <table:table-cell office:value-type="float" office:value="12.713186" calcext:value-type="float">
            <text:p>12.713186</text:p>
          </table:table-cell>
          <table:table-cell table:number-columns-repeated="16370"/>
        </table:table-row>
        <table:table-row table:style-name="ro1">
          <table:table-cell office:value-type="float" office:value="168047" calcext:value-type="float">
            <text:p>168047</text:p>
          </table:table-cell>
          <table:table-cell table:formula="of:=[.B577]+1" office:value-type="float" office:value="576" calcext:value-type="float">
            <text:p>576</text:p>
          </table:table-cell>
          <table:table-cell office:value-type="float" office:value="7" calcext:value-type="float">
            <text:p>7</text:p>
          </table:table-cell>
          <table:table-cell office:value-type="float" office:value="7.753687" calcext:value-type="float">
            <text:p>7.753687</text:p>
          </table:table-cell>
          <table:table-cell table:number-columns-repeated="3" office:value-type="float" office:value="7.766" calcext:value-type="float">
            <text:p>7.766</text:p>
          </table:table-cell>
          <table:table-cell office:value-type="float" office:value="7.634537" calcext:value-type="float">
            <text:p>7.634537</text:p>
          </table:table-cell>
          <table:table-cell office:value-type="float" office:value="1.870711" calcext:value-type="float">
            <text:p>1.870711</text:p>
          </table:table-cell>
          <table:table-cell office:value-type="float" office:value="1.777815" calcext:value-type="float">
            <text:p>1.777815</text:p>
          </table:table-cell>
          <table:table-cell office:value-type="float" office:value="5.367262" calcext:value-type="float">
            <text:p>5.367262</text:p>
          </table:table-cell>
          <table:table-cell office:value-type="float" office:value="5.369592" calcext:value-type="float">
            <text:p>5.369592</text:p>
          </table:table-cell>
          <table:table-cell table:formula="of:=[.L578]-[.L577]" office:value-type="float" office:value="0.0052859999999999" calcext:value-type="float">
            <text:p>0.0052859999999999</text:p>
          </table:table-cell>
          <table:table-cell office:value-type="float" office:value="12.338685" calcext:value-type="float">
            <text:p>12.338685</text:p>
          </table:table-cell>
          <table:table-cell table:number-columns-repeated="16370"/>
        </table:table-row>
        <table:table-row table:style-name="ro1">
          <table:table-cell office:value-type="float" office:value="168067" calcext:value-type="float">
            <text:p>168067</text:p>
          </table:table-cell>
          <table:table-cell table:formula="of:=[.B578]+1" office:value-type="float" office:value="577" calcext:value-type="float">
            <text:p>577</text:p>
          </table:table-cell>
          <table:table-cell table:number-columns-repeated="5"/>
          <table:table-cell office:value-type="float" office:value="7.651335" calcext:value-type="float">
            <text:p>7.651335</text:p>
          </table:table-cell>
          <table:table-cell/>
          <table:table-cell office:value-type="float" office:value="1.751483" calcext:value-type="float">
            <text:p>1.751483</text:p>
          </table:table-cell>
          <table:table-cell/>
          <table:table-cell office:value-type="float" office:value="5.368682" calcext:value-type="float">
            <text:p>5.368682</text:p>
          </table:table-cell>
          <table:table-cell table:formula="of:=[.L579]-[.L578]" office:value-type="float" office:value="-0.000910000000000188" calcext:value-type="float">
            <text:p>-0.000910000000000188</text:p>
          </table:table-cell>
          <table:table-cell table:number-columns-repeated="16371"/>
        </table:table-row>
        <table:table-row table:style-name="ro1">
          <table:table-cell office:value-type="float" office:value="168088" calcext:value-type="float">
            <text:p>168088</text:p>
          </table:table-cell>
          <table:table-cell table:formula="of:=[.B579]+1" office:value-type="float" office:value="578" calcext:value-type="float">
            <text:p>578</text:p>
          </table:table-cell>
          <table:table-cell office:value-type="float" office:value="7" calcext:value-type="float">
            <text:p>7</text:p>
          </table:table-cell>
          <table:table-cell office:value-type="float" office:value="7.634537" calcext:value-type="float">
            <text:p>7.634537</text:p>
          </table:table-cell>
          <table:table-cell office:value-type="float" office:value="5.499" calcext:value-type="float">
            <text:p>5.499</text:p>
          </table:table-cell>
          <table:table-cell office:value-type="float" office:value="7.634537" calcext:value-type="float">
            <text:p>7.634537</text:p>
          </table:table-cell>
          <table:table-cell office:value-type="float" office:value="5.499" calcext:value-type="float">
            <text:p>5.499</text:p>
          </table:table-cell>
          <table:table-cell office:value-type="float" office:value="7.670561" calcext:value-type="float">
            <text:p>7.670561</text:p>
          </table:table-cell>
          <table:table-cell office:value-type="float" office:value="1.806288" calcext:value-type="float">
            <text:p>1.806288</text:p>
          </table:table-cell>
          <table:table-cell office:value-type="float" office:value="1.722141" calcext:value-type="float">
            <text:p>1.722141</text:p>
          </table:table-cell>
          <table:table-cell office:value-type="float" office:value="5.438873" calcext:value-type="float">
            <text:p>5.438873</text:p>
          </table:table-cell>
          <table:table-cell office:value-type="float" office:value="5.368781" calcext:value-type="float">
            <text:p>5.368781</text:p>
          </table:table-cell>
          <table:table-cell table:formula="of:=[.L580]-[.L579]" office:value-type="float" office:value="0.0000990000000005153" calcext:value-type="float">
            <text:p>9.90000000005153E-05</text:p>
          </table:table-cell>
          <table:table-cell office:value-type="float" office:value="23.561694" calcext:value-type="float">
            <text:p>23.561694</text:p>
          </table:table-cell>
          <table:table-cell table:number-columns-repeated="16370"/>
        </table:table-row>
        <table:table-row table:style-name="ro1">
          <table:table-cell office:value-type="float" office:value="168127" calcext:value-type="float">
            <text:p>168127</text:p>
          </table:table-cell>
          <table:table-cell table:formula="of:=[.B580]+1" office:value-type="float" office:value="579" calcext:value-type="float">
            <text:p>579</text:p>
          </table:table-cell>
          <table:table-cell office:value-type="float" office:value="7" calcext:value-type="float">
            <text:p>7</text:p>
          </table:table-cell>
          <table:table-cell office:value-type="float" office:value="7.670561" calcext:value-type="float">
            <text:p>7.670561</text:p>
          </table:table-cell>
          <table:table-cell table:number-columns-repeated="3" office:value-type="float" office:value="7.398" calcext:value-type="float">
            <text:p>7.398</text:p>
          </table:table-cell>
          <table:table-cell office:value-type="float" office:value="7.454127" calcext:value-type="float">
            <text:p>7.454127</text:p>
          </table:table-cell>
          <table:table-cell office:value-type="float" office:value="1.75443" calcext:value-type="float">
            <text:p>1.75443</text:p>
          </table:table-cell>
          <table:table-cell office:value-type="float" office:value="1.693722" calcext:value-type="float">
            <text:p>1.693722</text:p>
          </table:table-cell>
          <table:table-cell office:value-type="float" office:value="5.373361" calcext:value-type="float">
            <text:p>5.373361</text:p>
          </table:table-cell>
          <table:table-cell office:value-type="float" office:value="5.404459" calcext:value-type="float">
            <text:p>5.404459</text:p>
          </table:table-cell>
          <table:table-cell table:formula="of:=[.L581]-[.L580]" office:value-type="float" office:value="0.0356779999999999" calcext:value-type="float">
            <text:p>0.0356779999999999</text:p>
          </table:table-cell>
          <table:table-cell office:value-type="float" office:value="11.408033" calcext:value-type="float">
            <text:p>11.408033</text:p>
          </table:table-cell>
          <table:table-cell table:number-columns-repeated="16370"/>
        </table:table-row>
        <table:table-row table:style-name="ro1">
          <table:table-cell office:value-type="float" office:value="168147" calcext:value-type="float">
            <text:p>168147</text:p>
          </table:table-cell>
          <table:table-cell table:formula="of:=[.B581]+1" office:value-type="float" office:value="580" calcext:value-type="float">
            <text:p>580</text:p>
          </table:table-cell>
          <table:table-cell table:number-columns-repeated="5"/>
          <table:table-cell office:value-type="float" office:value="7.286321" calcext:value-type="float">
            <text:p>7.286321</text:p>
          </table:table-cell>
          <table:table-cell/>
          <table:table-cell office:value-type="float" office:value="1.684139" calcext:value-type="float">
            <text:p>1.684139</text:p>
          </table:table-cell>
          <table:table-cell/>
          <table:table-cell office:value-type="float" office:value="5.3892" calcext:value-type="float">
            <text:p>5.3892</text:p>
          </table:table-cell>
          <table:table-cell table:formula="of:=[.L582]-[.L581]" office:value-type="float" office:value="-0.0152590000000004" calcext:value-type="float">
            <text:p>-0.0152590000000004</text:p>
          </table:table-cell>
          <table:table-cell table:number-columns-repeated="16371"/>
        </table:table-row>
        <table:table-row table:style-name="ro1">
          <table:table-cell office:value-type="float" office:value="168188" calcext:value-type="float">
            <text:p>168188</text:p>
          </table:table-cell>
          <table:table-cell table:formula="of:=[.B582]+1" office:value-type="float" office:value="581" calcext:value-type="float">
            <text:p>581</text:p>
          </table:table-cell>
          <table:table-cell office:value-type="float" office:value="7" calcext:value-type="float">
            <text:p>7</text:p>
          </table:table-cell>
          <table:table-cell office:value-type="float" office:value="7.454127" calcext:value-type="float">
            <text:p>7.454127</text:p>
          </table:table-cell>
          <table:table-cell office:value-type="float" office:value="5.271" calcext:value-type="float">
            <text:p>5.271</text:p>
          </table:table-cell>
          <table:table-cell office:value-type="float" office:value="7.454127" calcext:value-type="float">
            <text:p>7.454127</text:p>
          </table:table-cell>
          <table:table-cell office:value-type="float" office:value="5.271" calcext:value-type="float">
            <text:p>5.271</text:p>
          </table:table-cell>
          <table:table-cell office:value-type="float" office:value="7.011663" calcext:value-type="float">
            <text:p>7.011663</text:p>
          </table:table-cell>
          <table:table-cell office:value-type="float" office:value="1.70037" calcext:value-type="float">
            <text:p>1.70037</text:p>
          </table:table-cell>
          <table:table-cell office:value-type="float" office:value="1.68051" calcext:value-type="float">
            <text:p>1.68051</text:p>
          </table:table-cell>
          <table:table-cell office:value-type="float" office:value="5.437186" calcext:value-type="float">
            <text:p>5.437186</text:p>
          </table:table-cell>
          <table:table-cell office:value-type="float" office:value="5.389261" calcext:value-type="float">
            <text:p>5.389261</text:p>
          </table:table-cell>
          <table:table-cell table:formula="of:=[.L583]-[.L582]" office:value-type="float" office:value="0.0000610000000005329" calcext:value-type="float">
            <text:p>6.10000000005329E-05</text:p>
          </table:table-cell>
          <table:table-cell office:value-type="float" office:value="21.871826" calcext:value-type="float">
            <text:p>21.871826</text:p>
          </table:table-cell>
          <table:table-cell table:number-columns-repeated="16370"/>
        </table:table-row>
        <table:table-row table:style-name="ro1">
          <table:table-cell office:value-type="float" office:value="168208" calcext:value-type="float">
            <text:p>168208</text:p>
          </table:table-cell>
          <table:table-cell table:formula="of:=[.B583]+1" office:value-type="float" office:value="582" calcext:value-type="float">
            <text:p>582</text:p>
          </table:table-cell>
          <table:table-cell office:value-type="float" office:value="7" calcext:value-type="float">
            <text:p>7</text:p>
          </table:table-cell>
          <table:table-cell office:value-type="float" office:value="7.011663" calcext:value-type="float">
            <text:p>7.011663</text:p>
          </table:table-cell>
          <table:table-cell table:number-columns-repeated="3" office:value-type="float" office:value="6.499" calcext:value-type="float">
            <text:p>6.499</text:p>
          </table:table-cell>
          <table:table-cell office:value-type="float" office:value="6.84961" calcext:value-type="float">
            <text:p>6.84961</text:p>
          </table:table-cell>
          <table:table-cell office:value-type="float" office:value="1.612318" calcext:value-type="float">
            <text:p>1.612318</text:p>
          </table:table-cell>
          <table:table-cell office:value-type="float" office:value="1.678383" calcext:value-type="float">
            <text:p>1.678383</text:p>
          </table:table-cell>
          <table:table-cell office:value-type="float" office:value="5.35497" calcext:value-type="float">
            <text:p>5.35497</text:p>
          </table:table-cell>
          <table:table-cell office:value-type="float" office:value="5.413383" calcext:value-type="float">
            <text:p>5.413383</text:p>
          </table:table-cell>
          <table:table-cell table:formula="of:=[.L584]-[.L583]" office:value-type="float" office:value="0.0241219999999993" calcext:value-type="float">
            <text:p>0.0241219999999993</text:p>
          </table:table-cell>
          <table:table-cell office:value-type="float" office:value="10.293218" calcext:value-type="float">
            <text:p>10.293218</text:p>
          </table:table-cell>
          <table:table-cell table:number-columns-repeated="16370"/>
        </table:table-row>
        <table:table-row table:style-name="ro1">
          <table:table-cell office:value-type="float" office:value="168228" calcext:value-type="float">
            <text:p>168228</text:p>
          </table:table-cell>
          <table:table-cell table:formula="of:=[.B584]+1" office:value-type="float" office:value="583" calcext:value-type="float">
            <text:p>583</text:p>
          </table:table-cell>
          <table:table-cell office:value-type="float" office:value="7" calcext:value-type="float">
            <text:p>7</text:p>
          </table:table-cell>
          <table:table-cell office:value-type="float" office:value="6.84961" calcext:value-type="float">
            <text:p>6.84961</text:p>
          </table:table-cell>
          <table:table-cell office:value-type="float" office:value="4.021" calcext:value-type="float">
            <text:p>4.021</text:p>
          </table:table-cell>
          <table:table-cell office:value-type="float" office:value="6.84961" calcext:value-type="float">
            <text:p>6.84961</text:p>
          </table:table-cell>
          <table:table-cell office:value-type="float" office:value="4.021" calcext:value-type="float">
            <text:p>4.021</text:p>
          </table:table-cell>
          <table:table-cell office:value-type="float" office:value="6.770863" calcext:value-type="float">
            <text:p>6.770863</text:p>
          </table:table-cell>
          <table:table-cell office:value-type="float" office:value="1.611847" calcext:value-type="float">
            <text:p>1.611847</text:p>
          </table:table-cell>
          <table:table-cell office:value-type="float" office:value="1.64349" calcext:value-type="float">
            <text:p>1.64349</text:p>
          </table:table-cell>
          <table:table-cell office:value-type="float" office:value="5.42116" calcext:value-type="float">
            <text:p>5.42116</text:p>
          </table:table-cell>
          <table:table-cell office:value-type="float" office:value="5.384066" calcext:value-type="float">
            <text:p>5.384066</text:p>
          </table:table-cell>
          <table:table-cell table:formula="of:=[.L585]-[.L584]" office:value-type="float" office:value="-0.0293169999999998" calcext:value-type="float">
            <text:p>-0.0293169999999998</text:p>
          </table:table-cell>
          <table:table-cell office:value-type="float" office:value="20.476876" calcext:value-type="float">
            <text:p>20.476876</text:p>
          </table:table-cell>
          <table:table-cell table:number-columns-repeated="16370"/>
        </table:table-row>
        <table:table-row table:style-name="ro1">
          <table:table-cell office:value-type="float" office:value="168248" calcext:value-type="float">
            <text:p>168248</text:p>
          </table:table-cell>
          <table:table-cell table:formula="of:=[.B585]+1"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office:value-type="float" office:value="6.770863" calcext:value-type="float">
            <text:p>6.770863</text:p>
          </table:table-cell>
          <table:table-cell office:value-type="float" office:value="3.911" calcext:value-type="float">
            <text:p>3.911</text:p>
          </table:table-cell>
          <table:table-cell office:value-type="float" office:value="6.770863" calcext:value-type="float">
            <text:p>6.770863</text:p>
          </table:table-cell>
          <table:table-cell office:value-type="float" office:value="3.911" calcext:value-type="float">
            <text:p>3.911</text:p>
          </table:table-cell>
          <table:table-cell office:value-type="float" office:value="6.64821" calcext:value-type="float">
            <text:p>6.64821</text:p>
          </table:table-cell>
          <table:table-cell office:value-type="float" office:value="1.57204" calcext:value-type="float">
            <text:p>1.57204</text:p>
          </table:table-cell>
          <table:table-cell office:value-type="float" office:value="1.624628" calcext:value-type="float">
            <text:p>1.624628</text:p>
          </table:table-cell>
          <table:table-cell office:value-type="float" office:value="5.429534" calcext:value-type="float">
            <text:p>5.429534</text:p>
          </table:table-cell>
          <table:table-cell office:value-type="float" office:value="5.402272" calcext:value-type="float">
            <text:p>5.402272</text:p>
          </table:table-cell>
          <table:table-cell table:formula="of:=[.L586]-[.L585]" office:value-type="float" office:value="0.0182060000000002" calcext:value-type="float">
            <text:p>0.0182060000000002</text:p>
          </table:table-cell>
          <table:table-cell office:value-type="float" office:value="19.831718" calcext:value-type="float">
            <text:p>19.831718</text:p>
          </table:table-cell>
          <table:table-cell table:number-columns-repeated="16370"/>
        </table:table-row>
        <table:table-row table:style-name="ro1">
          <table:table-cell office:value-type="float" office:value="168268" calcext:value-type="float">
            <text:p>168268</text:p>
          </table:table-cell>
          <table:table-cell table:formula="of:=[.B586]+1" office:value-type="float" office:value="585" calcext:value-type="float">
            <text:p>585</text:p>
          </table:table-cell>
          <table:table-cell office:value-type="float" office:value="7" calcext:value-type="float">
            <text:p>7</text:p>
          </table:table-cell>
          <table:table-cell office:value-type="float" office:value="6.64821" calcext:value-type="float">
            <text:p>6.64821</text:p>
          </table:table-cell>
          <table:table-cell table:number-columns-repeated="3" office:value-type="float" office:value="5.979" calcext:value-type="float">
            <text:p>5.979</text:p>
          </table:table-cell>
          <table:table-cell office:value-type="float" office:value="6.513118" calcext:value-type="float">
            <text:p>6.513118</text:p>
          </table:table-cell>
          <table:table-cell office:value-type="float" office:value="1.536591" calcext:value-type="float">
            <text:p>1.536591</text:p>
          </table:table-cell>
          <table:table-cell office:value-type="float" office:value="1.594669" calcext:value-type="float">
            <text:p>1.594669</text:p>
          </table:table-cell>
          <table:table-cell office:value-type="float" office:value="5.362905" calcext:value-type="float">
            <text:p>5.362905</text:p>
          </table:table-cell>
          <table:table-cell office:value-type="float" office:value="5.415364" calcext:value-type="float">
            <text:p>5.415364</text:p>
          </table:table-cell>
          <table:table-cell table:formula="of:=[.L587]-[.L586]" office:value-type="float" office:value="0.0130920000000003" calcext:value-type="float">
            <text:p>0.0130920000000003</text:p>
          </table:table-cell>
          <table:table-cell office:value-type="float" office:value="9.684134" calcext:value-type="float">
            <text:p>9.684134</text:p>
          </table:table-cell>
          <table:table-cell table:number-columns-repeated="16370"/>
        </table:table-row>
        <table:table-row table:style-name="ro1">
          <table:table-cell office:value-type="float" office:value="168307" calcext:value-type="float">
            <text:p>168307</text:p>
          </table:table-cell>
          <table:table-cell table:formula="of:=[.B587]+1"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  <table:table-cell office:value-type="float" office:value="6.513118" calcext:value-type="float">
            <text:p>6.513118</text:p>
          </table:table-cell>
          <table:table-cell table:number-columns-repeated="3" office:value-type="float" office:value="5.547" calcext:value-type="float">
            <text:p>5.547</text:p>
          </table:table-cell>
          <table:table-cell office:value-type="float" office:value="6.502298" calcext:value-type="float">
            <text:p>6.502298</text:p>
          </table:table-cell>
          <table:table-cell office:value-type="float" office:value="1.522512" calcext:value-type="float">
            <text:p>1.522512</text:p>
          </table:table-cell>
          <table:table-cell office:value-type="float" office:value="1.559125" calcext:value-type="float">
            <text:p>1.559125</text:p>
          </table:table-cell>
          <table:table-cell office:value-type="float" office:value="5.34981" calcext:value-type="float">
            <text:p>5.34981</text:p>
          </table:table-cell>
          <table:table-cell office:value-type="float" office:value="5.389179" calcext:value-type="float">
            <text:p>5.389179</text:p>
          </table:table-cell>
          <table:table-cell table:formula="of:=[.L588]-[.L587]" office:value-type="float" office:value="-0.0261849999999999" calcext:value-type="float">
            <text:p>-0.0261849999999999</text:p>
          </table:table-cell>
          <table:table-cell office:value-type="float" office:value="9.585031" calcext:value-type="float">
            <text:p>9.585031</text:p>
          </table:table-cell>
          <table:table-cell table:number-columns-repeated="16370"/>
        </table:table-row>
        <table:table-row table:style-name="ro1">
          <table:table-cell office:value-type="float" office:value="168327" calcext:value-type="float">
            <text:p>168327</text:p>
          </table:table-cell>
          <table:table-cell table:formula="of:=[.B588]+1"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office:value-type="float" office:value="6.502298" calcext:value-type="float">
            <text:p>6.502298</text:p>
          </table:table-cell>
          <table:table-cell office:value-type="float" office:value="3.968" calcext:value-type="float">
            <text:p>3.968</text:p>
          </table:table-cell>
          <table:table-cell office:value-type="float" office:value="6.502298" calcext:value-type="float">
            <text:p>6.502298</text:p>
          </table:table-cell>
          <table:table-cell office:value-type="float" office:value="3.968" calcext:value-type="float">
            <text:p>3.968</text:p>
          </table:table-cell>
          <table:table-cell office:value-type="float" office:value="6.462152" calcext:value-type="float">
            <text:p>6.462152</text:p>
          </table:table-cell>
          <table:table-cell office:value-type="float" office:value="1.508089" calcext:value-type="float">
            <text:p>1.508089</text:p>
          </table:table-cell>
          <table:table-cell office:value-type="float" office:value="1.534618" calcext:value-type="float">
            <text:p>1.534618</text:p>
          </table:table-cell>
          <table:table-cell office:value-type="float" office:value="5.417321" calcext:value-type="float">
            <text:p>5.417321</text:p>
          </table:table-cell>
          <table:table-cell office:value-type="float" office:value="5.36951" calcext:value-type="float">
            <text:p>5.36951</text:p>
          </table:table-cell>
          <table:table-cell table:formula="of:=[.L589]-[.L588]" office:value-type="float" office:value="-0.0196690000000004" calcext:value-type="float">
            <text:p>-0.0196690000000004</text:p>
          </table:table-cell>
          <table:table-cell office:value-type="float" office:value="18.827035" calcext:value-type="float">
            <text:p>18.827035</text:p>
          </table:table-cell>
          <table:table-cell table:number-columns-repeated="16370"/>
        </table:table-row>
        <table:table-row table:style-name="ro1">
          <table:table-cell office:value-type="float" office:value="168347" calcext:value-type="float">
            <text:p>168347</text:p>
          </table:table-cell>
          <table:table-cell table:formula="of:=[.B589]+1" office:value-type="float" office:value="588" calcext:value-type="float">
            <text:p>588</text:p>
          </table:table-cell>
          <table:table-cell table:number-columns-repeated="5"/>
          <table:table-cell office:value-type="float" office:value="6.392503" calcext:value-type="float">
            <text:p>6.392503</text:p>
          </table:table-cell>
          <table:table-cell/>
          <table:table-cell office:value-type="float" office:value="1.51377" calcext:value-type="float">
            <text:p>1.51377</text:p>
          </table:table-cell>
          <table:table-cell/>
          <table:table-cell office:value-type="float" office:value="5.393281" calcext:value-type="float">
            <text:p>5.393281</text:p>
          </table:table-cell>
          <table:table-cell table:formula="of:=[.L590]-[.L589]" office:value-type="float" office:value="0.023771" calcext:value-type="float">
            <text:p>0.023771</text:p>
          </table:table-cell>
          <table:table-cell table:number-columns-repeated="16371"/>
        </table:table-row>
        <table:table-row table:style-name="ro1">
          <table:table-cell office:value-type="float" office:value="168367" calcext:value-type="float">
            <text:p>168367</text:p>
          </table:table-cell>
          <table:table-cell table:formula="of:=[.B590]+1" office:value-type="float" office:value="589" calcext:value-type="float">
            <text:p>589</text:p>
          </table:table-cell>
          <table:table-cell table:number-columns-repeated="5"/>
          <table:table-cell office:value-type="float" office:value="6.417223" calcext:value-type="float">
            <text:p>6.417223</text:p>
          </table:table-cell>
          <table:table-cell/>
          <table:table-cell office:value-type="float" office:value="1.511047" calcext:value-type="float">
            <text:p>1.511047</text:p>
          </table:table-cell>
          <table:table-cell/>
          <table:table-cell office:value-type="float" office:value="5.393352" calcext:value-type="float">
            <text:p>5.393352</text:p>
          </table:table-cell>
          <table:table-cell table:formula="of:=[.L591]-[.L590]" office:value-type="float" office:value="0.0000710000000001543" calcext:value-type="float">
            <text:p>7.10000000001543E-05</text:p>
          </table:table-cell>
          <table:table-cell table:number-columns-repeated="16371"/>
        </table:table-row>
        <table:table-row table:style-name="ro1">
          <table:table-cell office:value-type="float" office:value="168387" calcext:value-type="float">
            <text:p>168387</text:p>
          </table:table-cell>
          <table:table-cell table:formula="of:=[.B591]+1" office:value-type="float" office:value="590" calcext:value-type="float">
            <text:p>590</text:p>
          </table:table-cell>
          <table:table-cell office:value-type="float" office:value="7" calcext:value-type="float">
            <text:p>7</text:p>
          </table:table-cell>
          <table:table-cell office:value-type="float" office:value="6.462152" calcext:value-type="float">
            <text:p>6.462152</text:p>
          </table:table-cell>
          <table:table-cell table:number-columns-repeated="3" office:value-type="float" office:value="4.742" calcext:value-type="float">
            <text:p>4.742</text:p>
          </table:table-cell>
          <table:table-cell office:value-type="float" office:value="6.408983" calcext:value-type="float">
            <text:p>6.408983</text:p>
          </table:table-cell>
          <table:table-cell office:value-type="float" office:value="1.457785" calcext:value-type="float">
            <text:p>1.457785</text:p>
          </table:table-cell>
          <table:table-cell office:value-type="float" office:value="1.507722" calcext:value-type="float">
            <text:p>1.507722</text:p>
          </table:table-cell>
          <table:table-cell office:value-type="float" office:value="5.366106" calcext:value-type="float">
            <text:p>5.366106</text:p>
          </table:table-cell>
          <table:table-cell office:value-type="float" office:value="5.393438" calcext:value-type="float">
            <text:p>5.393438</text:p>
          </table:table-cell>
          <table:table-cell table:formula="of:=[.L592]-[.L591]" office:value-type="float" office:value="0.0000859999999995864" calcext:value-type="float">
            <text:p>8.59999999995864E-05</text:p>
          </table:table-cell>
          <table:table-cell office:value-type="float" office:value="9.055098" calcext:value-type="float">
            <text:p>9.055098</text:p>
          </table:table-cell>
          <table:table-cell table:number-columns-repeated="16370"/>
        </table:table-row>
        <table:table-row table:style-name="ro1">
          <table:table-cell office:value-type="float" office:value="168407" calcext:value-type="float">
            <text:p>168407</text:p>
          </table:table-cell>
          <table:table-cell table:formula="of:=[.B592]+1" office:value-type="float" office:value="591" calcext:value-type="float">
            <text:p>591</text:p>
          </table:table-cell>
          <table:table-cell office:value-type="float" office:value="7" calcext:value-type="float">
            <text:p>7</text:p>
          </table:table-cell>
          <table:table-cell office:value-type="float" office:value="6.408983" calcext:value-type="float">
            <text:p>6.408983</text:p>
          </table:table-cell>
          <table:table-cell table:number-columns-repeated="3" office:value-type="float" office:value="4.499" calcext:value-type="float">
            <text:p>4.499</text:p>
          </table:table-cell>
          <table:table-cell office:value-type="float" office:value="6.229163" calcext:value-type="float">
            <text:p>6.229163</text:p>
          </table:table-cell>
          <table:table-cell office:value-type="float" office:value="1.489579" calcext:value-type="float">
            <text:p>1.489579</text:p>
          </table:table-cell>
          <table:table-cell office:value-type="float" office:value="1.478566" calcext:value-type="float">
            <text:p>1.478566</text:p>
          </table:table-cell>
          <table:table-cell office:value-type="float" office:value="5.334301" calcext:value-type="float">
            <text:p>5.334301</text:p>
          </table:table-cell>
          <table:table-cell office:value-type="float" office:value="5.37955" calcext:value-type="float">
            <text:p>5.37955</text:p>
          </table:table-cell>
          <table:table-cell table:formula="of:=[.L593]-[.L592]" office:value-type="float" office:value="-0.0138879999999997" calcext:value-type="float">
            <text:p>-0.0138879999999997</text:p>
          </table:table-cell>
          <table:table-cell office:value-type="float" office:value="9.340274" calcext:value-type="float">
            <text:p>9.340274</text:p>
          </table:table-cell>
          <table:table-cell table:number-columns-repeated="16370"/>
        </table:table-row>
        <table:table-row table:style-name="ro1">
          <table:table-cell office:value-type="float" office:value="168447" calcext:value-type="float">
            <text:p>168447</text:p>
          </table:table-cell>
          <table:table-cell table:formula="of:=[.B593]+1" office:value-type="float" office:value="592" calcext:value-type="float">
            <text:p>592</text:p>
          </table:table-cell>
          <table:table-cell office:value-type="float" office:value="7" calcext:value-type="float">
            <text:p>7</text:p>
          </table:table-cell>
          <table:table-cell office:value-type="float" office:value="6.229163" calcext:value-type="float">
            <text:p>6.229163</text:p>
          </table:table-cell>
          <table:table-cell table:number-columns-repeated="3" office:value-type="float" office:value="5.696" calcext:value-type="float">
            <text:p>5.696</text:p>
          </table:table-cell>
          <table:table-cell office:value-type="float" office:value="6.052159" calcext:value-type="float">
            <text:p>6.052159</text:p>
          </table:table-cell>
          <table:table-cell office:value-type="float" office:value="1.443158" calcext:value-type="float">
            <text:p>1.443158</text:p>
          </table:table-cell>
          <table:table-cell office:value-type="float" office:value="1.479912" calcext:value-type="float">
            <text:p>1.479912</text:p>
          </table:table-cell>
          <table:table-cell office:value-type="float" office:value="5.361219" calcext:value-type="float">
            <text:p>5.361219</text:p>
          </table:table-cell>
          <table:table-cell office:value-type="float" office:value="5.357127" calcext:value-type="float">
            <text:p>5.357127</text:p>
          </table:table-cell>
          <table:table-cell table:formula="of:=[.L594]-[.L593]" office:value-type="float" office:value="-0.0224229999999999" calcext:value-type="float">
            <text:p>-0.0224229999999999</text:p>
          </table:table-cell>
          <table:table-cell office:value-type="float" office:value="8.943764" calcext:value-type="float">
            <text:p>8.943764</text:p>
          </table:table-cell>
          <table:table-cell table:number-columns-repeated="16370"/>
        </table:table-row>
        <table:table-row table:style-name="ro1">
          <table:table-cell office:value-type="float" office:value="168468" calcext:value-type="float">
            <text:p>168468</text:p>
          </table:table-cell>
          <table:table-cell table:formula="of:=[.B594]+1" office:value-type="float" office:value="593" calcext:value-type="float">
            <text:p>593</text:p>
          </table:table-cell>
          <table:table-cell office:value-type="float" office:value="7" calcext:value-type="float">
            <text:p>7</text:p>
          </table:table-cell>
          <table:table-cell office:value-type="float" office:value="6.052159" calcext:value-type="float">
            <text:p>6.052159</text:p>
          </table:table-cell>
          <table:table-cell table:number-columns-repeated="3" office:value-type="float" office:value="5.053" calcext:value-type="float">
            <text:p>5.053</text:p>
          </table:table-cell>
          <table:table-cell office:value-type="float" office:value="6.020868" calcext:value-type="float">
            <text:p>6.020868</text:p>
          </table:table-cell>
          <table:table-cell office:value-type="float" office:value="1.470213" calcext:value-type="float">
            <text:p>1.470213</text:p>
          </table:table-cell>
          <table:table-cell office:value-type="float" office:value="1.459594" calcext:value-type="float">
            <text:p>1.459594</text:p>
          </table:table-cell>
          <table:table-cell office:value-type="float" office:value="5.359943" calcext:value-type="float">
            <text:p>5.359943</text:p>
          </table:table-cell>
          <table:table-cell office:value-type="float" office:value="5.359176" calcext:value-type="float">
            <text:p>5.359176</text:p>
          </table:table-cell>
          <table:table-cell table:formula="of:=[.L595]-[.L594]" office:value-type="float" office:value="0.00204899999999952" calcext:value-type="float">
            <text:p>0.00204899999999952</text:p>
          </table:table-cell>
          <table:table-cell office:value-type="float" office:value="9.159795" calcext:value-type="float">
            <text:p>9.159795</text:p>
          </table:table-cell>
          <table:table-cell table:number-columns-repeated="16370"/>
        </table:table-row>
        <table:table-row table:style-name="ro1">
          <table:table-cell office:value-type="float" office:value="168487" calcext:value-type="float">
            <text:p>168487</text:p>
          </table:table-cell>
          <table:table-cell table:formula="of:=[.B595]+1"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  <table:table-cell office:value-type="float" office:value="6.020868" calcext:value-type="float">
            <text:p>6.020868</text:p>
          </table:table-cell>
          <table:table-cell table:number-columns-repeated="3" office:value-type="float" office:value="5.657" calcext:value-type="float">
            <text:p>5.657</text:p>
          </table:table-cell>
          <table:table-cell office:value-type="float" office:value="5.928377" calcext:value-type="float">
            <text:p>5.928377</text:p>
          </table:table-cell>
          <table:table-cell office:value-type="float" office:value="1.443555" calcext:value-type="float">
            <text:p>1.443555</text:p>
          </table:table-cell>
          <table:table-cell office:value-type="float" office:value="1.463872" calcext:value-type="float">
            <text:p>1.463872</text:p>
          </table:table-cell>
          <table:table-cell office:value-type="float" office:value="5.380682" calcext:value-type="float">
            <text:p>5.380682</text:p>
          </table:table-cell>
          <table:table-cell office:value-type="float" office:value="5.359631" calcext:value-type="float">
            <text:p>5.359631</text:p>
          </table:table-cell>
          <table:table-cell table:formula="of:=[.L596]-[.L595]" office:value-type="float" office:value="0.000455000000000538" calcext:value-type="float">
            <text:p>0.000455000000000538</text:p>
          </table:table-cell>
          <table:table-cell office:value-type="float" office:value="8.928457" calcext:value-type="float">
            <text:p>8.928457</text:p>
          </table:table-cell>
          <table:table-cell table:number-columns-repeated="16370"/>
        </table:table-row>
        <table:table-row table:style-name="ro1">
          <table:table-cell office:value-type="float" office:value="168508" calcext:value-type="float">
            <text:p>168508</text:p>
          </table:table-cell>
          <table:table-cell table:formula="of:=[.B596]+1" office:value-type="float" office:value="595" calcext:value-type="float">
            <text:p>595</text:p>
          </table:table-cell>
          <table:table-cell office:value-type="float" office:value="7" calcext:value-type="float">
            <text:p>7</text:p>
          </table:table-cell>
          <table:table-cell office:value-type="float" office:value="5.928377" calcext:value-type="float">
            <text:p>5.928377</text:p>
          </table:table-cell>
          <table:table-cell table:number-columns-repeated="3" office:value-type="float" office:value="5.732" calcext:value-type="float">
            <text:p>5.732</text:p>
          </table:table-cell>
          <table:table-cell office:value-type="float" office:value="5.899044" calcext:value-type="float">
            <text:p>5.899044</text:p>
          </table:table-cell>
          <table:table-cell office:value-type="float" office:value="1.437459" calcext:value-type="float">
            <text:p>1.437459</text:p>
          </table:table-cell>
          <table:table-cell office:value-type="float" office:value="1.453412" calcext:value-type="float">
            <text:p>1.453412</text:p>
          </table:table-cell>
          <table:table-cell office:value-type="float" office:value="5.369224" calcext:value-type="float">
            <text:p>5.369224</text:p>
          </table:table-cell>
          <table:table-cell office:value-type="float" office:value="5.370144" calcext:value-type="float">
            <text:p>5.370144</text:p>
          </table:table-cell>
          <table:table-cell table:formula="of:=[.L597]-[.L596]" office:value-type="float" office:value="0.0105129999999996" calcext:value-type="float">
            <text:p>0.0105129999999996</text:p>
          </table:table-cell>
          <table:table-cell office:value-type="float" office:value="8.890667" calcext:value-type="float">
            <text:p>8.890667</text:p>
          </table:table-cell>
          <table:table-cell table:number-columns-repeated="16370"/>
        </table:table-row>
        <table:table-row table:style-name="ro1">
          <table:table-cell office:value-type="float" office:value="168527" calcext:value-type="float">
            <text:p>168527</text:p>
          </table:table-cell>
          <table:table-cell table:formula="of:=[.B597]+1"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office:value-type="float" office:value="5.899044" calcext:value-type="float">
            <text:p>5.899044</text:p>
          </table:table-cell>
          <table:table-cell table:number-columns-repeated="3" office:value-type="float" office:value="5.262" calcext:value-type="float">
            <text:p>5.262</text:p>
          </table:table-cell>
          <table:table-cell office:value-type="float" office:value="5.871085" calcext:value-type="float">
            <text:p>5.871085</text:p>
          </table:table-cell>
          <table:table-cell office:value-type="float" office:value="1.43225" calcext:value-type="float">
            <text:p>1.43225</text:p>
          </table:table-cell>
          <table:table-cell office:value-type="float" office:value="1.44533" calcext:value-type="float">
            <text:p>1.44533</text:p>
          </table:table-cell>
          <table:table-cell office:value-type="float" office:value="5.36954" calcext:value-type="float">
            <text:p>5.36954</text:p>
          </table:table-cell>
          <table:table-cell office:value-type="float" office:value="5.369678" calcext:value-type="float">
            <text:p>5.369678</text:p>
          </table:table-cell>
          <table:table-cell table:formula="of:=[.L598]-[.L597]" office:value-type="float" office:value="-0.000465999999999411" calcext:value-type="float">
            <text:p>-0.000465999999999411</text:p>
          </table:table-cell>
          <table:table-cell office:value-type="float" office:value="8.848993" calcext:value-type="float">
            <text:p>8.848993</text:p>
          </table:table-cell>
          <table:table-cell table:number-columns-repeated="16370"/>
        </table:table-row>
        <table:table-row table:style-name="ro1">
          <table:table-cell office:value-type="float" office:value="168547" calcext:value-type="float">
            <text:p>168547</text:p>
          </table:table-cell>
          <table:table-cell table:formula="of:=[.B598]+1" office:value-type="float" office:value="597" calcext:value-type="float">
            <text:p>597</text:p>
          </table:table-cell>
          <table:table-cell office:value-type="float" office:value="7" calcext:value-type="float">
            <text:p>7</text:p>
          </table:table-cell>
          <table:table-cell office:value-type="float" office:value="5.871085" calcext:value-type="float">
            <text:p>5.871085</text:p>
          </table:table-cell>
          <table:table-cell table:number-columns-repeated="3" office:value-type="float" office:value="5.783" calcext:value-type="float">
            <text:p>5.783</text:p>
          </table:table-cell>
          <table:table-cell office:value-type="float" office:value="5.810693" calcext:value-type="float">
            <text:p>5.810693</text:p>
          </table:table-cell>
          <table:table-cell office:value-type="float" office:value="1.44216" calcext:value-type="float">
            <text:p>1.44216</text:p>
          </table:table-cell>
          <table:table-cell office:value-type="float" office:value="1.438791" calcext:value-type="float">
            <text:p>1.438791</text:p>
          </table:table-cell>
          <table:table-cell office:value-type="float" office:value="5.376104" calcext:value-type="float">
            <text:p>5.376104</text:p>
          </table:table-cell>
          <table:table-cell office:value-type="float" office:value="5.369577" calcext:value-type="float">
            <text:p>5.369577</text:p>
          </table:table-cell>
          <table:table-cell table:formula="of:=[.L599]-[.L598]" office:value-type="float" office:value="-0.000101000000000795" calcext:value-type="float">
            <text:p>-0.000101000000000795</text:p>
          </table:table-cell>
          <table:table-cell office:value-type="float" office:value="8.921532" calcext:value-type="float">
            <text:p>8.921532</text:p>
          </table:table-cell>
          <table:table-cell table:number-columns-repeated="16370"/>
        </table:table-row>
        <table:table-row table:style-name="ro1">
          <table:table-cell office:value-type="float" office:value="168588" calcext:value-type="float">
            <text:p>168588</text:p>
          </table:table-cell>
          <table:table-cell table:formula="of:=[.B599]+1" office:value-type="float" office:value="598" calcext:value-type="float">
            <text:p>598</text:p>
          </table:table-cell>
          <table:table-cell office:value-type="float" office:value="7" calcext:value-type="float">
            <text:p>7</text:p>
          </table:table-cell>
          <table:table-cell office:value-type="float" office:value="5.810693" calcext:value-type="float">
            <text:p>5.810693</text:p>
          </table:table-cell>
          <table:table-cell table:number-columns-repeated="3" office:value-type="float" office:value="5.931" calcext:value-type="float">
            <text:p>5.931</text:p>
          </table:table-cell>
          <table:table-cell office:value-type="float" office:value="5.813118" calcext:value-type="float">
            <text:p>5.813118</text:p>
          </table:table-cell>
          <table:table-cell office:value-type="float" office:value="1.442598" calcext:value-type="float">
            <text:p>1.442598</text:p>
          </table:table-cell>
          <table:table-cell office:value-type="float" office:value="1.440474" calcext:value-type="float">
            <text:p>1.440474</text:p>
          </table:table-cell>
          <table:table-cell office:value-type="float" office:value="5.379928" calcext:value-type="float">
            <text:p>5.379928</text:p>
          </table:table-cell>
          <table:table-cell office:value-type="float" office:value="5.372841" calcext:value-type="float">
            <text:p>5.372841</text:p>
          </table:table-cell>
          <table:table-cell table:formula="of:=[.L600]-[.L599]" office:value-type="float" office:value="0.0032640000000006" calcext:value-type="float">
            <text:p>0.0032640000000006</text:p>
          </table:table-cell>
          <table:table-cell office:value-type="float" office:value="8.921532" calcext:value-type="float">
            <text:p>8.921532</text:p>
          </table:table-cell>
          <table:table-cell table:number-columns-repeated="16370"/>
        </table:table-row>
        <table:table-row table:style-name="ro1">
          <table:table-cell office:value-type="float" office:value="168627" calcext:value-type="float">
            <text:p>168627</text:p>
          </table:table-cell>
          <table:table-cell table:formula="of:=[.B600]+1" office:value-type="float" office:value="599" calcext:value-type="float">
            <text:p>599</text:p>
          </table:table-cell>
          <table:table-cell office:value-type="float" office:value="7" calcext:value-type="float">
            <text:p>7</text:p>
          </table:table-cell>
          <table:table-cell office:value-type="float" office:value="5.813118" calcext:value-type="float">
            <text:p>5.813118</text:p>
          </table:table-cell>
          <table:table-cell table:number-columns-repeated="3" office:value-type="float" office:value="5.298" calcext:value-type="float">
            <text:p>5.298</text:p>
          </table:table-cell>
          <table:table-cell office:value-type="float" office:value="5.82841" calcext:value-type="float">
            <text:p>5.82841</text:p>
          </table:table-cell>
          <table:table-cell office:value-type="float" office:value="1.440184" calcext:value-type="float">
            <text:p>1.440184</text:p>
          </table:table-cell>
          <table:table-cell office:value-type="float" office:value="1.44154" calcext:value-type="float">
            <text:p>1.44154</text:p>
          </table:table-cell>
          <table:table-cell office:value-type="float" office:value="5.368638" calcext:value-type="float">
            <text:p>5.368638</text:p>
          </table:table-cell>
          <table:table-cell office:value-type="float" office:value="5.376383" calcext:value-type="float">
            <text:p>5.376383</text:p>
          </table:table-cell>
          <table:table-cell table:formula="of:=[.L601]-[.L600]" office:value-type="float" office:value="0.00354199999999949" calcext:value-type="float">
            <text:p>0.00354199999999949</text:p>
          </table:table-cell>
          <table:table-cell office:value-type="float" office:value="8.91287" calcext:value-type="float">
            <text:p>8.91287</text:p>
          </table:table-cell>
          <table:table-cell table:number-columns-repeated="16370"/>
        </table:table-row>
        <table:table-row table:style-name="ro1">
          <table:table-cell office:value-type="float" office:value="168648" calcext:value-type="float">
            <text:p>168648</text:p>
          </table:table-cell>
          <table:table-cell table:formula="of:=[.B601]+1"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5.82841" calcext:value-type="float">
            <text:p>5.82841</text:p>
          </table:table-cell>
          <table:table-cell table:number-columns-repeated="3" office:value-type="float" office:value="5.64" calcext:value-type="float">
            <text:p>5.64</text:p>
          </table:table-cell>
          <table:table-cell office:value-type="float" office:value="5.777594" calcext:value-type="float">
            <text:p>5.777594</text:p>
          </table:table-cell>
          <table:table-cell office:value-type="float" office:value="1.441477" calcext:value-type="float">
            <text:p>1.441477</text:p>
          </table:table-cell>
          <table:table-cell office:value-type="float" office:value="1.440878" calcext:value-type="float">
            <text:p>1.440878</text:p>
          </table:table-cell>
          <table:table-cell office:value-type="float" office:value="5.374937" calcext:value-type="float">
            <text:p>5.374937</text:p>
          </table:table-cell>
          <table:table-cell office:value-type="float" office:value="5.372508" calcext:value-type="float">
            <text:p>5.372508</text:p>
          </table:table-cell>
          <table:table-cell table:formula="of:=[.L602]-[.L601]" office:value-type="float" office:value="-0.00387499999999985" calcext:value-type="float">
            <text:p>-0.00387499999999985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8668" calcext:value-type="float">
            <text:p>168668</text:p>
          </table:table-cell>
          <table:table-cell table:formula="of:=[.B602]+1" office:value-type="float" office:value="601" calcext:value-type="float">
            <text:p>601</text:p>
          </table:table-cell>
          <table:table-cell office:value-type="float" office:value="7" calcext:value-type="float">
            <text:p>7</text:p>
          </table:table-cell>
          <table:table-cell office:value-type="float" office:value="5.777594" calcext:value-type="float">
            <text:p>5.777594</text:p>
          </table:table-cell>
          <table:table-cell table:number-columns-repeated="3" office:value-type="float" office:value="5.398" calcext:value-type="float">
            <text:p>5.398</text:p>
          </table:table-cell>
          <table:table-cell office:value-type="float" office:value="5.750458" calcext:value-type="float">
            <text:p>5.750458</text:p>
          </table:table-cell>
          <table:table-cell office:value-type="float" office:value="1.440733" calcext:value-type="float">
            <text:p>1.440733</text:p>
          </table:table-cell>
          <table:table-cell office:value-type="float" office:value="1.441176" calcext:value-type="float">
            <text:p>1.441176</text:p>
          </table:table-cell>
          <table:table-cell office:value-type="float" office:value="5.36869" calcext:value-type="float">
            <text:p>5.36869</text:p>
          </table:table-cell>
          <table:table-cell office:value-type="float" office:value="5.373723" calcext:value-type="float">
            <text:p>5.373723</text:p>
          </table:table-cell>
          <table:table-cell table:formula="of:=[.L603]-[.L602]" office:value-type="float" office:value="0.00121500000000019" calcext:value-type="float">
            <text:p>0.00121500000000019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8688" calcext:value-type="float">
            <text:p>168688</text:p>
          </table:table-cell>
          <table:table-cell table:formula="of:=[.B603]+1"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office:value-type="float" office:value="5.750458" calcext:value-type="float">
            <text:p>5.750458</text:p>
          </table:table-cell>
          <table:table-cell table:number-columns-repeated="3" office:value-type="float" office:value="5.564" calcext:value-type="float">
            <text:p>5.564</text:p>
          </table:table-cell>
          <table:table-cell office:value-type="float" office:value="5.713782" calcext:value-type="float">
            <text:p>5.713782</text:p>
          </table:table-cell>
          <table:table-cell office:value-type="float" office:value="1.443528" calcext:value-type="float">
            <text:p>1.443528</text:p>
          </table:table-cell>
          <table:table-cell office:value-type="float" office:value="1.440962" calcext:value-type="float">
            <text:p>1.440962</text:p>
          </table:table-cell>
          <table:table-cell office:value-type="float" office:value="5.375749" calcext:value-type="float">
            <text:p>5.375749</text:p>
          </table:table-cell>
          <table:table-cell office:value-type="float" office:value="5.371206" calcext:value-type="float">
            <text:p>5.371206</text:p>
          </table:table-cell>
          <table:table-cell table:formula="of:=[.L604]-[.L603]" office:value-type="float" office:value="-0.0025170000000001" calcext:value-type="float">
            <text:p>-0.0025170000000001</text:p>
          </table:table-cell>
          <table:table-cell office:value-type="float" office:value="8.932731" calcext:value-type="float">
            <text:p>8.932731</text:p>
          </table:table-cell>
          <table:table-cell table:number-columns-repeated="16370"/>
        </table:table-row>
        <table:table-row table:style-name="ro1">
          <table:table-cell office:value-type="float" office:value="168708" calcext:value-type="float">
            <text:p>168708</text:p>
          </table:table-cell>
          <table:table-cell table:formula="of:=[.B604]+1" office:value-type="float" office:value="603" calcext:value-type="float">
            <text:p>603</text:p>
          </table:table-cell>
          <table:table-cell office:value-type="float" office:value="7" calcext:value-type="float">
            <text:p>7</text:p>
          </table:table-cell>
          <table:table-cell office:value-type="float" office:value="5.713782" calcext:value-type="float">
            <text:p>5.713782</text:p>
          </table:table-cell>
          <table:table-cell table:number-columns-repeated="3" office:value-type="float" office:value="5.626" calcext:value-type="float">
            <text:p>5.626</text:p>
          </table:table-cell>
          <table:table-cell office:value-type="float" office:value="5.708859" calcext:value-type="float">
            <text:p>5.708859</text:p>
          </table:table-cell>
          <table:table-cell office:value-type="float" office:value="1.441683" calcext:value-type="float">
            <text:p>1.441683</text:p>
          </table:table-cell>
          <table:table-cell office:value-type="float" office:value="1.442242" calcext:value-type="float">
            <text:p>1.442242</text:p>
          </table:table-cell>
          <table:table-cell office:value-type="float" office:value="5.372048" calcext:value-type="float">
            <text:p>5.372048</text:p>
          </table:table-cell>
          <table:table-cell office:value-type="float" office:value="5.373479" calcext:value-type="float">
            <text:p>5.373479</text:p>
          </table:table-cell>
          <table:table-cell table:formula="of:=[.L605]-[.L604]" office:value-type="float" office:value="0.00227299999999975" calcext:value-type="float">
            <text:p>0.00227299999999975</text:p>
          </table:table-cell>
          <table:table-cell office:value-type="float" office:value="8.921532" calcext:value-type="float">
            <text:p>8.921532</text:p>
          </table:table-cell>
          <table:table-cell table:number-columns-repeated="16370"/>
        </table:table-row>
        <table:table-row table:style-name="ro1">
          <table:table-cell office:value-type="float" office:value="168727" calcext:value-type="float">
            <text:p>168727</text:p>
          </table:table-cell>
          <table:table-cell table:formula="of:=[.B605]+1" office:value-type="float" office:value="604" calcext:value-type="float">
            <text:p>604</text:p>
          </table:table-cell>
          <table:table-cell office:value-type="float" office:value="7" calcext:value-type="float">
            <text:p>7</text:p>
          </table:table-cell>
          <table:table-cell office:value-type="float" office:value="5.708859" calcext:value-type="float">
            <text:p>5.708859</text:p>
          </table:table-cell>
          <table:table-cell table:number-columns-repeated="3" office:value-type="float" office:value="5.043" calcext:value-type="float">
            <text:p>5.043</text:p>
          </table:table-cell>
          <table:table-cell office:value-type="float" office:value="5.693375" calcext:value-type="float">
            <text:p>5.693375</text:p>
          </table:table-cell>
          <table:table-cell office:value-type="float" office:value="1.439595" calcext:value-type="float">
            <text:p>1.439595</text:p>
          </table:table-cell>
          <table:table-cell office:value-type="float" office:value="1.442265" calcext:value-type="float">
            <text:p>1.442265</text:p>
          </table:table-cell>
          <table:table-cell office:value-type="float" office:value="5.35953" calcext:value-type="float">
            <text:p>5.35953</text:p>
          </table:table-cell>
          <table:table-cell office:value-type="float" office:value="5.372755" calcext:value-type="float">
            <text:p>5.372755</text:p>
          </table:table-cell>
          <table:table-cell table:formula="of:=[.L606]-[.L605]" office:value-type="float" office:value="-0.000723999999999947" calcext:value-type="float">
            <text:p>-0.000723999999999947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8747" calcext:value-type="float">
            <text:p>168747</text:p>
          </table:table-cell>
          <table:table-cell table:formula="of:=[.B606]+1" office:value-type="float" office:value="605" calcext:value-type="float">
            <text:p>605</text:p>
          </table:table-cell>
          <table:table-cell office:value-type="float" office:value="7" calcext:value-type="float">
            <text:p>7</text:p>
          </table:table-cell>
          <table:table-cell office:value-type="float" office:value="5.693375" calcext:value-type="float">
            <text:p>5.693375</text:p>
          </table:table-cell>
          <table:table-cell table:number-columns-repeated="3" office:value-type="float" office:value="5.474" calcext:value-type="float">
            <text:p>5.474</text:p>
          </table:table-cell>
          <table:table-cell office:value-type="float" office:value="5.624882" calcext:value-type="float">
            <text:p>5.624882</text:p>
          </table:table-cell>
          <table:table-cell office:value-type="float" office:value="1.44097" calcext:value-type="float">
            <text:p>1.44097</text:p>
          </table:table-cell>
          <table:table-cell office:value-type="float" office:value="1.441115" calcext:value-type="float">
            <text:p>1.441115</text:p>
          </table:table-cell>
          <table:table-cell office:value-type="float" office:value="5.370651" calcext:value-type="float">
            <text:p>5.370651</text:p>
          </table:table-cell>
          <table:table-cell office:value-type="float" office:value="5.366132" calcext:value-type="float">
            <text:p>5.366132</text:p>
          </table:table-cell>
          <table:table-cell table:formula="of:=[.L607]-[.L606]" office:value-type="float" office:value="-0.00662299999999938" calcext:value-type="float">
            <text:p>-0.00662299999999938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8767" calcext:value-type="float">
            <text:p>168767</text:p>
          </table:table-cell>
          <table:table-cell table:formula="of:=[.B607]+1" office:value-type="float" office:value="606" calcext:value-type="float">
            <text:p>606</text:p>
          </table:table-cell>
          <table:table-cell office:value-type="float" office:value="7" calcext:value-type="float">
            <text:p>7</text:p>
          </table:table-cell>
          <table:table-cell office:value-type="float" office:value="5.624882" calcext:value-type="float">
            <text:p>5.624882</text:p>
          </table:table-cell>
          <table:table-cell table:number-columns-repeated="3" office:value-type="float" office:value="5.67" calcext:value-type="float">
            <text:p>5.67</text:p>
          </table:table-cell>
          <table:table-cell office:value-type="float" office:value="5.614427" calcext:value-type="float">
            <text:p>5.614427</text:p>
          </table:table-cell>
          <table:table-cell office:value-type="float" office:value="1.444095" calcext:value-type="float">
            <text:p>1.444095</text:p>
          </table:table-cell>
          <table:table-cell office:value-type="float" office:value="1.441123" calcext:value-type="float">
            <text:p>1.441123</text:p>
          </table:table-cell>
          <table:table-cell office:value-type="float" office:value="5.375963" calcext:value-type="float">
            <text:p>5.375963</text:p>
          </table:table-cell>
          <table:table-cell office:value-type="float" office:value="5.368389" calcext:value-type="float">
            <text:p>5.368389</text:p>
          </table:table-cell>
          <table:table-cell table:formula="of:=[.L608]-[.L607]" office:value-type="float" office:value="0.00225699999999929" calcext:value-type="float">
            <text:p>0.00225699999999929</text:p>
          </table:table-cell>
          <table:table-cell office:value-type="float" office:value="8.937038" calcext:value-type="float">
            <text:p>8.937038</text:p>
          </table:table-cell>
          <table:table-cell table:number-columns-repeated="16370"/>
        </table:table-row>
        <table:table-row table:style-name="ro1">
          <table:table-cell office:value-type="float" office:value="168788" calcext:value-type="float">
            <text:p>168788</text:p>
          </table:table-cell>
          <table:table-cell table:formula="of:=[.B608]+1"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office:value-type="float" office:value="5.614427" calcext:value-type="float">
            <text:p>5.614427</text:p>
          </table:table-cell>
          <table:table-cell table:number-columns-repeated="3" office:value-type="float" office:value="5.595" calcext:value-type="float">
            <text:p>5.595</text:p>
          </table:table-cell>
          <table:table-cell office:value-type="float" office:value="5.620462" calcext:value-type="float">
            <text:p>5.620462</text:p>
          </table:table-cell>
          <table:table-cell office:value-type="float" office:value="1.44134" calcext:value-type="float">
            <text:p>1.44134</text:p>
          </table:table-cell>
          <table:table-cell office:value-type="float" office:value="1.44261" calcext:value-type="float">
            <text:p>1.44261</text:p>
          </table:table-cell>
          <table:table-cell office:value-type="float" office:value="5.373775" calcext:value-type="float">
            <text:p>5.373775</text:p>
          </table:table-cell>
          <table:table-cell office:value-type="float" office:value="5.372175" calcext:value-type="float">
            <text:p>5.372175</text:p>
          </table:table-cell>
          <table:table-cell table:formula="of:=[.L609]-[.L608]" office:value-type="float" office:value="0.00378600000000073" calcext:value-type="float">
            <text:p>0.00378600000000073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8809" calcext:value-type="float">
            <text:p>168809</text:p>
          </table:table-cell>
          <table:table-cell table:formula="of:=[.B609]+1" office:value-type="float" office:value="608" calcext:value-type="float">
            <text:p>608</text:p>
          </table:table-cell>
          <table:table-cell office:value-type="float" office:value="7" calcext:value-type="float">
            <text:p>7</text:p>
          </table:table-cell>
          <table:table-cell office:value-type="float" office:value="5.620462" calcext:value-type="float">
            <text:p>5.620462</text:p>
          </table:table-cell>
          <table:table-cell table:number-columns-repeated="3" office:value-type="float" office:value="5.748" calcext:value-type="float">
            <text:p>5.748</text:p>
          </table:table-cell>
          <table:table-cell office:value-type="float" office:value="5.609821" calcext:value-type="float">
            <text:p>5.609821</text:p>
          </table:table-cell>
          <table:table-cell office:value-type="float" office:value="1.446855" calcext:value-type="float">
            <text:p>1.446855</text:p>
          </table:table-cell>
          <table:table-cell office:value-type="float" office:value="1.441975" calcext:value-type="float">
            <text:p>1.441975</text:p>
          </table:table-cell>
          <table:table-cell office:value-type="float" office:value="5.378235" calcext:value-type="float">
            <text:p>5.378235</text:p>
          </table:table-cell>
          <table:table-cell office:value-type="float" office:value="5.372975" calcext:value-type="float">
            <text:p>5.372975</text:p>
          </table:table-cell>
          <table:table-cell table:formula="of:=[.L610]-[.L609]" office:value-type="float" office:value="0.000799999999999912" calcext:value-type="float">
            <text:p>0.000799999999999912</text:p>
          </table:table-cell>
          <table:table-cell office:value-type="float" office:value="8.956893" calcext:value-type="float">
            <text:p>8.956893</text:p>
          </table:table-cell>
          <table:table-cell table:number-columns-repeated="16370"/>
        </table:table-row>
        <table:table-row table:style-name="ro1">
          <table:table-cell office:value-type="float" office:value="168847" calcext:value-type="float">
            <text:p>168847</text:p>
          </table:table-cell>
          <table:table-cell table:formula="of:=[.B610]+1" office:value-type="float" office:value="609" calcext:value-type="float">
            <text:p>609</text:p>
          </table:table-cell>
          <table:table-cell office:value-type="float" office:value="7" calcext:value-type="float">
            <text:p>7</text:p>
          </table:table-cell>
          <table:table-cell office:value-type="float" office:value="5.609821" calcext:value-type="float">
            <text:p>5.609821</text:p>
          </table:table-cell>
          <table:table-cell table:number-columns-repeated="3" office:value-type="float" office:value="5.879" calcext:value-type="float">
            <text:p>5.879</text:p>
          </table:table-cell>
          <table:table-cell office:value-type="float" office:value="5.628364" calcext:value-type="float">
            <text:p>5.628364</text:p>
          </table:table-cell>
          <table:table-cell office:value-type="float" office:value="1.447238" calcext:value-type="float">
            <text:p>1.447238</text:p>
          </table:table-cell>
          <table:table-cell office:value-type="float" office:value="1.444418" calcext:value-type="float">
            <text:p>1.444418</text:p>
          </table:table-cell>
          <table:table-cell office:value-type="float" office:value="5.381631" calcext:value-type="float">
            <text:p>5.381631</text:p>
          </table:table-cell>
          <table:table-cell office:value-type="float" office:value="5.375603" calcext:value-type="float">
            <text:p>5.375603</text:p>
          </table:table-cell>
          <table:table-cell table:formula="of:=[.L611]-[.L610]" office:value-type="float" office:value="0.00262799999999963" calcext:value-type="float">
            <text:p>0.00262799999999963</text:p>
          </table:table-cell>
          <table:table-cell office:value-type="float" office:value="8.956893" calcext:value-type="float">
            <text:p>8.956893</text:p>
          </table:table-cell>
          <table:table-cell table:number-columns-repeated="16370"/>
        </table:table-row>
        <table:table-row table:style-name="ro1">
          <table:table-cell office:value-type="float" office:value="168868" calcext:value-type="float">
            <text:p>168868</text:p>
          </table:table-cell>
          <table:table-cell table:formula="of:=[.B611]+1"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 office:value-type="float" office:value="5.628364" calcext:value-type="float">
            <text:p>5.628364</text:p>
          </table:table-cell>
          <table:table-cell table:number-columns-repeated="3" office:value-type="float" office:value="5.374" calcext:value-type="float">
            <text:p>5.374</text:p>
          </table:table-cell>
          <table:table-cell office:value-type="float" office:value="5.651223" calcext:value-type="float">
            <text:p>5.651223</text:p>
          </table:table-cell>
          <table:table-cell office:value-type="float" office:value="1.440658" calcext:value-type="float">
            <text:p>1.440658</text:p>
          </table:table-cell>
          <table:table-cell office:value-type="float" office:value="1.445834" calcext:value-type="float">
            <text:p>1.445834</text:p>
          </table:table-cell>
          <table:table-cell office:value-type="float" office:value="5.36807" calcext:value-type="float">
            <text:p>5.36807</text:p>
          </table:table-cell>
          <table:table-cell office:value-type="float" office:value="5.378614" calcext:value-type="float">
            <text:p>5.378614</text:p>
          </table:table-cell>
          <table:table-cell table:formula="of:=[.L612]-[.L611]" office:value-type="float" office:value="0.00301099999999988" calcext:value-type="float">
            <text:p>0.00301099999999988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8908" calcext:value-type="float">
            <text:p>168908</text:p>
          </table:table-cell>
          <table:table-cell table:formula="of:=[.B612]+1" office:value-type="float" office:value="611" calcext:value-type="float">
            <text:p>611</text:p>
          </table:table-cell>
          <table:table-cell office:value-type="float" office:value="7" calcext:value-type="float">
            <text:p>7</text:p>
          </table:table-cell>
          <table:table-cell office:value-type="float" office:value="5.651223" calcext:value-type="float">
            <text:p>5.651223</text:p>
          </table:table-cell>
          <table:table-cell table:number-columns-repeated="3" office:value-type="float" office:value="5.632" calcext:value-type="float">
            <text:p>5.632</text:p>
          </table:table-cell>
          <table:table-cell office:value-type="float" office:value="5.625739" calcext:value-type="float">
            <text:p>5.625739</text:p>
          </table:table-cell>
          <table:table-cell office:value-type="float" office:value="1.44398" calcext:value-type="float">
            <text:p>1.44398</text:p>
          </table:table-cell>
          <table:table-cell office:value-type="float" office:value="1.443258" calcext:value-type="float">
            <text:p>1.443258</text:p>
          </table:table-cell>
          <table:table-cell office:value-type="float" office:value="5.37498" calcext:value-type="float">
            <text:p>5.37498</text:p>
          </table:table-cell>
          <table:table-cell office:value-type="float" office:value="5.373337" calcext:value-type="float">
            <text:p>5.373337</text:p>
          </table:table-cell>
          <table:table-cell table:formula="of:=[.L613]-[.L612]" office:value-type="float" office:value="-0.00527699999999953" calcext:value-type="float">
            <text:p>-0.00527699999999953</text:p>
          </table:table-cell>
          <table:table-cell office:value-type="float" office:value="8.937038" calcext:value-type="float">
            <text:p>8.937038</text:p>
          </table:table-cell>
          <table:table-cell table:number-columns-repeated="16370"/>
        </table:table-row>
        <table:table-row table:style-name="ro1">
          <table:table-cell office:value-type="float" office:value="168927" calcext:value-type="float">
            <text:p>168927</text:p>
          </table:table-cell>
          <table:table-cell table:formula="of:=[.B613]+1"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office:value-type="float" office:value="5.625739" calcext:value-type="float">
            <text:p>5.625739</text:p>
          </table:table-cell>
          <table:table-cell table:number-columns-repeated="3" office:value-type="float" office:value="5.488" calcext:value-type="float">
            <text:p>5.488</text:p>
          </table:table-cell>
          <table:table-cell office:value-type="float" office:value="5.623664" calcext:value-type="float">
            <text:p>5.623664</text:p>
          </table:table-cell>
          <table:table-cell office:value-type="float" office:value="1.441013" calcext:value-type="float">
            <text:p>1.441013</text:p>
          </table:table-cell>
          <table:table-cell office:value-type="float" office:value="1.443619" calcext:value-type="float">
            <text:p>1.443619</text:p>
          </table:table-cell>
          <table:table-cell office:value-type="float" office:value="5.371013" calcext:value-type="float">
            <text:p>5.371013</text:p>
          </table:table-cell>
          <table:table-cell office:value-type="float" office:value="5.374158" calcext:value-type="float">
            <text:p>5.374158</text:p>
          </table:table-cell>
          <table:table-cell table:formula="of:=[.L614]-[.L613]" office:value-type="float" office:value="0.000821000000000183" calcext:value-type="float">
            <text:p>0.000821000000000183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8967" calcext:value-type="float">
            <text:p>168967</text:p>
          </table:table-cell>
          <table:table-cell table:formula="of:=[.B614]+1"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  <table:table-cell office:value-type="float" office:value="5.623664" calcext:value-type="float">
            <text:p>5.623664</text:p>
          </table:table-cell>
          <table:table-cell table:number-columns-repeated="3" office:value-type="float" office:value="5.378" calcext:value-type="float">
            <text:p>5.378</text:p>
          </table:table-cell>
          <table:table-cell office:value-type="float" office:value="5.609984" calcext:value-type="float">
            <text:p>5.609984</text:p>
          </table:table-cell>
          <table:table-cell office:value-type="float" office:value="1.440671" calcext:value-type="float">
            <text:p>1.440671</text:p>
          </table:table-cell>
          <table:table-cell office:value-type="float" office:value="1.442318" calcext:value-type="float">
            <text:p>1.442318</text:p>
          </table:table-cell>
          <table:table-cell office:value-type="float" office:value="5.368173" calcext:value-type="float">
            <text:p>5.368173</text:p>
          </table:table-cell>
          <table:table-cell office:value-type="float" office:value="5.372584" calcext:value-type="float">
            <text:p>5.372584</text:p>
          </table:table-cell>
          <table:table-cell table:formula="of:=[.L615]-[.L614]" office:value-type="float" office:value="-0.00157400000000063" calcext:value-type="float">
            <text:p>-0.00157400000000063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8988" calcext:value-type="float">
            <text:p>168988</text:p>
          </table:table-cell>
          <table:table-cell table:formula="of:=[.B615]+1"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5.609984" calcext:value-type="float">
            <text:p>5.609984</text:p>
          </table:table-cell>
          <table:table-cell table:number-columns-repeated="3" office:value-type="float" office:value="5.591" calcext:value-type="float">
            <text:p>5.591</text:p>
          </table:table-cell>
          <table:table-cell office:value-type="float" office:value="5.586481" calcext:value-type="float">
            <text:p>5.586481</text:p>
          </table:table-cell>
          <table:table-cell office:value-type="float" office:value="1.441328" calcext:value-type="float">
            <text:p>1.441328</text:p>
          </table:table-cell>
          <table:table-cell office:value-type="float" office:value="1.441498" calcext:value-type="float">
            <text:p>1.441498</text:p>
          </table:table-cell>
          <table:table-cell office:value-type="float" office:value="5.373672" calcext:value-type="float">
            <text:p>5.373672</text:p>
          </table:table-cell>
          <table:table-cell office:value-type="float" office:value="5.370377" calcext:value-type="float">
            <text:p>5.370377</text:p>
          </table:table-cell>
          <table:table-cell table:formula="of:=[.L616]-[.L615]" office:value-type="float" office:value="-0.0022069999999994" calcext:value-type="float">
            <text:p>-0.0022069999999994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9008" calcext:value-type="float">
            <text:p>169008</text:p>
          </table:table-cell>
          <table:table-cell table:formula="of:=[.B616]+1" office:value-type="float" office:value="615" calcext:value-type="float">
            <text:p>615</text:p>
          </table:table-cell>
          <table:table-cell office:value-type="float" office:value="7" calcext:value-type="float">
            <text:p>7</text:p>
          </table:table-cell>
          <table:table-cell office:value-type="float" office:value="5.586481" calcext:value-type="float">
            <text:p>5.586481</text:p>
          </table:table-cell>
          <table:table-cell table:number-columns-repeated="3" office:value-type="float" office:value="5.518" calcext:value-type="float">
            <text:p>5.518</text:p>
          </table:table-cell>
          <table:table-cell office:value-type="float" office:value="5.58419" calcext:value-type="float">
            <text:p>5.58419</text:p>
          </table:table-cell>
          <table:table-cell office:value-type="float" office:value="1.441105" calcext:value-type="float">
            <text:p>1.441105</text:p>
          </table:table-cell>
          <table:table-cell office:value-type="float" office:value="1.441413" calcext:value-type="float">
            <text:p>1.441413</text:p>
          </table:table-cell>
          <table:table-cell office:value-type="float" office:value="5.371787" calcext:value-type="float">
            <text:p>5.371787</text:p>
          </table:table-cell>
          <table:table-cell office:value-type="float" office:value="5.372025" calcext:value-type="float">
            <text:p>5.372025</text:p>
          </table:table-cell>
          <table:table-cell table:formula="of:=[.L617]-[.L616]" office:value-type="float" office:value="0.00164799999999943" calcext:value-type="float">
            <text:p>0.00164799999999943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9028" calcext:value-type="float">
            <text:p>169028</text:p>
          </table:table-cell>
          <table:table-cell table:formula="of:=[.B617]+1" office:value-type="float" office:value="616" calcext:value-type="float">
            <text:p>616</text:p>
          </table:table-cell>
          <table:table-cell office:value-type="float" office:value="7" calcext:value-type="float">
            <text:p>7</text:p>
          </table:table-cell>
          <table:table-cell office:value-type="float" office:value="5.58419" calcext:value-type="float">
            <text:p>5.58419</text:p>
          </table:table-cell>
          <table:table-cell table:number-columns-repeated="3" office:value-type="float" office:value="5.508" calcext:value-type="float">
            <text:p>5.508</text:p>
          </table:table-cell>
          <table:table-cell office:value-type="float" office:value="5.579986" calcext:value-type="float">
            <text:p>5.579986</text:p>
          </table:table-cell>
          <table:table-cell office:value-type="float" office:value="1.441074" calcext:value-type="float">
            <text:p>1.441074</text:p>
          </table:table-cell>
          <table:table-cell office:value-type="float" office:value="1.441259" calcext:value-type="float">
            <text:p>1.441259</text:p>
          </table:table-cell>
          <table:table-cell office:value-type="float" office:value="5.371529" calcext:value-type="float">
            <text:p>5.371529</text:p>
          </table:table-cell>
          <table:table-cell office:value-type="float" office:value="5.371906" calcext:value-type="float">
            <text:p>5.371906</text:p>
          </table:table-cell>
          <table:table-cell table:formula="of:=[.L618]-[.L617]" office:value-type="float" office:value="-0.000118999999999758" calcext:value-type="float">
            <text:p>-0.000118999999999758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9048" calcext:value-type="float">
            <text:p>169048</text:p>
          </table:table-cell>
          <table:table-cell table:formula="of:=[.B618]+1" office:value-type="float" office:value="617" calcext:value-type="float">
            <text:p>617</text:p>
          </table:table-cell>
          <table:table-cell office:value-type="float" office:value="7" calcext:value-type="float">
            <text:p>7</text:p>
          </table:table-cell>
          <table:table-cell office:value-type="float" office:value="5.579986" calcext:value-type="float">
            <text:p>5.579986</text:p>
          </table:table-cell>
          <table:table-cell table:number-columns-repeated="3" office:value-type="float" office:value="5.616" calcext:value-type="float">
            <text:p>5.616</text:p>
          </table:table-cell>
          <table:table-cell office:value-type="float" office:value="5.56998" calcext:value-type="float">
            <text:p>5.56998</text:p>
          </table:table-cell>
          <table:table-cell office:value-type="float" office:value="1.441404" calcext:value-type="float">
            <text:p>1.441404</text:p>
          </table:table-cell>
          <table:table-cell office:value-type="float" office:value="1.441167" calcext:value-type="float">
            <text:p>1.441167</text:p>
          </table:table-cell>
          <table:table-cell office:value-type="float" office:value="5.374318" calcext:value-type="float">
            <text:p>5.374318</text:p>
          </table:table-cell>
          <table:table-cell office:value-type="float" office:value="5.371717" calcext:value-type="float">
            <text:p>5.371717</text:p>
          </table:table-cell>
          <table:table-cell table:formula="of:=[.L619]-[.L618]" office:value-type="float" office:value="-0.000188999999999773" calcext:value-type="float">
            <text:p>-0.000188999999999773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9068" calcext:value-type="float">
            <text:p>169068</text:p>
          </table:table-cell>
          <table:table-cell table:formula="of:=[.B619]+1" office:value-type="float" office:value="618" calcext:value-type="float">
            <text:p>618</text:p>
          </table:table-cell>
          <table:table-cell office:value-type="float" office:value="7" calcext:value-type="float">
            <text:p>7</text:p>
          </table:table-cell>
          <table:table-cell office:value-type="float" office:value="5.56998" calcext:value-type="float">
            <text:p>5.56998</text:p>
          </table:table-cell>
          <table:table-cell table:number-columns-repeated="3" office:value-type="float" office:value="5.793" calcext:value-type="float">
            <text:p>5.793</text:p>
          </table:table-cell>
          <table:table-cell office:value-type="float" office:value="5.574593" calcext:value-type="float">
            <text:p>5.574593</text:p>
          </table:table-cell>
          <table:table-cell office:value-type="float" office:value="1.44446" calcext:value-type="float">
            <text:p>1.44446</text:p>
          </table:table-cell>
          <table:table-cell office:value-type="float" office:value="1.441286" calcext:value-type="float">
            <text:p>1.441286</text:p>
          </table:table-cell>
          <table:table-cell office:value-type="float" office:value="5.379145" calcext:value-type="float">
            <text:p>5.379145</text:p>
          </table:table-cell>
          <table:table-cell office:value-type="float" office:value="5.373018" calcext:value-type="float">
            <text:p>5.373018</text:p>
          </table:table-cell>
          <table:table-cell table:formula="of:=[.L620]-[.L619]" office:value-type="float" office:value="0.00130099999999977" calcext:value-type="float">
            <text:p>0.00130099999999977</text:p>
          </table:table-cell>
          <table:table-cell office:value-type="float" office:value="8.937038" calcext:value-type="float">
            <text:p>8.937038</text:p>
          </table:table-cell>
          <table:table-cell table:number-columns-repeated="16370"/>
        </table:table-row>
        <table:table-row table:style-name="ro1">
          <table:table-cell office:value-type="float" office:value="169088" calcext:value-type="float">
            <text:p>169088</text:p>
          </table:table-cell>
          <table:table-cell table:formula="of:=[.B620]+1"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office:value-type="float" office:value="5.574593" calcext:value-type="float">
            <text:p>5.574593</text:p>
          </table:table-cell>
          <table:table-cell table:number-columns-repeated="3" office:value-type="float" office:value="5.602" calcext:value-type="float">
            <text:p>5.602</text:p>
          </table:table-cell>
          <table:table-cell office:value-type="float" office:value="5.596296" calcext:value-type="float">
            <text:p>5.596296</text:p>
          </table:table-cell>
          <table:table-cell office:value-type="float" office:value="1.441362" calcext:value-type="float">
            <text:p>1.441362</text:p>
          </table:table-cell>
          <table:table-cell office:value-type="float" office:value="1.442878" calcext:value-type="float">
            <text:p>1.442878</text:p>
          </table:table-cell>
          <table:table-cell office:value-type="float" office:value="5.373956" calcext:value-type="float">
            <text:p>5.373956</text:p>
          </table:table-cell>
          <table:table-cell office:value-type="float" office:value="5.376079" calcext:value-type="float">
            <text:p>5.376079</text:p>
          </table:table-cell>
          <table:table-cell table:formula="of:=[.L621]-[.L620]" office:value-type="float" office:value="0.00306099999999976" calcext:value-type="float">
            <text:p>0.00306099999999976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9108" calcext:value-type="float">
            <text:p>169108</text:p>
          </table:table-cell>
          <table:table-cell table:formula="of:=[.B621]+1" office:value-type="float" office:value="620" calcext:value-type="float">
            <text:p>620</text:p>
          </table:table-cell>
          <table:table-cell office:value-type="float" office:value="7" calcext:value-type="float">
            <text:p>7</text:p>
          </table:table-cell>
          <table:table-cell office:value-type="float" office:value="5.596296" calcext:value-type="float">
            <text:p>5.596296</text:p>
          </table:table-cell>
          <table:table-cell table:number-columns-repeated="3" office:value-type="float" office:value="5.587" calcext:value-type="float">
            <text:p>5.587</text:p>
          </table:table-cell>
          <table:table-cell office:value-type="float" office:value="5.596871" calcext:value-type="float">
            <text:p>5.596871</text:p>
          </table:table-cell>
          <table:table-cell office:value-type="float" office:value="1.441316" calcext:value-type="float">
            <text:p>1.441316</text:p>
          </table:table-cell>
          <table:table-cell office:value-type="float" office:value="1.44212" calcext:value-type="float">
            <text:p>1.44212</text:p>
          </table:table-cell>
          <table:table-cell office:value-type="float" office:value="5.373569" calcext:value-type="float">
            <text:p>5.373569</text:p>
          </table:table-cell>
          <table:table-cell office:value-type="float" office:value="5.375017" calcext:value-type="float">
            <text:p>5.375017</text:p>
          </table:table-cell>
          <table:table-cell table:formula="of:=[.L622]-[.L621]" office:value-type="float" office:value="-0.00106200000000012" calcext:value-type="float">
            <text:p>-0.00106200000000012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9128" calcext:value-type="float">
            <text:p>169128</text:p>
          </table:table-cell>
          <table:table-cell table:formula="of:=[.B622]+1" office:value-type="float" office:value="621" calcext:value-type="float">
            <text:p>621</text:p>
          </table:table-cell>
          <table:table-cell office:value-type="float" office:value="7" calcext:value-type="float">
            <text:p>7</text:p>
          </table:table-cell>
          <table:table-cell office:value-type="float" office:value="5.596871" calcext:value-type="float">
            <text:p>5.596871</text:p>
          </table:table-cell>
          <table:table-cell table:number-columns-repeated="3" office:value-type="float" office:value="5.433" calcext:value-type="float">
            <text:p>5.433</text:p>
          </table:table-cell>
          <table:table-cell office:value-type="float" office:value="5.595876" calcext:value-type="float">
            <text:p>5.595876</text:p>
          </table:table-cell>
          <table:table-cell office:value-type="float" office:value="1.440842" calcext:value-type="float">
            <text:p>1.440842</text:p>
          </table:table-cell>
          <table:table-cell office:value-type="float" office:value="1.441718" calcext:value-type="float">
            <text:p>1.441718</text:p>
          </table:table-cell>
          <table:table-cell office:value-type="float" office:value="5.369593" calcext:value-type="float">
            <text:p>5.369593</text:p>
          </table:table-cell>
          <table:table-cell office:value-type="float" office:value="5.374293" calcext:value-type="float">
            <text:p>5.374293</text:p>
          </table:table-cell>
          <table:table-cell table:formula="of:=[.L623]-[.L622]" office:value-type="float" office:value="-0.000723999999999947" calcext:value-type="float">
            <text:p>-0.000723999999999947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9148" calcext:value-type="float">
            <text:p>169148</text:p>
          </table:table-cell>
          <table:table-cell table:formula="of:=[.B623]+1" office:value-type="float" office:value="622" calcext:value-type="float">
            <text:p>622</text:p>
          </table:table-cell>
          <table:table-cell office:value-type="float" office:value="7" calcext:value-type="float">
            <text:p>7</text:p>
          </table:table-cell>
          <table:table-cell office:value-type="float" office:value="5.595876" calcext:value-type="float">
            <text:p>5.595876</text:p>
          </table:table-cell>
          <table:table-cell table:number-columns-repeated="3" office:value-type="float" office:value="5.402" calcext:value-type="float">
            <text:p>5.402</text:p>
          </table:table-cell>
          <table:table-cell office:value-type="float" office:value="5.579452" calcext:value-type="float">
            <text:p>5.579452</text:p>
          </table:table-cell>
          <table:table-cell office:value-type="float" office:value="1.440746" calcext:value-type="float">
            <text:p>1.440746</text:p>
          </table:table-cell>
          <table:table-cell office:value-type="float" office:value="1.441283" calcext:value-type="float">
            <text:p>1.441283</text:p>
          </table:table-cell>
          <table:table-cell office:value-type="float" office:value="5.368793" calcext:value-type="float">
            <text:p>5.368793</text:p>
          </table:table-cell>
          <table:table-cell office:value-type="float" office:value="5.371943" calcext:value-type="float">
            <text:p>5.371943</text:p>
          </table:table-cell>
          <table:table-cell table:formula="of:=[.L624]-[.L623]" office:value-type="float" office:value="-0.00234999999999985" calcext:value-type="float">
            <text:p>-0.00234999999999985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9167" calcext:value-type="float">
            <text:p>169167</text:p>
          </table:table-cell>
          <table:table-cell table:formula="of:=[.B624]+1" office:value-type="float" office:value="623" calcext:value-type="float">
            <text:p>623</text:p>
          </table:table-cell>
          <table:table-cell office:value-type="float" office:value="7" calcext:value-type="float">
            <text:p>7</text:p>
          </table:table-cell>
          <table:table-cell office:value-type="float" office:value="5.579452" calcext:value-type="float">
            <text:p>5.579452</text:p>
          </table:table-cell>
          <table:table-cell table:number-columns-repeated="3" office:value-type="float" office:value="5.261" calcext:value-type="float">
            <text:p>5.261</text:p>
          </table:table-cell>
          <table:table-cell office:value-type="float" office:value="5.561559" calcext:value-type="float">
            <text:p>5.561559</text:p>
          </table:table-cell>
          <table:table-cell office:value-type="float" office:value="1.4403" calcext:value-type="float">
            <text:p>1.4403</text:p>
          </table:table-cell>
          <table:table-cell office:value-type="float" office:value="1.441017" calcext:value-type="float">
            <text:p>1.441017</text:p>
          </table:table-cell>
          <table:table-cell office:value-type="float" office:value="5.365154" calcext:value-type="float">
            <text:p>5.365154</text:p>
          </table:table-cell>
          <table:table-cell office:value-type="float" office:value="5.370367" calcext:value-type="float">
            <text:p>5.370367</text:p>
          </table:table-cell>
          <table:table-cell table:formula="of:=[.L625]-[.L624]" office:value-type="float" office:value="-0.00157600000000002" calcext:value-type="float">
            <text:p>-0.00157600000000002</text:p>
          </table:table-cell>
          <table:table-cell office:value-type="float" office:value="8.917184" calcext:value-type="float">
            <text:p>8.917184</text:p>
          </table:table-cell>
          <table:table-cell table:number-columns-repeated="16370"/>
        </table:table-row>
        <table:table-row table:style-name="ro1">
          <table:table-cell office:value-type="float" office:value="169188" calcext:value-type="float">
            <text:p>169188</text:p>
          </table:table-cell>
          <table:table-cell table:formula="of:=[.B625]+1" office:value-type="float" office:value="624" calcext:value-type="float">
            <text:p>624</text:p>
          </table:table-cell>
          <table:table-cell office:value-type="float" office:value="7" calcext:value-type="float">
            <text:p>7</text:p>
          </table:table-cell>
          <table:table-cell office:value-type="float" office:value="5.561559" calcext:value-type="float">
            <text:p>5.561559</text:p>
          </table:table-cell>
          <table:table-cell table:number-columns-repeated="3" office:value-type="float" office:value="5.928" calcext:value-type="float">
            <text:p>5.928</text:p>
          </table:table-cell>
          <table:table-cell office:value-type="float" office:value="5.531252" calcext:value-type="float">
            <text:p>5.531252</text:p>
          </table:table-cell>
          <table:table-cell office:value-type="float" office:value="1.444854" calcext:value-type="float">
            <text:p>1.444854</text:p>
          </table:table-cell>
          <table:table-cell office:value-type="float" office:value="1.440665" calcext:value-type="float">
            <text:p>1.440665</text:p>
          </table:table-cell>
          <table:table-cell office:value-type="float" office:value="5.382639" calcext:value-type="float">
            <text:p>5.382639</text:p>
          </table:table-cell>
          <table:table-cell office:value-type="float" office:value="5.36776" calcext:value-type="float">
            <text:p>5.36776</text:p>
          </table:table-cell>
          <table:table-cell table:formula="of:=[.L626]-[.L625]" office:value-type="float" office:value="-0.00260700000000025" calcext:value-type="float">
            <text:p>-0.00260700000000025</text:p>
          </table:table-cell>
          <table:table-cell office:value-type="float" office:value="8.937038" calcext:value-type="float">
            <text:p>8.937038</text:p>
          </table:table-cell>
          <table:table-cell table:number-columns-repeated="16370"/>
        </table:table-row>
        <table:table-row table:style-name="ro1">
          <table:table-cell office:value-type="float" office:value="169228" calcext:value-type="float">
            <text:p>169228</text:p>
          </table:table-cell>
          <table:table-cell table:formula="of:=[.B626]+1"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office:value-type="float" office:value="5.531252" calcext:value-type="float">
            <text:p>5.531252</text:p>
          </table:table-cell>
          <table:table-cell table:number-columns-repeated="3" office:value-type="float" office:value="5.369" calcext:value-type="float">
            <text:p>5.369</text:p>
          </table:table-cell>
          <table:table-cell office:value-type="float" office:value="5.571178" calcext:value-type="float">
            <text:p>5.571178</text:p>
          </table:table-cell>
          <table:table-cell office:value-type="float" office:value="1.443171" calcext:value-type="float">
            <text:p>1.443171</text:p>
          </table:table-cell>
          <table:table-cell office:value-type="float" office:value="1.442782" calcext:value-type="float">
            <text:p>1.442782</text:p>
          </table:table-cell>
          <table:table-cell office:value-type="float" office:value="5.368179" calcext:value-type="float">
            <text:p>5.368179</text:p>
          </table:table-cell>
          <table:table-cell office:value-type="float" office:value="5.375193" calcext:value-type="float">
            <text:p>5.375193</text:p>
          </table:table-cell>
          <table:table-cell table:formula="of:=[.L627]-[.L626]" office:value-type="float" office:value="0.00743300000000069" calcext:value-type="float">
            <text:p>0.00743300000000069</text:p>
          </table:table-cell>
          <table:table-cell office:value-type="float" office:value="8.937038" calcext:value-type="float">
            <text:p>8.937038</text:p>
          </table:table-cell>
          <table:table-cell table:number-columns-repeated="16370"/>
        </table:table-row>
        <table:table-row table:style-name="ro1">
          <table:table-cell office:value-type="float" office:value="169267" calcext:value-type="float">
            <text:p>169267</text:p>
          </table:table-cell>
          <table:table-cell table:formula="of:=[.B627]+1" office:value-type="float" office:value="626" calcext:value-type="float">
            <text:p>626</text:p>
          </table:table-cell>
          <table:table-cell office:value-type="float" office:value="7" calcext:value-type="float">
            <text:p>7</text:p>
          </table:table-cell>
          <table:table-cell office:value-type="float" office:value="5.571178" calcext:value-type="float">
            <text:p>5.571178</text:p>
          </table:table-cell>
          <table:table-cell table:number-columns-repeated="3" office:value-type="float" office:value="5.518" calcext:value-type="float">
            <text:p>5.518</text:p>
          </table:table-cell>
          <table:table-cell office:value-type="float" office:value="5.550832" calcext:value-type="float">
            <text:p>5.550832</text:p>
          </table:table-cell>
          <table:table-cell office:value-type="float" office:value="1.443633" calcext:value-type="float">
            <text:p>1.443633</text:p>
          </table:table-cell>
          <table:table-cell office:value-type="float" office:value="1.442982" calcext:value-type="float">
            <text:p>1.442982</text:p>
          </table:table-cell>
          <table:table-cell office:value-type="float" office:value="5.372032" calcext:value-type="float">
            <text:p>5.372032</text:p>
          </table:table-cell>
          <table:table-cell office:value-type="float" office:value="5.371686" calcext:value-type="float">
            <text:p>5.371686</text:p>
          </table:table-cell>
          <table:table-cell table:formula="of:=[.L628]-[.L627]" office:value-type="float" office:value="-0.00350699999999993" calcext:value-type="float">
            <text:p>-0.00350699999999993</text:p>
          </table:table-cell>
          <table:table-cell office:value-type="float" office:value="8.937038" calcext:value-type="float">
            <text:p>8.937038</text:p>
          </table:table-cell>
          <table:table-cell table:number-columns-repeated="16370"/>
        </table:table-row>
        <table:table-row table:style-name="ro1">
          <table:table-cell office:value-type="float" office:value="169287" calcext:value-type="float">
            <text:p>169287</text:p>
          </table:table-cell>
          <table:table-cell table:formula="of:=[.B628]+1" office:value-type="float" office:value="627" calcext:value-type="float">
            <text:p>627</text:p>
          </table:table-cell>
          <table:table-cell office:value-type="float" office:value="7" calcext:value-type="float">
            <text:p>7</text:p>
          </table:table-cell>
          <table:table-cell office:value-type="float" office:value="5.550832" calcext:value-type="float">
            <text:p>5.550832</text:p>
          </table:table-cell>
          <table:table-cell table:number-columns-repeated="3" office:value-type="float" office:value="5.732" calcext:value-type="float">
            <text:p>5.732</text:p>
          </table:table-cell>
          <table:table-cell office:value-type="float" office:value="5.547528" calcext:value-type="float">
            <text:p>5.547528</text:p>
          </table:table-cell>
          <table:table-cell office:value-type="float" office:value="1.44428" calcext:value-type="float">
            <text:p>1.44428</text:p>
          </table:table-cell>
          <table:table-cell office:value-type="float" office:value="1.443308" calcext:value-type="float">
            <text:p>1.443308</text:p>
          </table:table-cell>
          <table:table-cell office:value-type="float" office:value="5.377567" calcext:value-type="float">
            <text:p>5.377567</text:p>
          </table:table-cell>
          <table:table-cell office:value-type="float" office:value="5.371859" calcext:value-type="float">
            <text:p>5.371859</text:p>
          </table:table-cell>
          <table:table-cell table:formula="of:=[.L629]-[.L628]" office:value-type="float" office:value="0.000172999999999313" calcext:value-type="float">
            <text:p>0.000172999999999313</text:p>
          </table:table-cell>
          <table:table-cell office:value-type="float" office:value="8.937038" calcext:value-type="float">
            <text:p>8.937038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7:16:43.858000000</meta:creation-date>
    <dc:date>2024-02-06T13:16:18.847000000</dc:date>
    <meta:editing-duration>PT19H59M34S</meta:editing-duration>
    <meta:editing-cycles>4</meta:editing-cycles>
    <meta:generator>LibreOffice/7.4.4.2$Windows_X86_64 LibreOffice_project/85569322deea74ec9134968a29af2df5663baa21</meta:generator>
    <meta:document-statistic meta:table-count="1" meta:cell-count="559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interval-major="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05cm" chart:symbol-height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35cm" svg:height="11.311cm" xlink:href=".." xlink:type="simple" chart:class="chart:scatter" chart:style-name="ch1">
        <chart:legend chart:legend-position="end" svg:x="25.897cm" svg:y="5.353cm" style:legend-expansion="high" chart:style-name="ch2"/>
        <chart:plot-area chart:style-name="ch3" table:cell-range-address="Sheet1.B1:Sheet1.B629 Sheet1.L1:Sheet1.L629" chart:data-source-has-labels="row" svg:x="0.548cm" svg:y="0.226cm" svg:width="24.801cm" svg:height="10.859cm">
          <chart:coordinate-region svg:x="0.99cm" svg:y="0.428cm" svg:width="24.072cm" svg:height="10.0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629" chart:label-cell-address="Sheet1.L1:Sheet1.L1" chart:class="chart:scatter">
            <chart:domain table:cell-range-address="Sheet1.B2:Sheet1.B629"/>
            <chart:data-point chart:repeated="341"/>
            <chart:data-point chart:style-name="ch8"/>
            <chart:data-point chart:repeated="38"/>
            <chart:data-point chart:style-name="ch8"/>
            <chart:data-point chart:repeated="2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st 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629</svg:desc>
                </draw:g>
              </table:table-cell>
              <table:table-cell office:value-type="float" office:value="5.343711">
                <text:p>5.343711</text:p>
                <draw:g>
                  <svg:desc>Sheet1.L2:Sheet1.L6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44014">
                <text:p>5.344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344197">
                <text:p>5.344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342992">
                <text:p>5.342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342342">
                <text:p>5.342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342314">
                <text:p>5.342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344081">
                <text:p>5.344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.345012">
                <text:p>5.345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.343727">
                <text:p>5.343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345632">
                <text:p>5.345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343931">
                <text:p>5.343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.343347">
                <text:p>5.343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.342774">
                <text:p>5.342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.342608">
                <text:p>5.342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.344309">
                <text:p>5.344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.344641">
                <text:p>5.344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.345167">
                <text:p>5.345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.344773">
                <text:p>5.344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.344874">
                <text:p>5.344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.345002">
                <text:p>5.345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.343222">
                <text:p>5.343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.343129">
                <text:p>5.343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.343473">
                <text:p>5.343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.343489">
                <text:p>5.343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.343841">
                <text:p>5.343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.344485">
                <text:p>5.344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.343433">
                <text:p>5.3434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.342844">
                <text:p>5.3428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.342628">
                <text:p>5.3426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.344441">
                <text:p>5.344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.343067">
                <text:p>5.343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.344645">
                <text:p>5.344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.34506">
                <text:p>5.34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.344501">
                <text:p>5.344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.343347">
                <text:p>5.3433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.342645">
                <text:p>5.342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.344028">
                <text:p>5.344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.34522">
                <text:p>5.34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.343956">
                <text:p>5.3439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.343965">
                <text:p>5.343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.343938">
                <text:p>5.3439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.343581">
                <text:p>5.3435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.345277">
                <text:p>5.345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.345344">
                <text:p>5.345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.344065">
                <text:p>5.344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.342723">
                <text:p>5.342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.342926">
                <text:p>5.3429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.342294">
                <text:p>5.3422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.342649">
                <text:p>5.3426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.342155">
                <text:p>5.342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.341658">
                <text:p>5.34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.342707">
                <text:p>5.3427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.344184">
                <text:p>5.3441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.343829">
                <text:p>5.3438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.343573">
                <text:p>5.3435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.343336">
                <text:p>5.343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.343108">
                <text:p>5.343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.343416">
                <text:p>5.3434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.343089">
                <text:p>5.343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.342672">
                <text:p>5.3426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.343167">
                <text:p>5.343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.344523">
                <text:p>5.344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.344077">
                <text:p>5.344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.343494">
                <text:p>5.343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343281">
                <text:p>5.3432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.343487">
                <text:p>5.3434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.342996">
                <text:p>5.342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.342563">
                <text:p>5.342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.343365">
                <text:p>5.3433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.343907">
                <text:p>5.343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.343879">
                <text:p>5.3438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.343636">
                <text:p>5.343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.344078">
                <text:p>5.3440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.342038">
                <text:p>5.3420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.340137">
                <text:p>5.3401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.339554">
                <text:p>5.3395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.343101">
                <text:p>5.3431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.344043">
                <text:p>5.344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.340538">
                <text:p>5.3405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.326324">
                <text:p>5.3263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.336251">
                <text:p>5.3362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.316781">
                <text:p>5.316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.315319">
                <text:p>5.3153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.322315">
                <text:p>5.3223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.322552">
                <text:p>5.322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.338376">
                <text:p>5.3383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.357744">
                <text:p>5.357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.358482">
                <text:p>5.3584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.361876">
                <text:p>5.3618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.347555">
                <text:p>5.3475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.361964">
                <text:p>5.361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.35951">
                <text:p>5.359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.340799">
                <text:p>5.340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.34109">
                <text:p>5.34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.307943">
                <text:p>5.3079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.308317">
                <text:p>5.3083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.308698">
                <text:p>5.3086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.335317">
                <text:p>5.3353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.335528">
                <text:p>5.3355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.330601">
                <text:p>5.3306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.317007">
                <text:p>5.317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.328357">
                <text:p>5.3283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.344298">
                <text:p>5.3442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.357026">
                <text:p>5.3570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.387456">
                <text:p>5.3874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.387729">
                <text:p>5.3877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.359412">
                <text:p>5.3594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.361458">
                <text:p>5.3614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5.362455">
                <text:p>5.3624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5.342595">
                <text:p>5.3425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.349061">
                <text:p>5.3490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5.369955">
                <text:p>5.3699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5.370457">
                <text:p>5.3704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5.369083">
                <text:p>5.3690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5.347883">
                <text:p>5.3478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5.352722">
                <text:p>5.3527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5.353763">
                <text:p>5.3537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5.325471">
                <text:p>5.325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5.325367">
                <text:p>5.3253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5.353979">
                <text:p>5.3539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5.354513">
                <text:p>5.3545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5.356342">
                <text:p>5.3563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5.341605">
                <text:p>5.3416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5.369373">
                <text:p>5.3693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5.362391">
                <text:p>5.3623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5.356394">
                <text:p>5.3563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5.35682">
                <text:p>5.356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5.357043">
                <text:p>5.3570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5.357428">
                <text:p>5.3574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5.350311">
                <text:p>5.3503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5.350066">
                <text:p>5.3500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5.367668">
                <text:p>5.3676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5.352176">
                <text:p>5.3521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.358957">
                <text:p>5.3589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5.362426">
                <text:p>5.3624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.376871">
                <text:p>5.3768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5.416311">
                <text:p>5.4163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.446163">
                <text:p>5.4461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5.461302">
                <text:p>5.461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5.485239">
                <text:p>5.4852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5.517831">
                <text:p>5.5178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5.539341">
                <text:p>5.5393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5.539745">
                <text:p>5.5397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5.560685">
                <text:p>5.5606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5.61447">
                <text:p>5.614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5.62155">
                <text:p>5.621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5.616192">
                <text:p>5.6161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5.638108">
                <text:p>5.638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5.681813">
                <text:p>5.6818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5.725903">
                <text:p>5.7259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5.740607">
                <text:p>5.7406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5.76381">
                <text:p>5.763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.776083">
                <text:p>5.7760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5.814852">
                <text:p>5.814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.838517">
                <text:p>5.8385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5.857513">
                <text:p>5.8575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5.875342">
                <text:p>5.8753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.879976">
                <text:p>5.8799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.909993">
                <text:p>5.9099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.910804">
                <text:p>5.9108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5.911795">
                <text:p>5.9117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5.910752">
                <text:p>5.9107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5.898127">
                <text:p>5.8981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5.893128">
                <text:p>5.8931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5.88814">
                <text:p>5.888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.908548">
                <text:p>5.9085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5.907192">
                <text:p>5.9071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5.905797">
                <text:p>5.9057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5.922443">
                <text:p>5.9224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5.923273">
                <text:p>5.9232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5.924158">
                <text:p>5.9241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5.92507">
                <text:p>5.925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5.915381">
                <text:p>5.9153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5.91642">
                <text:p>5.916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5.927489">
                <text:p>5.9274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5.93472">
                <text:p>5.934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5.952276">
                <text:p>5.952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5.965788">
                <text:p>5.9657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5.979073">
                <text:p>5.9790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5.991921">
                <text:p>5.9919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6.005255">
                <text:p>6.005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6.018753">
                <text:p>6.0187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6.034028">
                <text:p>6.0340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6.050679">
                <text:p>6.0506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6.067045">
                <text:p>6.0670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6.083035">
                <text:p>6.0830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6.136788">
                <text:p>6.1367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6.168429">
                <text:p>6.1684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6.204336">
                <text:p>6.2043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6.203441">
                <text:p>6.2034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6.221696">
                <text:p>6.2216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6.240244">
                <text:p>6.2402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6.276759">
                <text:p>6.2767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6.295767">
                <text:p>6.2957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6.314847">
                <text:p>6.3148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6.335515">
                <text:p>6.335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6.354738">
                <text:p>6.3547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6.37388">
                <text:p>6.373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6.392493">
                <text:p>6.3924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6.411207">
                <text:p>6.4112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6.429967">
                <text:p>6.4299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6.4485">
                <text:p>6.44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6.484919">
                <text:p>6.4849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6.503085">
                <text:p>6.5030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6.52165">
                <text:p>6.521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6.540018">
                <text:p>6.5400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6.557721">
                <text:p>6.5577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6.575302">
                <text:p>6.5753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6.592828">
                <text:p>6.5928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6.628721">
                <text:p>6.6287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6.657796">
                <text:p>6.6577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6.671094">
                <text:p>6.6710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6.685095">
                <text:p>6.6850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6.69866">
                <text:p>6.698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6.711956">
                <text:p>6.7119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6.725804">
                <text:p>6.7258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6.730457">
                <text:p>6.7304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6.734907">
                <text:p>6.734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6.736615">
                <text:p>6.7366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6.735834">
                <text:p>6.735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6.734881">
                <text:p>6.7348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6.733863">
                <text:p>6.7338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.732742">
                <text:p>6.7327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6.730343">
                <text:p>6.7303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.728298">
                <text:p>6.7282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.727178">
                <text:p>6.7271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.726009">
                <text:p>6.7260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7.030469">
                <text:p>7.0304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7.029481">
                <text:p>7.0294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7.028469">
                <text:p>7.0284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7.027415">
                <text:p>7.0274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7.026307">
                <text:p>7.0263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7.024344">
                <text:p>7.0243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.832035">
                <text:p>6.8320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6.828845">
                <text:p>6.8288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6.825384">
                <text:p>6.8253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6.80872">
                <text:p>6.808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6.799036">
                <text:p>6.7990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6.789226">
                <text:p>6.7892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6.779578">
                <text:p>6.7795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6.770123">
                <text:p>6.7701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6.756311">
                <text:p>6.7563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6.738893">
                <text:p>6.7388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6.703034">
                <text:p>6.7030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6.682455">
                <text:p>6.682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6.63561">
                <text:p>6.635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6.612568">
                <text:p>6.6125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6.589762">
                <text:p>6.5897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6.567876">
                <text:p>6.5678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6.545605">
                <text:p>6.5456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6.523537">
                <text:p>6.5235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6.502017">
                <text:p>6.5020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6.482316">
                <text:p>6.4823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6.438786">
                <text:p>6.4387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6.419414">
                <text:p>6.4194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6.074795">
                <text:p>6.0747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6.056026">
                <text:p>6.0560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6.015647">
                <text:p>6.0156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5.992546">
                <text:p>5.9925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5.949405">
                <text:p>5.9494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5.927242">
                <text:p>5.9272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5.904399">
                <text:p>5.9043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5.881766">
                <text:p>5.8817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5.858432">
                <text:p>5.8584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5.834151">
                <text:p>5.8341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5.810117">
                <text:p>5.8101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5.786131">
                <text:p>5.7861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5.760876">
                <text:p>5.7608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5.841694">
                <text:p>5.8416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5.815876">
                <text:p>5.8158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5.788639">
                <text:p>5.7886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5.732976">
                <text:p>5.7329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5.705277">
                <text:p>5.7052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5.677314">
                <text:p>5.6773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5.648295">
                <text:p>5.6482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5.590067">
                <text:p>5.5900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5.560651">
                <text:p>5.5606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5.531769">
                <text:p>5.5317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5.472656">
                <text:p>5.4726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5.413704">
                <text:p>5.4137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5.383817">
                <text:p>5.3838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5.354193">
                <text:p>5.3541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5.324619">
                <text:p>5.3246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5.264555">
                <text:p>5.2645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5.23509">
                <text:p>5.235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5.173673">
                <text:p>5.1736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5.143372">
                <text:p>5.1433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5.112519">
                <text:p>5.1125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5.08251">
                <text:p>5.082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5.052516">
                <text:p>5.0525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5.022739">
                <text:p>5.0227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4.992871">
                <text:p>4.9928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4.961861">
                <text:p>4.9618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4.932279">
                <text:p>4.9322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4.90193">
                <text:p>4.901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4.810917">
                <text:p>4.8109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4.781">
                <text:p>4.7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4.750492">
                <text:p>4.7504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4.720489">
                <text:p>4.7204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4.689293">
                <text:p>4.6892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4.658406">
                <text:p>4.6584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4.627824">
                <text:p>4.6278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4.596806">
                <text:p>4.5968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4.535459">
                <text:p>4.5354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4.503425">
                <text:p>4.5034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4.472903">
                <text:p>4.4729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4.442382">
                <text:p>4.4423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4.411558">
                <text:p>4.4115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4.38164">
                <text:p>4.381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4.352327">
                <text:p>4.3523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4.323318">
                <text:p>4.3233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4.295818">
                <text:p>4.2958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4.241122">
                <text:p>4.2411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4.194286">
                <text:p>4.1942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4.172228">
                <text:p>4.1722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4.13154">
                <text:p>4.131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4.110477">
                <text:p>4.1104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4.091217">
                <text:p>4.0912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4.072313">
                <text:p>4.0723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4.035461">
                <text:p>4.0354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3.997965">
                <text:p>3.9979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3.979786">
                <text:p>3.9797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.962172">
                <text:p>3.9621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3.945692">
                <text:p>3.9456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3.929944">
                <text:p>3.9299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3.913904">
                <text:p>3.9139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.899789">
                <text:p>3.8997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.874357">
                <text:p>3.8743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.861909">
                <text:p>3.8619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.849218">
                <text:p>3.8492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.836724">
                <text:p>3.8367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.825463">
                <text:p>3.8254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.815829">
                <text:p>3.8158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.806228">
                <text:p>3.8062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.798945">
                <text:p>3.7989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.779704">
                <text:p>3.7797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.772051">
                <text:p>3.7720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3.764282">
                <text:p>3.7642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.75665">
                <text:p>3.756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.748571">
                <text:p>3.7485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3.741279">
                <text:p>3.7412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.73465">
                <text:p>3.734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3.727866">
                <text:p>3.7278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.721101">
                <text:p>3.7211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.716792">
                <text:p>3.7167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.710372">
                <text:p>3.7103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.699129">
                <text:p>3.6991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3.466644">
                <text:p>3.4666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3.460843">
                <text:p>3.4608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.456081">
                <text:p>3.4560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3.452072">
                <text:p>3.4520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.447978">
                <text:p>3.4479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3.443912">
                <text:p>3.4439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3.440454">
                <text:p>3.4404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3.437873">
                <text:p>3.4378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.432417">
                <text:p>3.4324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.429616">
                <text:p>3.4296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3.426847">
                <text:p>3.4268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.424545">
                <text:p>3.4245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.422782">
                <text:p>3.4227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3.420902">
                <text:p>3.420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3.419018">
                <text:p>3.419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.417483">
                <text:p>3.4174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3.416379">
                <text:p>3.4163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3.414109">
                <text:p>3.4141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3.412947">
                <text:p>3.4129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3.411744">
                <text:p>3.4117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.410846">
                <text:p>3.4108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.410254">
                <text:p>3.4102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.409627">
                <text:p>3.4096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.409018">
                <text:p>3.4090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3.408636">
                <text:p>3.4086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3.408411">
                <text:p>3.4084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.408007">
                <text:p>3.4080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.407813">
                <text:p>3.4078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3.407629">
                <text:p>3.4076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3.407489">
                <text:p>3.4074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3.407391">
                <text:p>3.4073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3.407294">
                <text:p>3.4072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.407194">
                <text:p>3.4071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.407087">
                <text:p>3.4070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3.406873">
                <text:p>3.4068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3.406775">
                <text:p>3.4067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.406677">
                <text:p>3.4066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3.406579">
                <text:p>3.4065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.406522">
                <text:p>3.4065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3.406316">
                <text:p>3.4063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3.40621">
                <text:p>3.406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3.406027">
                <text:p>3.4060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3.405943">
                <text:p>3.4059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.405781">
                <text:p>3.4057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3.405693">
                <text:p>3.4056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3.405609">
                <text:p>3.4056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3.405345">
                <text:p>3.4053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.40521">
                <text:p>3.405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.405124">
                <text:p>3.4051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3.404976">
                <text:p>3.4049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3.404886">
                <text:p>3.4048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3.404802">
                <text:p>3.4048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.404716">
                <text:p>3.4047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3.404614">
                <text:p>3.4046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3.404507">
                <text:p>3.4045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.404408">
                <text:p>3.4044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3.404322">
                <text:p>3.4043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3.404196">
                <text:p>3.4041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3.403985">
                <text:p>3.4039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3.403888">
                <text:p>3.4038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3.403796">
                <text:p>3.4037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3.403709">
                <text:p>3.4037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3.403628">
                <text:p>3.4036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3.403557">
                <text:p>3.4035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3.403503">
                <text:p>3.4035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3.403456">
                <text:p>3.4034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3.403421">
                <text:p>3.4034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3.403393">
                <text:p>3.4033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3.40335">
                <text:p>3.403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3.40334">
                <text:p>3.403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3.403336">
                <text:p>3.4033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3.403512">
                <text:p>3.4035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3.404046">
                <text:p>3.4040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3.595461">
                <text:p>3.5954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3.692757">
                <text:p>3.6927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3.693569">
                <text:p>3.6935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3.695018">
                <text:p>3.6950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3.697926">
                <text:p>3.6979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3.699392">
                <text:p>3.6993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3.700847">
                <text:p>3.70084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3.703132">
                <text:p>3.7031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3.705984">
                <text:p>3.7059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3.708835">
                <text:p>3.7088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3.715727">
                <text:p>3.7157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3.721343">
                <text:p>3.7213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3.864606">
                <text:p>3.8646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3.870327">
                <text:p>3.8703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3.875923">
                <text:p>3.8759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3.890646">
                <text:p>3.8906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3.91496">
                <text:p>3.914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3.941818">
                <text:p>3.9418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3.975576">
                <text:p>3.9755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3.992333">
                <text:p>3.9923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4.009259">
                <text:p>4.0092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.026171">
                <text:p>4.0261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4.043386">
                <text:p>4.0433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.187215">
                <text:p>4.1872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.204552">
                <text:p>4.2045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4.222054">
                <text:p>4.2220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.350813">
                <text:p>4.3508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.368832">
                <text:p>4.3688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4.387208">
                <text:p>4.3872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4.369741">
                <text:p>4.3697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4.496606">
                <text:p>4.4966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4.552385">
                <text:p>4.5523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4.570617">
                <text:p>4.5706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4.588605">
                <text:p>4.5886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4.606263">
                <text:p>4.6062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.622947">
                <text:p>4.62294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.639927">
                <text:p>4.6399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.656569">
                <text:p>4.6565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.673341">
                <text:p>4.6733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.632775">
                <text:p>4.6327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4.649863">
                <text:p>4.6498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.615377">
                <text:p>4.6153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.632285">
                <text:p>4.6322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4.64899">
                <text:p>4.648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.66471">
                <text:p>4.664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4.697295">
                <text:p>4.6972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4.713357">
                <text:p>4.7133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4.729815">
                <text:p>4.7298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.744342">
                <text:p>4.7443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4.757162">
                <text:p>4.7571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.770085">
                <text:p>4.7700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4.783491">
                <text:p>4.7834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4.805484">
                <text:p>4.8054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.826498">
                <text:p>4.8264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4.836848">
                <text:p>4.8368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4.847012">
                <text:p>4.8470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4.856059">
                <text:p>4.8560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4.785842">
                <text:p>4.7858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4.793509">
                <text:p>4.7935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4.801092">
                <text:p>4.8010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4.807188">
                <text:p>4.8071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4.816051">
                <text:p>4.8160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.824964">
                <text:p>4.8249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4.829534">
                <text:p>4.8295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4.836732">
                <text:p>4.8367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4.84009">
                <text:p>4.840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4.848513">
                <text:p>4.8485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4.850724">
                <text:p>4.8507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4.853116">
                <text:p>4.8531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4.857792">
                <text:p>4.8577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4.860144">
                <text:p>4.8601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4.863394">
                <text:p>4.8633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4.877194">
                <text:p>4.8771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4.878476">
                <text:p>4.8784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4.87969">
                <text:p>4.879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4.880836">
                <text:p>4.8808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4.881993">
                <text:p>4.8819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4.883139">
                <text:p>4.8831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4.884281">
                <text:p>4.8842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4.890013">
                <text:p>4.8900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4.893672">
                <text:p>4.8936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4.902455">
                <text:p>4.9024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4.909313">
                <text:p>4.9093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4.922964">
                <text:p>4.9229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4.92993">
                <text:p>4.929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4.936674">
                <text:p>4.9366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4.952521">
                <text:p>4.9525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4.968522">
                <text:p>4.9685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4.971298">
                <text:p>4.9712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4.979305">
                <text:p>4.9793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4.995509">
                <text:p>4.9955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5.005909">
                <text:p>5.00590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5.013722">
                <text:p>5.0137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5.029628">
                <text:p>5.0296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5.094499">
                <text:p>5.0944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5.102395">
                <text:p>5.1023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5.110315">
                <text:p>5.1103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5.118331">
                <text:p>5.1183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5.126315">
                <text:p>5.1263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5.150302">
                <text:p>5.1503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5.128776">
                <text:p>5.1287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5.144963">
                <text:p>5.1449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5.152983">
                <text:p>5.1529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5.169178">
                <text:p>5.1691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.185347">
                <text:p>5.18534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5.201549">
                <text:p>5.20154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5.192267">
                <text:p>5.1922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5.200422">
                <text:p>5.2004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5.21642">
                <text:p>5.216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5.224308">
                <text:p>5.2243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5.231683">
                <text:p>5.2316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5.239302">
                <text:p>5.2393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5.254169">
                <text:p>5.2541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5.26816">
                <text:p>5.268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5.278634">
                <text:p>5.2786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5.283994">
                <text:p>5.2839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5.311679">
                <text:p>5.3116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5.318735">
                <text:p>5.3187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5.322236">
                <text:p>5.3222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5.36378">
                <text:p>5.363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5.370423">
                <text:p>5.3704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5.376066">
                <text:p>5.3760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5.349338">
                <text:p>5.3493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5.351745">
                <text:p>5.3517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5.353528">
                <text:p>5.3535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5.397831">
                <text:p>5.3978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5.39979">
                <text:p>5.399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5.402993">
                <text:p>5.4029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5.349074">
                <text:p>5.34907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5.417423">
                <text:p>5.41742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5.41796">
                <text:p>5.417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5.418225">
                <text:p>5.4182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5.418493">
                <text:p>5.4184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5.418762">
                <text:p>5.4187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5.419064">
                <text:p>5.4190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5.419371">
                <text:p>5.4193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5.413622">
                <text:p>5.4136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5.416458">
                <text:p>5.4164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5.416427">
                <text:p>5.4164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5.387937">
                <text:p>5.3879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5.387777">
                <text:p>5.3877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5.413234">
                <text:p>5.4132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5.413256">
                <text:p>5.4132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5.370656">
                <text:p>5.37065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5.370701">
                <text:p>5.3707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5.370721">
                <text:p>5.3707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5.370791">
                <text:p>5.3707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5.3708">
                <text:p>5.37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5.370897">
                <text:p>5.3708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5.351423">
                <text:p>5.3514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5.35148">
                <text:p>5.351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5.351654">
                <text:p>5.3516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5.395362">
                <text:p>5.3953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5.395691">
                <text:p>5.3956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5.364203">
                <text:p>5.3642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5.364306">
                <text:p>5.3643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5.369592">
                <text:p>5.3695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5.368682">
                <text:p>5.3686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5.368781">
                <text:p>5.3687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5.404459">
                <text:p>5.4044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5.3892">
                <text:p>5.38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5.389261">
                <text:p>5.38926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5.413383">
                <text:p>5.4133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5.384066">
                <text:p>5.3840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5.402272">
                <text:p>5.40227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5.415364">
                <text:p>5.4153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5.389179">
                <text:p>5.3891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5.36951">
                <text:p>5.369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5.393281">
                <text:p>5.3932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5.393352">
                <text:p>5.3933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5.393438">
                <text:p>5.3934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5.37955">
                <text:p>5.379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5.357127">
                <text:p>5.3571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5.359176">
                <text:p>5.3591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5.359631">
                <text:p>5.3596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5.370144">
                <text:p>5.3701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5.369678">
                <text:p>5.3696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5.369577">
                <text:p>5.3695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5.372841">
                <text:p>5.3728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5.376383">
                <text:p>5.37638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5.372508">
                <text:p>5.3725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5.373723">
                <text:p>5.3737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5.371206">
                <text:p>5.37120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5.373479">
                <text:p>5.3734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5.372755">
                <text:p>5.3727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5.366132">
                <text:p>5.3661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5.368389">
                <text:p>5.3683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5.372175">
                <text:p>5.3721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5.372975">
                <text:p>5.3729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5.375603">
                <text:p>5.3756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5.378614">
                <text:p>5.3786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5.373337">
                <text:p>5.3733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5.374158">
                <text:p>5.3741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5.372584">
                <text:p>5.3725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5.370377">
                <text:p>5.3703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5.372025">
                <text:p>5.3720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5.371906">
                <text:p>5.3719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5.371717">
                <text:p>5.3717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5.373018">
                <text:p>5.3730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5.376079">
                <text:p>5.37607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5.375017">
                <text:p>5.3750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5.374293">
                <text:p>5.3742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5.371943">
                <text:p>5.3719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5.370367">
                <text:p>5.3703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5.36776">
                <text:p>5.3677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5.375193">
                <text:p>5.3751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5.371686">
                <text:p>5.3716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5.371859">
                <text:p>5.371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14cm" svg:height="11.333cm" xlink:href=".." xlink:type="simple" chart:class="chart:scatter" chart:style-name="ch1">
        <chart:legend chart:legend-position="end" svg:x="15.956cm" svg:y="5.364cm" style:legend-expansion="high" chart:style-name="ch2"/>
        <chart:plot-area chart:style-name="ch3" table:cell-range-address="Sheet1.B150:Sheet1.B302 Sheet1.L150:Sheet1.L302" svg:x="0.364cm" svg:y="0.226cm" svg:width="15.228cm" svg:height="10.881cm">
          <chart:coordinate-region svg:x="0.806cm" svg:y="0.428cm" svg:width="14.498cm" svg:height="10.0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150:Sheet1.L302" chart:class="chart:scatter">
            <chart:domain table:cell-range-address="Sheet1.B150:Sheet1.B302"/>
            <chart:data-point chart:repeated="1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">
                <text:p>148</text:p>
                <draw:g>
                  <svg:desc>Sheet1.B150:Sheet1.B302</svg:desc>
                </draw:g>
              </table:table-cell>
              <table:table-cell office:value-type="float" office:value="5.681813">
                <text:p>5.681813</text:p>
                <draw:g>
                  <svg:desc>Sheet1.L150:Sheet1.L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">
                <text:p>149</text:p>
              </table:table-cell>
              <table:table-cell office:value-type="float" office:value="5.725903">
                <text:p>5.725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5.740607">
                <text:p>5.740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">
                <text:p>151</text:p>
              </table:table-cell>
              <table:table-cell office:value-type="float" office:value="5.76381">
                <text:p>5.76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">
                <text:p>152</text:p>
              </table:table-cell>
              <table:table-cell office:value-type="float" office:value="5.776083">
                <text:p>5.776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">
                <text:p>153</text:p>
              </table:table-cell>
              <table:table-cell office:value-type="float" office:value="5.814852">
                <text:p>5.814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">
                <text:p>154</text:p>
              </table:table-cell>
              <table:table-cell office:value-type="float" office:value="5.838517">
                <text:p>5.838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">
                <text:p>155</text:p>
              </table:table-cell>
              <table:table-cell office:value-type="float" office:value="5.857513">
                <text:p>5.857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">
                <text:p>156</text:p>
              </table:table-cell>
              <table:table-cell office:value-type="float" office:value="5.875342">
                <text:p>5.875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">
                <text:p>157</text:p>
              </table:table-cell>
              <table:table-cell office:value-type="float" office:value="5.879976">
                <text:p>5.879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">
                <text:p>158</text:p>
              </table:table-cell>
              <table:table-cell office:value-type="float" office:value="5.909993">
                <text:p>5.9099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">
                <text:p>159</text:p>
              </table:table-cell>
              <table:table-cell office:value-type="float" office:value="5.910804">
                <text:p>5.910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">
                <text:p>160</text:p>
              </table:table-cell>
              <table:table-cell office:value-type="float" office:value="5.911795">
                <text:p>5.911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">
                <text:p>161</text:p>
              </table:table-cell>
              <table:table-cell office:value-type="float" office:value="5.910752">
                <text:p>5.910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2">
                <text:p>162</text:p>
              </table:table-cell>
              <table:table-cell office:value-type="float" office:value="5.898127">
                <text:p>5.898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">
                <text:p>163</text:p>
              </table:table-cell>
              <table:table-cell office:value-type="float" office:value="5.893128">
                <text:p>5.893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">
                <text:p>164</text:p>
              </table:table-cell>
              <table:table-cell office:value-type="float" office:value="5.88814">
                <text:p>5.888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">
                <text:p>165</text:p>
              </table:table-cell>
              <table:table-cell office:value-type="float" office:value="5.908548">
                <text:p>5.908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">
                <text:p>166</text:p>
              </table:table-cell>
              <table:table-cell office:value-type="float" office:value="5.907192">
                <text:p>5.907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7">
                <text:p>167</text:p>
              </table:table-cell>
              <table:table-cell office:value-type="float" office:value="5.905797">
                <text:p>5.905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5.922443">
                <text:p>5.9224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">
                <text:p>169</text:p>
              </table:table-cell>
              <table:table-cell office:value-type="float" office:value="5.923273">
                <text:p>5.923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">
                <text:p>170</text:p>
              </table:table-cell>
              <table:table-cell office:value-type="float" office:value="5.924158">
                <text:p>5.924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1">
                <text:p>171</text:p>
              </table:table-cell>
              <table:table-cell office:value-type="float" office:value="5.92507">
                <text:p>5.92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">
                <text:p>172</text:p>
              </table:table-cell>
              <table:table-cell office:value-type="float" office:value="5.915381">
                <text:p>5.9153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">
                <text:p>173</text:p>
              </table:table-cell>
              <table:table-cell office:value-type="float" office:value="5.91642">
                <text:p>5.91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4">
                <text:p>174</text:p>
              </table:table-cell>
              <table:table-cell office:value-type="float" office:value="5.927489">
                <text:p>5.927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">
                <text:p>175</text:p>
              </table:table-cell>
              <table:table-cell office:value-type="float" office:value="5.93472">
                <text:p>5.93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6">
                <text:p>176</text:p>
              </table:table-cell>
              <table:table-cell office:value-type="float" office:value="5.952276">
                <text:p>5.952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5.965788">
                <text:p>5.965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8">
                <text:p>178</text:p>
              </table:table-cell>
              <table:table-cell office:value-type="float" office:value="5.979073">
                <text:p>5.9790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9">
                <text:p>179</text:p>
              </table:table-cell>
              <table:table-cell office:value-type="float" office:value="5.991921">
                <text:p>5.991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">
                <text:p>180</text:p>
              </table:table-cell>
              <table:table-cell office:value-type="float" office:value="6.005255">
                <text:p>6.005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1">
                <text:p>181</text:p>
              </table:table-cell>
              <table:table-cell office:value-type="float" office:value="6.018753">
                <text:p>6.0187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">
                <text:p>182</text:p>
              </table:table-cell>
              <table:table-cell office:value-type="float" office:value="6.034028">
                <text:p>6.034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">
                <text:p>183</text:p>
              </table:table-cell>
              <table:table-cell office:value-type="float" office:value="6.050679">
                <text:p>6.0506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">
                <text:p>184</text:p>
              </table:table-cell>
              <table:table-cell office:value-type="float" office:value="6.067045">
                <text:p>6.067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6.083035">
                <text:p>6.083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6">
                <text:p>186</text:p>
              </table:table-cell>
              <table:table-cell office:value-type="float" office:value="6.136788">
                <text:p>6.136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7">
                <text:p>187</text:p>
              </table:table-cell>
              <table:table-cell office:value-type="float" office:value="6.168429">
                <text:p>6.168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">
                <text:p>188</text:p>
              </table:table-cell>
              <table:table-cell office:value-type="float" office:value="6.204336">
                <text:p>6.2043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9">
                <text:p>189</text:p>
              </table:table-cell>
              <table:table-cell office:value-type="float" office:value="6.203441">
                <text:p>6.203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">
                <text:p>190</text:p>
              </table:table-cell>
              <table:table-cell office:value-type="float" office:value="6.221696">
                <text:p>6.221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">
                <text:p>191</text:p>
              </table:table-cell>
              <table:table-cell office:value-type="float" office:value="6.240244">
                <text:p>6.2402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2">
                <text:p>192</text:p>
              </table:table-cell>
              <table:table-cell office:value-type="float" office:value="6.276759">
                <text:p>6.2767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">
                <text:p>193</text:p>
              </table:table-cell>
              <table:table-cell office:value-type="float" office:value="6.295767">
                <text:p>6.2957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">
                <text:p>194</text:p>
              </table:table-cell>
              <table:table-cell office:value-type="float" office:value="6.314847">
                <text:p>6.314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  <table:table-cell office:value-type="float" office:value="6.335515">
                <text:p>6.3355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">
                <text:p>196</text:p>
              </table:table-cell>
              <table:table-cell office:value-type="float" office:value="6.354738">
                <text:p>6.354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">
                <text:p>197</text:p>
              </table:table-cell>
              <table:table-cell office:value-type="float" office:value="6.37388">
                <text:p>6.373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">
                <text:p>198</text:p>
              </table:table-cell>
              <table:table-cell office:value-type="float" office:value="6.392493">
                <text:p>6.3924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">
                <text:p>199</text:p>
              </table:table-cell>
              <table:table-cell office:value-type="float" office:value="6.411207">
                <text:p>6.4112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">
                <text:p>200</text:p>
              </table:table-cell>
              <table:table-cell office:value-type="float" office:value="6.429967">
                <text:p>6.4299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">
                <text:p>201</text:p>
              </table:table-cell>
              <table:table-cell office:value-type="float" office:value="6.4485">
                <text:p>6.44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">
                <text:p>202</text:p>
              </table:table-cell>
              <table:table-cell office:value-type="float" office:value="6.484919">
                <text:p>6.4849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3">
                <text:p>203</text:p>
              </table:table-cell>
              <table:table-cell office:value-type="float" office:value="6.503085">
                <text:p>6.5030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">
                <text:p>204</text:p>
              </table:table-cell>
              <table:table-cell office:value-type="float" office:value="6.52165">
                <text:p>6.52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5">
                <text:p>205</text:p>
              </table:table-cell>
              <table:table-cell office:value-type="float" office:value="6.540018">
                <text:p>6.540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6">
                <text:p>206</text:p>
              </table:table-cell>
              <table:table-cell office:value-type="float" office:value="6.557721">
                <text:p>6.5577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7">
                <text:p>207</text:p>
              </table:table-cell>
              <table:table-cell office:value-type="float" office:value="6.575302">
                <text:p>6.5753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8">
                <text:p>208</text:p>
              </table:table-cell>
              <table:table-cell office:value-type="float" office:value="6.592828">
                <text:p>6.5928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9">
                <text:p>209</text:p>
              </table:table-cell>
              <table:table-cell office:value-type="float" office:value="6.628721">
                <text:p>6.628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0">
                <text:p>210</text:p>
              </table:table-cell>
              <table:table-cell office:value-type="float" office:value="6.657796">
                <text:p>6.657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1">
                <text:p>211</text:p>
              </table:table-cell>
              <table:table-cell office:value-type="float" office:value="6.671094">
                <text:p>6.6710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2">
                <text:p>212</text:p>
              </table:table-cell>
              <table:table-cell office:value-type="float" office:value="6.685095">
                <text:p>6.685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3">
                <text:p>213</text:p>
              </table:table-cell>
              <table:table-cell office:value-type="float" office:value="6.69866">
                <text:p>6.69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">
                <text:p>214</text:p>
              </table:table-cell>
              <table:table-cell office:value-type="float" office:value="6.711956">
                <text:p>6.7119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5">
                <text:p>215</text:p>
              </table:table-cell>
              <table:table-cell office:value-type="float" office:value="6.725804">
                <text:p>6.7258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6">
                <text:p>216</text:p>
              </table:table-cell>
              <table:table-cell office:value-type="float" office:value="6.730457">
                <text:p>6.7304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7">
                <text:p>217</text:p>
              </table:table-cell>
              <table:table-cell office:value-type="float" office:value="6.734907">
                <text:p>6.734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8">
                <text:p>218</text:p>
              </table:table-cell>
              <table:table-cell office:value-type="float" office:value="6.736615">
                <text:p>6.736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9">
                <text:p>219</text:p>
              </table:table-cell>
              <table:table-cell office:value-type="float" office:value="6.735834">
                <text:p>6.7358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0">
                <text:p>220</text:p>
              </table:table-cell>
              <table:table-cell office:value-type="float" office:value="6.734881">
                <text:p>6.7348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1">
                <text:p>221</text:p>
              </table:table-cell>
              <table:table-cell office:value-type="float" office:value="6.733863">
                <text:p>6.7338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2">
                <text:p>222</text:p>
              </table:table-cell>
              <table:table-cell office:value-type="float" office:value="6.732742">
                <text:p>6.7327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3">
                <text:p>223</text:p>
              </table:table-cell>
              <table:table-cell office:value-type="float" office:value="6.730343">
                <text:p>6.7303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4">
                <text:p>224</text:p>
              </table:table-cell>
              <table:table-cell office:value-type="float" office:value="6.728298">
                <text:p>6.728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">
                <text:p>225</text:p>
              </table:table-cell>
              <table:table-cell office:value-type="float" office:value="6.727178">
                <text:p>6.7271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6">
                <text:p>226</text:p>
              </table:table-cell>
              <table:table-cell office:value-type="float" office:value="6.726009">
                <text:p>6.7260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7">
                <text:p>227</text:p>
              </table:table-cell>
              <table:table-cell office:value-type="float" office:value="7.030469">
                <text:p>7.0304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8">
                <text:p>228</text:p>
              </table:table-cell>
              <table:table-cell office:value-type="float" office:value="7.029481">
                <text:p>7.0294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9">
                <text:p>229</text:p>
              </table:table-cell>
              <table:table-cell office:value-type="float" office:value="7.028469">
                <text:p>7.0284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0">
                <text:p>230</text:p>
              </table:table-cell>
              <table:table-cell office:value-type="float" office:value="7.027415">
                <text:p>7.027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1">
                <text:p>231</text:p>
              </table:table-cell>
              <table:table-cell office:value-type="float" office:value="7.026307">
                <text:p>7.0263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2">
                <text:p>232</text:p>
              </table:table-cell>
              <table:table-cell office:value-type="float" office:value="7.024344">
                <text:p>7.0243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3">
                <text:p>233</text:p>
              </table:table-cell>
              <table:table-cell office:value-type="float" office:value="6.832035">
                <text:p>6.8320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4">
                <text:p>234</text:p>
              </table:table-cell>
              <table:table-cell office:value-type="float" office:value="6.828845">
                <text:p>6.8288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">
                <text:p>235</text:p>
              </table:table-cell>
              <table:table-cell office:value-type="float" office:value="6.825384">
                <text:p>6.8253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6">
                <text:p>236</text:p>
              </table:table-cell>
              <table:table-cell office:value-type="float" office:value="6.80872">
                <text:p>6.80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7">
                <text:p>237</text:p>
              </table:table-cell>
              <table:table-cell office:value-type="float" office:value="6.799036">
                <text:p>6.7990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8">
                <text:p>238</text:p>
              </table:table-cell>
              <table:table-cell office:value-type="float" office:value="6.789226">
                <text:p>6.789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">
                <text:p>239</text:p>
              </table:table-cell>
              <table:table-cell office:value-type="float" office:value="6.779578">
                <text:p>6.7795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0">
                <text:p>240</text:p>
              </table:table-cell>
              <table:table-cell office:value-type="float" office:value="6.770123">
                <text:p>6.7701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1">
                <text:p>241</text:p>
              </table:table-cell>
              <table:table-cell office:value-type="float" office:value="6.756311">
                <text:p>6.756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2">
                <text:p>242</text:p>
              </table:table-cell>
              <table:table-cell office:value-type="float" office:value="6.738893">
                <text:p>6.7388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3">
                <text:p>243</text:p>
              </table:table-cell>
              <table:table-cell office:value-type="float" office:value="6.703034">
                <text:p>6.703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4">
                <text:p>244</text:p>
              </table:table-cell>
              <table:table-cell office:value-type="float" office:value="6.682455">
                <text:p>6.682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">
                <text:p>245</text:p>
              </table:table-cell>
              <table:table-cell office:value-type="float" office:value="6.63561">
                <text:p>6.635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6.612568">
                <text:p>6.612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7">
                <text:p>247</text:p>
              </table:table-cell>
              <table:table-cell office:value-type="float" office:value="6.589762">
                <text:p>6.5897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8">
                <text:p>248</text:p>
              </table:table-cell>
              <table:table-cell office:value-type="float" office:value="6.567876">
                <text:p>6.567876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6.545605">
                <text:p>6.545605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6.523537">
                <text:p>6.523537</text:p>
              </table:table-cell>
            </table:table-row>
            <table:table-row>
              <table:table-cell office:value-type="string"/>
              <table:table-cell office:value-type="float" office:value="251">
                <text:p>251</text:p>
              </table:table-cell>
              <table:table-cell office:value-type="float" office:value="6.502017">
                <text:p>6.502017</text:p>
              </table:table-cell>
            </table:table-row>
            <table:table-row>
              <table:table-cell office:value-type="string"/>
              <table:table-cell office:value-type="float" office:value="252">
                <text:p>252</text:p>
              </table:table-cell>
              <table:table-cell office:value-type="float" office:value="6.482316">
                <text:p>6.482316</text:p>
              </table:table-cell>
            </table:table-row>
            <table:table-row>
              <table:table-cell office:value-type="string"/>
              <table:table-cell office:value-type="float" office:value="253">
                <text:p>253</text:p>
              </table:table-cell>
              <table:table-cell office:value-type="float" office:value="6.438786">
                <text:p>6.438786</text:p>
              </table:table-cell>
            </table:table-row>
            <table:table-row>
              <table:table-cell office:value-type="string"/>
              <table:table-cell office:value-type="float" office:value="254">
                <text:p>254</text:p>
              </table:table-cell>
              <table:table-cell office:value-type="float" office:value="6.419414">
                <text:p>6.419414</text:p>
              </table:table-cell>
            </table:table-row>
            <table:table-row>
              <table:table-cell office:value-type="string"/>
              <table:table-cell office:value-type="float" office:value="255">
                <text:p>255</text:p>
              </table:table-cell>
              <table:table-cell office:value-type="float" office:value="6.074795">
                <text:p>6.074795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6.056026">
                <text:p>6.056026</text:p>
              </table:table-cell>
            </table:table-row>
            <table:table-row>
              <table:table-cell office:value-type="string"/>
              <table:table-cell office:value-type="float" office:value="257">
                <text:p>257</text:p>
              </table:table-cell>
              <table:table-cell office:value-type="float" office:value="6.015647">
                <text:p>6.015647</text:p>
              </table:table-cell>
            </table:table-row>
            <table:table-row>
              <table:table-cell office:value-type="string"/>
              <table:table-cell office:value-type="float" office:value="258">
                <text:p>258</text:p>
              </table:table-cell>
              <table:table-cell office:value-type="float" office:value="5.992546">
                <text:p>5.992546</text:p>
              </table:table-cell>
            </table:table-row>
            <table:table-row>
              <table:table-cell office:value-type="string"/>
              <table:table-cell office:value-type="float" office:value="259">
                <text:p>259</text:p>
              </table:table-cell>
              <table:table-cell office:value-type="float" office:value="5.949405">
                <text:p>5.949405</text:p>
              </table:table-cell>
            </table:table-row>
            <table:table-row>
              <table:table-cell office:value-type="string"/>
              <table:table-cell office:value-type="float" office:value="260">
                <text:p>260</text:p>
              </table:table-cell>
              <table:table-cell office:value-type="float" office:value="5.927242">
                <text:p>5.927242</text:p>
              </table:table-cell>
            </table:table-row>
            <table:table-row>
              <table:table-cell office:value-type="string"/>
              <table:table-cell office:value-type="float" office:value="261">
                <text:p>261</text:p>
              </table:table-cell>
              <table:table-cell office:value-type="float" office:value="5.904399">
                <text:p>5.904399</text:p>
              </table:table-cell>
            </table:table-row>
            <table:table-row>
              <table:table-cell office:value-type="string"/>
              <table:table-cell office:value-type="float" office:value="262">
                <text:p>262</text:p>
              </table:table-cell>
              <table:table-cell office:value-type="float" office:value="5.881766">
                <text:p>5.881766</text:p>
              </table:table-cell>
            </table:table-row>
            <table:table-row>
              <table:table-cell office:value-type="string"/>
              <table:table-cell office:value-type="float" office:value="263">
                <text:p>263</text:p>
              </table:table-cell>
              <table:table-cell office:value-type="float" office:value="5.858432">
                <text:p>5.858432</text:p>
              </table:table-cell>
            </table:table-row>
            <table:table-row>
              <table:table-cell office:value-type="string"/>
              <table:table-cell office:value-type="float" office:value="264">
                <text:p>264</text:p>
              </table:table-cell>
              <table:table-cell office:value-type="float" office:value="5.834151">
                <text:p>5.834151</text:p>
              </table:table-cell>
            </table:table-row>
            <table:table-row>
              <table:table-cell office:value-type="string"/>
              <table:table-cell office:value-type="float" office:value="265">
                <text:p>265</text:p>
              </table:table-cell>
              <table:table-cell office:value-type="float" office:value="5.810117">
                <text:p>5.810117</text:p>
              </table:table-cell>
            </table:table-row>
            <table:table-row>
              <table:table-cell office:value-type="string"/>
              <table:table-cell office:value-type="float" office:value="266">
                <text:p>266</text:p>
              </table:table-cell>
              <table:table-cell office:value-type="float" office:value="5.786131">
                <text:p>5.786131</text:p>
              </table:table-cell>
            </table:table-row>
            <table:table-row>
              <table:table-cell office:value-type="string"/>
              <table:table-cell office:value-type="float" office:value="267">
                <text:p>267</text:p>
              </table:table-cell>
              <table:table-cell office:value-type="float" office:value="5.760876">
                <text:p>5.760876</text:p>
              </table:table-cell>
            </table:table-row>
            <table:table-row>
              <table:table-cell office:value-type="string"/>
              <table:table-cell office:value-type="float" office:value="268">
                <text:p>268</text:p>
              </table:table-cell>
              <table:table-cell office:value-type="float" office:value="5.841694">
                <text:p>5.841694</text:p>
              </table:table-cell>
            </table:table-row>
            <table:table-row>
              <table:table-cell office:value-type="string"/>
              <table:table-cell office:value-type="float" office:value="269">
                <text:p>269</text:p>
              </table:table-cell>
              <table:table-cell office:value-type="float" office:value="5.815876">
                <text:p>5.815876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5.788639">
                <text:p>5.788639</text:p>
              </table:table-cell>
            </table:table-row>
            <table:table-row>
              <table:table-cell office:value-type="string"/>
              <table:table-cell office:value-type="float" office:value="271">
                <text:p>271</text:p>
              </table:table-cell>
              <table:table-cell office:value-type="float" office:value="5.732976">
                <text:p>5.732976</text:p>
              </table:table-cell>
            </table:table-row>
            <table:table-row>
              <table:table-cell office:value-type="string"/>
              <table:table-cell office:value-type="float" office:value="272">
                <text:p>272</text:p>
              </table:table-cell>
              <table:table-cell office:value-type="float" office:value="5.705277">
                <text:p>5.705277</text:p>
              </table:table-cell>
            </table:table-row>
            <table:table-row>
              <table:table-cell office:value-type="string"/>
              <table:table-cell office:value-type="float" office:value="273">
                <text:p>273</text:p>
              </table:table-cell>
              <table:table-cell office:value-type="float" office:value="5.677314">
                <text:p>5.677314</text:p>
              </table:table-cell>
            </table:table-row>
            <table:table-row>
              <table:table-cell office:value-type="string"/>
              <table:table-cell office:value-type="float" office:value="274">
                <text:p>274</text:p>
              </table:table-cell>
              <table:table-cell office:value-type="float" office:value="5.648295">
                <text:p>5.648295</text:p>
              </table:table-cell>
            </table:table-row>
            <table:table-row>
              <table:table-cell office:value-type="string"/>
              <table:table-cell office:value-type="float" office:value="275">
                <text:p>275</text:p>
              </table:table-cell>
              <table:table-cell office:value-type="float" office:value="5.590067">
                <text:p>5.590067</text:p>
              </table:table-cell>
            </table:table-row>
            <table:table-row>
              <table:table-cell office:value-type="string"/>
              <table:table-cell office:value-type="float" office:value="276">
                <text:p>276</text:p>
              </table:table-cell>
              <table:table-cell office:value-type="float" office:value="5.560651">
                <text:p>5.560651</text:p>
              </table:table-cell>
            </table:table-row>
            <table:table-row>
              <table:table-cell office:value-type="string"/>
              <table:table-cell office:value-type="float" office:value="277">
                <text:p>277</text:p>
              </table:table-cell>
              <table:table-cell office:value-type="float" office:value="5.531769">
                <text:p>5.531769</text:p>
              </table:table-cell>
            </table:table-row>
            <table:table-row>
              <table:table-cell office:value-type="string"/>
              <table:table-cell office:value-type="float" office:value="278">
                <text:p>278</text:p>
              </table:table-cell>
              <table:table-cell office:value-type="float" office:value="5.472656">
                <text:p>5.472656</text:p>
              </table:table-cell>
            </table:table-row>
            <table:table-row>
              <table:table-cell office:value-type="string"/>
              <table:table-cell office:value-type="float" office:value="279">
                <text:p>279</text:p>
              </table:table-cell>
              <table:table-cell office:value-type="float" office:value="5.413704">
                <text:p>5.413704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  <table:table-cell office:value-type="float" office:value="5.383817">
                <text:p>5.383817</text:p>
              </table:table-cell>
            </table:table-row>
            <table:table-row>
              <table:table-cell office:value-type="string"/>
              <table:table-cell office:value-type="float" office:value="281">
                <text:p>281</text:p>
              </table:table-cell>
              <table:table-cell office:value-type="float" office:value="5.354193">
                <text:p>5.354193</text:p>
              </table:table-cell>
            </table:table-row>
            <table:table-row>
              <table:table-cell office:value-type="string"/>
              <table:table-cell office:value-type="float" office:value="282">
                <text:p>282</text:p>
              </table:table-cell>
              <table:table-cell office:value-type="float" office:value="5.324619">
                <text:p>5.324619</text:p>
              </table:table-cell>
            </table:table-row>
            <table:table-row>
              <table:table-cell office:value-type="string"/>
              <table:table-cell office:value-type="float" office:value="283">
                <text:p>283</text:p>
              </table:table-cell>
              <table:table-cell office:value-type="float" office:value="5.264555">
                <text:p>5.264555</text:p>
              </table:table-cell>
            </table:table-row>
            <table:table-row>
              <table:table-cell office:value-type="string"/>
              <table:table-cell office:value-type="float" office:value="284">
                <text:p>284</text:p>
              </table:table-cell>
              <table:table-cell office:value-type="float" office:value="5.23509">
                <text:p>5.23509</text:p>
              </table:table-cell>
            </table:table-row>
            <table:table-row>
              <table:table-cell office:value-type="string"/>
              <table:table-cell office:value-type="float" office:value="285">
                <text:p>285</text:p>
              </table:table-cell>
              <table:table-cell office:value-type="float" office:value="5.173673">
                <text:p>5.173673</text:p>
              </table:table-cell>
            </table:table-row>
            <table:table-row>
              <table:table-cell office:value-type="string"/>
              <table:table-cell office:value-type="float" office:value="286">
                <text:p>286</text:p>
              </table:table-cell>
              <table:table-cell office:value-type="float" office:value="5.143372">
                <text:p>5.143372</text:p>
              </table:table-cell>
            </table:table-row>
            <table:table-row>
              <table:table-cell office:value-type="string"/>
              <table:table-cell office:value-type="float" office:value="287">
                <text:p>287</text:p>
              </table:table-cell>
              <table:table-cell office:value-type="float" office:value="5.112519">
                <text:p>5.112519</text:p>
              </table:table-cell>
            </table:table-row>
            <table:table-row>
              <table:table-cell office:value-type="string"/>
              <table:table-cell office:value-type="float" office:value="288">
                <text:p>288</text:p>
              </table:table-cell>
              <table:table-cell office:value-type="float" office:value="5.08251">
                <text:p>5.08251</text:p>
              </table:table-cell>
            </table:table-row>
            <table:table-row>
              <table:table-cell office:value-type="string"/>
              <table:table-cell office:value-type="float" office:value="289">
                <text:p>289</text:p>
              </table:table-cell>
              <table:table-cell office:value-type="float" office:value="5.052516">
                <text:p>5.052516</text:p>
              </table:table-cell>
            </table:table-row>
            <table:table-row>
              <table:table-cell office:value-type="string"/>
              <table:table-cell office:value-type="float" office:value="290">
                <text:p>290</text:p>
              </table:table-cell>
              <table:table-cell office:value-type="float" office:value="5.022739">
                <text:p>5.022739</text:p>
              </table:table-cell>
            </table:table-row>
            <table:table-row>
              <table:table-cell office:value-type="string"/>
              <table:table-cell office:value-type="float" office:value="291">
                <text:p>291</text:p>
              </table:table-cell>
              <table:table-cell office:value-type="float" office:value="4.992871">
                <text:p>4.992871</text:p>
              </table:table-cell>
            </table:table-row>
            <table:table-row>
              <table:table-cell office:value-type="string"/>
              <table:table-cell office:value-type="float" office:value="292">
                <text:p>292</text:p>
              </table:table-cell>
              <table:table-cell office:value-type="float" office:value="4.961861">
                <text:p>4.961861</text:p>
              </table:table-cell>
            </table:table-row>
            <table:table-row>
              <table:table-cell office:value-type="string"/>
              <table:table-cell office:value-type="float" office:value="293">
                <text:p>293</text:p>
              </table:table-cell>
              <table:table-cell office:value-type="float" office:value="4.932279">
                <text:p>4.932279</text:p>
              </table:table-cell>
            </table:table-row>
            <table:table-row>
              <table:table-cell office:value-type="string"/>
              <table:table-cell office:value-type="float" office:value="294">
                <text:p>294</text:p>
              </table:table-cell>
              <table:table-cell office:value-type="float" office:value="4.90193">
                <text:p>4.90193</text:p>
              </table:table-cell>
            </table:table-row>
            <table:table-row>
              <table:table-cell office:value-type="string"/>
              <table:table-cell office:value-type="float" office:value="295">
                <text:p>295</text:p>
              </table:table-cell>
              <table:table-cell office:value-type="float" office:value="4.810917">
                <text:p>4.810917</text:p>
              </table:table-cell>
            </table:table-row>
            <table:table-row>
              <table:table-cell office:value-type="string"/>
              <table:table-cell office:value-type="float" office:value="296">
                <text:p>296</text:p>
              </table:table-cell>
              <table:table-cell office:value-type="float" office:value="4.781">
                <text:p>4.781</text:p>
              </table:table-cell>
            </table:table-row>
            <table:table-row>
              <table:table-cell office:value-type="string"/>
              <table:table-cell office:value-type="float" office:value="297">
                <text:p>297</text:p>
              </table:table-cell>
              <table:table-cell office:value-type="float" office:value="4.750492">
                <text:p>4.750492</text:p>
              </table:table-cell>
            </table:table-row>
            <table:table-row>
              <table:table-cell office:value-type="string"/>
              <table:table-cell office:value-type="float" office:value="298">
                <text:p>298</text:p>
              </table:table-cell>
              <table:table-cell office:value-type="float" office:value="4.720489">
                <text:p>4.720489</text:p>
              </table:table-cell>
            </table:table-row>
            <table:table-row>
              <table:table-cell office:value-type="string"/>
              <table:table-cell office:value-type="float" office:value="299">
                <text:p>299</text:p>
              </table:table-cell>
              <table:table-cell office:value-type="float" office:value="4.689293">
                <text:p>4.689293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4.658406">
                <text:p>4.658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